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11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12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13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14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1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11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19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3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126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12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30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6"/>
        <table:table-column table:style-name="co3" table:number-columns-repeated="5" table:default-cell-style-name="Default"/>
        <table:table-column table:style-name="co3" table:default-cell-style-name="ce36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>
            <draw:frame draw:z-index="0" draw:name="Imagen 1" draw:style-name="gr1" draw:text-style-name="P1" svg:width="3.194cm" svg:height="1.137cm" svg:x="0.213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style-name="ce40" office:value-type="string" calcext:value-type="string">
            <text:p>Hoja</text:p>
          </table:table-cell>
          <table:table-cell table:style-name="ce40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6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6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0"/>
          <table:table-cell table:number-columns-repeated="4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6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5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2"/>
          <table:table-cell table:style-name="ce36"/>
          <table:table-cell table:number-columns-repeated="2"/>
        </table:table-row>
        <table:table-row table:style-name="ro1" table:number-rows-repeated="6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2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6" table:number-columns-repeated="4"/>
          <table:table-cell/>
          <table:table-cell table:style-name="ce36" table:number-columns-repeated="5"/>
          <table:table-cell/>
          <table:table-cell table:style-name="ce36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6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6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0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6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6"/>
          <table:table-cell table:style-name="ce36" office:value-type="string" calcext:value-type="string">
            <text:p>Suma</text:p>
          </table:table-cell>
          <table:table-cell table:style-name="ce36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6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13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13"/>
          <table:table-cell table:style-name="ce61" office:value-type="date" office:date-value="2020-03-14" calcext:value-type="date">
            <text:p>14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6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13"/>
          <table:table-cell table:style-name="ce63" table:formula="of:=[CCAA.P$34]-[CCAA.P$30]" office:value-type="float" office:value="65" calcext:value-type="float">
            <text:p>65</text:p>
          </table:table-cell>
          <table:table-cell table:style-name="ce63" table:number-columns-repeated="6"/>
          <table:table-cell table:style-name="ce36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13"/>
          <table:table-cell table:style-name="ce98" table:formula="of:=[CCAA.P$39]-[CCAA.P$11]" office:value-type="float" office:value="498" calcext:value-type="float">
            <text:p>498</text:p>
          </table:table-cell>
          <table:table-cell table:style-name="ce98" table:number-columns-repeated="6"/>
          <table:table-cell table:style-name="ce36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13"/>
          <table:table-cell table:style-name="ce98" table:formula="of:=[.P13]-[.P14]" office:value-type="float" office:value="261" calcext:value-type="float">
            <text:p>261</text:p>
          </table:table-cell>
          <table:table-cell table:style-name="ce98" table:number-columns-repeated="6"/>
          <table:table-cell table:style-name="ce36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41"/>
        </table:table-row>
        <table:table-row table:style-name="ro1">
          <table:table-cell table:style-name="ce46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6" table:number-columns-repeated="6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46" table:number-columns-repeated="5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table:number-columns-repeated="6"/>
          <table:table-cell table:number-columns-repeated="2" table:style-name="ce61" office:value-type="date" office:date-value="2020-03-24" calcext:value-type="date">
            <text:p>24/03</text:p>
          </table:table-cell>
          <table:table-cell table:style-name="ce61" table:number-columns-repeated="5"/>
          <table:table-cell table:style-name="ce61" office:value-type="date" office:date-value="2020-03-16" calcext:value-type="date">
            <text:p>16/03</text:p>
          </table:table-cell>
          <table:table-cell table:style-name="ce61" table:number-columns-repeated="6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6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number-columns-repeated="6"/>
          <table:table-cell table:style-name="ce63" table:formula="of:=[CCAA.I$44]-[CCAA.I$35]" office:value-type="float" office:value="206" calcext:value-type="float">
            <text:p>206</text:p>
          </table:table-cell>
          <table:table-cell table:style-name="ce63" table:formula="of:=[CCAA.J$44]-[CCAA.J$37]" office:value-type="float" office:value="112" calcext:value-type="float">
            <text:p>112</text:p>
          </table:table-cell>
          <table:table-cell table:style-name="ce63" table:number-columns-repeated="5"/>
          <table:table-cell table:style-name="ce63" table:formula="of:=[CCAA.P$36]-[CCAA.P$30]" office:value-type="float" office:value="192" calcext:value-type="float">
            <text:p>192</text:p>
          </table:table-cell>
          <table:table-cell table:style-name="ce63" table:number-columns-repeated="6"/>
          <table:table-cell table:style-name="ce36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number-columns-repeated="6"/>
          <table:table-cell table:style-name="ce98" table:formula="of:=[CCAA.I$45]-[CCAA.I$11]" office:value-type="float" office:value="263" calcext:value-type="float">
            <text:p>263</text:p>
          </table:table-cell>
          <table:table-cell table:style-name="ce98" table:formula="of:=[CCAA.J$45]-[CCAA.J$11]" office:value-type="float" office:value="165" calcext:value-type="float">
            <text:p>165</text:p>
          </table:table-cell>
          <table:table-cell table:style-name="ce98" table:number-columns-repeated="5"/>
          <table:table-cell table:style-name="ce98" table:formula="of:=[CCAA.P$45]-[CCAA.P$11]" office:value-type="float" office:value="1825" calcext:value-type="float">
            <text:p>1825</text:p>
          </table:table-cell>
          <table:table-cell table:style-name="ce98" table:number-columns-repeated="6"/>
          <table:table-cell table:style-name="ce36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6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number-columns-repeated="6"/>
          <table:table-cell table:style-name="ce98" table:formula="of:=[.I20]-[.I21]" office:value-type="float" office:value="198" calcext:value-type="float">
            <text:p>198</text:p>
          </table:table-cell>
          <table:table-cell table:style-name="ce98" table:formula="of:=[.J20]-[.J21]" office:value-type="float" office:value="273" calcext:value-type="float">
            <text:p>273</text:p>
          </table:table-cell>
          <table:table-cell table:style-name="ce98" table:number-columns-repeated="5"/>
          <table:table-cell table:style-name="ce98" table:formula="of:=[.P20]-[.P21]" office:value-type="float" office:value="332" calcext:value-type="float">
            <text:p>332</text:p>
          </table:table-cell>
          <table:table-cell table:style-name="ce98" table:number-columns-repeated="6"/>
          <table:table-cell table:style-name="ce36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5" calcext:value-type="date">
            <text:p>15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4"/>
          <table:table-cell table:number-columns-repeated="2" table:style-name="ce61" office:value-type="date" office:date-value="2020-03-25" calcext:value-type="date">
            <text:p>25/03</text:p>
          </table:table-cell>
          <table:table-cell table:style-name="ce61" office:value-type="date" office:date-value="2020-03-24" calcext:value-type="date">
            <text:p>24/03</text:p>
          </table:table-cell>
          <table:table-cell table:style-name="ce61"/>
          <table:table-cell table:style-name="ce61" office:value-type="date" office:date-value="2020-03-25" calcext:value-type="date">
            <text:p>25/03</text:p>
          </table:table-cell>
          <table:table-cell table:style-name="ce61" table:number-columns-repeated="2"/>
          <table:table-cell table:style-name="ce61" office:value-type="date" office:date-value="2020-03-17" calcext:value-type="date">
            <text:p>17/03</text:p>
          </table:table-cell>
          <table:table-cell table:style-name="ce61" table:number-columns-repeated="2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3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6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/>
          <table:table-cell table:style-name="ce63" table:formula="of:=[CCAA.D$45]-[CCAA.D$43]" office:value-type="float" office:value="8" calcext:value-type="float">
            <text:p>8</text:p>
          </table:table-cell>
          <table:table-cell table:style-name="ce63" table:number-columns-repeated="4"/>
          <table:table-cell table:style-name="ce63" table:formula="of:=[CCAA.I$45]-[CCAA.I$35]" office:value-type="float" office:value="253" calcext:value-type="float">
            <text:p>253</text:p>
          </table:table-cell>
          <table:table-cell table:style-name="ce63" table:formula="of:=[CCAA.J$45]-[CCAA.J$38]" office:value-type="float" office:value="143" calcext:value-type="float">
            <text:p>143</text:p>
          </table:table-cell>
          <table:table-cell table:style-name="ce63" table:formula="of:=[CCAA.K$44]-[CCAA.K$43]" office:value-type="float" office:value="37" calcext:value-type="float">
            <text:p>37</text:p>
          </table:table-cell>
          <table:table-cell table:style-name="ce63"/>
          <table:table-cell table:style-name="ce63" table:formula="of:=[CCAA.M$45]-[CCAA.M$43]" office:value-type="float" office:value="49" calcext:value-type="float">
            <text:p>49</text:p>
          </table:table-cell>
          <table:table-cell table:style-name="ce63" table:number-columns-repeated="2"/>
          <table:table-cell table:style-name="ce63" table:formula="of:=[CCAA.P$37]-[CCAA.P$30]" office:value-type="float" office:value="334" calcext:value-type="float">
            <text:p>334</text:p>
          </table:table-cell>
          <table:table-cell table:style-name="ce63" table:number-columns-repeated="2"/>
          <table:table-cell table:style-name="ce63" table:formula="of:=[CCAA.S$43]-[CCAA.S$42]" office:value-type="float" office:value="10" calcext:value-type="float">
            <text:p>10</text:p>
          </table:table-cell>
          <table:table-cell table:style-name="ce63" table:number-columns-repeated="3"/>
          <table:table-cell table:style-name="ce36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/>
          <table:table-cell table:style-name="ce98" table:formula="of:=[CCAA.D$46]-[CCAA.D$11]" office:value-type="float" office:value="48" calcext:value-type="float">
            <text:p>48</text:p>
          </table:table-cell>
          <table:table-cell table:style-name="ce98" table:number-columns-repeated="4"/>
          <table:table-cell table:style-name="ce98" table:formula="of:=[CCAA.I$46]-[CCAA.I$11]" office:value-type="float" office:value="316" calcext:value-type="float">
            <text:p>316</text:p>
          </table:table-cell>
          <table:table-cell table:style-name="ce98" table:formula="of:=[CCAA.J$46]-[CCAA.J$11]" office:value-type="float" office:value="206" calcext:value-type="float">
            <text:p>206</text:p>
          </table:table-cell>
          <table:table-cell table:style-name="ce98" table:formula="of:=[CCAA.K$46]-[CCAA.K$11]" office:value-type="float" office:value="672" calcext:value-type="float">
            <text:p>672</text:p>
          </table:table-cell>
          <table:table-cell table:style-name="ce98"/>
          <table:table-cell table:style-name="ce98" table:formula="of:=[CCAA.M$46]-[CCAA.M$11]" office:value-type="float" office:value="167" calcext:value-type="float">
            <text:p>167</text:p>
          </table:table-cell>
          <table:table-cell table:style-name="ce98" table:number-columns-repeated="2"/>
          <table:table-cell table:style-name="ce98" table:formula="of:=[CCAA.P$46]-[CCAA.P$11]" office:value-type="float" office:value="2090" calcext:value-type="float">
            <text:p>2090</text:p>
          </table:table-cell>
          <table:table-cell table:style-name="ce98" table:number-columns-repeated="2"/>
          <table:table-cell table:style-name="ce98" table:formula="of:=[CCAA.S$46]-[CCAA.S$11]" office:value-type="float" office:value="49" calcext:value-type="float">
            <text:p>49</text:p>
          </table:table-cell>
          <table:table-cell table:style-name="ce98" table:number-columns-repeated="3"/>
          <table:table-cell table:style-name="ce36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6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/>
          <table:table-cell table:style-name="ce98" table:formula="of:=[.D27]-[.D28]" office:value-type="float" office:value="62" calcext:value-type="float">
            <text:p>62</text:p>
          </table:table-cell>
          <table:table-cell table:style-name="ce98" table:number-columns-repeated="4"/>
          <table:table-cell table:style-name="ce98" table:formula="of:=[.I27]-[.I28]" office:value-type="float" office:value="297" calcext:value-type="float">
            <text:p>297</text:p>
          </table:table-cell>
          <table:table-cell table:style-name="ce98" table:formula="of:=[.J27]-[.J28]" office:value-type="float" office:value="323" calcext:value-type="float">
            <text:p>323</text:p>
          </table:table-cell>
          <table:table-cell table:style-name="ce98" table:formula="of:=[.K27]-[.K28]" office:value-type="float" office:value="71" calcext:value-type="float">
            <text:p>71</text:p>
          </table:table-cell>
          <table:table-cell table:style-name="ce98"/>
          <table:table-cell table:style-name="ce98" table:formula="of:=[.M27]-[.M28]" office:value-type="float" office:value="57" calcext:value-type="float">
            <text:p>57</text:p>
          </table:table-cell>
          <table:table-cell table:style-name="ce98" table:number-columns-repeated="2"/>
          <table:table-cell table:style-name="ce98" table:formula="of:=[.P27]-[.P28]" office:value-type="float" office:value="310" calcext:value-type="float">
            <text:p>310</text:p>
          </table:table-cell>
          <table:table-cell table:style-name="ce98" table:number-columns-repeated="2"/>
          <table:table-cell table:style-name="ce98" table:formula="of:=[.S27]-[.S28]" office:value-type="float" office:value="32" calcext:value-type="float">
            <text:p>32</text:p>
          </table:table-cell>
          <table:table-cell table:style-name="ce98" table:number-columns-repeated="3"/>
          <table:table-cell table:style-name="ce36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4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table:number-columns-repeated="2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4"/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27" calcext:value-type="date">
            <text:p>27/03</text:p>
          </table:table-cell>
          <table:table-cell table:style-name="ce61" table:number-columns-repeated="2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6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47]-[CCAA.D$43]" office:value-type="float" office:value="26" calcext:value-type="float">
            <text:p>26</text:p>
          </table:table-cell>
          <table:table-cell table:style-name="ce63" table:number-columns-repeated="4"/>
          <table:table-cell table:style-name="ce63" table:formula="of:=[CCAA.I$47]-[CCAA.I$34]" office:value-type="float" office:value="361" calcext:value-type="float">
            <text:p>361</text:p>
          </table:table-cell>
          <table:table-cell table:style-name="ce63" table:formula="of:=[CCAA.J$48]-[CCAA.J$38]" office:value-type="float" office:value="299" calcext:value-type="float">
            <text:p>299</text:p>
          </table:table-cell>
          <table:table-cell table:style-name="ce63" table:formula="of:=[CCAA.K$46]-[CCAA.K$43]" office:value-type="float" office:value="427" calcext:value-type="float">
            <text:p>427</text:p>
          </table:table-cell>
          <table:table-cell table:style-name="ce63"/>
          <table:table-cell table:style-name="ce63" table:formula="of:=[CCAA.M$47]-[CCAA.M$43]" office:value-type="float" office:value="104" calcext:value-type="float">
            <text:p>104</text:p>
          </table:table-cell>
          <table:table-cell table:style-name="ce63" table:number-columns-repeated="2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46]-[CCAA.S$42]" office:value-type="float" office:value="35" calcext:value-type="float">
            <text:p>35</text:p>
          </table:table-cell>
          <table:table-cell table:style-name="ce63" table:formula="of:=[CCAA.T$46]-[CCAA.T$45]" office:value-type="float" office:value="25" calcext:value-type="float">
            <text:p>25</text:p>
          </table:table-cell>
          <table:table-cell table:style-name="ce63" table:number-columns-repeated="2"/>
          <table:table-cell table:style-name="ce36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49]-[CCAA.C$11]" office:value-type="float" office:value="207" calcext:value-type="float">
            <text:p>207</text:p>
          </table:table-cell>
          <table:table-cell table:style-name="ce98" table:formula="of:=[CCAA.D$49]-[CCAA.D$11]" office:value-type="float" office:value="93" calcext:value-type="float">
            <text:p>93</text:p>
          </table:table-cell>
          <table:table-cell table:style-name="ce98" table:formula="of:=[CCAA.E$49]-[CCAA.E$11]" office:value-type="float" office:value="41" calcext:value-type="float">
            <text:p>41</text:p>
          </table:table-cell>
          <table:table-cell table:style-name="ce98" table:formula="of:=[CCAA.F$49]-[CCAA.F$11]" office:value-type="float" office:value="29" calcext:value-type="float">
            <text:p>29</text:p>
          </table:table-cell>
          <table:table-cell table:style-name="ce98" table:formula="of:=[CCAA.G$49]-[CCAA.G$11]" office:value-type="float" office:value="39" calcext:value-type="float">
            <text:p>39</text:p>
          </table:table-cell>
          <table:table-cell table:style-name="ce98" table:formula="of:=[CCAA.H$49]-[CCAA.H$11]" office:value-type="float" office:value="26" calcext:value-type="float">
            <text:p>26</text:p>
          </table:table-cell>
          <table:table-cell table:style-name="ce98" table:formula="of:=[CCAA.I$49]-[CCAA.I$11]" office:value-type="float" office:value="539" calcext:value-type="float">
            <text:p>539</text:p>
          </table:table-cell>
          <table:table-cell table:style-name="ce98" table:formula="of:=[CCAA.J$49]-[CCAA.J$11]" office:value-type="float" office:value="380" calcext:value-type="float">
            <text:p>380</text:p>
          </table:table-cell>
          <table:table-cell table:style-name="ce98" table:formula="of:=[CCAA.K$49]-[CCAA.K$11]" office:value-type="float" office:value="1226" calcext:value-type="float">
            <text:p>1226</text:p>
          </table:table-cell>
          <table:table-cell table:style-name="ce98" table:formula="of:=[CCAA.L$49]-[CCAA.L$11]" office:value-type="float" office:value="1" calcext:value-type="float">
            <text:p>1</text:p>
          </table:table-cell>
          <table:table-cell table:style-name="ce98" table:formula="of:=[CCAA.M$49]-[CCAA.M$11]" office:value-type="float" office:value="267" calcext:value-type="float">
            <text:p>267</text:p>
          </table:table-cell>
          <table:table-cell table:style-name="ce98" table:formula="of:=[CCAA.N$49]-[CCAA.N$11]" office:value-type="float" office:value="100" calcext:value-type="float">
            <text:p>100</text:p>
          </table:table-cell>
          <table:table-cell table:style-name="ce98" table:formula="of:=[CCAA.O$49]-[CCAA.O$11]" office:value-type="float" office:value="60" calcext:value-type="float">
            <text:p>60</text:p>
          </table:table-cell>
          <table:table-cell table:style-name="ce98" table:formula="of:=[CCAA.P$49]-[CCAA.P$11]" office:value-type="float" office:value="3082" calcext:value-type="float">
            <text:p>3082</text:p>
          </table:table-cell>
          <table:table-cell table:style-name="ce98" table:formula="of:=[CCAA.Q$49]-[CCAA.Q$11]" office:value-type="float" office:value="1" calcext:value-type="float">
            <text:p>1</text:p>
          </table:table-cell>
          <table:table-cell table:style-name="ce98" table:formula="of:=[CCAA.R$49]-[CCAA.R$11]" office:value-type="float" office:value="20" calcext:value-type="float">
            <text:p>20</text:p>
          </table:table-cell>
          <table:table-cell table:style-name="ce98" table:formula="of:=[CCAA.S$49]-[CCAA.S$11]" office:value-type="float" office:value="84" calcext:value-type="float">
            <text:p>84</text:p>
          </table:table-cell>
          <table:table-cell table:style-name="ce98" table:formula="of:=[CCAA.T$49]-[CCAA.T$11]" office:value-type="float" office:value="265" calcext:value-type="float">
            <text:p>265</text:p>
          </table:table-cell>
          <table:table-cell table:style-name="ce98" table:formula="of:=[CCAA.U$49]-[CCAA.U$11]" office:value-type="float" office:value="68" calcext:value-type="float">
            <text:p>68</text:p>
          </table:table-cell>
          <table:table-cell table:style-name="ce98"/>
          <table:table-cell table:style-name="ce36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6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34]-[.C35]" office:value-type="float" office:value="47" calcext:value-type="float">
            <text:p>47</text:p>
          </table:table-cell>
          <table:table-cell table:style-name="ce98" table:formula="of:=[.D34]-[.D35]" office:value-type="float" office:value="94" calcext:value-type="float">
            <text:p>94</text:p>
          </table:table-cell>
          <table:table-cell table:style-name="ce98" table:number-columns-repeated="4"/>
          <table:table-cell table:style-name="ce98" table:formula="of:=[.I34]-[.I35]" office:value-type="float" office:value="451" calcext:value-type="float">
            <text:p>451</text:p>
          </table:table-cell>
          <table:table-cell table:style-name="ce98" table:formula="of:=[.J34]-[.J35]" office:value-type="float" office:value="377" calcext:value-type="float">
            <text:p>377</text:p>
          </table:table-cell>
          <table:table-cell table:style-name="ce98" table:formula="of:=[.K34]-[.K35]" office:value-type="float" office:value="-183" calcext:value-type="float">
            <text:p>-183</text:p>
          </table:table-cell>
          <table:table-cell table:style-name="ce98"/>
          <table:table-cell table:style-name="ce98" table:formula="of:=[.M34]-[.M35]" office:value-type="float" office:value="92" calcext:value-type="float">
            <text:p>92</text:p>
          </table:table-cell>
          <table:table-cell table:style-name="ce98" table:number-columns-repeated="2"/>
          <table:table-cell table:style-name="ce98" table:formula="of:=[.P34]-[.P35]" office:value-type="float" office:value="-1796" calcext:value-type="float">
            <text:p>-1796</text:p>
          </table:table-cell>
          <table:table-cell table:style-name="ce98" table:number-columns-repeated="2"/>
          <table:table-cell table:style-name="ce98" table:formula="of:=[.S34]-[.S35]" office:value-type="float" office:value="41" calcext:value-type="float">
            <text:p>41</text:p>
          </table:table-cell>
          <table:table-cell table:style-name="ce98" table:formula="of:=[.T34]-[.T35]" office:value-type="float" office:value="41" calcext:value-type="float">
            <text:p>41</text:p>
          </table:table-cell>
          <table:table-cell table:style-name="ce98" table:number-columns-repeated="2"/>
          <table:table-cell table:style-name="ce36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table:number-columns-repeated="2"/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 table:number-columns-repeated="2"/>
          <table:table-cell table:number-columns-repeated="2"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/>
          <table:table-cell table:style-name="ce61" office:value-type="date" office:date-value="2020-03-21" calcext:value-type="date">
            <text:p>21/03</text:p>
          </table:table-cell>
          <table:table-cell table:style-name="ce61" table:number-columns-repeated="2"/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6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4]" office:value-type="float" office:value="26" calcext:value-type="float">
            <text:p>26</text:p>
          </table:table-cell>
          <table:table-cell table:style-name="ce63" table:formula="of:=[CCAA.D$49]-[CCAA.D$43]" office:value-type="float" office:value="61" calcext:value-type="float">
            <text:p>61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number-columns-repeated="2"/>
          <table:table-cell table:style-name="ce63" table:formula="of:=[CCAA.I$49]-[CCAA.I$34]" office:value-type="float" office:value="533" calcext:value-type="float">
            <text:p>533</text:p>
          </table:table-cell>
          <table:table-cell table:style-name="ce63" table:formula="of:=[CCAA.J$49]-[CCAA.J$38]" office:value-type="float" office:value="358" calcext:value-type="float">
            <text:p>358</text:p>
          </table:table-cell>
          <table:table-cell table:style-name="ce63" table:formula="of:=[CCAA.K$48]-[CCAA.K$41]" office:value-type="float" office:value="948" calcext:value-type="float">
            <text:p>948</text:p>
          </table:table-cell>
          <table:table-cell table:style-name="ce63"/>
          <table:table-cell table:style-name="ce63" table:formula="of:=[CCAA.M$49]-[CCAA.M$43]" office:value-type="float" office:value="173" calcext:value-type="float">
            <text:p>173</text:p>
          </table:table-cell>
          <table:table-cell table:style-name="ce63" table:formula="of:=[CCAA.N$48]-[CCAA.N$44]" office:value-type="float" office:value="62" calcext:value-type="float">
            <text:p>62</text:p>
          </table:table-cell>
          <table:table-cell table:style-name="ce63"/>
          <table:table-cell table:style-name="ce63" table:formula="of:=[CCAA.P$41]-[CCAA.P$30]" office:value-type="float" office:value="783" calcext:value-type="float">
            <text:p>783</text:p>
          </table:table-cell>
          <table:table-cell table:style-name="ce63" table:number-columns-repeated="2"/>
          <table:table-cell table:style-name="ce63" table:formula="of:=[CCAA.S$49]-[CCAA.S$42]" office:value-type="float" office:value="70" calcext:value-type="float">
            <text:p>70</text:p>
          </table:table-cell>
          <table:table-cell table:style-name="ce63" table:formula="of:=[CCAA.T$48]-[CCAA.T$45]" office:value-type="float" office:value="66" calcext:value-type="float">
            <text:p>66</text:p>
          </table:table-cell>
          <table:table-cell table:style-name="ce63" table:number-columns-repeated="2"/>
          <table:table-cell table:style-name="ce36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0]-[CCAA.C$11]" office:value-type="float" office:value="236" calcext:value-type="float">
            <text:p>236</text:p>
          </table:table-cell>
          <table:table-cell table:style-name="ce98" table:formula="of:=[CCAA.D$50]-[CCAA.D$11]" office:value-type="float" office:value="106" calcext:value-type="float">
            <text:p>106</text:p>
          </table:table-cell>
          <table:table-cell table:style-name="ce98" table:formula="of:=[CCAA.E$50]-[CCAA.E$11]" office:value-type="float" office:value="49" calcext:value-type="float">
            <text:p>49</text:p>
          </table:table-cell>
          <table:table-cell table:style-name="ce98" table:formula="of:=[CCAA.F$50]-[CCAA.F$11]" office:value-type="float" office:value="37" calcext:value-type="float">
            <text:p>37</text:p>
          </table:table-cell>
          <table:table-cell table:style-name="ce98" table:formula="of:=[CCAA.G$50]-[CCAA.G$11]" office:value-type="float" office:value="40" calcext:value-type="float">
            <text:p>40</text:p>
          </table:table-cell>
          <table:table-cell table:style-name="ce98" table:formula="of:=[CCAA.H$50]-[CCAA.H$11]" office:value-type="float" office:value="27" calcext:value-type="float">
            <text:p>27</text:p>
          </table:table-cell>
          <table:table-cell table:style-name="ce98" table:formula="of:=[CCAA.I$50]-[CCAA.I$11]" office:value-type="float" office:value="622" calcext:value-type="float">
            <text:p>622</text:p>
          </table:table-cell>
          <table:table-cell table:style-name="ce98" table:formula="of:=[CCAA.J$50]-[CCAA.J$11]" office:value-type="float" office:value="442" calcext:value-type="float">
            <text:p>442</text:p>
          </table:table-cell>
          <table:table-cell table:style-name="ce98" table:formula="of:=[CCAA.K$50]-[CCAA.K$11]" office:value-type="float" office:value="1410" calcext:value-type="float">
            <text:p>1410</text:p>
          </table:table-cell>
          <table:table-cell table:style-name="ce98" table:formula="of:=[CCAA.L$50]-[CCAA.L$11]" office:value-type="float" office:value="1" calcext:value-type="float">
            <text:p>1</text:p>
          </table:table-cell>
          <table:table-cell table:style-name="ce98" table:formula="of:=[CCAA.M$50]-[CCAA.M$11]" office:value-type="float" office:value="310" calcext:value-type="float">
            <text:p>310</text:p>
          </table:table-cell>
          <table:table-cell table:style-name="ce98" table:formula="of:=[CCAA.N$50]-[CCAA.N$11]" office:value-type="float" office:value="106" calcext:value-type="float">
            <text:p>106</text:p>
          </table:table-cell>
          <table:table-cell table:style-name="ce98" table:formula="of:=[CCAA.O$50]-[CCAA.O$11]" office:value-type="float" office:value="66" calcext:value-type="float">
            <text:p>66</text:p>
          </table:table-cell>
          <table:table-cell table:style-name="ce98" table:formula="of:=[CCAA.P$50]-[CCAA.P$11]" office:value-type="float" office:value="3392" calcext:value-type="float">
            <text:p>3392</text:p>
          </table:table-cell>
          <table:table-cell table:style-name="ce98" table:formula="of:=[CCAA.Q$50]-[CCAA.Q$11]" office:value-type="float" office:value="1" calcext:value-type="float">
            <text:p>1</text:p>
          </table:table-cell>
          <table:table-cell table:style-name="ce98" table:formula="of:=[CCAA.R$50]-[CCAA.R$11]" office:value-type="float" office:value="25" calcext:value-type="float">
            <text:p>25</text:p>
          </table:table-cell>
          <table:table-cell table:style-name="ce98" table:formula="of:=[CCAA.S$50]-[CCAA.S$11]" office:value-type="float" office:value="102" calcext:value-type="float">
            <text:p>102</text:p>
          </table:table-cell>
          <table:table-cell table:style-name="ce98" table:formula="of:=[CCAA.T$50]-[CCAA.T$11]" office:value-type="float" office:value="297" calcext:value-type="float">
            <text:p>297</text:p>
          </table:table-cell>
          <table:table-cell table:style-name="ce98" table:formula="of:=[CCAA.U$50]-[CCAA.U$11]" office:value-type="float" office:value="71" calcext:value-type="float">
            <text:p>71</text:p>
          </table:table-cell>
          <table:table-cell table:style-name="ce98" table:formula="of:=[CCAA.V$50]-[CCAA.V$11]" office:value-type="float" office:value="7340" calcext:value-type="float">
            <text:p>7340</text:p>
          </table:table-cell>
          <table:table-cell table:style-name="ce36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6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1]-[.C42]" office:value-type="float" office:value="40" calcext:value-type="float">
            <text:p>40</text:p>
          </table:table-cell>
          <table:table-cell table:style-name="ce98" table:formula="of:=[.D41]-[.D42]" office:value-type="float" office:value="115" calcext:value-type="float">
            <text:p>115</text:p>
          </table:table-cell>
          <table:table-cell table:style-name="ce98"/>
          <table:table-cell table:style-name="ce98" table:formula="of:=[.F41]-[.F42]" office:value-type="float" office:value="28" calcext:value-type="float">
            <text:p>28</text:p>
          </table:table-cell>
          <table:table-cell table:style-name="ce98" table:number-columns-repeated="2"/>
          <table:table-cell table:style-name="ce98" table:formula="of:=[.I41]-[.I42]" office:value-type="float" office:value="639" calcext:value-type="float">
            <text:p>639</text:p>
          </table:table-cell>
          <table:table-cell table:style-name="ce98" table:formula="of:=[.J41]-[.J42]" office:value-type="float" office:value="612" calcext:value-type="float">
            <text:p>612</text:p>
          </table:table-cell>
          <table:table-cell table:style-name="ce98" table:formula="of:=[.K41]-[.K42]" office:value-type="float" office:value="-412" calcext:value-type="float">
            <text:p>-412</text:p>
          </table:table-cell>
          <table:table-cell table:style-name="ce98"/>
          <table:table-cell table:style-name="ce98" table:formula="of:=[.M41]-[.M42]" office:value-type="float" office:value="199" calcext:value-type="float">
            <text:p>199</text:p>
          </table:table-cell>
          <table:table-cell table:style-name="ce98" table:formula="of:=[.N41]-[.N42]" office:value-type="float" office:value="0" calcext:value-type="float">
            <text:p>0</text:p>
          </table:table-cell>
          <table:table-cell table:style-name="ce98"/>
          <table:table-cell table:style-name="ce98" table:formula="of:=[.P41]-[.P42]" office:value-type="float" office:value="455" calcext:value-type="float">
            <text:p>455</text:p>
          </table:table-cell>
          <table:table-cell table:style-name="ce98" table:number-columns-repeated="2"/>
          <table:table-cell table:style-name="ce98" table:formula="of:=[.S41]-[.S42]" office:value-type="float" office:value="71" calcext:value-type="float">
            <text:p>71</text:p>
          </table:table-cell>
          <table:table-cell table:style-name="ce98" table:formula="of:=[.T41]-[.T42]" office:value-type="float" office:value="66" calcext:value-type="float">
            <text:p>66</text:p>
          </table:table-cell>
          <table:table-cell table:style-name="ce98" table:number-columns-repeated="2"/>
          <table:table-cell table:style-name="ce36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/>
          <table:table-cell table:style-name="ce61" office:value-type="date" office:date-value="2020-03-24" calcext:value-type="date">
            <text:p>24/03</text:p>
          </table:table-cell>
          <table:table-cell table:style-name="ce61" table:number-columns-repeated="2"/>
          <table:table-cell table:style-name="ce61" office:value-type="date" office:date-value="2020-03-30" calcext:value-type="date">
            <text:p>30/03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6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5]-[CCAA.C$40]" office:value-type="float" office:value="83" calcext:value-type="float">
            <text:p>83</text:p>
          </table:table-cell>
          <table:table-cell table:style-name="ce63" table:formula="of:=[CCAA.D$50]-[CCAA.D$43]" office:value-type="float" office:value="74" calcext:value-type="float">
            <text:p>74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0]-[CCAA.H$44]" office:value-type="float" office:value="18" calcext:value-type="float">
            <text:p>18</text:p>
          </table:table-cell>
          <table:table-cell table:style-name="ce63" table:formula="of:=[CCAA.I$51]-[CCAA.I$34]" office:value-type="float" office:value="702" calcext:value-type="float">
            <text:p>702</text:p>
          </table:table-cell>
          <table:table-cell table:style-name="ce63" table:formula="of:=[CCAA.J$50]-[CCAA.J$38]" office:value-type="float" office:value="420" calcext:value-type="float">
            <text:p>420</text:p>
          </table:table-cell>
          <table:table-cell table:style-name="ce63" table:formula="of:=[CCAA.K$50]-[CCAA.K$41]" office:value-type="float" office:value="1288" calcext:value-type="float">
            <text:p>1288</text:p>
          </table:table-cell>
          <table:table-cell table:style-name="ce63"/>
          <table:table-cell table:style-name="ce63" table:formula="of:=[CCAA.M$50]-[CCAA.M$42]" office:value-type="float" office:value="241" calcext:value-type="float">
            <text:p>241</text:p>
          </table:table-cell>
          <table:table-cell table:style-name="ce63" table:formula="of:=[CCAA.N$45]-[CCAA.N$44]" office:value-type="float" office:value="13" calcext:value-type="float">
            <text:p>13</text:p>
          </table:table-cell>
          <table:table-cell table:style-name="ce63"/>
          <table:table-cell table:style-name="ce63" table:formula="of:=[CCAA.P$44]-[CCAA.P$30]" office:value-type="float" office:value="1514" calcext:value-type="float">
            <text:p>1514</text:p>
          </table:table-cell>
          <table:table-cell table:style-name="ce63" table:number-columns-repeated="2"/>
          <table:table-cell table:style-name="ce63" table:formula="of:=[CCAA.S$50]-[CCAA.S$42]" office:value-type="float" office:value="88" calcext:value-type="float">
            <text:p>88</text:p>
          </table:table-cell>
          <table:table-cell table:style-name="ce63" table:formula="of:=[CCAA.T$49]-[CCAA.T$45]" office:value-type="float" office:value="110" calcext:value-type="float">
            <text:p>110</text:p>
          </table:table-cell>
          <table:table-cell table:style-name="ce63" table:number-columns-repeated="2"/>
          <table:table-cell table:style-name="ce36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1]-[CCAA.C$11]" office:value-type="float" office:value="248" calcext:value-type="float">
            <text:p>248</text:p>
          </table:table-cell>
          <table:table-cell table:style-name="ce98" table:formula="of:=[CCAA.D$51]-[CCAA.D$11]" office:value-type="float" office:value="138" calcext:value-type="float">
            <text:p>138</text:p>
          </table:table-cell>
          <table:table-cell table:style-name="ce98" table:formula="of:=[CCAA.E$51]-[CCAA.E$11]" office:value-type="float" office:value="55" calcext:value-type="float">
            <text:p>55</text:p>
          </table:table-cell>
          <table:table-cell table:style-name="ce98" table:formula="of:=[CCAA.F$51]-[CCAA.F$11]" office:value-type="float" office:value="42" calcext:value-type="float">
            <text:p>42</text:p>
          </table:table-cell>
          <table:table-cell table:style-name="ce98" table:formula="of:=[CCAA.G$51]-[CCAA.G$11]" office:value-type="float" office:value="55" calcext:value-type="float">
            <text:p>55</text:p>
          </table:table-cell>
          <table:table-cell table:style-name="ce98" table:formula="of:=[CCAA.H$51]-[CCAA.H$11]" office:value-type="float" office:value="37" calcext:value-type="float">
            <text:p>37</text:p>
          </table:table-cell>
          <table:table-cell table:style-name="ce98" table:formula="of:=[CCAA.I$51]-[CCAA.I$11]" office:value-type="float" office:value="708" calcext:value-type="float">
            <text:p>708</text:p>
          </table:table-cell>
          <table:table-cell table:style-name="ce98" table:formula="of:=[CCAA.J$51]-[CCAA.J$11]" office:value-type="float" office:value="516" calcext:value-type="float">
            <text:p>516</text:p>
          </table:table-cell>
          <table:table-cell table:style-name="ce98" table:formula="of:=[CCAA.K$51]-[CCAA.K$11]" office:value-type="float" office:value="1672" calcext:value-type="float">
            <text:p>1672</text:p>
          </table:table-cell>
          <table:table-cell table:style-name="ce98" table:formula="of:=[CCAA.L$51]-[CCAA.L$11]" office:value-type="float" office:value="1" calcext:value-type="float">
            <text:p>1</text:p>
          </table:table-cell>
          <table:table-cell table:style-name="ce98" table:formula="of:=[CCAA.M$51]-[CCAA.M$11]" office:value-type="float" office:value="339" calcext:value-type="float">
            <text:p>339</text:p>
          </table:table-cell>
          <table:table-cell table:style-name="ce98" table:formula="of:=[CCAA.N$51]-[CCAA.N$11]" office:value-type="float" office:value="133" calcext:value-type="float">
            <text:p>133</text:p>
          </table:table-cell>
          <table:table-cell table:style-name="ce98" table:formula="of:=[CCAA.O$51]-[CCAA.O$11]" office:value-type="float" office:value="84" calcext:value-type="float">
            <text:p>84</text:p>
          </table:table-cell>
          <table:table-cell table:style-name="ce98" table:formula="of:=[CCAA.P$51]-[CCAA.P$11]" office:value-type="float" office:value="3603" calcext:value-type="float">
            <text:p>3603</text:p>
          </table:table-cell>
          <table:table-cell table:style-name="ce98" table:formula="of:=[CCAA.Q$51]-[CCAA.Q$11]" office:value-type="float" office:value="1" calcext:value-type="float">
            <text:p>1</text:p>
          </table:table-cell>
          <table:table-cell table:style-name="ce98" table:formula="of:=[CCAA.R$51]-[CCAA.R$11]" office:value-type="float" office:value="34" calcext:value-type="float">
            <text:p>34</text:p>
          </table:table-cell>
          <table:table-cell table:style-name="ce98" table:formula="of:=[CCAA.S$51]-[CCAA.S$11]" office:value-type="float" office:value="113" calcext:value-type="float">
            <text:p>113</text:p>
          </table:table-cell>
          <table:table-cell table:style-name="ce98" table:formula="of:=[CCAA.T$51]-[CCAA.T$11]" office:value-type="float" office:value="325" calcext:value-type="float">
            <text:p>325</text:p>
          </table:table-cell>
          <table:table-cell table:style-name="ce98" table:formula="of:=[CCAA.U$51]-[CCAA.U$11]" office:value-type="float" office:value="85" calcext:value-type="float">
            <text:p>85</text:p>
          </table:table-cell>
          <table:table-cell table:style-name="ce98"/>
          <table:table-cell table:style-name="ce36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6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48]-[.C49]" office:value-type="float" office:value="75" calcext:value-type="float">
            <text:p>75</text:p>
          </table:table-cell>
          <table:table-cell table:style-name="ce98" table:formula="of:=[.D48]-[.D49]" office:value-type="float" office:value="120" calcext:value-type="float">
            <text:p>120</text:p>
          </table:table-cell>
          <table:table-cell table:style-name="ce98"/>
          <table:table-cell table:style-name="ce98" table:formula="of:=[.F48]-[.F49]" office:value-type="float" office:value="28" calcext:value-type="float">
            <text:p>28</text:p>
          </table:table-cell>
          <table:table-cell table:style-name="ce98"/>
          <table:table-cell table:style-name="ce98" table:formula="of:=[.H48]-[.H49]" office:value-type="float" office:value="8" calcext:value-type="float">
            <text:p>8</text:p>
          </table:table-cell>
          <table:table-cell table:style-name="ce98" table:formula="of:=[.I48]-[.I49]" office:value-type="float" office:value="680" calcext:value-type="float">
            <text:p>680</text:p>
          </table:table-cell>
          <table:table-cell table:style-name="ce98" table:formula="of:=[.J48]-[.J49]" office:value-type="float" office:value="648" calcext:value-type="float">
            <text:p>648</text:p>
          </table:table-cell>
          <table:table-cell table:style-name="ce98" table:formula="of:=[.K48]-[.K49]" office:value-type="float" office:value="-543" calcext:value-type="float">
            <text:p>-543</text:p>
          </table:table-cell>
          <table:table-cell table:style-name="ce98"/>
          <table:table-cell table:style-name="ce98" table:formula="of:=[.M48]-[.M49]" office:value-type="float" office:value="241" calcext:value-type="float">
            <text:p>241</text:p>
          </table:table-cell>
          <table:table-cell table:style-name="ce98" table:formula="of:=[.N48]-[.N49]" office:value-type="float" office:value="25" calcext:value-type="float">
            <text:p>25</text:p>
          </table:table-cell>
          <table:table-cell table:style-name="ce98"/>
          <table:table-cell table:style-name="ce98" table:formula="of:=[.P48]-[.P49]" office:value-type="float" office:value="136" calcext:value-type="float">
            <text:p>136</text:p>
          </table:table-cell>
          <table:table-cell table:style-name="ce98" table:number-columns-repeated="2"/>
          <table:table-cell table:style-name="ce98" table:formula="of:=[.S48]-[.S49]" office:value-type="float" office:value="87" calcext:value-type="float">
            <text:p>87</text:p>
          </table:table-cell>
          <table:table-cell table:style-name="ce98" table:formula="of:=[.T48]-[.T49]" office:value-type="float" office:value="72" calcext:value-type="float">
            <text:p>72</text:p>
          </table:table-cell>
          <table:table-cell table:style-name="ce98" table:number-columns-repeated="2"/>
          <table:table-cell table:style-name="ce36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6" calcext:value-type="date">
            <text:p>26/03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30" calcext:value-type="date">
            <text:p>30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number-columns-repeated="2"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6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1]-[CCAA.D$43]" office:value-type="float" office:value="106" calcext:value-type="float">
            <text:p>106</text:p>
          </table:table-cell>
          <table:table-cell table:style-name="ce63"/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1]-[CCAA.G$47]" office:value-type="float" office:value="28" calcext:value-type="float">
            <text:p>28</text:p>
          </table:table-cell>
          <table:table-cell table:style-name="ce63" table:formula="of:=[CCAA.H$51]-[CCAA.H$44]" office:value-type="float" office:value="28" calcext:value-type="float">
            <text:p>28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1]-[CCAA.J$38]" office:value-type="float" office:value="494" calcext:value-type="float">
            <text:p>494</text:p>
          </table:table-cell>
          <table:table-cell table:style-name="ce63" table:formula="of:=[CCAA.K$51]-[CCAA.K$41]" office:value-type="float" office:value="1550" calcext:value-type="float">
            <text:p>1550</text:p>
          </table:table-cell>
          <table:table-cell table:style-name="ce63"/>
          <table:table-cell table:style-name="ce63" table:formula="of:=[CCAA.M$51]-[CCAA.M$42]" office:value-type="float" office:value="270" calcext:value-type="float">
            <text:p>270</text:p>
          </table:table-cell>
          <table:table-cell table:style-name="ce63" table:formula="of:=[CCAA.N$50]-[CCAA.N$44]" office:value-type="float" office:value="80" calcext:value-type="float">
            <text:p>80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1]-[CCAA.T$45]" office:value-type="float" office:value="170" calcext:value-type="float">
            <text:p>170</text:p>
          </table:table-cell>
          <table:table-cell table:style-name="ce63" table:number-columns-repeated="2"/>
          <table:table-cell table:style-name="ce36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2]-[CCAA.C$11]" office:value-type="float" office:value="308" calcext:value-type="float">
            <text:p>308</text:p>
          </table:table-cell>
          <table:table-cell table:style-name="ce98" table:formula="of:=[CCAA.D$52]-[CCAA.D$11]" office:value-type="float" office:value="169" calcext:value-type="float">
            <text:p>169</text:p>
          </table:table-cell>
          <table:table-cell table:style-name="ce98" table:formula="of:=[CCAA.E$52]-[CCAA.E$11]" office:value-type="float" office:value="63" calcext:value-type="float">
            <text:p>63</text:p>
          </table:table-cell>
          <table:table-cell table:style-name="ce98" table:formula="of:=[CCAA.F$52]-[CCAA.F$11]" office:value-type="float" office:value="46" calcext:value-type="float">
            <text:p>46</text:p>
          </table:table-cell>
          <table:table-cell table:style-name="ce98" table:formula="of:=[CCAA.G$52]-[CCAA.G$11]" office:value-type="float" office:value="62" calcext:value-type="float">
            <text:p>62</text:p>
          </table:table-cell>
          <table:table-cell table:style-name="ce98" table:formula="of:=[CCAA.H$52]-[CCAA.H$11]" office:value-type="float" office:value="54" calcext:value-type="float">
            <text:p>54</text:p>
          </table:table-cell>
          <table:table-cell table:style-name="ce98" table:formula="of:=[CCAA.I$52]-[CCAA.I$11]" office:value-type="float" office:value="774" calcext:value-type="float">
            <text:p>774</text:p>
          </table:table-cell>
          <table:table-cell table:style-name="ce98" table:formula="of:=[CCAA.J$52]-[CCAA.J$11]" office:value-type="float" office:value="585" calcext:value-type="float">
            <text:p>585</text:p>
          </table:table-cell>
          <table:table-cell table:style-name="ce98" table:formula="of:=[CCAA.K$52]-[CCAA.K$11]" office:value-type="float" office:value="1849" calcext:value-type="float">
            <text:p>1849</text:p>
          </table:table-cell>
          <table:table-cell table:style-name="ce98" table:formula="of:=[CCAA.L$52]-[CCAA.L$11]" office:value-type="float" office:value="1" calcext:value-type="float">
            <text:p>1</text:p>
          </table:table-cell>
          <table:table-cell table:style-name="ce98" table:formula="of:=[CCAA.M$52]-[CCAA.M$11]" office:value-type="float" office:value="395" calcext:value-type="float">
            <text:p>395</text:p>
          </table:table-cell>
          <table:table-cell table:style-name="ce98" table:formula="of:=[CCAA.N$52]-[CCAA.N$11]" office:value-type="float" office:value="152" calcext:value-type="float">
            <text:p>152</text:p>
          </table:table-cell>
          <table:table-cell table:style-name="ce98" table:formula="of:=[CCAA.O$52]-[CCAA.O$11]" office:value-type="float" office:value="103" calcext:value-type="float">
            <text:p>103</text:p>
          </table:table-cell>
          <table:table-cell table:style-name="ce98" table:formula="of:=[CCAA.P$52]-[CCAA.P$11]" office:value-type="float" office:value="3865" calcext:value-type="float">
            <text:p>3865</text:p>
          </table:table-cell>
          <table:table-cell table:style-name="ce98" table:formula="of:=[CCAA.Q$52]-[CCAA.Q$11]" office:value-type="float" office:value="1" calcext:value-type="float">
            <text:p>1</text:p>
          </table:table-cell>
          <table:table-cell table:style-name="ce98" table:formula="of:=[CCAA.R$52]-[CCAA.R$11]" office:value-type="float" office:value="37" calcext:value-type="float">
            <text:p>37</text:p>
          </table:table-cell>
          <table:table-cell table:style-name="ce98" table:formula="of:=[CCAA.S$52]-[CCAA.S$11]" office:value-type="float" office:value="130" calcext:value-type="float">
            <text:p>130</text:p>
          </table:table-cell>
          <table:table-cell table:style-name="ce98" table:formula="of:=[CCAA.T$52]-[CCAA.T$11]" office:value-type="float" office:value="369" calcext:value-type="float">
            <text:p>369</text:p>
          </table:table-cell>
          <table:table-cell table:style-name="ce98" table:formula="of:=[CCAA.U$52]-[CCAA.U$11]" office:value-type="float" office:value="90" calcext:value-type="float">
            <text:p>90</text:p>
          </table:table-cell>
          <table:table-cell table:style-name="ce98"/>
          <table:table-cell table:style-name="ce36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6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55]-[.C56]" office:value-type="float" office:value="98" calcext:value-type="float">
            <text:p>98</text:p>
          </table:table-cell>
          <table:table-cell table:style-name="ce98" table:formula="of:=[.D55]-[.D56]" office:value-type="float" office:value="124" calcext:value-type="float">
            <text:p>124</text:p>
          </table:table-cell>
          <table:table-cell table:style-name="ce98"/>
          <table:table-cell table:style-name="ce98" table:formula="of:=[.F55]-[.F56]" office:value-type="float" office:value="32" calcext:value-type="float">
            <text:p>32</text:p>
          </table:table-cell>
          <table:table-cell table:style-name="ce98" table:formula="of:=[.G55]-[.G56]" office:value-type="float" office:value="17" calcext:value-type="float">
            <text:p>17</text:p>
          </table:table-cell>
          <table:table-cell table:style-name="ce98" table:formula="of:=[.H55]-[.H56]" office:value-type="float" office:value="12" calcext:value-type="float">
            <text:p>12</text:p>
          </table:table-cell>
          <table:table-cell table:style-name="ce98" table:formula="of:=[.I55]-[.I56]" office:value-type="float" office:value="884" calcext:value-type="float">
            <text:p>884</text:p>
          </table:table-cell>
          <table:table-cell table:style-name="ce98" table:formula="of:=[.J55]-[.J56]" office:value-type="float" office:value="796" calcext:value-type="float">
            <text:p>796</text:p>
          </table:table-cell>
          <table:table-cell table:style-name="ce98" table:formula="of:=[.K55]-[.K56]" office:value-type="float" office:value="-693" calcext:value-type="float">
            <text:p>-693</text:p>
          </table:table-cell>
          <table:table-cell table:style-name="ce98"/>
          <table:table-cell table:style-name="ce98" table:formula="of:=[.M55]-[.M56]" office:value-type="float" office:value="290" calcext:value-type="float">
            <text:p>290</text:p>
          </table:table-cell>
          <table:table-cell table:style-name="ce98" table:formula="of:=[.N55]-[.N56]" office:value-type="float" office:value="18" calcext:value-type="float">
            <text:p>18</text:p>
          </table:table-cell>
          <table:table-cell table:style-name="ce98"/>
          <table:table-cell table:style-name="ce98" table:formula="of:=[.P55]-[.P56]" office:value-type="float" office:value="-698" calcext:value-type="float">
            <text:p>-698</text:p>
          </table:table-cell>
          <table:table-cell table:style-name="ce98" table:number-columns-repeated="2"/>
          <table:table-cell table:style-name="ce98" table:formula="of:=[.S55]-[.S56]" office:value-type="float" office:value="110" calcext:value-type="float">
            <text:p>110</text:p>
          </table:table-cell>
          <table:table-cell table:style-name="ce98" table:formula="of:=[.T55]-[.T56]" office:value-type="float" office:value="79" calcext:value-type="float">
            <text:p>79</text:p>
          </table:table-cell>
          <table:table-cell table:style-name="ce98" table:number-columns-repeated="2"/>
          <table:table-cell table:style-name="ce36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3-26" calcext:value-type="date">
            <text:p>26/03</text:p>
          </table:table-cell>
          <table:table-cell table:number-columns-repeated="3"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/>
          <table:table-cell table:style-name="ce61" office:value-type="date" office:date-value="2020-03-28" calcext:value-type="date">
            <text:p>28/03</text:p>
          </table:table-cell>
          <table:table-cell table:style-name="ce61" table:number-columns-repeated="2"/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6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46]-[CCAA.C$40]" office:value-type="float" office:value="104" calcext:value-type="float">
            <text:p>104</text:p>
          </table:table-cell>
          <table:table-cell table:style-name="ce63" table:formula="of:=[CCAA.D$52]-[CCAA.D$43]" office:value-type="float" office:value="137" calcext:value-type="float">
            <text:p>137</text:p>
          </table:table-cell>
          <table:table-cell table:style-name="ce63" table:formula="of:=[CCAA.E$43]-[CCAA.E$40]" office:value-type="float" office:value="10" calcext:value-type="float">
            <text:p>10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2]-[CCAA.H$44]" office:value-type="float" office:value="45" calcext:value-type="float">
            <text:p>45</text:p>
          </table:table-cell>
          <table:table-cell table:style-name="ce63" table:formula="of:=[CCAA.I$52]-[CCAA.I$34]" office:value-type="float" office:value="768" calcext:value-type="float">
            <text:p>768</text:p>
          </table:table-cell>
          <table:table-cell table:style-name="ce63" table:formula="of:=[CCAA.J$53]-[CCAA.J$38]" office:value-type="float" office:value="619" calcext:value-type="float">
            <text:p>619</text:p>
          </table:table-cell>
          <table:table-cell table:style-name="ce63" table:formula="of:=[CCAA.K$51]-[CCAA.K$43]" office:value-type="float" office:value="1427" calcext:value-type="float">
            <text:p>1427</text:p>
          </table:table-cell>
          <table:table-cell table:style-name="ce63"/>
          <table:table-cell table:style-name="ce63" table:formula="of:=[CCAA.M$52]-[CCAA.M$42]" office:value-type="float" office:value="326" calcext:value-type="float">
            <text:p>326</text:p>
          </table:table-cell>
          <table:table-cell table:style-name="ce63" table:formula="of:=[CCAA.N$51]-[CCAA.N$44]" office:value-type="float" office:value="107" calcext:value-type="float">
            <text:p>107</text:p>
          </table:table-cell>
          <table:table-cell table:style-name="ce63"/>
          <table:table-cell table:style-name="ce63" table:formula="of:=[CCAA.P$48]-[CCAA.P$30]" office:value-type="float" office:value="2736" calcext:value-type="float">
            <text:p>2736</text:p>
          </table:table-cell>
          <table:table-cell table:style-name="ce63" table:number-columns-repeated="2"/>
          <table:table-cell table:style-name="ce63" table:formula="of:=[CCAA.S$51]-[CCAA.S$42]" office:value-type="float" office:value="99" calcext:value-type="float">
            <text:p>99</text:p>
          </table:table-cell>
          <table:table-cell table:style-name="ce63" table:formula="of:=[CCAA.T$52]-[CCAA.T$45]" office:value-type="float" office:value="214" calcext:value-type="float">
            <text:p>214</text:p>
          </table:table-cell>
          <table:table-cell table:style-name="ce63" table:number-columns-repeated="2"/>
          <table:table-cell table:style-name="ce36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3]-[CCAA.C$11]" office:value-type="float" office:value="343" calcext:value-type="float">
            <text:p>343</text:p>
          </table:table-cell>
          <table:table-cell table:style-name="ce98" table:formula="of:=[CCAA.D$53]-[CCAA.D$11]" office:value-type="float" office:value="200" calcext:value-type="float">
            <text:p>200</text:p>
          </table:table-cell>
          <table:table-cell table:style-name="ce98" table:formula="of:=[CCAA.E$53]-[CCAA.E$11]" office:value-type="float" office:value="69" calcext:value-type="float">
            <text:p>69</text:p>
          </table:table-cell>
          <table:table-cell table:style-name="ce98" table:formula="of:=[CCAA.F$53]-[CCAA.F$11]" office:value-type="float" office:value="58" calcext:value-type="float">
            <text:p>58</text:p>
          </table:table-cell>
          <table:table-cell table:style-name="ce98" table:formula="of:=[CCAA.G$53]-[CCAA.G$11]" office:value-type="float" office:value="68" calcext:value-type="float">
            <text:p>68</text:p>
          </table:table-cell>
          <table:table-cell table:style-name="ce98" table:formula="of:=[CCAA.H$53]-[CCAA.H$11]" office:value-type="float" office:value="60" calcext:value-type="float">
            <text:p>60</text:p>
          </table:table-cell>
          <table:table-cell table:style-name="ce98" table:formula="of:=[CCAA.I$53]-[CCAA.I$11]" office:value-type="float" office:value="854" calcext:value-type="float">
            <text:p>854</text:p>
          </table:table-cell>
          <table:table-cell table:style-name="ce98" table:formula="of:=[CCAA.J$53]-[CCAA.J$11]" office:value-type="float" office:value="641" calcext:value-type="float">
            <text:p>641</text:p>
          </table:table-cell>
          <table:table-cell table:style-name="ce98" table:formula="of:=[CCAA.K$53]-[CCAA.K$11]" office:value-type="float" office:value="2093" calcext:value-type="float">
            <text:p>2093</text:p>
          </table:table-cell>
          <table:table-cell table:style-name="ce98" table:formula="of:=[CCAA.L$53]-[CCAA.L$11]" office:value-type="float" office:value="1" calcext:value-type="float">
            <text:p>1</text:p>
          </table:table-cell>
          <table:table-cell table:style-name="ce98" table:formula="of:=[CCAA.M$53]-[CCAA.M$11]" office:value-type="float" office:value="443" calcext:value-type="float">
            <text:p>443</text:p>
          </table:table-cell>
          <table:table-cell table:style-name="ce98" table:formula="of:=[CCAA.N$53]-[CCAA.N$11]" office:value-type="float" office:value="181" calcext:value-type="float">
            <text:p>181</text:p>
          </table:table-cell>
          <table:table-cell table:style-name="ce98" table:formula="of:=[CCAA.O$53]-[CCAA.O$11]" office:value-type="float" office:value="120" calcext:value-type="float">
            <text:p>120</text:p>
          </table:table-cell>
          <table:table-cell table:style-name="ce98" table:formula="of:=[CCAA.P$53]-[CCAA.P$11]" office:value-type="float" office:value="4175" calcext:value-type="float">
            <text:p>4175</text:p>
          </table:table-cell>
          <table:table-cell table:style-name="ce98" table:formula="of:=[CCAA.Q$53]-[CCAA.Q$11]" office:value-type="float" office:value="1" calcext:value-type="float">
            <text:p>1</text:p>
          </table:table-cell>
          <table:table-cell table:style-name="ce98" table:formula="of:=[CCAA.R$53]-[CCAA.R$11]" office:value-type="float" office:value="42" calcext:value-type="float">
            <text:p>42</text:p>
          </table:table-cell>
          <table:table-cell table:style-name="ce98" table:formula="of:=[CCAA.S$53]-[CCAA.S$11]" office:value-type="float" office:value="141" calcext:value-type="float">
            <text:p>141</text:p>
          </table:table-cell>
          <table:table-cell table:style-name="ce98" table:formula="of:=[CCAA.T$53]-[CCAA.T$11]" office:value-type="float" office:value="412" calcext:value-type="float">
            <text:p>412</text:p>
          </table:table-cell>
          <table:table-cell table:style-name="ce98" table:formula="of:=[CCAA.U$53]-[CCAA.U$11]" office:value-type="float" office:value="101" calcext:value-type="float">
            <text:p>101</text:p>
          </table:table-cell>
          <table:table-cell table:style-name="ce98"/>
          <table:table-cell table:style-name="ce36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6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2]-[.C63]" office:value-type="float" office:value="114" calcext:value-type="float">
            <text:p>114</text:p>
          </table:table-cell>
          <table:table-cell table:style-name="ce98" table:formula="of:=[.D62]-[.D63]" office:value-type="float" office:value="129" calcext:value-type="float">
            <text:p>129</text:p>
          </table:table-cell>
          <table:table-cell table:style-name="ce98" table:formula="of:=[.E62]-[.E63]" office:value-type="float" office:value="34" calcext:value-type="float">
            <text:p>34</text:p>
          </table:table-cell>
          <table:table-cell table:style-name="ce98" table:formula="of:=[.F62]-[.F63]" office:value-type="float" office:value="32" calcext:value-type="float">
            <text:p>32</text:p>
          </table:table-cell>
          <table:table-cell table:style-name="ce98" table:formula="of:=[.G62]-[.G63]" office:value-type="float" office:value="15" calcext:value-type="float">
            <text:p>15</text:p>
          </table:table-cell>
          <table:table-cell table:style-name="ce98" table:formula="of:=[.H62]-[.H63]" office:value-type="float" office:value="7" calcext:value-type="float">
            <text:p>7</text:p>
          </table:table-cell>
          <table:table-cell table:style-name="ce98" table:formula="of:=[.I62]-[.I63]" office:value-type="float" office:value="1082" calcext:value-type="float">
            <text:p>1082</text:p>
          </table:table-cell>
          <table:table-cell table:style-name="ce98" table:formula="of:=[.J62]-[.J63]" office:value-type="float" office:value="834" calcext:value-type="float">
            <text:p>834</text:p>
          </table:table-cell>
          <table:table-cell table:style-name="ce98" table:formula="of:=[.K62]-[.K63]" office:value-type="float" office:value="-475" calcext:value-type="float">
            <text:p>-475</text:p>
          </table:table-cell>
          <table:table-cell table:style-name="ce98"/>
          <table:table-cell table:style-name="ce98" table:formula="of:=[.M62]-[.M63]" office:value-type="float" office:value="262" calcext:value-type="float">
            <text:p>262</text:p>
          </table:table-cell>
          <table:table-cell table:style-name="ce98" table:formula="of:=[.N62]-[.N63]" office:value-type="float" office:value="21" calcext:value-type="float">
            <text:p>21</text:p>
          </table:table-cell>
          <table:table-cell table:style-name="ce98"/>
          <table:table-cell table:style-name="ce98" table:formula="of:=[.P62]-[.P63]" office:value-type="float" office:value="-404" calcext:value-type="float">
            <text:p>-404</text:p>
          </table:table-cell>
          <table:table-cell table:style-name="ce98" table:number-columns-repeated="2"/>
          <table:table-cell table:style-name="ce98" table:formula="of:=[.S62]-[.S63]" office:value-type="float" office:value="135" calcext:value-type="float">
            <text:p>135</text:p>
          </table:table-cell>
          <table:table-cell table:style-name="ce98" table:formula="of:=[.T62]-[.T63]" office:value-type="float" office:value="64" calcext:value-type="float">
            <text:p>64</text:p>
          </table:table-cell>
          <table:table-cell table:style-name="ce98" table:number-columns-repeated="2"/>
          <table:table-cell table:style-name="ce36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/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6" calcext:value-type="date">
            <text:p>26/03</text:p>
          </table:table-cell>
          <table:table-cell table:style-name="ce61"/>
          <table:table-cell table:style-name="ce61" office:value-type="date" office:date-value="2020-04-04" calcext:value-type="date">
            <text:p>04/04</text:p>
          </table:table-cell>
          <table:table-cell table:number-columns-repeated="2"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0" calcext:value-type="date">
            <text:p>30/03</text:p>
          </table:table-cell>
          <table:table-cell table:style-name="ce61" table:number-columns-repeated="2"/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table:number-columns-repeated="2"/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6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6"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5]-[CCAA.D$43]" office:value-type="float" office:value="219" calcext:value-type="float">
            <text:p>219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6]-[CCAA.F$36]" office:value-type="float" office:value="16" calcext:value-type="float">
            <text:p>16</text:p>
          </table:table-cell>
          <table:table-cell table:style-name="ce63"/>
          <table:table-cell table:style-name="ce63" table:formula="of:=[CCAA.H$55]-[CCAA.H$44]" office:value-type="float" office:value="59" calcext:value-type="float">
            <text:p>59</text:p>
          </table:table-cell>
          <table:table-cell table:style-name="ce63" table:formula="of:=[CCAA.I$54]-[CCAA.I$34]" office:value-type="float" office:value="910" calcext:value-type="float">
            <text:p>910</text:p>
          </table:table-cell>
          <table:table-cell table:style-name="ce63" table:formula="of:=[CCAA.J$54]-[CCAA.J$38]" office:value-type="float" office:value="701" calcext:value-type="float">
            <text:p>701</text:p>
          </table:table-cell>
          <table:table-cell table:style-name="ce63" table:formula="of:=[CCAA.K$53]-[CCAA.K$42]" office:value-type="float" office:value="1902" calcext:value-type="float">
            <text:p>1902</text:p>
          </table:table-cell>
          <table:table-cell table:style-name="ce63"/>
          <table:table-cell table:style-name="ce63" table:formula="of:=[CCAA.M$54]-[CCAA.M$42]" office:value-type="float" office:value="442" calcext:value-type="float">
            <text:p>442</text:p>
          </table:table-cell>
          <table:table-cell table:style-name="ce63" table:formula="of:=[CCAA.N$52]-[CCAA.N$44]" office:value-type="float" office:value="126" calcext:value-type="float">
            <text:p>126</text:p>
          </table:table-cell>
          <table:table-cell table:style-name="ce63"/>
          <table:table-cell table:style-name="ce63" table:formula="of:=[CCAA.P$50]-[CCAA.P$30]" office:value-type="float" office:value="3371" calcext:value-type="float">
            <text:p>3371</text:p>
          </table:table-cell>
          <table:table-cell table:style-name="ce63" table:number-columns-repeated="2"/>
          <table:table-cell table:style-name="ce63" table:formula="of:=[CCAA.S$54]-[CCAA.S$42]" office:value-type="float" office:value="137" calcext:value-type="float">
            <text:p>137</text:p>
          </table:table-cell>
          <table:table-cell table:style-name="ce63" table:formula="of:=[CCAA.T$53]-[CCAA.T$45]" office:value-type="float" office:value="257" calcext:value-type="float">
            <text:p>257</text:p>
          </table:table-cell>
          <table:table-cell table:style-name="ce63" table:number-columns-repeated="2"/>
          <table:table-cell table:style-name="ce36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6]-[CCAA.C$11]" office:value-type="float" office:value="470" calcext:value-type="float">
            <text:p>470</text:p>
          </table:table-cell>
          <table:table-cell table:style-name="ce98" table:formula="of:=[CCAA.D$56]-[CCAA.D$11]" office:value-type="float" office:value="270" calcext:value-type="float">
            <text:p>270</text:p>
          </table:table-cell>
          <table:table-cell table:style-name="ce98" table:formula="of:=[CCAA.E$56]-[CCAA.E$11]" office:value-type="float" office:value="80" calcext:value-type="float">
            <text:p>80</text:p>
          </table:table-cell>
          <table:table-cell table:style-name="ce98" table:formula="of:=[CCAA.F$56]-[CCAA.F$11]" office:value-type="float" office:value="75" calcext:value-type="float">
            <text:p>75</text:p>
          </table:table-cell>
          <table:table-cell table:style-name="ce98" table:formula="of:=[CCAA.G$56]-[CCAA.G$11]" office:value-type="float" office:value="80" calcext:value-type="float">
            <text:p>80</text:p>
          </table:table-cell>
          <table:table-cell table:style-name="ce98" table:formula="of:=[CCAA.H$56]-[CCAA.H$11]" office:value-type="float" office:value="68" calcext:value-type="float">
            <text:p>68</text:p>
          </table:table-cell>
          <table:table-cell table:style-name="ce98" table:formula="of:=[CCAA.I$56]-[CCAA.I$11]" office:value-type="float" office:value="1055" calcext:value-type="float">
            <text:p>1055</text:p>
          </table:table-cell>
          <table:table-cell table:style-name="ce98" table:formula="of:=[CCAA.J$56]-[CCAA.J$11]" office:value-type="float" office:value="847" calcext:value-type="float">
            <text:p>847</text:p>
          </table:table-cell>
          <table:table-cell table:style-name="ce98" table:formula="of:=[CCAA.K$56]-[CCAA.K$11]" office:value-type="float" office:value="2637" calcext:value-type="float">
            <text:p>2637</text:p>
          </table:table-cell>
          <table:table-cell table:style-name="ce98" table:formula="of:=[CCAA.L$56]-[CCAA.L$11]" office:value-type="float" office:value="2" calcext:value-type="float">
            <text:p>2</text:p>
          </table:table-cell>
          <table:table-cell table:style-name="ce98" table:formula="of:=[CCAA.M$56]-[CCAA.M$11]" office:value-type="float" office:value="613" calcext:value-type="float">
            <text:p>613</text:p>
          </table:table-cell>
          <table:table-cell table:style-name="ce98" table:formula="of:=[CCAA.N$56]-[CCAA.N$11]" office:value-type="float" office:value="218" calcext:value-type="float">
            <text:p>218</text:p>
          </table:table-cell>
          <table:table-cell table:style-name="ce98" table:formula="of:=[CCAA.O$56]-[CCAA.O$11]" office:value-type="float" office:value="174" calcext:value-type="float">
            <text:p>174</text:p>
          </table:table-cell>
          <table:table-cell table:style-name="ce98" table:formula="of:=[CCAA.P$56]-[CCAA.P$11]" office:value-type="float" office:value="4941" calcext:value-type="float">
            <text:p>4941</text:p>
          </table:table-cell>
          <table:table-cell table:style-name="ce98" table:formula="of:=[CCAA.Q$56]-[CCAA.Q$11]" office:value-type="float" office:value="2" calcext:value-type="float">
            <text:p>2</text:p>
          </table:table-cell>
          <table:table-cell table:style-name="ce98" table:formula="of:=[CCAA.R$56]-[CCAA.R$11]" office:value-type="float" office:value="59" calcext:value-type="float">
            <text:p>59</text:p>
          </table:table-cell>
          <table:table-cell table:style-name="ce98" table:formula="of:=[CCAA.S$56]-[CCAA.S$11]" office:value-type="float" office:value="178" calcext:value-type="float">
            <text:p>178</text:p>
          </table:table-cell>
          <table:table-cell table:style-name="ce98" table:formula="of:=[CCAA.T$56]-[CCAA.T$11]" office:value-type="float" office:value="515" calcext:value-type="float">
            <text:p>515</text:p>
          </table:table-cell>
          <table:table-cell table:style-name="ce98" table:formula="of:=[CCAA.U$56]-[CCAA.U$11]" office:value-type="float" office:value="134" calcext:value-type="float">
            <text:p>134</text:p>
          </table:table-cell>
          <table:table-cell table:style-name="ce98"/>
          <table:table-cell table:style-name="ce36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6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69]-[.C70]" office:value-type="float" office:value="111" calcext:value-type="float">
            <text:p>111</text:p>
          </table:table-cell>
          <table:table-cell table:style-name="ce98" table:formula="of:=[.D69]-[.D70]" office:value-type="float" office:value="121" calcext:value-type="float">
            <text:p>121</text:p>
          </table:table-cell>
          <table:table-cell table:style-name="ce98" table:formula="of:=[.E69]-[.E70]" office:value-type="float" office:value="49" calcext:value-type="float">
            <text:p>49</text:p>
          </table:table-cell>
          <table:table-cell table:style-name="ce98" table:formula="of:=[.F69]-[.F70]" office:value-type="float" office:value="30" calcext:value-type="float">
            <text:p>30</text:p>
          </table:table-cell>
          <table:table-cell table:style-name="ce98"/>
          <table:table-cell table:style-name="ce98" table:formula="of:=[.H69]-[.H70]" office:value-type="float" office:value="15" calcext:value-type="float">
            <text:p>15</text:p>
          </table:table-cell>
          <table:table-cell table:style-name="ce98" table:formula="of:=[.I69]-[.I70]" office:value-type="float" office:value="1168" calcext:value-type="float">
            <text:p>1168</text:p>
          </table:table-cell>
          <table:table-cell table:style-name="ce98" table:formula="of:=[.J69]-[.J70]" office:value-type="float" office:value="985" calcext:value-type="float">
            <text:p>985</text:p>
          </table:table-cell>
          <table:table-cell table:style-name="ce98" table:formula="of:=[.K69]-[.K70]" office:value-type="float" office:value="-420" calcext:value-type="float">
            <text:p>-420</text:p>
          </table:table-cell>
          <table:table-cell table:style-name="ce98"/>
          <table:table-cell table:style-name="ce98" table:formula="of:=[.M69]-[.M70]" office:value-type="float" office:value="267" calcext:value-type="float">
            <text:p>267</text:p>
          </table:table-cell>
          <table:table-cell table:style-name="ce98" table:formula="of:=[.N69]-[.N70]" office:value-type="float" office:value="70" calcext:value-type="float">
            <text:p>70</text:p>
          </table:table-cell>
          <table:table-cell table:style-name="ce98"/>
          <table:table-cell table:style-name="ce98" table:formula="of:=[.P69]-[.P70]" office:value-type="float" office:value="-703" calcext:value-type="float">
            <text:p>-703</text:p>
          </table:table-cell>
          <table:table-cell table:style-name="ce98" table:number-columns-repeated="2"/>
          <table:table-cell table:style-name="ce98" table:formula="of:=[.S69]-[.S70]" office:value-type="float" office:value="148" calcext:value-type="float">
            <text:p>148</text:p>
          </table:table-cell>
          <table:table-cell table:style-name="ce98" table:formula="of:=[.T69]-[.T70]" office:value-type="float" office:value="70" calcext:value-type="float">
            <text:p>70</text:p>
          </table:table-cell>
          <table:table-cell table:style-name="ce98" table:number-columns-repeated="2"/>
          <table:table-cell table:style-name="ce36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/>
          <table:table-cell table:style-name="ce46" office:value-type="date" office:date-value="2020-03-10" calcext:value-type="date">
            <text:p>10/03</text:p>
          </table:table-cell>
          <table:table-cell table:style-name="ce46" table:number-columns-repeated="2"/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style-name="ce61" table:number-columns-repeated="2"/>
          <table:table-cell table:number-columns-repeated="2" table:style-name="ce61" office:value-type="date" office:date-value="2020-04-05" calcext:value-type="date">
            <text:p>05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6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30]" office:value-type="float" office:value="343" calcext:value-type="float">
            <text:p>343</text:p>
          </table:table-cell>
          <table:table-cell table:style-name="ce63" table:formula="of:=[CCAA.D$56]-[CCAA.D$43]" office:value-type="float" office:value="238" calcext:value-type="float">
            <text:p>238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7]-[CCAA.I$38]" office:value-type="float" office:value="1104" calcext:value-type="float">
            <text:p>1104</text:p>
          </table:table-cell>
          <table:table-cell table:style-name="ce63" table:formula="of:=[CCAA.J$57]-[CCAA.J$34]" office:value-type="float" office:value="916" calcext:value-type="float">
            <text:p>916</text:p>
          </table:table-cell>
          <table:table-cell table:style-name="ce63" table:formula="of:=[CCAA.K$55]-[CCAA.K$42]" office:value-type="float" office:value="2317" calcext:value-type="float">
            <text:p>2317</text:p>
          </table:table-cell>
          <table:table-cell table:style-name="ce63"/>
          <table:table-cell table:style-name="ce63" table:formula="of:=[CCAA.M$56]-[CCAA.M$42]" office:value-type="float" office:value="544" calcext:value-type="float">
            <text:p>544</text:p>
          </table:table-cell>
          <table:table-cell table:style-name="ce63" table:formula="of:=[CCAA.N$53]-[CCAA.N$43]" office:value-type="float" office:value="163" calcext:value-type="float">
            <text:p>163</text:p>
          </table:table-cell>
          <table:table-cell table:style-name="ce63"/>
          <table:table-cell table:style-name="ce63" table:formula="of:=[CCAA.P$51]-[CCAA.P$30]" office:value-type="float" office:value="3582" calcext:value-type="float">
            <text:p>3582</text:p>
          </table:table-cell>
          <table:table-cell table:style-name="ce63" table:number-columns-repeated="2"/>
          <table:table-cell table:style-name="ce63" table:formula="of:=[CCAA.S$56]-[CCAA.S$42]" office:value-type="float" office:value="164" calcext:value-type="float">
            <text:p>164</text:p>
          </table:table-cell>
          <table:table-cell table:style-name="ce63" table:formula="of:=[CCAA.T$56]-[CCAA.T$45]" office:value-type="float" office:value="360" calcext:value-type="float">
            <text:p>360</text:p>
          </table:table-cell>
          <table:table-cell table:style-name="ce63" table:formula="of:=[CCAA.U$43]-[CCAA.U$30]" office:value-type="float" office:value="21" calcext:value-type="float">
            <text:p>21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7]-[CCAA.C$11]" office:value-type="float" office:value="491" calcext:value-type="float">
            <text:p>491</text:p>
          </table:table-cell>
          <table:table-cell table:style-name="ce98" table:formula="of:=[CCAA.D$57]-[CCAA.D$11]" office:value-type="float" office:value="284" calcext:value-type="float">
            <text:p>284</text:p>
          </table:table-cell>
          <table:table-cell table:style-name="ce98" table:formula="of:=[CCAA.E$57]-[CCAA.E$11]" office:value-type="float" office:value="86" calcext:value-type="float">
            <text:p>86</text:p>
          </table:table-cell>
          <table:table-cell table:style-name="ce98" table:formula="of:=[CCAA.F$57]-[CCAA.F$11]" office:value-type="float" office:value="81" calcext:value-type="float">
            <text:p>81</text:p>
          </table:table-cell>
          <table:table-cell table:style-name="ce98" table:formula="of:=[CCAA.G$57]-[CCAA.G$11]" office:value-type="float" office:value="85" calcext:value-type="float">
            <text:p>85</text:p>
          </table:table-cell>
          <table:table-cell table:style-name="ce98" table:formula="of:=[CCAA.H$57]-[CCAA.H$11]" office:value-type="float" office:value="77" calcext:value-type="float">
            <text:p>77</text:p>
          </table:table-cell>
          <table:table-cell table:style-name="ce98" table:formula="of:=[CCAA.I$57]-[CCAA.I$11]" office:value-type="float" office:value="1132" calcext:value-type="float">
            <text:p>1132</text:p>
          </table:table-cell>
          <table:table-cell table:style-name="ce98" table:formula="of:=[CCAA.J$57]-[CCAA.J$11]" office:value-type="float" office:value="919" calcext:value-type="float">
            <text:p>919</text:p>
          </table:table-cell>
          <table:table-cell table:style-name="ce98" table:formula="of:=[CCAA.K$57]-[CCAA.K$11]" office:value-type="float" office:value="2760" calcext:value-type="float">
            <text:p>2760</text:p>
          </table:table-cell>
          <table:table-cell table:style-name="ce98" table:formula="of:=[CCAA.L$57]-[CCAA.L$11]" office:value-type="float" office:value="3" calcext:value-type="float">
            <text:p>3</text:p>
          </table:table-cell>
          <table:table-cell table:style-name="ce98" table:formula="of:=[CCAA.M$57]-[CCAA.M$11]" office:value-type="float" office:value="637" calcext:value-type="float">
            <text:p>637</text:p>
          </table:table-cell>
          <table:table-cell table:style-name="ce98" table:formula="of:=[CCAA.N$57]-[CCAA.N$11]" office:value-type="float" office:value="228" calcext:value-type="float">
            <text:p>228</text:p>
          </table:table-cell>
          <table:table-cell table:style-name="ce98" table:formula="of:=[CCAA.O$57]-[CCAA.O$11]" office:value-type="float" office:value="190" calcext:value-type="float">
            <text:p>190</text:p>
          </table:table-cell>
          <table:table-cell table:style-name="ce98" table:formula="of:=[CCAA.P$57]-[CCAA.P$11]" office:value-type="float" office:value="5136" calcext:value-type="float">
            <text:p>5136</text:p>
          </table:table-cell>
          <table:table-cell table:style-name="ce98" table:formula="of:=[CCAA.Q$57]-[CCAA.Q$11]" office:value-type="float" office:value="2" calcext:value-type="float">
            <text:p>2</text:p>
          </table:table-cell>
          <table:table-cell table:style-name="ce98" table:formula="of:=[CCAA.R$57]-[CCAA.R$11]" office:value-type="float" office:value="68" calcext:value-type="float">
            <text:p>68</text:p>
          </table:table-cell>
          <table:table-cell table:style-name="ce98" table:formula="of:=[CCAA.S$57]-[CCAA.S$11]" office:value-type="float" office:value="187" calcext:value-type="float">
            <text:p>187</text:p>
          </table:table-cell>
          <table:table-cell table:style-name="ce98" table:formula="of:=[CCAA.T$57]-[CCAA.T$11]" office:value-type="float" office:value="548" calcext:value-type="float">
            <text:p>548</text:p>
          </table:table-cell>
          <table:table-cell table:style-name="ce98" table:formula="of:=[CCAA.U$57]-[CCAA.U$11]" office:value-type="float" office:value="141" calcext:value-type="float">
            <text:p>141</text:p>
          </table:table-cell>
          <table:table-cell table:style-name="ce98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6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76]-[.C77]" office:value-type="float" office:value="97" calcext:value-type="float">
            <text:p>97</text:p>
          </table:table-cell>
          <table:table-cell table:style-name="ce98" table:formula="of:=[.D76]-[.D77]" office:value-type="float" office:value="154" calcext:value-type="float">
            <text:p>154</text:p>
          </table:table-cell>
          <table:table-cell table:style-name="ce98" table:formula="of:=[.E76]-[.E77]" office:value-type="float" office:value="49" calcext:value-type="float">
            <text:p>49</text:p>
          </table:table-cell>
          <table:table-cell table:style-name="ce98" table:formula="of:=[.F76]-[.F77]" office:value-type="float" office:value="41" calcext:value-type="float">
            <text:p>41</text:p>
          </table:table-cell>
          <table:table-cell table:style-name="ce98" table:formula="of:=[.G76]-[.G77]" office:value-type="float" office:value="39" calcext:value-type="float">
            <text:p>39</text:p>
          </table:table-cell>
          <table:table-cell table:style-name="ce98" table:formula="of:=[.H76]-[.H77]" office:value-type="float" office:value="10" calcext:value-type="float">
            <text:p>10</text:p>
          </table:table-cell>
          <table:table-cell table:style-name="ce98" table:formula="of:=[.I76]-[.I77]" office:value-type="float" office:value="900" calcext:value-type="float">
            <text:p>900</text:p>
          </table:table-cell>
          <table:table-cell table:style-name="ce98" table:formula="of:=[.J76]-[.J77]" office:value-type="float" office:value="1554" calcext:value-type="float">
            <text:p>1554</text:p>
          </table:table-cell>
          <table:table-cell table:style-name="ce98" table:formula="of:=[.K76]-[.K77]" office:value-type="float" office:value="-562" calcext:value-type="float">
            <text:p>-562</text:p>
          </table:table-cell>
          <table:table-cell table:style-name="ce98"/>
          <table:table-cell table:style-name="ce98" table:formula="of:=[.M76]-[.M77]" office:value-type="float" office:value="336" calcext:value-type="float">
            <text:p>336</text:p>
          </table:table-cell>
          <table:table-cell table:style-name="ce98" table:formula="of:=[.N76]-[.N77]" office:value-type="float" office:value="91" calcext:value-type="float">
            <text:p>91</text:p>
          </table:table-cell>
          <table:table-cell table:style-name="ce98"/>
          <table:table-cell table:style-name="ce98" table:formula="of:=[.P76]-[.P77]" office:value-type="float" office:value="-552" calcext:value-type="float">
            <text:p>-552</text:p>
          </table:table-cell>
          <table:table-cell table:style-name="ce98" table:number-columns-repeated="2"/>
          <table:table-cell table:style-name="ce98" table:formula="of:=[.S76]-[.S77]" office:value-type="float" office:value="195" calcext:value-type="float">
            <text:p>195</text:p>
          </table:table-cell>
          <table:table-cell table:style-name="ce98" table:formula="of:=[.T76]-[.T77]" office:value-type="float" office:value="117" calcext:value-type="float">
            <text:p>117</text:p>
          </table:table-cell>
          <table:table-cell table:style-name="ce98" table:formula="of:=[.U76]-[.U77]" office:value-type="float" office:value="11" calcext:value-type="float">
            <text:p>11</text:p>
          </table:table-cell>
          <table:table-cell table:style-name="ce98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7" calcext:value-type="date">
            <text:p>17/03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25" calcext:value-type="date">
            <text:p>25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07" calcext:value-type="date">
            <text:p>07/04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/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06" calcext:value-type="date">
            <text:p>06/04</text:p>
          </table:table-cell>
          <table:table-cell table:style-name="ce61" office:value-type="date" office:date-value="2020-03-23" calcext:value-type="date">
            <text:p>23/03</text:p>
          </table:table-cell>
          <table:table-cell table:style-name="ce61" office:value-type="date" office:date-value="2020-04-06" calcext:value-type="date">
            <text:p>06/04</text:p>
          </table:table-cell>
          <table:table-cell table:style-name="ce36"/>
          <table:table-cell table:number-columns-repeated="41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6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57]-[CCAA.D$43]" office:value-type="float" office:value="252" calcext:value-type="float">
            <text:p>252</text:p>
          </table:table-cell>
          <table:table-cell table:style-name="ce63" table:formula="of:=[CCAA.E$45]-[CCAA.E$40]" office:value-type="float" office:value="23" calcext:value-type="float">
            <text:p>2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58]-[CCAA.I$38]" office:value-type="float" office:value="1149" calcext:value-type="float">
            <text:p>1149</text:p>
          </table:table-cell>
          <table:table-cell table:style-name="ce63" table:formula="of:=[CCAA.J$58]-[CCAA.J$34]" office:value-type="float" office:value="979" calcext:value-type="float">
            <text:p>979</text:p>
          </table:table-cell>
          <table:table-cell table:style-name="ce63" table:formula="of:=[CCAA.K$57]-[CCAA.K$42]" office:value-type="float" office:value="2569" calcext:value-type="float">
            <text:p>256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7]-[CCAA.M$42]" office:value-type="float" office:value="568" calcext:value-type="float">
            <text:p>568</text:p>
          </table:table-cell>
          <table:table-cell table:style-name="ce63" table:formula="of:=[CCAA.N$58]-[CCAA.N$43]" office:value-type="float" office:value="240" calcext:value-type="float">
            <text:p>240</text:p>
          </table:table-cell>
          <table:table-cell table:style-name="ce63" table:formula="of:=[CCAA.O$51]-[CCAA.O$41]" office:value-type="float" office:value="75" calcext:value-type="float">
            <text:p>75</text:p>
          </table:table-cell>
          <table:table-cell table:style-name="ce63" table:formula="of:=[CCAA.P$52]-[CCAA.P$30]" office:value-type="float" office:value="3844" calcext:value-type="float">
            <text:p>3844</text:p>
          </table:table-cell>
          <table:table-cell table:style-name="ce63"/>
          <table:table-cell table:style-name="ce63" table:formula="of:=[CCAA.R$51]-[CCAA.R$47]" office:value-type="float" office:value="19" calcext:value-type="float">
            <text:p>19</text:p>
          </table:table-cell>
          <table:table-cell table:style-name="ce63" table:formula="of:=[CCAA.S$57]-[CCAA.S$42]" office:value-type="float" office:value="173" calcext:value-type="float">
            <text:p>173</text:p>
          </table:table-cell>
          <table:table-cell table:style-name="ce63" table:formula="of:=[CCAA.T$57]-[CCAA.T$45]" office:value-type="float" office:value="393" calcext:value-type="float">
            <text:p>393</text:p>
          </table:table-cell>
          <table:table-cell table:style-name="ce63" table:formula="of:=[CCAA.U$43]-[CCAA.U$40]" office:value-type="float" office:value="15" calcext:value-type="float">
            <text:p>15</text:p>
          </table:table-cell>
          <table:table-cell table:style-name="ce63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58]-[CCAA.C$11]" office:value-type="float" office:value="528" calcext:value-type="float">
            <text:p>528</text:p>
          </table:table-cell>
          <table:table-cell table:style-name="ce98" table:formula="of:=[CCAA.D$58]-[CCAA.D$11]" office:value-type="float" office:value="312" calcext:value-type="float">
            <text:p>312</text:p>
          </table:table-cell>
          <table:table-cell table:style-name="ce98" table:formula="of:=[CCAA.E$58]-[CCAA.E$11]" office:value-type="float" office:value="96" calcext:value-type="float">
            <text:p>96</text:p>
          </table:table-cell>
          <table:table-cell table:style-name="ce98" table:formula="of:=[CCAA.F$58]-[CCAA.F$11]" office:value-type="float" office:value="84" calcext:value-type="float">
            <text:p>84</text:p>
          </table:table-cell>
          <table:table-cell table:style-name="ce98" table:formula="of:=[CCAA.G$58]-[CCAA.G$11]" office:value-type="float" office:value="89" calcext:value-type="float">
            <text:p>89</text:p>
          </table:table-cell>
          <table:table-cell table:style-name="ce98" table:formula="of:=[CCAA.H$58]-[CCAA.H$11]" office:value-type="float" office:value="85" calcext:value-type="float">
            <text:p>85</text:p>
          </table:table-cell>
          <table:table-cell table:style-name="ce98" table:formula="of:=[CCAA.I$58]-[CCAA.I$11]" office:value-type="float" office:value="1177" calcext:value-type="float">
            <text:p>1177</text:p>
          </table:table-cell>
          <table:table-cell table:style-name="ce98" table:formula="of:=[CCAA.J$58]-[CCAA.J$11]" office:value-type="float" office:value="982" calcext:value-type="float">
            <text:p>982</text:p>
          </table:table-cell>
          <table:table-cell table:style-name="ce98" table:formula="of:=[CCAA.K$58]-[CCAA.K$11]" office:value-type="float" office:value="2908" calcext:value-type="float">
            <text:p>2908</text:p>
          </table:table-cell>
          <table:table-cell table:style-name="ce98" table:formula="of:=[CCAA.L$58]-[CCAA.L$11]" office:value-type="float" office:value="4" calcext:value-type="float">
            <text:p>4</text:p>
          </table:table-cell>
          <table:table-cell table:style-name="ce98" table:formula="of:=[CCAA.M$58]-[CCAA.M$11]" office:value-type="float" office:value="672" calcext:value-type="float">
            <text:p>672</text:p>
          </table:table-cell>
          <table:table-cell table:style-name="ce98" table:formula="of:=[CCAA.N$58]-[CCAA.N$11]" office:value-type="float" office:value="258" calcext:value-type="float">
            <text:p>258</text:p>
          </table:table-cell>
          <table:table-cell table:style-name="ce98" table:formula="of:=[CCAA.O$58]-[CCAA.O$11]" office:value-type="float" office:value="204" calcext:value-type="float">
            <text:p>204</text:p>
          </table:table-cell>
          <table:table-cell table:style-name="ce98" table:formula="of:=[CCAA.P$58]-[CCAA.P$11]" office:value-type="float" office:value="5371" calcext:value-type="float">
            <text:p>5371</text:p>
          </table:table-cell>
          <table:table-cell table:style-name="ce98" table:formula="of:=[CCAA.Q$58]-[CCAA.Q$11]" office:value-type="float" office:value="2" calcext:value-type="float">
            <text:p>2</text:p>
          </table:table-cell>
          <table:table-cell table:style-name="ce98" table:formula="of:=[CCAA.R$58]-[CCAA.R$11]" office:value-type="float" office:value="78" calcext:value-type="float">
            <text:p>78</text:p>
          </table:table-cell>
          <table:table-cell table:style-name="ce98" table:formula="of:=[CCAA.S$58]-[CCAA.S$11]" office:value-type="float" office:value="202" calcext:value-type="float">
            <text:p>202</text:p>
          </table:table-cell>
          <table:table-cell table:style-name="ce98" table:formula="of:=[CCAA.T$58]-[CCAA.T$11]" office:value-type="float" office:value="586" calcext:value-type="float">
            <text:p>586</text:p>
          </table:table-cell>
          <table:table-cell table:style-name="ce98" table:formula="of:=[CCAA.U$58]-[CCAA.U$11]" office:value-type="float" office:value="160" calcext:value-type="float">
            <text:p>160</text:p>
          </table:table-cell>
          <table:table-cell table:style-name="ce98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6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49" office:value-type="string" calcext:value-type="string">
            <text:p>Diferencia</text:p>
          </table:table-cell>
          <table:table-cell table:style-name="ce98" table:formula="of:=[.C83]-[.C84]" office:value-type="float" office:value="167" calcext:value-type="float">
            <text:p>167</text:p>
          </table:table-cell>
          <table:table-cell table:style-name="ce98" table:formula="of:=[.D83]-[.D84]" office:value-type="float" office:value="174" calcext:value-type="float">
            <text:p>174</text:p>
          </table:table-cell>
          <table:table-cell table:style-name="ce98" table:formula="of:=[.E83]-[.E84]" office:value-type="float" office:value="49" calcext:value-type="float">
            <text:p>49</text:p>
          </table:table-cell>
          <table:table-cell table:style-name="ce98" table:formula="of:=[.F83]-[.F84]" office:value-type="float" office:value="41" calcext:value-type="float">
            <text:p>41</text:p>
          </table:table-cell>
          <table:table-cell table:style-name="ce98" table:formula="of:=[.G83]-[.G84]" office:value-type="float" office:value="27" calcext:value-type="float">
            <text:p>27</text:p>
          </table:table-cell>
          <table:table-cell table:style-name="ce98" table:formula="of:=[.H83]-[.H84]" office:value-type="float" office:value="11" calcext:value-type="float">
            <text:p>11</text:p>
          </table:table-cell>
          <table:table-cell table:style-name="ce98" table:formula="of:=[.I83]-[.I84]" office:value-type="float" office:value="985" calcext:value-type="float">
            <text:p>985</text:p>
          </table:table-cell>
          <table:table-cell table:style-name="ce98" table:formula="of:=[.J83]-[.J84]" office:value-type="float" office:value="1707" calcext:value-type="float">
            <text:p>1707</text:p>
          </table:table-cell>
          <table:table-cell table:style-name="ce98" table:formula="of:=[.K83]-[.K84]" office:value-type="float" office:value="-465" calcext:value-type="float">
            <text:p>-465</text:p>
          </table:table-cell>
          <table:table-cell table:style-name="ce98" table:formula="of:=[.L83]-[.L84]" office:value-type="float" office:value="11" calcext:value-type="float">
            <text:p>11</text:p>
          </table:table-cell>
          <table:table-cell table:style-name="ce98" table:formula="of:=[.M83]-[.M84]" office:value-type="float" office:value="329" calcext:value-type="float">
            <text:p>329</text:p>
          </table:table-cell>
          <table:table-cell table:style-name="ce98" table:formula="of:=[.N83]-[.N84]" office:value-type="float" office:value="82" calcext:value-type="float">
            <text:p>82</text:p>
          </table:table-cell>
          <table:table-cell table:style-name="ce98" table:formula="of:=[.O83]-[.O84]" office:value-type="float" office:value="77" calcext:value-type="float">
            <text:p>77</text:p>
          </table:table-cell>
          <table:table-cell table:style-name="ce98" table:formula="of:=[.P83]-[.P84]" office:value-type="float" office:value="74" calcext:value-type="float">
            <text:p>74</text:p>
          </table:table-cell>
          <table:table-cell table:style-name="ce98"/>
          <table:table-cell table:style-name="ce98" table:formula="of:=[.R83]-[.R84]" office:value-type="float" office:value="15" calcext:value-type="float">
            <text:p>15</text:p>
          </table:table-cell>
          <table:table-cell table:style-name="ce98" table:formula="of:=[.S83]-[.S84]" office:value-type="float" office:value="217" calcext:value-type="float">
            <text:p>217</text:p>
          </table:table-cell>
          <table:table-cell table:style-name="ce98" table:formula="of:=[.T83]-[.T84]" office:value-type="float" office:value="117" calcext:value-type="float">
            <text:p>117</text:p>
          </table:table-cell>
          <table:table-cell table:style-name="ce98" table:formula="of:=[.U83]-[.U84]" office:value-type="float" office:value="17" calcext:value-type="float">
            <text:p>17</text:p>
          </table:table-cell>
          <table:table-cell table:style-name="ce98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3-29" calcext:value-type="date">
            <text:p>29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1" calcext:value-type="date">
            <text:p>01/04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2]-[CCAA.D$43]" office:value-type="float" office:value="393" calcext:value-type="float">
            <text:p>393</text:p>
          </table:table-cell>
          <table:table-cell table:style-name="ce63" table:formula="of:=[CCAA.E$49]-[CCAA.E$40]" office:value-type="float" office:value="39" calcext:value-type="float">
            <text:p>3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2]-[CCAA.G$47]" office:value-type="float" office:value="35" calcext:value-type="float">
            <text:p>35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2]-[CCAA.I$34]" office:value-type="float" office:value="1477" calcext:value-type="float">
            <text:p>1477</text:p>
          </table:table-cell>
          <table:table-cell table:style-name="ce63" table:formula="of:=[CCAA.J$61]-[CCAA.J$38]" office:value-type="float" office:value="1107" calcext:value-type="float">
            <text:p>1107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54]-[CCAA.P$30]" office:value-type="float" office:value="4462" calcext:value-type="float">
            <text:p>4462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4]-[CCAA.C$11]" office:value-type="float" office:value="815" calcext:value-type="float">
            <text:p>815</text:p>
          </table:table-cell>
          <table:table-cell table:style-name="ce98" table:formula="of:=[CCAA.D$64]-[CCAA.D$11]" office:value-type="float" office:value="464" calcext:value-type="float">
            <text:p>464</text:p>
          </table:table-cell>
          <table:table-cell table:style-name="ce98" table:formula="of:=[CCAA.E$64]-[CCAA.E$11]" office:value-type="float" office:value="149" calcext:value-type="float">
            <text:p>149</text:p>
          </table:table-cell>
          <table:table-cell table:style-name="ce98" table:formula="of:=[CCAA.F$64]-[CCAA.F$11]" office:value-type="float" office:value="117" calcext:value-type="float">
            <text:p>117</text:p>
          </table:table-cell>
          <table:table-cell table:style-name="ce98" table:formula="of:=[CCAA.G$64]-[CCAA.G$11]" office:value-type="float" office:value="96" calcext:value-type="float">
            <text:p>96</text:p>
          </table:table-cell>
          <table:table-cell table:style-name="ce98" table:formula="of:=[CCAA.H$64]-[CCAA.H$11]" office:value-type="float" office:value="117" calcext:value-type="float">
            <text:p>117</text:p>
          </table:table-cell>
          <table:table-cell table:style-name="ce98" table:formula="of:=[CCAA.I$64]-[CCAA.I$11]" office:value-type="float" office:value="1626" calcext:value-type="float">
            <text:p>1626</text:p>
          </table:table-cell>
          <table:table-cell table:style-name="ce98" table:formula="of:=[CCAA.J$64]-[CCAA.J$11]" office:value-type="float" office:value="1263" calcext:value-type="float">
            <text:p>1263</text:p>
          </table:table-cell>
          <table:table-cell table:style-name="ce98" table:formula="of:=[CCAA.K$64]-[CCAA.K$11]" office:value-type="float" office:value="3538" calcext:value-type="float">
            <text:p>3538</text:p>
          </table:table-cell>
          <table:table-cell table:style-name="ce98" table:formula="of:=[CCAA.L$64]-[CCAA.L$11]" office:value-type="float" office:value="4" calcext:value-type="float">
            <text:p>4</text:p>
          </table:table-cell>
          <table:table-cell table:style-name="ce98" table:formula="of:=[CCAA.M$64]-[CCAA.M$11]" office:value-type="float" office:value="876" calcext:value-type="float">
            <text:p>876</text:p>
          </table:table-cell>
          <table:table-cell table:style-name="ce98" table:formula="of:=[CCAA.N$64]-[CCAA.N$11]" office:value-type="float" office:value="321" calcext:value-type="float">
            <text:p>321</text:p>
          </table:table-cell>
          <table:table-cell table:style-name="ce98" table:formula="of:=[CCAA.O$64]-[CCAA.O$11]" office:value-type="float" office:value="284" calcext:value-type="float">
            <text:p>284</text:p>
          </table:table-cell>
          <table:table-cell table:style-name="ce98" table:formula="of:=[CCAA.P$64]-[CCAA.P$11]" office:value-type="float" office:value="6423" calcext:value-type="float">
            <text:p>6423</text:p>
          </table:table-cell>
          <table:table-cell table:style-name="ce98" table:formula="of:=[CCAA.Q$64]-[CCAA.Q$11]" office:value-type="float" office:value="2" calcext:value-type="float">
            <text:p>2</text:p>
          </table:table-cell>
          <table:table-cell table:style-name="ce98" table:formula="of:=[CCAA.R$64]-[CCAA.R$11]" office:value-type="float" office:value="101" calcext:value-type="float">
            <text:p>101</text:p>
          </table:table-cell>
          <table:table-cell table:style-name="ce98" table:formula="of:=[CCAA.S$64]-[CCAA.S$11]" office:value-type="float" office:value="239" calcext:value-type="float">
            <text:p>239</text:p>
          </table:table-cell>
          <table:table-cell table:style-name="ce98" table:formula="of:=[CCAA.T$64]-[CCAA.T$11]" office:value-type="float" office:value="831" calcext:value-type="float">
            <text:p>831</text:p>
          </table:table-cell>
          <table:table-cell table:style-name="ce98" table:formula="of:=[CCAA.U$64]-[CCAA.U$11]" office:value-type="float" office:value="223" calcext:value-type="float">
            <text:p>223</text:p>
          </table:table-cell>
          <table:table-cell table:style-name="ce98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6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02" calcext:value-type="date">
            <text:p>02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3]-[CCAA.D$43]" office:value-type="float" office:value="418" calcext:value-type="float">
            <text:p>418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53]-[CCAA.H$44]" office:value-type="float" office:value="51" calcext:value-type="float">
            <text:p>51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59]-[CCAA.K$42]" office:value-type="float" office:value="2850" calcext:value-type="float">
            <text:p>2850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58]-[CCAA.M$42]" office:value-type="float" office:value="603" calcext:value-type="float">
            <text:p>603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63]-[CCAA.O$41]" office:value-type="float" office:value="265" calcext:value-type="float">
            <text:p>26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1]-[CCAA.S$42]" office:value-type="float" office:value="204" calcext:value-type="float">
            <text:p>204</text:p>
          </table:table-cell>
          <table:table-cell table:style-name="ce63" table:formula="of:=[CCAA.T$58]-[CCAA.T$45]" office:value-type="float" office:value="431" calcext:value-type="float">
            <text:p>431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5]-[CCAA.C$11]" office:value-type="float" office:value="836" calcext:value-type="float">
            <text:p>836</text:p>
          </table:table-cell>
          <table:table-cell table:style-name="ce98" table:formula="of:=[CCAA.D$65]-[CCAA.D$11]" office:value-type="float" office:value="492" calcext:value-type="float">
            <text:p>492</text:p>
          </table:table-cell>
          <table:table-cell table:style-name="ce98" table:formula="of:=[CCAA.E$65]-[CCAA.E$11]" office:value-type="float" office:value="156" calcext:value-type="float">
            <text:p>156</text:p>
          </table:table-cell>
          <table:table-cell table:style-name="ce98" table:formula="of:=[CCAA.F$65]-[CCAA.F$11]" office:value-type="float" office:value="118" calcext:value-type="float">
            <text:p>118</text:p>
          </table:table-cell>
          <table:table-cell table:style-name="ce98" table:formula="of:=[CCAA.G$65]-[CCAA.G$11]" office:value-type="float" office:value="102" calcext:value-type="float">
            <text:p>102</text:p>
          </table:table-cell>
          <table:table-cell table:style-name="ce98" table:formula="of:=[CCAA.H$65]-[CCAA.H$11]" office:value-type="float" office:value="120" calcext:value-type="float">
            <text:p>120</text:p>
          </table:table-cell>
          <table:table-cell table:style-name="ce98" table:formula="of:=[CCAA.I$65]-[CCAA.I$11]" office:value-type="float" office:value="1714" calcext:value-type="float">
            <text:p>1714</text:p>
          </table:table-cell>
          <table:table-cell table:style-name="ce98" table:formula="of:=[CCAA.J$65]-[CCAA.J$11]" office:value-type="float" office:value="1299" calcext:value-type="float">
            <text:p>1299</text:p>
          </table:table-cell>
          <table:table-cell table:style-name="ce98" table:formula="of:=[CCAA.K$65]-[CCAA.K$11]" office:value-type="float" office:value="3666" calcext:value-type="float">
            <text:p>3666</text:p>
          </table:table-cell>
          <table:table-cell table:style-name="ce98" table:formula="of:=[CCAA.L$65]-[CCAA.L$11]" office:value-type="float" office:value="4" calcext:value-type="float">
            <text:p>4</text:p>
          </table:table-cell>
          <table:table-cell table:style-name="ce98" table:formula="of:=[CCAA.M$65]-[CCAA.M$11]" office:value-type="float" office:value="907" calcext:value-type="float">
            <text:p>907</text:p>
          </table:table-cell>
          <table:table-cell table:style-name="ce98" table:formula="of:=[CCAA.N$65]-[CCAA.N$11]" office:value-type="float" office:value="334" calcext:value-type="float">
            <text:p>334</text:p>
          </table:table-cell>
          <table:table-cell table:style-name="ce98" table:formula="of:=[CCAA.O$65]-[CCAA.O$11]" office:value-type="float" office:value="290" calcext:value-type="float">
            <text:p>290</text:p>
          </table:table-cell>
          <table:table-cell table:style-name="ce98" table:formula="of:=[CCAA.P$65]-[CCAA.P$11]" office:value-type="float" office:value="6568" calcext:value-type="float">
            <text:p>6568</text:p>
          </table:table-cell>
          <table:table-cell table:style-name="ce98" table:formula="of:=[CCAA.Q$65]-[CCAA.Q$11]" office:value-type="float" office:value="2" calcext:value-type="float">
            <text:p>2</text:p>
          </table:table-cell>
          <table:table-cell table:style-name="ce98" table:formula="of:=[CCAA.R$65]-[CCAA.R$11]" office:value-type="float" office:value="106" calcext:value-type="float">
            <text:p>106</text:p>
          </table:table-cell>
          <table:table-cell table:style-name="ce98" table:formula="of:=[CCAA.S$65]-[CCAA.S$11]" office:value-type="float" office:value="249" calcext:value-type="float">
            <text:p>249</text:p>
          </table:table-cell>
          <table:table-cell table:style-name="ce98" table:formula="of:=[CCAA.T$65]-[CCAA.T$11]" office:value-type="float" office:value="859" calcext:value-type="float">
            <text:p>859</text:p>
          </table:table-cell>
          <table:table-cell table:style-name="ce98" table:formula="of:=[CCAA.U$65]-[CCAA.U$11]" office:value-type="float" office:value="234" calcext:value-type="float">
            <text:p>234</text:p>
          </table:table-cell>
          <table:table-cell table:style-name="ce98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6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2" calcext:value-type="date">
            <text:p>02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3"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2" calcext:value-type="date">
            <text:p>12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3]-[CCAA.C$40]" office:value-type="float" office:value="313" calcext:value-type="float">
            <text:p>313</text:p>
          </table:table-cell>
          <table:table-cell table:style-name="ce63" table:formula="of:=[CCAA.D$64]-[CCAA.D$43]" office:value-type="float" office:value="432" calcext:value-type="float">
            <text:p>43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4]-[CCAA.I$34]" office:value-type="float" office:value="1620" calcext:value-type="float">
            <text:p>1620</text:p>
          </table:table-cell>
          <table:table-cell table:style-name="ce63" table:formula="of:=[CCAA.J$64]-[CCAA.J$38]" office:value-type="float" office:value="1241" calcext:value-type="float">
            <text:p>1241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3]-[CCAA.M$42]" office:value-type="float" office:value="769" calcext:value-type="float">
            <text:p>769</text:p>
          </table:table-cell>
          <table:table-cell table:style-name="ce63" table:formula="of:=[CCAA.N$61]-[CCAA.N$43]" office:value-type="float" office:value="270" calcext:value-type="float">
            <text:p>270</text:p>
          </table:table-cell>
          <table:table-cell table:style-name="ce63" table:formula="of:=[CCAA.O$55]-[CCAA.O$41]" office:value-type="float" office:value="150" calcext:value-type="float">
            <text:p>150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4]-[CCAA.S$42]" office:value-type="float" office:value="225" calcext:value-type="float">
            <text:p>225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6]-[CCAA.C$11]" office:value-type="float" office:value="865" calcext:value-type="float">
            <text:p>865</text:p>
          </table:table-cell>
          <table:table-cell table:style-name="ce98" table:formula="of:=[CCAA.D$66]-[CCAA.D$11]" office:value-type="float" office:value="514" calcext:value-type="float">
            <text:p>514</text:p>
          </table:table-cell>
          <table:table-cell table:style-name="ce98" table:formula="of:=[CCAA.E$66]-[CCAA.E$11]" office:value-type="float" office:value="166" calcext:value-type="float">
            <text:p>166</text:p>
          </table:table-cell>
          <table:table-cell table:style-name="ce98" table:formula="of:=[CCAA.F$66]-[CCAA.F$11]" office:value-type="float" office:value="125" calcext:value-type="float">
            <text:p>125</text:p>
          </table:table-cell>
          <table:table-cell table:style-name="ce98" table:formula="of:=[CCAA.G$66]-[CCAA.G$11]" office:value-type="float" office:value="104" calcext:value-type="float">
            <text:p>104</text:p>
          </table:table-cell>
          <table:table-cell table:style-name="ce98" table:formula="of:=[CCAA.H$66]-[CCAA.H$11]" office:value-type="float" office:value="132" calcext:value-type="float">
            <text:p>132</text:p>
          </table:table-cell>
          <table:table-cell table:style-name="ce98" table:formula="of:=[CCAA.I$66]-[CCAA.I$11]" office:value-type="float" office:value="1755" calcext:value-type="float">
            <text:p>1755</text:p>
          </table:table-cell>
          <table:table-cell table:style-name="ce98" table:formula="of:=[CCAA.J$66]-[CCAA.J$11]" office:value-type="float" office:value="1337" calcext:value-type="float">
            <text:p>1337</text:p>
          </table:table-cell>
          <table:table-cell table:style-name="ce98" table:formula="of:=[CCAA.K$66]-[CCAA.K$11]" office:value-type="float" office:value="3756" calcext:value-type="float">
            <text:p>3756</text:p>
          </table:table-cell>
          <table:table-cell table:style-name="ce98" table:formula="of:=[CCAA.L$66]-[CCAA.L$11]" office:value-type="float" office:value="4" calcext:value-type="float">
            <text:p>4</text:p>
          </table:table-cell>
          <table:table-cell table:style-name="ce98" table:formula="of:=[CCAA.M$66]-[CCAA.M$11]" office:value-type="float" office:value="945" calcext:value-type="float">
            <text:p>945</text:p>
          </table:table-cell>
          <table:table-cell table:style-name="ce98" table:formula="of:=[CCAA.N$66]-[CCAA.N$11]" office:value-type="float" office:value="342" calcext:value-type="float">
            <text:p>342</text:p>
          </table:table-cell>
          <table:table-cell table:style-name="ce98" table:formula="of:=[CCAA.O$66]-[CCAA.O$11]" office:value-type="float" office:value="299" calcext:value-type="float">
            <text:p>299</text:p>
          </table:table-cell>
          <table:table-cell table:style-name="ce98" table:formula="of:=[CCAA.P$66]-[CCAA.P$11]" office:value-type="float" office:value="6724" calcext:value-type="float">
            <text:p>6724</text:p>
          </table:table-cell>
          <table:table-cell table:style-name="ce98" table:formula="of:=[CCAA.Q$66]-[CCAA.Q$11]" office:value-type="float" office:value="2" calcext:value-type="float">
            <text:p>2</text:p>
          </table:table-cell>
          <table:table-cell table:style-name="ce98" table:formula="of:=[CCAA.R$66]-[CCAA.R$11]" office:value-type="float" office:value="109" calcext:value-type="float">
            <text:p>109</text:p>
          </table:table-cell>
          <table:table-cell table:style-name="ce98" table:formula="of:=[CCAA.S$66]-[CCAA.S$11]" office:value-type="float" office:value="252" calcext:value-type="float">
            <text:p>252</text:p>
          </table:table-cell>
          <table:table-cell table:style-name="ce98" table:formula="of:=[CCAA.T$66]-[CCAA.T$11]" office:value-type="float" office:value="902" calcext:value-type="float">
            <text:p>902</text:p>
          </table:table-cell>
          <table:table-cell table:style-name="ce98" table:formula="of:=[CCAA.U$66]-[CCAA.U$11]" office:value-type="float" office:value="246" calcext:value-type="float">
            <text:p>246</text:p>
          </table:table-cell>
          <table:table-cell table:style-name="ce98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6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252"/>
          <table:table-cell table:style-name="ce49" office:value-type="string" calcext:value-type="string">
            <text:p>Fin</text:p>
          </table:table-cell>
          <table:table-cell table:style-name="ce61" office:value-type="date" office:date-value="2020-04-04" calcext:value-type="date">
            <text:p>04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0" calcext:value-type="date">
            <text:p>10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07" calcext:value-type="date">
            <text:p>07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2" table:style-name="ce61" office:value-type="date" office:date-value="2020-04-14" calcext:value-type="date">
            <text:p>14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55]-[CCAA.C$40]" office:value-type="float" office:value="396" calcext:value-type="float">
            <text:p>396</text:p>
          </table:table-cell>
          <table:table-cell table:style-name="ce63" table:formula="of:=[CCAA.D$65]-[CCAA.D$43]" office:value-type="float" office:value="460" calcext:value-type="float">
            <text:p>46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1]-[CCAA.H$44]" office:value-type="float" office:value="93" calcext:value-type="float">
            <text:p>93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4]-[CCAA.K$42]" office:value-type="float" office:value="3347" calcext:value-type="float">
            <text:p>334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5]-[CCAA.M$42]" office:value-type="float" office:value="838" calcext:value-type="float">
            <text:p>838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8]-[CCAA.O$41]" office:value-type="float" office:value="195" calcext:value-type="float">
            <text:p>195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5]-[CCAA.S$42]" office:value-type="float" office:value="235" calcext:value-type="float">
            <text:p>235</text:p>
          </table:table-cell>
          <table:table-cell table:style-name="ce63" table:formula="of:=[CCAA.T$65]-[CCAA.T$45]" office:value-type="float" office:value="704" calcext:value-type="float">
            <text:p>704</text:p>
          </table:table-cell>
          <table:table-cell table:style-name="ce63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7]-[CCAA.C$11]" office:value-type="float" office:value="912" calcext:value-type="float">
            <text:p>912</text:p>
          </table:table-cell>
          <table:table-cell table:style-name="ce98" table:formula="of:=[CCAA.D$67]-[CCAA.D$11]" office:value-type="float" office:value="543" calcext:value-type="float">
            <text:p>543</text:p>
          </table:table-cell>
          <table:table-cell table:style-name="ce98" table:formula="of:=[CCAA.E$67]-[CCAA.E$11]" office:value-type="float" office:value="168" calcext:value-type="float">
            <text:p>168</text:p>
          </table:table-cell>
          <table:table-cell table:style-name="ce98" table:formula="of:=[CCAA.F$67]-[CCAA.F$11]" office:value-type="float" office:value="131" calcext:value-type="float">
            <text:p>131</text:p>
          </table:table-cell>
          <table:table-cell table:style-name="ce98" table:formula="of:=[CCAA.G$67]-[CCAA.G$11]" office:value-type="float" office:value="107" calcext:value-type="float">
            <text:p>107</text:p>
          </table:table-cell>
          <table:table-cell table:style-name="ce98" table:formula="of:=[CCAA.H$67]-[CCAA.H$11]" office:value-type="float" office:value="137" calcext:value-type="float">
            <text:p>137</text:p>
          </table:table-cell>
          <table:table-cell table:style-name="ce98" table:formula="of:=[CCAA.I$67]-[CCAA.I$11]" office:value-type="float" office:value="1796" calcext:value-type="float">
            <text:p>1796</text:p>
          </table:table-cell>
          <table:table-cell table:style-name="ce98" table:formula="of:=[CCAA.J$67]-[CCAA.J$11]" office:value-type="float" office:value="1372" calcext:value-type="float">
            <text:p>1372</text:p>
          </table:table-cell>
          <table:table-cell table:style-name="ce98" table:formula="of:=[CCAA.K$67]-[CCAA.K$11]" office:value-type="float" office:value="3855" calcext:value-type="float">
            <text:p>3855</text:p>
          </table:table-cell>
          <table:table-cell table:style-name="ce98" table:formula="of:=[CCAA.L$67]-[CCAA.L$11]" office:value-type="float" office:value="4" calcext:value-type="float">
            <text:p>4</text:p>
          </table:table-cell>
          <table:table-cell table:style-name="ce98" table:formula="of:=[CCAA.M$67]-[CCAA.M$11]" office:value-type="float" office:value="972" calcext:value-type="float">
            <text:p>972</text:p>
          </table:table-cell>
          <table:table-cell table:style-name="ce98" table:formula="of:=[CCAA.N$67]-[CCAA.N$11]" office:value-type="float" office:value="359" calcext:value-type="float">
            <text:p>359</text:p>
          </table:table-cell>
          <table:table-cell table:style-name="ce98" table:formula="of:=[CCAA.O$67]-[CCAA.O$11]" office:value-type="float" office:value="310" calcext:value-type="float">
            <text:p>310</text:p>
          </table:table-cell>
          <table:table-cell table:style-name="ce98" table:formula="of:=[CCAA.P$67]-[CCAA.P$11]" office:value-type="float" office:value="6877" calcext:value-type="float">
            <text:p>6877</text:p>
          </table:table-cell>
          <table:table-cell table:style-name="ce98" table:formula="of:=[CCAA.Q$67]-[CCAA.Q$11]" office:value-type="float" office:value="2" calcext:value-type="float">
            <text:p>2</text:p>
          </table:table-cell>
          <table:table-cell table:style-name="ce98" table:formula="of:=[CCAA.R$67]-[CCAA.R$11]" office:value-type="float" office:value="111" calcext:value-type="float">
            <text:p>111</text:p>
          </table:table-cell>
          <table:table-cell table:style-name="ce98" table:formula="of:=[CCAA.S$67]-[CCAA.S$11]" office:value-type="float" office:value="261" calcext:value-type="float">
            <text:p>261</text:p>
          </table:table-cell>
          <table:table-cell table:style-name="ce98" table:formula="of:=[CCAA.T$67]-[CCAA.T$11]" office:value-type="float" office:value="956" calcext:value-type="float">
            <text:p>956</text:p>
          </table:table-cell>
          <table:table-cell table:style-name="ce98" table:formula="of:=[CCAA.U$67]-[CCAA.U$11]" office:value-type="float" office:value="257" calcext:value-type="float">
            <text:p>257</text:p>
          </table:table-cell>
          <table:table-cell table:style-name="ce98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6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4" calcext:value-type="date">
            <text:p>14/04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6]-[CCAA.D$43]" office:value-type="float" office:value="482" calcext:value-type="float">
            <text:p>482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5]-[CCAA.H$44]" office:value-type="float" office:value="111" calcext:value-type="float">
            <text:p>111</text:p>
          </table:table-cell>
          <table:table-cell table:style-name="ce63" table:formula="of:=[CCAA.I$66]-[CCAA.I$34]" office:value-type="float" office:value="1749" calcext:value-type="float">
            <text:p>1749</text:p>
          </table:table-cell>
          <table:table-cell table:style-name="ce63" table:formula="of:=[CCAA.J$66]-[CCAA.J$38]" office:value-type="float" office:value="1315" calcext:value-type="float">
            <text:p>1315</text:p>
          </table:table-cell>
          <table:table-cell table:style-name="ce63" table:formula="of:=[CCAA.K$65]-[CCAA.K$42]" office:value-type="float" office:value="3475" calcext:value-type="float">
            <text:p>347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59]-[CCAA.O$41]" office:value-type="float" office:value="204" calcext:value-type="float">
            <text:p>20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4]-[CCAA.T$45]" office:value-type="float" office:value="676" calcext:value-type="float">
            <text:p>676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8]-[CCAA.C$11]" office:value-type="float" office:value="940" calcext:value-type="float">
            <text:p>940</text:p>
          </table:table-cell>
          <table:table-cell table:style-name="ce98" table:formula="of:=[CCAA.D$68]-[CCAA.D$11]" office:value-type="float" office:value="562" calcext:value-type="float">
            <text:p>562</text:p>
          </table:table-cell>
          <table:table-cell table:style-name="ce98" table:formula="of:=[CCAA.E$68]-[CCAA.E$11]" office:value-type="float" office:value="174" calcext:value-type="float">
            <text:p>174</text:p>
          </table:table-cell>
          <table:table-cell table:style-name="ce98" table:formula="of:=[CCAA.F$68]-[CCAA.F$11]" office:value-type="float" office:value="134" calcext:value-type="float">
            <text:p>134</text:p>
          </table:table-cell>
          <table:table-cell table:style-name="ce98" table:formula="of:=[CCAA.G$68]-[CCAA.G$11]" office:value-type="float" office:value="111" calcext:value-type="float">
            <text:p>111</text:p>
          </table:table-cell>
          <table:table-cell table:style-name="ce98" table:formula="of:=[CCAA.H$68]-[CCAA.H$11]" office:value-type="float" office:value="144" calcext:value-type="float">
            <text:p>144</text:p>
          </table:table-cell>
          <table:table-cell table:style-name="ce98" table:formula="of:=[CCAA.I$68]-[CCAA.I$11]" office:value-type="float" office:value="1852" calcext:value-type="float">
            <text:p>1852</text:p>
          </table:table-cell>
          <table:table-cell table:style-name="ce98" table:formula="of:=[CCAA.J$68]-[CCAA.J$11]" office:value-type="float" office:value="1401" calcext:value-type="float">
            <text:p>1401</text:p>
          </table:table-cell>
          <table:table-cell table:style-name="ce98" table:formula="of:=[CCAA.K$68]-[CCAA.K$11]" office:value-type="float" office:value="3989" calcext:value-type="float">
            <text:p>3989</text:p>
          </table:table-cell>
          <table:table-cell table:style-name="ce98" table:formula="of:=[CCAA.L$68]-[CCAA.L$11]" office:value-type="float" office:value="4" calcext:value-type="float">
            <text:p>4</text:p>
          </table:table-cell>
          <table:table-cell table:style-name="ce98" table:formula="of:=[CCAA.M$68]-[CCAA.M$11]" office:value-type="float" office:value="999" calcext:value-type="float">
            <text:p>999</text:p>
          </table:table-cell>
          <table:table-cell table:style-name="ce98" table:formula="of:=[CCAA.N$68]-[CCAA.N$11]" office:value-type="float" office:value="372" calcext:value-type="float">
            <text:p>372</text:p>
          </table:table-cell>
          <table:table-cell table:style-name="ce98" table:formula="of:=[CCAA.O$68]-[CCAA.O$11]" office:value-type="float" office:value="320" calcext:value-type="float">
            <text:p>320</text:p>
          </table:table-cell>
          <table:table-cell table:style-name="ce98" table:formula="of:=[CCAA.P$68]-[CCAA.P$11]" office:value-type="float" office:value="7007" calcext:value-type="float">
            <text:p>7007</text:p>
          </table:table-cell>
          <table:table-cell table:style-name="ce98" table:formula="of:=[CCAA.Q$68]-[CCAA.Q$11]" office:value-type="float" office:value="2" calcext:value-type="float">
            <text:p>2</text:p>
          </table:table-cell>
          <table:table-cell table:style-name="ce98" table:formula="of:=[CCAA.R$68]-[CCAA.R$11]" office:value-type="float" office:value="112" calcext:value-type="float">
            <text:p>112</text:p>
          </table:table-cell>
          <table:table-cell table:style-name="ce98" table:formula="of:=[CCAA.S$68]-[CCAA.S$11]" office:value-type="float" office:value="338" calcext:value-type="float">
            <text:p>338</text:p>
          </table:table-cell>
          <table:table-cell table:style-name="ce98" table:formula="of:=[CCAA.T$68]-[CCAA.T$11]" office:value-type="float" office:value="992" calcext:value-type="float">
            <text:p>992</text:p>
          </table:table-cell>
          <table:table-cell table:style-name="ce98" table:formula="of:=[CCAA.U$68]-[CCAA.U$11]" office:value-type="float" office:value="262" calcext:value-type="float">
            <text:p>262</text:p>
          </table:table-cell>
          <table:table-cell table:style-name="ce98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6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08" calcext:value-type="date">
            <text:p>0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7]-[CCAA.D$43]" office:value-type="float" office:value="511" calcext:value-type="float">
            <text:p>511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59]-[CCAA.P$30]" office:value-type="float" office:value="5565" calcext:value-type="float">
            <text:p>5565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69]-[CCAA.C$11]" office:value-type="float" office:value="967" calcext:value-type="float">
            <text:p>967</text:p>
          </table:table-cell>
          <table:table-cell table:style-name="ce98" table:formula="of:=[CCAA.D$69]-[CCAA.D$11]" office:value-type="float" office:value="601" calcext:value-type="float">
            <text:p>601</text:p>
          </table:table-cell>
          <table:table-cell table:style-name="ce98" table:formula="of:=[CCAA.E$69]-[CCAA.E$11]" office:value-type="float" office:value="187" calcext:value-type="float">
            <text:p>187</text:p>
          </table:table-cell>
          <table:table-cell table:style-name="ce98" table:formula="of:=[CCAA.F$69]-[CCAA.F$11]" office:value-type="float" office:value="148" calcext:value-type="float">
            <text:p>148</text:p>
          </table:table-cell>
          <table:table-cell table:style-name="ce98" table:formula="of:=[CCAA.G$69]-[CCAA.G$11]" office:value-type="float" office:value="115" calcext:value-type="float">
            <text:p>115</text:p>
          </table:table-cell>
          <table:table-cell table:style-name="ce98" table:formula="of:=[CCAA.H$69]-[CCAA.H$11]" office:value-type="float" office:value="149" calcext:value-type="float">
            <text:p>149</text:p>
          </table:table-cell>
          <table:table-cell table:style-name="ce98" table:formula="of:=[CCAA.I$69]-[CCAA.I$11]" office:value-type="float" office:value="1913" calcext:value-type="float">
            <text:p>1913</text:p>
          </table:table-cell>
          <table:table-cell table:style-name="ce98" table:formula="of:=[CCAA.J$69]-[CCAA.J$11]" office:value-type="float" office:value="1429" calcext:value-type="float">
            <text:p>1429</text:p>
          </table:table-cell>
          <table:table-cell table:style-name="ce98" table:formula="of:=[CCAA.K$69]-[CCAA.K$11]" office:value-type="float" office:value="4116" calcext:value-type="float">
            <text:p>4116</text:p>
          </table:table-cell>
          <table:table-cell table:style-name="ce98" table:formula="of:=[CCAA.L$69]-[CCAA.L$11]" office:value-type="float" office:value="4" calcext:value-type="float">
            <text:p>4</text:p>
          </table:table-cell>
          <table:table-cell table:style-name="ce98" table:formula="of:=[CCAA.M$69]-[CCAA.M$11]" office:value-type="float" office:value="1042" calcext:value-type="float">
            <text:p>1042</text:p>
          </table:table-cell>
          <table:table-cell table:style-name="ce98" table:formula="of:=[CCAA.N$69]-[CCAA.N$11]" office:value-type="float" office:value="380" calcext:value-type="float">
            <text:p>380</text:p>
          </table:table-cell>
          <table:table-cell table:style-name="ce98" table:formula="of:=[CCAA.O$69]-[CCAA.O$11]" office:value-type="float" office:value="334" calcext:value-type="float">
            <text:p>334</text:p>
          </table:table-cell>
          <table:table-cell table:style-name="ce98" table:formula="of:=[CCAA.P$69]-[CCAA.P$11]" office:value-type="float" office:value="7132" calcext:value-type="float">
            <text:p>7132</text:p>
          </table:table-cell>
          <table:table-cell table:style-name="ce98" table:formula="of:=[CCAA.Q$69]-[CCAA.Q$11]" office:value-type="float" office:value="2" calcext:value-type="float">
            <text:p>2</text:p>
          </table:table-cell>
          <table:table-cell table:style-name="ce98" table:formula="of:=[CCAA.R$69]-[CCAA.R$11]" office:value-type="float" office:value="115" calcext:value-type="float">
            <text:p>115</text:p>
          </table:table-cell>
          <table:table-cell table:style-name="ce98" table:formula="of:=[CCAA.S$69]-[CCAA.S$11]" office:value-type="float" office:value="354" calcext:value-type="float">
            <text:p>354</text:p>
          </table:table-cell>
          <table:table-cell table:style-name="ce98" table:formula="of:=[CCAA.T$69]-[CCAA.T$11]" office:value-type="float" office:value="1020" calcext:value-type="float">
            <text:p>1020</text:p>
          </table:table-cell>
          <table:table-cell table:style-name="ce98" table:formula="of:=[CCAA.U$69]-[CCAA.U$11]" office:value-type="float" office:value="272" calcext:value-type="float">
            <text:p>272</text:p>
          </table:table-cell>
          <table:table-cell table:style-name="ce98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6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8]-[CCAA.D$43]" office:value-type="float" office:value="530" calcext:value-type="float">
            <text:p>530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8]-[CCAA.S$42]" office:value-type="float" office:value="324" calcext:value-type="float">
            <text:p>324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0]-[CCAA.C$11]" office:value-type="float" office:value="993" calcext:value-type="float">
            <text:p>993</text:p>
          </table:table-cell>
          <table:table-cell table:style-name="ce98" table:formula="of:=[CCAA.D$70]-[CCAA.D$11]" office:value-type="float" office:value="619" calcext:value-type="float">
            <text:p>619</text:p>
          </table:table-cell>
          <table:table-cell table:style-name="ce98" table:formula="of:=[CCAA.E$70]-[CCAA.E$11]" office:value-type="float" office:value="196" calcext:value-type="float">
            <text:p>196</text:p>
          </table:table-cell>
          <table:table-cell table:style-name="ce98" table:formula="of:=[CCAA.F$70]-[CCAA.F$11]" office:value-type="float" office:value="155" calcext:value-type="float">
            <text:p>155</text:p>
          </table:table-cell>
          <table:table-cell table:style-name="ce98" table:formula="of:=[CCAA.G$70]-[CCAA.G$11]" office:value-type="float" office:value="119" calcext:value-type="float">
            <text:p>119</text:p>
          </table:table-cell>
          <table:table-cell table:style-name="ce98" table:formula="of:=[CCAA.H$70]-[CCAA.H$11]" office:value-type="float" office:value="153" calcext:value-type="float">
            <text:p>153</text:p>
          </table:table-cell>
          <table:table-cell table:style-name="ce98" table:formula="of:=[CCAA.I$70]-[CCAA.I$11]" office:value-type="float" office:value="1963" calcext:value-type="float">
            <text:p>1963</text:p>
          </table:table-cell>
          <table:table-cell table:style-name="ce98" table:formula="of:=[CCAA.J$70]-[CCAA.J$11]" office:value-type="float" office:value="1458" calcext:value-type="float">
            <text:p>1458</text:p>
          </table:table-cell>
          <table:table-cell table:style-name="ce98" table:formula="of:=[CCAA.K$70]-[CCAA.K$11]" office:value-type="float" office:value="4170" calcext:value-type="float">
            <text:p>4170</text:p>
          </table:table-cell>
          <table:table-cell table:style-name="ce98" table:formula="of:=[CCAA.L$70]-[CCAA.L$11]" office:value-type="float" office:value="4" calcext:value-type="float">
            <text:p>4</text:p>
          </table:table-cell>
          <table:table-cell table:style-name="ce98" table:formula="of:=[CCAA.M$70]-[CCAA.M$11]" office:value-type="float" office:value="1065" calcext:value-type="float">
            <text:p>1065</text:p>
          </table:table-cell>
          <table:table-cell table:style-name="ce98" table:formula="of:=[CCAA.N$70]-[CCAA.N$11]" office:value-type="float" office:value="384" calcext:value-type="float">
            <text:p>384</text:p>
          </table:table-cell>
          <table:table-cell table:style-name="ce98" table:formula="of:=[CCAA.O$70]-[CCAA.O$11]" office:value-type="float" office:value="346" calcext:value-type="float">
            <text:p>346</text:p>
          </table:table-cell>
          <table:table-cell table:style-name="ce98" table:formula="of:=[CCAA.P$70]-[CCAA.P$11]" office:value-type="float" office:value="7239" calcext:value-type="float">
            <text:p>7239</text:p>
          </table:table-cell>
          <table:table-cell table:style-name="ce98" table:formula="of:=[CCAA.Q$70]-[CCAA.Q$11]" office:value-type="float" office:value="2" calcext:value-type="float">
            <text:p>2</text:p>
          </table:table-cell>
          <table:table-cell table:style-name="ce98" table:formula="of:=[CCAA.R$70]-[CCAA.R$11]" office:value-type="float" office:value="116" calcext:value-type="float">
            <text:p>116</text:p>
          </table:table-cell>
          <table:table-cell table:style-name="ce98" table:formula="of:=[CCAA.S$70]-[CCAA.S$11]" office:value-type="float" office:value="369" calcext:value-type="float">
            <text:p>369</text:p>
          </table:table-cell>
          <table:table-cell table:style-name="ce98" table:formula="of:=[CCAA.T$70]-[CCAA.T$11]" office:value-type="float" office:value="1062" calcext:value-type="float">
            <text:p>1062</text:p>
          </table:table-cell>
          <table:table-cell table:style-name="ce98" table:formula="of:=[CCAA.U$70]-[CCAA.U$11]" office:value-type="float" office:value="277" calcext:value-type="float">
            <text:p>277</text:p>
          </table:table-cell>
          <table:table-cell table:style-name="ce98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6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2" table:style-name="ce61" office:value-type="date" office:date-value="2020-04-17" calcext:value-type="date">
            <text:p>17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3" calcext:value-type="date">
            <text:p>13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68]-[CCAA.I$34]" office:value-type="float" office:value="1846" calcext:value-type="float">
            <text:p>1846</text:p>
          </table:table-cell>
          <table:table-cell table:style-name="ce63" table:formula="of:=[CCAA.J$68]-[CCAA.J$38]" office:value-type="float" office:value="1379" calcext:value-type="float">
            <text:p>1379</text:p>
          </table:table-cell>
          <table:table-cell table:style-name="ce63" table:formula="of:=[CCAA.K$67]-[CCAA.K$42]" office:value-type="float" office:value="3664" calcext:value-type="float">
            <text:p>3664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7]-[CCAA.M$42]" office:value-type="float" office:value="903" calcext:value-type="float">
            <text:p>903</text:p>
          </table:table-cell>
          <table:table-cell table:style-name="ce63" table:formula="of:=[CCAA.N$64]-[CCAA.N$43]" office:value-type="float" office:value="303" calcext:value-type="float">
            <text:p>303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6]-[CCAA.S$42]" office:value-type="float" office:value="238" calcext:value-type="float">
            <text:p>238</text:p>
          </table:table-cell>
          <table:table-cell table:style-name="ce63" table:formula="of:=[CCAA.T$67]-[CCAA.T$45]" office:value-type="float" office:value="801" calcext:value-type="float">
            <text:p>801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1]-[CCAA.C$11]" office:value-type="float" office:value="1013" calcext:value-type="float">
            <text:p>1013</text:p>
          </table:table-cell>
          <table:table-cell table:style-name="ce98" table:formula="of:=[CCAA.D$71]-[CCAA.D$11]" office:value-type="float" office:value="637" calcext:value-type="float">
            <text:p>637</text:p>
          </table:table-cell>
          <table:table-cell table:style-name="ce98" table:formula="of:=[CCAA.E$71]-[CCAA.E$11]" office:value-type="float" office:value="200" calcext:value-type="float">
            <text:p>200</text:p>
          </table:table-cell>
          <table:table-cell table:style-name="ce98" table:formula="of:=[CCAA.F$71]-[CCAA.F$11]" office:value-type="float" office:value="157" calcext:value-type="float">
            <text:p>157</text:p>
          </table:table-cell>
          <table:table-cell table:style-name="ce98" table:formula="of:=[CCAA.G$71]-[CCAA.G$11]" office:value-type="float" office:value="119" calcext:value-type="float">
            <text:p>119</text:p>
          </table:table-cell>
          <table:table-cell table:style-name="ce98" table:formula="of:=[CCAA.H$71]-[CCAA.H$11]" office:value-type="float" office:value="158" calcext:value-type="float">
            <text:p>158</text:p>
          </table:table-cell>
          <table:table-cell table:style-name="ce98" table:formula="of:=[CCAA.I$71]-[CCAA.I$11]" office:value-type="float" office:value="2021" calcext:value-type="float">
            <text:p>2021</text:p>
          </table:table-cell>
          <table:table-cell table:style-name="ce98" table:formula="of:=[CCAA.J$71]-[CCAA.J$11]" office:value-type="float" office:value="1493" calcext:value-type="float">
            <text:p>1493</text:p>
          </table:table-cell>
          <table:table-cell table:style-name="ce98" table:formula="of:=[CCAA.K$71]-[CCAA.K$11]" office:value-type="float" office:value="4246" calcext:value-type="float">
            <text:p>4246</text:p>
          </table:table-cell>
          <table:table-cell table:style-name="ce98" table:formula="of:=[CCAA.L$71]-[CCAA.L$11]" office:value-type="float" office:value="4" calcext:value-type="float">
            <text:p>4</text:p>
          </table:table-cell>
          <table:table-cell table:style-name="ce98" table:formula="of:=[CCAA.M$71]-[CCAA.M$11]" office:value-type="float" office:value="1079" calcext:value-type="float">
            <text:p>1079</text:p>
          </table:table-cell>
          <table:table-cell table:style-name="ce98" table:formula="of:=[CCAA.N$71]-[CCAA.N$11]" office:value-type="float" office:value="389" calcext:value-type="float">
            <text:p>389</text:p>
          </table:table-cell>
          <table:table-cell table:style-name="ce98" table:formula="of:=[CCAA.O$71]-[CCAA.O$11]" office:value-type="float" office:value="352" calcext:value-type="float">
            <text:p>352</text:p>
          </table:table-cell>
          <table:table-cell table:style-name="ce98" table:formula="of:=[CCAA.P$71]-[CCAA.P$11]" office:value-type="float" office:value="7351" calcext:value-type="float">
            <text:p>7351</text:p>
          </table:table-cell>
          <table:table-cell table:style-name="ce98" table:formula="of:=[CCAA.Q$71]-[CCAA.Q$11]" office:value-type="float" office:value="2" calcext:value-type="float">
            <text:p>2</text:p>
          </table:table-cell>
          <table:table-cell table:style-name="ce98" table:formula="of:=[CCAA.R$71]-[CCAA.R$11]" office:value-type="float" office:value="117" calcext:value-type="float">
            <text:p>117</text:p>
          </table:table-cell>
          <table:table-cell table:style-name="ce98" table:formula="of:=[CCAA.S$71]-[CCAA.S$11]" office:value-type="float" office:value="385" calcext:value-type="float">
            <text:p>385</text:p>
          </table:table-cell>
          <table:table-cell table:style-name="ce98" table:formula="of:=[CCAA.T$71]-[CCAA.T$11]" office:value-type="float" office:value="1081" calcext:value-type="float">
            <text:p>1081</text:p>
          </table:table-cell>
          <table:table-cell table:style-name="ce98" table:formula="of:=[CCAA.U$71]-[CCAA.U$11]" office:value-type="float" office:value="285" calcext:value-type="float">
            <text:p>285</text:p>
          </table:table-cell>
          <table:table-cell table:style-name="ce98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6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number-columns-repeated="2" table:style-name="ce61" office:value-type="date" office:date-value="2020-04-15" calcext:value-type="date">
            <text:p>15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number-columns-repeated="3" table:style-name="ce61" office:value-type="date" office:date-value="2020-04-19" calcext:value-type="date">
            <text:p>19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0]-[CCAA.I$34]" office:value-type="float" office:value="1957" calcext:value-type="float">
            <text:p>1957</text:p>
          </table:table-cell>
          <table:table-cell table:style-name="ce63" table:formula="of:=[CCAA.J$71]-[CCAA.J$38]" office:value-type="float" office:value="1471" calcext:value-type="float">
            <text:p>1471</text:p>
          </table:table-cell>
          <table:table-cell table:style-name="ce63" table:formula="of:=[CCAA.K$69]-[CCAA.K$42]" office:value-type="float" office:value="3925" calcext:value-type="float">
            <text:p>392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6]-[CCAA.N$43]" office:value-type="float" office:value="324" calcext:value-type="float">
            <text:p>32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70]-[CCAA.T$45]" office:value-type="float" office:value="907" calcext:value-type="float">
            <text:p>907</text:p>
          </table:table-cell>
          <table:table-cell table:style-name="ce63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2]-[CCAA.C$11]" office:value-type="float" office:value="1017" calcext:value-type="float">
            <text:p>1017</text:p>
          </table:table-cell>
          <table:table-cell table:style-name="ce98" table:formula="of:=[CCAA.D$72]-[CCAA.D$11]" office:value-type="float" office:value="643" calcext:value-type="float">
            <text:p>643</text:p>
          </table:table-cell>
          <table:table-cell table:style-name="ce98" table:formula="of:=[CCAA.E$72]-[CCAA.E$11]" office:value-type="float" office:value="202" calcext:value-type="float">
            <text:p>202</text:p>
          </table:table-cell>
          <table:table-cell table:style-name="ce98" table:formula="of:=[CCAA.F$72]-[CCAA.F$11]" office:value-type="float" office:value="161" calcext:value-type="float">
            <text:p>161</text:p>
          </table:table-cell>
          <table:table-cell table:style-name="ce98" table:formula="of:=[CCAA.G$72]-[CCAA.G$11]" office:value-type="float" office:value="120" calcext:value-type="float">
            <text:p>120</text:p>
          </table:table-cell>
          <table:table-cell table:style-name="ce98" table:formula="of:=[CCAA.H$72]-[CCAA.H$11]" office:value-type="float" office:value="165" calcext:value-type="float">
            <text:p>165</text:p>
          </table:table-cell>
          <table:table-cell table:style-name="ce98" table:formula="of:=[CCAA.I$72]-[CCAA.I$11]" office:value-type="float" office:value="2075" calcext:value-type="float">
            <text:p>2075</text:p>
          </table:table-cell>
          <table:table-cell table:style-name="ce98" table:formula="of:=[CCAA.J$72]-[CCAA.J$11]" office:value-type="float" office:value="1521" calcext:value-type="float">
            <text:p>1521</text:p>
          </table:table-cell>
          <table:table-cell table:style-name="ce98" table:formula="of:=[CCAA.K$72]-[CCAA.K$11]" office:value-type="float" office:value="4389" calcext:value-type="float">
            <text:p>4389</text:p>
          </table:table-cell>
          <table:table-cell table:style-name="ce98" table:formula="of:=[CCAA.L$72]-[CCAA.L$11]" office:value-type="float" office:value="4" calcext:value-type="float">
            <text:p>4</text:p>
          </table:table-cell>
          <table:table-cell table:style-name="ce98" table:formula="of:=[CCAA.M$72]-[CCAA.M$11]" office:value-type="float" office:value="1089" calcext:value-type="float">
            <text:p>1089</text:p>
          </table:table-cell>
          <table:table-cell table:style-name="ce98" table:formula="of:=[CCAA.N$72]-[CCAA.N$11]" office:value-type="float" office:value="397" calcext:value-type="float">
            <text:p>397</text:p>
          </table:table-cell>
          <table:table-cell table:style-name="ce98" table:formula="of:=[CCAA.O$72]-[CCAA.O$11]" office:value-type="float" office:value="360" calcext:value-type="float">
            <text:p>360</text:p>
          </table:table-cell>
          <table:table-cell table:style-name="ce98" table:formula="of:=[CCAA.P$72]-[CCAA.P$11]" office:value-type="float" office:value="7460" calcext:value-type="float">
            <text:p>7460</text:p>
          </table:table-cell>
          <table:table-cell table:style-name="ce98" table:formula="of:=[CCAA.Q$72]-[CCAA.Q$11]" office:value-type="float" office:value="2" calcext:value-type="float">
            <text:p>2</text:p>
          </table:table-cell>
          <table:table-cell table:style-name="ce98" table:formula="of:=[CCAA.R$72]-[CCAA.R$11]" office:value-type="float" office:value="120" calcext:value-type="float">
            <text:p>120</text:p>
          </table:table-cell>
          <table:table-cell table:style-name="ce98" table:formula="of:=[CCAA.S$72]-[CCAA.S$11]" office:value-type="float" office:value="397" calcext:value-type="float">
            <text:p>397</text:p>
          </table:table-cell>
          <table:table-cell table:style-name="ce98" table:formula="of:=[CCAA.T$72]-[CCAA.T$11]" office:value-type="float" office:value="1103" calcext:value-type="float">
            <text:p>1103</text:p>
          </table:table-cell>
          <table:table-cell table:style-name="ce98" table:formula="of:=[CCAA.U$72]-[CCAA.U$11]" office:value-type="float" office:value="294" calcext:value-type="float">
            <text:p>294</text:p>
          </table:table-cell>
          <table:table-cell table:style-name="ce98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6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0" calcext:value-type="date">
            <text:p>20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number-columns-repeated="2" table:style-name="ce61" office:value-type="date" office:date-value="2020-04-11" calcext:value-type="date">
            <text:p>1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9" calcext:value-type="date">
            <text:p>19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51]-[CCAA.E$40]" office:value-type="float" office:value="53" calcext:value-type="float">
            <text:p>53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1]-[CCAA.I$34]" office:value-type="float" office:value="2015" calcext:value-type="float">
            <text:p>2015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1]-[CCAA.K$42]" office:value-type="float" office:value="4055" calcext:value-type="float">
            <text:p>405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2]-[CCAA.P$30]" office:value-type="float" office:value="6063" calcext:value-type="float">
            <text:p>6063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0]-[CCAA.S$42]" office:value-type="float" office:value="355" calcext:value-type="float">
            <text:p>355</text:p>
          </table:table-cell>
          <table:table-cell table:style-name="ce63" table:formula="of:=[CCAA.T$69]-[CCAA.T$45]" office:value-type="float" office:value="865" calcext:value-type="float">
            <text:p>86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3]-[CCAA.C$11]" office:value-type="float" office:value="1050" calcext:value-type="float">
            <text:p>1050</text:p>
          </table:table-cell>
          <table:table-cell table:style-name="ce98" table:formula="of:=[CCAA.D$73]-[CCAA.D$11]" office:value-type="float" office:value="656" calcext:value-type="float">
            <text:p>656</text:p>
          </table:table-cell>
          <table:table-cell table:style-name="ce98" table:formula="of:=[CCAA.E$73]-[CCAA.E$11]" office:value-type="float" office:value="211" calcext:value-type="float">
            <text:p>211</text:p>
          </table:table-cell>
          <table:table-cell table:style-name="ce98" table:formula="of:=[CCAA.F$73]-[CCAA.F$11]" office:value-type="float" office:value="164" calcext:value-type="float">
            <text:p>164</text:p>
          </table:table-cell>
          <table:table-cell table:style-name="ce98" table:formula="of:=[CCAA.G$73]-[CCAA.G$11]" office:value-type="float" office:value="121" calcext:value-type="float">
            <text:p>121</text:p>
          </table:table-cell>
          <table:table-cell table:style-name="ce98" table:formula="of:=[CCAA.H$73]-[CCAA.H$11]" office:value-type="float" office:value="167" calcext:value-type="float">
            <text:p>167</text:p>
          </table:table-cell>
          <table:table-cell table:style-name="ce98" table:formula="of:=[CCAA.I$73]-[CCAA.I$11]" office:value-type="float" office:value="2140" calcext:value-type="float">
            <text:p>2140</text:p>
          </table:table-cell>
          <table:table-cell table:style-name="ce98" table:formula="of:=[CCAA.J$73]-[CCAA.J$11]" office:value-type="float" office:value="1554" calcext:value-type="float">
            <text:p>1554</text:p>
          </table:table-cell>
          <table:table-cell table:style-name="ce98" table:formula="of:=[CCAA.K$73]-[CCAA.K$11]" office:value-type="float" office:value="4484" calcext:value-type="float">
            <text:p>4484</text:p>
          </table:table-cell>
          <table:table-cell table:style-name="ce98" table:formula="of:=[CCAA.L$73]-[CCAA.L$11]" office:value-type="float" office:value="4" calcext:value-type="float">
            <text:p>4</text:p>
          </table:table-cell>
          <table:table-cell table:style-name="ce98" table:formula="of:=[CCAA.M$73]-[CCAA.M$11]" office:value-type="float" office:value="1106" calcext:value-type="float">
            <text:p>1106</text:p>
          </table:table-cell>
          <table:table-cell table:style-name="ce98" table:formula="of:=[CCAA.N$73]-[CCAA.N$11]" office:value-type="float" office:value="404" calcext:value-type="float">
            <text:p>404</text:p>
          </table:table-cell>
          <table:table-cell table:style-name="ce98" table:formula="of:=[CCAA.O$73]-[CCAA.O$11]" office:value-type="float" office:value="368" calcext:value-type="float">
            <text:p>368</text:p>
          </table:table-cell>
          <table:table-cell table:style-name="ce98" table:formula="of:=[CCAA.P$73]-[CCAA.P$11]" office:value-type="float" office:value="7577" calcext:value-type="float">
            <text:p>7577</text:p>
          </table:table-cell>
          <table:table-cell table:style-name="ce98" table:formula="of:=[CCAA.Q$73]-[CCAA.Q$11]" office:value-type="float" office:value="2" calcext:value-type="float">
            <text:p>2</text:p>
          </table:table-cell>
          <table:table-cell table:style-name="ce98" table:formula="of:=[CCAA.R$73]-[CCAA.R$11]" office:value-type="float" office:value="123" calcext:value-type="float">
            <text:p>123</text:p>
          </table:table-cell>
          <table:table-cell table:style-name="ce98" table:formula="of:=[CCAA.S$73]-[CCAA.S$11]" office:value-type="float" office:value="401" calcext:value-type="float">
            <text:p>401</text:p>
          </table:table-cell>
          <table:table-cell table:style-name="ce98" table:formula="of:=[CCAA.T$73]-[CCAA.T$11]" office:value-type="float" office:value="1124" calcext:value-type="float">
            <text:p>1124</text:p>
          </table:table-cell>
          <table:table-cell table:style-name="ce98" table:formula="of:=[CCAA.U$73]-[CCAA.U$11]" office:value-type="float" office:value="298" calcext:value-type="float">
            <text:p>298</text:p>
          </table:table-cell>
          <table:table-cell table:style-name="ce98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6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number-columns-repeated="3" table:style-name="ce61" office:value-type="date" office:date-value="2020-04-21" calcext:value-type="date">
            <text:p>21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3" calcext:value-type="date">
            <text:p>13/04</text:p>
          </table:table-cell>
          <table:table-cell table:style-name="ce61"/>
          <table:table-cell table:style-name="ce61" office:value-type="date" office:date-value="2020-04-13" calcext:value-type="date">
            <text:p>13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6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2]-[CCAA.I$34]" office:value-type="float" office:value="2069" calcext:value-type="float">
            <text:p>2069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2]-[CCAA.K$42]" office:value-type="float" office:value="4198" calcext:value-type="float">
            <text:p>4198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8]-[CCAA.N$43]" office:value-type="float" office:value="354" calcext:value-type="float">
            <text:p>354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4]-[CCAA.P$30]" office:value-type="float" office:value="6402" calcext:value-type="float">
            <text:p>6402</text:p>
          </table:table-cell>
          <table:table-cell table:style-name="ce63"/>
          <table:table-cell table:style-name="ce63" table:formula="of:=[CCAA.R$64]-[CCAA.R$47]" office:value-type="float" office:value="86" calcext:value-type="float">
            <text:p>86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2]-[CCAA.T$45]" office:value-type="float" office:value="948" calcext:value-type="float">
            <text:p>948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6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4]-[CCAA.C$11]" office:value-type="float" office:value="1079" calcext:value-type="float">
            <text:p>1079</text:p>
          </table:table-cell>
          <table:table-cell table:style-name="ce98" table:formula="of:=[CCAA.D$74]-[CCAA.D$11]" office:value-type="float" office:value="681" calcext:value-type="float">
            <text:p>681</text:p>
          </table:table-cell>
          <table:table-cell table:style-name="ce98" table:formula="of:=[CCAA.E$74]-[CCAA.E$11]" office:value-type="float" office:value="223" calcext:value-type="float">
            <text:p>223</text:p>
          </table:table-cell>
          <table:table-cell table:style-name="ce98" table:formula="of:=[CCAA.F$74]-[CCAA.F$11]" office:value-type="float" office:value="168" calcext:value-type="float">
            <text:p>168</text:p>
          </table:table-cell>
          <table:table-cell table:style-name="ce98" table:formula="of:=[CCAA.G$74]-[CCAA.G$11]" office:value-type="float" office:value="121" calcext:value-type="float">
            <text:p>121</text:p>
          </table:table-cell>
          <table:table-cell table:style-name="ce98" table:formula="of:=[CCAA.H$74]-[CCAA.H$11]" office:value-type="float" office:value="173" calcext:value-type="float">
            <text:p>173</text:p>
          </table:table-cell>
          <table:table-cell table:style-name="ce98" table:formula="of:=[CCAA.I$74]-[CCAA.I$11]" office:value-type="float" office:value="2188" calcext:value-type="float">
            <text:p>2188</text:p>
          </table:table-cell>
          <table:table-cell table:style-name="ce98" table:formula="of:=[CCAA.J$74]-[CCAA.J$11]" office:value-type="float" office:value="1582" calcext:value-type="float">
            <text:p>1582</text:p>
          </table:table-cell>
          <table:table-cell table:style-name="ce98" table:formula="of:=[CCAA.K$74]-[CCAA.K$11]" office:value-type="float" office:value="4580" calcext:value-type="float">
            <text:p>4580</text:p>
          </table:table-cell>
          <table:table-cell table:style-name="ce98" table:formula="of:=[CCAA.L$74]-[CCAA.L$11]" office:value-type="float" office:value="4" calcext:value-type="float">
            <text:p>4</text:p>
          </table:table-cell>
          <table:table-cell table:style-name="ce98" table:formula="of:=[CCAA.M$74]-[CCAA.M$11]" office:value-type="float" office:value="1124" calcext:value-type="float">
            <text:p>1124</text:p>
          </table:table-cell>
          <table:table-cell table:style-name="ce98" table:formula="of:=[CCAA.N$74]-[CCAA.N$11]" office:value-type="float" office:value="407" calcext:value-type="float">
            <text:p>407</text:p>
          </table:table-cell>
          <table:table-cell table:style-name="ce98" table:formula="of:=[CCAA.O$74]-[CCAA.O$11]" office:value-type="float" office:value="375" calcext:value-type="float">
            <text:p>375</text:p>
          </table:table-cell>
          <table:table-cell table:style-name="ce98" table:formula="of:=[CCAA.P$74]-[CCAA.P$11]" office:value-type="float" office:value="7684" calcext:value-type="float">
            <text:p>7684</text:p>
          </table:table-cell>
          <table:table-cell table:style-name="ce98" table:formula="of:=[CCAA.Q$74]-[CCAA.Q$11]" office:value-type="float" office:value="2" calcext:value-type="float">
            <text:p>2</text:p>
          </table:table-cell>
          <table:table-cell table:style-name="ce98" table:formula="of:=[CCAA.R$74]-[CCAA.R$11]" office:value-type="float" office:value="124" calcext:value-type="float">
            <text:p>124</text:p>
          </table:table-cell>
          <table:table-cell table:style-name="ce98" table:formula="of:=[CCAA.S$74]-[CCAA.S$11]" office:value-type="float" office:value="409" calcext:value-type="float">
            <text:p>409</text:p>
          </table:table-cell>
          <table:table-cell table:style-name="ce98" table:formula="of:=[CCAA.T$74]-[CCAA.T$11]" office:value-type="float" office:value="1167" calcext:value-type="float">
            <text:p>1167</text:p>
          </table:table-cell>
          <table:table-cell table:style-name="ce98" table:formula="of:=[CCAA.U$74]-[CCAA.U$11]" office:value-type="float" office:value="303" calcext:value-type="float">
            <text:p>303</text:p>
          </table:table-cell>
          <table:table-cell table:style-name="ce98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6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17" calcext:value-type="date">
            <text:p>17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6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69]-[CCAA.D$43]" office:value-type="float" office:value="569" calcext:value-type="float">
            <text:p>569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67]-[CCAA.H$44]" office:value-type="float" office:value="128" calcext:value-type="float">
            <text:p>128</text:p>
          </table:table-cell>
          <table:table-cell table:style-name="ce63" table:formula="of:=[CCAA.I$73]-[CCAA.I$34]" office:value-type="float" office:value="2134" calcext:value-type="float">
            <text:p>2134</text:p>
          </table:table-cell>
          <table:table-cell table:style-name="ce63" table:formula="of:=[CCAA.J$72]-[CCAA.J$38]" office:value-type="float" office:value="1499" calcext:value-type="float">
            <text:p>1499</text:p>
          </table:table-cell>
          <table:table-cell table:style-name="ce63" table:formula="of:=[CCAA.K$73]-[CCAA.K$42]" office:value-type="float" office:value="4293" calcext:value-type="float">
            <text:p>4293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68]-[CCAA.P$30]" office:value-type="float" office:value="6986" calcext:value-type="float">
            <text:p>698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6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5]-[CCAA.C$11]" office:value-type="float" office:value="1107" calcext:value-type="float">
            <text:p>1107</text:p>
          </table:table-cell>
          <table:table-cell table:style-name="ce98" table:formula="of:=[CCAA.D$75]-[CCAA.D$11]" office:value-type="float" office:value="695" calcext:value-type="float">
            <text:p>695</text:p>
          </table:table-cell>
          <table:table-cell table:style-name="ce98" table:formula="of:=[CCAA.E$75]-[CCAA.E$11]" office:value-type="float" office:value="231" calcext:value-type="float">
            <text:p>231</text:p>
          </table:table-cell>
          <table:table-cell table:style-name="ce98" table:formula="of:=[CCAA.F$75]-[CCAA.F$11]" office:value-type="float" office:value="172" calcext:value-type="float">
            <text:p>172</text:p>
          </table:table-cell>
          <table:table-cell table:style-name="ce98" table:formula="of:=[CCAA.G$75]-[CCAA.G$11]" office:value-type="float" office:value="128" calcext:value-type="float">
            <text:p>128</text:p>
          </table:table-cell>
          <table:table-cell table:style-name="ce98" table:formula="of:=[CCAA.H$75]-[CCAA.H$11]" office:value-type="float" office:value="178" calcext:value-type="float">
            <text:p>178</text:p>
          </table:table-cell>
          <table:table-cell table:style-name="ce98" table:formula="of:=[CCAA.I$75]-[CCAA.I$11]" office:value-type="float" office:value="2255" calcext:value-type="float">
            <text:p>2255</text:p>
          </table:table-cell>
          <table:table-cell table:style-name="ce98" table:formula="of:=[CCAA.J$75]-[CCAA.J$11]" office:value-type="float" office:value="1612" calcext:value-type="float">
            <text:p>1612</text:p>
          </table:table-cell>
          <table:table-cell table:style-name="ce98" table:formula="of:=[CCAA.K$75]-[CCAA.K$11]" office:value-type="float" office:value="4630" calcext:value-type="float">
            <text:p>4630</text:p>
          </table:table-cell>
          <table:table-cell table:style-name="ce98" table:formula="of:=[CCAA.L$75]-[CCAA.L$11]" office:value-type="float" office:value="4" calcext:value-type="float">
            <text:p>4</text:p>
          </table:table-cell>
          <table:table-cell table:style-name="ce98" table:formula="of:=[CCAA.M$75]-[CCAA.M$11]" office:value-type="float" office:value="1147" calcext:value-type="float">
            <text:p>1147</text:p>
          </table:table-cell>
          <table:table-cell table:style-name="ce98" table:formula="of:=[CCAA.N$75]-[CCAA.N$11]" office:value-type="float" office:value="411" calcext:value-type="float">
            <text:p>411</text:p>
          </table:table-cell>
          <table:table-cell table:style-name="ce98" table:formula="of:=[CCAA.O$75]-[CCAA.O$11]" office:value-type="float" office:value="382" calcext:value-type="float">
            <text:p>382</text:p>
          </table:table-cell>
          <table:table-cell table:style-name="ce98" table:formula="of:=[CCAA.P$75]-[CCAA.P$11]" office:value-type="float" office:value="7765" calcext:value-type="float">
            <text:p>7765</text:p>
          </table:table-cell>
          <table:table-cell table:style-name="ce98" table:formula="of:=[CCAA.Q$75]-[CCAA.Q$11]" office:value-type="float" office:value="2" calcext:value-type="float">
            <text:p>2</text:p>
          </table:table-cell>
          <table:table-cell table:style-name="ce98" table:formula="of:=[CCAA.R$75]-[CCAA.R$11]" office:value-type="float" office:value="125" calcext:value-type="float">
            <text:p>125</text:p>
          </table:table-cell>
          <table:table-cell table:style-name="ce98" table:formula="of:=[CCAA.S$75]-[CCAA.S$11]" office:value-type="float" office:value="417" calcext:value-type="float">
            <text:p>417</text:p>
          </table:table-cell>
          <table:table-cell table:style-name="ce98" table:formula="of:=[CCAA.T$75]-[CCAA.T$11]" office:value-type="float" office:value="1193" calcext:value-type="float">
            <text:p>1193</text:p>
          </table:table-cell>
          <table:table-cell table:style-name="ce98" table:formula="of:=[CCAA.U$75]-[CCAA.U$11]" office:value-type="float" office:value="307" calcext:value-type="float">
            <text:p>307</text:p>
          </table:table-cell>
          <table:table-cell table:style-name="ce98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6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3"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6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4]-[CCAA.I$34]" office:value-type="float" office:value="2182" calcext:value-type="float">
            <text:p>2182</text:p>
          </table:table-cell>
          <table:table-cell table:style-name="ce63" table:formula="of:=[CCAA.J$74]-[CCAA.J$38]" office:value-type="float" office:value="1560" calcext:value-type="float">
            <text:p>156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6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6]-[CCAA.C$11]" office:value-type="float" office:value="1131" calcext:value-type="float">
            <text:p>1131</text:p>
          </table:table-cell>
          <table:table-cell table:style-name="ce98" table:formula="of:=[CCAA.D$76]-[CCAA.D$11]" office:value-type="float" office:value="709" calcext:value-type="float">
            <text:p>709</text:p>
          </table:table-cell>
          <table:table-cell table:style-name="ce98" table:formula="of:=[CCAA.E$76]-[CCAA.E$11]" office:value-type="float" office:value="239" calcext:value-type="float">
            <text:p>239</text:p>
          </table:table-cell>
          <table:table-cell table:style-name="ce98" table:formula="of:=[CCAA.F$76]-[CCAA.F$11]" office:value-type="float" office:value="174" calcext:value-type="float">
            <text:p>174</text:p>
          </table:table-cell>
          <table:table-cell table:style-name="ce98" table:formula="of:=[CCAA.G$76]-[CCAA.G$11]" office:value-type="float" office:value="130" calcext:value-type="float">
            <text:p>130</text:p>
          </table:table-cell>
          <table:table-cell table:style-name="ce98" table:formula="of:=[CCAA.H$76]-[CCAA.H$11]" office:value-type="float" office:value="182" calcext:value-type="float">
            <text:p>182</text:p>
          </table:table-cell>
          <table:table-cell table:style-name="ce98" table:formula="of:=[CCAA.I$76]-[CCAA.I$11]" office:value-type="float" office:value="2292" calcext:value-type="float">
            <text:p>2292</text:p>
          </table:table-cell>
          <table:table-cell table:style-name="ce98" table:formula="of:=[CCAA.J$76]-[CCAA.J$11]" office:value-type="float" office:value="1639" calcext:value-type="float">
            <text:p>1639</text:p>
          </table:table-cell>
          <table:table-cell table:style-name="ce98" table:formula="of:=[CCAA.K$76]-[CCAA.K$11]" office:value-type="float" office:value="4735" calcext:value-type="float">
            <text:p>4735</text:p>
          </table:table-cell>
          <table:table-cell table:style-name="ce98" table:formula="of:=[CCAA.L$76]-[CCAA.L$11]" office:value-type="float" office:value="4" calcext:value-type="float">
            <text:p>4</text:p>
          </table:table-cell>
          <table:table-cell table:style-name="ce98" table:formula="of:=[CCAA.M$76]-[CCAA.M$11]" office:value-type="float" office:value="1172" calcext:value-type="float">
            <text:p>1172</text:p>
          </table:table-cell>
          <table:table-cell table:style-name="ce98" table:formula="of:=[CCAA.N$76]-[CCAA.N$11]" office:value-type="float" office:value="416" calcext:value-type="float">
            <text:p>416</text:p>
          </table:table-cell>
          <table:table-cell table:style-name="ce98" table:formula="of:=[CCAA.O$76]-[CCAA.O$11]" office:value-type="float" office:value="388" calcext:value-type="float">
            <text:p>388</text:p>
          </table:table-cell>
          <table:table-cell table:style-name="ce98" table:formula="of:=[CCAA.P$76]-[CCAA.P$11]" office:value-type="float" office:value="7848" calcext:value-type="float">
            <text:p>7848</text:p>
          </table:table-cell>
          <table:table-cell table:style-name="ce98" table:formula="of:=[CCAA.Q$76]-[CCAA.Q$11]" office:value-type="float" office:value="2" calcext:value-type="float">
            <text:p>2</text:p>
          </table:table-cell>
          <table:table-cell table:style-name="ce98" table:formula="of:=[CCAA.R$76]-[CCAA.R$11]" office:value-type="float" office:value="126" calcext:value-type="float">
            <text:p>126</text:p>
          </table:table-cell>
          <table:table-cell table:style-name="ce98" table:formula="of:=[CCAA.S$76]-[CCAA.S$11]" office:value-type="float" office:value="429" calcext:value-type="float">
            <text:p>429</text:p>
          </table:table-cell>
          <table:table-cell table:style-name="ce98" table:formula="of:=[CCAA.T$76]-[CCAA.T$11]" office:value-type="float" office:value="1212" calcext:value-type="float">
            <text:p>1212</text:p>
          </table:table-cell>
          <table:table-cell table:style-name="ce98" table:formula="of:=[CCAA.U$76]-[CCAA.U$11]" office:value-type="float" office:value="311" calcext:value-type="float">
            <text:p>311</text:p>
          </table:table-cell>
          <table:table-cell table:style-name="ce98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6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3" calcext:value-type="date">
            <text:p>23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6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4]-[CCAA.K$42]" office:value-type="float" office:value="4389" calcext:value-type="float">
            <text:p>438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2]-[CCAA.P$30]" office:value-type="float" office:value="7439" calcext:value-type="float">
            <text:p>7439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6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7]-[CCAA.C$11]" office:value-type="float" office:value="1145" calcext:value-type="float">
            <text:p>1145</text:p>
          </table:table-cell>
          <table:table-cell table:style-name="ce98" table:formula="of:=[CCAA.D$77]-[CCAA.D$11]" office:value-type="float" office:value="712" calcext:value-type="float">
            <text:p>712</text:p>
          </table:table-cell>
          <table:table-cell table:style-name="ce98" table:formula="of:=[CCAA.E$77]-[CCAA.E$11]" office:value-type="float" office:value="249" calcext:value-type="float">
            <text:p>249</text:p>
          </table:table-cell>
          <table:table-cell table:style-name="ce98" table:formula="of:=[CCAA.F$77]-[CCAA.F$11]" office:value-type="float" office:value="175" calcext:value-type="float">
            <text:p>175</text:p>
          </table:table-cell>
          <table:table-cell table:style-name="ce98" table:formula="of:=[CCAA.G$77]-[CCAA.G$11]" office:value-type="float" office:value="131" calcext:value-type="float">
            <text:p>131</text:p>
          </table:table-cell>
          <table:table-cell table:style-name="ce98" table:formula="of:=[CCAA.H$77]-[CCAA.H$11]" office:value-type="float" office:value="183" calcext:value-type="float">
            <text:p>183</text:p>
          </table:table-cell>
          <table:table-cell table:style-name="ce98" table:formula="of:=[CCAA.I$77]-[CCAA.I$11]" office:value-type="float" office:value="2330" calcext:value-type="float">
            <text:p>2330</text:p>
          </table:table-cell>
          <table:table-cell table:style-name="ce98" table:formula="of:=[CCAA.J$77]-[CCAA.J$11]" office:value-type="float" office:value="1666" calcext:value-type="float">
            <text:p>1666</text:p>
          </table:table-cell>
          <table:table-cell table:style-name="ce98" table:formula="of:=[CCAA.K$77]-[CCAA.K$11]" office:value-type="float" office:value="4803" calcext:value-type="float">
            <text:p>4803</text:p>
          </table:table-cell>
          <table:table-cell table:style-name="ce98" table:formula="of:=[CCAA.L$77]-[CCAA.L$11]" office:value-type="float" office:value="4" calcext:value-type="float">
            <text:p>4</text:p>
          </table:table-cell>
          <table:table-cell table:style-name="ce98" table:formula="of:=[CCAA.M$77]-[CCAA.M$11]" office:value-type="float" office:value="1186" calcext:value-type="float">
            <text:p>1186</text:p>
          </table:table-cell>
          <table:table-cell table:style-name="ce98" table:formula="of:=[CCAA.N$77]-[CCAA.N$11]" office:value-type="float" office:value="422" calcext:value-type="float">
            <text:p>422</text:p>
          </table:table-cell>
          <table:table-cell table:style-name="ce98" table:formula="of:=[CCAA.O$77]-[CCAA.O$11]" office:value-type="float" office:value="394" calcext:value-type="float">
            <text:p>394</text:p>
          </table:table-cell>
          <table:table-cell table:style-name="ce98" table:formula="of:=[CCAA.P$77]-[CCAA.P$11]" office:value-type="float" office:value="7922" calcext:value-type="float">
            <text:p>7922</text:p>
          </table:table-cell>
          <table:table-cell table:style-name="ce98" table:formula="of:=[CCAA.Q$77]-[CCAA.Q$11]" office:value-type="float" office:value="2" calcext:value-type="float">
            <text:p>2</text:p>
          </table:table-cell>
          <table:table-cell table:style-name="ce98" table:formula="of:=[CCAA.R$77]-[CCAA.R$11]" office:value-type="float" office:value="127" calcext:value-type="float">
            <text:p>127</text:p>
          </table:table-cell>
          <table:table-cell table:style-name="ce98" table:formula="of:=[CCAA.S$77]-[CCAA.S$11]" office:value-type="float" office:value="431" calcext:value-type="float">
            <text:p>431</text:p>
          </table:table-cell>
          <table:table-cell table:style-name="ce98" table:formula="of:=[CCAA.T$77]-[CCAA.T$11]" office:value-type="float" office:value="1230" calcext:value-type="float">
            <text:p>1230</text:p>
          </table:table-cell>
          <table:table-cell table:style-name="ce98" table:formula="of:=[CCAA.U$77]-[CCAA.U$11]" office:value-type="float" office:value="315" calcext:value-type="float">
            <text:p>315</text:p>
          </table:table-cell>
          <table:table-cell table:style-name="ce98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6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3"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6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6]-[CCAA.D$43]" office:value-type="float" office:value="677" calcext:value-type="float">
            <text:p>677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6]-[CCAA.H$44]" office:value-type="float" office:value="173" calcext:value-type="float">
            <text:p>173</text:p>
          </table:table-cell>
          <table:table-cell table:style-name="ce63" table:formula="of:=[CCAA.I$75]-[CCAA.I$34]" office:value-type="float" office:value="2249" calcext:value-type="float">
            <text:p>2249</text:p>
          </table:table-cell>
          <table:table-cell table:style-name="ce63" table:formula="of:=[CCAA.J$75]-[CCAA.J$38]" office:value-type="float" office:value="1590" calcext:value-type="float">
            <text:p>159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6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8]-[CCAA.C$11]" office:value-type="float" office:value="1157" calcext:value-type="float">
            <text:p>1157</text:p>
          </table:table-cell>
          <table:table-cell table:style-name="ce98" table:formula="of:=[CCAA.D$78]-[CCAA.D$11]" office:value-type="float" office:value="726" calcext:value-type="float">
            <text:p>726</text:p>
          </table:table-cell>
          <table:table-cell table:style-name="ce98" table:formula="of:=[CCAA.E$78]-[CCAA.E$11]" office:value-type="float" office:value="253" calcext:value-type="float">
            <text:p>253</text:p>
          </table:table-cell>
          <table:table-cell table:style-name="ce98" table:formula="of:=[CCAA.F$78]-[CCAA.F$11]" office:value-type="float" office:value="179" calcext:value-type="float">
            <text:p>179</text:p>
          </table:table-cell>
          <table:table-cell table:style-name="ce98" table:formula="of:=[CCAA.G$78]-[CCAA.G$11]" office:value-type="float" office:value="131" calcext:value-type="float">
            <text:p>131</text:p>
          </table:table-cell>
          <table:table-cell table:style-name="ce98" table:formula="of:=[CCAA.H$78]-[CCAA.H$11]" office:value-type="float" office:value="186" calcext:value-type="float">
            <text:p>186</text:p>
          </table:table-cell>
          <table:table-cell table:style-name="ce98" table:formula="of:=[CCAA.I$78]-[CCAA.I$11]" office:value-type="float" office:value="2365" calcext:value-type="float">
            <text:p>2365</text:p>
          </table:table-cell>
          <table:table-cell table:style-name="ce98" table:formula="of:=[CCAA.J$78]-[CCAA.J$11]" office:value-type="float" office:value="1690" calcext:value-type="float">
            <text:p>1690</text:p>
          </table:table-cell>
          <table:table-cell table:style-name="ce98" table:formula="of:=[CCAA.K$78]-[CCAA.K$11]" office:value-type="float" office:value="4936" calcext:value-type="float">
            <text:p>4936</text:p>
          </table:table-cell>
          <table:table-cell table:style-name="ce98" table:formula="of:=[CCAA.L$78]-[CCAA.L$11]" office:value-type="float" office:value="4" calcext:value-type="float">
            <text:p>4</text:p>
          </table:table-cell>
          <table:table-cell table:style-name="ce98" table:formula="of:=[CCAA.M$78]-[CCAA.M$11]" office:value-type="float" office:value="1189" calcext:value-type="float">
            <text:p>1189</text:p>
          </table:table-cell>
          <table:table-cell table:style-name="ce98" table:formula="of:=[CCAA.N$78]-[CCAA.N$11]" office:value-type="float" office:value="428" calcext:value-type="float">
            <text:p>428</text:p>
          </table:table-cell>
          <table:table-cell table:style-name="ce98" table:formula="of:=[CCAA.O$78]-[CCAA.O$11]" office:value-type="float" office:value="405" calcext:value-type="float">
            <text:p>405</text:p>
          </table:table-cell>
          <table:table-cell table:style-name="ce98" table:formula="of:=[CCAA.P$78]-[CCAA.P$11]" office:value-type="float" office:value="7986" calcext:value-type="float">
            <text:p>7986</text:p>
          </table:table-cell>
          <table:table-cell table:style-name="ce98" table:formula="of:=[CCAA.Q$78]-[CCAA.Q$11]" office:value-type="float" office:value="2" calcext:value-type="float">
            <text:p>2</text:p>
          </table:table-cell>
          <table:table-cell table:style-name="ce98" table:formula="of:=[CCAA.R$78]-[CCAA.R$11]" office:value-type="float" office:value="128" calcext:value-type="float">
            <text:p>128</text:p>
          </table:table-cell>
          <table:table-cell table:style-name="ce98" table:formula="of:=[CCAA.S$78]-[CCAA.S$11]" office:value-type="float" office:value="432" calcext:value-type="float">
            <text:p>432</text:p>
          </table:table-cell>
          <table:table-cell table:style-name="ce98" table:formula="of:=[CCAA.T$78]-[CCAA.T$11]" office:value-type="float" office:value="1241" calcext:value-type="float">
            <text:p>1241</text:p>
          </table:table-cell>
          <table:table-cell table:style-name="ce98" table:formula="of:=[CCAA.U$78]-[CCAA.U$11]" office:value-type="float" office:value="320" calcext:value-type="float">
            <text:p>320</text:p>
          </table:table-cell>
          <table:table-cell table:style-name="ce98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6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5" calcext:value-type="date">
            <text:p>2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/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6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1]-[CCAA.C$40]" office:value-type="float" office:value="661" calcext:value-type="float">
            <text:p>661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7]-[CCAA.H$44]" office:value-type="float" office:value="174" calcext:value-type="float">
            <text:p>174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7]-[CCAA.J$38]" office:value-type="float" office:value="1644" calcext:value-type="float">
            <text:p>164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76]-[CCAA.L$48]" office:value-type="float" office:value="3" calcext:value-type="float">
            <text:p>3</text:p>
          </table:table-cell>
          <table:table-cell table:style-name="ce63" table:formula="of:=[CCAA.M$76]-[CCAA.M$42]" office:value-type="float" office:value="1103" calcext:value-type="float">
            <text:p>1103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3]-[CCAA.P$30]" office:value-type="float" office:value="7556" calcext:value-type="float">
            <text:p>7556</text:p>
          </table:table-cell>
          <table:table-cell table:style-name="ce63"/>
          <table:table-cell table:style-name="ce63" table:formula="of:=[CCAA.R$77]-[CCAA.R$47]" office:value-type="float" office:value="112" calcext:value-type="float">
            <text:p>112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7]-[CCAA.T$45]" office:value-type="float" office:value="1075" calcext:value-type="float">
            <text:p>1075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6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79]-[CCAA.C$11]" office:value-type="float" office:value="1168" calcext:value-type="float">
            <text:p>1168</text:p>
          </table:table-cell>
          <table:table-cell table:style-name="ce98" table:formula="of:=[CCAA.D$79]-[CCAA.D$11]" office:value-type="float" office:value="735" calcext:value-type="float">
            <text:p>735</text:p>
          </table:table-cell>
          <table:table-cell table:style-name="ce98" table:formula="of:=[CCAA.E$79]-[CCAA.E$11]" office:value-type="float" office:value="261" calcext:value-type="float">
            <text:p>261</text:p>
          </table:table-cell>
          <table:table-cell table:style-name="ce98" table:formula="of:=[CCAA.F$79]-[CCAA.F$11]" office:value-type="float" office:value="181" calcext:value-type="float">
            <text:p>181</text:p>
          </table:table-cell>
          <table:table-cell table:style-name="ce98" table:formula="of:=[CCAA.G$79]-[CCAA.G$11]" office:value-type="float" office:value="133" calcext:value-type="float">
            <text:p>133</text:p>
          </table:table-cell>
          <table:table-cell table:style-name="ce98" table:formula="of:=[CCAA.H$79]-[CCAA.H$11]" office:value-type="float" office:value="188" calcext:value-type="float">
            <text:p>188</text:p>
          </table:table-cell>
          <table:table-cell table:style-name="ce98" table:formula="of:=[CCAA.I$79]-[CCAA.I$11]" office:value-type="float" office:value="2396" calcext:value-type="float">
            <text:p>2396</text:p>
          </table:table-cell>
          <table:table-cell table:style-name="ce98" table:formula="of:=[CCAA.J$79]-[CCAA.J$11]" office:value-type="float" office:value="1710" calcext:value-type="float">
            <text:p>1710</text:p>
          </table:table-cell>
          <table:table-cell table:style-name="ce98" table:formula="of:=[CCAA.K$79]-[CCAA.K$11]" office:value-type="float" office:value="5045" calcext:value-type="float">
            <text:p>5045</text:p>
          </table:table-cell>
          <table:table-cell table:style-name="ce98" table:formula="of:=[CCAA.L$79]-[CCAA.L$11]" office:value-type="float" office:value="4" calcext:value-type="float">
            <text:p>4</text:p>
          </table:table-cell>
          <table:table-cell table:style-name="ce98" table:formula="of:=[CCAA.M$79]-[CCAA.M$11]" office:value-type="float" office:value="1200" calcext:value-type="float">
            <text:p>1200</text:p>
          </table:table-cell>
          <table:table-cell table:style-name="ce98" table:formula="of:=[CCAA.N$79]-[CCAA.N$11]" office:value-type="float" office:value="433" calcext:value-type="float">
            <text:p>433</text:p>
          </table:table-cell>
          <table:table-cell table:style-name="ce98" table:formula="of:=[CCAA.O$79]-[CCAA.O$11]" office:value-type="float" office:value="412" calcext:value-type="float">
            <text:p>412</text:p>
          </table:table-cell>
          <table:table-cell table:style-name="ce98" table:formula="of:=[CCAA.P$79]-[CCAA.P$11]" office:value-type="float" office:value="8048" calcext:value-type="float">
            <text:p>8048</text:p>
          </table:table-cell>
          <table:table-cell table:style-name="ce98" table:formula="of:=[CCAA.Q$79]-[CCAA.Q$11]" office:value-type="float" office:value="2" calcext:value-type="float">
            <text:p>2</text:p>
          </table:table-cell>
          <table:table-cell table:style-name="ce98" table:formula="of:=[CCAA.R$79]-[CCAA.R$11]" office:value-type="float" office:value="130" calcext:value-type="float">
            <text:p>130</text:p>
          </table:table-cell>
          <table:table-cell table:style-name="ce98" table:formula="of:=[CCAA.S$79]-[CCAA.S$11]" office:value-type="float" office:value="432" calcext:value-type="float">
            <text:p>432</text:p>
          </table:table-cell>
          <table:table-cell table:style-name="ce98" table:formula="of:=[CCAA.T$79]-[CCAA.T$11]" office:value-type="float" office:value="1255" calcext:value-type="float">
            <text:p>1255</text:p>
          </table:table-cell>
          <table:table-cell table:style-name="ce98" table:formula="of:=[CCAA.U$79]-[CCAA.U$11]" office:value-type="float" office:value="326" calcext:value-type="float">
            <text:p>326</text:p>
          </table:table-cell>
          <table:table-cell table:style-name="ce98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6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5" calcext:value-type="date">
            <text:p>25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6" calcext:value-type="date">
            <text:p>26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6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6]-[CCAA.I$34]" office:value-type="float" office:value="2286" calcext:value-type="float">
            <text:p>2286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79]-[CCAA.L$48]" office:value-type="float" office:value="3" calcext:value-type="float">
            <text:p>3</text:p>
          </table:table-cell>
          <table:table-cell table:style-name="ce63" table:formula="of:=[CCAA.M$78]-[CCAA.M$42]" office:value-type="float" office:value="1120" calcext:value-type="float">
            <text:p>1120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7]-[CCAA.P$30]" office:value-type="float" office:value="7901" calcext:value-type="float">
            <text:p>79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6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0]-[CCAA.C$11]" office:value-type="float" office:value="1188" calcext:value-type="float">
            <text:p>1188</text:p>
          </table:table-cell>
          <table:table-cell table:style-name="ce98" table:formula="of:=[CCAA.D$80]-[CCAA.D$11]" office:value-type="float" office:value="736" calcext:value-type="float">
            <text:p>736</text:p>
          </table:table-cell>
          <table:table-cell table:style-name="ce98" table:formula="of:=[CCAA.E$80]-[CCAA.E$11]" office:value-type="float" office:value="266" calcext:value-type="float">
            <text:p>266</text:p>
          </table:table-cell>
          <table:table-cell table:style-name="ce98" table:formula="of:=[CCAA.F$80]-[CCAA.F$11]" office:value-type="float" office:value="185" calcext:value-type="float">
            <text:p>185</text:p>
          </table:table-cell>
          <table:table-cell table:style-name="ce98" table:formula="of:=[CCAA.G$80]-[CCAA.G$11]" office:value-type="float" office:value="134" calcext:value-type="float">
            <text:p>134</text:p>
          </table:table-cell>
          <table:table-cell table:style-name="ce98" table:formula="of:=[CCAA.H$80]-[CCAA.H$11]" office:value-type="float" office:value="191" calcext:value-type="float">
            <text:p>191</text:p>
          </table:table-cell>
          <table:table-cell table:style-name="ce98" table:formula="of:=[CCAA.I$80]-[CCAA.I$11]" office:value-type="float" office:value="2436" calcext:value-type="float">
            <text:p>2436</text:p>
          </table:table-cell>
          <table:table-cell table:style-name="ce98" table:formula="of:=[CCAA.J$80]-[CCAA.J$11]" office:value-type="float" office:value="1736" calcext:value-type="float">
            <text:p>1736</text:p>
          </table:table-cell>
          <table:table-cell table:style-name="ce98" table:formula="of:=[CCAA.K$80]-[CCAA.K$11]" office:value-type="float" office:value="5142" calcext:value-type="float">
            <text:p>5142</text:p>
          </table:table-cell>
          <table:table-cell table:style-name="ce98" table:formula="of:=[CCAA.L$80]-[CCAA.L$11]" office:value-type="float" office:value="4" calcext:value-type="float">
            <text:p>4</text:p>
          </table:table-cell>
          <table:table-cell table:style-name="ce98" table:formula="of:=[CCAA.M$80]-[CCAA.M$11]" office:value-type="float" office:value="1218" calcext:value-type="float">
            <text:p>1218</text:p>
          </table:table-cell>
          <table:table-cell table:style-name="ce98" table:formula="of:=[CCAA.N$80]-[CCAA.N$11]" office:value-type="float" office:value="440" calcext:value-type="float">
            <text:p>440</text:p>
          </table:table-cell>
          <table:table-cell table:style-name="ce98" table:formula="of:=[CCAA.O$80]-[CCAA.O$11]" office:value-type="float" office:value="547" calcext:value-type="float">
            <text:p>547</text:p>
          </table:table-cell>
          <table:table-cell table:style-name="ce98" table:formula="of:=[CCAA.P$80]-[CCAA.P$11]" office:value-type="float" office:value="8105" calcext:value-type="float">
            <text:p>8105</text:p>
          </table:table-cell>
          <table:table-cell table:style-name="ce98" table:formula="of:=[CCAA.Q$80]-[CCAA.Q$11]" office:value-type="float" office:value="2" calcext:value-type="float">
            <text:p>2</text:p>
          </table:table-cell>
          <table:table-cell table:style-name="ce98" table:formula="of:=[CCAA.R$80]-[CCAA.R$11]" office:value-type="float" office:value="130" calcext:value-type="float">
            <text:p>130</text:p>
          </table:table-cell>
          <table:table-cell table:style-name="ce98" table:formula="of:=[CCAA.S$80]-[CCAA.S$11]" office:value-type="float" office:value="448" calcext:value-type="float">
            <text:p>448</text:p>
          </table:table-cell>
          <table:table-cell table:style-name="ce98" table:formula="of:=[CCAA.T$80]-[CCAA.T$11]" office:value-type="float" office:value="1274" calcext:value-type="float">
            <text:p>1274</text:p>
          </table:table-cell>
          <table:table-cell table:style-name="ce98" table:formula="of:=[CCAA.U$80]-[CCAA.U$11]" office:value-type="float" office:value="330" calcext:value-type="float">
            <text:p>330</text:p>
          </table:table-cell>
          <table:table-cell table:style-name="ce98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6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1" calcext:value-type="date">
            <text:p>21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8" calcext:value-type="date">
            <text:p>28/04</text:p>
          </table:table-cell>
          <table:table-cell table:number-columns-repeated="2" table:style-name="ce61" office:value-type="date" office:date-value="2020-04-27" calcext:value-type="date">
            <text:p>27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8" calcext:value-type="date">
            <text:p>28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6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72]-[CCAA.D$43]" office:value-type="float" office:value="611" calcext:value-type="float">
            <text:p>611</text:p>
          </table:table-cell>
          <table:table-cell table:style-name="ce63" table:formula="of:=[CCAA.E$61]-[CCAA.E$40]" office:value-type="float" office:value="119" calcext:value-type="float">
            <text:p>119</text:p>
          </table:table-cell>
          <table:table-cell table:style-name="ce63" table:formula="of:=[CCAA.F$79]-[CCAA.F$36]" office:value-type="float" office:value="180" calcext:value-type="float">
            <text:p>180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79]-[CCAA.I$34]" office:value-type="float" office:value="2390" calcext:value-type="float">
            <text:p>239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8]-[CCAA.K$42]" office:value-type="float" office:value="4745" calcext:value-type="float">
            <text:p>4745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78]-[CCAA.O$41]" office:value-type="float" office:value="396" calcext:value-type="float">
            <text:p>396</text:p>
          </table:table-cell>
          <table:table-cell table:style-name="ce63" table:formula="of:=[CCAA.P$79]-[CCAA.P$30]" office:value-type="float" office:value="8027" calcext:value-type="float">
            <text:p>8027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6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1]-[CCAA.C$11]" office:value-type="float" office:value="1207" calcext:value-type="float">
            <text:p>1207</text:p>
          </table:table-cell>
          <table:table-cell table:style-name="ce98" table:formula="of:=[CCAA.D$81]-[CCAA.D$11]" office:value-type="float" office:value="739" calcext:value-type="float">
            <text:p>739</text:p>
          </table:table-cell>
          <table:table-cell table:style-name="ce98" table:formula="of:=[CCAA.E$81]-[CCAA.E$11]" office:value-type="float" office:value="273" calcext:value-type="float">
            <text:p>273</text:p>
          </table:table-cell>
          <table:table-cell table:style-name="ce98" table:formula="of:=[CCAA.F$81]-[CCAA.F$11]" office:value-type="float" office:value="188" calcext:value-type="float">
            <text:p>188</text:p>
          </table:table-cell>
          <table:table-cell table:style-name="ce98" table:formula="of:=[CCAA.G$81]-[CCAA.G$11]" office:value-type="float" office:value="135" calcext:value-type="float">
            <text:p>135</text:p>
          </table:table-cell>
          <table:table-cell table:style-name="ce98" table:formula="of:=[CCAA.H$81]-[CCAA.H$11]" office:value-type="float" office:value="191" calcext:value-type="float">
            <text:p>191</text:p>
          </table:table-cell>
          <table:table-cell table:style-name="ce98" table:formula="of:=[CCAA.I$81]-[CCAA.I$11]" office:value-type="float" office:value="2463" calcext:value-type="float">
            <text:p>2463</text:p>
          </table:table-cell>
          <table:table-cell table:style-name="ce98" table:formula="of:=[CCAA.J$81]-[CCAA.J$11]" office:value-type="float" office:value="1752" calcext:value-type="float">
            <text:p>1752</text:p>
          </table:table-cell>
          <table:table-cell table:style-name="ce98" table:formula="of:=[CCAA.K$81]-[CCAA.K$11]" office:value-type="float" office:value="5212" calcext:value-type="float">
            <text:p>5212</text:p>
          </table:table-cell>
          <table:table-cell table:style-name="ce98" table:formula="of:=[CCAA.L$81]-[CCAA.L$11]" office:value-type="float" office:value="4" calcext:value-type="float">
            <text:p>4</text:p>
          </table:table-cell>
          <table:table-cell table:style-name="ce98" table:formula="of:=[CCAA.M$81]-[CCAA.M$11]" office:value-type="float" office:value="1236" calcext:value-type="float">
            <text:p>1236</text:p>
          </table:table-cell>
          <table:table-cell table:style-name="ce98" table:formula="of:=[CCAA.N$81]-[CCAA.N$11]" office:value-type="float" office:value="446" calcext:value-type="float">
            <text:p>446</text:p>
          </table:table-cell>
          <table:table-cell table:style-name="ce98" table:formula="of:=[CCAA.O$81]-[CCAA.O$11]" office:value-type="float" office:value="547" calcext:value-type="float">
            <text:p>547</text:p>
          </table:table-cell>
          <table:table-cell table:style-name="ce98" table:formula="of:=[CCAA.P$81]-[CCAA.P$11]" office:value-type="float" office:value="8176" calcext:value-type="float">
            <text:p>8176</text:p>
          </table:table-cell>
          <table:table-cell table:style-name="ce98" table:formula="of:=[CCAA.Q$81]-[CCAA.Q$11]" office:value-type="float" office:value="2" calcext:value-type="float">
            <text:p>2</text:p>
          </table:table-cell>
          <table:table-cell table:style-name="ce98" table:formula="of:=[CCAA.R$81]-[CCAA.R$11]" office:value-type="float" office:value="130" calcext:value-type="float">
            <text:p>130</text:p>
          </table:table-cell>
          <table:table-cell table:style-name="ce98" table:formula="of:=[CCAA.S$81]-[CCAA.S$11]" office:value-type="float" office:value="451" calcext:value-type="float">
            <text:p>451</text:p>
          </table:table-cell>
          <table:table-cell table:style-name="ce98" table:formula="of:=[CCAA.T$81]-[CCAA.T$11]" office:value-type="float" office:value="1296" calcext:value-type="float">
            <text:p>1296</text:p>
          </table:table-cell>
          <table:table-cell table:style-name="ce98" table:formula="of:=[CCAA.U$81]-[CCAA.U$11]" office:value-type="float" office:value="332" calcext:value-type="float">
            <text:p>332</text:p>
          </table:table-cell>
          <table:table-cell table:style-name="ce98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6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number-columns-repeated="2" table:style-name="ce61" office:value-type="date" office:date-value="2020-04-29" calcext:value-type="date">
            <text:p>29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25" calcext:value-type="date">
            <text:p>25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6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0]-[CCAA.J$38]" office:value-type="float" office:value="1714" calcext:value-type="float">
            <text:p>171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76]-[CCAA.S$42]" office:value-type="float" office:value="415" calcext:value-type="float">
            <text:p>415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6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2]-[CCAA.C$11]" office:value-type="float" office:value="1238" calcext:value-type="float">
            <text:p>1238</text:p>
          </table:table-cell>
          <table:table-cell table:style-name="ce98" table:formula="of:=[CCAA.D$82]-[CCAA.D$11]" office:value-type="float" office:value="749" calcext:value-type="float">
            <text:p>749</text:p>
          </table:table-cell>
          <table:table-cell table:style-name="ce98" table:formula="of:=[CCAA.E$82]-[CCAA.E$11]" office:value-type="float" office:value="273" calcext:value-type="float">
            <text:p>273</text:p>
          </table:table-cell>
          <table:table-cell table:style-name="ce98" table:formula="of:=[CCAA.F$82]-[CCAA.F$11]" office:value-type="float" office:value="193" calcext:value-type="float">
            <text:p>193</text:p>
          </table:table-cell>
          <table:table-cell table:style-name="ce98" table:formula="of:=[CCAA.G$82]-[CCAA.G$11]" office:value-type="float" office:value="136" calcext:value-type="float">
            <text:p>136</text:p>
          </table:table-cell>
          <table:table-cell table:style-name="ce98" table:formula="of:=[CCAA.H$82]-[CCAA.H$11]" office:value-type="float" office:value="192" calcext:value-type="float">
            <text:p>192</text:p>
          </table:table-cell>
          <table:table-cell table:style-name="ce98" table:formula="of:=[CCAA.I$82]-[CCAA.I$11]" office:value-type="float" office:value="2498" calcext:value-type="float">
            <text:p>2498</text:p>
          </table:table-cell>
          <table:table-cell table:style-name="ce98" table:formula="of:=[CCAA.J$82]-[CCAA.J$11]" office:value-type="float" office:value="1770" calcext:value-type="float">
            <text:p>1770</text:p>
          </table:table-cell>
          <table:table-cell table:style-name="ce98" table:formula="of:=[CCAA.K$82]-[CCAA.K$11]" office:value-type="float" office:value="5298" calcext:value-type="float">
            <text:p>5298</text:p>
          </table:table-cell>
          <table:table-cell table:style-name="ce98" table:formula="of:=[CCAA.L$82]-[CCAA.L$11]" office:value-type="float" office:value="4" calcext:value-type="float">
            <text:p>4</text:p>
          </table:table-cell>
          <table:table-cell table:style-name="ce98" table:formula="of:=[CCAA.M$82]-[CCAA.M$11]" office:value-type="float" office:value="1245" calcext:value-type="float">
            <text:p>1245</text:p>
          </table:table-cell>
          <table:table-cell table:style-name="ce98" table:formula="of:=[CCAA.N$82]-[CCAA.N$11]" office:value-type="float" office:value="451" calcext:value-type="float">
            <text:p>451</text:p>
          </table:table-cell>
          <table:table-cell table:style-name="ce98" table:formula="of:=[CCAA.O$82]-[CCAA.O$11]" office:value-type="float" office:value="555" calcext:value-type="float">
            <text:p>555</text:p>
          </table:table-cell>
          <table:table-cell table:style-name="ce98" table:formula="of:=[CCAA.P$82]-[CCAA.P$11]" office:value-type="float" office:value="8222" calcext:value-type="float">
            <text:p>8222</text:p>
          </table:table-cell>
          <table:table-cell table:style-name="ce98" table:formula="of:=[CCAA.Q$82]-[CCAA.Q$11]" office:value-type="float" office:value="2" calcext:value-type="float">
            <text:p>2</text:p>
          </table:table-cell>
          <table:table-cell table:style-name="ce98" table:formula="of:=[CCAA.R$82]-[CCAA.R$11]" office:value-type="float" office:value="132" calcext:value-type="float">
            <text:p>132</text:p>
          </table:table-cell>
          <table:table-cell table:style-name="ce98" table:formula="of:=[CCAA.S$82]-[CCAA.S$11]" office:value-type="float" office:value="458" calcext:value-type="float">
            <text:p>458</text:p>
          </table:table-cell>
          <table:table-cell table:style-name="ce98" table:formula="of:=[CCAA.T$82]-[CCAA.T$11]" office:value-type="float" office:value="1312" calcext:value-type="float">
            <text:p>1312</text:p>
          </table:table-cell>
          <table:table-cell table:style-name="ce98" table:formula="of:=[CCAA.U$82]-[CCAA.U$11]" office:value-type="float" office:value="333" calcext:value-type="float">
            <text:p>333</text:p>
          </table:table-cell>
          <table:table-cell table:style-name="ce98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6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6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0]-[CCAA.P$30]" office:value-type="float" office:value="8084" calcext:value-type="float">
            <text:p>8084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6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3]-[CCAA.C$11]" office:value-type="float" office:value="1253" calcext:value-type="float">
            <text:p>1253</text:p>
          </table:table-cell>
          <table:table-cell table:style-name="ce98" table:formula="of:=[CCAA.D$83]-[CCAA.D$11]" office:value-type="float" office:value="761" calcext:value-type="float">
            <text:p>761</text:p>
          </table:table-cell>
          <table:table-cell table:style-name="ce98" table:formula="of:=[CCAA.E$83]-[CCAA.E$11]" office:value-type="float" office:value="279" calcext:value-type="float">
            <text:p>279</text:p>
          </table:table-cell>
          <table:table-cell table:style-name="ce98" table:formula="of:=[CCAA.F$83]-[CCAA.F$11]" office:value-type="float" office:value="197" calcext:value-type="float">
            <text:p>197</text:p>
          </table:table-cell>
          <table:table-cell table:style-name="ce98" table:formula="of:=[CCAA.G$83]-[CCAA.G$11]" office:value-type="float" office:value="140" calcext:value-type="float">
            <text:p>140</text:p>
          </table:table-cell>
          <table:table-cell table:style-name="ce98" table:formula="of:=[CCAA.H$83]-[CCAA.H$11]" office:value-type="float" office:value="193" calcext:value-type="float">
            <text:p>193</text:p>
          </table:table-cell>
          <table:table-cell table:style-name="ce98" table:formula="of:=[CCAA.I$83]-[CCAA.I$11]" office:value-type="float" office:value="2534" calcext:value-type="float">
            <text:p>2534</text:p>
          </table:table-cell>
          <table:table-cell table:style-name="ce98" table:formula="of:=[CCAA.J$83]-[CCAA.J$11]" office:value-type="float" office:value="1788" calcext:value-type="float">
            <text:p>1788</text:p>
          </table:table-cell>
          <table:table-cell table:style-name="ce98" table:formula="of:=[CCAA.K$83]-[CCAA.K$11]" office:value-type="float" office:value="5374" calcext:value-type="float">
            <text:p>5374</text:p>
          </table:table-cell>
          <table:table-cell table:style-name="ce98" table:formula="of:=[CCAA.L$83]-[CCAA.L$11]" office:value-type="float" office:value="4" calcext:value-type="float">
            <text:p>4</text:p>
          </table:table-cell>
          <table:table-cell table:style-name="ce98" table:formula="of:=[CCAA.M$83]-[CCAA.M$11]" office:value-type="float" office:value="1258" calcext:value-type="float">
            <text:p>1258</text:p>
          </table:table-cell>
          <table:table-cell table:style-name="ce98" table:formula="of:=[CCAA.N$83]-[CCAA.N$11]" office:value-type="float" office:value="458" calcext:value-type="float">
            <text:p>458</text:p>
          </table:table-cell>
          <table:table-cell table:style-name="ce98" table:formula="of:=[CCAA.O$83]-[CCAA.O$11]" office:value-type="float" office:value="557" calcext:value-type="float">
            <text:p>557</text:p>
          </table:table-cell>
          <table:table-cell table:style-name="ce98" table:formula="of:=[CCAA.P$83]-[CCAA.P$11]" office:value-type="float" office:value="8292" calcext:value-type="float">
            <text:p>8292</text:p>
          </table:table-cell>
          <table:table-cell table:style-name="ce98" table:formula="of:=[CCAA.Q$83]-[CCAA.Q$11]" office:value-type="float" office:value="2" calcext:value-type="float">
            <text:p>2</text:p>
          </table:table-cell>
          <table:table-cell table:style-name="ce98" table:formula="of:=[CCAA.R$83]-[CCAA.R$11]" office:value-type="float" office:value="132" calcext:value-type="float">
            <text:p>132</text:p>
          </table:table-cell>
          <table:table-cell table:style-name="ce98" table:formula="of:=[CCAA.S$83]-[CCAA.S$11]" office:value-type="float" office:value="460" calcext:value-type="float">
            <text:p>460</text:p>
          </table:table-cell>
          <table:table-cell table:style-name="ce98" table:formula="of:=[CCAA.T$83]-[CCAA.T$11]" office:value-type="float" office:value="1321" calcext:value-type="float">
            <text:p>1321</text:p>
          </table:table-cell>
          <table:table-cell table:style-name="ce98" table:formula="of:=[CCAA.U$83]-[CCAA.U$11]" office:value-type="float" office:value="334" calcext:value-type="float">
            <text:p>334</text:p>
          </table:table-cell>
          <table:table-cell table:style-name="ce98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6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/>
          <table:table-cell table:style-name="ce61" office:value-type="date" office:date-value="2020-04-05" calcext:value-type="date">
            <text:p>0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6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2]-[CCAA.P$30]" office:value-type="float" office:value="8201" calcext:value-type="float">
            <text:p>8201</text:p>
          </table:table-cell>
          <table:table-cell table:style-name="ce63"/>
          <table:table-cell table:style-name="ce63" table:formula="of:=[CCAA.R$56]-[CCAA.R$47]" office:value-type="float" office:value="44" calcext:value-type="float">
            <text:p>44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6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4]-[CCAA.C$11]" office:value-type="float" office:value="1256" calcext:value-type="float">
            <text:p>1256</text:p>
          </table:table-cell>
          <table:table-cell table:style-name="ce98" table:formula="of:=[CCAA.D$84]-[CCAA.D$11]" office:value-type="float" office:value="761" calcext:value-type="float">
            <text:p>761</text:p>
          </table:table-cell>
          <table:table-cell table:style-name="ce98" table:formula="of:=[CCAA.E$84]-[CCAA.E$11]" office:value-type="float" office:value="280" calcext:value-type="float">
            <text:p>280</text:p>
          </table:table-cell>
          <table:table-cell table:style-name="ce98" table:formula="of:=[CCAA.F$84]-[CCAA.F$11]" office:value-type="float" office:value="197" calcext:value-type="float">
            <text:p>197</text:p>
          </table:table-cell>
          <table:table-cell table:style-name="ce98" table:formula="of:=[CCAA.G$84]-[CCAA.G$11]" office:value-type="float" office:value="140" calcext:value-type="float">
            <text:p>140</text:p>
          </table:table-cell>
          <table:table-cell table:style-name="ce98" table:formula="of:=[CCAA.H$84]-[CCAA.H$11]" office:value-type="float" office:value="195" calcext:value-type="float">
            <text:p>195</text:p>
          </table:table-cell>
          <table:table-cell table:style-name="ce98" table:formula="of:=[CCAA.I$84]-[CCAA.I$11]" office:value-type="float" office:value="2565" calcext:value-type="float">
            <text:p>2565</text:p>
          </table:table-cell>
          <table:table-cell table:style-name="ce98" table:formula="of:=[CCAA.J$84]-[CCAA.J$11]" office:value-type="float" office:value="1800" calcext:value-type="float">
            <text:p>1800</text:p>
          </table:table-cell>
          <table:table-cell table:style-name="ce98" table:formula="of:=[CCAA.K$84]-[CCAA.K$11]" office:value-type="float" office:value="5422" calcext:value-type="float">
            <text:p>5422</text:p>
          </table:table-cell>
          <table:table-cell table:style-name="ce98" table:formula="of:=[CCAA.L$84]-[CCAA.L$11]" office:value-type="float" office:value="4" calcext:value-type="float">
            <text:p>4</text:p>
          </table:table-cell>
          <table:table-cell table:style-name="ce98" table:formula="of:=[CCAA.M$84]-[CCAA.M$11]" office:value-type="float" office:value="1264" calcext:value-type="float">
            <text:p>1264</text:p>
          </table:table-cell>
          <table:table-cell table:style-name="ce98" table:formula="of:=[CCAA.N$84]-[CCAA.N$11]" office:value-type="float" office:value="460" calcext:value-type="float">
            <text:p>460</text:p>
          </table:table-cell>
          <table:table-cell table:style-name="ce98" table:formula="of:=[CCAA.O$84]-[CCAA.O$11]" office:value-type="float" office:value="563" calcext:value-type="float">
            <text:p>563</text:p>
          </table:table-cell>
          <table:table-cell table:style-name="ce98" table:formula="of:=[CCAA.P$84]-[CCAA.P$11]" office:value-type="float" office:value="8332" calcext:value-type="float">
            <text:p>8332</text:p>
          </table:table-cell>
          <table:table-cell table:style-name="ce98" table:formula="of:=[CCAA.Q$84]-[CCAA.Q$11]" office:value-type="float" office:value="2" calcext:value-type="float">
            <text:p>2</text:p>
          </table:table-cell>
          <table:table-cell table:style-name="ce98" table:formula="of:=[CCAA.R$84]-[CCAA.R$11]" office:value-type="float" office:value="134" calcext:value-type="float">
            <text:p>134</text:p>
          </table:table-cell>
          <table:table-cell table:style-name="ce98" table:formula="of:=[CCAA.S$84]-[CCAA.S$11]" office:value-type="float" office:value="462" calcext:value-type="float">
            <text:p>462</text:p>
          </table:table-cell>
          <table:table-cell table:style-name="ce98" table:formula="of:=[CCAA.T$84]-[CCAA.T$11]" office:value-type="float" office:value="1329" calcext:value-type="float">
            <text:p>1329</text:p>
          </table:table-cell>
          <table:table-cell table:style-name="ce98" table:formula="of:=[CCAA.U$84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6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4" calcext:value-type="date">
            <text:p>04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4-15" calcext:value-type="date">
            <text:p>15/04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216" calcext:value-type="float">
            <text:p>216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196" calcext:value-type="float">
            <text:p>41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810" calcext:value-type="float">
            <text:p>11810</text:p>
          </table:table-cell>
          <table:table-cell table:style-name="ce218"/>
          <table:table-cell table:style-name="ce218" office:value-type="float" office:value="121" calcext:value-type="float">
            <text:p>12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7:.U237])" office:value-type="float" office:value="30600" calcext:value-type="float">
            <text:p>30600</text:p>
          </table:table-cell>
          <table:table-cell table:formula="of:=[.X237]-[.X230]" office:value-type="float" office:value="145" calcext:value-type="float">
            <text:p>145</text:p>
          </table:table-cell>
          <table:table-cell table:style-name="ce36" table:formula="of:=IF([.X237]=[.X23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83]-[CCAA.H$44]" office:value-type="float" office:value="184" calcext:value-type="float">
            <text:p>184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78]-[CCAA.J$38]" office:value-type="float" office:value="1668" calcext:value-type="float">
            <text:p>1668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66]-[CCAA.M$42]" office:value-type="float" office:value="876" calcext:value-type="float">
            <text:p>87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3]-[CCAA.P$30]" office:value-type="float" office:value="8271" calcext:value-type="float">
            <text:p>827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8:.U238])" office:value-type="float" office:value="21878" calcext:value-type="float">
            <text:p>21878</text:p>
          </table:table-cell>
          <table:table-cell table:formula="of:=[.X238]-[.X231]" office:value-type="float" office:value="158" calcext:value-type="float">
            <text:p>158</text:p>
          </table:table-cell>
          <table:table-cell table:style-name="ce36" table:formula="of:=IF([.X238]=[.X23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5]-[CCAA.C$11]" office:value-type="float" office:value="1263" calcext:value-type="float">
            <text:p>1263</text:p>
          </table:table-cell>
          <table:table-cell table:style-name="ce98" table:formula="of:=[CCAA.D$85]-[CCAA.D$11]" office:value-type="float" office:value="762" calcext:value-type="float">
            <text:p>762</text:p>
          </table:table-cell>
          <table:table-cell table:style-name="ce98" table:formula="of:=[CCAA.E$85]-[CCAA.E$11]" office:value-type="float" office:value="284" calcext:value-type="float">
            <text:p>284</text:p>
          </table:table-cell>
          <table:table-cell table:style-name="ce98" table:formula="of:=[CCAA.F$85]-[CCAA.F$11]" office:value-type="float" office:value="197" calcext:value-type="float">
            <text:p>197</text:p>
          </table:table-cell>
          <table:table-cell table:style-name="ce98" table:formula="of:=[CCAA.G$85]-[CCAA.G$11]" office:value-type="float" office:value="141" calcext:value-type="float">
            <text:p>141</text:p>
          </table:table-cell>
          <table:table-cell table:style-name="ce98" table:formula="of:=[CCAA.H$85]-[CCAA.H$11]" office:value-type="float" office:value="197" calcext:value-type="float">
            <text:p>197</text:p>
          </table:table-cell>
          <table:table-cell table:style-name="ce98" table:formula="of:=[CCAA.I$85]-[CCAA.I$11]" office:value-type="float" office:value="2590" calcext:value-type="float">
            <text:p>2590</text:p>
          </table:table-cell>
          <table:table-cell table:style-name="ce98" table:formula="of:=[CCAA.J$85]-[CCAA.J$11]" office:value-type="float" office:value="1818" calcext:value-type="float">
            <text:p>1818</text:p>
          </table:table-cell>
          <table:table-cell table:style-name="ce98" table:formula="of:=[CCAA.K$85]-[CCAA.K$11]" office:value-type="float" office:value="5457" calcext:value-type="float">
            <text:p>5457</text:p>
          </table:table-cell>
          <table:table-cell table:style-name="ce98" table:formula="of:=[CCAA.L$85]-[CCAA.L$11]" office:value-type="float" office:value="4" calcext:value-type="float">
            <text:p>4</text:p>
          </table:table-cell>
          <table:table-cell table:style-name="ce98" table:formula="of:=[CCAA.M$85]-[CCAA.M$11]" office:value-type="float" office:value="1269" calcext:value-type="float">
            <text:p>1269</text:p>
          </table:table-cell>
          <table:table-cell table:style-name="ce98" table:formula="of:=[CCAA.N$85]-[CCAA.N$11]" office:value-type="float" office:value="460" calcext:value-type="float">
            <text:p>460</text:p>
          </table:table-cell>
          <table:table-cell table:style-name="ce98" table:formula="of:=[CCAA.O$85]-[CCAA.O$11]" office:value-type="float" office:value="569" calcext:value-type="float">
            <text:p>569</text:p>
          </table:table-cell>
          <table:table-cell table:style-name="ce98" table:formula="of:=[CCAA.P$85]-[CCAA.P$11]" office:value-type="float" office:value="8376" calcext:value-type="float">
            <text:p>8376</text:p>
          </table:table-cell>
          <table:table-cell table:style-name="ce98" table:formula="of:=[CCAA.Q$85]-[CCAA.Q$11]" office:value-type="float" office:value="2" calcext:value-type="float">
            <text:p>2</text:p>
          </table:table-cell>
          <table:table-cell table:style-name="ce98" table:formula="of:=[CCAA.R$85]-[CCAA.R$11]" office:value-type="float" office:value="134" calcext:value-type="float">
            <text:p>134</text:p>
          </table:table-cell>
          <table:table-cell table:style-name="ce98" table:formula="of:=[CCAA.S$85]-[CCAA.S$11]" office:value-type="float" office:value="466" calcext:value-type="float">
            <text:p>466</text:p>
          </table:table-cell>
          <table:table-cell table:style-name="ce98" table:formula="of:=[CCAA.T$85]-[CCAA.T$11]" office:value-type="float" office:value="1341" calcext:value-type="float">
            <text:p>1341</text:p>
          </table:table-cell>
          <table:table-cell table:style-name="ce98" table:formula="of:=[CCAA.U$85]-[CCAA.U$11]" office:value-type="float" office:value="335" calcext:value-type="float">
            <text:p>335</text:p>
          </table:table-cell>
          <table:table-cell table:style-name="ce98"/>
          <table:table-cell/>
          <table:table-cell table:formula="of:=SUM([.C239:.U239])" office:value-type="float" office:value="25665" calcext:value-type="float">
            <text:p>25665</text:p>
          </table:table-cell>
          <table:table-cell table:formula="of:=[.X239]-[.X232]" office:value-type="float" office:value="164" calcext:value-type="float">
            <text:p>164</text:p>
          </table:table-cell>
          <table:table-cell table:style-name="ce36" table:formula="of:=IF([.X239]=[.X23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37]-[.C238]" office:value-type="float" office:value="108" calcext:value-type="float">
            <text:p>108</text:p>
          </table:table-cell>
          <table:table-cell table:style-name="ce256" table:formula="of:=[.D237]-[.D238]" office:value-type="float" office:value="125" calcext:value-type="float">
            <text:p>125</text:p>
          </table:table-cell>
          <table:table-cell table:style-name="ce256" table:formula="of:=[.E237]-[.E238]" office:value-type="float" office:value="128" calcext:value-type="float">
            <text:p>128</text:p>
          </table:table-cell>
          <table:table-cell table:style-name="ce256" table:formula="of:=[.F237]-[.F238]" office:value-type="float" office:value="41" calcext:value-type="float">
            <text:p>41</text:p>
          </table:table-cell>
          <table:table-cell table:style-name="ce256" table:formula="of:=[.G237]-[.G238]" office:value-type="float" office:value="44" calcext:value-type="float">
            <text:p>44</text:p>
          </table:table-cell>
          <table:table-cell table:style-name="ce256" table:formula="of:=[.H237]-[.H238]" office:value-type="float" office:value="32" calcext:value-type="float">
            <text:p>32</text:p>
          </table:table-cell>
          <table:table-cell table:style-name="ce256" table:formula="of:=[.I237]-[.I238]" office:value-type="float" office:value="1886" calcext:value-type="float">
            <text:p>1886</text:p>
          </table:table-cell>
          <table:table-cell table:style-name="ce256" table:formula="of:=[.J237]-[.J238]" office:value-type="float" office:value="1778" calcext:value-type="float">
            <text:p>1778</text:p>
          </table:table-cell>
          <table:table-cell table:style-name="ce256" table:formula="of:=[.K237]-[.K238]" office:value-type="float" office:value="-243" calcext:value-type="float">
            <text:p>-243</text:p>
          </table:table-cell>
          <table:table-cell table:style-name="ce256" table:formula="of:=[.L237]-[.L238]" office:value-type="float" office:value="11" calcext:value-type="float">
            <text:p>11</text:p>
          </table:table-cell>
          <table:table-cell table:style-name="ce256" table:formula="of:=[.M237]-[.M238]" office:value-type="float" office:value="368" calcext:value-type="float">
            <text:p>368</text:p>
          </table:table-cell>
          <table:table-cell table:style-name="ce256" table:formula="of:=[.N237]-[.N238]" office:value-type="float" office:value="200" calcext:value-type="float">
            <text:p>200</text:p>
          </table:table-cell>
          <table:table-cell table:style-name="ce256" table:formula="of:=[.O237]-[.O238]" office:value-type="float" office:value="140" calcext:value-type="float">
            <text:p>140</text:p>
          </table:table-cell>
          <table:table-cell table:style-name="ce256" table:formula="of:=[.P237]-[.P238]" office:value-type="float" office:value="3539" calcext:value-type="float">
            <text:p>3539</text:p>
          </table:table-cell>
          <table:table-cell table:style-name="ce256" table:formula="of:=[.Q237]-[.Q238]" office:value-type="float" office:value="0" calcext:value-type="float">
            <text:p>0</text:p>
          </table:table-cell>
          <table:table-cell table:style-name="ce256" table:formula="of:=[.R237]-[.R238]" office:value-type="float" office:value="4" calcext:value-type="float">
            <text:p>4</text:p>
          </table:table-cell>
          <table:table-cell table:style-name="ce256" table:formula="of:=[.S237]-[.S238]" office:value-type="float" office:value="262" calcext:value-type="float">
            <text:p>262</text:p>
          </table:table-cell>
          <table:table-cell table:style-name="ce256" table:formula="of:=[.T237]-[.T238]" office:value-type="float" office:value="311" calcext:value-type="float">
            <text:p>311</text:p>
          </table:table-cell>
          <table:table-cell table:style-name="ce256" table:formula="of:=[.U237]-[.U238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0:.U240])" office:value-type="float" office:value="8722" calcext:value-type="float">
            <text:p>8722</text:p>
          </table:table-cell>
          <table:table-cell table:style-name="ce51" table:formula="of:=[.X240]-[.X233]" office:value-type="float" office:value="-13" calcext:value-type="float">
            <text:p>-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5" calcext:value-type="date">
            <text:p>05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16" calcext:value-type="date">
            <text:p>16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3" calcext:value-type="date">
            <text:p>03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2" calcext:value-type="float">
            <text:p>912</text:p>
          </table:table-cell>
          <table:table-cell table:style-name="ce218" office:value-type="float" office:value="833" calcext:value-type="float">
            <text:p>833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40" calcext:value-type="float">
            <text:p>3540</text:p>
          </table:table-cell>
          <table:table-cell table:style-name="ce218" office:value-type="float" office:value="4302" calcext:value-type="float">
            <text:p>430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83" calcext:value-type="float">
            <text:p>1483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11794" calcext:value-type="float">
            <text:p>11794</text:p>
          </table:table-cell>
          <table:table-cell table:style-name="ce218"/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44:.U244])" office:value-type="float" office:value="31030" calcext:value-type="float">
            <text:p>31030</text:p>
          </table:table-cell>
          <table:table-cell table:formula="of:=[.X244]-[.X237]" office:value-type="float" office:value="430" calcext:value-type="float">
            <text:p>430</text:p>
          </table:table-cell>
          <table:table-cell table:style-name="ce36" table:formula="of:=IF([.X244]=[.X23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67]-[CCAA.E$40]" office:value-type="float" office:value="166" calcext:value-type="float">
            <text:p>166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4]-[CCAA.J$38]" office:value-type="float" office:value="1778" calcext:value-type="float">
            <text:p>1778</text:p>
          </table:table-cell>
          <table:table-cell table:style-name="ce63" table:formula="of:=[CCAA.K$82]-[CCAA.K$42]" office:value-type="float" office:value="5107" calcext:value-type="float">
            <text:p>5107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4]-[CCAA.M$42]" office:value-type="float" office:value="1195" calcext:value-type="float">
            <text:p>1195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4]-[CCAA.P$30]" office:value-type="float" office:value="8311" calcext:value-type="float">
            <text:p>8311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45:.U245])" office:value-type="float" office:value="23000" calcext:value-type="float">
            <text:p>23000</text:p>
          </table:table-cell>
          <table:table-cell table:formula="of:=[.X245]-[.X238]" office:value-type="float" office:value="1122" calcext:value-type="float">
            <text:p>1122</text:p>
          </table:table-cell>
          <table:table-cell table:style-name="ce36" table:formula="of:=IF([.X245]=[.X23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6]-[CCAA.C$11]" office:value-type="float" office:value="1267" calcext:value-type="float">
            <text:p>1267</text:p>
          </table:table-cell>
          <table:table-cell table:style-name="ce98" table:formula="of:=[CCAA.D$86]-[CCAA.D$11]" office:value-type="float" office:value="770" calcext:value-type="float">
            <text:p>770</text:p>
          </table:table-cell>
          <table:table-cell table:style-name="ce98" table:formula="of:=[CCAA.E$86]-[CCAA.E$11]" office:value-type="float" office:value="284" calcext:value-type="float">
            <text:p>284</text:p>
          </table:table-cell>
          <table:table-cell table:style-name="ce98" table:formula="of:=[CCAA.F$86]-[CCAA.F$11]" office:value-type="float" office:value="198" calcext:value-type="float">
            <text:p>198</text:p>
          </table:table-cell>
          <table:table-cell table:style-name="ce98" table:formula="of:=[CCAA.G$86]-[CCAA.G$11]" office:value-type="float" office:value="142" calcext:value-type="float">
            <text:p>142</text:p>
          </table:table-cell>
          <table:table-cell table:style-name="ce98" table:formula="of:=[CCAA.H$86]-[CCAA.H$11]" office:value-type="float" office:value="198" calcext:value-type="float">
            <text:p>198</text:p>
          </table:table-cell>
          <table:table-cell table:style-name="ce98" table:formula="of:=[CCAA.I$86]-[CCAA.I$11]" office:value-type="float" office:value="2616" calcext:value-type="float">
            <text:p>2616</text:p>
          </table:table-cell>
          <table:table-cell table:style-name="ce98" table:formula="of:=[CCAA.J$86]-[CCAA.J$11]" office:value-type="float" office:value="1832" calcext:value-type="float">
            <text:p>1832</text:p>
          </table:table-cell>
          <table:table-cell table:style-name="ce98" table:formula="of:=[CCAA.K$86]-[CCAA.K$11]" office:value-type="float" office:value="5507" calcext:value-type="float">
            <text:p>5507</text:p>
          </table:table-cell>
          <table:table-cell table:style-name="ce98" table:formula="of:=[CCAA.L$86]-[CCAA.L$11]" office:value-type="float" office:value="4" calcext:value-type="float">
            <text:p>4</text:p>
          </table:table-cell>
          <table:table-cell table:style-name="ce98" table:formula="of:=[CCAA.M$86]-[CCAA.M$11]" office:value-type="float" office:value="1279" calcext:value-type="float">
            <text:p>1279</text:p>
          </table:table-cell>
          <table:table-cell table:style-name="ce98" table:formula="of:=[CCAA.N$86]-[CCAA.N$11]" office:value-type="float" office:value="462" calcext:value-type="float">
            <text:p>462</text:p>
          </table:table-cell>
          <table:table-cell table:style-name="ce98" table:formula="of:=[CCAA.O$86]-[CCAA.O$11]" office:value-type="float" office:value="573" calcext:value-type="float">
            <text:p>573</text:p>
          </table:table-cell>
          <table:table-cell table:style-name="ce98" table:formula="of:=[CCAA.P$86]-[CCAA.P$11]" office:value-type="float" office:value="8420" calcext:value-type="float">
            <text:p>8420</text:p>
          </table:table-cell>
          <table:table-cell table:style-name="ce98" table:formula="of:=[CCAA.Q$86]-[CCAA.Q$11]" office:value-type="float" office:value="2" calcext:value-type="float">
            <text:p>2</text:p>
          </table:table-cell>
          <table:table-cell table:style-name="ce98" table:formula="of:=[CCAA.R$86]-[CCAA.R$11]" office:value-type="float" office:value="136" calcext:value-type="float">
            <text:p>136</text:p>
          </table:table-cell>
          <table:table-cell table:style-name="ce98" table:formula="of:=[CCAA.S$86]-[CCAA.S$11]" office:value-type="float" office:value="471" calcext:value-type="float">
            <text:p>471</text:p>
          </table:table-cell>
          <table:table-cell table:style-name="ce98" table:formula="of:=[CCAA.T$86]-[CCAA.T$11]" office:value-type="float" office:value="1353" calcext:value-type="float">
            <text:p>1353</text:p>
          </table:table-cell>
          <table:table-cell table:style-name="ce98" table:formula="of:=[CCAA.U$86]-[CCAA.U$11]" office:value-type="float" office:value="336" calcext:value-type="float">
            <text:p>336</text:p>
          </table:table-cell>
          <table:table-cell table:style-name="ce98"/>
          <table:table-cell/>
          <table:table-cell table:formula="of:=SUM([.C246:.U246])" office:value-type="float" office:value="25850" calcext:value-type="float">
            <text:p>25850</text:p>
          </table:table-cell>
          <table:table-cell table:formula="of:=[.X246]-[.X239]" office:value-type="float" office:value="185" calcext:value-type="float">
            <text:p>185</text:p>
          </table:table-cell>
          <table:table-cell table:style-name="ce36" table:formula="of:=IF([.X246]=[.X23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44]-[.C245]" office:value-type="float" office:value="106" calcext:value-type="float">
            <text:p>106</text:p>
          </table:table-cell>
          <table:table-cell table:style-name="ce256" table:formula="of:=[.D244]-[.D245]" office:value-type="float" office:value="129" calcext:value-type="float">
            <text:p>129</text:p>
          </table:table-cell>
          <table:table-cell table:style-name="ce256" table:formula="of:=[.E244]-[.E245]" office:value-type="float" office:value="128" calcext:value-type="float">
            <text:p>128</text:p>
          </table:table-cell>
          <table:table-cell table:style-name="ce256" table:formula="of:=[.F244]-[.F245]" office:value-type="float" office:value="41" calcext:value-type="float">
            <text:p>41</text:p>
          </table:table-cell>
          <table:table-cell table:style-name="ce256" table:formula="of:=[.G244]-[.G245]" office:value-type="float" office:value="44" calcext:value-type="float">
            <text:p>44</text:p>
          </table:table-cell>
          <table:table-cell table:style-name="ce256" table:formula="of:=[.H244]-[.H245]" office:value-type="float" office:value="19" calcext:value-type="float">
            <text:p>19</text:p>
          </table:table-cell>
          <table:table-cell table:style-name="ce256" table:formula="of:=[.I244]-[.I245]" office:value-type="float" office:value="1908" calcext:value-type="float">
            <text:p>1908</text:p>
          </table:table-cell>
          <table:table-cell table:style-name="ce256" table:formula="of:=[.J244]-[.J245]" office:value-type="float" office:value="1762" calcext:value-type="float">
            <text:p>1762</text:p>
          </table:table-cell>
          <table:table-cell table:style-name="ce256" table:formula="of:=[.K244]-[.K245]" office:value-type="float" office:value="-805" calcext:value-type="float">
            <text:p>-805</text:p>
          </table:table-cell>
          <table:table-cell table:style-name="ce256" table:formula="of:=[.L244]-[.L245]" office:value-type="float" office:value="11" calcext:value-type="float">
            <text:p>11</text:p>
          </table:table-cell>
          <table:table-cell table:style-name="ce256" table:formula="of:=[.M244]-[.M245]" office:value-type="float" office:value="288" calcext:value-type="float">
            <text:p>288</text:p>
          </table:table-cell>
          <table:table-cell table:style-name="ce256" table:formula="of:=[.N244]-[.N245]" office:value-type="float" office:value="200" calcext:value-type="float">
            <text:p>200</text:p>
          </table:table-cell>
          <table:table-cell table:style-name="ce256" table:formula="of:=[.O244]-[.O245]" office:value-type="float" office:value="140" calcext:value-type="float">
            <text:p>140</text:p>
          </table:table-cell>
          <table:table-cell table:style-name="ce256" table:formula="of:=[.P244]-[.P245]" office:value-type="float" office:value="3483" calcext:value-type="float">
            <text:p>3483</text:p>
          </table:table-cell>
          <table:table-cell table:style-name="ce256" table:formula="of:=[.Q244]-[.Q245]" office:value-type="float" office:value="0" calcext:value-type="float">
            <text:p>0</text:p>
          </table:table-cell>
          <table:table-cell table:style-name="ce256" table:formula="of:=[.R244]-[.R245]" office:value-type="float" office:value="15" calcext:value-type="float">
            <text:p>15</text:p>
          </table:table-cell>
          <table:table-cell table:style-name="ce256" table:formula="of:=[.S244]-[.S245]" office:value-type="float" office:value="262" calcext:value-type="float">
            <text:p>262</text:p>
          </table:table-cell>
          <table:table-cell table:style-name="ce256" table:formula="of:=[.T244]-[.T245]" office:value-type="float" office:value="311" calcext:value-type="float">
            <text:p>311</text:p>
          </table:table-cell>
          <table:table-cell table:style-name="ce256" table:formula="of:=[.U244]-[.U245]" office:value-type="float" office:value="-12" calcext:value-type="float">
            <text:p>-12</text:p>
          </table:table-cell>
          <table:table-cell table:style-name="ce256"/>
          <table:table-cell/>
          <table:table-cell table:formula="of:=SUM([.C247:.U247])" office:value-type="float" office:value="8030" calcext:value-type="float">
            <text:p>8030</text:p>
          </table:table-cell>
          <table:table-cell table:style-name="ce51" table:formula="of:=[.X247]-[.X240]" office:value-type="float" office:value="-692" calcext:value-type="float">
            <text:p>-69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6" calcext:value-type="date">
            <text:p>06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4-03" calcext:value-type="date">
            <text:p>03/04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4" calcext:value-type="date">
            <text:p>04/05</text:p>
          </table:table-cell>
          <table:table-cell table:style-name="ce61"/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2" calcext:value-type="float">
            <text:p>832</text:p>
          </table:table-cell>
          <table:table-cell table:style-name="ce218" office:value-type="float" office:value="336" calcext:value-type="float">
            <text:p>3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38" calcext:value-type="float">
            <text:p>4338</text:p>
          </table:table-cell>
          <table:table-cell table:style-name="ce218" office:value-type="float" office:value="3506" calcext:value-type="float">
            <text:p>3506</text:p>
          </table:table-cell>
          <table:table-cell table:style-name="ce218" office:value-type="float" office:value="4192" calcext:value-type="float">
            <text:p>419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52" calcext:value-type="float">
            <text:p>14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1806" calcext:value-type="float">
            <text:p>11806</text:p>
          </table:table-cell>
          <table:table-cell table:style-name="ce218"/>
          <table:table-cell table:style-name="ce218" office:value-type="float" office:value="129" calcext:value-type="float">
            <text:p>12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1:.U251])" office:value-type="float" office:value="30902" calcext:value-type="float">
            <text:p>30902</text:p>
          </table:table-cell>
          <table:table-cell table:formula="of:=[.X251]-[.X244]" office:value-type="float" office:value="-128" calcext:value-type="float">
            <text:p>-128</text:p>
          </table:table-cell>
          <table:table-cell table:style-name="ce36" table:formula="of:=IF([.X251]=[.X24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54]-[CCAA.G$47]" office:value-type="float" office:value="46" calcext:value-type="float">
            <text:p>46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3]-[CCAA.J$38]" office:value-type="float" office:value="1766" calcext:value-type="float">
            <text:p>1766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5]-[CCAA.P$30]" office:value-type="float" office:value="8355" calcext:value-type="float">
            <text:p>8355</text:p>
          </table:table-cell>
          <table:table-cell table:style-name="ce63"/>
          <table:table-cell table:style-name="ce63" table:formula="of:=[CCAA.R$83]-[CCAA.R$47]" office:value-type="float" office:value="117" calcext:value-type="float">
            <text:p>117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2:.U252])" office:value-type="float" office:value="22401" calcext:value-type="float">
            <text:p>22401</text:p>
          </table:table-cell>
          <table:table-cell table:formula="of:=[.X252]-[.X245]" office:value-type="float" office:value="-599" calcext:value-type="float">
            <text:p>-599</text:p>
          </table:table-cell>
          <table:table-cell table:style-name="ce36" table:formula="of:=IF([.X252]=[.X24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7]-[CCAA.C$11]" office:value-type="float" office:value="1281" calcext:value-type="float">
            <text:p>1281</text:p>
          </table:table-cell>
          <table:table-cell table:style-name="ce98" table:formula="of:=[CCAA.D$87]-[CCAA.D$11]" office:value-type="float" office:value="788" calcext:value-type="float">
            <text:p>788</text:p>
          </table:table-cell>
          <table:table-cell table:style-name="ce98" table:formula="of:=[CCAA.E$87]-[CCAA.E$11]" office:value-type="float" office:value="287" calcext:value-type="float">
            <text:p>287</text:p>
          </table:table-cell>
          <table:table-cell table:style-name="ce98" table:formula="of:=[CCAA.F$87]-[CCAA.F$11]" office:value-type="float" office:value="199" calcext:value-type="float">
            <text:p>199</text:p>
          </table:table-cell>
          <table:table-cell table:style-name="ce98" table:formula="of:=[CCAA.G$87]-[CCAA.G$11]" office:value-type="float" office:value="143" calcext:value-type="float">
            <text:p>143</text:p>
          </table:table-cell>
          <table:table-cell table:style-name="ce98" table:formula="of:=[CCAA.H$87]-[CCAA.H$11]" office:value-type="float" office:value="199" calcext:value-type="float">
            <text:p>199</text:p>
          </table:table-cell>
          <table:table-cell table:style-name="ce98" table:formula="of:=[CCAA.I$87]-[CCAA.I$11]" office:value-type="float" office:value="2647" calcext:value-type="float">
            <text:p>2647</text:p>
          </table:table-cell>
          <table:table-cell table:style-name="ce98" table:formula="of:=[CCAA.J$87]-[CCAA.J$11]" office:value-type="float" office:value="1847" calcext:value-type="float">
            <text:p>1847</text:p>
          </table:table-cell>
          <table:table-cell table:style-name="ce98" table:formula="of:=[CCAA.K$87]-[CCAA.K$11]" office:value-type="float" office:value="5582" calcext:value-type="float">
            <text:p>5582</text:p>
          </table:table-cell>
          <table:table-cell table:style-name="ce98" table:formula="of:=[CCAA.L$87]-[CCAA.L$11]" office:value-type="float" office:value="4" calcext:value-type="float">
            <text:p>4</text:p>
          </table:table-cell>
          <table:table-cell table:style-name="ce98" table:formula="of:=[CCAA.M$87]-[CCAA.M$11]" office:value-type="float" office:value="1291" calcext:value-type="float">
            <text:p>1291</text:p>
          </table:table-cell>
          <table:table-cell table:style-name="ce98" table:formula="of:=[CCAA.N$87]-[CCAA.N$11]" office:value-type="float" office:value="463" calcext:value-type="float">
            <text:p>463</text:p>
          </table:table-cell>
          <table:table-cell table:style-name="ce98" table:formula="of:=[CCAA.O$87]-[CCAA.O$11]" office:value-type="float" office:value="582" calcext:value-type="float">
            <text:p>582</text:p>
          </table:table-cell>
          <table:table-cell table:style-name="ce98" table:formula="of:=[CCAA.P$87]-[CCAA.P$11]" office:value-type="float" office:value="8466" calcext:value-type="float">
            <text:p>8466</text:p>
          </table:table-cell>
          <table:table-cell table:style-name="ce98" table:formula="of:=[CCAA.Q$87]-[CCAA.Q$11]" office:value-type="float" office:value="2" calcext:value-type="float">
            <text:p>2</text:p>
          </table:table-cell>
          <table:table-cell table:style-name="ce98" table:formula="of:=[CCAA.R$87]-[CCAA.R$11]" office:value-type="float" office:value="136" calcext:value-type="float">
            <text:p>136</text:p>
          </table:table-cell>
          <table:table-cell table:style-name="ce98" table:formula="of:=[CCAA.S$87]-[CCAA.S$11]" office:value-type="float" office:value="476" calcext:value-type="float">
            <text:p>476</text:p>
          </table:table-cell>
          <table:table-cell table:style-name="ce98" table:formula="of:=[CCAA.T$87]-[CCAA.T$11]" office:value-type="float" office:value="1364" calcext:value-type="float">
            <text:p>1364</text:p>
          </table:table-cell>
          <table:table-cell table:style-name="ce98" table:formula="of:=[CCAA.U$87]-[CCAA.U$11]" office:value-type="float" office:value="337" calcext:value-type="float">
            <text:p>337</text:p>
          </table:table-cell>
          <table:table-cell table:style-name="ce98"/>
          <table:table-cell/>
          <table:table-cell table:formula="of:=SUM([.C253:.U253])" office:value-type="float" office:value="26094" calcext:value-type="float">
            <text:p>26094</text:p>
          </table:table-cell>
          <table:table-cell table:formula="of:=[.X253]-[.X246]" office:value-type="float" office:value="244" calcext:value-type="float">
            <text:p>244</text:p>
          </table:table-cell>
          <table:table-cell table:style-name="ce36" table:formula="of:=IF([.X253]=[.X24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1]-[.C252]" office:value-type="float" office:value="104" calcext:value-type="float">
            <text:p>104</text:p>
          </table:table-cell>
          <table:table-cell table:style-name="ce256" table:formula="of:=[.D251]-[.D252]" office:value-type="float" office:value="128" calcext:value-type="float">
            <text:p>128</text:p>
          </table:table-cell>
          <table:table-cell table:style-name="ce256" table:formula="of:=[.E251]-[.E252]" office:value-type="float" office:value="127" calcext:value-type="float">
            <text:p>127</text:p>
          </table:table-cell>
          <table:table-cell table:style-name="ce256" table:formula="of:=[.F251]-[.F252]" office:value-type="float" office:value="41" calcext:value-type="float">
            <text:p>41</text:p>
          </table:table-cell>
          <table:table-cell table:style-name="ce256" table:formula="of:=[.G251]-[.G252]" office:value-type="float" office:value="44" calcext:value-type="float">
            <text:p>44</text:p>
          </table:table-cell>
          <table:table-cell table:style-name="ce256" table:formula="of:=[.H251]-[.H252]" office:value-type="float" office:value="19" calcext:value-type="float">
            <text:p>19</text:p>
          </table:table-cell>
          <table:table-cell table:style-name="ce256" table:formula="of:=[.I251]-[.I252]" office:value-type="float" office:value="1908" calcext:value-type="float">
            <text:p>1908</text:p>
          </table:table-cell>
          <table:table-cell table:style-name="ce256" table:formula="of:=[.J251]-[.J252]" office:value-type="float" office:value="1740" calcext:value-type="float">
            <text:p>1740</text:p>
          </table:table-cell>
          <table:table-cell table:style-name="ce256" table:formula="of:=[.K251]-[.K252]" office:value-type="float" office:value="-247" calcext:value-type="float">
            <text:p>-247</text:p>
          </table:table-cell>
          <table:table-cell table:style-name="ce256" table:formula="of:=[.L251]-[.L252]" office:value-type="float" office:value="11" calcext:value-type="float">
            <text:p>11</text:p>
          </table:table-cell>
          <table:table-cell table:style-name="ce256" table:formula="of:=[.M251]-[.M252]" office:value-type="float" office:value="263" calcext:value-type="float">
            <text:p>263</text:p>
          </table:table-cell>
          <table:table-cell table:style-name="ce256" table:formula="of:=[.N251]-[.N252]" office:value-type="float" office:value="200" calcext:value-type="float">
            <text:p>200</text:p>
          </table:table-cell>
          <table:table-cell table:style-name="ce256" table:formula="of:=[.O251]-[.O252]" office:value-type="float" office:value="138" calcext:value-type="float">
            <text:p>138</text:p>
          </table:table-cell>
          <table:table-cell table:style-name="ce256" table:formula="of:=[.P251]-[.P252]" office:value-type="float" office:value="3451" calcext:value-type="float">
            <text:p>3451</text:p>
          </table:table-cell>
          <table:table-cell table:style-name="ce256" table:formula="of:=[.Q251]-[.Q252]" office:value-type="float" office:value="0" calcext:value-type="float">
            <text:p>0</text:p>
          </table:table-cell>
          <table:table-cell table:style-name="ce256" table:formula="of:=[.R251]-[.R252]" office:value-type="float" office:value="12" calcext:value-type="float">
            <text:p>12</text:p>
          </table:table-cell>
          <table:table-cell table:style-name="ce256" table:formula="of:=[.S251]-[.S252]" office:value-type="float" office:value="262" calcext:value-type="float">
            <text:p>262</text:p>
          </table:table-cell>
          <table:table-cell table:style-name="ce256" table:formula="of:=[.T251]-[.T252]" office:value-type="float" office:value="312" calcext:value-type="float">
            <text:p>312</text:p>
          </table:table-cell>
          <table:table-cell table:style-name="ce256" table:formula="of:=[.U251]-[.U252]" office:value-type="float" office:value="-12" calcext:value-type="float">
            <text:p>-12</text:p>
          </table:table-cell>
          <table:table-cell table:style-name="ce256"/>
          <table:table-cell/>
          <table:table-cell table:formula="of:=SUM([.C254:.U254])" office:value-type="float" office:value="8501" calcext:value-type="float">
            <text:p>8501</text:p>
          </table:table-cell>
          <table:table-cell table:style-name="ce51" table:formula="of:=[.X254]-[.X247]" office:value-type="float" office:value="471" calcext:value-type="float">
            <text:p>47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7" calcext:value-type="date">
            <text:p>07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0" calcext:value-type="float">
            <text:p>910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34" calcext:value-type="float">
            <text:p>33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0" calcext:value-type="float">
            <text:p>80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50" calcext:value-type="float">
            <text:p>3550</text:p>
          </table:table-cell>
          <table:table-cell table:style-name="ce218" office:value-type="float" office:value="4176" calcext:value-type="float">
            <text:p>41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42" calcext:value-type="float">
            <text:p>144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29" calcext:value-type="float">
            <text:p>11829</text:p>
          </table:table-cell>
          <table:table-cell table:style-name="ce218"/>
          <table:table-cell table:style-name="ce218" office:value-type="float" office:value="159" calcext:value-type="float">
            <text:p>159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58:.U258])" office:value-type="float" office:value="30982" calcext:value-type="float">
            <text:p>30982</text:p>
          </table:table-cell>
          <table:table-cell table:formula="of:=[.X258]-[.X251]" office:value-type="float" office:value="80" calcext:value-type="float">
            <text:p>80</text:p>
          </table:table-cell>
          <table:table-cell table:style-name="ce36" table:formula="of:=IF([.X258]=[.X25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3]-[CCAA.E$40]" office:value-type="float" office:value="209" calcext:value-type="float">
            <text:p>209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6]-[CCAA.J$38]" office:value-type="float" office:value="1810" calcext:value-type="float">
            <text:p>1810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6]-[CCAA.P$30]" office:value-type="float" office:value="8399" calcext:value-type="float">
            <text:p>8399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59:.U259])" office:value-type="float" office:value="22556" calcext:value-type="float">
            <text:p>22556</text:p>
          </table:table-cell>
          <table:table-cell table:formula="of:=[.X259]-[.X252]" office:value-type="float" office:value="155" calcext:value-type="float">
            <text:p>155</text:p>
          </table:table-cell>
          <table:table-cell table:style-name="ce36" table:formula="of:=IF([.X259]=[.X25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8]-[CCAA.C$11]" office:value-type="float" office:value="1294" calcext:value-type="float">
            <text:p>1294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0:.U260])" office:value-type="float" office:value="26307" calcext:value-type="float">
            <text:p>26307</text:p>
          </table:table-cell>
          <table:table-cell table:formula="of:=[.X260]-[.X253]" office:value-type="float" office:value="213" calcext:value-type="float">
            <text:p>213</text:p>
          </table:table-cell>
          <table:table-cell table:style-name="ce36" table:formula="of:=IF([.X260]=[.X2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58]-[.C259]" office:value-type="float" office:value="104" calcext:value-type="float">
            <text:p>104</text:p>
          </table:table-cell>
          <table:table-cell table:style-name="ce256" table:formula="of:=[.D258]-[.D259]" office:value-type="float" office:value="127" calcext:value-type="float">
            <text:p>127</text:p>
          </table:table-cell>
          <table:table-cell table:style-name="ce256" table:formula="of:=[.E258]-[.E259]" office:value-type="float" office:value="125" calcext:value-type="float">
            <text:p>125</text:p>
          </table:table-cell>
          <table:table-cell table:style-name="ce256" table:formula="of:=[.F258]-[.F259]" office:value-type="float" office:value="41" calcext:value-type="float">
            <text:p>41</text:p>
          </table:table-cell>
          <table:table-cell table:style-name="ce256" table:formula="of:=[.G258]-[.G259]" office:value-type="float" office:value="-29" calcext:value-type="float">
            <text:p>-29</text:p>
          </table:table-cell>
          <table:table-cell table:style-name="ce256" table:formula="of:=[.H258]-[.H259]" office:value-type="float" office:value="19" calcext:value-type="float">
            <text:p>19</text:p>
          </table:table-cell>
          <table:table-cell table:style-name="ce256" table:formula="of:=[.I258]-[.I259]" office:value-type="float" office:value="1932" calcext:value-type="float">
            <text:p>1932</text:p>
          </table:table-cell>
          <table:table-cell table:style-name="ce256" table:formula="of:=[.J258]-[.J259]" office:value-type="float" office:value="1740" calcext:value-type="float">
            <text:p>1740</text:p>
          </table:table-cell>
          <table:table-cell table:style-name="ce256" table:formula="of:=[.K258]-[.K259]" office:value-type="float" office:value="-263" calcext:value-type="float">
            <text:p>-263</text:p>
          </table:table-cell>
          <table:table-cell table:style-name="ce256" table:formula="of:=[.L258]-[.L259]" office:value-type="float" office:value="11" calcext:value-type="float">
            <text:p>11</text:p>
          </table:table-cell>
          <table:table-cell table:style-name="ce256" table:formula="of:=[.M258]-[.M259]" office:value-type="float" office:value="253" calcext:value-type="float">
            <text:p>253</text:p>
          </table:table-cell>
          <table:table-cell table:style-name="ce256" table:formula="of:=[.N258]-[.N259]" office:value-type="float" office:value="200" calcext:value-type="float">
            <text:p>200</text:p>
          </table:table-cell>
          <table:table-cell table:style-name="ce256" table:formula="of:=[.O258]-[.O259]" office:value-type="float" office:value="136" calcext:value-type="float">
            <text:p>136</text:p>
          </table:table-cell>
          <table:table-cell table:style-name="ce256" table:formula="of:=[.P258]-[.P259]" office:value-type="float" office:value="3430" calcext:value-type="float">
            <text:p>3430</text:p>
          </table:table-cell>
          <table:table-cell table:style-name="ce256" table:formula="of:=[.Q258]-[.Q259]" office:value-type="float" office:value="0" calcext:value-type="float">
            <text:p>0</text:p>
          </table:table-cell>
          <table:table-cell table:style-name="ce256" table:formula="of:=[.R258]-[.R259]" office:value-type="float" office:value="38" calcext:value-type="float">
            <text:p>38</text:p>
          </table:table-cell>
          <table:table-cell table:style-name="ce256" table:formula="of:=[.S258]-[.S259]" office:value-type="float" office:value="262" calcext:value-type="float">
            <text:p>262</text:p>
          </table:table-cell>
          <table:table-cell table:style-name="ce256" table:formula="of:=[.T258]-[.T259]" office:value-type="float" office:value="312" calcext:value-type="float">
            <text:p>312</text:p>
          </table:table-cell>
          <table:table-cell table:style-name="ce256" table:formula="of:=[.U258]-[.U259]" office:value-type="float" office:value="-12" calcext:value-type="float">
            <text:p>-12</text:p>
          </table:table-cell>
          <table:table-cell table:style-name="ce256"/>
          <table:table-cell/>
          <table:table-cell table:formula="of:=SUM([.C261:.U261])" office:value-type="float" office:value="8426" calcext:value-type="float">
            <text:p>8426</text:p>
          </table:table-cell>
          <table:table-cell table:style-name="ce51" table:formula="of:=[.X261]-[.X254]" office:value-type="float" office:value="-75" calcext:value-type="float">
            <text:p>-7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8" calcext:value-type="date">
            <text:p>08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6" calcext:value-type="date">
            <text:p>06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4" calcext:value-type="float">
            <text:p>88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6" calcext:value-type="float">
            <text:p>32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2" calcext:value-type="float">
            <text:p>4362</text:p>
          </table:table-cell>
          <table:table-cell table:style-name="ce218" office:value-type="float" office:value="3561" calcext:value-type="float">
            <text:p>3561</text:p>
          </table:table-cell>
          <table:table-cell table:style-name="ce218" office:value-type="float" office:value="4169" calcext:value-type="float">
            <text:p>416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14" calcext:value-type="float">
            <text:p>151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1838" calcext:value-type="float">
            <text:p>11838</text:p>
          </table:table-cell>
          <table:table-cell table:style-name="ce218"/>
          <table:table-cell table:style-name="ce218" office:value-type="float" office:value="166" calcext:value-type="float">
            <text:p>1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65:.U265])" office:value-type="float" office:value="31078" calcext:value-type="float">
            <text:p>31078</text:p>
          </table:table-cell>
          <table:table-cell table:formula="of:=[.X265]-[.X258]" office:value-type="float" office:value="96" calcext:value-type="float">
            <text:p>96</text:p>
          </table:table-cell>
          <table:table-cell table:style-name="ce36" table:formula="of:=IF([.X265]=[.X25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7]-[CCAA.J$38]" office:value-type="float" office:value="1825" calcext:value-type="float">
            <text:p>1825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7]-[CCAA.M$42]" office:value-type="float" office:value="1222" calcext:value-type="float">
            <text:p>1222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7]-[CCAA.P$30]" office:value-type="float" office:value="8445" calcext:value-type="float">
            <text:p>8445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66:.U266])" office:value-type="float" office:value="22692" calcext:value-type="float">
            <text:p>22692</text:p>
          </table:table-cell>
          <table:table-cell table:formula="of:=[.X266]-[.X259]" office:value-type="float" office:value="136" calcext:value-type="float">
            <text:p>136</text:p>
          </table:table-cell>
          <table:table-cell table:style-name="ce36" table:formula="of:=IF([.X266]=[.X25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89]-[CCAA.C$11]" office:value-type="float" office:value="1301" calcext:value-type="float">
            <text:p>1301</text:p>
          </table:table-cell>
          <table:table-cell table:style-name="ce98" table:formula="of:=[CCAA.D$88]-[CCAA.D$11]" office:value-type="float" office:value="800" calcext:value-type="float">
            <text:p>800</text:p>
          </table:table-cell>
          <table:table-cell table:style-name="ce98" table:formula="of:=[CCAA.E$88]-[CCAA.E$11]" office:value-type="float" office:value="292" calcext:value-type="float">
            <text:p>292</text:p>
          </table:table-cell>
          <table:table-cell table:style-name="ce98" table:formula="of:=[CCAA.F$88]-[CCAA.F$11]" office:value-type="float" office:value="201" calcext:value-type="float">
            <text:p>201</text:p>
          </table:table-cell>
          <table:table-cell table:style-name="ce98" table:formula="of:=[CCAA.G$88]-[CCAA.G$11]" office:value-type="float" office:value="144" calcext:value-type="float">
            <text:p>144</text:p>
          </table:table-cell>
          <table:table-cell table:style-name="ce98" table:formula="of:=[CCAA.H$88]-[CCAA.H$11]" office:value-type="float" office:value="200" calcext:value-type="float">
            <text:p>200</text:p>
          </table:table-cell>
          <table:table-cell table:style-name="ce98" table:formula="of:=[CCAA.I$88]-[CCAA.I$11]" office:value-type="float" office:value="2677" calcext:value-type="float">
            <text:p>2677</text:p>
          </table:table-cell>
          <table:table-cell table:style-name="ce98" table:formula="of:=[CCAA.J$88]-[CCAA.J$11]" office:value-type="float" office:value="1864" calcext:value-type="float">
            <text:p>1864</text:p>
          </table:table-cell>
          <table:table-cell table:style-name="ce98" table:formula="of:=[CCAA.K$88]-[CCAA.K$11]" office:value-type="float" office:value="5631" calcext:value-type="float">
            <text:p>5631</text:p>
          </table:table-cell>
          <table:table-cell table:style-name="ce98" table:formula="of:=[CCAA.L$88]-[CCAA.L$11]" office:value-type="float" office:value="4" calcext:value-type="float">
            <text:p>4</text:p>
          </table:table-cell>
          <table:table-cell table:style-name="ce98" table:formula="of:=[CCAA.M$88]-[CCAA.M$11]" office:value-type="float" office:value="1303" calcext:value-type="float">
            <text:p>1303</text:p>
          </table:table-cell>
          <table:table-cell table:style-name="ce98" table:formula="of:=[CCAA.N$88]-[CCAA.N$11]" office:value-type="float" office:value="467" calcext:value-type="float">
            <text:p>467</text:p>
          </table:table-cell>
          <table:table-cell table:style-name="ce98" table:formula="of:=[CCAA.O$88]-[CCAA.O$11]" office:value-type="float" office:value="586" calcext:value-type="float">
            <text:p>586</text:p>
          </table:table-cell>
          <table:table-cell table:style-name="ce98" table:formula="of:=[CCAA.P$88]-[CCAA.P$11]" office:value-type="float" office:value="8504" calcext:value-type="float">
            <text:p>8504</text:p>
          </table:table-cell>
          <table:table-cell table:style-name="ce98" table:formula="of:=[CCAA.Q$88]-[CCAA.Q$11]" office:value-type="float" office:value="2" calcext:value-type="float">
            <text:p>2</text:p>
          </table:table-cell>
          <table:table-cell table:style-name="ce98" table:formula="of:=[CCAA.R$88]-[CCAA.R$11]" office:value-type="float" office:value="137" calcext:value-type="float">
            <text:p>137</text:p>
          </table:table-cell>
          <table:table-cell table:style-name="ce98" table:formula="of:=[CCAA.S$88]-[CCAA.S$11]" office:value-type="float" office:value="480" calcext:value-type="float">
            <text:p>480</text:p>
          </table:table-cell>
          <table:table-cell table:style-name="ce98" table:formula="of:=[CCAA.T$88]-[CCAA.T$11]" office:value-type="float" office:value="1383" calcext:value-type="float">
            <text:p>1383</text:p>
          </table:table-cell>
          <table:table-cell table:style-name="ce98" table:formula="of:=[CCAA.U$88]-[CCAA.U$11]" office:value-type="float" office:value="338" calcext:value-type="float">
            <text:p>338</text:p>
          </table:table-cell>
          <table:table-cell table:style-name="ce98"/>
          <table:table-cell/>
          <table:table-cell table:formula="of:=SUM([.C267:.U267])" office:value-type="float" office:value="26314" calcext:value-type="float">
            <text:p>26314</text:p>
          </table:table-cell>
          <table:table-cell table:formula="of:=[.X267]-[.X260]" office:value-type="float" office:value="7" calcext:value-type="float">
            <text:p>7</text:p>
          </table:table-cell>
          <table:table-cell table:style-name="ce36" table:formula="of:=IF([.X267]=[.X2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65]-[.C266]" office:value-type="float" office:value="78" calcext:value-type="float">
            <text:p>78</text:p>
          </table:table-cell>
          <table:table-cell table:style-name="ce256" table:formula="of:=[.D265]-[.D266]" office:value-type="float" office:value="127" calcext:value-type="float">
            <text:p>127</text:p>
          </table:table-cell>
          <table:table-cell table:style-name="ce256" table:formula="of:=[.E265]-[.E266]" office:value-type="float" office:value="75" calcext:value-type="float">
            <text:p>75</text:p>
          </table:table-cell>
          <table:table-cell table:style-name="ce256" table:formula="of:=[.F265]-[.F266]" office:value-type="float" office:value="41" calcext:value-type="float">
            <text:p>41</text:p>
          </table:table-cell>
          <table:table-cell table:style-name="ce256" table:formula="of:=[.G265]-[.G266]" office:value-type="float" office:value="-30" calcext:value-type="float">
            <text:p>-30</text:p>
          </table:table-cell>
          <table:table-cell table:style-name="ce256" table:formula="of:=[.H265]-[.H266]" office:value-type="float" office:value="19" calcext:value-type="float">
            <text:p>19</text:p>
          </table:table-cell>
          <table:table-cell table:style-name="ce256" table:formula="of:=[.I265]-[.I266]" office:value-type="float" office:value="1932" calcext:value-type="float">
            <text:p>1932</text:p>
          </table:table-cell>
          <table:table-cell table:style-name="ce256" table:formula="of:=[.J265]-[.J266]" office:value-type="float" office:value="1736" calcext:value-type="float">
            <text:p>1736</text:p>
          </table:table-cell>
          <table:table-cell table:style-name="ce256" table:formula="of:=[.K265]-[.K266]" office:value-type="float" office:value="-270" calcext:value-type="float">
            <text:p>-270</text:p>
          </table:table-cell>
          <table:table-cell table:style-name="ce256" table:formula="of:=[.L265]-[.L266]" office:value-type="float" office:value="11" calcext:value-type="float">
            <text:p>11</text:p>
          </table:table-cell>
          <table:table-cell table:style-name="ce256" table:formula="of:=[.M265]-[.M266]" office:value-type="float" office:value="292" calcext:value-type="float">
            <text:p>292</text:p>
          </table:table-cell>
          <table:table-cell table:style-name="ce256" table:formula="of:=[.N265]-[.N266]" office:value-type="float" office:value="200" calcext:value-type="float">
            <text:p>200</text:p>
          </table:table-cell>
          <table:table-cell table:style-name="ce256" table:formula="of:=[.O265]-[.O266]" office:value-type="float" office:value="136" calcext:value-type="float">
            <text:p>136</text:p>
          </table:table-cell>
          <table:table-cell table:style-name="ce256" table:formula="of:=[.P265]-[.P266]" office:value-type="float" office:value="3393" calcext:value-type="float">
            <text:p>3393</text:p>
          </table:table-cell>
          <table:table-cell table:style-name="ce256" table:formula="of:=[.Q265]-[.Q266]" office:value-type="float" office:value="0" calcext:value-type="float">
            <text:p>0</text:p>
          </table:table-cell>
          <table:table-cell table:style-name="ce256" table:formula="of:=[.R265]-[.R266]" office:value-type="float" office:value="45" calcext:value-type="float">
            <text:p>45</text:p>
          </table:table-cell>
          <table:table-cell table:style-name="ce256" table:formula="of:=[.S265]-[.S266]" office:value-type="float" office:value="262" calcext:value-type="float">
            <text:p>262</text:p>
          </table:table-cell>
          <table:table-cell table:style-name="ce256" table:formula="of:=[.T265]-[.T266]" office:value-type="float" office:value="312" calcext:value-type="float">
            <text:p>312</text:p>
          </table:table-cell>
          <table:table-cell table:style-name="ce256" table:formula="of:=[.U265]-[.U266]" office:value-type="float" office:value="27" calcext:value-type="float">
            <text:p>27</text:p>
          </table:table-cell>
          <table:table-cell table:style-name="ce256"/>
          <table:table-cell/>
          <table:table-cell table:formula="of:=SUM([.C268:.U268])" office:value-type="float" office:value="8386" calcext:value-type="float">
            <text:p>8386</text:p>
          </table:table-cell>
          <table:table-cell table:style-name="ce51" table:formula="of:=[.X268]-[.X261]" office:value-type="float" office:value="-40" calcext:value-type="float">
            <text:p>-4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09" calcext:value-type="date">
            <text:p>09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1" calcext:value-type="date">
            <text:p>11/04</text:p>
          </table:table-cell>
          <table:table-cell table:style-name="ce61" office:value-type="date" office:date-value="2020-05-07" calcext:value-type="date">
            <text:p>07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8" calcext:value-type="float">
            <text:p>908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9" calcext:value-type="float">
            <text:p>79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2" calcext:value-type="float">
            <text:p>3582</text:p>
          </table:table-cell>
          <table:table-cell table:style-name="ce218" office:value-type="float" office:value="4162" calcext:value-type="float">
            <text:p>416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6" calcext:value-type="float">
            <text:p>386</text:p>
          </table:table-cell>
          <table:table-cell table:style-name="ce218" office:value-type="float" office:value="11863" calcext:value-type="float">
            <text:p>11863</text:p>
          </table:table-cell>
          <table:table-cell table:style-name="ce218"/>
          <table:table-cell table:style-name="ce218" office:value-type="float" office:value="161" calcext:value-type="float">
            <text:p>161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2:.U272])" office:value-type="float" office:value="31054" calcext:value-type="float">
            <text:p>31054</text:p>
          </table:table-cell>
          <table:table-cell table:formula="of:=[.X272]-[.X265]" office:value-type="float" office:value="-24" calcext:value-type="float">
            <text:p>-24</text:p>
          </table:table-cell>
          <table:table-cell table:style-name="ce36" table:formula="of:=IF([.X272]=[.X26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2]-[CCAA.O$41]" office:value-type="float" office:value="252" calcext:value-type="float">
            <text:p>252</text:p>
          </table:table-cell>
          <table:table-cell table:style-name="ce63" table:formula="of:=[CCAA.P$88]-[CCAA.P$30]" office:value-type="float" office:value="8483" calcext:value-type="float">
            <text:p>8483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73:.U273])" office:value-type="float" office:value="22726" calcext:value-type="float">
            <text:p>22726</text:p>
          </table:table-cell>
          <table:table-cell table:formula="of:=[.X273]-[.X266]" office:value-type="float" office:value="34" calcext:value-type="float">
            <text:p>34</text:p>
          </table:table-cell>
          <table:table-cell table:style-name="ce36" table:formula="of:=IF([.X273]=[.X26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0]-[CCAA.C$11]" office:value-type="float" office:value="1317" calcext:value-type="float">
            <text:p>1317</text:p>
          </table:table-cell>
          <table:table-cell table:style-name="ce98" table:formula="of:=[CCAA.D$90]-[CCAA.D$11]" office:value-type="float" office:value="823" calcext:value-type="float">
            <text:p>823</text:p>
          </table:table-cell>
          <table:table-cell table:style-name="ce98" table:formula="of:=[CCAA.E$90]-[CCAA.E$11]" office:value-type="float" office:value="293" calcext:value-type="float">
            <text:p>293</text:p>
          </table:table-cell>
          <table:table-cell table:style-name="ce98" table:formula="of:=[CCAA.F$90]-[CCAA.F$11]" office:value-type="float" office:value="207" calcext:value-type="float">
            <text:p>207</text:p>
          </table:table-cell>
          <table:table-cell table:style-name="ce98" table:formula="of:=[CCAA.G$90]-[CCAA.G$11]" office:value-type="float" office:value="148" calcext:value-type="float">
            <text:p>148</text:p>
          </table:table-cell>
          <table:table-cell table:style-name="ce98" table:formula="of:=[CCAA.H$90]-[CCAA.H$11]" office:value-type="float" office:value="201" calcext:value-type="float">
            <text:p>201</text:p>
          </table:table-cell>
          <table:table-cell table:style-name="ce98" table:formula="of:=[CCAA.I$90]-[CCAA.I$11]" office:value-type="float" office:value="2738" calcext:value-type="float">
            <text:p>2738</text:p>
          </table:table-cell>
          <table:table-cell table:style-name="ce98" table:formula="of:=[CCAA.J$90]-[CCAA.J$11]" office:value-type="float" office:value="1885" calcext:value-type="float">
            <text:p>1885</text:p>
          </table:table-cell>
          <table:table-cell table:style-name="ce98" table:formula="of:=[CCAA.K$90]-[CCAA.K$11]" office:value-type="float" office:value="5744" calcext:value-type="float">
            <text:p>5744</text:p>
          </table:table-cell>
          <table:table-cell table:style-name="ce98" table:formula="of:=[CCAA.L$90]-[CCAA.L$11]" office:value-type="float" office:value="4" calcext:value-type="float">
            <text:p>4</text:p>
          </table:table-cell>
          <table:table-cell table:style-name="ce98" table:formula="of:=[CCAA.M$90]-[CCAA.M$11]" office:value-type="float" office:value="1315" calcext:value-type="float">
            <text:p>1315</text:p>
          </table:table-cell>
          <table:table-cell table:style-name="ce98" table:formula="of:=[CCAA.N$90]-[CCAA.N$11]" office:value-type="float" office:value="477" calcext:value-type="float">
            <text:p>477</text:p>
          </table:table-cell>
          <table:table-cell table:style-name="ce98" table:formula="of:=[CCAA.O$90]-[CCAA.O$11]" office:value-type="float" office:value="591" calcext:value-type="float">
            <text:p>591</text:p>
          </table:table-cell>
          <table:table-cell table:style-name="ce98" table:formula="of:=[CCAA.P$90]-[CCAA.P$11]" office:value-type="float" office:value="8598" calcext:value-type="float">
            <text:p>8598</text:p>
          </table:table-cell>
          <table:table-cell table:style-name="ce98" table:formula="of:=[CCAA.Q$90]-[CCAA.Q$11]" office:value-type="float" office:value="2" calcext:value-type="float">
            <text:p>2</text:p>
          </table:table-cell>
          <table:table-cell table:style-name="ce98" table:formula="of:=[CCAA.R$90]-[CCAA.R$11]" office:value-type="float" office:value="138" calcext:value-type="float">
            <text:p>138</text:p>
          </table:table-cell>
          <table:table-cell table:style-name="ce98" table:formula="of:=[CCAA.S$90]-[CCAA.S$11]" office:value-type="float" office:value="487" calcext:value-type="float">
            <text:p>487</text:p>
          </table:table-cell>
          <table:table-cell table:style-name="ce98" table:formula="of:=[CCAA.T$90]-[CCAA.T$11]" office:value-type="float" office:value="1403" calcext:value-type="float">
            <text:p>1403</text:p>
          </table:table-cell>
          <table:table-cell table:style-name="ce98" table:formula="of:=[CCAA.U$90]-[CCAA.U$11]" office:value-type="float" office:value="344" calcext:value-type="float">
            <text:p>344</text:p>
          </table:table-cell>
          <table:table-cell table:style-name="ce98"/>
          <table:table-cell/>
          <table:table-cell table:formula="of:=SUM([.C274:.U274])" office:value-type="float" office:value="26715" calcext:value-type="float">
            <text:p>26715</text:p>
          </table:table-cell>
          <table:table-cell table:formula="of:=[.X274]-[.X267]" office:value-type="float" office:value="401" calcext:value-type="float">
            <text:p>401</text:p>
          </table:table-cell>
          <table:table-cell table:style-name="ce36" table:formula="of:=IF([.X274]=[.X2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72]-[.C273]" office:value-type="float" office:value="102" calcext:value-type="float">
            <text:p>102</text:p>
          </table:table-cell>
          <table:table-cell table:style-name="ce256" table:formula="of:=[.D272]-[.D273]" office:value-type="float" office:value="127" calcext:value-type="float">
            <text:p>127</text:p>
          </table:table-cell>
          <table:table-cell table:style-name="ce256" table:formula="of:=[.E272]-[.E273]" office:value-type="float" office:value="73" calcext:value-type="float">
            <text:p>73</text:p>
          </table:table-cell>
          <table:table-cell table:style-name="ce256" table:formula="of:=[.F272]-[.F273]" office:value-type="float" office:value="41" calcext:value-type="float">
            <text:p>41</text:p>
          </table:table-cell>
          <table:table-cell table:style-name="ce256" table:formula="of:=[.G272]-[.G273]" office:value-type="float" office:value="-30" calcext:value-type="float">
            <text:p>-30</text:p>
          </table:table-cell>
          <table:table-cell table:style-name="ce256" table:formula="of:=[.H272]-[.H273]" office:value-type="float" office:value="19" calcext:value-type="float">
            <text:p>19</text:p>
          </table:table-cell>
          <table:table-cell table:style-name="ce256" table:formula="of:=[.I272]-[.I273]" office:value-type="float" office:value="1930" calcext:value-type="float">
            <text:p>1930</text:p>
          </table:table-cell>
          <table:table-cell table:style-name="ce256" table:formula="of:=[.J272]-[.J273]" office:value-type="float" office:value="1728" calcext:value-type="float">
            <text:p>1728</text:p>
          </table:table-cell>
          <table:table-cell table:style-name="ce256" table:formula="of:=[.K272]-[.K273]" office:value-type="float" office:value="-277" calcext:value-type="float">
            <text:p>-277</text:p>
          </table:table-cell>
          <table:table-cell table:style-name="ce256" table:formula="of:=[.L272]-[.L273]" office:value-type="float" office:value="11" calcext:value-type="float">
            <text:p>11</text:p>
          </table:table-cell>
          <table:table-cell table:style-name="ce256" table:formula="of:=[.M272]-[.M273]" office:value-type="float" office:value="249" calcext:value-type="float">
            <text:p>249</text:p>
          </table:table-cell>
          <table:table-cell table:style-name="ce256" table:formula="of:=[.N272]-[.N273]" office:value-type="float" office:value="200" calcext:value-type="float">
            <text:p>200</text:p>
          </table:table-cell>
          <table:table-cell table:style-name="ce256" table:formula="of:=[.O272]-[.O273]" office:value-type="float" office:value="134" calcext:value-type="float">
            <text:p>134</text:p>
          </table:table-cell>
          <table:table-cell table:style-name="ce256" table:formula="of:=[.P272]-[.P273]" office:value-type="float" office:value="3380" calcext:value-type="float">
            <text:p>3380</text:p>
          </table:table-cell>
          <table:table-cell table:style-name="ce256" table:formula="of:=[.Q272]-[.Q273]" office:value-type="float" office:value="0" calcext:value-type="float">
            <text:p>0</text:p>
          </table:table-cell>
          <table:table-cell table:style-name="ce256" table:formula="of:=[.R272]-[.R273]" office:value-type="float" office:value="40" calcext:value-type="float">
            <text:p>40</text:p>
          </table:table-cell>
          <table:table-cell table:style-name="ce256" table:formula="of:=[.S272]-[.S273]" office:value-type="float" office:value="262" calcext:value-type="float">
            <text:p>262</text:p>
          </table:table-cell>
          <table:table-cell table:style-name="ce256" table:formula="of:=[.T272]-[.T273]" office:value-type="float" office:value="312" calcext:value-type="float">
            <text:p>312</text:p>
          </table:table-cell>
          <table:table-cell table:style-name="ce256" table:formula="of:=[.U272]-[.U273]" office:value-type="float" office:value="27" calcext:value-type="float">
            <text:p>27</text:p>
          </table:table-cell>
          <table:table-cell table:style-name="ce256"/>
          <table:table-cell/>
          <table:table-cell table:formula="of:=SUM([.C275:.U275])" office:value-type="float" office:value="8328" calcext:value-type="float">
            <text:p>8328</text:p>
          </table:table-cell>
          <table:table-cell table:style-name="ce51" table:formula="of:=[.X275]-[.X268]" office:value-type="float" office:value="-58" calcext:value-type="float">
            <text:p>-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0" calcext:value-type="date">
            <text:p>10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3-27" calcext:value-type="date">
            <text:p>27/03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82" calcext:value-type="float">
            <text:p>882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24" calcext:value-type="float">
            <text:p>32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90" calcext:value-type="float">
            <text:p>3590</text:p>
          </table:table-cell>
          <table:table-cell table:style-name="ce218" office:value-type="float" office:value="4159" calcext:value-type="float">
            <text:p>4159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1926" calcext:value-type="float">
            <text:p>11926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79:.U279])" office:value-type="float" office:value="31069" calcext:value-type="float">
            <text:p>31069</text:p>
          </table:table-cell>
          <table:table-cell table:formula="of:=[.X279]-[.X272]" office:value-type="float" office:value="15" calcext:value-type="float">
            <text:p>15</text:p>
          </table:table-cell>
          <table:table-cell table:style-name="ce36" table:formula="of:=IF([.X279]=[.X27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47]-[CCAA.F$36]" office:value-type="float" office:value="21" calcext:value-type="float">
            <text:p>2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89]-[CCAA.P$30]" office:value-type="float" office:value="8531" calcext:value-type="float">
            <text:p>8531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0:.U280])" office:value-type="float" office:value="22756" calcext:value-type="float">
            <text:p>22756</text:p>
          </table:table-cell>
          <table:table-cell table:formula="of:=[.X280]-[.X273]" office:value-type="float" office:value="30" calcext:value-type="float">
            <text:p>30</text:p>
          </table:table-cell>
          <table:table-cell table:style-name="ce36" table:formula="of:=IF([.X280]=[.X27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1]-[CCAA.C$11]" office:value-type="float" office:value="1320" calcext:value-type="float">
            <text:p>1320</text:p>
          </table:table-cell>
          <table:table-cell table:style-name="ce98" table:formula="of:=[CCAA.D$91]-[CCAA.D$11]" office:value-type="float" office:value="824" calcext:value-type="float">
            <text:p>824</text:p>
          </table:table-cell>
          <table:table-cell table:style-name="ce98" table:formula="of:=[CCAA.E$91]-[CCAA.E$11]" office:value-type="float" office:value="295" calcext:value-type="float">
            <text:p>295</text:p>
          </table:table-cell>
          <table:table-cell table:style-name="ce98" table:formula="of:=[CCAA.F$91]-[CCAA.F$11]" office:value-type="float" office:value="209" calcext:value-type="float">
            <text:p>209</text:p>
          </table:table-cell>
          <table:table-cell table:style-name="ce98" table:formula="of:=[CCAA.G$91]-[CCAA.G$11]" office:value-type="float" office:value="148" calcext:value-type="float">
            <text:p>148</text:p>
          </table:table-cell>
          <table:table-cell table:style-name="ce98" table:formula="of:=[CCAA.H$91]-[CCAA.H$11]" office:value-type="float" office:value="201" calcext:value-type="float">
            <text:p>201</text:p>
          </table:table-cell>
          <table:table-cell table:style-name="ce98" table:formula="of:=[CCAA.I$91]-[CCAA.I$11]" office:value-type="float" office:value="2759" calcext:value-type="float">
            <text:p>2759</text:p>
          </table:table-cell>
          <table:table-cell table:style-name="ce98" table:formula="of:=[CCAA.J$91]-[CCAA.J$11]" office:value-type="float" office:value="1897" calcext:value-type="float">
            <text:p>1897</text:p>
          </table:table-cell>
          <table:table-cell table:style-name="ce98" table:formula="of:=[CCAA.K$91]-[CCAA.K$11]" office:value-type="float" office:value="5769" calcext:value-type="float">
            <text:p>5769</text:p>
          </table:table-cell>
          <table:table-cell table:style-name="ce98" table:formula="of:=[CCAA.L$91]-[CCAA.L$11]" office:value-type="float" office:value="4" calcext:value-type="float">
            <text:p>4</text:p>
          </table:table-cell>
          <table:table-cell table:style-name="ce98" table:formula="of:=[CCAA.M$91]-[CCAA.M$11]" office:value-type="float" office:value="1323" calcext:value-type="float">
            <text:p>1323</text:p>
          </table:table-cell>
          <table:table-cell table:style-name="ce98" table:formula="of:=[CCAA.N$91]-[CCAA.N$11]" office:value-type="float" office:value="480" calcext:value-type="float">
            <text:p>480</text:p>
          </table:table-cell>
          <table:table-cell table:style-name="ce98" table:formula="of:=[CCAA.O$91]-[CCAA.O$11]" office:value-type="float" office:value="592" calcext:value-type="float">
            <text:p>592</text:p>
          </table:table-cell>
          <table:table-cell table:style-name="ce98" table:formula="of:=[CCAA.P$91]-[CCAA.P$11]" office:value-type="float" office:value="8644" calcext:value-type="float">
            <text:p>8644</text:p>
          </table:table-cell>
          <table:table-cell table:style-name="ce98" table:formula="of:=[CCAA.Q$91]-[CCAA.Q$11]" office:value-type="float" office:value="2" calcext:value-type="float">
            <text:p>2</text:p>
          </table:table-cell>
          <table:table-cell table:style-name="ce98" table:formula="of:=[CCAA.R$91]-[CCAA.R$11]" office:value-type="float" office:value="139" calcext:value-type="float">
            <text:p>139</text:p>
          </table:table-cell>
          <table:table-cell table:style-name="ce98" table:formula="of:=[CCAA.S$91]-[CCAA.S$11]" office:value-type="float" office:value="488" calcext:value-type="float">
            <text:p>488</text:p>
          </table:table-cell>
          <table:table-cell table:style-name="ce98" table:formula="of:=[CCAA.T$91]-[CCAA.T$11]" office:value-type="float" office:value="1418" calcext:value-type="float">
            <text:p>1418</text:p>
          </table:table-cell>
          <table:table-cell table:style-name="ce98" table:formula="of:=[CCAA.U$91]-[CCAA.U$11]" office:value-type="float" office:value="346" calcext:value-type="float">
            <text:p>346</text:p>
          </table:table-cell>
          <table:table-cell table:style-name="ce98"/>
          <table:table-cell/>
          <table:table-cell table:formula="of:=SUM([.C281:.U281])" office:value-type="float" office:value="26858" calcext:value-type="float">
            <text:p>26858</text:p>
          </table:table-cell>
          <table:table-cell table:formula="of:=[.X281]-[.X274]" office:value-type="float" office:value="143" calcext:value-type="float">
            <text:p>143</text:p>
          </table:table-cell>
          <table:table-cell table:style-name="ce36" table:formula="of:=IF([.X281]=[.X2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79]-[.C280]" office:value-type="float" office:value="76" calcext:value-type="float">
            <text:p>76</text:p>
          </table:table-cell>
          <table:table-cell table:style-name="ce256" table:formula="of:=[.D279]-[.D280]" office:value-type="float" office:value="127" calcext:value-type="float">
            <text:p>127</text:p>
          </table:table-cell>
          <table:table-cell table:style-name="ce256" table:formula="of:=[.E279]-[.E280]" office:value-type="float" office:value="73" calcext:value-type="float">
            <text:p>73</text:p>
          </table:table-cell>
          <table:table-cell table:style-name="ce256" table:formula="of:=[.F279]-[.F280]" office:value-type="float" office:value="41" calcext:value-type="float">
            <text:p>41</text:p>
          </table:table-cell>
          <table:table-cell table:style-name="ce256" table:formula="of:=[.G279]-[.G280]" office:value-type="float" office:value="-32" calcext:value-type="float">
            <text:p>-32</text:p>
          </table:table-cell>
          <table:table-cell table:style-name="ce256" table:formula="of:=[.H279]-[.H280]" office:value-type="float" office:value="19" calcext:value-type="float">
            <text:p>19</text:p>
          </table:table-cell>
          <table:table-cell table:style-name="ce256" table:formula="of:=[.I279]-[.I280]" office:value-type="float" office:value="1930" calcext:value-type="float">
            <text:p>1930</text:p>
          </table:table-cell>
          <table:table-cell table:style-name="ce256" table:formula="of:=[.J279]-[.J280]" office:value-type="float" office:value="1736" calcext:value-type="float">
            <text:p>1736</text:p>
          </table:table-cell>
          <table:table-cell table:style-name="ce256" table:formula="of:=[.K279]-[.K280]" office:value-type="float" office:value="-280" calcext:value-type="float">
            <text:p>-280</text:p>
          </table:table-cell>
          <table:table-cell table:style-name="ce256" table:formula="of:=[.L279]-[.L280]" office:value-type="float" office:value="11" calcext:value-type="float">
            <text:p>11</text:p>
          </table:table-cell>
          <table:table-cell table:style-name="ce256" table:formula="of:=[.M279]-[.M280]" office:value-type="float" office:value="249" calcext:value-type="float">
            <text:p>249</text:p>
          </table:table-cell>
          <table:table-cell table:style-name="ce256" table:formula="of:=[.N279]-[.N280]" office:value-type="float" office:value="200" calcext:value-type="float">
            <text:p>200</text:p>
          </table:table-cell>
          <table:table-cell table:style-name="ce256" table:formula="of:=[.O279]-[.O280]" office:value-type="float" office:value="128" calcext:value-type="float">
            <text:p>128</text:p>
          </table:table-cell>
          <table:table-cell table:style-name="ce256" table:formula="of:=[.P279]-[.P280]" office:value-type="float" office:value="3395" calcext:value-type="float">
            <text:p>3395</text:p>
          </table:table-cell>
          <table:table-cell table:style-name="ce256" table:formula="of:=[.Q279]-[.Q280]" office:value-type="float" office:value="0" calcext:value-type="float">
            <text:p>0</text:p>
          </table:table-cell>
          <table:table-cell table:style-name="ce256" table:formula="of:=[.R279]-[.R280]" office:value-type="float" office:value="39" calcext:value-type="float">
            <text:p>39</text:p>
          </table:table-cell>
          <table:table-cell table:style-name="ce256" table:formula="of:=[.S279]-[.S280]" office:value-type="float" office:value="262" calcext:value-type="float">
            <text:p>262</text:p>
          </table:table-cell>
          <table:table-cell table:style-name="ce256" table:formula="of:=[.T279]-[.T280]" office:value-type="float" office:value="312" calcext:value-type="float">
            <text:p>312</text:p>
          </table:table-cell>
          <table:table-cell table:style-name="ce256" table:formula="of:=[.U279]-[.U280]" office:value-type="float" office:value="27" calcext:value-type="float">
            <text:p>27</text:p>
          </table:table-cell>
          <table:table-cell table:style-name="ce256"/>
          <table:table-cell/>
          <table:table-cell table:formula="of:=SUM([.C282:.U282])" office:value-type="float" office:value="8313" calcext:value-type="float">
            <text:p>8313</text:p>
          </table:table-cell>
          <table:table-cell table:style-name="ce51" table:formula="of:=[.X282]-[.X275]" office:value-type="float" office:value="-15" calcext:value-type="float">
            <text:p>-1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1" calcext:value-type="date">
            <text:p>11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7" calcext:value-type="date">
            <text:p>27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5-08" calcext:value-type="date">
            <text:p>08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2" calcext:value-type="date">
            <text:p>02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6" calcext:value-type="float">
            <text:p>906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72" calcext:value-type="float">
            <text:p>172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60" calcext:value-type="float">
            <text:p>4360</text:p>
          </table:table-cell>
          <table:table-cell table:style-name="ce218" office:value-type="float" office:value="3589" calcext:value-type="float">
            <text:p>3589</text:p>
          </table:table-cell>
          <table:table-cell table:style-name="ce218" office:value-type="float" office:value="4122" calcext:value-type="float">
            <text:p>41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438" calcext:value-type="float">
            <text:p>1438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2014" calcext:value-type="float">
            <text:p>12014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86:.U286])" office:value-type="float" office:value="31313" calcext:value-type="float">
            <text:p>31313</text:p>
          </table:table-cell>
          <table:table-cell table:formula="of:=[.X286]-[.X279]" office:value-type="float" office:value="244" calcext:value-type="float">
            <text:p>244</text:p>
          </table:table-cell>
          <table:table-cell table:style-name="ce36" table:formula="of:=IF([.X286]=[.X27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78]-[CCAA.E$40]" office:value-type="float" office:value="251" calcext:value-type="float">
            <text:p>251</text:p>
          </table:table-cell>
          <table:table-cell table:style-name="ce63" table:formula="of:=[CCAA.F$90]-[CCAA.F$36]" office:value-type="float" office:value="206" calcext:value-type="float">
            <text:p>206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0]-[CCAA.I$34]" office:value-type="float" office:value="2430" calcext:value-type="float">
            <text:p>2430</text:p>
          </table:table-cell>
          <table:table-cell table:style-name="ce63" table:formula="of:=[CCAA.J$89]-[CCAA.J$38]" office:value-type="float" office:value="1854" calcext:value-type="float">
            <text:p>1854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83]-[CCAA.M$42]" office:value-type="float" office:value="1189" calcext:value-type="float">
            <text:p>1189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90]-[CCAA.P$30]" office:value-type="float" office:value="8577" calcext:value-type="float">
            <text:p>8577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87:.U287])" office:value-type="float" office:value="22987" calcext:value-type="float">
            <text:p>22987</text:p>
          </table:table-cell>
          <table:table-cell table:formula="of:=[.X287]-[.X280]" office:value-type="float" office:value="231" calcext:value-type="float">
            <text:p>231</text:p>
          </table:table-cell>
          <table:table-cell table:style-name="ce36" table:formula="of:=IF([.X287]=[.X28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2]-[CCAA.C$11]" office:value-type="float" office:value="1322" calcext:value-type="float">
            <text:p>1322</text:p>
          </table:table-cell>
          <table:table-cell table:style-name="ce98" table:formula="of:=[CCAA.D$92]-[CCAA.D$11]" office:value-type="float" office:value="825" calcext:value-type="float">
            <text:p>825</text:p>
          </table:table-cell>
          <table:table-cell table:style-name="ce98" table:formula="of:=[CCAA.E$92]-[CCAA.E$11]" office:value-type="float" office:value="299" calcext:value-type="float">
            <text:p>299</text:p>
          </table:table-cell>
          <table:table-cell table:style-name="ce98" table:formula="of:=[CCAA.F$92]-[CCAA.F$11]" office:value-type="float" office:value="209" calcext:value-type="float">
            <text:p>209</text:p>
          </table:table-cell>
          <table:table-cell table:style-name="ce98" table:formula="of:=[CCAA.G$92]-[CCAA.G$11]" office:value-type="float" office:value="149" calcext:value-type="float">
            <text:p>149</text:p>
          </table:table-cell>
          <table:table-cell table:style-name="ce98" table:formula="of:=[CCAA.H$92]-[CCAA.H$11]" office:value-type="float" office:value="201" calcext:value-type="float">
            <text:p>201</text:p>
          </table:table-cell>
          <table:table-cell table:style-name="ce98" table:formula="of:=[CCAA.I$92]-[CCAA.I$11]" office:value-type="float" office:value="2786" calcext:value-type="float">
            <text:p>2786</text:p>
          </table:table-cell>
          <table:table-cell table:style-name="ce98" table:formula="of:=[CCAA.J$92]-[CCAA.J$11]" office:value-type="float" office:value="1905" calcext:value-type="float">
            <text:p>1905</text:p>
          </table:table-cell>
          <table:table-cell table:style-name="ce98" table:formula="of:=[CCAA.K$92]-[CCAA.K$11]" office:value-type="float" office:value="5792" calcext:value-type="float">
            <text:p>5792</text:p>
          </table:table-cell>
          <table:table-cell table:style-name="ce98" table:formula="of:=[CCAA.L$92]-[CCAA.L$11]" office:value-type="float" office:value="4" calcext:value-type="float">
            <text:p>4</text:p>
          </table:table-cell>
          <table:table-cell table:style-name="ce98" table:formula="of:=[CCAA.M$92]-[CCAA.M$11]" office:value-type="float" office:value="1330" calcext:value-type="float">
            <text:p>1330</text:p>
          </table:table-cell>
          <table:table-cell table:style-name="ce98" table:formula="of:=[CCAA.N$92]-[CCAA.N$11]" office:value-type="float" office:value="483" calcext:value-type="float">
            <text:p>483</text:p>
          </table:table-cell>
          <table:table-cell table:style-name="ce98" table:formula="of:=[CCAA.O$92]-[CCAA.O$11]" office:value-type="float" office:value="593" calcext:value-type="float">
            <text:p>593</text:p>
          </table:table-cell>
          <table:table-cell table:style-name="ce98" table:formula="of:=[CCAA.P$92]-[CCAA.P$11]" office:value-type="float" office:value="8683" calcext:value-type="float">
            <text:p>8683</text:p>
          </table:table-cell>
          <table:table-cell table:style-name="ce98" table:formula="of:=[CCAA.Q$92]-[CCAA.Q$11]" office:value-type="float" office:value="2" calcext:value-type="float">
            <text:p>2</text:p>
          </table:table-cell>
          <table:table-cell table:style-name="ce98" table:formula="of:=[CCAA.R$92]-[CCAA.R$11]" office:value-type="float" office:value="139" calcext:value-type="float">
            <text:p>139</text:p>
          </table:table-cell>
          <table:table-cell table:style-name="ce98" table:formula="of:=[CCAA.S$92]-[CCAA.S$11]" office:value-type="float" office:value="490" calcext:value-type="float">
            <text:p>490</text:p>
          </table:table-cell>
          <table:table-cell table:style-name="ce98" table:formula="of:=[CCAA.T$92]-[CCAA.T$11]" office:value-type="float" office:value="1423" calcext:value-type="float">
            <text:p>1423</text:p>
          </table:table-cell>
          <table:table-cell table:style-name="ce98" table:formula="of:=[CCAA.U$92]-[CCAA.U$11]" office:value-type="float" office:value="346" calcext:value-type="float">
            <text:p>346</text:p>
          </table:table-cell>
          <table:table-cell table:style-name="ce98"/>
          <table:table-cell/>
          <table:table-cell table:formula="of:=SUM([.C288:.U288])" office:value-type="float" office:value="26981" calcext:value-type="float">
            <text:p>26981</text:p>
          </table:table-cell>
          <table:table-cell table:formula="of:=[.X288]-[.X281]" office:value-type="float" office:value="123" calcext:value-type="float">
            <text:p>123</text:p>
          </table:table-cell>
          <table:table-cell table:style-name="ce36" table:formula="of:=IF([.X288]=[.X2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86]-[.C287]" office:value-type="float" office:value="100" calcext:value-type="float">
            <text:p>100</text:p>
          </table:table-cell>
          <table:table-cell table:style-name="ce256" table:formula="of:=[.D286]-[.D287]" office:value-type="float" office:value="127" calcext:value-type="float">
            <text:p>127</text:p>
          </table:table-cell>
          <table:table-cell table:style-name="ce256" table:formula="of:=[.E286]-[.E287]" office:value-type="float" office:value="133" calcext:value-type="float">
            <text:p>133</text:p>
          </table:table-cell>
          <table:table-cell table:style-name="ce256" table:formula="of:=[.F286]-[.F287]" office:value-type="float" office:value="-34" calcext:value-type="float">
            <text:p>-34</text:p>
          </table:table-cell>
          <table:table-cell table:style-name="ce256" table:formula="of:=[.G286]-[.G287]" office:value-type="float" office:value="-32" calcext:value-type="float">
            <text:p>-32</text:p>
          </table:table-cell>
          <table:table-cell table:style-name="ce256" table:formula="of:=[.H286]-[.H287]" office:value-type="float" office:value="19" calcext:value-type="float">
            <text:p>19</text:p>
          </table:table-cell>
          <table:table-cell table:style-name="ce256" table:formula="of:=[.I286]-[.I287]" office:value-type="float" office:value="1930" calcext:value-type="float">
            <text:p>1930</text:p>
          </table:table-cell>
          <table:table-cell table:style-name="ce256" table:formula="of:=[.J286]-[.J287]" office:value-type="float" office:value="1735" calcext:value-type="float">
            <text:p>1735</text:p>
          </table:table-cell>
          <table:table-cell table:style-name="ce256" table:formula="of:=[.K286]-[.K287]" office:value-type="float" office:value="-317" calcext:value-type="float">
            <text:p>-317</text:p>
          </table:table-cell>
          <table:table-cell table:style-name="ce256" table:formula="of:=[.L286]-[.L287]" office:value-type="float" office:value="11" calcext:value-type="float">
            <text:p>11</text:p>
          </table:table-cell>
          <table:table-cell table:style-name="ce256" table:formula="of:=[.M286]-[.M287]" office:value-type="float" office:value="249" calcext:value-type="float">
            <text:p>249</text:p>
          </table:table-cell>
          <table:table-cell table:style-name="ce256" table:formula="of:=[.N286]-[.N287]" office:value-type="float" office:value="200" calcext:value-type="float">
            <text:p>200</text:p>
          </table:table-cell>
          <table:table-cell table:style-name="ce256" table:formula="of:=[.O286]-[.O287]" office:value-type="float" office:value="128" calcext:value-type="float">
            <text:p>128</text:p>
          </table:table-cell>
          <table:table-cell table:style-name="ce256" table:formula="of:=[.P286]-[.P287]" office:value-type="float" office:value="3437" calcext:value-type="float">
            <text:p>3437</text:p>
          </table:table-cell>
          <table:table-cell table:style-name="ce256" table:formula="of:=[.Q286]-[.Q287]" office:value-type="float" office:value="0" calcext:value-type="float">
            <text:p>0</text:p>
          </table:table-cell>
          <table:table-cell table:style-name="ce256" table:formula="of:=[.R286]-[.R287]" office:value-type="float" office:value="39" calcext:value-type="float">
            <text:p>39</text:p>
          </table:table-cell>
          <table:table-cell table:style-name="ce256" table:formula="of:=[.S286]-[.S287]" office:value-type="float" office:value="262" calcext:value-type="float">
            <text:p>262</text:p>
          </table:table-cell>
          <table:table-cell table:style-name="ce256" table:formula="of:=[.T286]-[.T287]" office:value-type="float" office:value="312" calcext:value-type="float">
            <text:p>312</text:p>
          </table:table-cell>
          <table:table-cell table:style-name="ce256" table:formula="of:=[.U286]-[.U287]" office:value-type="float" office:value="27" calcext:value-type="float">
            <text:p>27</text:p>
          </table:table-cell>
          <table:table-cell table:style-name="ce256"/>
          <table:table-cell/>
          <table:table-cell table:formula="of:=SUM([.C289:.U289])" office:value-type="float" office:value="8326" calcext:value-type="float">
            <text:p>8326</text:p>
          </table:table-cell>
          <table:table-cell table:style-name="ce51" table:formula="of:=[.X289]-[.X282]" office:value-type="float" office:value="13" calcext:value-type="float">
            <text:p>1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9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6" office:value-type="date" office:date-value="2020-05-12" calcext:value-type="date">
            <text:p>12/05</text:p>
          </table:table-cell>
          <table:table-cell table:style-name="ce253" office:value-type="string" calcext:value-type="string">
            <text:p>Inicio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 office:value-type="date" office:date-value="2020-03-16" calcext:value-type="date">
            <text:p>16/03</text:p>
          </table:table-cell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4" calcext:value-type="date">
            <text:p>24/03</text:p>
          </table:table-cell>
          <table:table-cell table:style-name="ce46" office:value-type="date" office:date-value="2020-03-14" calcext:value-type="date">
            <text:p>14/03</text:p>
          </table:table-cell>
          <table:table-cell table:style-name="ce46" office:value-type="date" office:date-value="2020-03-18" calcext:value-type="date">
            <text:p>18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8" calcext:value-type="date">
            <text:p>28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3" calcext:value-type="date">
            <text:p>23/03</text:p>
          </table:table-cell>
          <table:table-cell table:style-name="ce46" office:value-type="date" office:date-value="2020-03-21" calcext:value-type="date">
            <text:p>21/03</text:p>
          </table:table-cell>
          <table:table-cell table:style-name="ce46" office:value-type="date" office:date-value="2020-03-10" calcext:value-type="date">
            <text:p>10/03</text:p>
          </table:table-cell>
          <table:table-cell table:style-name="ce46"/>
          <table:table-cell table:style-name="ce46" office:value-type="date" office:date-value="2020-03-27" calcext:value-type="date">
            <text:p>27/03</text:p>
          </table:table-cell>
          <table:table-cell table:style-name="ce46" office:value-type="date" office:date-value="2020-03-22" calcext:value-type="date">
            <text:p>22/03</text:p>
          </table:table-cell>
          <table:table-cell table:style-name="ce46" office:value-type="date" office:date-value="2020-03-25" calcext:value-type="date">
            <text:p>25/03</text:p>
          </table:table-cell>
          <table:table-cell table:style-name="ce46" office:value-type="date" office:date-value="2020-03-20" calcext:value-type="date">
            <text:p>20/03</text:p>
          </table:table-cell>
          <table:table-cell table:style-name="ce46"/>
          <table:table-cell table:number-columns-repeated="42"/>
        </table:table-row>
        <table:table-row table:style-name="ro1">
          <table:table-cell table:style-name="ce36"/>
          <table:table-cell table:style-name="ce49" office:value-type="string" calcext:value-type="string">
            <text:p>Fin</text:p>
          </table:table-cell>
          <table:table-cell table:style-name="ce61" office:value-type="date" office:date-value="2020-04-14" calcext:value-type="date">
            <text:p>14/04</text:p>
          </table:table-cell>
          <table:table-cell table:style-name="ce61" office:value-type="date" office:date-value="2020-04-29" calcext:value-type="date">
            <text:p>29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5-01" calcext:value-type="date">
            <text:p>01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4-30" calcext:value-type="date">
            <text:p>3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4-24" calcext:value-type="date">
            <text:p>24/04</text:p>
          </table:table-cell>
          <table:table-cell table:style-name="ce61" office:value-type="date" office:date-value="2020-03-31" calcext:value-type="date">
            <text:p>31/03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10" calcext:value-type="date">
            <text:p>10/04</text:p>
          </table:table-cell>
          <table:table-cell table:style-name="ce61" office:value-type="date" office:date-value="2020-05-09" calcext:value-type="date">
            <text:p>09/05</text:p>
          </table:table-cell>
          <table:table-cell table:style-name="ce61"/>
          <table:table-cell table:style-name="ce61" office:value-type="date" office:date-value="2020-05-05" calcext:value-type="date">
            <text:p>05/05</text:p>
          </table:table-cell>
          <table:table-cell table:style-name="ce61" office:value-type="date" office:date-value="2020-04-18" calcext:value-type="date">
            <text:p>18/04</text:p>
          </table:table-cell>
          <table:table-cell table:style-name="ce61" office:value-type="date" office:date-value="2020-04-22" calcext:value-type="date">
            <text:p>22/04</text:p>
          </table:table-cell>
          <table:table-cell table:style-name="ce61" office:value-type="date" office:date-value="2020-05-05" calcext:value-type="date">
            <text:p>05/05</text:p>
          </table:table-cell>
          <table:table-cell table:style-name="ce61"/>
          <table:table-cell table:number-columns-repeated="42"/>
        </table:table-row>
        <table:table-row table:style-name="ro1">
          <table:table-cell table:style-name="ce36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4" calcext:value-type="float">
            <text:p>904</text:p>
          </table:table-cell>
          <table:table-cell table:style-name="ce218" office:value-type="float" office:value="831" calcext:value-type="float">
            <text:p>831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office:value-type="float" office:value="165" calcext:value-type="float">
            <text:p>165</text:p>
          </table:table-cell>
          <table:table-cell table:style-name="ce218" office:value-type="float" office:value="77" calcext:value-type="float">
            <text:p>77</text:p>
          </table:table-cell>
          <table:table-cell table:style-name="ce218" office:value-type="float" office:value="188" calcext:value-type="float">
            <text:p>188</text:p>
          </table:table-cell>
          <table:table-cell table:style-name="ce218" office:value-type="float" office:value="4384" calcext:value-type="float">
            <text:p>4384</text:p>
          </table:table-cell>
          <table:table-cell table:style-name="ce218" office:value-type="float" office:value="3553" calcext:value-type="float">
            <text:p>3553</text:p>
          </table:table-cell>
          <table:table-cell table:style-name="ce218" office:value-type="float" office:value="4118" calcext:value-type="float">
            <text:p>4118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567" calcext:value-type="float">
            <text:p>1567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62" calcext:value-type="float">
            <text:p>362</text:p>
          </table:table-cell>
          <table:table-cell table:style-name="ce218" office:value-type="float" office:value="11917" calcext:value-type="float">
            <text:p>11917</text:p>
          </table:table-cell>
          <table:table-cell table:style-name="ce218"/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/>
          <table:table-cell table:formula="of:=SUM([.C293:.U293])" office:value-type="float" office:value="31214" calcext:value-type="float">
            <text:p>31214</text:p>
          </table:table-cell>
          <table:table-cell table:formula="of:=[.X293]-[.X286]" office:value-type="float" office:value="-99" calcext:value-type="float">
            <text:p>-99</text:p>
          </table:table-cell>
          <table:table-cell table:style-name="ce36" table:formula="of:=IF([.X293]=[.X28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63" table:formula="of:=[CCAA.C$65]-[CCAA.C$40]" office:value-type="float" office:value="806" calcext:value-type="float">
            <text:p>806</text:p>
          </table:table-cell>
          <table:table-cell table:style-name="ce63" table:formula="of:=[CCAA.D$80]-[CCAA.D$43]" office:value-type="float" office:value="704" calcext:value-type="float">
            <text:p>704</text:p>
          </table:table-cell>
          <table:table-cell table:style-name="ce63" table:formula="of:=[CCAA.E$83]-[CCAA.E$40]" office:value-type="float" office:value="277" calcext:value-type="float">
            <text:p>277</text:p>
          </table:table-cell>
          <table:table-cell table:style-name="ce63" table:formula="of:=[CCAA.F$89]-[CCAA.F$36]" office:value-type="float" office:value="201" calcext:value-type="float">
            <text:p>201</text:p>
          </table:table-cell>
          <table:table-cell table:style-name="ce63" table:formula="of:=[CCAA.G$82]-[CCAA.G$47]" office:value-type="float" office:value="109" calcext:value-type="float">
            <text:p>109</text:p>
          </table:table-cell>
          <table:table-cell table:style-name="ce63" table:formula="of:=[CCAA.H$75]-[CCAA.H$44]" office:value-type="float" office:value="169" calcext:value-type="float">
            <text:p>169</text:p>
          </table:table-cell>
          <table:table-cell table:style-name="ce63" table:formula="of:=[CCAA.I$81]-[CCAA.I$34]" office:value-type="float" office:value="2457" calcext:value-type="float">
            <text:p>2457</text:p>
          </table:table-cell>
          <table:table-cell table:style-name="ce63" table:formula="of:=[CCAA.J$90]-[CCAA.J$38]" office:value-type="float" office:value="1863" calcext:value-type="float">
            <text:p>1863</text:p>
          </table:table-cell>
          <table:table-cell table:style-name="ce63" table:formula="of:=[CCAA.K$75]-[CCAA.K$42]" office:value-type="float" office:value="4439" calcext:value-type="float">
            <text:p>4439</text:p>
          </table:table-cell>
          <table:table-cell table:style-name="ce63" table:formula="of:=[CCAA.L$51]-[CCAA.L$48]" office:value-type="float" office:value="0" calcext:value-type="float">
            <text:p>0</text:p>
          </table:table-cell>
          <table:table-cell table:style-name="ce63" table:formula="of:=[CCAA.M$90]-[CCAA.M$42]" office:value-type="float" office:value="1246" calcext:value-type="float">
            <text:p>1246</text:p>
          </table:table-cell>
          <table:table-cell table:style-name="ce63" table:formula="of:=[CCAA.N$69]-[CCAA.N$43]" office:value-type="float" office:value="362" calcext:value-type="float">
            <text:p>362</text:p>
          </table:table-cell>
          <table:table-cell table:style-name="ce63" table:formula="of:=[CCAA.O$61]-[CCAA.O$41]" office:value-type="float" office:value="234" calcext:value-type="float">
            <text:p>234</text:p>
          </table:table-cell>
          <table:table-cell table:style-name="ce63" table:formula="of:=[CCAA.P$90]-[CCAA.P$30]" office:value-type="float" office:value="8577" calcext:value-type="float">
            <text:p>8577</text:p>
          </table:table-cell>
          <table:table-cell table:style-name="ce63"/>
          <table:table-cell table:style-name="ce63" table:formula="of:=[CCAA.R$86]-[CCAA.R$47]" office:value-type="float" office:value="121" calcext:value-type="float">
            <text:p>121</text:p>
          </table:table-cell>
          <table:table-cell table:style-name="ce63" table:formula="of:=[CCAA.S$69]-[CCAA.S$42]" office:value-type="float" office:value="340" calcext:value-type="float">
            <text:p>340</text:p>
          </table:table-cell>
          <table:table-cell table:style-name="ce63" table:formula="of:=[CCAA.T$73]-[CCAA.T$45]" office:value-type="float" office:value="969" calcext:value-type="float">
            <text:p>969</text:p>
          </table:table-cell>
          <table:table-cell table:style-name="ce63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94:.U294])" office:value-type="float" office:value="23101" calcext:value-type="float">
            <text:p>23101</text:p>
          </table:table-cell>
          <table:table-cell table:formula="of:=[.X294]-[.X287]" office:value-type="float" office:value="114" calcext:value-type="float">
            <text:p>114</text:p>
          </table:table-cell>
          <table:table-cell table:style-name="ce36" table:formula="of:=IF([.X294]=[.X28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9" office:value-type="string" calcext:value-type="string">
            <text:p>Covid-19 (total)</text:p>
          </table:table-cell>
          <table:table-cell table:style-name="ce98" table:formula="of:=[CCAA.C$93]-[CCAA.C$11]" office:value-type="float" office:value="1326" calcext:value-type="float">
            <text:p>1326</text:p>
          </table:table-cell>
          <table:table-cell table:style-name="ce98" table:formula="of:=[CCAA.D$93]-[CCAA.D$11]" office:value-type="float" office:value="828" calcext:value-type="float">
            <text:p>828</text:p>
          </table:table-cell>
          <table:table-cell table:style-name="ce98" table:formula="of:=[CCAA.E$93]-[CCAA.E$11]" office:value-type="float" office:value="304" calcext:value-type="float">
            <text:p>304</text:p>
          </table:table-cell>
          <table:table-cell table:style-name="ce98" table:formula="of:=[CCAA.F$93]-[CCAA.F$11]" office:value-type="float" office:value="210" calcext:value-type="float">
            <text:p>210</text:p>
          </table:table-cell>
          <table:table-cell table:style-name="ce98" table:formula="of:=[CCAA.G$93]-[CCAA.G$11]" office:value-type="float" office:value="151" calcext:value-type="float">
            <text:p>151</text:p>
          </table:table-cell>
          <table:table-cell table:style-name="ce98" table:formula="of:=[CCAA.H$93]-[CCAA.H$11]" office:value-type="float" office:value="203" calcext:value-type="float">
            <text:p>203</text:p>
          </table:table-cell>
          <table:table-cell table:style-name="ce98" table:formula="of:=[CCAA.I$93]-[CCAA.I$11]" office:value-type="float" office:value="2811" calcext:value-type="float">
            <text:p>2811</text:p>
          </table:table-cell>
          <table:table-cell table:style-name="ce98" table:formula="of:=[CCAA.J$93]-[CCAA.J$11]" office:value-type="float" office:value="1914" calcext:value-type="float">
            <text:p>1914</text:p>
          </table:table-cell>
          <table:table-cell table:style-name="ce98" table:formula="of:=[CCAA.K$93]-[CCAA.K$11]" office:value-type="float" office:value="5858" calcext:value-type="float">
            <text:p>5858</text:p>
          </table:table-cell>
          <table:table-cell table:style-name="ce98" table:formula="of:=[CCAA.L$93]-[CCAA.L$11]" office:value-type="float" office:value="4" calcext:value-type="float">
            <text:p>4</text:p>
          </table:table-cell>
          <table:table-cell table:style-name="ce98" table:formula="of:=[CCAA.M$93]-[CCAA.M$11]" office:value-type="float" office:value="1336" calcext:value-type="float">
            <text:p>1336</text:p>
          </table:table-cell>
          <table:table-cell table:style-name="ce98" table:formula="of:=[CCAA.N$93]-[CCAA.N$11]" office:value-type="float" office:value="487" calcext:value-type="float">
            <text:p>487</text:p>
          </table:table-cell>
          <table:table-cell table:style-name="ce98" table:formula="of:=[CCAA.O$93]-[CCAA.O$11]" office:value-type="float" office:value="595" calcext:value-type="float">
            <text:p>595</text:p>
          </table:table-cell>
          <table:table-cell table:style-name="ce98" table:formula="of:=[CCAA.P$93]-[CCAA.P$11]" office:value-type="float" office:value="8720" calcext:value-type="float">
            <text:p>8720</text:p>
          </table:table-cell>
          <table:table-cell table:style-name="ce98" table:formula="of:=[CCAA.Q$93]-[CCAA.Q$11]" office:value-type="float" office:value="2" calcext:value-type="float">
            <text:p>2</text:p>
          </table:table-cell>
          <table:table-cell table:style-name="ce98" table:formula="of:=[CCAA.R$93]-[CCAA.R$11]" office:value-type="float" office:value="139" calcext:value-type="float">
            <text:p>139</text:p>
          </table:table-cell>
          <table:table-cell table:style-name="ce98" table:formula="of:=[CCAA.S$93]-[CCAA.S$11]" office:value-type="float" office:value="493" calcext:value-type="float">
            <text:p>493</text:p>
          </table:table-cell>
          <table:table-cell table:style-name="ce98" table:formula="of:=[CCAA.T$93]-[CCAA.T$11]" office:value-type="float" office:value="1429" calcext:value-type="float">
            <text:p>1429</text:p>
          </table:table-cell>
          <table:table-cell table:style-name="ce98" table:formula="of:=[CCAA.U$93]-[CCAA.U$11]" office:value-type="float" office:value="347" calcext:value-type="float">
            <text:p>347</text:p>
          </table:table-cell>
          <table:table-cell table:style-name="ce98"/>
          <table:table-cell/>
          <table:table-cell table:formula="of:=SUM([.C295:.U295])" office:value-type="float" office:value="27157" calcext:value-type="float">
            <text:p>27157</text:p>
          </table:table-cell>
          <table:table-cell table:formula="of:=[.X295]-[.X288]" office:value-type="float" office:value="176" calcext:value-type="float">
            <text:p>176</text:p>
          </table:table-cell>
          <table:table-cell table:style-name="ce36" table:formula="of:=IF([.X295]=[.X2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9"/>
          <table:table-cell table:style-name="ce254" office:value-type="string" calcext:value-type="string">
            <text:p>Diferencia</text:p>
          </table:table-cell>
          <table:table-cell table:style-name="ce256" table:formula="of:=[.C293]-[.C294]" office:value-type="float" office:value="98" calcext:value-type="float">
            <text:p>98</text:p>
          </table:table-cell>
          <table:table-cell table:style-name="ce256" table:formula="of:=[.D293]-[.D294]" office:value-type="float" office:value="127" calcext:value-type="float">
            <text:p>127</text:p>
          </table:table-cell>
          <table:table-cell table:style-name="ce256" table:formula="of:=[.E293]-[.E294]" office:value-type="float" office:value="1" calcext:value-type="float">
            <text:p>1</text:p>
          </table:table-cell>
          <table:table-cell table:style-name="ce256" table:formula="of:=[.F293]-[.F294]" office:value-type="float" office:value="-36" calcext:value-type="float">
            <text:p>-36</text:p>
          </table:table-cell>
          <table:table-cell table:style-name="ce256" table:formula="of:=[.G293]-[.G294]" office:value-type="float" office:value="-32" calcext:value-type="float">
            <text:p>-32</text:p>
          </table:table-cell>
          <table:table-cell table:style-name="ce256" table:formula="of:=[.H293]-[.H294]" office:value-type="float" office:value="19" calcext:value-type="float">
            <text:p>19</text:p>
          </table:table-cell>
          <table:table-cell table:style-name="ce256" table:formula="of:=[.I293]-[.I294]" office:value-type="float" office:value="1927" calcext:value-type="float">
            <text:p>1927</text:p>
          </table:table-cell>
          <table:table-cell table:style-name="ce256" table:formula="of:=[.J293]-[.J294]" office:value-type="float" office:value="1690" calcext:value-type="float">
            <text:p>1690</text:p>
          </table:table-cell>
          <table:table-cell table:style-name="ce256" table:formula="of:=[.K293]-[.K294]" office:value-type="float" office:value="-321" calcext:value-type="float">
            <text:p>-321</text:p>
          </table:table-cell>
          <table:table-cell table:style-name="ce256" table:formula="of:=[.L293]-[.L294]" office:value-type="float" office:value="11" calcext:value-type="float">
            <text:p>11</text:p>
          </table:table-cell>
          <table:table-cell table:style-name="ce256" table:formula="of:=[.M293]-[.M294]" office:value-type="float" office:value="321" calcext:value-type="float">
            <text:p>321</text:p>
          </table:table-cell>
          <table:table-cell table:style-name="ce256" table:formula="of:=[.N293]-[.N294]" office:value-type="float" office:value="200" calcext:value-type="float">
            <text:p>200</text:p>
          </table:table-cell>
          <table:table-cell table:style-name="ce256" table:formula="of:=[.O293]-[.O294]" office:value-type="float" office:value="128" calcext:value-type="float">
            <text:p>128</text:p>
          </table:table-cell>
          <table:table-cell table:style-name="ce256" table:formula="of:=[.P293]-[.P294]" office:value-type="float" office:value="3340" calcext:value-type="float">
            <text:p>3340</text:p>
          </table:table-cell>
          <table:table-cell table:style-name="ce256" table:formula="of:=[.Q293]-[.Q294]" office:value-type="float" office:value="0" calcext:value-type="float">
            <text:p>0</text:p>
          </table:table-cell>
          <table:table-cell table:style-name="ce256" table:formula="of:=[.R293]-[.R294]" office:value-type="float" office:value="39" calcext:value-type="float">
            <text:p>39</text:p>
          </table:table-cell>
          <table:table-cell table:style-name="ce256" table:formula="of:=[.S293]-[.S294]" office:value-type="float" office:value="262" calcext:value-type="float">
            <text:p>262</text:p>
          </table:table-cell>
          <table:table-cell table:style-name="ce256" table:formula="of:=[.T293]-[.T294]" office:value-type="float" office:value="312" calcext:value-type="float">
            <text:p>312</text:p>
          </table:table-cell>
          <table:table-cell table:style-name="ce256" table:formula="of:=[.U293]-[.U294]" office:value-type="float" office:value="27" calcext:value-type="float">
            <text:p>27</text:p>
          </table:table-cell>
          <table:table-cell table:style-name="ce256"/>
          <table:table-cell/>
          <table:table-cell table:formula="of:=SUM([.C296:.U296])" office:value-type="float" office:value="8113" calcext:value-type="float">
            <text:p>8113</text:p>
          </table:table-cell>
          <table:table-cell table:style-name="ce51" table:formula="of:=[.X296]-[.X289]" office:value-type="float" office:value="-213" calcext:value-type="float">
            <text:p>-213</text:p>
          </table:table-cell>
          <table:table-cell table:number-columns-repeated="39"/>
        </table:table-row>
        <table:table-row table:style-name="ro1" table:number-rows-repeated="104827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10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03" office:value-type="string" calcext:value-type="string">
            <text:p>Coronavirus COVID-19</text:p>
          </table:table-cell>
          <table:table-cell table:number-columns-repeated="2"/>
          <table:table-cell table:style-name="ce40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0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107"/>
          <table:table-cell table:style-name="ce118" office:value-type="string" calcext:value-type="string">
            <text:p>Andalucía</text:p>
          </table:table-cell>
          <table:table-cell table:style-name="ce118" office:value-type="string" calcext:value-type="string">
            <text:p>Aragón</text:p>
          </table:table-cell>
          <table:table-cell table:style-name="ce118" office:value-type="string" calcext:value-type="string">
            <text:p>Asturias </text:p>
          </table:table-cell>
          <table:table-cell table:style-name="ce118" office:value-type="string" calcext:value-type="string">
            <text:p>Baleares</text:p>
          </table:table-cell>
          <table:table-cell table:style-name="ce118" office:value-type="string" calcext:value-type="string">
            <text:p>Canarias</text:p>
          </table:table-cell>
          <table:table-cell table:style-name="ce118" office:value-type="string" calcext:value-type="string">
            <text:p>Cantabria</text:p>
          </table:table-cell>
          <table:table-cell table:style-name="ce118" office:value-type="string" calcext:value-type="string">
            <text:p>Castilla–La Mancha</text:p>
          </table:table-cell>
          <table:table-cell table:style-name="ce118" office:value-type="string" calcext:value-type="string">
            <text:p>Castilla y León</text:p>
          </table:table-cell>
          <table:table-cell table:style-name="ce118" office:value-type="string" calcext:value-type="string">
            <text:p>Cataluña</text:p>
          </table:table-cell>
          <table:table-cell table:style-name="ce118" office:value-type="string" calcext:value-type="string">
            <text:p>Ceuta</text:p>
          </table:table-cell>
          <table:table-cell table:style-name="ce118" office:value-type="string" calcext:value-type="string">
            <text:p>Comunidad Valenciana</text:p>
          </table:table-cell>
          <table:table-cell table:style-name="ce118" office:value-type="string" calcext:value-type="string">
            <text:p>Extremadura</text:p>
          </table:table-cell>
          <table:table-cell table:style-name="ce118" office:value-type="string" calcext:value-type="string">
            <text:p>Galicia</text:p>
          </table:table-cell>
          <table:table-cell table:style-name="ce118" office:value-type="string" calcext:value-type="string">
            <text:p>Madrid</text:p>
          </table:table-cell>
          <table:table-cell table:style-name="ce118" office:value-type="string" calcext:value-type="string">
            <text:p>Melilla</text:p>
          </table:table-cell>
          <table:table-cell table:style-name="ce118" office:value-type="string" calcext:value-type="string">
            <text:p>Murcia</text:p>
          </table:table-cell>
          <table:table-cell table:style-name="ce118" office:value-type="string" calcext:value-type="string">
            <text:p>Navarra</text:p>
          </table:table-cell>
          <table:table-cell table:style-name="ce118" office:value-type="string" calcext:value-type="string">
            <text:p>País Vasco</text:p>
          </table:table-cell>
          <table:table-cell table:style-name="ce118" office:value-type="string" calcext:value-type="string">
            <text:p>La Rioja</text:p>
          </table:table-cell>
          <table:table-cell table:style-name="ce118" office:value-type="string" calcext:value-type="string">
            <text:p>España</text:p>
          </table:table-cell>
          <table:table-cell/>
          <table:table-cell table:style-name="ce49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108" office:value-type="string" calcext:value-type="string">
            <text:p>Total</text:p>
          </table:table-cell>
          <table:table-cell table:style-name="ce119" office:value-type="float" office:value="8384408" calcext:value-type="float">
            <text:p>8.384.408</text:p>
          </table:table-cell>
          <table:table-cell table:style-name="ce119" office:value-type="float" office:value="1308728" calcext:value-type="float">
            <text:p>1.308.728</text:p>
          </table:table-cell>
          <table:table-cell table:style-name="ce119" office:value-type="float" office:value="1028244" calcext:value-type="float">
            <text:p>1.028.244</text:p>
          </table:table-cell>
          <table:table-cell table:style-name="ce119" office:value-type="float" office:value="1128908" calcext:value-type="float">
            <text:p>1.128.908</text:p>
          </table:table-cell>
          <table:table-cell table:style-name="ce119" office:value-type="float" office:value="2127685" calcext:value-type="float">
            <text:p>2.127.685</text:p>
          </table:table-cell>
          <table:table-cell table:style-name="ce119" office:value-type="float" office:value="580229" calcext:value-type="float">
            <text:p>580.229</text:p>
          </table:table-cell>
          <table:table-cell table:style-name="ce119" office:value-type="float" office:value="2409164" calcext:value-type="float">
            <text:p>2.409.164</text:p>
          </table:table-cell>
          <table:table-cell table:style-name="ce119" office:value-type="float" office:value="2026807" calcext:value-type="float">
            <text:p>2.026.807</text:p>
          </table:table-cell>
          <table:table-cell table:style-name="ce63" office:value-type="float" office:value="7600065" calcext:value-type="float">
            <text:p>7600065</text:p>
          </table:table-cell>
          <table:table-cell table:style-name="ce119" office:value-type="float" office:value="85144" calcext:value-type="float">
            <text:p>85.144</text:p>
          </table:table-cell>
          <table:table-cell table:style-name="ce119" office:value-type="float" office:value="4963703" calcext:value-type="float">
            <text:p>4.963.703</text:p>
          </table:table-cell>
          <table:table-cell table:style-name="ce119" office:value-type="float" office:value="1072863" calcext:value-type="float">
            <text:p>1.072.863</text:p>
          </table:table-cell>
          <table:table-cell table:style-name="ce119" office:value-type="float" office:value="2701743" calcext:value-type="float">
            <text:p>2.701.743</text:p>
          </table:table-cell>
          <table:table-cell table:style-name="ce119" office:value-type="float" office:value="6578079" calcext:value-type="float">
            <text:p>6.578.079</text:p>
          </table:table-cell>
          <table:table-cell table:style-name="ce119" office:value-type="float" office:value="86384" calcext:value-type="float">
            <text:p>86.384</text:p>
          </table:table-cell>
          <table:table-cell table:style-name="ce119" office:value-type="float" office:value="1478509" calcext:value-type="float">
            <text:p>1.478.509</text:p>
          </table:table-cell>
          <table:table-cell table:style-name="ce119" office:value-type="float" office:value="647554" calcext:value-type="float">
            <text:p>647.554</text:p>
          </table:table-cell>
          <table:table-cell table:style-name="ce119" office:value-type="float" office:value="2199088" calcext:value-type="float">
            <text:p>2.199.088</text:p>
          </table:table-cell>
          <table:table-cell table:style-name="ce119" office:value-type="float" office:value="315675" calcext:value-type="float">
            <text:p>315.675</text:p>
          </table:table-cell>
          <table:table-cell table:style-name="ce119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109" office:value-type="string" calcext:value-type="string">
            <text:p>Mayores &gt; 65</text:p>
          </table:table-cell>
          <table:table-cell table:style-name="ce120" office:value-type="float" office:value="1410945" calcext:value-type="float">
            <text:p>1.410.945</text:p>
          </table:table-cell>
          <table:table-cell table:style-name="ce120" office:value-type="float" office:value="282920" calcext:value-type="float">
            <text:p>282.920</text:p>
          </table:table-cell>
          <table:table-cell table:style-name="ce120" office:value-type="float" office:value="259614" calcext:value-type="float">
            <text:p>259.614</text:p>
          </table:table-cell>
          <table:table-cell table:style-name="ce120" office:value-type="float" office:value="174839" calcext:value-type="float">
            <text:p>174.839</text:p>
          </table:table-cell>
          <table:table-cell table:style-name="ce120" office:value-type="float" office:value="331530" calcext:value-type="float">
            <text:p>331.530</text:p>
          </table:table-cell>
          <table:table-cell table:style-name="ce120" office:value-type="float" office:value="124586" calcext:value-type="float">
            <text:p>124.586</text:p>
          </table:table-cell>
          <table:table-cell table:style-name="ce120" office:value-type="float" office:value="382588" calcext:value-type="float">
            <text:p>382.588</text:p>
          </table:table-cell>
          <table:table-cell table:style-name="ce120" office:value-type="float" office:value="603839" calcext:value-type="float">
            <text:p>603.839</text:p>
          </table:table-cell>
          <table:table-cell table:style-name="ce120" office:value-type="float" office:value="1421421" calcext:value-type="float">
            <text:p>1.421.421</text:p>
          </table:table-cell>
          <table:table-cell table:style-name="ce98" office:value-type="float" office:value="9743" calcext:value-type="float">
            <text:p>9743</text:p>
          </table:table-cell>
          <table:table-cell table:style-name="ce120" office:value-type="float" office:value="946638" calcext:value-type="float">
            <text:p>946.638</text:p>
          </table:table-cell>
          <table:table-cell table:style-name="ce120" office:value-type="float" office:value="219198" calcext:value-type="float">
            <text:p>219.198</text:p>
          </table:table-cell>
          <table:table-cell table:style-name="ce120" office:value-type="float" office:value="672930" calcext:value-type="float">
            <text:p>672.930</text:p>
          </table:table-cell>
          <table:table-cell table:style-name="ce120" office:value-type="float" office:value="1154255" calcext:value-type="float">
            <text:p>1.154.255</text:p>
          </table:table-cell>
          <table:table-cell table:style-name="ce120" office:value-type="float" office:value="8673" calcext:value-type="float">
            <text:p>8.673</text:p>
          </table:table-cell>
          <table:table-cell table:style-name="ce120" office:value-type="float" office:value="228510" calcext:value-type="float">
            <text:p>228.510</text:p>
          </table:table-cell>
          <table:table-cell table:style-name="ce120" office:value-type="float" office:value="126436" calcext:value-type="float">
            <text:p>126.436</text:p>
          </table:table-cell>
          <table:table-cell table:style-name="ce120" office:value-type="float" office:value="484101" calcext:value-type="float">
            <text:p>484.101</text:p>
          </table:table-cell>
          <table:table-cell table:style-name="ce120" office:value-type="float" office:value="65385" calcext:value-type="float">
            <text:p>65.385</text:p>
          </table:table-cell>
          <table:table-cell table:style-name="ce120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121" table:formula="of:=[.C6]/[.C5]*100" office:value-type="float" office:value="16.8282006314578" calcext:value-type="float">
            <text:p>16.8</text:p>
          </table:table-cell>
          <table:table-cell table:style-name="ce121" table:formula="of:=[.D6]/[.D5]*100" office:value-type="float" office:value="21.6179374170951" calcext:value-type="float">
            <text:p>21.6</text:p>
          </table:table-cell>
          <table:table-cell table:style-name="ce121" table:formula="of:=[.E6]/[.E5]*100" office:value-type="float" office:value="25.2482873714799" calcext:value-type="float">
            <text:p>25.2</text:p>
          </table:table-cell>
          <table:table-cell table:style-name="ce121" table:formula="of:=[.F6]/[.F5]*100" office:value-type="float" office:value="15.4874445038923" calcext:value-type="float">
            <text:p>15.5</text:p>
          </table:table-cell>
          <table:table-cell table:style-name="ce121" table:formula="of:=[.G6]/[.G5]*100" office:value-type="float" office:value="15.5817237984006" calcext:value-type="float">
            <text:p>15.6</text:p>
          </table:table-cell>
          <table:table-cell table:style-name="ce121" table:formula="of:=[.H6]/[.H5]*100" office:value-type="float" office:value="21.4718671421111" calcext:value-type="float">
            <text:p>21.5</text:p>
          </table:table-cell>
          <table:table-cell table:style-name="ce121" table:formula="of:=[.I6]/[.I5]*100" office:value-type="float" office:value="15.880529511482" calcext:value-type="float">
            <text:p>15.9</text:p>
          </table:table-cell>
          <table:table-cell table:style-name="ce121" table:formula="of:=[.J6]/[.J5]*100" office:value-type="float" office:value="29.7926245567536" calcext:value-type="float">
            <text:p>29.8</text:p>
          </table:table-cell>
          <table:table-cell table:style-name="ce121" table:formula="of:=[.K6]/[.K5]*100" office:value-type="float" office:value="18.7027479370242" calcext:value-type="float">
            <text:p>18.7</text:p>
          </table:table-cell>
          <table:table-cell table:style-name="ce121" table:formula="of:=[.L6]/[.L5]*100" office:value-type="float" office:value="11.4429672084938" calcext:value-type="float">
            <text:p>11.4</text:p>
          </table:table-cell>
          <table:table-cell table:style-name="ce121" table:formula="of:=[.M6]/[.M5]*100" office:value-type="float" office:value="19.071205509274" calcext:value-type="float">
            <text:p>19.1</text:p>
          </table:table-cell>
          <table:table-cell table:style-name="ce121" table:formula="of:=[.N6]/[.N5]*100" office:value-type="float" office:value="20.4311268074302" calcext:value-type="float">
            <text:p>20.4</text:p>
          </table:table-cell>
          <table:table-cell table:style-name="ce121" table:formula="of:=[.O6]/[.O5]*100" office:value-type="float" office:value="24.9072543169354" calcext:value-type="float">
            <text:p>24.9</text:p>
          </table:table-cell>
          <table:table-cell table:style-name="ce121" table:formula="of:=[.P6]/[.P5]*100" office:value-type="float" office:value="17.5469920625763" calcext:value-type="float">
            <text:p>17.5</text:p>
          </table:table-cell>
          <table:table-cell table:style-name="ce121" table:formula="of:=[.Q6]/[.Q5]*100" office:value-type="float" office:value="10.0400537136507" calcext:value-type="float">
            <text:p>10.0</text:p>
          </table:table-cell>
          <table:table-cell table:style-name="ce121" table:formula="of:=[.R6]/[.R5]*100" office:value-type="float" office:value="15.455435171514" calcext:value-type="float">
            <text:p>15.5</text:p>
          </table:table-cell>
          <table:table-cell table:style-name="ce121" table:formula="of:=[.S6]/[.S5]*100" office:value-type="float" office:value="19.5251670130985" calcext:value-type="float">
            <text:p>19.5</text:p>
          </table:table-cell>
          <table:table-cell table:style-name="ce121" table:formula="of:=[.T6]/[.T5]*100" office:value-type="float" office:value="22.0137165952431" calcext:value-type="float">
            <text:p>22.0</text:p>
          </table:table-cell>
          <table:table-cell table:style-name="ce121" table:formula="of:=[.U6]/[.U5]*100" office:value-type="float" office:value="20.7127583749109" calcext:value-type="float">
            <text:p>20.7</text:p>
          </table:table-cell>
          <table:table-cell table:style-name="ce12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106" office:value-type="string" calcext:value-type="string">
            <text:p>Muertes acumuladas</text:p>
          </table:table-cell>
          <table:table-cell/>
          <table:table-cell table:style-name="ce36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6"/>
          <table:table-cell/>
          <table:table-cell table:style-name="ce61" table:formula="of:=[MoMo.C10]" office:value-type="string" office:string-value="Andalucía" calcext:value-type="string">
            <text:p>Andalucía</text:p>
          </table:table-cell>
          <table:table-cell table:style-name="ce61" table:formula="of:=[MoMo.D10]" office:value-type="string" office:string-value="Aragón" calcext:value-type="string">
            <text:p>Aragón</text:p>
          </table:table-cell>
          <table:table-cell table:style-name="ce61" table:formula="of:=[MoMo.E10]" office:value-type="string" office:string-value="Asturias " calcext:value-type="string">
            <text:p>Asturias </text:p>
          </table:table-cell>
          <table:table-cell table:style-name="ce61" table:formula="of:=[MoMo.F10]" office:value-type="string" office:string-value="Baleares" calcext:value-type="string">
            <text:p>Baleares</text:p>
          </table:table-cell>
          <table:table-cell table:style-name="ce61" table:formula="of:=[MoMo.G10]" office:value-type="string" office:string-value="Canarias" calcext:value-type="string">
            <text:p>Canarias</text:p>
          </table:table-cell>
          <table:table-cell table:style-name="ce61" table:formula="of:=[MoMo.H10]" office:value-type="string" office:string-value="Cantabria" calcext:value-type="string">
            <text:p>Cantabria</text:p>
          </table:table-cell>
          <table:table-cell table:style-name="ce61" table:formula="of:=[MoMo.I10]" office:value-type="string" office:string-value="C–La Mancha" calcext:value-type="string">
            <text:p>C–La Mancha</text:p>
          </table:table-cell>
          <table:table-cell table:style-name="ce61" table:formula="of:=[MoMo.J10]" office:value-type="string" office:string-value="Castilla y León" calcext:value-type="string">
            <text:p>Castilla y León</text:p>
          </table:table-cell>
          <table:table-cell table:style-name="ce61" table:formula="of:=[MoMo.K10]" office:value-type="string" office:string-value="Cataluña" calcext:value-type="string">
            <text:p>Cataluña</text:p>
          </table:table-cell>
          <table:table-cell table:style-name="ce61" table:formula="of:=[MoMo.L10]" office:value-type="string" office:string-value="Ceuta" calcext:value-type="string">
            <text:p>Ceuta</text:p>
          </table:table-cell>
          <table:table-cell table:style-name="ce61" table:formula="of:=[MoMo.M10]" office:value-type="string" office:string-value="C. Valenciana" calcext:value-type="string">
            <text:p>C. Valenciana</text:p>
          </table:table-cell>
          <table:table-cell table:style-name="ce61" table:formula="of:=[MoMo.N10]" office:value-type="string" office:string-value="Extremadura" calcext:value-type="string">
            <text:p>Extremadura</text:p>
          </table:table-cell>
          <table:table-cell table:style-name="ce61" table:formula="of:=[MoMo.O10]" office:value-type="string" office:string-value="Galicia" calcext:value-type="string">
            <text:p>Galicia</text:p>
          </table:table-cell>
          <table:table-cell table:style-name="ce61" table:formula="of:=[MoMo.P10]" office:value-type="string" office:string-value="Madrid" calcext:value-type="string">
            <text:p>Madrid</text:p>
          </table:table-cell>
          <table:table-cell table:style-name="ce61" table:formula="of:=[MoMo.Q10]" office:value-type="string" office:string-value="Melilla" calcext:value-type="string">
            <text:p>Melilla</text:p>
          </table:table-cell>
          <table:table-cell table:style-name="ce61" table:formula="of:=[MoMo.R10]" office:value-type="string" office:string-value="Murcia" calcext:value-type="string">
            <text:p>Murcia</text:p>
          </table:table-cell>
          <table:table-cell table:style-name="ce61" table:formula="of:=[MoMo.S10]" office:value-type="string" office:string-value="Navarra" calcext:value-type="string">
            <text:p>Navarra</text:p>
          </table:table-cell>
          <table:table-cell table:style-name="ce61" table:formula="of:=[MoMo.T10]" office:value-type="string" office:string-value="País Vasco" calcext:value-type="string">
            <text:p>País Vasco</text:p>
          </table:table-cell>
          <table:table-cell table:style-name="ce61" table:formula="of:=[MoMo.U10]" office:value-type="string" office:string-value="La Rioja" calcext:value-type="string">
            <text:p>La Rioja</text:p>
          </table:table-cell>
          <table:table-cell table:style-name="ce61" table:formula="of:=[MoMo.V10]" office:value-type="string" office:string-value="España" calcext:value-type="string">
            <text:p>España</text:p>
          </table:table-cell>
          <table:table-cell table:style-name="ce36"/>
          <table:table-cell/>
        </table:table-row>
        <table:table-row table:style-name="ro1">
          <table:table-cell table:style-name="ce46" table:formula="of:=[MoMo.A11]" office:value-type="date" office:date-value="2020-03-19" calcext:value-type="date">
            <text:p>19/03</text:p>
          </table:table-cell>
          <table:table-cell table:style-name="ce110" table:formula="of:=[MoMo.B11]" office:value-type="string" office:string-value="Inicio" calcext:value-type="string">
            <text:p>Inicio</text:p>
          </table:table-cell>
          <table:table-cell table:style-name="ce46" table:formula="of:=[MoMo.C11]" office:value-type="date" office:date-value="1899-12-30" calcext:value-type="date">
            <text:p>30/12</text:p>
          </table:table-cell>
          <table:table-cell table:style-name="ce46" table:formula="of:=[MoMo.D11]" office:value-type="date" office:date-value="1899-12-30" calcext:value-type="date">
            <text:p>30/12</text:p>
          </table:table-cell>
          <table:table-cell table:style-name="ce46" table:formula="of:=[MoMo.E11]" office:value-type="date" office:date-value="1899-12-30" calcext:value-type="date">
            <text:p>30/12</text:p>
          </table:table-cell>
          <table:table-cell table:style-name="ce46" table:formula="of:=[MoMo.F11]" office:value-type="date" office:date-value="1899-12-30" calcext:value-type="date">
            <text:p>30/12</text:p>
          </table:table-cell>
          <table:table-cell table:style-name="ce46" table:formula="of:=[MoMo.G11]" office:value-type="date" office:date-value="1899-12-30" calcext:value-type="date">
            <text:p>30/12</text:p>
          </table:table-cell>
          <table:table-cell table:style-name="ce46" table:formula="of:=[MoMo.H11]" office:value-type="date" office:date-value="1899-12-30" calcext:value-type="date">
            <text:p>30/12</text:p>
          </table:table-cell>
          <table:table-cell table:style-name="ce46" table:formula="of:=[MoMo.I11]" office:value-type="date" office:date-value="1899-12-30" calcext:value-type="date">
            <text:p>30/12</text:p>
          </table:table-cell>
          <table:table-cell table:style-name="ce46" table:formula="of:=[MoMo.J11]" office:value-type="date" office:date-value="1899-12-30" calcext:value-type="date">
            <text:p>30/12</text:p>
          </table:table-cell>
          <table:table-cell table:style-name="ce46" table:formula="of:=[MoMo.K11]" office:value-type="date" office:date-value="1899-12-30" calcext:value-type="date">
            <text:p>30/12</text:p>
          </table:table-cell>
          <table:table-cell table:style-name="ce46" table:formula="of:=[MoMo.L11]" office:value-type="date" office:date-value="1899-12-30" calcext:value-type="date">
            <text:p>30/12</text:p>
          </table:table-cell>
          <table:table-cell table:style-name="ce46" table:formula="of:=[MoMo.M11]" office:value-type="date" office:date-value="1899-12-30" calcext:value-type="date">
            <text:p>30/12</text:p>
          </table:table-cell>
          <table:table-cell table:style-name="ce46" table:formula="of:=[MoMo.N11]" office:value-type="date" office:date-value="1899-12-30" calcext:value-type="date">
            <text:p>30/12</text:p>
          </table:table-cell>
          <table:table-cell table:style-name="ce46" table:formula="of:=[MoMo.O11]" office:value-type="date" office:date-value="1899-12-30" calcext:value-type="date">
            <text:p>30/12</text:p>
          </table:table-cell>
          <table:table-cell table:style-name="ce46" table:formula="of:=[MoMo.P1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]" office:value-type="date" office:date-value="1899-12-30" calcext:value-type="date">
            <text:p>30/12</text:p>
          </table:table-cell>
          <table:table-cell table:style-name="ce46" table:formula="of:=[MoMo.S11]" office:value-type="date" office:date-value="1899-12-30" calcext:value-type="date">
            <text:p>30/12</text:p>
          </table:table-cell>
          <table:table-cell table:style-name="ce46" table:formula="of:=[MoMo.T11]" office:value-type="date" office:date-value="1899-12-30" calcext:value-type="date">
            <text:p>30/12</text:p>
          </table:table-cell>
          <table:table-cell table:style-name="ce46" table:formula="of:=[MoMo.U11]" office:value-type="date" office:date-value="1899-12-30" calcext:value-type="date">
            <text:p>30/12</text:p>
          </table:table-cell>
          <table:table-cell table:style-name="ce46" table:formula="of:=[MoMo.V1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2]" office:value-type="string" office:string-value="Fin" calcext:value-type="string">
            <text:p>Fin</text:p>
          </table:table-cell>
          <table:table-cell table:style-name="ce61" table:formula="of:=[MoMo.C12]" office:value-type="date" office:date-value="1899-12-30" calcext:value-type="date">
            <text:p>30/12</text:p>
          </table:table-cell>
          <table:table-cell table:style-name="ce61" table:formula="of:=[MoMo.D12]" office:value-type="date" office:date-value="1899-12-30" calcext:value-type="date">
            <text:p>30/12</text:p>
          </table:table-cell>
          <table:table-cell table:style-name="ce61" table:formula="of:=[MoMo.E12]" office:value-type="date" office:date-value="1899-12-30" calcext:value-type="date">
            <text:p>30/12</text:p>
          </table:table-cell>
          <table:table-cell table:style-name="ce61" table:formula="of:=[MoMo.F12]" office:value-type="date" office:date-value="1899-12-30" calcext:value-type="date">
            <text:p>30/12</text:p>
          </table:table-cell>
          <table:table-cell table:style-name="ce61" table:formula="of:=[MoMo.G12]" office:value-type="date" office:date-value="1899-12-30" calcext:value-type="date">
            <text:p>30/12</text:p>
          </table:table-cell>
          <table:table-cell table:style-name="ce61" table:formula="of:=[MoMo.H12]" office:value-type="date" office:date-value="1899-12-30" calcext:value-type="date">
            <text:p>30/12</text:p>
          </table:table-cell>
          <table:table-cell table:style-name="ce61" table:formula="of:=[MoMo.I12]" office:value-type="date" office:date-value="1899-12-30" calcext:value-type="date">
            <text:p>30/12</text:p>
          </table:table-cell>
          <table:table-cell table:style-name="ce61" table:formula="of:=[MoMo.J12]" office:value-type="date" office:date-value="1899-12-30" calcext:value-type="date">
            <text:p>30/12</text:p>
          </table:table-cell>
          <table:table-cell table:style-name="ce61" table:formula="of:=[MoMo.K12]" office:value-type="date" office:date-value="1899-12-30" calcext:value-type="date">
            <text:p>30/12</text:p>
          </table:table-cell>
          <table:table-cell table:style-name="ce61" table:formula="of:=[MoMo.L12]" office:value-type="date" office:date-value="1899-12-30" calcext:value-type="date">
            <text:p>30/12</text:p>
          </table:table-cell>
          <table:table-cell table:style-name="ce61" table:formula="of:=[MoMo.M12]" office:value-type="date" office:date-value="1899-12-30" calcext:value-type="date">
            <text:p>30/12</text:p>
          </table:table-cell>
          <table:table-cell table:style-name="ce61" table:formula="of:=[MoMo.N12]" office:value-type="date" office:date-value="1899-12-30" calcext:value-type="date">
            <text:p>30/12</text:p>
          </table:table-cell>
          <table:table-cell table:style-name="ce61" table:formula="of:=[MoMo.O12]" office:value-type="date" office:date-value="1899-12-30" calcext:value-type="date">
            <text:p>30/12</text:p>
          </table:table-cell>
          <table:table-cell table:style-name="ce61" table:formula="of:=[MoMo.P12]" office:value-type="date" office:date-value="2020-03-14" calcext:value-type="date">
            <text:p>14/03</text:p>
          </table:table-cell>
          <table:table-cell table:style-name="ce61"/>
          <table:table-cell table:style-name="ce61" table:formula="of:=[MoMo.R12]" office:value-type="date" office:date-value="1899-12-30" calcext:value-type="date">
            <text:p>30/12</text:p>
          </table:table-cell>
          <table:table-cell table:style-name="ce61" table:formula="of:=[MoMo.S12]" office:value-type="date" office:date-value="1899-12-30" calcext:value-type="date">
            <text:p>30/12</text:p>
          </table:table-cell>
          <table:table-cell table:style-name="ce61" table:formula="of:=[MoMo.T12]" office:value-type="date" office:date-value="1899-12-30" calcext:value-type="date">
            <text:p>30/12</text:p>
          </table:table-cell>
          <table:table-cell table:style-name="ce61" table:formula="of:=[MoMo.U12]" office:value-type="date" office:date-value="1899-12-30" calcext:value-type="date">
            <text:p>30/12</text:p>
          </table:table-cell>
          <table:table-cell table:style-name="ce61" table:formula="of:=[MoMo.V1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13]" office:value-type="string" office:string-value="MoMo (parcial)" calcext:value-type="string">
            <text:p>MoMo (parcial)</text:p>
          </table:table-cell>
          <table:table-cell table:style-name="ce122" table:formula="of:=[MoMo.C13]/[.C$5]*1000000" office:value-type="float" office:value="0" calcext:value-type="float">
            <text:p>0</text:p>
          </table:table-cell>
          <table:table-cell table:style-name="ce122" table:formula="of:=[MoMo.D13]/[.D$5]*1000000" office:value-type="float" office:value="0" calcext:value-type="float">
            <text:p>0</text:p>
          </table:table-cell>
          <table:table-cell table:style-name="ce122" table:formula="of:=[MoMo.E13]/[.E$5]*1000000" office:value-type="float" office:value="0" calcext:value-type="float">
            <text:p>0</text:p>
          </table:table-cell>
          <table:table-cell table:style-name="ce122" table:formula="of:=[MoMo.F13]/[.F$5]*1000000" office:value-type="float" office:value="0" calcext:value-type="float">
            <text:p>0</text:p>
          </table:table-cell>
          <table:table-cell table:style-name="ce122" table:formula="of:=[MoMo.G13]/[.G$5]*1000000" office:value-type="float" office:value="0" calcext:value-type="float">
            <text:p>0</text:p>
          </table:table-cell>
          <table:table-cell table:style-name="ce122" table:formula="of:=[MoMo.H13]/[.H$5]*1000000" office:value-type="float" office:value="0" calcext:value-type="float">
            <text:p>0</text:p>
          </table:table-cell>
          <table:table-cell table:style-name="ce122" table:formula="of:=[MoMo.I13]/[.I$5]*1000000" office:value-type="float" office:value="0" calcext:value-type="float">
            <text:p>0</text:p>
          </table:table-cell>
          <table:table-cell table:style-name="ce122" table:formula="of:=[MoMo.J13]/[.J$5]*1000000" office:value-type="float" office:value="0" calcext:value-type="float">
            <text:p>0</text:p>
          </table:table-cell>
          <table:table-cell table:style-name="ce122" table:formula="of:=[MoMo.K13]/[.K$5]*1000000" office:value-type="float" office:value="0" calcext:value-type="float">
            <text:p>0</text:p>
          </table:table-cell>
          <table:table-cell table:style-name="ce122" table:formula="of:=[MoMo.L13]/[.L$5]*1000000" office:value-type="float" office:value="0" calcext:value-type="float">
            <text:p>0</text:p>
          </table:table-cell>
          <table:table-cell table:style-name="ce122" table:formula="of:=[MoMo.M13]/[.M$5]*1000000" office:value-type="float" office:value="0" calcext:value-type="float">
            <text:p>0</text:p>
          </table:table-cell>
          <table:table-cell table:style-name="ce122" table:formula="of:=[MoMo.N13]/[.N$5]*1000000" office:value-type="float" office:value="0" calcext:value-type="float">
            <text:p>0</text:p>
          </table:table-cell>
          <table:table-cell table:style-name="ce122" table:formula="of:=[MoMo.O13]/[.O$5]*1000000" office:value-type="float" office:value="0" calcext:value-type="float">
            <text:p>0</text:p>
          </table:table-cell>
          <table:table-cell table:style-name="ce122" table:formula="of:=[MoMo.P13]/[.P$5]*1000000" office:value-type="float" office:value="49.5585413309874" calcext:value-type="float">
            <text:p>50</text:p>
          </table:table-cell>
          <table:table-cell table:style-name="ce122"/>
          <table:table-cell table:style-name="ce122" table:formula="of:=[MoMo.R13]/[.R$5]*1000000" office:value-type="float" office:value="0" calcext:value-type="float">
            <text:p>0</text:p>
          </table:table-cell>
          <table:table-cell table:style-name="ce122" table:formula="of:=[MoMo.S13]/[.S$5]*1000000" office:value-type="float" office:value="0" calcext:value-type="float">
            <text:p>0</text:p>
          </table:table-cell>
          <table:table-cell table:style-name="ce122" table:formula="of:=[MoMo.T13]/[.T$5]*1000000" office:value-type="float" office:value="0" calcext:value-type="float">
            <text:p>0</text:p>
          </table:table-cell>
          <table:table-cell table:style-name="ce122" table:formula="of:=[MoMo.U13]/[.U$5]*1000000" office:value-type="float" office:value="0" calcext:value-type="float">
            <text:p>0</text:p>
          </table:table-cell>
          <table:table-cell table:style-name="ce122" table:formula="of:=[MoMo.V1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14]" office:value-type="string" office:string-value="Covid-19 (parcial)" calcext:value-type="string">
            <text:p>Covid-19 (parcial)</text:p>
          </table:table-cell>
          <table:table-cell table:style-name="ce123" table:formula="of:=[MoMo.C14]/[.C$5]*1000000" office:value-type="float" office:value="0" calcext:value-type="float">
            <text:p>0</text:p>
          </table:table-cell>
          <table:table-cell table:style-name="ce123" table:formula="of:=[MoMo.D14]/[.D$5]*1000000" office:value-type="float" office:value="0" calcext:value-type="float">
            <text:p>0</text:p>
          </table:table-cell>
          <table:table-cell table:style-name="ce123" table:formula="of:=[MoMo.E14]/[.E$5]*1000000" office:value-type="float" office:value="0" calcext:value-type="float">
            <text:p>0</text:p>
          </table:table-cell>
          <table:table-cell table:style-name="ce123" table:formula="of:=[MoMo.F14]/[.F$5]*1000000" office:value-type="float" office:value="0" calcext:value-type="float">
            <text:p>0</text:p>
          </table:table-cell>
          <table:table-cell table:style-name="ce123" table:formula="of:=[MoMo.G14]/[.G$5]*1000000" office:value-type="float" office:value="0" calcext:value-type="float">
            <text:p>0</text:p>
          </table:table-cell>
          <table:table-cell table:style-name="ce123" table:formula="of:=[MoMo.H14]/[.H$5]*1000000" office:value-type="float" office:value="0" calcext:value-type="float">
            <text:p>0</text:p>
          </table:table-cell>
          <table:table-cell table:style-name="ce123" table:formula="of:=[MoMo.I14]/[.I$5]*1000000" office:value-type="float" office:value="0" calcext:value-type="float">
            <text:p>0</text:p>
          </table:table-cell>
          <table:table-cell table:style-name="ce123" table:formula="of:=[MoMo.J14]/[.J$5]*1000000" office:value-type="float" office:value="0" calcext:value-type="float">
            <text:p>0</text:p>
          </table:table-cell>
          <table:table-cell table:style-name="ce123" table:formula="of:=[MoMo.K14]/[.K$5]*1000000" office:value-type="float" office:value="0" calcext:value-type="float">
            <text:p>0</text:p>
          </table:table-cell>
          <table:table-cell table:style-name="ce123" table:formula="of:=[MoMo.L14]/[.L$5]*1000000" office:value-type="float" office:value="0" calcext:value-type="float">
            <text:p>0</text:p>
          </table:table-cell>
          <table:table-cell table:style-name="ce123" table:formula="of:=[MoMo.M14]/[.M$5]*1000000" office:value-type="float" office:value="0" calcext:value-type="float">
            <text:p>0</text:p>
          </table:table-cell>
          <table:table-cell table:style-name="ce123" table:formula="of:=[MoMo.N14]/[.N$5]*1000000" office:value-type="float" office:value="0" calcext:value-type="float">
            <text:p>0</text:p>
          </table:table-cell>
          <table:table-cell table:style-name="ce123" table:formula="of:=[MoMo.O14]/[.O$5]*1000000" office:value-type="float" office:value="0" calcext:value-type="float">
            <text:p>0</text:p>
          </table:table-cell>
          <table:table-cell table:style-name="ce123" table:formula="of:=[MoMo.P14]/[.P$5]*1000000" office:value-type="float" office:value="9.88130425311098" calcext:value-type="float">
            <text:p>10</text:p>
          </table:table-cell>
          <table:table-cell table:style-name="ce123"/>
          <table:table-cell table:style-name="ce123" table:formula="of:=[MoMo.R14]/[.R$5]*1000000" office:value-type="float" office:value="0" calcext:value-type="float">
            <text:p>0</text:p>
          </table:table-cell>
          <table:table-cell table:style-name="ce123" table:formula="of:=[MoMo.S14]/[.S$5]*1000000" office:value-type="float" office:value="0" calcext:value-type="float">
            <text:p>0</text:p>
          </table:table-cell>
          <table:table-cell table:style-name="ce123" table:formula="of:=[MoMo.T14]/[.T$5]*1000000" office:value-type="float" office:value="0" calcext:value-type="float">
            <text:p>0</text:p>
          </table:table-cell>
          <table:table-cell table:style-name="ce123" table:formula="of:=[MoMo.U14]/[.U$5]*1000000" office:value-type="float" office:value="0" calcext:value-type="float">
            <text:p>0</text:p>
          </table:table-cell>
          <table:table-cell table:style-name="ce123" table:formula="of:=[MoMo.V1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15]" office:value-type="string" office:string-value="Covid-19 (total)" calcext:value-type="string">
            <text:p>Covid-19 (total)</text:p>
          </table:table-cell>
          <table:table-cell table:style-name="ce124" table:formula="of:=[MoMo.C15]/[.C$5]*1000000" office:value-type="float" office:value="0" calcext:value-type="float">
            <text:p>0</text:p>
          </table:table-cell>
          <table:table-cell table:style-name="ce124" table:formula="of:=[MoMo.D15]/[.D$5]*1000000" office:value-type="float" office:value="0" calcext:value-type="float">
            <text:p>0</text:p>
          </table:table-cell>
          <table:table-cell table:style-name="ce124" table:formula="of:=[MoMo.E15]/[.E$5]*1000000" office:value-type="float" office:value="0" calcext:value-type="float">
            <text:p>0</text:p>
          </table:table-cell>
          <table:table-cell table:style-name="ce124" table:formula="of:=[MoMo.F15]/[.F$5]*1000000" office:value-type="float" office:value="0" calcext:value-type="float">
            <text:p>0</text:p>
          </table:table-cell>
          <table:table-cell table:style-name="ce124" table:formula="of:=[MoMo.G15]/[.G$5]*1000000" office:value-type="float" office:value="0" calcext:value-type="float">
            <text:p>0</text:p>
          </table:table-cell>
          <table:table-cell table:style-name="ce124" table:formula="of:=[MoMo.H15]/[.H$5]*1000000" office:value-type="float" office:value="0" calcext:value-type="float">
            <text:p>0</text:p>
          </table:table-cell>
          <table:table-cell table:style-name="ce124" table:formula="of:=[MoMo.I15]/[.I$5]*1000000" office:value-type="float" office:value="0" calcext:value-type="float">
            <text:p>0</text:p>
          </table:table-cell>
          <table:table-cell table:style-name="ce124" table:formula="of:=[MoMo.J15]/[.J$5]*1000000" office:value-type="float" office:value="0" calcext:value-type="float">
            <text:p>0</text:p>
          </table:table-cell>
          <table:table-cell table:style-name="ce124" table:formula="of:=[MoMo.K15]/[.K$5]*1000000" office:value-type="float" office:value="0" calcext:value-type="float">
            <text:p>0</text:p>
          </table:table-cell>
          <table:table-cell table:style-name="ce124" table:formula="of:=[MoMo.L15]/[.L$5]*1000000" office:value-type="float" office:value="0" calcext:value-type="float">
            <text:p>0</text:p>
          </table:table-cell>
          <table:table-cell table:style-name="ce124" table:formula="of:=[MoMo.M15]/[.M$5]*1000000" office:value-type="float" office:value="0" calcext:value-type="float">
            <text:p>0</text:p>
          </table:table-cell>
          <table:table-cell table:style-name="ce124" table:formula="of:=[MoMo.N15]/[.N$5]*1000000" office:value-type="float" office:value="0" calcext:value-type="float">
            <text:p>0</text:p>
          </table:table-cell>
          <table:table-cell table:style-name="ce124" table:formula="of:=[MoMo.O15]/[.O$5]*1000000" office:value-type="float" office:value="0" calcext:value-type="float">
            <text:p>0</text:p>
          </table:table-cell>
          <table:table-cell table:style-name="ce124" table:formula="of:=[MoMo.P15]/[.P$5]*1000000" office:value-type="float" office:value="75.7059925853733" calcext:value-type="float">
            <text:p>76</text:p>
          </table:table-cell>
          <table:table-cell table:style-name="ce124"/>
          <table:table-cell table:style-name="ce124" table:formula="of:=[MoMo.R15]/[.R$5]*1000000" office:value-type="float" office:value="0" calcext:value-type="float">
            <text:p>0</text:p>
          </table:table-cell>
          <table:table-cell table:style-name="ce124" table:formula="of:=[MoMo.S15]/[.S$5]*1000000" office:value-type="float" office:value="0" calcext:value-type="float">
            <text:p>0</text:p>
          </table:table-cell>
          <table:table-cell table:style-name="ce124" table:formula="of:=[MoMo.T15]/[.T$5]*1000000" office:value-type="float" office:value="0" calcext:value-type="float">
            <text:p>0</text:p>
          </table:table-cell>
          <table:table-cell table:style-name="ce124" table:formula="of:=[MoMo.U15]/[.U$5]*1000000" office:value-type="float" office:value="0" calcext:value-type="float">
            <text:p>0</text:p>
          </table:table-cell>
          <table:table-cell table:style-name="ce124" table:formula="of:=[MoMo.V1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16]" office:value-type="string" office:string-value="Diferencia" calcext:value-type="string">
            <text:p>Diferencia</text:p>
          </table:table-cell>
          <table:table-cell table:style-name="ce124" table:formula="of:=[.C13]-[.C14]" office:value-type="float" office:value="0" calcext:value-type="float">
            <text:p>0</text:p>
          </table:table-cell>
          <table:table-cell table:style-name="ce124" table:formula="of:=[.D13]-[.D14]" office:value-type="float" office:value="0" calcext:value-type="float">
            <text:p>0</text:p>
          </table:table-cell>
          <table:table-cell table:style-name="ce124" table:formula="of:=[.E13]-[.E14]" office:value-type="float" office:value="0" calcext:value-type="float">
            <text:p>0</text:p>
          </table:table-cell>
          <table:table-cell table:style-name="ce124" table:formula="of:=[.F13]-[.F14]" office:value-type="float" office:value="0" calcext:value-type="float">
            <text:p>0</text:p>
          </table:table-cell>
          <table:table-cell table:style-name="ce124" table:formula="of:=[.G13]-[.G14]" office:value-type="float" office:value="0" calcext:value-type="float">
            <text:p>0</text:p>
          </table:table-cell>
          <table:table-cell table:style-name="ce124" table:formula="of:=[.H13]-[.H14]" office:value-type="float" office:value="0" calcext:value-type="float">
            <text:p>0</text:p>
          </table:table-cell>
          <table:table-cell table:style-name="ce124" table:formula="of:=[.I13]-[.I14]" office:value-type="float" office:value="0" calcext:value-type="float">
            <text:p>0</text:p>
          </table:table-cell>
          <table:table-cell table:style-name="ce124" table:formula="of:=[.J13]-[.J14]" office:value-type="float" office:value="0" calcext:value-type="float">
            <text:p>0</text:p>
          </table:table-cell>
          <table:table-cell table:style-name="ce124" table:formula="of:=[.K13]-[.K14]" office:value-type="float" office:value="0" calcext:value-type="float">
            <text:p>0</text:p>
          </table:table-cell>
          <table:table-cell table:style-name="ce124" table:formula="of:=[.L13]-[.L14]" office:value-type="float" office:value="0" calcext:value-type="float">
            <text:p>0</text:p>
          </table:table-cell>
          <table:table-cell table:style-name="ce124" table:formula="of:=[.M13]-[.M14]" office:value-type="float" office:value="0" calcext:value-type="float">
            <text:p>0</text:p>
          </table:table-cell>
          <table:table-cell table:style-name="ce124" table:formula="of:=[.N13]-[.N14]" office:value-type="float" office:value="0" calcext:value-type="float">
            <text:p>0</text:p>
          </table:table-cell>
          <table:table-cell table:style-name="ce124" table:formula="of:=[.O13]-[.O14]" office:value-type="float" office:value="0" calcext:value-type="float">
            <text:p>0</text:p>
          </table:table-cell>
          <table:table-cell table:style-name="ce124" table:formula="of:=[.P13]-[.P14]" office:value-type="float" office:value="39.6772370778764" calcext:value-type="float">
            <text:p>40</text:p>
          </table:table-cell>
          <table:table-cell table:style-name="ce124"/>
          <table:table-cell table:style-name="ce124" table:formula="of:=[.R13]-[.R14]" office:value-type="float" office:value="0" calcext:value-type="float">
            <text:p>0</text:p>
          </table:table-cell>
          <table:table-cell table:style-name="ce124" table:formula="of:=[.S13]-[.S14]" office:value-type="float" office:value="0" calcext:value-type="float">
            <text:p>0</text:p>
          </table:table-cell>
          <table:table-cell table:style-name="ce124" table:formula="of:=[.T13]-[.T14]" office:value-type="float" office:value="0" calcext:value-type="float">
            <text:p>0</text:p>
          </table:table-cell>
          <table:table-cell table:style-name="ce124" table:formula="of:=[.U13]-[.U14]" office:value-type="float" office:value="0" calcext:value-type="float">
            <text:p>0</text:p>
          </table:table-cell>
          <table:table-cell table:style-name="ce124" table:formula="of:=[.V13]-[.V14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18]" office:value-type="date" office:date-value="2020-03-25" calcext:value-type="date">
            <text:p>25/03</text:p>
          </table:table-cell>
          <table:table-cell table:style-name="ce110" table:formula="of:=[MoMo.B18]" office:value-type="string" office:string-value="Inicio" calcext:value-type="string">
            <text:p>Inicio</text:p>
          </table:table-cell>
          <table:table-cell table:style-name="ce46" table:formula="of:=[MoMo.C18]" office:value-type="date" office:date-value="1899-12-30" calcext:value-type="date">
            <text:p>30/12</text:p>
          </table:table-cell>
          <table:table-cell table:style-name="ce46" table:formula="of:=[MoMo.D18]" office:value-type="date" office:date-value="1899-12-30" calcext:value-type="date">
            <text:p>30/12</text:p>
          </table:table-cell>
          <table:table-cell table:style-name="ce46" table:formula="of:=[MoMo.E18]" office:value-type="date" office:date-value="1899-12-30" calcext:value-type="date">
            <text:p>30/12</text:p>
          </table:table-cell>
          <table:table-cell table:style-name="ce46" table:formula="of:=[MoMo.F18]" office:value-type="date" office:date-value="1899-12-30" calcext:value-type="date">
            <text:p>30/12</text:p>
          </table:table-cell>
          <table:table-cell table:style-name="ce46" table:formula="of:=[MoMo.G18]" office:value-type="date" office:date-value="1899-12-30" calcext:value-type="date">
            <text:p>30/12</text:p>
          </table:table-cell>
          <table:table-cell table:style-name="ce46" table:formula="of:=[MoMo.H18]" office:value-type="date" office:date-value="1899-12-30" calcext:value-type="date">
            <text:p>30/12</text:p>
          </table:table-cell>
          <table:table-cell table:style-name="ce46" table:formula="of:=[MoMo.I18]" office:value-type="date" office:date-value="2020-03-15" calcext:value-type="date">
            <text:p>15/03</text:p>
          </table:table-cell>
          <table:table-cell table:style-name="ce46" table:formula="of:=[MoMo.J18]" office:value-type="date" office:date-value="2020-03-17" calcext:value-type="date">
            <text:p>17/03</text:p>
          </table:table-cell>
          <table:table-cell table:style-name="ce46" table:formula="of:=[MoMo.K18]" office:value-type="date" office:date-value="1899-12-30" calcext:value-type="date">
            <text:p>30/12</text:p>
          </table:table-cell>
          <table:table-cell table:style-name="ce46" table:formula="of:=[MoMo.L18]" office:value-type="date" office:date-value="1899-12-30" calcext:value-type="date">
            <text:p>30/12</text:p>
          </table:table-cell>
          <table:table-cell table:style-name="ce46" table:formula="of:=[MoMo.M18]" office:value-type="date" office:date-value="1899-12-30" calcext:value-type="date">
            <text:p>30/12</text:p>
          </table:table-cell>
          <table:table-cell table:style-name="ce46" table:formula="of:=[MoMo.N18]" office:value-type="date" office:date-value="1899-12-30" calcext:value-type="date">
            <text:p>30/12</text:p>
          </table:table-cell>
          <table:table-cell table:style-name="ce46" table:formula="of:=[MoMo.O18]" office:value-type="date" office:date-value="1899-12-30" calcext:value-type="date">
            <text:p>30/12</text:p>
          </table:table-cell>
          <table:table-cell table:style-name="ce46" table:formula="of:=[MoMo.P1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]" office:value-type="date" office:date-value="1899-12-30" calcext:value-type="date">
            <text:p>30/12</text:p>
          </table:table-cell>
          <table:table-cell table:style-name="ce46" table:formula="of:=[MoMo.S18]" office:value-type="date" office:date-value="1899-12-30" calcext:value-type="date">
            <text:p>30/12</text:p>
          </table:table-cell>
          <table:table-cell table:style-name="ce46" table:formula="of:=[MoMo.T18]" office:value-type="date" office:date-value="1899-12-30" calcext:value-type="date">
            <text:p>30/12</text:p>
          </table:table-cell>
          <table:table-cell table:style-name="ce46" table:formula="of:=[MoMo.U18]" office:value-type="date" office:date-value="1899-12-30" calcext:value-type="date">
            <text:p>30/12</text:p>
          </table:table-cell>
          <table:table-cell table:style-name="ce46" table:formula="of:=[MoMo.V1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19]" office:value-type="string" office:string-value="Fin" calcext:value-type="string">
            <text:p>Fin</text:p>
          </table:table-cell>
          <table:table-cell table:style-name="ce61" table:formula="of:=[MoMo.C19]" office:value-type="date" office:date-value="1899-12-30" calcext:value-type="date">
            <text:p>30/12</text:p>
          </table:table-cell>
          <table:table-cell table:style-name="ce61" table:formula="of:=[MoMo.D19]" office:value-type="date" office:date-value="1899-12-30" calcext:value-type="date">
            <text:p>30/12</text:p>
          </table:table-cell>
          <table:table-cell table:style-name="ce61" table:formula="of:=[MoMo.E19]" office:value-type="date" office:date-value="1899-12-30" calcext:value-type="date">
            <text:p>30/12</text:p>
          </table:table-cell>
          <table:table-cell table:style-name="ce61" table:formula="of:=[MoMo.F19]" office:value-type="date" office:date-value="1899-12-30" calcext:value-type="date">
            <text:p>30/12</text:p>
          </table:table-cell>
          <table:table-cell table:style-name="ce61" table:formula="of:=[MoMo.G19]" office:value-type="date" office:date-value="1899-12-30" calcext:value-type="date">
            <text:p>30/12</text:p>
          </table:table-cell>
          <table:table-cell table:style-name="ce61" table:formula="of:=[MoMo.H19]" office:value-type="date" office:date-value="1899-12-30" calcext:value-type="date">
            <text:p>30/12</text:p>
          </table:table-cell>
          <table:table-cell table:style-name="ce61" table:formula="of:=[MoMo.I19]" office:value-type="date" office:date-value="2020-03-24" calcext:value-type="date">
            <text:p>24/03</text:p>
          </table:table-cell>
          <table:table-cell table:style-name="ce61" table:formula="of:=[MoMo.J19]" office:value-type="date" office:date-value="2020-03-24" calcext:value-type="date">
            <text:p>24/03</text:p>
          </table:table-cell>
          <table:table-cell table:style-name="ce61" table:formula="of:=[MoMo.K19]" office:value-type="date" office:date-value="1899-12-30" calcext:value-type="date">
            <text:p>30/12</text:p>
          </table:table-cell>
          <table:table-cell table:style-name="ce61" table:formula="of:=[MoMo.L19]" office:value-type="date" office:date-value="1899-12-30" calcext:value-type="date">
            <text:p>30/12</text:p>
          </table:table-cell>
          <table:table-cell table:style-name="ce61" table:formula="of:=[MoMo.M19]" office:value-type="date" office:date-value="1899-12-30" calcext:value-type="date">
            <text:p>30/12</text:p>
          </table:table-cell>
          <table:table-cell table:style-name="ce61" table:formula="of:=[MoMo.N19]" office:value-type="date" office:date-value="1899-12-30" calcext:value-type="date">
            <text:p>30/12</text:p>
          </table:table-cell>
          <table:table-cell table:style-name="ce61" table:formula="of:=[MoMo.O19]" office:value-type="date" office:date-value="1899-12-30" calcext:value-type="date">
            <text:p>30/12</text:p>
          </table:table-cell>
          <table:table-cell table:style-name="ce61" table:formula="of:=[MoMo.P19]" office:value-type="date" office:date-value="2020-03-16" calcext:value-type="date">
            <text:p>16/03</text:p>
          </table:table-cell>
          <table:table-cell table:style-name="ce61"/>
          <table:table-cell table:style-name="ce61" table:formula="of:=[MoMo.R19]" office:value-type="date" office:date-value="1899-12-30" calcext:value-type="date">
            <text:p>30/12</text:p>
          </table:table-cell>
          <table:table-cell table:style-name="ce61" table:formula="of:=[MoMo.S19]" office:value-type="date" office:date-value="1899-12-30" calcext:value-type="date">
            <text:p>30/12</text:p>
          </table:table-cell>
          <table:table-cell table:style-name="ce61" table:formula="of:=[MoMo.T19]" office:value-type="date" office:date-value="1899-12-30" calcext:value-type="date">
            <text:p>30/12</text:p>
          </table:table-cell>
          <table:table-cell table:style-name="ce61" table:formula="of:=[MoMo.U19]" office:value-type="date" office:date-value="1899-12-30" calcext:value-type="date">
            <text:p>30/12</text:p>
          </table:table-cell>
          <table:table-cell table:style-name="ce61" table:formula="of:=[MoMo.V1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0]" office:value-type="string" office:string-value="MoMo (parcial)" calcext:value-type="string">
            <text:p>MoMo (parcial)</text:p>
          </table:table-cell>
          <table:table-cell table:style-name="ce122" table:formula="of:=[MoMo.C20]/[.C$5]*1000000" office:value-type="float" office:value="0" calcext:value-type="float">
            <text:p>0</text:p>
          </table:table-cell>
          <table:table-cell table:style-name="ce122" table:formula="of:=[MoMo.D20]/[.D$5]*1000000" office:value-type="float" office:value="0" calcext:value-type="float">
            <text:p>0</text:p>
          </table:table-cell>
          <table:table-cell table:style-name="ce122" table:formula="of:=[MoMo.E20]/[.E$5]*1000000" office:value-type="float" office:value="0" calcext:value-type="float">
            <text:p>0</text:p>
          </table:table-cell>
          <table:table-cell table:style-name="ce122" table:formula="of:=[MoMo.F20]/[.F$5]*1000000" office:value-type="float" office:value="0" calcext:value-type="float">
            <text:p>0</text:p>
          </table:table-cell>
          <table:table-cell table:style-name="ce122" table:formula="of:=[MoMo.G20]/[.G$5]*1000000" office:value-type="float" office:value="0" calcext:value-type="float">
            <text:p>0</text:p>
          </table:table-cell>
          <table:table-cell table:style-name="ce122" table:formula="of:=[MoMo.H20]/[.H$5]*1000000" office:value-type="float" office:value="0" calcext:value-type="float">
            <text:p>0</text:p>
          </table:table-cell>
          <table:table-cell table:style-name="ce122" table:formula="of:=[MoMo.I20]/[.I$5]*1000000" office:value-type="float" office:value="167.693025464435" calcext:value-type="float">
            <text:p>168</text:p>
          </table:table-cell>
          <table:table-cell table:style-name="ce122" table:formula="of:=[MoMo.J20]/[.J$5]*1000000" office:value-type="float" office:value="189.953952201665" calcext:value-type="float">
            <text:p>190</text:p>
          </table:table-cell>
          <table:table-cell table:style-name="ce122" table:formula="of:=[MoMo.K20]/[.K$5]*1000000" office:value-type="float" office:value="0" calcext:value-type="float">
            <text:p>0</text:p>
          </table:table-cell>
          <table:table-cell table:style-name="ce122" table:formula="of:=[MoMo.L20]/[.L$5]*1000000" office:value-type="float" office:value="0" calcext:value-type="float">
            <text:p>0</text:p>
          </table:table-cell>
          <table:table-cell table:style-name="ce122" table:formula="of:=[MoMo.M20]/[.M$5]*1000000" office:value-type="float" office:value="0" calcext:value-type="float">
            <text:p>0</text:p>
          </table:table-cell>
          <table:table-cell table:style-name="ce122" table:formula="of:=[MoMo.N20]/[.N$5]*1000000" office:value-type="float" office:value="0" calcext:value-type="float">
            <text:p>0</text:p>
          </table:table-cell>
          <table:table-cell table:style-name="ce122" table:formula="of:=[MoMo.O20]/[.O$5]*1000000" office:value-type="float" office:value="0" calcext:value-type="float">
            <text:p>0</text:p>
          </table:table-cell>
          <table:table-cell table:style-name="ce122" table:formula="of:=[MoMo.P20]/[.P$5]*1000000" office:value-type="float" office:value="79.6585142866177" calcext:value-type="float">
            <text:p>80</text:p>
          </table:table-cell>
          <table:table-cell table:style-name="ce122"/>
          <table:table-cell table:style-name="ce122" table:formula="of:=[MoMo.R20]/[.R$5]*1000000" office:value-type="float" office:value="0" calcext:value-type="float">
            <text:p>0</text:p>
          </table:table-cell>
          <table:table-cell table:style-name="ce122" table:formula="of:=[MoMo.S20]/[.S$5]*1000000" office:value-type="float" office:value="0" calcext:value-type="float">
            <text:p>0</text:p>
          </table:table-cell>
          <table:table-cell table:style-name="ce122" table:formula="of:=[MoMo.T20]/[.T$5]*1000000" office:value-type="float" office:value="0" calcext:value-type="float">
            <text:p>0</text:p>
          </table:table-cell>
          <table:table-cell table:style-name="ce122" table:formula="of:=[MoMo.U20]/[.U$5]*1000000" office:value-type="float" office:value="0" calcext:value-type="float">
            <text:p>0</text:p>
          </table:table-cell>
          <table:table-cell table:style-name="ce122" table:formula="of:=[MoMo.V2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1]" office:value-type="string" office:string-value="Covid-19 (parcial)" calcext:value-type="string">
            <text:p>Covid-19 (parcial)</text:p>
          </table:table-cell>
          <table:table-cell table:style-name="ce123" table:formula="of:=[MoMo.C21]/[.C$5]*1000000" office:value-type="float" office:value="0" calcext:value-type="float">
            <text:p>0</text:p>
          </table:table-cell>
          <table:table-cell table:style-name="ce123" table:formula="of:=[MoMo.D21]/[.D$5]*1000000" office:value-type="float" office:value="0" calcext:value-type="float">
            <text:p>0</text:p>
          </table:table-cell>
          <table:table-cell table:style-name="ce123" table:formula="of:=[MoMo.E21]/[.E$5]*1000000" office:value-type="float" office:value="0" calcext:value-type="float">
            <text:p>0</text:p>
          </table:table-cell>
          <table:table-cell table:style-name="ce123" table:formula="of:=[MoMo.F21]/[.F$5]*1000000" office:value-type="float" office:value="0" calcext:value-type="float">
            <text:p>0</text:p>
          </table:table-cell>
          <table:table-cell table:style-name="ce123" table:formula="of:=[MoMo.G21]/[.G$5]*1000000" office:value-type="float" office:value="0" calcext:value-type="float">
            <text:p>0</text:p>
          </table:table-cell>
          <table:table-cell table:style-name="ce123" table:formula="of:=[MoMo.H21]/[.H$5]*1000000" office:value-type="float" office:value="0" calcext:value-type="float">
            <text:p>0</text:p>
          </table:table-cell>
          <table:table-cell table:style-name="ce123" table:formula="of:=[MoMo.I21]/[.I$5]*1000000" office:value-type="float" office:value="85.5068397170139" calcext:value-type="float">
            <text:p>86</text:p>
          </table:table-cell>
          <table:table-cell table:style-name="ce123" table:formula="of:=[MoMo.J21]/[.J$5]*1000000" office:value-type="float" office:value="55.2593315495753" calcext:value-type="float">
            <text:p>55</text:p>
          </table:table-cell>
          <table:table-cell table:style-name="ce123" table:formula="of:=[MoMo.K21]/[.K$5]*1000000" office:value-type="float" office:value="0" calcext:value-type="float">
            <text:p>0</text:p>
          </table:table-cell>
          <table:table-cell table:style-name="ce123" table:formula="of:=[MoMo.L21]/[.L$5]*1000000" office:value-type="float" office:value="0" calcext:value-type="float">
            <text:p>0</text:p>
          </table:table-cell>
          <table:table-cell table:style-name="ce123" table:formula="of:=[MoMo.M21]/[.M$5]*1000000" office:value-type="float" office:value="0" calcext:value-type="float">
            <text:p>0</text:p>
          </table:table-cell>
          <table:table-cell table:style-name="ce123" table:formula="of:=[MoMo.N21]/[.N$5]*1000000" office:value-type="float" office:value="0" calcext:value-type="float">
            <text:p>0</text:p>
          </table:table-cell>
          <table:table-cell table:style-name="ce123" table:formula="of:=[MoMo.O21]/[.O$5]*1000000" office:value-type="float" office:value="0" calcext:value-type="float">
            <text:p>0</text:p>
          </table:table-cell>
          <table:table-cell table:style-name="ce123" table:formula="of:=[MoMo.P21]/[.P$5]*1000000" office:value-type="float" office:value="29.1878525630355" calcext:value-type="float">
            <text:p>29</text:p>
          </table:table-cell>
          <table:table-cell table:style-name="ce123"/>
          <table:table-cell table:style-name="ce123" table:formula="of:=[MoMo.R21]/[.R$5]*1000000" office:value-type="float" office:value="0" calcext:value-type="float">
            <text:p>0</text:p>
          </table:table-cell>
          <table:table-cell table:style-name="ce123" table:formula="of:=[MoMo.S21]/[.S$5]*1000000" office:value-type="float" office:value="0" calcext:value-type="float">
            <text:p>0</text:p>
          </table:table-cell>
          <table:table-cell table:style-name="ce123" table:formula="of:=[MoMo.T21]/[.T$5]*1000000" office:value-type="float" office:value="0" calcext:value-type="float">
            <text:p>0</text:p>
          </table:table-cell>
          <table:table-cell table:style-name="ce123" table:formula="of:=[MoMo.U21]/[.U$5]*1000000" office:value-type="float" office:value="0" calcext:value-type="float">
            <text:p>0</text:p>
          </table:table-cell>
          <table:table-cell table:style-name="ce123" table:formula="of:=[MoMo.V2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2]" office:value-type="string" office:string-value="Covid-19 (total)" calcext:value-type="string">
            <text:p>Covid-19 (total)</text:p>
          </table:table-cell>
          <table:table-cell table:style-name="ce124" table:formula="of:=[MoMo.C22]/[.C$5]*1000000" office:value-type="float" office:value="0" calcext:value-type="float">
            <text:p>0</text:p>
          </table:table-cell>
          <table:table-cell table:style-name="ce124" table:formula="of:=[MoMo.D22]/[.D$5]*1000000" office:value-type="float" office:value="0" calcext:value-type="float">
            <text:p>0</text:p>
          </table:table-cell>
          <table:table-cell table:style-name="ce124" table:formula="of:=[MoMo.E22]/[.E$5]*1000000" office:value-type="float" office:value="0" calcext:value-type="float">
            <text:p>0</text:p>
          </table:table-cell>
          <table:table-cell table:style-name="ce124" table:formula="of:=[MoMo.F22]/[.F$5]*1000000" office:value-type="float" office:value="0" calcext:value-type="float">
            <text:p>0</text:p>
          </table:table-cell>
          <table:table-cell table:style-name="ce124" table:formula="of:=[MoMo.G22]/[.G$5]*1000000" office:value-type="float" office:value="0" calcext:value-type="float">
            <text:p>0</text:p>
          </table:table-cell>
          <table:table-cell table:style-name="ce124" table:formula="of:=[MoMo.H22]/[.H$5]*1000000" office:value-type="float" office:value="0" calcext:value-type="float">
            <text:p>0</text:p>
          </table:table-cell>
          <table:table-cell table:style-name="ce124" table:formula="of:=[MoMo.I22]/[.I$5]*1000000" office:value-type="float" office:value="109.166499250362" calcext:value-type="float">
            <text:p>109</text:p>
          </table:table-cell>
          <table:table-cell table:style-name="ce124" table:formula="of:=[MoMo.J22]/[.J$5]*1000000" office:value-type="float" office:value="81.4088366578564" calcext:value-type="float">
            <text:p>81</text:p>
          </table:table-cell>
          <table:table-cell table:style-name="ce124" table:formula="of:=[MoMo.K22]/[.K$5]*1000000" office:value-type="float" office:value="0" calcext:value-type="float">
            <text:p>0</text:p>
          </table:table-cell>
          <table:table-cell table:style-name="ce124" table:formula="of:=[MoMo.L22]/[.L$5]*1000000" office:value-type="float" office:value="0" calcext:value-type="float">
            <text:p>0</text:p>
          </table:table-cell>
          <table:table-cell table:style-name="ce124" table:formula="of:=[MoMo.M22]/[.M$5]*1000000" office:value-type="float" office:value="0" calcext:value-type="float">
            <text:p>0</text:p>
          </table:table-cell>
          <table:table-cell table:style-name="ce124" table:formula="of:=[MoMo.N22]/[.N$5]*1000000" office:value-type="float" office:value="0" calcext:value-type="float">
            <text:p>0</text:p>
          </table:table-cell>
          <table:table-cell table:style-name="ce124" table:formula="of:=[MoMo.O22]/[.O$5]*1000000" office:value-type="float" office:value="0" calcext:value-type="float">
            <text:p>0</text:p>
          </table:table-cell>
          <table:table-cell table:style-name="ce124" table:formula="of:=[MoMo.P22]/[.P$5]*1000000" office:value-type="float" office:value="277.43661941427" calcext:value-type="float">
            <text:p>277</text:p>
          </table:table-cell>
          <table:table-cell table:style-name="ce124"/>
          <table:table-cell table:style-name="ce124" table:formula="of:=[MoMo.R22]/[.R$5]*1000000" office:value-type="float" office:value="0" calcext:value-type="float">
            <text:p>0</text:p>
          </table:table-cell>
          <table:table-cell table:style-name="ce124" table:formula="of:=[MoMo.S22]/[.S$5]*1000000" office:value-type="float" office:value="0" calcext:value-type="float">
            <text:p>0</text:p>
          </table:table-cell>
          <table:table-cell table:style-name="ce124" table:formula="of:=[MoMo.T22]/[.T$5]*1000000" office:value-type="float" office:value="0" calcext:value-type="float">
            <text:p>0</text:p>
          </table:table-cell>
          <table:table-cell table:style-name="ce124" table:formula="of:=[MoMo.U22]/[.U$5]*1000000" office:value-type="float" office:value="0" calcext:value-type="float">
            <text:p>0</text:p>
          </table:table-cell>
          <table:table-cell table:style-name="ce124" table:formula="of:=[MoMo.V2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23]" office:value-type="string" office:string-value="Diferencia" calcext:value-type="string">
            <text:p>Diferencia</text:p>
          </table:table-cell>
          <table:table-cell table:style-name="ce124" table:formula="of:=[.C20]-[.C21]" office:value-type="float" office:value="0" calcext:value-type="float">
            <text:p>0</text:p>
          </table:table-cell>
          <table:table-cell table:style-name="ce124" table:formula="of:=[.D20]-[.D21]" office:value-type="float" office:value="0" calcext:value-type="float">
            <text:p>0</text:p>
          </table:table-cell>
          <table:table-cell table:style-name="ce124" table:formula="of:=[.E20]-[.E21]" office:value-type="float" office:value="0" calcext:value-type="float">
            <text:p>0</text:p>
          </table:table-cell>
          <table:table-cell table:style-name="ce124" table:formula="of:=[.F20]-[.F21]" office:value-type="float" office:value="0" calcext:value-type="float">
            <text:p>0</text:p>
          </table:table-cell>
          <table:table-cell table:style-name="ce124" table:formula="of:=[.G20]-[.G21]" office:value-type="float" office:value="0" calcext:value-type="float">
            <text:p>0</text:p>
          </table:table-cell>
          <table:table-cell table:style-name="ce124" table:formula="of:=[.H20]-[.H21]" office:value-type="float" office:value="0" calcext:value-type="float">
            <text:p>0</text:p>
          </table:table-cell>
          <table:table-cell table:style-name="ce124" table:formula="of:=[.I20]-[.I21]" office:value-type="float" office:value="82.1861857474211" calcext:value-type="float">
            <text:p>82</text:p>
          </table:table-cell>
          <table:table-cell table:style-name="ce124" table:formula="of:=[.J20]-[.J21]" office:value-type="float" office:value="134.69462065209" calcext:value-type="float">
            <text:p>135</text:p>
          </table:table-cell>
          <table:table-cell table:style-name="ce124" table:formula="of:=[.K20]-[.K21]" office:value-type="float" office:value="0" calcext:value-type="float">
            <text:p>0</text:p>
          </table:table-cell>
          <table:table-cell table:style-name="ce124" table:formula="of:=[.L20]-[.L21]" office:value-type="float" office:value="0" calcext:value-type="float">
            <text:p>0</text:p>
          </table:table-cell>
          <table:table-cell table:style-name="ce124" table:formula="of:=[.M20]-[.M21]" office:value-type="float" office:value="0" calcext:value-type="float">
            <text:p>0</text:p>
          </table:table-cell>
          <table:table-cell table:style-name="ce124" table:formula="of:=[.N20]-[.N21]" office:value-type="float" office:value="0" calcext:value-type="float">
            <text:p>0</text:p>
          </table:table-cell>
          <table:table-cell table:style-name="ce124" table:formula="of:=[.O20]-[.O21]" office:value-type="float" office:value="0" calcext:value-type="float">
            <text:p>0</text:p>
          </table:table-cell>
          <table:table-cell table:style-name="ce124" table:formula="of:=[.P20]-[.P21]" office:value-type="float" office:value="50.4706617235822" calcext:value-type="float">
            <text:p>50</text:p>
          </table:table-cell>
          <table:table-cell table:style-name="ce124"/>
          <table:table-cell table:style-name="ce124" table:formula="of:=[.R20]-[.R21]" office:value-type="float" office:value="0" calcext:value-type="float">
            <text:p>0</text:p>
          </table:table-cell>
          <table:table-cell table:style-name="ce124" table:formula="of:=[.S20]-[.S21]" office:value-type="float" office:value="0" calcext:value-type="float">
            <text:p>0</text:p>
          </table:table-cell>
          <table:table-cell table:style-name="ce124" table:formula="of:=[.T20]-[.T21]" office:value-type="float" office:value="0" calcext:value-type="float">
            <text:p>0</text:p>
          </table:table-cell>
          <table:table-cell table:style-name="ce124" table:formula="of:=[.U20]-[.U21]" office:value-type="float" office:value="0" calcext:value-type="float">
            <text:p>0</text:p>
          </table:table-cell>
          <table:table-cell table:style-name="ce124" table:formula="of:=[.V20]-[.V21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25]" office:value-type="date" office:date-value="2020-03-26" calcext:value-type="date">
            <text:p>26/03</text:p>
          </table:table-cell>
          <table:table-cell table:style-name="ce110" table:formula="of:=[MoMo.B25]" office:value-type="string" office:string-value="Inicio" calcext:value-type="string">
            <text:p>Inicio</text:p>
          </table:table-cell>
          <table:table-cell table:style-name="ce46" table:formula="of:=[MoMo.C25]" office:value-type="date" office:date-value="1899-12-30" calcext:value-type="date">
            <text:p>30/12</text:p>
          </table:table-cell>
          <table:table-cell table:style-name="ce46" table:formula="of:=[MoMo.D25]" office:value-type="date" office:date-value="2020-03-23" calcext:value-type="date">
            <text:p>23/03</text:p>
          </table:table-cell>
          <table:table-cell table:style-name="ce46" table:formula="of:=[MoMo.E25]" office:value-type="date" office:date-value="1899-12-30" calcext:value-type="date">
            <text:p>30/12</text:p>
          </table:table-cell>
          <table:table-cell table:style-name="ce46" table:formula="of:=[MoMo.F25]" office:value-type="date" office:date-value="1899-12-30" calcext:value-type="date">
            <text:p>30/12</text:p>
          </table:table-cell>
          <table:table-cell table:style-name="ce46" table:formula="of:=[MoMo.G25]" office:value-type="date" office:date-value="1899-12-30" calcext:value-type="date">
            <text:p>30/12</text:p>
          </table:table-cell>
          <table:table-cell table:style-name="ce46" table:formula="of:=[MoMo.H25]" office:value-type="date" office:date-value="1899-12-30" calcext:value-type="date">
            <text:p>30/12</text:p>
          </table:table-cell>
          <table:table-cell table:style-name="ce46" table:formula="of:=[MoMo.I25]" office:value-type="date" office:date-value="2020-03-15" calcext:value-type="date">
            <text:p>15/03</text:p>
          </table:table-cell>
          <table:table-cell table:style-name="ce46" table:formula="of:=[MoMo.J25]" office:value-type="date" office:date-value="2020-03-18" calcext:value-type="date">
            <text:p>18/03</text:p>
          </table:table-cell>
          <table:table-cell table:style-name="ce46" table:formula="of:=[MoMo.K25]" office:value-type="date" office:date-value="2020-03-23" calcext:value-type="date">
            <text:p>23/03</text:p>
          </table:table-cell>
          <table:table-cell table:style-name="ce46" table:formula="of:=[MoMo.L25]" office:value-type="date" office:date-value="1899-12-30" calcext:value-type="date">
            <text:p>30/12</text:p>
          </table:table-cell>
          <table:table-cell table:style-name="ce46" table:formula="of:=[MoMo.M25]" office:value-type="date" office:date-value="2020-03-23" calcext:value-type="date">
            <text:p>23/03</text:p>
          </table:table-cell>
          <table:table-cell table:style-name="ce46" table:formula="of:=[MoMo.N25]" office:value-type="date" office:date-value="1899-12-30" calcext:value-type="date">
            <text:p>30/12</text:p>
          </table:table-cell>
          <table:table-cell table:style-name="ce46" table:formula="of:=[MoMo.O25]" office:value-type="date" office:date-value="1899-12-30" calcext:value-type="date">
            <text:p>30/12</text:p>
          </table:table-cell>
          <table:table-cell table:style-name="ce46" table:formula="of:=[MoMo.P2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]" office:value-type="date" office:date-value="1899-12-30" calcext:value-type="date">
            <text:p>30/12</text:p>
          </table:table-cell>
          <table:table-cell table:style-name="ce46" table:formula="of:=[MoMo.S25]" office:value-type="date" office:date-value="2020-03-23" calcext:value-type="date">
            <text:p>23/03</text:p>
          </table:table-cell>
          <table:table-cell table:style-name="ce46" table:formula="of:=[MoMo.T25]" office:value-type="date" office:date-value="1899-12-30" calcext:value-type="date">
            <text:p>30/12</text:p>
          </table:table-cell>
          <table:table-cell table:style-name="ce46" table:formula="of:=[MoMo.U25]" office:value-type="date" office:date-value="1899-12-30" calcext:value-type="date">
            <text:p>30/12</text:p>
          </table:table-cell>
          <table:table-cell table:style-name="ce46" table:formula="of:=[MoMo.V25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26]" office:value-type="string" office:string-value="Fin" calcext:value-type="string">
            <text:p>Fin</text:p>
          </table:table-cell>
          <table:table-cell table:style-name="ce61" table:formula="of:=[MoMo.C26]" office:value-type="date" office:date-value="1899-12-30" calcext:value-type="date">
            <text:p>30/12</text:p>
          </table:table-cell>
          <table:table-cell table:style-name="ce61" table:formula="of:=[MoMo.D26]" office:value-type="date" office:date-value="2020-03-25" calcext:value-type="date">
            <text:p>25/03</text:p>
          </table:table-cell>
          <table:table-cell table:style-name="ce61" table:formula="of:=[MoMo.E26]" office:value-type="date" office:date-value="1899-12-30" calcext:value-type="date">
            <text:p>30/12</text:p>
          </table:table-cell>
          <table:table-cell table:style-name="ce61" table:formula="of:=[MoMo.F26]" office:value-type="date" office:date-value="1899-12-30" calcext:value-type="date">
            <text:p>30/12</text:p>
          </table:table-cell>
          <table:table-cell table:style-name="ce61" table:formula="of:=[MoMo.G26]" office:value-type="date" office:date-value="1899-12-30" calcext:value-type="date">
            <text:p>30/12</text:p>
          </table:table-cell>
          <table:table-cell table:style-name="ce61" table:formula="of:=[MoMo.H26]" office:value-type="date" office:date-value="1899-12-30" calcext:value-type="date">
            <text:p>30/12</text:p>
          </table:table-cell>
          <table:table-cell table:style-name="ce61" table:formula="of:=[MoMo.I26]" office:value-type="date" office:date-value="2020-03-25" calcext:value-type="date">
            <text:p>25/03</text:p>
          </table:table-cell>
          <table:table-cell table:style-name="ce61" table:formula="of:=[MoMo.J26]" office:value-type="date" office:date-value="2020-03-25" calcext:value-type="date">
            <text:p>25/03</text:p>
          </table:table-cell>
          <table:table-cell table:style-name="ce61" table:formula="of:=[MoMo.K26]" office:value-type="date" office:date-value="2020-03-24" calcext:value-type="date">
            <text:p>24/03</text:p>
          </table:table-cell>
          <table:table-cell table:style-name="ce61" table:formula="of:=[MoMo.L26]" office:value-type="date" office:date-value="1899-12-30" calcext:value-type="date">
            <text:p>30/12</text:p>
          </table:table-cell>
          <table:table-cell table:style-name="ce61" table:formula="of:=[MoMo.M26]" office:value-type="date" office:date-value="2020-03-25" calcext:value-type="date">
            <text:p>25/03</text:p>
          </table:table-cell>
          <table:table-cell table:style-name="ce61" table:formula="of:=[MoMo.N26]" office:value-type="date" office:date-value="1899-12-30" calcext:value-type="date">
            <text:p>30/12</text:p>
          </table:table-cell>
          <table:table-cell table:style-name="ce61" table:formula="of:=[MoMo.O26]" office:value-type="date" office:date-value="1899-12-30" calcext:value-type="date">
            <text:p>30/12</text:p>
          </table:table-cell>
          <table:table-cell table:style-name="ce61" table:formula="of:=[MoMo.P26]" office:value-type="date" office:date-value="2020-03-17" calcext:value-type="date">
            <text:p>17/03</text:p>
          </table:table-cell>
          <table:table-cell table:style-name="ce61"/>
          <table:table-cell table:style-name="ce61" table:formula="of:=[MoMo.R26]" office:value-type="date" office:date-value="1899-12-30" calcext:value-type="date">
            <text:p>30/12</text:p>
          </table:table-cell>
          <table:table-cell table:style-name="ce61" table:formula="of:=[MoMo.S26]" office:value-type="date" office:date-value="2020-03-24" calcext:value-type="date">
            <text:p>24/03</text:p>
          </table:table-cell>
          <table:table-cell table:style-name="ce61" table:formula="of:=[MoMo.T26]" office:value-type="date" office:date-value="1899-12-30" calcext:value-type="date">
            <text:p>30/12</text:p>
          </table:table-cell>
          <table:table-cell table:style-name="ce61" table:formula="of:=[MoMo.U26]" office:value-type="date" office:date-value="1899-12-30" calcext:value-type="date">
            <text:p>30/12</text:p>
          </table:table-cell>
          <table:table-cell table:style-name="ce61" table:formula="of:=[MoMo.V2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27]" office:value-type="string" office:string-value="MoMo (parcial)" calcext:value-type="string">
            <text:p>MoMo (parcial)</text:p>
          </table:table-cell>
          <table:table-cell table:style-name="ce122" table:formula="of:=[MoMo.C27]/[.C$5]*1000000" office:value-type="float" office:value="0" calcext:value-type="float">
            <text:p>0</text:p>
          </table:table-cell>
          <table:table-cell table:style-name="ce122" table:formula="of:=[MoMo.D27]/[.D$5]*1000000" office:value-type="float" office:value="53.4870500210892" calcext:value-type="float">
            <text:p>53</text:p>
          </table:table-cell>
          <table:table-cell table:style-name="ce122" table:formula="of:=[MoMo.E27]/[.E$5]*1000000" office:value-type="float" office:value="0" calcext:value-type="float">
            <text:p>0</text:p>
          </table:table-cell>
          <table:table-cell table:style-name="ce122" table:formula="of:=[MoMo.F27]/[.F$5]*1000000" office:value-type="float" office:value="0" calcext:value-type="float">
            <text:p>0</text:p>
          </table:table-cell>
          <table:table-cell table:style-name="ce122" table:formula="of:=[MoMo.G27]/[.G$5]*1000000" office:value-type="float" office:value="0" calcext:value-type="float">
            <text:p>0</text:p>
          </table:table-cell>
          <table:table-cell table:style-name="ce122" table:formula="of:=[MoMo.H27]/[.H$5]*1000000" office:value-type="float" office:value="0" calcext:value-type="float">
            <text:p>0</text:p>
          </table:table-cell>
          <table:table-cell table:style-name="ce122" table:formula="of:=[MoMo.I27]/[.I$5]*1000000" office:value-type="float" office:value="228.294960409503" calcext:value-type="float">
            <text:p>228</text:p>
          </table:table-cell>
          <table:table-cell table:style-name="ce122" table:formula="of:=[MoMo.J27]/[.J$5]*1000000" office:value-type="float" office:value="229.91829019734" calcext:value-type="float">
            <text:p>230</text:p>
          </table:table-cell>
          <table:table-cell table:style-name="ce122" table:formula="of:=[MoMo.K27]/[.K$5]*1000000" office:value-type="float" office:value="14.2104047794328" calcext:value-type="float">
            <text:p>14</text:p>
          </table:table-cell>
          <table:table-cell table:style-name="ce122" table:formula="of:=[MoMo.L27]/[.L$5]*1000000" office:value-type="float" office:value="0" calcext:value-type="float">
            <text:p>0</text:p>
          </table:table-cell>
          <table:table-cell table:style-name="ce122" table:formula="of:=[MoMo.M27]/[.M$5]*1000000" office:value-type="float" office:value="21.3550246660608" calcext:value-type="float">
            <text:p>21</text:p>
          </table:table-cell>
          <table:table-cell table:style-name="ce122" table:formula="of:=[MoMo.N27]/[.N$5]*1000000" office:value-type="float" office:value="0" calcext:value-type="float">
            <text:p>0</text:p>
          </table:table-cell>
          <table:table-cell table:style-name="ce122" table:formula="of:=[MoMo.O27]/[.O$5]*1000000" office:value-type="float" office:value="0" calcext:value-type="float">
            <text:p>0</text:p>
          </table:table-cell>
          <table:table-cell table:style-name="ce122" table:formula="of:=[MoMo.P27]/[.P$5]*1000000" office:value-type="float" office:value="97.9009221385149" calcext:value-type="float">
            <text:p>98</text:p>
          </table:table-cell>
          <table:table-cell table:style-name="ce122"/>
          <table:table-cell table:style-name="ce122" table:formula="of:=[MoMo.R27]/[.R$5]*1000000" office:value-type="float" office:value="0" calcext:value-type="float">
            <text:p>0</text:p>
          </table:table-cell>
          <table:table-cell table:style-name="ce122" table:formula="of:=[MoMo.S27]/[.S$5]*1000000" office:value-type="float" office:value="64.85945573651" calcext:value-type="float">
            <text:p>65</text:p>
          </table:table-cell>
          <table:table-cell table:style-name="ce122" table:formula="of:=[MoMo.T27]/[.T$5]*1000000" office:value-type="float" office:value="0" calcext:value-type="float">
            <text:p>0</text:p>
          </table:table-cell>
          <table:table-cell table:style-name="ce122" table:formula="of:=[MoMo.U27]/[.U$5]*1000000" office:value-type="float" office:value="0" calcext:value-type="float">
            <text:p>0</text:p>
          </table:table-cell>
          <table:table-cell table:style-name="ce122" table:formula="of:=[MoMo.V2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28]" office:value-type="string" office:string-value="Covid-19 (parcial)" calcext:value-type="string">
            <text:p>Covid-19 (parcial)</text:p>
          </table:table-cell>
          <table:table-cell table:style-name="ce123" table:formula="of:=[MoMo.C28]/[.C$5]*1000000" office:value-type="float" office:value="0" calcext:value-type="float">
            <text:p>0</text:p>
          </table:table-cell>
          <table:table-cell table:style-name="ce123" table:formula="of:=[MoMo.D28]/[.D$5]*1000000" office:value-type="float" office:value="6.11280571669591" calcext:value-type="float">
            <text:p>6</text:p>
          </table:table-cell>
          <table:table-cell table:style-name="ce123" table:formula="of:=[MoMo.E28]/[.E$5]*1000000" office:value-type="float" office:value="0" calcext:value-type="float">
            <text:p>0</text:p>
          </table:table-cell>
          <table:table-cell table:style-name="ce123" table:formula="of:=[MoMo.F28]/[.F$5]*1000000" office:value-type="float" office:value="0" calcext:value-type="float">
            <text:p>0</text:p>
          </table:table-cell>
          <table:table-cell table:style-name="ce123" table:formula="of:=[MoMo.G28]/[.G$5]*1000000" office:value-type="float" office:value="0" calcext:value-type="float">
            <text:p>0</text:p>
          </table:table-cell>
          <table:table-cell table:style-name="ce123" table:formula="of:=[MoMo.H28]/[.H$5]*1000000" office:value-type="float" office:value="0" calcext:value-type="float">
            <text:p>0</text:p>
          </table:table-cell>
          <table:table-cell table:style-name="ce123" table:formula="of:=[MoMo.I28]/[.I$5]*1000000" office:value-type="float" office:value="105.015681788371" calcext:value-type="float">
            <text:p>105</text:p>
          </table:table-cell>
          <table:table-cell table:style-name="ce123" table:formula="of:=[MoMo.J28]/[.J$5]*1000000" office:value-type="float" office:value="70.5543251034756" calcext:value-type="float">
            <text:p>71</text:p>
          </table:table-cell>
          <table:table-cell table:style-name="ce123" table:formula="of:=[MoMo.K28]/[.K$5]*1000000" office:value-type="float" office:value="4.86837941517605" calcext:value-type="float">
            <text:p>5</text:p>
          </table:table-cell>
          <table:table-cell table:style-name="ce123" table:formula="of:=[MoMo.L28]/[.L$5]*1000000" office:value-type="float" office:value="0" calcext:value-type="float">
            <text:p>0</text:p>
          </table:table-cell>
          <table:table-cell table:style-name="ce123" table:formula="of:=[MoMo.M28]/[.M$5]*1000000" office:value-type="float" office:value="9.87166234563188" calcext:value-type="float">
            <text:p>10</text:p>
          </table:table-cell>
          <table:table-cell table:style-name="ce123" table:formula="of:=[MoMo.N28]/[.N$5]*1000000" office:value-type="float" office:value="0" calcext:value-type="float">
            <text:p>0</text:p>
          </table:table-cell>
          <table:table-cell table:style-name="ce123" table:formula="of:=[MoMo.O28]/[.O$5]*1000000" office:value-type="float" office:value="0" calcext:value-type="float">
            <text:p>0</text:p>
          </table:table-cell>
          <table:table-cell table:style-name="ce123" table:formula="of:=[MoMo.P28]/[.P$5]*1000000" office:value-type="float" office:value="50.7747018544472" calcext:value-type="float">
            <text:p>51</text:p>
          </table:table-cell>
          <table:table-cell table:style-name="ce123"/>
          <table:table-cell table:style-name="ce123" table:formula="of:=[MoMo.R28]/[.R$5]*1000000" office:value-type="float" office:value="0" calcext:value-type="float">
            <text:p>0</text:p>
          </table:table-cell>
          <table:table-cell table:style-name="ce123" table:formula="of:=[MoMo.S28]/[.S$5]*1000000" office:value-type="float" office:value="15.4427275563119" calcext:value-type="float">
            <text:p>15</text:p>
          </table:table-cell>
          <table:table-cell table:style-name="ce123" table:formula="of:=[MoMo.T28]/[.T$5]*1000000" office:value-type="float" office:value="0" calcext:value-type="float">
            <text:p>0</text:p>
          </table:table-cell>
          <table:table-cell table:style-name="ce123" table:formula="of:=[MoMo.U28]/[.U$5]*1000000" office:value-type="float" office:value="0" calcext:value-type="float">
            <text:p>0</text:p>
          </table:table-cell>
          <table:table-cell table:style-name="ce123" table:formula="of:=[MoMo.V2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29]" office:value-type="string" office:string-value="Covid-19 (total)" calcext:value-type="string">
            <text:p>Covid-19 (total)</text:p>
          </table:table-cell>
          <table:table-cell table:style-name="ce124" table:formula="of:=[MoMo.C29]/[.C$5]*1000000" office:value-type="float" office:value="0" calcext:value-type="float">
            <text:p>0</text:p>
          </table:table-cell>
          <table:table-cell table:style-name="ce124" table:formula="of:=[MoMo.D29]/[.D$5]*1000000" office:value-type="float" office:value="36.6768343001754" calcext:value-type="float">
            <text:p>37</text:p>
          </table:table-cell>
          <table:table-cell table:style-name="ce124" table:formula="of:=[MoMo.E29]/[.E$5]*1000000" office:value-type="float" office:value="0" calcext:value-type="float">
            <text:p>0</text:p>
          </table:table-cell>
          <table:table-cell table:style-name="ce124" table:formula="of:=[MoMo.F29]/[.F$5]*1000000" office:value-type="float" office:value="0" calcext:value-type="float">
            <text:p>0</text:p>
          </table:table-cell>
          <table:table-cell table:style-name="ce124" table:formula="of:=[MoMo.G29]/[.G$5]*1000000" office:value-type="float" office:value="0" calcext:value-type="float">
            <text:p>0</text:p>
          </table:table-cell>
          <table:table-cell table:style-name="ce124" table:formula="of:=[MoMo.H29]/[.H$5]*1000000" office:value-type="float" office:value="0" calcext:value-type="float">
            <text:p>0</text:p>
          </table:table-cell>
          <table:table-cell table:style-name="ce124" table:formula="of:=[MoMo.I29]/[.I$5]*1000000" office:value-type="float" office:value="131.165831798914" calcext:value-type="float">
            <text:p>131</text:p>
          </table:table-cell>
          <table:table-cell table:style-name="ce124" table:formula="of:=[MoMo.J29]/[.J$5]*1000000" office:value-type="float" office:value="101.637699100112" calcext:value-type="float">
            <text:p>102</text:p>
          </table:table-cell>
          <table:table-cell table:style-name="ce124" table:formula="of:=[MoMo.K29]/[.K$5]*1000000" office:value-type="float" office:value="88.4202964053597" calcext:value-type="float">
            <text:p>88</text:p>
          </table:table-cell>
          <table:table-cell table:style-name="ce124" table:formula="of:=[MoMo.L29]/[.L$5]*1000000" office:value-type="float" office:value="0" calcext:value-type="float">
            <text:p>0</text:p>
          </table:table-cell>
          <table:table-cell table:style-name="ce124" table:formula="of:=[MoMo.M29]/[.M$5]*1000000" office:value-type="float" office:value="33.6442369738882" calcext:value-type="float">
            <text:p>34</text:p>
          </table:table-cell>
          <table:table-cell table:style-name="ce124" table:formula="of:=[MoMo.N29]/[.N$5]*1000000" office:value-type="float" office:value="0" calcext:value-type="float">
            <text:p>0</text:p>
          </table:table-cell>
          <table:table-cell table:style-name="ce124" table:formula="of:=[MoMo.O29]/[.O$5]*1000000" office:value-type="float" office:value="0" calcext:value-type="float">
            <text:p>0</text:p>
          </table:table-cell>
          <table:table-cell table:style-name="ce124" table:formula="of:=[MoMo.P29]/[.P$5]*1000000" office:value-type="float" office:value="317.721936753876" calcext:value-type="float">
            <text:p>318</text:p>
          </table:table-cell>
          <table:table-cell table:style-name="ce124"/>
          <table:table-cell table:style-name="ce124" table:formula="of:=[MoMo.R29]/[.R$5]*1000000" office:value-type="float" office:value="0" calcext:value-type="float">
            <text:p>0</text:p>
          </table:table-cell>
          <table:table-cell table:style-name="ce124" table:formula="of:=[MoMo.S29]/[.S$5]*1000000" office:value-type="float" office:value="75.6693650259283" calcext:value-type="float">
            <text:p>76</text:p>
          </table:table-cell>
          <table:table-cell table:style-name="ce124" table:formula="of:=[MoMo.T29]/[.T$5]*1000000" office:value-type="float" office:value="0" calcext:value-type="float">
            <text:p>0</text:p>
          </table:table-cell>
          <table:table-cell table:style-name="ce124" table:formula="of:=[MoMo.U29]/[.U$5]*1000000" office:value-type="float" office:value="0" calcext:value-type="float">
            <text:p>0</text:p>
          </table:table-cell>
          <table:table-cell table:style-name="ce124" table:formula="of:=[MoMo.V2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0]" office:value-type="string" office:string-value="Diferencia" calcext:value-type="string">
            <text:p>Diferencia</text:p>
          </table:table-cell>
          <table:table-cell table:style-name="ce124" table:formula="of:=[.C27]-[.C28]" office:value-type="float" office:value="0" calcext:value-type="float">
            <text:p>0</text:p>
          </table:table-cell>
          <table:table-cell table:style-name="ce124" table:formula="of:=[.D27]-[.D28]" office:value-type="float" office:value="47.3742443043933" calcext:value-type="float">
            <text:p>47</text:p>
          </table:table-cell>
          <table:table-cell table:style-name="ce124" table:formula="of:=[.E27]-[.E28]" office:value-type="float" office:value="0" calcext:value-type="float">
            <text:p>0</text:p>
          </table:table-cell>
          <table:table-cell table:style-name="ce124" table:formula="of:=[.F27]-[.F28]" office:value-type="float" office:value="0" calcext:value-type="float">
            <text:p>0</text:p>
          </table:table-cell>
          <table:table-cell table:style-name="ce124" table:formula="of:=[.G27]-[.G28]" office:value-type="float" office:value="0" calcext:value-type="float">
            <text:p>0</text:p>
          </table:table-cell>
          <table:table-cell table:style-name="ce124" table:formula="of:=[.H27]-[.H28]" office:value-type="float" office:value="0" calcext:value-type="float">
            <text:p>0</text:p>
          </table:table-cell>
          <table:table-cell table:style-name="ce124" table:formula="of:=[.I27]-[.I28]" office:value-type="float" office:value="123.279278621132" calcext:value-type="float">
            <text:p>123</text:p>
          </table:table-cell>
          <table:table-cell table:style-name="ce124" table:formula="of:=[.J27]-[.J28]" office:value-type="float" office:value="159.363965093864" calcext:value-type="float">
            <text:p>159</text:p>
          </table:table-cell>
          <table:table-cell table:style-name="ce124" table:formula="of:=[.K27]-[.K28]" office:value-type="float" office:value="9.34202536425675" calcext:value-type="float">
            <text:p>9</text:p>
          </table:table-cell>
          <table:table-cell table:style-name="ce124" table:formula="of:=[.L27]-[.L28]" office:value-type="float" office:value="0" calcext:value-type="float">
            <text:p>0</text:p>
          </table:table-cell>
          <table:table-cell table:style-name="ce124" table:formula="of:=[.M27]-[.M28]" office:value-type="float" office:value="11.4833623204289" calcext:value-type="float">
            <text:p>11</text:p>
          </table:table-cell>
          <table:table-cell table:style-name="ce124" table:formula="of:=[.N27]-[.N28]" office:value-type="float" office:value="0" calcext:value-type="float">
            <text:p>0</text:p>
          </table:table-cell>
          <table:table-cell table:style-name="ce124" table:formula="of:=[.O27]-[.O28]" office:value-type="float" office:value="0" calcext:value-type="float">
            <text:p>0</text:p>
          </table:table-cell>
          <table:table-cell table:style-name="ce124" table:formula="of:=[.P27]-[.P28]" office:value-type="float" office:value="47.1262202840677" calcext:value-type="float">
            <text:p>47</text:p>
          </table:table-cell>
          <table:table-cell table:style-name="ce124"/>
          <table:table-cell table:style-name="ce124" table:formula="of:=[.R27]-[.R28]" office:value-type="float" office:value="0" calcext:value-type="float">
            <text:p>0</text:p>
          </table:table-cell>
          <table:table-cell table:style-name="ce124" table:formula="of:=[.S27]-[.S28]" office:value-type="float" office:value="49.4167281801981" calcext:value-type="float">
            <text:p>49</text:p>
          </table:table-cell>
          <table:table-cell table:style-name="ce124" table:formula="of:=[.T27]-[.T28]" office:value-type="float" office:value="0" calcext:value-type="float">
            <text:p>0</text:p>
          </table:table-cell>
          <table:table-cell table:style-name="ce124" table:formula="of:=[.U27]-[.U28]" office:value-type="float" office:value="0" calcext:value-type="float">
            <text:p>0</text:p>
          </table:table-cell>
          <table:table-cell table:style-name="ce124" table:formula="of:=[.V27]-[.V28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2]" office:value-type="date" office:date-value="2020-03-29" calcext:value-type="date">
            <text:p>29/03</text:p>
          </table:table-cell>
          <table:table-cell table:style-name="ce110" table:formula="of:=[MoMo.B32]" office:value-type="string" office:string-value="Inicio" calcext:value-type="string">
            <text:p>Inicio</text:p>
          </table:table-cell>
          <table:table-cell table:style-name="ce46" table:formula="of:=[MoMo.C32]" office:value-type="date" office:date-value="2020-03-20" calcext:value-type="date">
            <text:p>20/03</text:p>
          </table:table-cell>
          <table:table-cell table:style-name="ce46" table:formula="of:=[MoMo.D32]" office:value-type="date" office:date-value="2020-03-23" calcext:value-type="date">
            <text:p>23/03</text:p>
          </table:table-cell>
          <table:table-cell table:style-name="ce46" table:formula="of:=[MoMo.E32]" office:value-type="date" office:date-value="1899-12-30" calcext:value-type="date">
            <text:p>30/12</text:p>
          </table:table-cell>
          <table:table-cell table:style-name="ce46" table:formula="of:=[MoMo.F32]" office:value-type="date" office:date-value="1899-12-30" calcext:value-type="date">
            <text:p>30/12</text:p>
          </table:table-cell>
          <table:table-cell table:style-name="ce46" table:formula="of:=[MoMo.G32]" office:value-type="date" office:date-value="1899-12-30" calcext:value-type="date">
            <text:p>30/12</text:p>
          </table:table-cell>
          <table:table-cell table:style-name="ce46" table:formula="of:=[MoMo.H32]" office:value-type="date" office:date-value="1899-12-30" calcext:value-type="date">
            <text:p>30/12</text:p>
          </table:table-cell>
          <table:table-cell table:style-name="ce46" table:formula="of:=[MoMo.I32]" office:value-type="date" office:date-value="2020-03-14" calcext:value-type="date">
            <text:p>14/03</text:p>
          </table:table-cell>
          <table:table-cell table:style-name="ce46" table:formula="of:=[MoMo.J32]" office:value-type="date" office:date-value="2020-03-18" calcext:value-type="date">
            <text:p>18/03</text:p>
          </table:table-cell>
          <table:table-cell table:style-name="ce46" table:formula="of:=[MoMo.K32]" office:value-type="date" office:date-value="2020-03-23" calcext:value-type="date">
            <text:p>23/03</text:p>
          </table:table-cell>
          <table:table-cell table:style-name="ce46" table:formula="of:=[MoMo.L32]" office:value-type="date" office:date-value="1899-12-30" calcext:value-type="date">
            <text:p>30/12</text:p>
          </table:table-cell>
          <table:table-cell table:style-name="ce46" table:formula="of:=[MoMo.M32]" office:value-type="date" office:date-value="2020-03-23" calcext:value-type="date">
            <text:p>23/03</text:p>
          </table:table-cell>
          <table:table-cell table:style-name="ce46" table:formula="of:=[MoMo.N32]" office:value-type="date" office:date-value="1899-12-30" calcext:value-type="date">
            <text:p>30/12</text:p>
          </table:table-cell>
          <table:table-cell table:style-name="ce46" table:formula="of:=[MoMo.O32]" office:value-type="date" office:date-value="1899-12-30" calcext:value-type="date">
            <text:p>30/12</text:p>
          </table:table-cell>
          <table:table-cell table:style-name="ce46" table:formula="of:=[MoMo.P3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2]" office:value-type="date" office:date-value="1899-12-30" calcext:value-type="date">
            <text:p>30/12</text:p>
          </table:table-cell>
          <table:table-cell table:style-name="ce46" table:formula="of:=[MoMo.S32]" office:value-type="date" office:date-value="2020-03-22" calcext:value-type="date">
            <text:p>22/03</text:p>
          </table:table-cell>
          <table:table-cell table:style-name="ce46" table:formula="of:=[MoMo.T32]" office:value-type="date" office:date-value="2020-03-25" calcext:value-type="date">
            <text:p>25/03</text:p>
          </table:table-cell>
          <table:table-cell table:style-name="ce46" table:formula="of:=[MoMo.U32]" office:value-type="date" office:date-value="1899-12-30" calcext:value-type="date">
            <text:p>30/12</text:p>
          </table:table-cell>
          <table:table-cell table:style-name="ce46" table:formula="of:=[MoMo.V32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33]" office:value-type="string" office:string-value="Fin" calcext:value-type="string">
            <text:p>Fin</text:p>
          </table:table-cell>
          <table:table-cell table:style-name="ce61" table:formula="of:=[MoMo.C33]" office:value-type="date" office:date-value="2020-03-25" calcext:value-type="date">
            <text:p>25/03</text:p>
          </table:table-cell>
          <table:table-cell table:style-name="ce61" table:formula="of:=[MoMo.D33]" office:value-type="date" office:date-value="2020-03-27" calcext:value-type="date">
            <text:p>27/03</text:p>
          </table:table-cell>
          <table:table-cell table:style-name="ce61" table:formula="of:=[MoMo.E33]" office:value-type="date" office:date-value="1899-12-30" calcext:value-type="date">
            <text:p>30/12</text:p>
          </table:table-cell>
          <table:table-cell table:style-name="ce61" table:formula="of:=[MoMo.F33]" office:value-type="date" office:date-value="1899-12-30" calcext:value-type="date">
            <text:p>30/12</text:p>
          </table:table-cell>
          <table:table-cell table:style-name="ce61" table:formula="of:=[MoMo.G33]" office:value-type="date" office:date-value="1899-12-30" calcext:value-type="date">
            <text:p>30/12</text:p>
          </table:table-cell>
          <table:table-cell table:style-name="ce61" table:formula="of:=[MoMo.H33]" office:value-type="date" office:date-value="1899-12-30" calcext:value-type="date">
            <text:p>30/12</text:p>
          </table:table-cell>
          <table:table-cell table:style-name="ce61" table:formula="of:=[MoMo.I33]" office:value-type="date" office:date-value="2020-03-27" calcext:value-type="date">
            <text:p>27/03</text:p>
          </table:table-cell>
          <table:table-cell table:style-name="ce61" table:formula="of:=[MoMo.J33]" office:value-type="date" office:date-value="2020-03-28" calcext:value-type="date">
            <text:p>28/03</text:p>
          </table:table-cell>
          <table:table-cell table:style-name="ce61" table:formula="of:=[MoMo.K33]" office:value-type="date" office:date-value="2020-03-26" calcext:value-type="date">
            <text:p>26/03</text:p>
          </table:table-cell>
          <table:table-cell table:style-name="ce61" table:formula="of:=[MoMo.L33]" office:value-type="date" office:date-value="1899-12-30" calcext:value-type="date">
            <text:p>30/12</text:p>
          </table:table-cell>
          <table:table-cell table:style-name="ce61" table:formula="of:=[MoMo.M33]" office:value-type="date" office:date-value="2020-03-27" calcext:value-type="date">
            <text:p>27/03</text:p>
          </table:table-cell>
          <table:table-cell table:style-name="ce61" table:formula="of:=[MoMo.N33]" office:value-type="date" office:date-value="1899-12-30" calcext:value-type="date">
            <text:p>30/12</text:p>
          </table:table-cell>
          <table:table-cell table:style-name="ce61" table:formula="of:=[MoMo.O33]" office:value-type="date" office:date-value="1899-12-30" calcext:value-type="date">
            <text:p>30/12</text:p>
          </table:table-cell>
          <table:table-cell table:style-name="ce61" table:formula="of:=[MoMo.P33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33]" office:value-type="date" office:date-value="1899-12-30" calcext:value-type="date">
            <text:p>30/12</text:p>
          </table:table-cell>
          <table:table-cell table:style-name="ce61" table:formula="of:=[MoMo.S33]" office:value-type="date" office:date-value="2020-03-26" calcext:value-type="date">
            <text:p>26/03</text:p>
          </table:table-cell>
          <table:table-cell table:style-name="ce61" table:formula="of:=[MoMo.T33]" office:value-type="date" office:date-value="2020-03-26" calcext:value-type="date">
            <text:p>26/03</text:p>
          </table:table-cell>
          <table:table-cell table:style-name="ce61" table:formula="of:=[MoMo.U33]" office:value-type="date" office:date-value="1899-12-30" calcext:value-type="date">
            <text:p>30/12</text:p>
          </table:table-cell>
          <table:table-cell table:style-name="ce61" table:formula="of:=[MoMo.V3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34]" office:value-type="string" office:string-value="MoMo (parcial)" calcext:value-type="string">
            <text:p>MoMo (parcial)</text:p>
          </table:table-cell>
          <table:table-cell table:style-name="ce122" table:formula="of:=[MoMo.C34]/[.C$5]*1000000" office:value-type="float" office:value="15.504970655054" calcext:value-type="float">
            <text:p>16</text:p>
          </table:table-cell>
          <table:table-cell table:style-name="ce122" table:formula="of:=[MoMo.D34]/[.D$5]*1000000" office:value-type="float" office:value="91.6920857504386" calcext:value-type="float">
            <text:p>92</text:p>
          </table:table-cell>
          <table:table-cell table:style-name="ce122" table:formula="of:=[MoMo.E34]/[.E$5]*1000000" office:value-type="float" office:value="0" calcext:value-type="float">
            <text:p>0</text:p>
          </table:table-cell>
          <table:table-cell table:style-name="ce122" table:formula="of:=[MoMo.F34]/[.F$5]*1000000" office:value-type="float" office:value="0" calcext:value-type="float">
            <text:p>0</text:p>
          </table:table-cell>
          <table:table-cell table:style-name="ce122" table:formula="of:=[MoMo.G34]/[.G$5]*1000000" office:value-type="float" office:value="0" calcext:value-type="float">
            <text:p>0</text:p>
          </table:table-cell>
          <table:table-cell table:style-name="ce122" table:formula="of:=[MoMo.H34]/[.H$5]*1000000" office:value-type="float" office:value="0" calcext:value-type="float">
            <text:p>0</text:p>
          </table:table-cell>
          <table:table-cell table:style-name="ce122" table:formula="of:=[MoMo.I34]/[.I$5]*1000000" office:value-type="float" office:value="337.046377913666" calcext:value-type="float">
            <text:p>337</text:p>
          </table:table-cell>
          <table:table-cell table:style-name="ce122" table:formula="of:=[MoMo.J34]/[.J$5]*1000000" office:value-type="float" office:value="333.529536852794" calcext:value-type="float">
            <text:p>334</text:p>
          </table:table-cell>
          <table:table-cell table:style-name="ce122" table:formula="of:=[MoMo.K34]/[.K$5]*1000000" office:value-type="float" office:value="32.1049885757556" calcext:value-type="float">
            <text:p>32</text:p>
          </table:table-cell>
          <table:table-cell table:style-name="ce122" table:formula="of:=[MoMo.L34]/[.L$5]*1000000" office:value-type="float" office:value="0" calcext:value-type="float">
            <text:p>0</text:p>
          </table:table-cell>
          <table:table-cell table:style-name="ce122" table:formula="of:=[MoMo.M34]/[.M$5]*1000000" office:value-type="float" office:value="39.4866493825275" calcext:value-type="float">
            <text:p>39</text:p>
          </table:table-cell>
          <table:table-cell table:style-name="ce122" table:formula="of:=[MoMo.N34]/[.N$5]*1000000" office:value-type="float" office:value="0" calcext:value-type="float">
            <text:p>0</text:p>
          </table:table-cell>
          <table:table-cell table:style-name="ce122" table:formula="of:=[MoMo.O34]/[.O$5]*1000000" office:value-type="float" office:value="0" calcext:value-type="float">
            <text:p>0</text:p>
          </table:table-cell>
          <table:table-cell table:style-name="ce122" table:formula="of:=[MoMo.P34]/[.P$5]*1000000" office:value-type="float" office:value="142.898861506528" calcext:value-type="float">
            <text:p>143</text:p>
          </table:table-cell>
          <table:table-cell table:style-name="ce122"/>
          <table:table-cell table:style-name="ce122" table:formula="of:=[MoMo.R34]/[.R$5]*1000000" office:value-type="float" office:value="0" calcext:value-type="float">
            <text:p>0</text:p>
          </table:table-cell>
          <table:table-cell table:style-name="ce122" table:formula="of:=[MoMo.S34]/[.S$5]*1000000" office:value-type="float" office:value="117.364729427971" calcext:value-type="float">
            <text:p>117</text:p>
          </table:table-cell>
          <table:table-cell table:style-name="ce122" table:formula="of:=[MoMo.T34]/[.T$5]*1000000" office:value-type="float" office:value="30.0124415212124" calcext:value-type="float">
            <text:p>30</text:p>
          </table:table-cell>
          <table:table-cell table:style-name="ce122" table:formula="of:=[MoMo.U34]/[.U$5]*1000000" office:value-type="float" office:value="0" calcext:value-type="float">
            <text:p>0</text:p>
          </table:table-cell>
          <table:table-cell table:style-name="ce122" table:formula="of:=[MoMo.V3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35]" office:value-type="string" office:string-value="Covid-19 (parcial)" calcext:value-type="string">
            <text:p>Covid-19 (parcial)</text:p>
          </table:table-cell>
          <table:table-cell table:style-name="ce123" table:formula="of:=[MoMo.C35]/[.C$5]*1000000" office:value-type="float" office:value="9.89932741822678" calcext:value-type="float">
            <text:p>10</text:p>
          </table:table-cell>
          <table:table-cell table:style-name="ce123" table:formula="of:=[MoMo.D35]/[.D$5]*1000000" office:value-type="float" office:value="19.8666185792617" calcext:value-type="float">
            <text:p>20</text:p>
          </table:table-cell>
          <table:table-cell table:style-name="ce123" table:formula="of:=[MoMo.E35]/[.E$5]*1000000" office:value-type="float" office:value="0" calcext:value-type="float">
            <text:p>0</text:p>
          </table:table-cell>
          <table:table-cell table:style-name="ce123" table:formula="of:=[MoMo.F35]/[.F$5]*1000000" office:value-type="float" office:value="0" calcext:value-type="float">
            <text:p>0</text:p>
          </table:table-cell>
          <table:table-cell table:style-name="ce123" table:formula="of:=[MoMo.G35]/[.G$5]*1000000" office:value-type="float" office:value="0" calcext:value-type="float">
            <text:p>0</text:p>
          </table:table-cell>
          <table:table-cell table:style-name="ce123" table:formula="of:=[MoMo.H35]/[.H$5]*1000000" office:value-type="float" office:value="0" calcext:value-type="float">
            <text:p>0</text:p>
          </table:table-cell>
          <table:table-cell table:style-name="ce123" table:formula="of:=[MoMo.I35]/[.I$5]*1000000" office:value-type="float" office:value="149.844510377874" calcext:value-type="float">
            <text:p>150</text:p>
          </table:table-cell>
          <table:table-cell table:style-name="ce123" table:formula="of:=[MoMo.J35]/[.J$5]*1000000" office:value-type="float" office:value="147.522679761813" calcext:value-type="float">
            <text:p>148</text:p>
          </table:table-cell>
          <table:table-cell table:style-name="ce123" table:formula="of:=[MoMo.K35]/[.K$5]*1000000" office:value-type="float" office:value="56.1837300075723" calcext:value-type="float">
            <text:p>56</text:p>
          </table:table-cell>
          <table:table-cell table:style-name="ce123" table:formula="of:=[MoMo.L35]/[.L$5]*1000000" office:value-type="float" office:value="0" calcext:value-type="float">
            <text:p>0</text:p>
          </table:table-cell>
          <table:table-cell table:style-name="ce123" table:formula="of:=[MoMo.M35]/[.M$5]*1000000" office:value-type="float" office:value="20.9520996723615" calcext:value-type="float">
            <text:p>21</text:p>
          </table:table-cell>
          <table:table-cell table:style-name="ce123" table:formula="of:=[MoMo.N35]/[.N$5]*1000000" office:value-type="float" office:value="0" calcext:value-type="float">
            <text:p>0</text:p>
          </table:table-cell>
          <table:table-cell table:style-name="ce123" table:formula="of:=[MoMo.O35]/[.O$5]*1000000" office:value-type="float" office:value="0" calcext:value-type="float">
            <text:p>0</text:p>
          </table:table-cell>
          <table:table-cell table:style-name="ce123" table:formula="of:=[MoMo.P35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35]/[.R$5]*1000000" office:value-type="float" office:value="0" calcext:value-type="float">
            <text:p>0</text:p>
          </table:table-cell>
          <table:table-cell table:style-name="ce123" table:formula="of:=[MoMo.S35]/[.S$5]*1000000" office:value-type="float" office:value="54.0495464470917" calcext:value-type="float">
            <text:p>54</text:p>
          </table:table-cell>
          <table:table-cell table:style-name="ce123" table:formula="of:=[MoMo.T35]/[.T$5]*1000000" office:value-type="float" office:value="11.3683490610653" calcext:value-type="float">
            <text:p>11</text:p>
          </table:table-cell>
          <table:table-cell table:style-name="ce123" table:formula="of:=[MoMo.U35]/[.U$5]*1000000" office:value-type="float" office:value="0" calcext:value-type="float">
            <text:p>0</text:p>
          </table:table-cell>
          <table:table-cell table:style-name="ce123" table:formula="of:=[MoMo.V3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36]" office:value-type="string" office:string-value="Covid-19 (total)" calcext:value-type="string">
            <text:p>Covid-19 (total)</text:p>
          </table:table-cell>
          <table:table-cell table:style-name="ce124" table:formula="of:=[MoMo.C36]/[.C$5]*1000000" office:value-type="float" office:value="24.6886840430475" calcext:value-type="float">
            <text:p>25</text:p>
          </table:table-cell>
          <table:table-cell table:style-name="ce124" table:formula="of:=[MoMo.D36]/[.D$5]*1000000" office:value-type="float" office:value="71.0613664565899" calcext:value-type="float">
            <text:p>71</text:p>
          </table:table-cell>
          <table:table-cell table:style-name="ce124" table:formula="of:=[MoMo.E36]/[.E$5]*1000000" office:value-type="float" office:value="39.8738042721377" calcext:value-type="float">
            <text:p>40</text:p>
          </table:table-cell>
          <table:table-cell table:style-name="ce124" table:formula="of:=[MoMo.F36]/[.F$5]*1000000" office:value-type="float" office:value="25.6885414931952" calcext:value-type="float">
            <text:p>26</text:p>
          </table:table-cell>
          <table:table-cell table:style-name="ce124" table:formula="of:=[MoMo.G36]/[.G$5]*1000000" office:value-type="float" office:value="18.3297809591175" calcext:value-type="float">
            <text:p>18</text:p>
          </table:table-cell>
          <table:table-cell table:style-name="ce124" table:formula="of:=[MoMo.H36]/[.H$5]*1000000" office:value-type="float" office:value="44.8098940246006" calcext:value-type="float">
            <text:p>45</text:p>
          </table:table-cell>
          <table:table-cell table:style-name="ce124" table:formula="of:=[MoMo.I36]/[.I$5]*1000000" office:value-type="float" office:value="223.729061201313" calcext:value-type="float">
            <text:p>224</text:p>
          </table:table-cell>
          <table:table-cell table:style-name="ce124" table:formula="of:=[MoMo.J36]/[.J$5]*1000000" office:value-type="float" office:value="187.487017757488" calcext:value-type="float">
            <text:p>187</text:p>
          </table:table-cell>
          <table:table-cell table:style-name="ce124" table:formula="of:=[MoMo.K36]/[.K$5]*1000000" office:value-type="float" office:value="161.314409810969" calcext:value-type="float">
            <text:p>161</text:p>
          </table:table-cell>
          <table:table-cell table:style-name="ce124" table:formula="of:=[MoMo.L36]/[.L$5]*1000000" office:value-type="float" office:value="11.7448087945128" calcext:value-type="float">
            <text:p>12</text:p>
          </table:table-cell>
          <table:table-cell table:style-name="ce124" table:formula="of:=[MoMo.M36]/[.M$5]*1000000" office:value-type="float" office:value="53.7904866588513" calcext:value-type="float">
            <text:p>54</text:p>
          </table:table-cell>
          <table:table-cell table:style-name="ce124" table:formula="of:=[MoMo.N36]/[.N$5]*1000000" office:value-type="float" office:value="93.2085457323069" calcext:value-type="float">
            <text:p>93</text:p>
          </table:table-cell>
          <table:table-cell table:style-name="ce124" table:formula="of:=[MoMo.O36]/[.O$5]*1000000" office:value-type="float" office:value="22.2078857981681" calcext:value-type="float">
            <text:p>22</text:p>
          </table:table-cell>
          <table:table-cell table:style-name="ce124" table:formula="of:=[MoMo.P36]/[.P$5]*1000000" office:value-type="float" office:value="468.525841662893" calcext:value-type="float">
            <text:p>469</text:p>
          </table:table-cell>
          <table:table-cell table:style-name="ce124"/>
          <table:table-cell table:style-name="ce124" table:formula="of:=[MoMo.R36]/[.R$5]*1000000" office:value-type="float" office:value="13.5271411942707" calcext:value-type="float">
            <text:p>14</text:p>
          </table:table-cell>
          <table:table-cell table:style-name="ce124" table:formula="of:=[MoMo.S36]/[.S$5]*1000000" office:value-type="float" office:value="129.71891147302" calcext:value-type="float">
            <text:p>130</text:p>
          </table:table-cell>
          <table:table-cell table:style-name="ce124" table:formula="of:=[MoMo.T36]/[.T$5]*1000000" office:value-type="float" office:value="120.504500047292" calcext:value-type="float">
            <text:p>121</text:p>
          </table:table-cell>
          <table:table-cell table:style-name="ce124" table:formula="of:=[MoMo.U36]/[.U$5]*1000000" office:value-type="float" office:value="215.411419973074" calcext:value-type="float">
            <text:p>215</text:p>
          </table:table-cell>
          <table:table-cell table:style-name="ce124" table:formula="of:=[MoMo.V3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37]" office:value-type="string" office:string-value="Diferencia" calcext:value-type="string">
            <text:p>Diferencia</text:p>
          </table:table-cell>
          <table:table-cell table:style-name="ce124" table:formula="of:=[.C34]-[.C35]" office:value-type="float" office:value="5.60564323682722" calcext:value-type="float">
            <text:p>6</text:p>
          </table:table-cell>
          <table:table-cell table:style-name="ce124" table:formula="of:=[.D34]-[.D35]" office:value-type="float" office:value="71.8254671711769" calcext:value-type="float">
            <text:p>72</text:p>
          </table:table-cell>
          <table:table-cell table:style-name="ce124" table:formula="of:=[.E34]-[.E35]" office:value-type="float" office:value="0" calcext:value-type="float">
            <text:p>0</text:p>
          </table:table-cell>
          <table:table-cell table:style-name="ce124" table:formula="of:=[.F34]-[.F35]" office:value-type="float" office:value="0" calcext:value-type="float">
            <text:p>0</text:p>
          </table:table-cell>
          <table:table-cell table:style-name="ce124" table:formula="of:=[.G34]-[.G35]" office:value-type="float" office:value="0" calcext:value-type="float">
            <text:p>0</text:p>
          </table:table-cell>
          <table:table-cell table:style-name="ce124" table:formula="of:=[.H34]-[.H35]" office:value-type="float" office:value="0" calcext:value-type="float">
            <text:p>0</text:p>
          </table:table-cell>
          <table:table-cell table:style-name="ce124" table:formula="of:=[.I34]-[.I35]" office:value-type="float" office:value="187.201867535793" calcext:value-type="float">
            <text:p>187</text:p>
          </table:table-cell>
          <table:table-cell table:style-name="ce124" table:formula="of:=[.J34]-[.J35]" office:value-type="float" office:value="186.006857090981" calcext:value-type="float">
            <text:p>186</text:p>
          </table:table-cell>
          <table:table-cell table:style-name="ce124" table:formula="of:=[.K34]-[.K35]" office:value-type="float" office:value="-24.0787414318167" calcext:value-type="float">
            <text:p>-24</text:p>
          </table:table-cell>
          <table:table-cell table:style-name="ce124" table:formula="of:=[.L34]-[.L35]" office:value-type="float" office:value="0" calcext:value-type="float">
            <text:p>0</text:p>
          </table:table-cell>
          <table:table-cell table:style-name="ce124" table:formula="of:=[.M34]-[.M35]" office:value-type="float" office:value="18.534549710166" calcext:value-type="float">
            <text:p>19</text:p>
          </table:table-cell>
          <table:table-cell table:style-name="ce124" table:formula="of:=[.N34]-[.N35]" office:value-type="float" office:value="0" calcext:value-type="float">
            <text:p>0</text:p>
          </table:table-cell>
          <table:table-cell table:style-name="ce124" table:formula="of:=[.O34]-[.O35]" office:value-type="float" office:value="0" calcext:value-type="float">
            <text:p>0</text:p>
          </table:table-cell>
          <table:table-cell table:style-name="ce124" table:formula="of:=[.P34]-[.P35]" office:value-type="float" office:value="-273.028037516728" calcext:value-type="float">
            <text:p>-273</text:p>
          </table:table-cell>
          <table:table-cell table:style-name="ce124"/>
          <table:table-cell table:style-name="ce124" table:formula="of:=[.R34]-[.R35]" office:value-type="float" office:value="0" calcext:value-type="float">
            <text:p>0</text:p>
          </table:table-cell>
          <table:table-cell table:style-name="ce124" table:formula="of:=[.S34]-[.S35]" office:value-type="float" office:value="63.3151829808788" calcext:value-type="float">
            <text:p>63</text:p>
          </table:table-cell>
          <table:table-cell table:style-name="ce124" table:formula="of:=[.T34]-[.T35]" office:value-type="float" office:value="18.6440924601471" calcext:value-type="float">
            <text:p>19</text:p>
          </table:table-cell>
          <table:table-cell table:style-name="ce124" table:formula="of:=[.U34]-[.U35]" office:value-type="float" office:value="0" calcext:value-type="float">
            <text:p>0</text:p>
          </table:table-cell>
          <table:table-cell table:style-name="ce124" table:formula="of:=[.V34]-[.V35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39]" office:value-type="date" office:date-value="2020-03-30" calcext:value-type="date">
            <text:p>30/03</text:p>
          </table:table-cell>
          <table:table-cell table:style-name="ce110" table:formula="of:=[MoMo.B39]" office:value-type="string" office:string-value="Inicio" calcext:value-type="string">
            <text:p>Inicio</text:p>
          </table:table-cell>
          <table:table-cell table:style-name="ce46" table:formula="of:=[MoMo.C39]" office:value-type="date" office:date-value="2020-03-24" calcext:value-type="date">
            <text:p>24/03</text:p>
          </table:table-cell>
          <table:table-cell table:style-name="ce46" table:formula="of:=[MoMo.D39]" office:value-type="date" office:date-value="2020-03-23" calcext:value-type="date">
            <text:p>23/03</text:p>
          </table:table-cell>
          <table:table-cell table:style-name="ce46" table:formula="of:=[MoMo.E39]" office:value-type="date" office:date-value="1899-12-30" calcext:value-type="date">
            <text:p>30/12</text:p>
          </table:table-cell>
          <table:table-cell table:style-name="ce46" table:formula="of:=[MoMo.F39]" office:value-type="date" office:date-value="2020-03-16" calcext:value-type="date">
            <text:p>16/03</text:p>
          </table:table-cell>
          <table:table-cell table:style-name="ce46" table:formula="of:=[MoMo.G39]" office:value-type="date" office:date-value="1899-12-30" calcext:value-type="date">
            <text:p>30/12</text:p>
          </table:table-cell>
          <table:table-cell table:style-name="ce46" table:formula="of:=[MoMo.H39]" office:value-type="date" office:date-value="1899-12-30" calcext:value-type="date">
            <text:p>30/12</text:p>
          </table:table-cell>
          <table:table-cell table:style-name="ce46" table:formula="of:=[MoMo.I39]" office:value-type="date" office:date-value="2020-03-14" calcext:value-type="date">
            <text:p>14/03</text:p>
          </table:table-cell>
          <table:table-cell table:style-name="ce46" table:formula="of:=[MoMo.J39]" office:value-type="date" office:date-value="2020-03-18" calcext:value-type="date">
            <text:p>18/03</text:p>
          </table:table-cell>
          <table:table-cell table:style-name="ce46" table:formula="of:=[MoMo.K39]" office:value-type="date" office:date-value="2020-03-21" calcext:value-type="date">
            <text:p>21/03</text:p>
          </table:table-cell>
          <table:table-cell table:style-name="ce46" table:formula="of:=[MoMo.L39]" office:value-type="date" office:date-value="1899-12-30" calcext:value-type="date">
            <text:p>30/12</text:p>
          </table:table-cell>
          <table:table-cell table:style-name="ce46" table:formula="of:=[MoMo.M39]" office:value-type="date" office:date-value="2020-03-23" calcext:value-type="date">
            <text:p>23/03</text:p>
          </table:table-cell>
          <table:table-cell table:style-name="ce46" table:formula="of:=[MoMo.N39]" office:value-type="date" office:date-value="2020-03-24" calcext:value-type="date">
            <text:p>24/03</text:p>
          </table:table-cell>
          <table:table-cell table:style-name="ce46" table:formula="of:=[MoMo.O39]" office:value-type="date" office:date-value="1899-12-30" calcext:value-type="date">
            <text:p>30/12</text:p>
          </table:table-cell>
          <table:table-cell table:style-name="ce46" table:formula="of:=[MoMo.P3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39]" office:value-type="date" office:date-value="1899-12-30" calcext:value-type="date">
            <text:p>30/12</text:p>
          </table:table-cell>
          <table:table-cell table:style-name="ce46" table:formula="of:=[MoMo.S39]" office:value-type="date" office:date-value="2020-03-22" calcext:value-type="date">
            <text:p>22/03</text:p>
          </table:table-cell>
          <table:table-cell table:style-name="ce46" table:formula="of:=[MoMo.T39]" office:value-type="date" office:date-value="2020-03-25" calcext:value-type="date">
            <text:p>25/03</text:p>
          </table:table-cell>
          <table:table-cell table:style-name="ce46" table:formula="of:=[MoMo.U39]" office:value-type="date" office:date-value="1899-12-30" calcext:value-type="date">
            <text:p>30/12</text:p>
          </table:table-cell>
          <table:table-cell table:style-name="ce46" table:formula="of:=[MoMo.V39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0]" office:value-type="string" office:string-value="Fin" calcext:value-type="string">
            <text:p>Fin</text:p>
          </table:table-cell>
          <table:table-cell table:style-name="ce61" table:formula="of:=[MoMo.C40]" office:value-type="date" office:date-value="2020-03-25" calcext:value-type="date">
            <text:p>25/03</text:p>
          </table:table-cell>
          <table:table-cell table:style-name="ce61" table:formula="of:=[MoMo.D40]" office:value-type="date" office:date-value="2020-03-29" calcext:value-type="date">
            <text:p>29/03</text:p>
          </table:table-cell>
          <table:table-cell table:style-name="ce61" table:formula="of:=[MoMo.E40]" office:value-type="date" office:date-value="1899-12-30" calcext:value-type="date">
            <text:p>30/12</text:p>
          </table:table-cell>
          <table:table-cell table:style-name="ce61" table:formula="of:=[MoMo.F40]" office:value-type="date" office:date-value="2020-03-26" calcext:value-type="date">
            <text:p>26/03</text:p>
          </table:table-cell>
          <table:table-cell table:style-name="ce61" table:formula="of:=[MoMo.G40]" office:value-type="date" office:date-value="1899-12-30" calcext:value-type="date">
            <text:p>30/12</text:p>
          </table:table-cell>
          <table:table-cell table:style-name="ce61" table:formula="of:=[MoMo.H40]" office:value-type="date" office:date-value="1899-12-30" calcext:value-type="date">
            <text:p>30/12</text:p>
          </table:table-cell>
          <table:table-cell table:style-name="ce61" table:formula="of:=[MoMo.I40]" office:value-type="date" office:date-value="2020-03-29" calcext:value-type="date">
            <text:p>29/03</text:p>
          </table:table-cell>
          <table:table-cell table:style-name="ce61" table:formula="of:=[MoMo.J40]" office:value-type="date" office:date-value="2020-03-29" calcext:value-type="date">
            <text:p>29/03</text:p>
          </table:table-cell>
          <table:table-cell table:style-name="ce61" table:formula="of:=[MoMo.K40]" office:value-type="date" office:date-value="2020-03-28" calcext:value-type="date">
            <text:p>28/03</text:p>
          </table:table-cell>
          <table:table-cell table:style-name="ce61" table:formula="of:=[MoMo.L40]" office:value-type="date" office:date-value="1899-12-30" calcext:value-type="date">
            <text:p>30/12</text:p>
          </table:table-cell>
          <table:table-cell table:style-name="ce61" table:formula="of:=[MoMo.M40]" office:value-type="date" office:date-value="2020-03-29" calcext:value-type="date">
            <text:p>29/03</text:p>
          </table:table-cell>
          <table:table-cell table:style-name="ce61" table:formula="of:=[MoMo.N40]" office:value-type="date" office:date-value="2020-03-28" calcext:value-type="date">
            <text:p>28/03</text:p>
          </table:table-cell>
          <table:table-cell table:style-name="ce61" table:formula="of:=[MoMo.O40]" office:value-type="date" office:date-value="1899-12-30" calcext:value-type="date">
            <text:p>30/12</text:p>
          </table:table-cell>
          <table:table-cell table:style-name="ce61" table:formula="of:=[MoMo.P40]" office:value-type="date" office:date-value="2020-03-21" calcext:value-type="date">
            <text:p>21/03</text:p>
          </table:table-cell>
          <table:table-cell table:style-name="ce61"/>
          <table:table-cell table:style-name="ce61" table:formula="of:=[MoMo.R40]" office:value-type="date" office:date-value="1899-12-30" calcext:value-type="date">
            <text:p>30/12</text:p>
          </table:table-cell>
          <table:table-cell table:style-name="ce61" table:formula="of:=[MoMo.S40]" office:value-type="date" office:date-value="2020-03-29" calcext:value-type="date">
            <text:p>29/03</text:p>
          </table:table-cell>
          <table:table-cell table:style-name="ce61" table:formula="of:=[MoMo.T40]" office:value-type="date" office:date-value="2020-03-28" calcext:value-type="date">
            <text:p>28/03</text:p>
          </table:table-cell>
          <table:table-cell table:style-name="ce61" table:formula="of:=[MoMo.U40]" office:value-type="date" office:date-value="1899-12-30" calcext:value-type="date">
            <text:p>30/12</text:p>
          </table:table-cell>
          <table:table-cell table:style-name="ce61" table:formula="of:=[MoMo.V4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1]" office:value-type="string" office:string-value="MoMo (parcial)" calcext:value-type="string">
            <text:p>MoMo (parcial)</text:p>
          </table:table-cell>
          <table:table-cell table:style-name="ce122" table:formula="of:=[MoMo.C41]/[.C$5]*1000000" office:value-type="float" office:value="7.87175433256588" calcext:value-type="float">
            <text:p>8</text:p>
          </table:table-cell>
          <table:table-cell table:style-name="ce122" table:formula="of:=[MoMo.D41]/[.D$5]*1000000" office:value-type="float" office:value="134.48172576731" calcext:value-type="float">
            <text:p>134</text:p>
          </table:table-cell>
          <table:table-cell table:style-name="ce122" table:formula="of:=[MoMo.E41]/[.E$5]*1000000" office:value-type="float" office:value="0" calcext:value-type="float">
            <text:p>0</text:p>
          </table:table-cell>
          <table:table-cell table:style-name="ce122" table:formula="of:=[MoMo.F41]/[.F$5]*1000000" office:value-type="float" office:value="38.9757181276065" calcext:value-type="float">
            <text:p>39</text:p>
          </table:table-cell>
          <table:table-cell table:style-name="ce122" table:formula="of:=[MoMo.G41]/[.G$5]*1000000" office:value-type="float" office:value="0" calcext:value-type="float">
            <text:p>0</text:p>
          </table:table-cell>
          <table:table-cell table:style-name="ce122" table:formula="of:=[MoMo.H41]/[.H$5]*1000000" office:value-type="float" office:value="0" calcext:value-type="float">
            <text:p>0</text:p>
          </table:table-cell>
          <table:table-cell table:style-name="ce122" table:formula="of:=[MoMo.I41]/[.I$5]*1000000" office:value-type="float" office:value="486.475806545341" calcext:value-type="float">
            <text:p>486</text:p>
          </table:table-cell>
          <table:table-cell table:style-name="ce122" table:formula="of:=[MoMo.J41]/[.J$5]*1000000" office:value-type="float" office:value="478.585282170429" calcext:value-type="float">
            <text:p>479</text:p>
          </table:table-cell>
          <table:table-cell table:style-name="ce122" table:formula="of:=[MoMo.K41]/[.K$5]*1000000" office:value-type="float" office:value="70.5257126090369" calcext:value-type="float">
            <text:p>71</text:p>
          </table:table-cell>
          <table:table-cell table:style-name="ce122" table:formula="of:=[MoMo.L41]/[.L$5]*1000000" office:value-type="float" office:value="0" calcext:value-type="float">
            <text:p>0</text:p>
          </table:table-cell>
          <table:table-cell table:style-name="ce122" table:formula="of:=[MoMo.M41]/[.M$5]*1000000" office:value-type="float" office:value="74.9440488280624" calcext:value-type="float">
            <text:p>75</text:p>
          </table:table-cell>
          <table:table-cell table:style-name="ce122" table:formula="of:=[MoMo.N41]/[.N$5]*1000000" office:value-type="float" office:value="57.7892983540303" calcext:value-type="float">
            <text:p>58</text:p>
          </table:table-cell>
          <table:table-cell table:style-name="ce122" table:formula="of:=[MoMo.O41]/[.O$5]*1000000" office:value-type="float" office:value="0" calcext:value-type="float">
            <text:p>0</text:p>
          </table:table-cell>
          <table:table-cell table:style-name="ce122" table:formula="of:=[MoMo.P41]/[.P$5]*1000000" office:value-type="float" office:value="188.200841005406" calcext:value-type="float">
            <text:p>188</text:p>
          </table:table-cell>
          <table:table-cell table:style-name="ce122"/>
          <table:table-cell table:style-name="ce122" table:formula="of:=[MoMo.R41]/[.R$5]*1000000" office:value-type="float" office:value="0" calcext:value-type="float">
            <text:p>0</text:p>
          </table:table-cell>
          <table:table-cell table:style-name="ce122" table:formula="of:=[MoMo.S41]/[.S$5]*1000000" office:value-type="float" office:value="217.742458543998" calcext:value-type="float">
            <text:p>218</text:p>
          </table:table-cell>
          <table:table-cell table:style-name="ce122" table:formula="of:=[MoMo.T41]/[.T$5]*1000000" office:value-type="float" office:value="60.0248830424249" calcext:value-type="float">
            <text:p>60</text:p>
          </table:table-cell>
          <table:table-cell table:style-name="ce122" table:formula="of:=[MoMo.U41]/[.U$5]*1000000" office:value-type="float" office:value="0" calcext:value-type="float">
            <text:p>0</text:p>
          </table:table-cell>
          <table:table-cell table:style-name="ce122" table:formula="of:=[MoMo.V4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2]" office:value-type="string" office:string-value="Covid-19 (parcial)" calcext:value-type="string">
            <text:p>Covid-19 (parcial)</text:p>
          </table:table-cell>
          <table:table-cell table:style-name="ce123" table:formula="of:=[MoMo.C42]/[.C$5]*1000000" office:value-type="float" office:value="3.1009941310108" calcext:value-type="float">
            <text:p>3</text:p>
          </table:table-cell>
          <table:table-cell table:style-name="ce123" table:formula="of:=[MoMo.D42]/[.D$5]*1000000" office:value-type="float" office:value="46.6101435898063" calcext:value-type="float">
            <text:p>47</text:p>
          </table:table-cell>
          <table:table-cell table:style-name="ce123" table:formula="of:=[MoMo.E42]/[.E$5]*1000000" office:value-type="float" office:value="0" calcext:value-type="float">
            <text:p>0</text:p>
          </table:table-cell>
          <table:table-cell table:style-name="ce123" table:formula="of:=[MoMo.F42]/[.F$5]*1000000" office:value-type="float" office:value="14.1729884100387" calcext:value-type="float">
            <text:p>14</text:p>
          </table:table-cell>
          <table:table-cell table:style-name="ce123" table:formula="of:=[MoMo.G42]/[.G$5]*1000000" office:value-type="float" office:value="0" calcext:value-type="float">
            <text:p>0</text:p>
          </table:table-cell>
          <table:table-cell table:style-name="ce123" table:formula="of:=[MoMo.H42]/[.H$5]*1000000" office:value-type="float" office:value="0" calcext:value-type="float">
            <text:p>0</text:p>
          </table:table-cell>
          <table:table-cell table:style-name="ce123" table:formula="of:=[MoMo.I42]/[.I$5]*1000000" office:value-type="float" office:value="221.238570724118" calcext:value-type="float">
            <text:p>221</text:p>
          </table:table-cell>
          <table:table-cell table:style-name="ce123" table:formula="of:=[MoMo.J42]/[.J$5]*1000000" office:value-type="float" office:value="176.632506203107" calcext:value-type="float">
            <text:p>177</text:p>
          </table:table-cell>
          <table:table-cell table:style-name="ce123" table:formula="of:=[MoMo.K42]/[.K$5]*1000000" office:value-type="float" office:value="124.735775286132" calcext:value-type="float">
            <text:p>125</text:p>
          </table:table-cell>
          <table:table-cell table:style-name="ce123" table:formula="of:=[MoMo.L42]/[.L$5]*1000000" office:value-type="float" office:value="0" calcext:value-type="float">
            <text:p>0</text:p>
          </table:table-cell>
          <table:table-cell table:style-name="ce123" table:formula="of:=[MoMo.M42]/[.M$5]*1000000" office:value-type="float" office:value="34.853011954986" calcext:value-type="float">
            <text:p>35</text:p>
          </table:table-cell>
          <table:table-cell table:style-name="ce123" table:formula="of:=[MoMo.N42]/[.N$5]*1000000" office:value-type="float" office:value="57.7892983540303" calcext:value-type="float">
            <text:p>58</text:p>
          </table:table-cell>
          <table:table-cell table:style-name="ce123" table:formula="of:=[MoMo.O42]/[.O$5]*1000000" office:value-type="float" office:value="0" calcext:value-type="float">
            <text:p>0</text:p>
          </table:table-cell>
          <table:table-cell table:style-name="ce123" table:formula="of:=[MoMo.P42]/[.P$5]*1000000" office:value-type="float" office:value="119.031711233629" calcext:value-type="float">
            <text:p>119</text:p>
          </table:table-cell>
          <table:table-cell table:style-name="ce123"/>
          <table:table-cell table:style-name="ce123" table:formula="of:=[MoMo.R42]/[.R$5]*1000000" office:value-type="float" office:value="0" calcext:value-type="float">
            <text:p>0</text:p>
          </table:table-cell>
          <table:table-cell table:style-name="ce123" table:formula="of:=[MoMo.S42]/[.S$5]*1000000" office:value-type="float" office:value="108.099092894183" calcext:value-type="float">
            <text:p>108</text:p>
          </table:table-cell>
          <table:table-cell table:style-name="ce123" table:formula="of:=[MoMo.T42]/[.T$5]*1000000" office:value-type="float" office:value="30.0124415212124" calcext:value-type="float">
            <text:p>30</text:p>
          </table:table-cell>
          <table:table-cell table:style-name="ce123" table:formula="of:=[MoMo.U42]/[.U$5]*1000000" office:value-type="float" office:value="0" calcext:value-type="float">
            <text:p>0</text:p>
          </table:table-cell>
          <table:table-cell table:style-name="ce123" table:formula="of:=[MoMo.V4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43]" office:value-type="string" office:string-value="Covid-19 (total)" calcext:value-type="string">
            <text:p>Covid-19 (total)</text:p>
          </table:table-cell>
          <table:table-cell table:style-name="ce124" table:formula="of:=[MoMo.C43]/[.C$5]*1000000" office:value-type="float" office:value="28.147485189175" calcext:value-type="float">
            <text:p>28</text:p>
          </table:table-cell>
          <table:table-cell table:style-name="ce124" table:formula="of:=[MoMo.D43]/[.D$5]*1000000" office:value-type="float" office:value="80.9946757462208" calcext:value-type="float">
            <text:p>81</text:p>
          </table:table-cell>
          <table:table-cell table:style-name="ce124" table:formula="of:=[MoMo.E43]/[.E$5]*1000000" office:value-type="float" office:value="47.6540587642622" calcext:value-type="float">
            <text:p>48</text:p>
          </table:table-cell>
          <table:table-cell table:style-name="ce124" table:formula="of:=[MoMo.F43]/[.F$5]*1000000" office:value-type="float" office:value="32.7750356982146" calcext:value-type="float">
            <text:p>33</text:p>
          </table:table-cell>
          <table:table-cell table:style-name="ce124" table:formula="of:=[MoMo.G43]/[.G$5]*1000000" office:value-type="float" office:value="18.7997753426847" calcext:value-type="float">
            <text:p>19</text:p>
          </table:table-cell>
          <table:table-cell table:style-name="ce124" table:formula="of:=[MoMo.H43]/[.H$5]*1000000" office:value-type="float" office:value="46.5333514870853" calcext:value-type="float">
            <text:p>47</text:p>
          </table:table-cell>
          <table:table-cell table:style-name="ce124" table:formula="of:=[MoMo.I43]/[.I$5]*1000000" office:value-type="float" office:value="258.180846135838" calcext:value-type="float">
            <text:p>258</text:p>
          </table:table-cell>
          <table:table-cell table:style-name="ce124" table:formula="of:=[MoMo.J43]/[.J$5]*1000000" office:value-type="float" office:value="218.077004865288" calcext:value-type="float">
            <text:p>218</text:p>
          </table:table-cell>
          <table:table-cell table:style-name="ce124" table:formula="of:=[MoMo.K43]/[.K$5]*1000000" office:value-type="float" office:value="185.524729064817" calcext:value-type="float">
            <text:p>186</text:p>
          </table:table-cell>
          <table:table-cell table:style-name="ce124" table:formula="of:=[MoMo.L43]/[.L$5]*1000000" office:value-type="float" office:value="11.7448087945128" calcext:value-type="float">
            <text:p>12</text:p>
          </table:table-cell>
          <table:table-cell table:style-name="ce124" table:formula="of:=[MoMo.M43]/[.M$5]*1000000" office:value-type="float" office:value="62.4533740233854" calcext:value-type="float">
            <text:p>62</text:p>
          </table:table-cell>
          <table:table-cell table:style-name="ce124" table:formula="of:=[MoMo.N43]/[.N$5]*1000000" office:value-type="float" office:value="98.8010584762453" calcext:value-type="float">
            <text:p>99</text:p>
          </table:table-cell>
          <table:table-cell table:style-name="ce124" table:formula="of:=[MoMo.O43]/[.O$5]*1000000" office:value-type="float" office:value="24.4286743779849" calcext:value-type="float">
            <text:p>24</text:p>
          </table:table-cell>
          <table:table-cell table:style-name="ce124" table:formula="of:=[MoMo.P43]/[.P$5]*1000000" office:value-type="float" office:value="515.652061946961" calcext:value-type="float">
            <text:p>516</text:p>
          </table:table-cell>
          <table:table-cell table:style-name="ce124"/>
          <table:table-cell table:style-name="ce124" table:formula="of:=[MoMo.R43]/[.R$5]*1000000" office:value-type="float" office:value="16.9089264928384" calcext:value-type="float">
            <text:p>17</text:p>
          </table:table-cell>
          <table:table-cell table:style-name="ce124" table:formula="of:=[MoMo.S43]/[.S$5]*1000000" office:value-type="float" office:value="157.515821074381" calcext:value-type="float">
            <text:p>158</text:p>
          </table:table-cell>
          <table:table-cell table:style-name="ce124" table:formula="of:=[MoMo.T43]/[.T$5]*1000000" office:value-type="float" office:value="135.055986845456" calcext:value-type="float">
            <text:p>135</text:p>
          </table:table-cell>
          <table:table-cell table:style-name="ce124" table:formula="of:=[MoMo.U43]/[.U$5]*1000000" office:value-type="float" office:value="224.914864971886" calcext:value-type="float">
            <text:p>225</text:p>
          </table:table-cell>
          <table:table-cell table:style-name="ce124" table:formula="of:=[MoMo.V43]/[.V$5]*1000000" office:value-type="float" office:value="157.096144124369" calcext:value-type="float">
            <text:p>157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44]" office:value-type="string" office:string-value="Diferencia" calcext:value-type="string">
            <text:p>Diferencia</text:p>
          </table:table-cell>
          <table:table-cell table:style-name="ce124" table:formula="of:=[.C41]-[.C42]" office:value-type="float" office:value="4.77076020155508" calcext:value-type="float">
            <text:p>5</text:p>
          </table:table-cell>
          <table:table-cell table:style-name="ce124" table:formula="of:=[.D41]-[.D42]" office:value-type="float" office:value="87.8715821775037" calcext:value-type="float">
            <text:p>88</text:p>
          </table:table-cell>
          <table:table-cell table:style-name="ce124" table:formula="of:=[.E41]-[.E42]" office:value-type="float" office:value="0" calcext:value-type="float">
            <text:p>0</text:p>
          </table:table-cell>
          <table:table-cell table:style-name="ce124" table:formula="of:=[.F41]-[.F42]" office:value-type="float" office:value="24.8027297175678" calcext:value-type="float">
            <text:p>25</text:p>
          </table:table-cell>
          <table:table-cell table:style-name="ce124" table:formula="of:=[.G41]-[.G42]" office:value-type="float" office:value="0" calcext:value-type="float">
            <text:p>0</text:p>
          </table:table-cell>
          <table:table-cell table:style-name="ce124" table:formula="of:=[.H41]-[.H42]" office:value-type="float" office:value="0" calcext:value-type="float">
            <text:p>0</text:p>
          </table:table-cell>
          <table:table-cell table:style-name="ce124" table:formula="of:=[.I41]-[.I42]" office:value-type="float" office:value="265.237235821223" calcext:value-type="float">
            <text:p>265</text:p>
          </table:table-cell>
          <table:table-cell table:style-name="ce124" table:formula="of:=[.J41]-[.J42]" office:value-type="float" office:value="301.952775967322" calcext:value-type="float">
            <text:p>302</text:p>
          </table:table-cell>
          <table:table-cell table:style-name="ce124" table:formula="of:=[.K41]-[.K42]" office:value-type="float" office:value="-54.2100626770955" calcext:value-type="float">
            <text:p>-54</text:p>
          </table:table-cell>
          <table:table-cell table:style-name="ce124" table:formula="of:=[.L41]-[.L42]" office:value-type="float" office:value="0" calcext:value-type="float">
            <text:p>0</text:p>
          </table:table-cell>
          <table:table-cell table:style-name="ce124" table:formula="of:=[.M41]-[.M42]" office:value-type="float" office:value="40.0910368730764" calcext:value-type="float">
            <text:p>40</text:p>
          </table:table-cell>
          <table:table-cell table:style-name="ce124" table:formula="of:=[.N41]-[.N42]" office:value-type="float" office:value="0" calcext:value-type="float">
            <text:p>0</text:p>
          </table:table-cell>
          <table:table-cell table:style-name="ce124" table:formula="of:=[.O41]-[.O42]" office:value-type="float" office:value="0" calcext:value-type="float">
            <text:p>0</text:p>
          </table:table-cell>
          <table:table-cell table:style-name="ce124" table:formula="of:=[.P41]-[.P42]" office:value-type="float" office:value="69.1691297717768" calcext:value-type="float">
            <text:p>69</text:p>
          </table:table-cell>
          <table:table-cell table:style-name="ce124"/>
          <table:table-cell table:style-name="ce124" table:formula="of:=[.R41]-[.R42]" office:value-type="float" office:value="0" calcext:value-type="float">
            <text:p>0</text:p>
          </table:table-cell>
          <table:table-cell table:style-name="ce124" table:formula="of:=[.S41]-[.S42]" office:value-type="float" office:value="109.643365649815" calcext:value-type="float">
            <text:p>110</text:p>
          </table:table-cell>
          <table:table-cell table:style-name="ce124" table:formula="of:=[.T41]-[.T42]" office:value-type="float" office:value="30.0124415212124" calcext:value-type="float">
            <text:p>30</text:p>
          </table:table-cell>
          <table:table-cell table:style-name="ce124" table:formula="of:=[.U41]-[.U42]" office:value-type="float" office:value="0" calcext:value-type="float">
            <text:p>0</text:p>
          </table:table-cell>
          <table:table-cell table:style-name="ce124" table:formula="of:=[.V41]-[.V42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46]" office:value-type="date" office:date-value="2020-03-31" calcext:value-type="date">
            <text:p>31/03</text:p>
          </table:table-cell>
          <table:table-cell table:style-name="ce110" table:formula="of:=[MoMo.B46]" office:value-type="string" office:string-value="Inicio" calcext:value-type="string">
            <text:p>Inicio</text:p>
          </table:table-cell>
          <table:table-cell table:style-name="ce46" table:formula="of:=[MoMo.C46]" office:value-type="date" office:date-value="2020-03-20" calcext:value-type="date">
            <text:p>20/03</text:p>
          </table:table-cell>
          <table:table-cell table:style-name="ce46" table:formula="of:=[MoMo.D46]" office:value-type="date" office:date-value="2020-03-23" calcext:value-type="date">
            <text:p>23/03</text:p>
          </table:table-cell>
          <table:table-cell table:style-name="ce46" table:formula="of:=[MoMo.E46]" office:value-type="date" office:date-value="1899-12-30" calcext:value-type="date">
            <text:p>30/12</text:p>
          </table:table-cell>
          <table:table-cell table:style-name="ce46" table:formula="of:=[MoMo.F46]" office:value-type="date" office:date-value="2020-03-16" calcext:value-type="date">
            <text:p>16/03</text:p>
          </table:table-cell>
          <table:table-cell table:style-name="ce46" table:formula="of:=[MoMo.G46]" office:value-type="date" office:date-value="1899-12-30" calcext:value-type="date">
            <text:p>30/12</text:p>
          </table:table-cell>
          <table:table-cell table:style-name="ce46" table:formula="of:=[MoMo.H46]" office:value-type="date" office:date-value="2020-03-24" calcext:value-type="date">
            <text:p>24/03</text:p>
          </table:table-cell>
          <table:table-cell table:style-name="ce46" table:formula="of:=[MoMo.I46]" office:value-type="date" office:date-value="2020-03-14" calcext:value-type="date">
            <text:p>14/03</text:p>
          </table:table-cell>
          <table:table-cell table:style-name="ce46" table:formula="of:=[MoMo.J46]" office:value-type="date" office:date-value="2020-03-18" calcext:value-type="date">
            <text:p>18/03</text:p>
          </table:table-cell>
          <table:table-cell table:style-name="ce46" table:formula="of:=[MoMo.K46]" office:value-type="date" office:date-value="2020-03-21" calcext:value-type="date">
            <text:p>21/03</text:p>
          </table:table-cell>
          <table:table-cell table:style-name="ce46" table:formula="of:=[MoMo.L46]" office:value-type="date" office:date-value="1899-12-30" calcext:value-type="date">
            <text:p>30/12</text:p>
          </table:table-cell>
          <table:table-cell table:style-name="ce46" table:formula="of:=[MoMo.M46]" office:value-type="date" office:date-value="2020-03-22" calcext:value-type="date">
            <text:p>22/03</text:p>
          </table:table-cell>
          <table:table-cell table:style-name="ce46" table:formula="of:=[MoMo.N46]" office:value-type="date" office:date-value="2020-03-24" calcext:value-type="date">
            <text:p>24/03</text:p>
          </table:table-cell>
          <table:table-cell table:style-name="ce46" table:formula="of:=[MoMo.O46]" office:value-type="date" office:date-value="1899-12-30" calcext:value-type="date">
            <text:p>30/12</text:p>
          </table:table-cell>
          <table:table-cell table:style-name="ce46" table:formula="of:=[MoMo.P4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46]" office:value-type="date" office:date-value="1899-12-30" calcext:value-type="date">
            <text:p>30/12</text:p>
          </table:table-cell>
          <table:table-cell table:style-name="ce46" table:formula="of:=[MoMo.S46]" office:value-type="date" office:date-value="2020-03-22" calcext:value-type="date">
            <text:p>22/03</text:p>
          </table:table-cell>
          <table:table-cell table:style-name="ce46" table:formula="of:=[MoMo.T46]" office:value-type="date" office:date-value="2020-03-25" calcext:value-type="date">
            <text:p>25/03</text:p>
          </table:table-cell>
          <table:table-cell table:style-name="ce46" table:formula="of:=[MoMo.U46]" office:value-type="date" office:date-value="1899-12-30" calcext:value-type="date">
            <text:p>30/12</text:p>
          </table:table-cell>
          <table:table-cell table:style-name="ce46" table:formula="of:=[MoMo.V46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47]" office:value-type="string" office:string-value="Fin" calcext:value-type="string">
            <text:p>Fin</text:p>
          </table:table-cell>
          <table:table-cell table:style-name="ce61" table:formula="of:=[MoMo.C47]" office:value-type="date" office:date-value="2020-03-25" calcext:value-type="date">
            <text:p>25/03</text:p>
          </table:table-cell>
          <table:table-cell table:style-name="ce61" table:formula="of:=[MoMo.D47]" office:value-type="date" office:date-value="2020-03-30" calcext:value-type="date">
            <text:p>30/03</text:p>
          </table:table-cell>
          <table:table-cell table:style-name="ce61" table:formula="of:=[MoMo.E47]" office:value-type="date" office:date-value="1899-12-30" calcext:value-type="date">
            <text:p>30/12</text:p>
          </table:table-cell>
          <table:table-cell table:style-name="ce61" table:formula="of:=[MoMo.F47]" office:value-type="date" office:date-value="2020-03-26" calcext:value-type="date">
            <text:p>26/03</text:p>
          </table:table-cell>
          <table:table-cell table:style-name="ce61" table:formula="of:=[MoMo.G47]" office:value-type="date" office:date-value="1899-12-30" calcext:value-type="date">
            <text:p>30/12</text:p>
          </table:table-cell>
          <table:table-cell table:style-name="ce61" table:formula="of:=[MoMo.H47]" office:value-type="date" office:date-value="2020-03-30" calcext:value-type="date">
            <text:p>30/03</text:p>
          </table:table-cell>
          <table:table-cell table:style-name="ce61" table:formula="of:=[MoMo.I47]" office:value-type="date" office:date-value="2020-03-31" calcext:value-type="date">
            <text:p>31/03</text:p>
          </table:table-cell>
          <table:table-cell table:style-name="ce61" table:formula="of:=[MoMo.J47]" office:value-type="date" office:date-value="2020-03-30" calcext:value-type="date">
            <text:p>30/03</text:p>
          </table:table-cell>
          <table:table-cell table:style-name="ce61" table:formula="of:=[MoMo.K47]" office:value-type="date" office:date-value="2020-03-30" calcext:value-type="date">
            <text:p>30/03</text:p>
          </table:table-cell>
          <table:table-cell table:style-name="ce61" table:formula="of:=[MoMo.L47]" office:value-type="date" office:date-value="1899-12-30" calcext:value-type="date">
            <text:p>30/12</text:p>
          </table:table-cell>
          <table:table-cell table:style-name="ce61" table:formula="of:=[MoMo.M47]" office:value-type="date" office:date-value="2020-03-30" calcext:value-type="date">
            <text:p>30/03</text:p>
          </table:table-cell>
          <table:table-cell table:style-name="ce61" table:formula="of:=[MoMo.N47]" office:value-type="date" office:date-value="2020-03-25" calcext:value-type="date">
            <text:p>25/03</text:p>
          </table:table-cell>
          <table:table-cell table:style-name="ce61" table:formula="of:=[MoMo.O47]" office:value-type="date" office:date-value="1899-12-30" calcext:value-type="date">
            <text:p>30/12</text:p>
          </table:table-cell>
          <table:table-cell table:style-name="ce61" table:formula="of:=[MoMo.P47]" office:value-type="date" office:date-value="2020-03-24" calcext:value-type="date">
            <text:p>24/03</text:p>
          </table:table-cell>
          <table:table-cell table:style-name="ce61"/>
          <table:table-cell table:style-name="ce61" table:formula="of:=[MoMo.R47]" office:value-type="date" office:date-value="1899-12-30" calcext:value-type="date">
            <text:p>30/12</text:p>
          </table:table-cell>
          <table:table-cell table:style-name="ce61" table:formula="of:=[MoMo.S47]" office:value-type="date" office:date-value="2020-03-30" calcext:value-type="date">
            <text:p>30/03</text:p>
          </table:table-cell>
          <table:table-cell table:style-name="ce61" table:formula="of:=[MoMo.T47]" office:value-type="date" office:date-value="2020-03-29" calcext:value-type="date">
            <text:p>29/03</text:p>
          </table:table-cell>
          <table:table-cell table:style-name="ce61" table:formula="of:=[MoMo.U47]" office:value-type="date" office:date-value="1899-12-30" calcext:value-type="date">
            <text:p>30/12</text:p>
          </table:table-cell>
          <table:table-cell table:style-name="ce61" table:formula="of:=[MoMo.V4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48]" office:value-type="string" office:string-value="MoMo (parcial)" calcext:value-type="string">
            <text:p>MoMo (parcial)</text:p>
          </table:table-cell>
          <table:table-cell table:style-name="ce122" table:formula="of:=[MoMo.C48]/[.C$5]*1000000" office:value-type="float" office:value="18.8445027961426" calcext:value-type="float">
            <text:p>19</text:p>
          </table:table-cell>
          <table:table-cell table:style-name="ce122" table:formula="of:=[MoMo.D48]/[.D$5]*1000000" office:value-type="float" office:value="148.235538629876" calcext:value-type="float">
            <text:p>148</text:p>
          </table:table-cell>
          <table:table-cell table:style-name="ce122" table:formula="of:=[MoMo.E48]/[.E$5]*1000000" office:value-type="float" office:value="0" calcext:value-type="float">
            <text:p>0</text:p>
          </table:table-cell>
          <table:table-cell table:style-name="ce122" table:formula="of:=[MoMo.F48]/[.F$5]*1000000" office:value-type="float" office:value="38.9757181276065" calcext:value-type="float">
            <text:p>39</text:p>
          </table:table-cell>
          <table:table-cell table:style-name="ce122" table:formula="of:=[MoMo.G48]/[.G$5]*1000000" office:value-type="float" office:value="0" calcext:value-type="float">
            <text:p>0</text:p>
          </table:table-cell>
          <table:table-cell table:style-name="ce122" table:formula="of:=[MoMo.H48]/[.H$5]*1000000" office:value-type="float" office:value="44.8098940246006" calcext:value-type="float">
            <text:p>45</text:p>
          </table:table-cell>
          <table:table-cell table:style-name="ce122" table:formula="of:=[MoMo.I48]/[.I$5]*1000000" office:value-type="float" office:value="573.642973247151" calcext:value-type="float">
            <text:p>574</text:p>
          </table:table-cell>
          <table:table-cell table:style-name="ce122" table:formula="of:=[MoMo.J48]/[.J$5]*1000000" office:value-type="float" office:value="526.937197276307" calcext:value-type="float">
            <text:p>527</text:p>
          </table:table-cell>
          <table:table-cell table:style-name="ce122" table:formula="of:=[MoMo.K48]/[.K$5]*1000000" office:value-type="float" office:value="98.02547741368" calcext:value-type="float">
            <text:p>98</text:p>
          </table:table-cell>
          <table:table-cell table:style-name="ce122" table:formula="of:=[MoMo.L48]/[.L$5]*1000000" office:value-type="float" office:value="0" calcext:value-type="float">
            <text:p>0</text:p>
          </table:table-cell>
          <table:table-cell table:style-name="ce122" table:formula="of:=[MoMo.M48]/[.M$5]*1000000" office:value-type="float" office:value="97.1049234815218" calcext:value-type="float">
            <text:p>97</text:p>
          </table:table-cell>
          <table:table-cell table:style-name="ce122" table:formula="of:=[MoMo.N48]/[.N$5]*1000000" office:value-type="float" office:value="35.4192473782766" calcext:value-type="float">
            <text:p>35</text:p>
          </table:table-cell>
          <table:table-cell table:style-name="ce122" table:formula="of:=[MoMo.O48]/[.O$5]*1000000" office:value-type="float" office:value="0" calcext:value-type="float">
            <text:p>0</text:p>
          </table:table-cell>
          <table:table-cell table:style-name="ce122" table:formula="of:=[MoMo.P48]/[.P$5]*1000000" office:value-type="float" office:value="250.833107963586" calcext:value-type="float">
            <text:p>251</text:p>
          </table:table-cell>
          <table:table-cell table:style-name="ce122"/>
          <table:table-cell table:style-name="ce122" table:formula="of:=[MoMo.R48]/[.R$5]*1000000" office:value-type="float" office:value="0" calcext:value-type="float">
            <text:p>0</text:p>
          </table:table-cell>
          <table:table-cell table:style-name="ce122" table:formula="of:=[MoMo.S48]/[.S$5]*1000000" office:value-type="float" office:value="270.247732235458" calcext:value-type="float">
            <text:p>270</text:p>
          </table:table-cell>
          <table:table-cell table:style-name="ce122" table:formula="of:=[MoMo.T48]/[.T$5]*1000000" office:value-type="float" office:value="82.7615811645555" calcext:value-type="float">
            <text:p>83</text:p>
          </table:table-cell>
          <table:table-cell table:style-name="ce122" table:formula="of:=[MoMo.U48]/[.U$5]*1000000" office:value-type="float" office:value="0" calcext:value-type="float">
            <text:p>0</text:p>
          </table:table-cell>
          <table:table-cell table:style-name="ce122" table:formula="of:=[MoMo.V48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49]" office:value-type="string" office:string-value="Covid-19 (parcial)" calcext:value-type="string">
            <text:p>Covid-19 (parcial)</text:p>
          </table:table-cell>
          <table:table-cell table:style-name="ce123" table:formula="of:=[MoMo.C49]/[.C$5]*1000000" office:value-type="float" office:value="9.89932741822678" calcext:value-type="float">
            <text:p>10</text:p>
          </table:table-cell>
          <table:table-cell table:style-name="ce123" table:formula="of:=[MoMo.D49]/[.D$5]*1000000" office:value-type="float" office:value="56.5434528794371" calcext:value-type="float">
            <text:p>57</text:p>
          </table:table-cell>
          <table:table-cell table:style-name="ce123" table:formula="of:=[MoMo.E49]/[.E$5]*1000000" office:value-type="float" office:value="0" calcext:value-type="float">
            <text:p>0</text:p>
          </table:table-cell>
          <table:table-cell table:style-name="ce123" table:formula="of:=[MoMo.F49]/[.F$5]*1000000" office:value-type="float" office:value="14.1729884100387" calcext:value-type="float">
            <text:p>14</text:p>
          </table:table-cell>
          <table:table-cell table:style-name="ce123" table:formula="of:=[MoMo.G49]/[.G$5]*1000000" office:value-type="float" office:value="0" calcext:value-type="float">
            <text:p>0</text:p>
          </table:table-cell>
          <table:table-cell table:style-name="ce123" table:formula="of:=[MoMo.H49]/[.H$5]*1000000" office:value-type="float" office:value="31.0222343247235" calcext:value-type="float">
            <text:p>31</text:p>
          </table:table-cell>
          <table:table-cell table:style-name="ce123" table:formula="of:=[MoMo.I49]/[.I$5]*1000000" office:value-type="float" office:value="291.387385831766" calcext:value-type="float">
            <text:p>291</text:p>
          </table:table-cell>
          <table:table-cell table:style-name="ce123" table:formula="of:=[MoMo.J49]/[.J$5]*1000000" office:value-type="float" office:value="207.222493310907" calcext:value-type="float">
            <text:p>207</text:p>
          </table:table-cell>
          <table:table-cell table:style-name="ce123" table:formula="of:=[MoMo.K49]/[.K$5]*1000000" office:value-type="float" office:value="169.472234776939" calcext:value-type="float">
            <text:p>169</text:p>
          </table:table-cell>
          <table:table-cell table:style-name="ce123" table:formula="of:=[MoMo.L49]/[.L$5]*1000000" office:value-type="float" office:value="0" calcext:value-type="float">
            <text:p>0</text:p>
          </table:table-cell>
          <table:table-cell table:style-name="ce123" table:formula="of:=[MoMo.M49]/[.M$5]*1000000" office:value-type="float" office:value="48.5524617407609" calcext:value-type="float">
            <text:p>49</text:p>
          </table:table-cell>
          <table:table-cell table:style-name="ce123" table:formula="of:=[MoMo.N49]/[.N$5]*1000000" office:value-type="float" office:value="12.1171109451999" calcext:value-type="float">
            <text:p>12</text:p>
          </table:table-cell>
          <table:table-cell table:style-name="ce123" table:formula="of:=[MoMo.O49]/[.O$5]*1000000" office:value-type="float" office:value="0" calcext:value-type="float">
            <text:p>0</text:p>
          </table:table-cell>
          <table:table-cell table:style-name="ce123" table:formula="of:=[MoMo.P49]/[.P$5]*1000000" office:value-type="float" office:value="230.15837906477" calcext:value-type="float">
            <text:p>230</text:p>
          </table:table-cell>
          <table:table-cell table:style-name="ce123"/>
          <table:table-cell table:style-name="ce123" table:formula="of:=[MoMo.R49]/[.R$5]*1000000" office:value-type="float" office:value="0" calcext:value-type="float">
            <text:p>0</text:p>
          </table:table-cell>
          <table:table-cell table:style-name="ce123" table:formula="of:=[MoMo.S49]/[.S$5]*1000000" office:value-type="float" office:value="135.896002495545" calcext:value-type="float">
            <text:p>136</text:p>
          </table:table-cell>
          <table:table-cell table:style-name="ce123" table:formula="of:=[MoMo.T49]/[.T$5]*1000000" office:value-type="float" office:value="50.0207358686874" calcext:value-type="float">
            <text:p>50</text:p>
          </table:table-cell>
          <table:table-cell table:style-name="ce123" table:formula="of:=[MoMo.U49]/[.U$5]*1000000" office:value-type="float" office:value="0" calcext:value-type="float">
            <text:p>0</text:p>
          </table:table-cell>
          <table:table-cell table:style-name="ce123" table:formula="of:=[MoMo.V4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0]" office:value-type="string" office:string-value="Covid-19 (total)" calcext:value-type="string">
            <text:p>Covid-19 (total)</text:p>
          </table:table-cell>
          <table:table-cell table:style-name="ce124" table:formula="of:=[MoMo.C50]/[.C$5]*1000000" office:value-type="float" office:value="29.5787132496415" calcext:value-type="float">
            <text:p>30</text:p>
          </table:table-cell>
          <table:table-cell table:style-name="ce124" table:formula="of:=[MoMo.D50]/[.D$5]*1000000" office:value-type="float" office:value="105.445898613004" calcext:value-type="float">
            <text:p>105</text:p>
          </table:table-cell>
          <table:table-cell table:style-name="ce124" table:formula="of:=[MoMo.E50]/[.E$5]*1000000" office:value-type="float" office:value="53.4892496333555" calcext:value-type="float">
            <text:p>53</text:p>
          </table:table-cell>
          <table:table-cell table:style-name="ce124" table:formula="of:=[MoMo.F50]/[.F$5]*1000000" office:value-type="float" office:value="37.2040945763517" calcext:value-type="float">
            <text:p>37</text:p>
          </table:table-cell>
          <table:table-cell table:style-name="ce124" table:formula="of:=[MoMo.G50]/[.G$5]*1000000" office:value-type="float" office:value="25.8496910961914" calcext:value-type="float">
            <text:p>26</text:p>
          </table:table-cell>
          <table:table-cell table:style-name="ce124" table:formula="of:=[MoMo.H50]/[.H$5]*1000000" office:value-type="float" office:value="63.7679261119317" calcext:value-type="float">
            <text:p>64</text:p>
          </table:table-cell>
          <table:table-cell table:style-name="ce124" table:formula="of:=[MoMo.I50]/[.I$5]*1000000" office:value-type="float" office:value="293.87787630896" calcext:value-type="float">
            <text:p>294</text:p>
          </table:table-cell>
          <table:table-cell table:style-name="ce124" table:formula="of:=[MoMo.J50]/[.J$5]*1000000" office:value-type="float" office:value="254.587634639115" calcext:value-type="float">
            <text:p>255</text:p>
          </table:table-cell>
          <table:table-cell table:style-name="ce124" table:formula="of:=[MoMo.K50]/[.K$5]*1000000" office:value-type="float" office:value="219.998118437145" calcext:value-type="float">
            <text:p>220</text:p>
          </table:table-cell>
          <table:table-cell table:style-name="ce124" table:formula="of:=[MoMo.L50]/[.L$5]*1000000" office:value-type="float" office:value="11.7448087945128" calcext:value-type="float">
            <text:p>12</text:p>
          </table:table-cell>
          <table:table-cell table:style-name="ce124" table:formula="of:=[MoMo.M50]/[.M$5]*1000000" office:value-type="float" office:value="68.2957864320246" calcext:value-type="float">
            <text:p>68</text:p>
          </table:table-cell>
          <table:table-cell table:style-name="ce124" table:formula="of:=[MoMo.N50]/[.N$5]*1000000" office:value-type="float" office:value="123.967365823968" calcext:value-type="float">
            <text:p>124</text:p>
          </table:table-cell>
          <table:table-cell table:style-name="ce124" table:formula="of:=[MoMo.O50]/[.O$5]*1000000" office:value-type="float" office:value="31.0910401174353" calcext:value-type="float">
            <text:p>31</text:p>
          </table:table-cell>
          <table:table-cell table:style-name="ce124" table:formula="of:=[MoMo.P50]/[.P$5]*1000000" office:value-type="float" office:value="547.728295753213" calcext:value-type="float">
            <text:p>548</text:p>
          </table:table-cell>
          <table:table-cell table:style-name="ce124"/>
          <table:table-cell table:style-name="ce124" table:formula="of:=[MoMo.R50]/[.R$5]*1000000" office:value-type="float" office:value="22.9961400302602" calcext:value-type="float">
            <text:p>23</text:p>
          </table:table-cell>
          <table:table-cell table:style-name="ce124" table:formula="of:=[MoMo.S50]/[.S$5]*1000000" office:value-type="float" office:value="174.502821386325" calcext:value-type="float">
            <text:p>175</text:p>
          </table:table-cell>
          <table:table-cell table:style-name="ce124" table:formula="of:=[MoMo.T50]/[.T$5]*1000000" office:value-type="float" office:value="147.788537793849" calcext:value-type="float">
            <text:p>148</text:p>
          </table:table-cell>
          <table:table-cell table:style-name="ce124" table:formula="of:=[MoMo.U50]/[.U$5]*1000000" office:value-type="float" office:value="269.264274966342" calcext:value-type="float">
            <text:p>269</text:p>
          </table:table-cell>
          <table:table-cell table:style-name="ce124" table:formula="of:=[MoMo.V5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1]" office:value-type="string" office:string-value="Diferencia" calcext:value-type="string">
            <text:p>Diferencia</text:p>
          </table:table-cell>
          <table:table-cell table:style-name="ce124" table:formula="of:=[.C48]-[.C49]" office:value-type="float" office:value="8.94517537791577" calcext:value-type="float">
            <text:p>9</text:p>
          </table:table-cell>
          <table:table-cell table:style-name="ce124" table:formula="of:=[.D48]-[.D49]" office:value-type="float" office:value="91.6920857504386" calcext:value-type="float">
            <text:p>92</text:p>
          </table:table-cell>
          <table:table-cell table:style-name="ce124" table:formula="of:=[.E48]-[.E49]" office:value-type="float" office:value="0" calcext:value-type="float">
            <text:p>0</text:p>
          </table:table-cell>
          <table:table-cell table:style-name="ce124" table:formula="of:=[.F48]-[.F49]" office:value-type="float" office:value="24.8027297175678" calcext:value-type="float">
            <text:p>25</text:p>
          </table:table-cell>
          <table:table-cell table:style-name="ce124" table:formula="of:=[.G48]-[.G49]" office:value-type="float" office:value="0" calcext:value-type="float">
            <text:p>0</text:p>
          </table:table-cell>
          <table:table-cell table:style-name="ce124" table:formula="of:=[.H48]-[.H49]" office:value-type="float" office:value="13.7876596998771" calcext:value-type="float">
            <text:p>14</text:p>
          </table:table-cell>
          <table:table-cell table:style-name="ce124" table:formula="of:=[.I48]-[.I49]" office:value-type="float" office:value="282.255587415385" calcext:value-type="float">
            <text:p>282</text:p>
          </table:table-cell>
          <table:table-cell table:style-name="ce124" table:formula="of:=[.J48]-[.J49]" office:value-type="float" office:value="319.7147039654" calcext:value-type="float">
            <text:p>320</text:p>
          </table:table-cell>
          <table:table-cell table:style-name="ce124" table:formula="of:=[.K48]-[.K49]" office:value-type="float" office:value="-71.4467573632594" calcext:value-type="float">
            <text:p>-71</text:p>
          </table:table-cell>
          <table:table-cell table:style-name="ce124" table:formula="of:=[.L48]-[.L49]" office:value-type="float" office:value="0" calcext:value-type="float">
            <text:p>0</text:p>
          </table:table-cell>
          <table:table-cell table:style-name="ce124" table:formula="of:=[.M48]-[.M49]" office:value-type="float" office:value="48.5524617407609" calcext:value-type="float">
            <text:p>49</text:p>
          </table:table-cell>
          <table:table-cell table:style-name="ce124" table:formula="of:=[.N48]-[.N49]" office:value-type="float" office:value="23.3021364330767" calcext:value-type="float">
            <text:p>23</text:p>
          </table:table-cell>
          <table:table-cell table:style-name="ce124" table:formula="of:=[.O48]-[.O49]" office:value-type="float" office:value="0" calcext:value-type="float">
            <text:p>0</text:p>
          </table:table-cell>
          <table:table-cell table:style-name="ce124" table:formula="of:=[.P48]-[.P49]" office:value-type="float" office:value="20.6747288988168" calcext:value-type="float">
            <text:p>21</text:p>
          </table:table-cell>
          <table:table-cell table:style-name="ce124"/>
          <table:table-cell table:style-name="ce124" table:formula="of:=[.R48]-[.R49]" office:value-type="float" office:value="0" calcext:value-type="float">
            <text:p>0</text:p>
          </table:table-cell>
          <table:table-cell table:style-name="ce124" table:formula="of:=[.S48]-[.S49]" office:value-type="float" office:value="134.351729739914" calcext:value-type="float">
            <text:p>134</text:p>
          </table:table-cell>
          <table:table-cell table:style-name="ce124" table:formula="of:=[.T48]-[.T49]" office:value-type="float" office:value="32.7408452958681" calcext:value-type="float">
            <text:p>33</text:p>
          </table:table-cell>
          <table:table-cell table:style-name="ce124" table:formula="of:=[.U48]-[.U49]" office:value-type="float" office:value="0" calcext:value-type="float">
            <text:p>0</text:p>
          </table:table-cell>
          <table:table-cell table:style-name="ce124" table:formula="of:=[.V48]-[.V49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53]" office:value-type="date" office:date-value="2020-04-01" calcext:value-type="date">
            <text:p>01/04</text:p>
          </table:table-cell>
          <table:table-cell table:style-name="ce110" table:formula="of:=[MoMo.B53]" office:value-type="string" office:string-value="Inicio" calcext:value-type="string">
            <text:p>Inicio</text:p>
          </table:table-cell>
          <table:table-cell table:style-name="ce46" table:formula="of:=[MoMo.C53]" office:value-type="date" office:date-value="2020-03-20" calcext:value-type="date">
            <text:p>20/03</text:p>
          </table:table-cell>
          <table:table-cell table:style-name="ce46" table:formula="of:=[MoMo.D53]" office:value-type="date" office:date-value="2020-03-23" calcext:value-type="date">
            <text:p>23/03</text:p>
          </table:table-cell>
          <table:table-cell table:style-name="ce46" table:formula="of:=[MoMo.E53]" office:value-type="date" office:date-value="1899-12-30" calcext:value-type="date">
            <text:p>30/12</text:p>
          </table:table-cell>
          <table:table-cell table:style-name="ce46" table:formula="of:=[MoMo.F53]" office:value-type="date" office:date-value="2020-03-16" calcext:value-type="date">
            <text:p>16/03</text:p>
          </table:table-cell>
          <table:table-cell table:style-name="ce46" table:formula="of:=[MoMo.G53]" office:value-type="date" office:date-value="2020-03-27" calcext:value-type="date">
            <text:p>27/03</text:p>
          </table:table-cell>
          <table:table-cell table:style-name="ce46" table:formula="of:=[MoMo.H53]" office:value-type="date" office:date-value="2020-03-24" calcext:value-type="date">
            <text:p>24/03</text:p>
          </table:table-cell>
          <table:table-cell table:style-name="ce46" table:formula="of:=[MoMo.I53]" office:value-type="date" office:date-value="2020-03-14" calcext:value-type="date">
            <text:p>14/03</text:p>
          </table:table-cell>
          <table:table-cell table:style-name="ce46" table:formula="of:=[MoMo.J53]" office:value-type="date" office:date-value="2020-03-18" calcext:value-type="date">
            <text:p>18/03</text:p>
          </table:table-cell>
          <table:table-cell table:style-name="ce46" table:formula="of:=[MoMo.K53]" office:value-type="date" office:date-value="2020-03-21" calcext:value-type="date">
            <text:p>21/03</text:p>
          </table:table-cell>
          <table:table-cell table:style-name="ce46" table:formula="of:=[MoMo.L53]" office:value-type="date" office:date-value="1899-12-30" calcext:value-type="date">
            <text:p>30/12</text:p>
          </table:table-cell>
          <table:table-cell table:style-name="ce46" table:formula="of:=[MoMo.M53]" office:value-type="date" office:date-value="2020-03-22" calcext:value-type="date">
            <text:p>22/03</text:p>
          </table:table-cell>
          <table:table-cell table:style-name="ce46" table:formula="of:=[MoMo.N53]" office:value-type="date" office:date-value="2020-03-24" calcext:value-type="date">
            <text:p>24/03</text:p>
          </table:table-cell>
          <table:table-cell table:style-name="ce46" table:formula="of:=[MoMo.O53]" office:value-type="date" office:date-value="1899-12-30" calcext:value-type="date">
            <text:p>30/12</text:p>
          </table:table-cell>
          <table:table-cell table:style-name="ce46" table:formula="of:=[MoMo.P5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53]" office:value-type="date" office:date-value="1899-12-30" calcext:value-type="date">
            <text:p>30/12</text:p>
          </table:table-cell>
          <table:table-cell table:style-name="ce46" table:formula="of:=[MoMo.S53]" office:value-type="date" office:date-value="2020-03-22" calcext:value-type="date">
            <text:p>22/03</text:p>
          </table:table-cell>
          <table:table-cell table:style-name="ce46" table:formula="of:=[MoMo.T53]" office:value-type="date" office:date-value="2020-03-25" calcext:value-type="date">
            <text:p>25/03</text:p>
          </table:table-cell>
          <table:table-cell table:style-name="ce46" table:formula="of:=[MoMo.U53]" office:value-type="date" office:date-value="1899-12-30" calcext:value-type="date">
            <text:p>30/12</text:p>
          </table:table-cell>
          <table:table-cell table:style-name="ce46" table:formula="of:=[MoMo.V53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54]" office:value-type="string" office:string-value="Fin" calcext:value-type="string">
            <text:p>Fin</text:p>
          </table:table-cell>
          <table:table-cell table:style-name="ce61" table:formula="of:=[MoMo.C54]" office:value-type="date" office:date-value="2020-03-26" calcext:value-type="date">
            <text:p>26/03</text:p>
          </table:table-cell>
          <table:table-cell table:style-name="ce61" table:formula="of:=[MoMo.D54]" office:value-type="date" office:date-value="2020-03-31" calcext:value-type="date">
            <text:p>31/03</text:p>
          </table:table-cell>
          <table:table-cell table:style-name="ce61" table:formula="of:=[MoMo.E54]" office:value-type="date" office:date-value="1899-12-30" calcext:value-type="date">
            <text:p>30/12</text:p>
          </table:table-cell>
          <table:table-cell table:style-name="ce61" table:formula="of:=[MoMo.F54]" office:value-type="date" office:date-value="2020-03-26" calcext:value-type="date">
            <text:p>26/03</text:p>
          </table:table-cell>
          <table:table-cell table:style-name="ce61" table:formula="of:=[MoMo.G54]" office:value-type="date" office:date-value="2020-03-31" calcext:value-type="date">
            <text:p>31/03</text:p>
          </table:table-cell>
          <table:table-cell table:style-name="ce61" table:formula="of:=[MoMo.H54]" office:value-type="date" office:date-value="2020-03-31" calcext:value-type="date">
            <text:p>31/03</text:p>
          </table:table-cell>
          <table:table-cell table:style-name="ce61" table:formula="of:=[MoMo.I54]" office:value-type="date" office:date-value="2020-04-01" calcext:value-type="date">
            <text:p>01/04</text:p>
          </table:table-cell>
          <table:table-cell table:style-name="ce61" table:formula="of:=[MoMo.J54]" office:value-type="date" office:date-value="2020-03-31" calcext:value-type="date">
            <text:p>31/03</text:p>
          </table:table-cell>
          <table:table-cell table:style-name="ce61" table:formula="of:=[MoMo.K54]" office:value-type="date" office:date-value="2020-03-31" calcext:value-type="date">
            <text:p>31/03</text:p>
          </table:table-cell>
          <table:table-cell table:style-name="ce61" table:formula="of:=[MoMo.L54]" office:value-type="date" office:date-value="1899-12-30" calcext:value-type="date">
            <text:p>30/12</text:p>
          </table:table-cell>
          <table:table-cell table:style-name="ce61" table:formula="of:=[MoMo.M54]" office:value-type="date" office:date-value="2020-03-31" calcext:value-type="date">
            <text:p>31/03</text:p>
          </table:table-cell>
          <table:table-cell table:style-name="ce61" table:formula="of:=[MoMo.N54]" office:value-type="date" office:date-value="2020-03-30" calcext:value-type="date">
            <text:p>30/03</text:p>
          </table:table-cell>
          <table:table-cell table:style-name="ce61" table:formula="of:=[MoMo.O54]" office:value-type="date" office:date-value="1899-12-30" calcext:value-type="date">
            <text:p>30/12</text:p>
          </table:table-cell>
          <table:table-cell table:style-name="ce61" table:formula="of:=[MoMo.P54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54]" office:value-type="date" office:date-value="1899-12-30" calcext:value-type="date">
            <text:p>30/12</text:p>
          </table:table-cell>
          <table:table-cell table:style-name="ce61" table:formula="of:=[MoMo.S54]" office:value-type="date" office:date-value="2020-03-31" calcext:value-type="date">
            <text:p>31/03</text:p>
          </table:table-cell>
          <table:table-cell table:style-name="ce61" table:formula="of:=[MoMo.T54]" office:value-type="date" office:date-value="2020-03-31" calcext:value-type="date">
            <text:p>31/03</text:p>
          </table:table-cell>
          <table:table-cell table:style-name="ce61" table:formula="of:=[MoMo.U54]" office:value-type="date" office:date-value="1899-12-30" calcext:value-type="date">
            <text:p>30/12</text:p>
          </table:table-cell>
          <table:table-cell table:style-name="ce61" table:formula="of:=[MoMo.V54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55]" office:value-type="string" office:string-value="MoMo (parcial)" calcext:value-type="string">
            <text:p>MoMo (parcial)</text:p>
          </table:table-cell>
          <table:table-cell table:style-name="ce122" table:formula="of:=[MoMo.C55]/[.C$5]*1000000" office:value-type="float" office:value="24.0923390178531" calcext:value-type="float">
            <text:p>24</text:p>
          </table:table-cell>
          <table:table-cell table:style-name="ce122" table:formula="of:=[MoMo.D55]/[.D$5]*1000000" office:value-type="float" office:value="175.743164355007" calcext:value-type="float">
            <text:p>176</text:p>
          </table:table-cell>
          <table:table-cell table:style-name="ce122" table:formula="of:=[MoMo.E55]/[.E$5]*1000000" office:value-type="float" office:value="0" calcext:value-type="float">
            <text:p>0</text:p>
          </table:table-cell>
          <table:table-cell table:style-name="ce122" table:formula="of:=[MoMo.F55]/[.F$5]*1000000" office:value-type="float" office:value="42.5189652301162" calcext:value-type="float">
            <text:p>43</text:p>
          </table:table-cell>
          <table:table-cell table:style-name="ce122" table:formula="of:=[MoMo.G55]/[.G$5]*1000000" office:value-type="float" office:value="21.1497472605202" calcext:value-type="float">
            <text:p>21</text:p>
          </table:table-cell>
          <table:table-cell table:style-name="ce122" table:formula="of:=[MoMo.H55]/[.H$5]*1000000" office:value-type="float" office:value="68.9382984993856" calcext:value-type="float">
            <text:p>69</text:p>
          </table:table-cell>
          <table:table-cell table:style-name="ce122" table:formula="of:=[MoMo.I55]/[.I$5]*1000000" office:value-type="float" office:value="685.715044720907" calcext:value-type="float">
            <text:p>686</text:p>
          </table:table-cell>
          <table:table-cell table:style-name="ce122" table:formula="of:=[MoMo.J55]/[.J$5]*1000000" office:value-type="float" office:value="636.469086597787" calcext:value-type="float">
            <text:p>636</text:p>
          </table:table-cell>
          <table:table-cell table:style-name="ce122" table:formula="of:=[MoMo.K55]/[.K$5]*1000000" office:value-type="float" office:value="112.76219348124" calcext:value-type="float">
            <text:p>113</text:p>
          </table:table-cell>
          <table:table-cell table:style-name="ce122" table:formula="of:=[MoMo.L55]/[.L$5]*1000000" office:value-type="float" office:value="0" calcext:value-type="float">
            <text:p>0</text:p>
          </table:table-cell>
          <table:table-cell table:style-name="ce122" table:formula="of:=[MoMo.M55]/[.M$5]*1000000" office:value-type="float" office:value="112.818998235793" calcext:value-type="float">
            <text:p>113</text:p>
          </table:table-cell>
          <table:table-cell table:style-name="ce122" table:formula="of:=[MoMo.N55]/[.N$5]*1000000" office:value-type="float" office:value="91.3443748176608" calcext:value-type="float">
            <text:p>91</text:p>
          </table:table-cell>
          <table:table-cell table:style-name="ce122" table:formula="of:=[MoMo.O55]/[.O$5]*1000000" office:value-type="float" office:value="0" calcext:value-type="float">
            <text:p>0</text:p>
          </table:table-cell>
          <table:table-cell table:style-name="ce122" table:formula="of:=[MoMo.P55]/[.P$5]*1000000" office:value-type="float" office:value="309.816893351387" calcext:value-type="float">
            <text:p>310</text:p>
          </table:table-cell>
          <table:table-cell table:style-name="ce122"/>
          <table:table-cell table:style-name="ce122" table:formula="of:=[MoMo.R55]/[.R$5]*1000000" office:value-type="float" office:value="0" calcext:value-type="float">
            <text:p>0</text:p>
          </table:table-cell>
          <table:table-cell table:style-name="ce122" table:formula="of:=[MoMo.S55]/[.S$5]*1000000" office:value-type="float" office:value="322.753005926919" calcext:value-type="float">
            <text:p>323</text:p>
          </table:table-cell>
          <table:table-cell table:style-name="ce122" table:formula="of:=[MoMo.T55]/[.T$5]*1000000" office:value-type="float" office:value="113.228756648211" calcext:value-type="float">
            <text:p>113</text:p>
          </table:table-cell>
          <table:table-cell table:style-name="ce122" table:formula="of:=[MoMo.U55]/[.U$5]*1000000" office:value-type="float" office:value="0" calcext:value-type="float">
            <text:p>0</text:p>
          </table:table-cell>
          <table:table-cell table:style-name="ce122" table:formula="of:=[MoMo.V55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56]" office:value-type="string" office:string-value="Covid-19 (parcial)" calcext:value-type="string">
            <text:p>Covid-19 (parcial)</text:p>
          </table:table-cell>
          <table:table-cell table:style-name="ce123" table:formula="of:=[MoMo.C56]/[.C$5]*1000000" office:value-type="float" office:value="12.4039765240432" calcext:value-type="float">
            <text:p>12</text:p>
          </table:table-cell>
          <table:table-cell table:style-name="ce123" table:formula="of:=[MoMo.D56]/[.D$5]*1000000" office:value-type="float" office:value="80.9946757462208" calcext:value-type="float">
            <text:p>81</text:p>
          </table:table-cell>
          <table:table-cell table:style-name="ce123" table:formula="of:=[MoMo.E56]/[.E$5]*1000000" office:value-type="float" office:value="0" calcext:value-type="float">
            <text:p>0</text:p>
          </table:table-cell>
          <table:table-cell table:style-name="ce123" table:formula="of:=[MoMo.F56]/[.F$5]*1000000" office:value-type="float" office:value="14.1729884100387" calcext:value-type="float">
            <text:p>14</text:p>
          </table:table-cell>
          <table:table-cell table:style-name="ce123" table:formula="of:=[MoMo.G56]/[.G$5]*1000000" office:value-type="float" office:value="13.1598427398793" calcext:value-type="float">
            <text:p>13</text:p>
          </table:table-cell>
          <table:table-cell table:style-name="ce123" table:formula="of:=[MoMo.H56]/[.H$5]*1000000" office:value-type="float" office:value="48.2568089495699" calcext:value-type="float">
            <text:p>48</text:p>
          </table:table-cell>
          <table:table-cell table:style-name="ce123" table:formula="of:=[MoMo.I56]/[.I$5]*1000000" office:value-type="float" office:value="318.782781080906" calcext:value-type="float">
            <text:p>319</text:p>
          </table:table-cell>
          <table:table-cell table:style-name="ce123" table:formula="of:=[MoMo.J56]/[.J$5]*1000000" office:value-type="float" office:value="243.733123084734" calcext:value-type="float">
            <text:p>244</text:p>
          </table:table-cell>
          <table:table-cell table:style-name="ce123" table:formula="of:=[MoMo.K56]/[.K$5]*1000000" office:value-type="float" office:value="203.945624149267" calcext:value-type="float">
            <text:p>204</text:p>
          </table:table-cell>
          <table:table-cell table:style-name="ce123" table:formula="of:=[MoMo.L56]/[.L$5]*1000000" office:value-type="float" office:value="0" calcext:value-type="float">
            <text:p>0</text:p>
          </table:table-cell>
          <table:table-cell table:style-name="ce123" table:formula="of:=[MoMo.M56]/[.M$5]*1000000" office:value-type="float" office:value="54.3948741494002" calcext:value-type="float">
            <text:p>54</text:p>
          </table:table-cell>
          <table:table-cell table:style-name="ce123" table:formula="of:=[MoMo.N56]/[.N$5]*1000000" office:value-type="float" office:value="74.5668365858455" calcext:value-type="float">
            <text:p>75</text:p>
          </table:table-cell>
          <table:table-cell table:style-name="ce123" table:formula="of:=[MoMo.O56]/[.O$5]*1000000" office:value-type="float" office:value="0" calcext:value-type="float">
            <text:p>0</text:p>
          </table:table-cell>
          <table:table-cell table:style-name="ce123" table:formula="of:=[MoMo.P56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56]/[.R$5]*1000000" office:value-type="float" office:value="0" calcext:value-type="float">
            <text:p>0</text:p>
          </table:table-cell>
          <table:table-cell table:style-name="ce123" table:formula="of:=[MoMo.S56]/[.S$5]*1000000" office:value-type="float" office:value="152.883002807488" calcext:value-type="float">
            <text:p>153</text:p>
          </table:table-cell>
          <table:table-cell table:style-name="ce123" table:formula="of:=[MoMo.T56]/[.T$5]*1000000" office:value-type="float" office:value="77.3047736152441" calcext:value-type="float">
            <text:p>77</text:p>
          </table:table-cell>
          <table:table-cell table:style-name="ce123" table:formula="of:=[MoMo.U56]/[.U$5]*1000000" office:value-type="float" office:value="0" calcext:value-type="float">
            <text:p>0</text:p>
          </table:table-cell>
          <table:table-cell table:style-name="ce123" table:formula="of:=[MoMo.V56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57]" office:value-type="string" office:string-value="Covid-19 (total)" calcext:value-type="string">
            <text:p>Covid-19 (total)</text:p>
          </table:table-cell>
          <table:table-cell table:style-name="ce124" table:formula="of:=[MoMo.C57]/[.C$5]*1000000" office:value-type="float" office:value="36.7348535519741" calcext:value-type="float">
            <text:p>37</text:p>
          </table:table-cell>
          <table:table-cell table:style-name="ce124" table:formula="of:=[MoMo.D57]/[.D$5]*1000000" office:value-type="float" office:value="129.133020765201" calcext:value-type="float">
            <text:p>129</text:p>
          </table:table-cell>
          <table:table-cell table:style-name="ce124" table:formula="of:=[MoMo.E57]/[.E$5]*1000000" office:value-type="float" office:value="61.2695041254799" calcext:value-type="float">
            <text:p>61</text:p>
          </table:table-cell>
          <table:table-cell table:style-name="ce124" table:formula="of:=[MoMo.F57]/[.F$5]*1000000" office:value-type="float" office:value="40.7473416788613" calcext:value-type="float">
            <text:p>41</text:p>
          </table:table-cell>
          <table:table-cell table:style-name="ce124" table:formula="of:=[MoMo.G57]/[.G$5]*1000000" office:value-type="float" office:value="29.1396517811612" calcext:value-type="float">
            <text:p>29</text:p>
          </table:table-cell>
          <table:table-cell table:style-name="ce124" table:formula="of:=[MoMo.H57]/[.H$5]*1000000" office:value-type="float" office:value="93.0667029741705" calcext:value-type="float">
            <text:p>93</text:p>
          </table:table-cell>
          <table:table-cell table:style-name="ce124" table:formula="of:=[MoMo.I57]/[.I$5]*1000000" office:value-type="float" office:value="321.273271558101" calcext:value-type="float">
            <text:p>321</text:p>
          </table:table-cell>
          <table:table-cell table:style-name="ce124" table:formula="of:=[MoMo.J57]/[.J$5]*1000000" office:value-type="float" office:value="288.631329968764" calcext:value-type="float">
            <text:p>289</text:p>
          </table:table-cell>
          <table:table-cell table:style-name="ce124" table:formula="of:=[MoMo.K57]/[.K$5]*1000000" office:value-type="float" office:value="243.287392936771" calcext:value-type="float">
            <text:p>243</text:p>
          </table:table-cell>
          <table:table-cell table:style-name="ce124" table:formula="of:=[MoMo.L57]/[.L$5]*1000000" office:value-type="float" office:value="11.7448087945128" calcext:value-type="float">
            <text:p>12</text:p>
          </table:table-cell>
          <table:table-cell table:style-name="ce124" table:formula="of:=[MoMo.M57]/[.M$5]*1000000" office:value-type="float" office:value="79.5776862556039" calcext:value-type="float">
            <text:p>80</text:p>
          </table:table-cell>
          <table:table-cell table:style-name="ce124" table:formula="of:=[MoMo.N57]/[.N$5]*1000000" office:value-type="float" office:value="141.676989513107" calcext:value-type="float">
            <text:p>142</text:p>
          </table:table-cell>
          <table:table-cell table:style-name="ce124" table:formula="of:=[MoMo.O57]/[.O$5]*1000000" office:value-type="float" office:value="38.1235372868552" calcext:value-type="float">
            <text:p>38</text:p>
          </table:table-cell>
          <table:table-cell table:style-name="ce124" table:formula="of:=[MoMo.P57]/[.P$5]*1000000" office:value-type="float" office:value="587.557552896522" calcext:value-type="float">
            <text:p>588</text:p>
          </table:table-cell>
          <table:table-cell table:style-name="ce124"/>
          <table:table-cell table:style-name="ce124" table:formula="of:=[MoMo.R57]/[.R$5]*1000000" office:value-type="float" office:value="25.0252112094008" calcext:value-type="float">
            <text:p>25</text:p>
          </table:table-cell>
          <table:table-cell table:style-name="ce124" table:formula="of:=[MoMo.S57]/[.S$5]*1000000" office:value-type="float" office:value="200.755458232055" calcext:value-type="float">
            <text:p>201</text:p>
          </table:table-cell>
          <table:table-cell table:style-name="ce124" table:formula="of:=[MoMo.T57]/[.T$5]*1000000" office:value-type="float" office:value="167.796832141324" calcext:value-type="float">
            <text:p>168</text:p>
          </table:table-cell>
          <table:table-cell table:style-name="ce124" table:formula="of:=[MoMo.U57]/[.U$5]*1000000" office:value-type="float" office:value="285.103349964362" calcext:value-type="float">
            <text:p>285</text:p>
          </table:table-cell>
          <table:table-cell table:style-name="ce124" table:formula="of:=[MoMo.V57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58]" office:value-type="string" office:string-value="Diferencia" calcext:value-type="string">
            <text:p>Diferencia</text:p>
          </table:table-cell>
          <table:table-cell table:style-name="ce124" table:formula="of:=[.C55]-[.C56]" office:value-type="float" office:value="11.6883624938099" calcext:value-type="float">
            <text:p>12</text:p>
          </table:table-cell>
          <table:table-cell table:style-name="ce124" table:formula="of:=[.D55]-[.D56]" office:value-type="float" office:value="94.7484886087865" calcext:value-type="float">
            <text:p>95</text:p>
          </table:table-cell>
          <table:table-cell table:style-name="ce124" table:formula="of:=[.E55]-[.E56]" office:value-type="float" office:value="0" calcext:value-type="float">
            <text:p>0</text:p>
          </table:table-cell>
          <table:table-cell table:style-name="ce124" table:formula="of:=[.F55]-[.F56]" office:value-type="float" office:value="28.3459768200775" calcext:value-type="float">
            <text:p>28</text:p>
          </table:table-cell>
          <table:table-cell table:style-name="ce124" table:formula="of:=[.G55]-[.G56]" office:value-type="float" office:value="7.98990452064098" calcext:value-type="float">
            <text:p>8</text:p>
          </table:table-cell>
          <table:table-cell table:style-name="ce124" table:formula="of:=[.H55]-[.H56]" office:value-type="float" office:value="20.6814895498157" calcext:value-type="float">
            <text:p>21</text:p>
          </table:table-cell>
          <table:table-cell table:style-name="ce124" table:formula="of:=[.I55]-[.I56]" office:value-type="float" office:value="366.932263640001" calcext:value-type="float">
            <text:p>367</text:p>
          </table:table-cell>
          <table:table-cell table:style-name="ce124" table:formula="of:=[.J55]-[.J56]" office:value-type="float" office:value="392.735963513053" calcext:value-type="float">
            <text:p>393</text:p>
          </table:table-cell>
          <table:table-cell table:style-name="ce124" table:formula="of:=[.K55]-[.K56]" office:value-type="float" office:value="-91.1834306680272" calcext:value-type="float">
            <text:p>-91</text:p>
          </table:table-cell>
          <table:table-cell table:style-name="ce124" table:formula="of:=[.L55]-[.L56]" office:value-type="float" office:value="0" calcext:value-type="float">
            <text:p>0</text:p>
          </table:table-cell>
          <table:table-cell table:style-name="ce124" table:formula="of:=[.M55]-[.M56]" office:value-type="float" office:value="58.4241240863928" calcext:value-type="float">
            <text:p>58</text:p>
          </table:table-cell>
          <table:table-cell table:style-name="ce124" table:formula="of:=[.N55]-[.N56]" office:value-type="float" office:value="16.7775382318152" calcext:value-type="float">
            <text:p>17</text:p>
          </table:table-cell>
          <table:table-cell table:style-name="ce124" table:formula="of:=[.O55]-[.O56]" office:value-type="float" office:value="0" calcext:value-type="float">
            <text:p>0</text:p>
          </table:table-cell>
          <table:table-cell table:style-name="ce124" table:formula="of:=[.P55]-[.P56]" office:value-type="float" office:value="-106.110005671869" calcext:value-type="float">
            <text:p>-106</text:p>
          </table:table-cell>
          <table:table-cell table:style-name="ce124"/>
          <table:table-cell table:style-name="ce124" table:formula="of:=[.R55]-[.R56]" office:value-type="float" office:value="0" calcext:value-type="float">
            <text:p>0</text:p>
          </table:table-cell>
          <table:table-cell table:style-name="ce124" table:formula="of:=[.S55]-[.S56]" office:value-type="float" office:value="169.870003119431" calcext:value-type="float">
            <text:p>170</text:p>
          </table:table-cell>
          <table:table-cell table:style-name="ce124" table:formula="of:=[.T55]-[.T56]" office:value-type="float" office:value="35.9239830329664" calcext:value-type="float">
            <text:p>36</text:p>
          </table:table-cell>
          <table:table-cell table:style-name="ce124" table:formula="of:=[.U55]-[.U56]" office:value-type="float" office:value="0" calcext:value-type="float">
            <text:p>0</text:p>
          </table:table-cell>
          <table:table-cell table:style-name="ce124" table:formula="of:=[.V55]-[.V56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0]" office:value-type="date" office:date-value="2020-04-02" calcext:value-type="date">
            <text:p>02/04</text:p>
          </table:table-cell>
          <table:table-cell table:style-name="ce110" table:formula="of:=[MoMo.B60]" office:value-type="string" office:string-value="Inicio" calcext:value-type="string">
            <text:p>Inicio</text:p>
          </table:table-cell>
          <table:table-cell table:style-name="ce46" table:formula="of:=[MoMo.C60]" office:value-type="date" office:date-value="2020-03-20" calcext:value-type="date">
            <text:p>20/03</text:p>
          </table:table-cell>
          <table:table-cell table:style-name="ce46" table:formula="of:=[MoMo.D60]" office:value-type="date" office:date-value="2020-03-23" calcext:value-type="date">
            <text:p>23/03</text:p>
          </table:table-cell>
          <table:table-cell table:style-name="ce46" table:formula="of:=[MoMo.E60]" office:value-type="date" office:date-value="2020-03-20" calcext:value-type="date">
            <text:p>20/03</text:p>
          </table:table-cell>
          <table:table-cell table:style-name="ce46" table:formula="of:=[MoMo.F60]" office:value-type="date" office:date-value="2020-03-16" calcext:value-type="date">
            <text:p>16/03</text:p>
          </table:table-cell>
          <table:table-cell table:style-name="ce46" table:formula="of:=[MoMo.G60]" office:value-type="date" office:date-value="2020-03-27" calcext:value-type="date">
            <text:p>27/03</text:p>
          </table:table-cell>
          <table:table-cell table:style-name="ce46" table:formula="of:=[MoMo.H60]" office:value-type="date" office:date-value="2020-03-24" calcext:value-type="date">
            <text:p>24/03</text:p>
          </table:table-cell>
          <table:table-cell table:style-name="ce46" table:formula="of:=[MoMo.I60]" office:value-type="date" office:date-value="2020-03-14" calcext:value-type="date">
            <text:p>14/03</text:p>
          </table:table-cell>
          <table:table-cell table:style-name="ce46" table:formula="of:=[MoMo.J60]" office:value-type="date" office:date-value="2020-03-18" calcext:value-type="date">
            <text:p>18/03</text:p>
          </table:table-cell>
          <table:table-cell table:style-name="ce46" table:formula="of:=[MoMo.K60]" office:value-type="date" office:date-value="2020-03-23" calcext:value-type="date">
            <text:p>23/03</text:p>
          </table:table-cell>
          <table:table-cell table:style-name="ce46" table:formula="of:=[MoMo.L60]" office:value-type="date" office:date-value="1899-12-30" calcext:value-type="date">
            <text:p>30/12</text:p>
          </table:table-cell>
          <table:table-cell table:style-name="ce46" table:formula="of:=[MoMo.M60]" office:value-type="date" office:date-value="2020-03-22" calcext:value-type="date">
            <text:p>22/03</text:p>
          </table:table-cell>
          <table:table-cell table:style-name="ce46" table:formula="of:=[MoMo.N60]" office:value-type="date" office:date-value="2020-03-24" calcext:value-type="date">
            <text:p>24/03</text:p>
          </table:table-cell>
          <table:table-cell table:style-name="ce46" table:formula="of:=[MoMo.O60]" office:value-type="date" office:date-value="1899-12-30" calcext:value-type="date">
            <text:p>30/12</text:p>
          </table:table-cell>
          <table:table-cell table:style-name="ce46" table:formula="of:=[MoMo.P6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0]" office:value-type="date" office:date-value="1899-12-30" calcext:value-type="date">
            <text:p>30/12</text:p>
          </table:table-cell>
          <table:table-cell table:style-name="ce46" table:formula="of:=[MoMo.S60]" office:value-type="date" office:date-value="2020-03-22" calcext:value-type="date">
            <text:p>22/03</text:p>
          </table:table-cell>
          <table:table-cell table:style-name="ce46" table:formula="of:=[MoMo.T60]" office:value-type="date" office:date-value="2020-03-25" calcext:value-type="date">
            <text:p>25/03</text:p>
          </table:table-cell>
          <table:table-cell table:style-name="ce46" table:formula="of:=[MoMo.U60]" office:value-type="date" office:date-value="1899-12-30" calcext:value-type="date">
            <text:p>30/12</text:p>
          </table:table-cell>
          <table:table-cell table:style-name="ce46" table:formula="of:=[MoMo.V60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1]" office:value-type="string" office:string-value="Fin" calcext:value-type="string">
            <text:p>Fin</text:p>
          </table:table-cell>
          <table:table-cell table:style-name="ce61" table:formula="of:=[MoMo.C61]" office:value-type="date" office:date-value="2020-03-26" calcext:value-type="date">
            <text:p>26/03</text:p>
          </table:table-cell>
          <table:table-cell table:style-name="ce61" table:formula="of:=[MoMo.D61]" office:value-type="date" office:date-value="2020-04-01" calcext:value-type="date">
            <text:p>01/04</text:p>
          </table:table-cell>
          <table:table-cell table:style-name="ce61" table:formula="of:=[MoMo.E61]" office:value-type="date" office:date-value="2020-03-23" calcext:value-type="date">
            <text:p>23/03</text:p>
          </table:table-cell>
          <table:table-cell table:style-name="ce61" table:formula="of:=[MoMo.F61]" office:value-type="date" office:date-value="2020-03-26" calcext:value-type="date">
            <text:p>26/03</text:p>
          </table:table-cell>
          <table:table-cell table:style-name="ce61" table:formula="of:=[MoMo.G61]" office:value-type="date" office:date-value="2020-04-01" calcext:value-type="date">
            <text:p>01/04</text:p>
          </table:table-cell>
          <table:table-cell table:style-name="ce61" table:formula="of:=[MoMo.H61]" office:value-type="date" office:date-value="2020-04-01" calcext:value-type="date">
            <text:p>01/04</text:p>
          </table:table-cell>
          <table:table-cell table:style-name="ce61" table:formula="of:=[MoMo.I61]" office:value-type="date" office:date-value="2020-04-01" calcext:value-type="date">
            <text:p>01/04</text:p>
          </table:table-cell>
          <table:table-cell table:style-name="ce61" table:formula="of:=[MoMo.J61]" office:value-type="date" office:date-value="2020-04-02" calcext:value-type="date">
            <text:p>02/04</text:p>
          </table:table-cell>
          <table:table-cell table:style-name="ce61" table:formula="of:=[MoMo.K61]" office:value-type="date" office:date-value="2020-03-31" calcext:value-type="date">
            <text:p>31/03</text:p>
          </table:table-cell>
          <table:table-cell table:style-name="ce61" table:formula="of:=[MoMo.L61]" office:value-type="date" office:date-value="1899-12-30" calcext:value-type="date">
            <text:p>30/12</text:p>
          </table:table-cell>
          <table:table-cell table:style-name="ce61" table:formula="of:=[MoMo.M61]" office:value-type="date" office:date-value="2020-04-01" calcext:value-type="date">
            <text:p>01/04</text:p>
          </table:table-cell>
          <table:table-cell table:style-name="ce61" table:formula="of:=[MoMo.N61]" office:value-type="date" office:date-value="2020-03-31" calcext:value-type="date">
            <text:p>31/03</text:p>
          </table:table-cell>
          <table:table-cell table:style-name="ce61" table:formula="of:=[MoMo.O61]" office:value-type="date" office:date-value="1899-12-30" calcext:value-type="date">
            <text:p>30/12</text:p>
          </table:table-cell>
          <table:table-cell table:style-name="ce61" table:formula="of:=[MoMo.P61]" office:value-type="date" office:date-value="2020-03-28" calcext:value-type="date">
            <text:p>28/03</text:p>
          </table:table-cell>
          <table:table-cell table:style-name="ce61"/>
          <table:table-cell table:style-name="ce61" table:formula="of:=[MoMo.R61]" office:value-type="date" office:date-value="1899-12-30" calcext:value-type="date">
            <text:p>30/12</text:p>
          </table:table-cell>
          <table:table-cell table:style-name="ce61" table:formula="of:=[MoMo.S61]" office:value-type="date" office:date-value="2020-03-31" calcext:value-type="date">
            <text:p>31/03</text:p>
          </table:table-cell>
          <table:table-cell table:style-name="ce61" table:formula="of:=[MoMo.T61]" office:value-type="date" office:date-value="2020-04-01" calcext:value-type="date">
            <text:p>01/04</text:p>
          </table:table-cell>
          <table:table-cell table:style-name="ce61" table:formula="of:=[MoMo.U61]" office:value-type="date" office:date-value="1899-12-30" calcext:value-type="date">
            <text:p>30/12</text:p>
          </table:table-cell>
          <table:table-cell table:style-name="ce61" table:formula="of:=[MoMo.V61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2]" office:value-type="string" office:string-value="MoMo (parcial)" calcext:value-type="string">
            <text:p>MoMo (parcial)</text:p>
          </table:table-cell>
          <table:table-cell table:style-name="ce122" table:formula="of:=[MoMo.C62]/[.C$5]*1000000" office:value-type="float" office:value="26.0006430984752" calcext:value-type="float">
            <text:p>26</text:p>
          </table:table-cell>
          <table:table-cell table:style-name="ce122" table:formula="of:=[MoMo.D62]/[.D$5]*1000000" office:value-type="float" office:value="203.250790080139" calcext:value-type="float">
            <text:p>203</text:p>
          </table:table-cell>
          <table:table-cell table:style-name="ce122" table:formula="of:=[MoMo.E62]/[.E$5]*1000000" office:value-type="float" office:value="42.7913997066844" calcext:value-type="float">
            <text:p>43</text:p>
          </table:table-cell>
          <table:table-cell table:style-name="ce122" table:formula="of:=[MoMo.F62]/[.F$5]*1000000" office:value-type="float" office:value="42.5189652301162" calcext:value-type="float">
            <text:p>43</text:p>
          </table:table-cell>
          <table:table-cell table:style-name="ce122" table:formula="of:=[MoMo.G62]/[.G$5]*1000000" office:value-type="float" office:value="23.4997191783558" calcext:value-type="float">
            <text:p>23</text:p>
          </table:table-cell>
          <table:table-cell table:style-name="ce122" table:formula="of:=[MoMo.H62]/[.H$5]*1000000" office:value-type="float" office:value="89.6197880492013" calcext:value-type="float">
            <text:p>90</text:p>
          </table:table-cell>
          <table:table-cell table:style-name="ce122" table:formula="of:=[MoMo.I62]/[.I$5]*1000000" office:value-type="float" office:value="767.901230468328" calcext:value-type="float">
            <text:p>768</text:p>
          </table:table-cell>
          <table:table-cell table:style-name="ce122" table:formula="of:=[MoMo.J62]/[.J$5]*1000000" office:value-type="float" office:value="716.891149477972" calcext:value-type="float">
            <text:p>717</text:p>
          </table:table-cell>
          <table:table-cell table:style-name="ce122" table:formula="of:=[MoMo.K62]/[.K$5]*1000000" office:value-type="float" office:value="125.26208657426" calcext:value-type="float">
            <text:p>125</text:p>
          </table:table-cell>
          <table:table-cell table:style-name="ce122" table:formula="of:=[MoMo.L62]/[.L$5]*1000000" office:value-type="float" office:value="0" calcext:value-type="float">
            <text:p>0</text:p>
          </table:table-cell>
          <table:table-cell table:style-name="ce122" table:formula="of:=[MoMo.M62]/[.M$5]*1000000" office:value-type="float" office:value="118.459948147583" calcext:value-type="float">
            <text:p>118</text:p>
          </table:table-cell>
          <table:table-cell table:style-name="ce122" table:formula="of:=[MoMo.N62]/[.N$5]*1000000" office:value-type="float" office:value="119.306938537353" calcext:value-type="float">
            <text:p>119</text:p>
          </table:table-cell>
          <table:table-cell table:style-name="ce122" table:formula="of:=[MoMo.O62]/[.O$5]*1000000" office:value-type="float" office:value="0" calcext:value-type="float">
            <text:p>0</text:p>
          </table:table-cell>
          <table:table-cell table:style-name="ce122" table:formula="of:=[MoMo.P62]/[.P$5]*1000000" office:value-type="float" office:value="354.510792588535" calcext:value-type="float">
            <text:p>355</text:p>
          </table:table-cell>
          <table:table-cell table:style-name="ce122"/>
          <table:table-cell table:style-name="ce122" table:formula="of:=[MoMo.R62]/[.R$5]*1000000" office:value-type="float" office:value="0" calcext:value-type="float">
            <text:p>0</text:p>
          </table:table-cell>
          <table:table-cell table:style-name="ce122" table:formula="of:=[MoMo.S62]/[.S$5]*1000000" office:value-type="float" office:value="361.359824817699" calcext:value-type="float">
            <text:p>361</text:p>
          </table:table-cell>
          <table:table-cell table:style-name="ce122" table:formula="of:=[MoMo.T62]/[.T$5]*1000000" office:value-type="float" office:value="126.416041559046" calcext:value-type="float">
            <text:p>126</text:p>
          </table:table-cell>
          <table:table-cell table:style-name="ce122" table:formula="of:=[MoMo.U62]/[.U$5]*1000000" office:value-type="float" office:value="0" calcext:value-type="float">
            <text:p>0</text:p>
          </table:table-cell>
          <table:table-cell table:style-name="ce122" table:formula="of:=[MoMo.V62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63]" office:value-type="string" office:string-value="Covid-19 (parcial)" calcext:value-type="string">
            <text:p>Covid-19 (parcial)</text:p>
          </table:table-cell>
          <table:table-cell table:style-name="ce123" table:formula="of:=[MoMo.C63]/[.C$5]*1000000" office:value-type="float" office:value="12.4039765240432" calcext:value-type="float">
            <text:p>12</text:p>
          </table:table-cell>
          <table:table-cell table:style-name="ce123" table:formula="of:=[MoMo.D63]/[.D$5]*1000000" office:value-type="float" office:value="104.681797898417" calcext:value-type="float">
            <text:p>105</text:p>
          </table:table-cell>
          <table:table-cell table:style-name="ce123" table:formula="of:=[MoMo.E63]/[.E$5]*1000000" office:value-type="float" office:value="9.72531811515555" calcext:value-type="float">
            <text:p>10</text:p>
          </table:table-cell>
          <table:table-cell table:style-name="ce123" table:formula="of:=[MoMo.F63]/[.F$5]*1000000" office:value-type="float" office:value="14.1729884100387" calcext:value-type="float">
            <text:p>14</text:p>
          </table:table-cell>
          <table:table-cell table:style-name="ce123" table:formula="of:=[MoMo.G63]/[.G$5]*1000000" office:value-type="float" office:value="16.4498034248491" calcext:value-type="float">
            <text:p>16</text:p>
          </table:table-cell>
          <table:table-cell table:style-name="ce123" table:formula="of:=[MoMo.H63]/[.H$5]*1000000" office:value-type="float" office:value="77.5555858118088" calcext:value-type="float">
            <text:p>78</text:p>
          </table:table-cell>
          <table:table-cell table:style-name="ce123" table:formula="of:=[MoMo.I63]/[.I$5]*1000000" office:value-type="float" office:value="318.782781080906" calcext:value-type="float">
            <text:p>319</text:p>
          </table:table-cell>
          <table:table-cell table:style-name="ce123" table:formula="of:=[MoMo.J63]/[.J$5]*1000000" office:value-type="float" office:value="305.40648418917" calcext:value-type="float">
            <text:p>305</text:p>
          </table:table-cell>
          <table:table-cell table:style-name="ce123" table:formula="of:=[MoMo.K63]/[.K$5]*1000000" office:value-type="float" office:value="187.761552039358" calcext:value-type="float">
            <text:p>188</text:p>
          </table:table-cell>
          <table:table-cell table:style-name="ce123" table:formula="of:=[MoMo.L63]/[.L$5]*1000000" office:value-type="float" office:value="0" calcext:value-type="float">
            <text:p>0</text:p>
          </table:table-cell>
          <table:table-cell table:style-name="ce123" table:formula="of:=[MoMo.M63]/[.M$5]*1000000" office:value-type="float" office:value="65.6767739729794" calcext:value-type="float">
            <text:p>66</text:p>
          </table:table-cell>
          <table:table-cell table:style-name="ce123" table:formula="of:=[MoMo.N63]/[.N$5]*1000000" office:value-type="float" office:value="99.7331439335684" calcext:value-type="float">
            <text:p>100</text:p>
          </table:table-cell>
          <table:table-cell table:style-name="ce123" table:formula="of:=[MoMo.O63]/[.O$5]*1000000" office:value-type="float" office:value="0" calcext:value-type="float">
            <text:p>0</text:p>
          </table:table-cell>
          <table:table-cell table:style-name="ce123" table:formula="of:=[MoMo.P63]/[.P$5]*1000000" office:value-type="float" office:value="415.926899023256" calcext:value-type="float">
            <text:p>416</text:p>
          </table:table-cell>
          <table:table-cell table:style-name="ce123"/>
          <table:table-cell table:style-name="ce123" table:formula="of:=[MoMo.R63]/[.R$5]*1000000" office:value-type="float" office:value="0" calcext:value-type="float">
            <text:p>0</text:p>
          </table:table-cell>
          <table:table-cell table:style-name="ce123" table:formula="of:=[MoMo.S63]/[.S$5]*1000000" office:value-type="float" office:value="152.883002807488" calcext:value-type="float">
            <text:p>153</text:p>
          </table:table-cell>
          <table:table-cell table:style-name="ce123" table:formula="of:=[MoMo.T63]/[.T$5]*1000000" office:value-type="float" office:value="97.3130679627191" calcext:value-type="float">
            <text:p>97</text:p>
          </table:table-cell>
          <table:table-cell table:style-name="ce123" table:formula="of:=[MoMo.U63]/[.U$5]*1000000" office:value-type="float" office:value="0" calcext:value-type="float">
            <text:p>0</text:p>
          </table:table-cell>
          <table:table-cell table:style-name="ce123" table:formula="of:=[MoMo.V63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64]" office:value-type="string" office:string-value="Covid-19 (total)" calcext:value-type="string">
            <text:p>Covid-19 (total)</text:p>
          </table:table-cell>
          <table:table-cell table:style-name="ce124" table:formula="of:=[MoMo.C64]/[.C$5]*1000000" office:value-type="float" office:value="40.9092687283348" calcext:value-type="float">
            <text:p>41</text:p>
          </table:table-cell>
          <table:table-cell table:style-name="ce124" table:formula="of:=[MoMo.D64]/[.D$5]*1000000" office:value-type="float" office:value="152.820142917398" calcext:value-type="float">
            <text:p>153</text:p>
          </table:table-cell>
          <table:table-cell table:style-name="ce124" table:formula="of:=[MoMo.E64]/[.E$5]*1000000" office:value-type="float" office:value="67.1046949945733" calcext:value-type="float">
            <text:p>67</text:p>
          </table:table-cell>
          <table:table-cell table:style-name="ce124" table:formula="of:=[MoMo.F64]/[.F$5]*1000000" office:value-type="float" office:value="51.3770829863904" calcext:value-type="float">
            <text:p>51</text:p>
          </table:table-cell>
          <table:table-cell table:style-name="ce124" table:formula="of:=[MoMo.G64]/[.G$5]*1000000" office:value-type="float" office:value="31.9596180825639" calcext:value-type="float">
            <text:p>32</text:p>
          </table:table-cell>
          <table:table-cell table:style-name="ce124" table:formula="of:=[MoMo.H64]/[.H$5]*1000000" office:value-type="float" office:value="103.407447749078" calcext:value-type="float">
            <text:p>103</text:p>
          </table:table-cell>
          <table:table-cell table:style-name="ce124" table:formula="of:=[MoMo.I64]/[.I$5]*1000000" office:value-type="float" office:value="354.479811254028" calcext:value-type="float">
            <text:p>354</text:p>
          </table:table-cell>
          <table:table-cell table:style-name="ce124" table:formula="of:=[MoMo.J64]/[.J$5]*1000000" office:value-type="float" office:value="316.260995743551" calcext:value-type="float">
            <text:p>316</text:p>
          </table:table-cell>
          <table:table-cell table:style-name="ce124" table:formula="of:=[MoMo.K64]/[.K$5]*1000000" office:value-type="float" office:value="275.392381512527" calcext:value-type="float">
            <text:p>275</text:p>
          </table:table-cell>
          <table:table-cell table:style-name="ce124" table:formula="of:=[MoMo.L64]/[.L$5]*1000000" office:value-type="float" office:value="11.7448087945128" calcext:value-type="float">
            <text:p>12</text:p>
          </table:table-cell>
          <table:table-cell table:style-name="ce124" table:formula="of:=[MoMo.M64]/[.M$5]*1000000" office:value-type="float" office:value="89.2478861043862" calcext:value-type="float">
            <text:p>89</text:p>
          </table:table-cell>
          <table:table-cell table:style-name="ce124" table:formula="of:=[MoMo.N64]/[.N$5]*1000000" office:value-type="float" office:value="168.707467775476" calcext:value-type="float">
            <text:p>169</text:p>
          </table:table-cell>
          <table:table-cell table:style-name="ce124" table:formula="of:=[MoMo.O64]/[.O$5]*1000000" office:value-type="float" office:value="44.4157715963361" calcext:value-type="float">
            <text:p>44</text:p>
          </table:table-cell>
          <table:table-cell table:style-name="ce124" table:formula="of:=[MoMo.P64]/[.P$5]*1000000" office:value-type="float" office:value="634.68377318059" calcext:value-type="float">
            <text:p>635</text:p>
          </table:table-cell>
          <table:table-cell table:style-name="ce124"/>
          <table:table-cell table:style-name="ce124" table:formula="of:=[MoMo.R64]/[.R$5]*1000000" office:value-type="float" office:value="28.4069965079685" calcext:value-type="float">
            <text:p>28</text:p>
          </table:table-cell>
          <table:table-cell table:style-name="ce124" table:formula="of:=[MoMo.S64]/[.S$5]*1000000" office:value-type="float" office:value="217.742458543998" calcext:value-type="float">
            <text:p>218</text:p>
          </table:table-cell>
          <table:table-cell table:style-name="ce124" table:formula="of:=[MoMo.T64]/[.T$5]*1000000" office:value-type="float" office:value="187.350392526356" calcext:value-type="float">
            <text:p>187</text:p>
          </table:table-cell>
          <table:table-cell table:style-name="ce124" table:formula="of:=[MoMo.U64]/[.U$5]*1000000" office:value-type="float" office:value="319.949314960006" calcext:value-type="float">
            <text:p>320</text:p>
          </table:table-cell>
          <table:table-cell table:style-name="ce124" table:formula="of:=[MoMo.V64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65]" office:value-type="string" office:string-value="Diferencia" calcext:value-type="string">
            <text:p>Diferencia</text:p>
          </table:table-cell>
          <table:table-cell table:style-name="ce124" table:formula="of:=[.C62]-[.C63]" office:value-type="float" office:value="13.596666574432" calcext:value-type="float">
            <text:p>14</text:p>
          </table:table-cell>
          <table:table-cell table:style-name="ce124" table:formula="of:=[.D62]-[.D63]" office:value-type="float" office:value="98.5689921817215" calcext:value-type="float">
            <text:p>99</text:p>
          </table:table-cell>
          <table:table-cell table:style-name="ce124" table:formula="of:=[.E62]-[.E63]" office:value-type="float" office:value="33.0660815915289" calcext:value-type="float">
            <text:p>33</text:p>
          </table:table-cell>
          <table:table-cell table:style-name="ce124" table:formula="of:=[.F62]-[.F63]" office:value-type="float" office:value="28.3459768200775" calcext:value-type="float">
            <text:p>28</text:p>
          </table:table-cell>
          <table:table-cell table:style-name="ce124" table:formula="of:=[.G62]-[.G63]" office:value-type="float" office:value="7.04991575350674" calcext:value-type="float">
            <text:p>7</text:p>
          </table:table-cell>
          <table:table-cell table:style-name="ce124" table:formula="of:=[.H62]-[.H63]" office:value-type="float" office:value="12.0642022373925" calcext:value-type="float">
            <text:p>12</text:p>
          </table:table-cell>
          <table:table-cell table:style-name="ce124" table:formula="of:=[.I62]-[.I63]" office:value-type="float" office:value="449.118449387422" calcext:value-type="float">
            <text:p>449</text:p>
          </table:table-cell>
          <table:table-cell table:style-name="ce124" table:formula="of:=[.J62]-[.J63]" office:value-type="float" office:value="411.484665288802" calcext:value-type="float">
            <text:p>411</text:p>
          </table:table-cell>
          <table:table-cell table:style-name="ce124" table:formula="of:=[.K62]-[.K63]" office:value-type="float" office:value="-62.499465465098" calcext:value-type="float">
            <text:p>-62</text:p>
          </table:table-cell>
          <table:table-cell table:style-name="ce124" table:formula="of:=[.L62]-[.L63]" office:value-type="float" office:value="0" calcext:value-type="float">
            <text:p>0</text:p>
          </table:table-cell>
          <table:table-cell table:style-name="ce124" table:formula="of:=[.M62]-[.M63]" office:value-type="float" office:value="52.7831741746031" calcext:value-type="float">
            <text:p>53</text:p>
          </table:table-cell>
          <table:table-cell table:style-name="ce124" table:formula="of:=[.N62]-[.N63]" office:value-type="float" office:value="19.5737946037844" calcext:value-type="float">
            <text:p>20</text:p>
          </table:table-cell>
          <table:table-cell table:style-name="ce124" table:formula="of:=[.O62]-[.O63]" office:value-type="float" office:value="0" calcext:value-type="float">
            <text:p>0</text:p>
          </table:table-cell>
          <table:table-cell table:style-name="ce124" table:formula="of:=[.P62]-[.P63]" office:value-type="float" office:value="-61.4161064347205" calcext:value-type="float">
            <text:p>-61</text:p>
          </table:table-cell>
          <table:table-cell table:style-name="ce124"/>
          <table:table-cell table:style-name="ce124" table:formula="of:=[.R62]-[.R63]" office:value-type="float" office:value="0" calcext:value-type="float">
            <text:p>0</text:p>
          </table:table-cell>
          <table:table-cell table:style-name="ce124" table:formula="of:=[.S62]-[.S63]" office:value-type="float" office:value="208.476822010211" calcext:value-type="float">
            <text:p>208</text:p>
          </table:table-cell>
          <table:table-cell table:style-name="ce124" table:formula="of:=[.T62]-[.T63]" office:value-type="float" office:value="29.1029735963272" calcext:value-type="float">
            <text:p>29</text:p>
          </table:table-cell>
          <table:table-cell table:style-name="ce124" table:formula="of:=[.U62]-[.U63]" office:value-type="float" office:value="0" calcext:value-type="float">
            <text:p>0</text:p>
          </table:table-cell>
          <table:table-cell table:style-name="ce124" table:formula="of:=[.V62]-[.V63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67]" office:value-type="date" office:date-value="2020-04-05" calcext:value-type="date">
            <text:p>05/04</text:p>
          </table:table-cell>
          <table:table-cell table:style-name="ce110" table:formula="of:=[MoMo.B67]" office:value-type="string" office:string-value="Inicio" calcext:value-type="string">
            <text:p>Inicio</text:p>
          </table:table-cell>
          <table:table-cell table:style-name="ce46" table:formula="of:=[MoMo.C67]" office:value-type="date" office:date-value="2020-03-20" calcext:value-type="date">
            <text:p>20/03</text:p>
          </table:table-cell>
          <table:table-cell table:style-name="ce46" table:formula="of:=[MoMo.D67]" office:value-type="date" office:date-value="2020-03-23" calcext:value-type="date">
            <text:p>23/03</text:p>
          </table:table-cell>
          <table:table-cell table:style-name="ce46" table:formula="of:=[MoMo.E67]" office:value-type="date" office:date-value="2020-03-20" calcext:value-type="date">
            <text:p>20/03</text:p>
          </table:table-cell>
          <table:table-cell table:style-name="ce46" table:formula="of:=[MoMo.F67]" office:value-type="date" office:date-value="2020-03-16" calcext:value-type="date">
            <text:p>16/03</text:p>
          </table:table-cell>
          <table:table-cell table:style-name="ce46" table:formula="of:=[MoMo.G67]" office:value-type="date" office:date-value="1899-12-30" calcext:value-type="date">
            <text:p>30/12</text:p>
          </table:table-cell>
          <table:table-cell table:style-name="ce46" table:formula="of:=[MoMo.H67]" office:value-type="date" office:date-value="2020-03-24" calcext:value-type="date">
            <text:p>24/03</text:p>
          </table:table-cell>
          <table:table-cell table:style-name="ce46" table:formula="of:=[MoMo.I67]" office:value-type="date" office:date-value="2020-03-14" calcext:value-type="date">
            <text:p>14/03</text:p>
          </table:table-cell>
          <table:table-cell table:style-name="ce46" table:formula="of:=[MoMo.J67]" office:value-type="date" office:date-value="2020-03-18" calcext:value-type="date">
            <text:p>18/03</text:p>
          </table:table-cell>
          <table:table-cell table:style-name="ce46" table:formula="of:=[MoMo.K67]" office:value-type="date" office:date-value="2020-03-22" calcext:value-type="date">
            <text:p>22/03</text:p>
          </table:table-cell>
          <table:table-cell table:style-name="ce46" table:formula="of:=[MoMo.L67]" office:value-type="date" office:date-value="1899-12-30" calcext:value-type="date">
            <text:p>30/12</text:p>
          </table:table-cell>
          <table:table-cell table:style-name="ce46" table:formula="of:=[MoMo.M67]" office:value-type="date" office:date-value="2020-03-22" calcext:value-type="date">
            <text:p>22/03</text:p>
          </table:table-cell>
          <table:table-cell table:style-name="ce46" table:formula="of:=[MoMo.N67]" office:value-type="date" office:date-value="2020-03-24" calcext:value-type="date">
            <text:p>24/03</text:p>
          </table:table-cell>
          <table:table-cell table:style-name="ce46" table:formula="of:=[MoMo.O67]" office:value-type="date" office:date-value="1899-12-30" calcext:value-type="date">
            <text:p>30/12</text:p>
          </table:table-cell>
          <table:table-cell table:style-name="ce46" table:formula="of:=[MoMo.P6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67]" office:value-type="date" office:date-value="1899-12-30" calcext:value-type="date">
            <text:p>30/12</text:p>
          </table:table-cell>
          <table:table-cell table:style-name="ce46" table:formula="of:=[MoMo.S67]" office:value-type="date" office:date-value="2020-03-22" calcext:value-type="date">
            <text:p>22/03</text:p>
          </table:table-cell>
          <table:table-cell table:style-name="ce46" table:formula="of:=[MoMo.T67]" office:value-type="date" office:date-value="2020-03-25" calcext:value-type="date">
            <text:p>25/03</text:p>
          </table:table-cell>
          <table:table-cell table:style-name="ce46" table:formula="of:=[MoMo.U67]" office:value-type="date" office:date-value="1899-12-30" calcext:value-type="date">
            <text:p>30/12</text:p>
          </table:table-cell>
          <table:table-cell table:style-name="ce46" table:formula="of:=[MoMo.V67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68]" office:value-type="string" office:string-value="Fin" calcext:value-type="string">
            <text:p>Fin</text:p>
          </table:table-cell>
          <table:table-cell table:style-name="ce61" table:formula="of:=[MoMo.C68]" office:value-type="date" office:date-value="2020-04-02" calcext:value-type="date">
            <text:p>02/04</text:p>
          </table:table-cell>
          <table:table-cell table:style-name="ce61" table:formula="of:=[MoMo.D68]" office:value-type="date" office:date-value="2020-04-04" calcext:value-type="date">
            <text:p>04/04</text:p>
          </table:table-cell>
          <table:table-cell table:style-name="ce61" table:formula="of:=[MoMo.E68]" office:value-type="date" office:date-value="2020-03-25" calcext:value-type="date">
            <text:p>25/03</text:p>
          </table:table-cell>
          <table:table-cell table:style-name="ce61" table:formula="of:=[MoMo.F68]" office:value-type="date" office:date-value="2020-03-26" calcext:value-type="date">
            <text:p>26/03</text:p>
          </table:table-cell>
          <table:table-cell table:style-name="ce61" table:formula="of:=[MoMo.G68]" office:value-type="date" office:date-value="1899-12-30" calcext:value-type="date">
            <text:p>30/12</text:p>
          </table:table-cell>
          <table:table-cell table:style-name="ce61" table:formula="of:=[MoMo.H68]" office:value-type="date" office:date-value="2020-04-04" calcext:value-type="date">
            <text:p>04/04</text:p>
          </table:table-cell>
          <table:table-cell table:style-name="ce61" table:formula="of:=[MoMo.I68]" office:value-type="date" office:date-value="2020-04-03" calcext:value-type="date">
            <text:p>03/04</text:p>
          </table:table-cell>
          <table:table-cell table:style-name="ce61" table:formula="of:=[MoMo.J68]" office:value-type="date" office:date-value="2020-04-03" calcext:value-type="date">
            <text:p>03/04</text:p>
          </table:table-cell>
          <table:table-cell table:style-name="ce61" table:formula="of:=[MoMo.K68]" office:value-type="date" office:date-value="2020-04-02" calcext:value-type="date">
            <text:p>02/04</text:p>
          </table:table-cell>
          <table:table-cell table:style-name="ce61" table:formula="of:=[MoMo.L68]" office:value-type="date" office:date-value="1899-12-30" calcext:value-type="date">
            <text:p>30/12</text:p>
          </table:table-cell>
          <table:table-cell table:style-name="ce61" table:formula="of:=[MoMo.M68]" office:value-type="date" office:date-value="2020-04-03" calcext:value-type="date">
            <text:p>03/04</text:p>
          </table:table-cell>
          <table:table-cell table:style-name="ce61" table:formula="of:=[MoMo.N68]" office:value-type="date" office:date-value="2020-04-01" calcext:value-type="date">
            <text:p>01/04</text:p>
          </table:table-cell>
          <table:table-cell table:style-name="ce61" table:formula="of:=[MoMo.O68]" office:value-type="date" office:date-value="1899-12-30" calcext:value-type="date">
            <text:p>30/12</text:p>
          </table:table-cell>
          <table:table-cell table:style-name="ce61" table:formula="of:=[MoMo.P68]" office:value-type="date" office:date-value="2020-03-30" calcext:value-type="date">
            <text:p>30/03</text:p>
          </table:table-cell>
          <table:table-cell table:style-name="ce61"/>
          <table:table-cell table:style-name="ce61" table:formula="of:=[MoMo.R68]" office:value-type="date" office:date-value="1899-12-30" calcext:value-type="date">
            <text:p>30/12</text:p>
          </table:table-cell>
          <table:table-cell table:style-name="ce61" table:formula="of:=[MoMo.S68]" office:value-type="date" office:date-value="2020-04-03" calcext:value-type="date">
            <text:p>03/04</text:p>
          </table:table-cell>
          <table:table-cell table:style-name="ce61" table:formula="of:=[MoMo.T68]" office:value-type="date" office:date-value="2020-04-02" calcext:value-type="date">
            <text:p>02/04</text:p>
          </table:table-cell>
          <table:table-cell table:style-name="ce61" table:formula="of:=[MoMo.U68]" office:value-type="date" office:date-value="1899-12-30" calcext:value-type="date">
            <text:p>30/12</text:p>
          </table:table-cell>
          <table:table-cell table:style-name="ce61" table:formula="of:=[MoMo.V68]" office:value-type="date" office:date-value="1899-12-30" calcext:value-type="date">
            <text:p>30/12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69]" office:value-type="string" office:string-value="MoMo (parcial)" calcext:value-type="string">
            <text:p>MoMo (parcial)</text:p>
          </table:table-cell>
          <table:table-cell table:style-name="ce122" table:formula="of:=[MoMo.C69]/[.C$5]*1000000" office:value-type="float" office:value="50.5700581364838" calcext:value-type="float">
            <text:p>51</text:p>
          </table:table-cell>
          <table:table-cell table:style-name="ce122" table:formula="of:=[MoMo.D69]/[.D$5]*1000000" office:value-type="float" office:value="259.794242959576" calcext:value-type="float">
            <text:p>260</text:p>
          </table:table-cell>
          <table:table-cell table:style-name="ce122" table:formula="of:=[MoMo.E69]/[.E$5]*1000000" office:value-type="float" office:value="70.0222904291199" calcext:value-type="float">
            <text:p>70</text:p>
          </table:table-cell>
          <table:table-cell table:style-name="ce122" table:formula="of:=[MoMo.F69]/[.F$5]*1000000" office:value-type="float" office:value="40.7473416788613" calcext:value-type="float">
            <text:p>41</text:p>
          </table:table-cell>
          <table:table-cell table:style-name="ce122" table:formula="of:=[MoMo.G69]/[.G$5]*1000000" office:value-type="float" office:value="0" calcext:value-type="float">
            <text:p>0</text:p>
          </table:table-cell>
          <table:table-cell table:style-name="ce122" table:formula="of:=[MoMo.H69]/[.H$5]*1000000" office:value-type="float" office:value="127.535852223863" calcext:value-type="float">
            <text:p>128</text:p>
          </table:table-cell>
          <table:table-cell table:style-name="ce122" table:formula="of:=[MoMo.I69]/[.I$5]*1000000" office:value-type="float" office:value="862.539868601722" calcext:value-type="float">
            <text:p>863</text:p>
          </table:table-cell>
          <table:table-cell table:style-name="ce122" table:formula="of:=[MoMo.J69]/[.J$5]*1000000" office:value-type="float" office:value="831.850294576642" calcext:value-type="float">
            <text:p>832</text:p>
          </table:table-cell>
          <table:table-cell table:style-name="ce122" table:formula="of:=[MoMo.K69]/[.K$5]*1000000" office:value-type="float" office:value="194.998332251106" calcext:value-type="float">
            <text:p>195</text:p>
          </table:table-cell>
          <table:table-cell table:style-name="ce122" table:formula="of:=[MoMo.L69]/[.L$5]*1000000" office:value-type="float" office:value="0" calcext:value-type="float">
            <text:p>0</text:p>
          </table:table-cell>
          <table:table-cell table:style-name="ce122" table:formula="of:=[MoMo.M69]/[.M$5]*1000000" office:value-type="float" office:value="142.836910266388" calcext:value-type="float">
            <text:p>143</text:p>
          </table:table-cell>
          <table:table-cell table:style-name="ce122" table:formula="of:=[MoMo.N69]/[.N$5]*1000000" office:value-type="float" office:value="182.688749635322" calcext:value-type="float">
            <text:p>183</text:p>
          </table:table-cell>
          <table:table-cell table:style-name="ce122" table:formula="of:=[MoMo.O69]/[.O$5]*1000000" office:value-type="float" office:value="0" calcext:value-type="float">
            <text:p>0</text:p>
          </table:table-cell>
          <table:table-cell table:style-name="ce122" table:formula="of:=[MoMo.P69]/[.P$5]*1000000" office:value-type="float" office:value="405.589534573848" calcext:value-type="float">
            <text:p>406</text:p>
          </table:table-cell>
          <table:table-cell table:style-name="ce122"/>
          <table:table-cell table:style-name="ce122" table:formula="of:=[MoMo.R69]/[.R$5]*1000000" office:value-type="float" office:value="0" calcext:value-type="float">
            <text:p>0</text:p>
          </table:table-cell>
          <table:table-cell table:style-name="ce122" table:formula="of:=[MoMo.S69]/[.S$5]*1000000" office:value-type="float" office:value="440.117735354889" calcext:value-type="float">
            <text:p>440</text:p>
          </table:table-cell>
          <table:table-cell table:style-name="ce122" table:formula="of:=[MoMo.T69]/[.T$5]*1000000" office:value-type="float" office:value="148.698005718734" calcext:value-type="float">
            <text:p>149</text:p>
          </table:table-cell>
          <table:table-cell table:style-name="ce122" table:formula="of:=[MoMo.U69]/[.U$5]*1000000" office:value-type="float" office:value="0" calcext:value-type="float">
            <text:p>0</text:p>
          </table:table-cell>
          <table:table-cell table:style-name="ce122" table:formula="of:=[MoMo.V69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2" table:formula="of:=[MoMo.B70]" office:value-type="string" office:string-value="Covid-19 (parcial)" calcext:value-type="string">
            <text:p>Covid-19 (parcial)</text:p>
          </table:table-cell>
          <table:table-cell table:style-name="ce123" table:formula="of:=[MoMo.C70]/[.C$5]*1000000" office:value-type="float" office:value="37.3311985771685" calcext:value-type="float">
            <text:p>37</text:p>
          </table:table-cell>
          <table:table-cell table:style-name="ce123" table:formula="of:=[MoMo.D70]/[.D$5]*1000000" office:value-type="float" office:value="167.33805649455" calcext:value-type="float">
            <text:p>167</text:p>
          </table:table-cell>
          <table:table-cell table:style-name="ce123" table:formula="of:=[MoMo.E70]/[.E$5]*1000000" office:value-type="float" office:value="22.3682316648578" calcext:value-type="float">
            <text:p>22</text:p>
          </table:table-cell>
          <table:table-cell table:style-name="ce123" table:formula="of:=[MoMo.F70]/[.F$5]*1000000" office:value-type="float" office:value="14.1729884100387" calcext:value-type="float">
            <text:p>14</text:p>
          </table:table-cell>
          <table:table-cell table:style-name="ce123" table:formula="of:=[MoMo.G70]/[.G$5]*1000000" office:value-type="float" office:value="0" calcext:value-type="float">
            <text:p>0</text:p>
          </table:table-cell>
          <table:table-cell table:style-name="ce123" table:formula="of:=[MoMo.H70]/[.H$5]*1000000" office:value-type="float" office:value="101.683990286594" calcext:value-type="float">
            <text:p>102</text:p>
          </table:table-cell>
          <table:table-cell table:style-name="ce123" table:formula="of:=[MoMo.I70]/[.I$5]*1000000" office:value-type="float" office:value="377.724389041178" calcext:value-type="float">
            <text:p>378</text:p>
          </table:table-cell>
          <table:table-cell table:style-name="ce123" table:formula="of:=[MoMo.J70]/[.J$5]*1000000" office:value-type="float" office:value="345.864209073681" calcext:value-type="float">
            <text:p>346</text:p>
          </table:table-cell>
          <table:table-cell table:style-name="ce123" table:formula="of:=[MoMo.K70]/[.K$5]*1000000" office:value-type="float" office:value="250.261017504456" calcext:value-type="float">
            <text:p>250</text:p>
          </table:table-cell>
          <table:table-cell table:style-name="ce123" table:formula="of:=[MoMo.L70]/[.L$5]*1000000" office:value-type="float" office:value="0" calcext:value-type="float">
            <text:p>0</text:p>
          </table:table-cell>
          <table:table-cell table:style-name="ce123" table:formula="of:=[MoMo.M70]/[.M$5]*1000000" office:value-type="float" office:value="89.0464236075366" calcext:value-type="float">
            <text:p>89</text:p>
          </table:table-cell>
          <table:table-cell table:style-name="ce123" table:formula="of:=[MoMo.N70]/[.N$5]*1000000" office:value-type="float" office:value="117.442767622707" calcext:value-type="float">
            <text:p>117</text:p>
          </table:table-cell>
          <table:table-cell table:style-name="ce123" table:formula="of:=[MoMo.O70]/[.O$5]*1000000" office:value-type="float" office:value="0" calcext:value-type="float">
            <text:p>0</text:p>
          </table:table-cell>
          <table:table-cell table:style-name="ce123" table:formula="of:=[MoMo.P70]/[.P$5]*1000000" office:value-type="float" office:value="512.459640572879" calcext:value-type="float">
            <text:p>512</text:p>
          </table:table-cell>
          <table:table-cell table:style-name="ce123"/>
          <table:table-cell table:style-name="ce123" table:formula="of:=[MoMo.R70]/[.R$5]*1000000" office:value-type="float" office:value="0" calcext:value-type="float">
            <text:p>0</text:p>
          </table:table-cell>
          <table:table-cell table:style-name="ce123" table:formula="of:=[MoMo.S70]/[.S$5]*1000000" office:value-type="float" office:value="211.565367521473" calcext:value-type="float">
            <text:p>212</text:p>
          </table:table-cell>
          <table:table-cell table:style-name="ce123" table:formula="of:=[MoMo.T70]/[.T$5]*1000000" office:value-type="float" office:value="116.866628347751" calcext:value-type="float">
            <text:p>117</text:p>
          </table:table-cell>
          <table:table-cell table:style-name="ce123" table:formula="of:=[MoMo.U70]/[.U$5]*1000000" office:value-type="float" office:value="0" calcext:value-type="float">
            <text:p>0</text:p>
          </table:table-cell>
          <table:table-cell table:style-name="ce123" table:formula="of:=[MoMo.V70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/>
          <table:table-cell table:style-name="ce111" table:formula="of:=[MoMo.B71]" office:value-type="string" office:string-value="Covid-19 (total)" calcext:value-type="string">
            <text:p>Covid-19 (total)</text:p>
          </table:table-cell>
          <table:table-cell table:style-name="ce124" table:formula="of:=[MoMo.C71]/[.C$5]*1000000" office:value-type="float" office:value="56.0564323682722" calcext:value-type="float">
            <text:p>56</text:p>
          </table:table-cell>
          <table:table-cell table:style-name="ce124" table:formula="of:=[MoMo.D71]/[.D$5]*1000000" office:value-type="float" office:value="206.307192938487" calcext:value-type="float">
            <text:p>206</text:p>
          </table:table-cell>
          <table:table-cell table:style-name="ce124" table:formula="of:=[MoMo.E71]/[.E$5]*1000000" office:value-type="float" office:value="77.8025449212444" calcext:value-type="float">
            <text:p>78</text:p>
          </table:table-cell>
          <table:table-cell table:style-name="ce124" table:formula="of:=[MoMo.F71]/[.F$5]*1000000" office:value-type="float" office:value="66.4358831720565" calcext:value-type="float">
            <text:p>66</text:p>
          </table:table-cell>
          <table:table-cell table:style-name="ce124" table:formula="of:=[MoMo.G71]/[.G$5]*1000000" office:value-type="float" office:value="37.5995506853693" calcext:value-type="float">
            <text:p>38</text:p>
          </table:table-cell>
          <table:table-cell table:style-name="ce124" table:formula="of:=[MoMo.H71]/[.H$5]*1000000" office:value-type="float" office:value="117.195107448956" calcext:value-type="float">
            <text:p>117</text:p>
          </table:table-cell>
          <table:table-cell table:style-name="ce124" table:formula="of:=[MoMo.I71]/[.I$5]*1000000" office:value-type="float" office:value="437.911242240047" calcext:value-type="float">
            <text:p>438</text:p>
          </table:table-cell>
          <table:table-cell table:style-name="ce124" table:formula="of:=[MoMo.J71]/[.J$5]*1000000" office:value-type="float" office:value="417.898694843663" calcext:value-type="float">
            <text:p>418</text:p>
          </table:table-cell>
          <table:table-cell table:style-name="ce124" table:formula="of:=[MoMo.K71]/[.K$5]*1000000" office:value-type="float" office:value="346.970716697818" calcext:value-type="float">
            <text:p>347</text:p>
          </table:table-cell>
          <table:table-cell table:style-name="ce124" table:formula="of:=[MoMo.L71]/[.L$5]*1000000" office:value-type="float" office:value="23.4896175890256" calcext:value-type="float">
            <text:p>23</text:p>
          </table:table-cell>
          <table:table-cell table:style-name="ce124" table:formula="of:=[MoMo.M71]/[.M$5]*1000000" office:value-type="float" office:value="123.496510568823" calcext:value-type="float">
            <text:p>123</text:p>
          </table:table-cell>
          <table:table-cell table:style-name="ce124" table:formula="of:=[MoMo.N71]/[.N$5]*1000000" office:value-type="float" office:value="203.194629696429" calcext:value-type="float">
            <text:p>203</text:p>
          </table:table-cell>
          <table:table-cell table:style-name="ce124" table:formula="of:=[MoMo.O71]/[.O$5]*1000000" office:value-type="float" office:value="64.4028688146874" calcext:value-type="float">
            <text:p>64</text:p>
          </table:table-cell>
          <table:table-cell table:style-name="ce124" table:formula="of:=[MoMo.P71]/[.P$5]*1000000" office:value-type="float" office:value="751.131143301867" calcext:value-type="float">
            <text:p>751</text:p>
          </table:table-cell>
          <table:table-cell table:style-name="ce124"/>
          <table:table-cell table:style-name="ce124" table:formula="of:=[MoMo.R71]/[.R$5]*1000000" office:value-type="float" office:value="39.9050665230986" calcext:value-type="float">
            <text:p>40</text:p>
          </table:table-cell>
          <table:table-cell table:style-name="ce124" table:formula="of:=[MoMo.S71]/[.S$5]*1000000" office:value-type="float" office:value="274.880550502352" calcext:value-type="float">
            <text:p>275</text:p>
          </table:table-cell>
          <table:table-cell table:style-name="ce124" table:formula="of:=[MoMo.T71]/[.T$5]*1000000" office:value-type="float" office:value="234.187990657945" calcext:value-type="float">
            <text:p>234</text:p>
          </table:table-cell>
          <table:table-cell table:style-name="ce124" table:formula="of:=[MoMo.U71]/[.U$5]*1000000" office:value-type="float" office:value="424.487209946939" calcext:value-type="float">
            <text:p>424</text:p>
          </table:table-cell>
          <table:table-cell table:style-name="ce124" table:formula="of:=[MoMo.V71]/[.V$5]*1000000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49"/>
          <table:table-cell table:style-name="ce113" table:formula="of:=[MoMo.B72]" office:value-type="string" office:string-value="Diferencia" calcext:value-type="string">
            <text:p>Diferencia</text:p>
          </table:table-cell>
          <table:table-cell table:style-name="ce124" table:formula="of:=[.C69]-[.C70]" office:value-type="float" office:value="13.2388595593153" calcext:value-type="float">
            <text:p>13</text:p>
          </table:table-cell>
          <table:table-cell table:style-name="ce124" table:formula="of:=[.D69]-[.D70]" office:value-type="float" office:value="92.4561864650256" calcext:value-type="float">
            <text:p>92</text:p>
          </table:table-cell>
          <table:table-cell table:style-name="ce124" table:formula="of:=[.E69]-[.E70]" office:value-type="float" office:value="47.6540587642622" calcext:value-type="float">
            <text:p>48</text:p>
          </table:table-cell>
          <table:table-cell table:style-name="ce124" table:formula="of:=[.F69]-[.F70]" office:value-type="float" office:value="26.5743532688226" calcext:value-type="float">
            <text:p>27</text:p>
          </table:table-cell>
          <table:table-cell table:style-name="ce124" table:formula="of:=[.G69]-[.G70]" office:value-type="float" office:value="0" calcext:value-type="float">
            <text:p>0</text:p>
          </table:table-cell>
          <table:table-cell table:style-name="ce124" table:formula="of:=[.H69]-[.H70]" office:value-type="float" office:value="25.8518619372696" calcext:value-type="float">
            <text:p>26</text:p>
          </table:table-cell>
          <table:table-cell table:style-name="ce124" table:formula="of:=[.I69]-[.I70]" office:value-type="float" office:value="484.815479560545" calcext:value-type="float">
            <text:p>485</text:p>
          </table:table-cell>
          <table:table-cell table:style-name="ce124" table:formula="of:=[.J69]-[.J70]" office:value-type="float" office:value="485.986085502961" calcext:value-type="float">
            <text:p>486</text:p>
          </table:table-cell>
          <table:table-cell table:style-name="ce124" table:formula="of:=[.K69]-[.K70]" office:value-type="float" office:value="-55.2626852533498" calcext:value-type="float">
            <text:p>-55</text:p>
          </table:table-cell>
          <table:table-cell table:style-name="ce124" table:formula="of:=[.L69]-[.L70]" office:value-type="float" office:value="0" calcext:value-type="float">
            <text:p>0</text:p>
          </table:table-cell>
          <table:table-cell table:style-name="ce124" table:formula="of:=[.M69]-[.M70]" office:value-type="float" office:value="53.7904866588513" calcext:value-type="float">
            <text:p>54</text:p>
          </table:table-cell>
          <table:table-cell table:style-name="ce124" table:formula="of:=[.N69]-[.N70]" office:value-type="float" office:value="65.2459820126148" calcext:value-type="float">
            <text:p>65</text:p>
          </table:table-cell>
          <table:table-cell table:style-name="ce124" table:formula="of:=[.O69]-[.O70]" office:value-type="float" office:value="0" calcext:value-type="float">
            <text:p>0</text:p>
          </table:table-cell>
          <table:table-cell table:style-name="ce124" table:formula="of:=[.P69]-[.P70]" office:value-type="float" office:value="-106.870105999031" calcext:value-type="float">
            <text:p>-107</text:p>
          </table:table-cell>
          <table:table-cell table:style-name="ce124"/>
          <table:table-cell table:style-name="ce124" table:formula="of:=[.R69]-[.R70]" office:value-type="float" office:value="0" calcext:value-type="float">
            <text:p>0</text:p>
          </table:table-cell>
          <table:table-cell table:style-name="ce124" table:formula="of:=[.S69]-[.S70]" office:value-type="float" office:value="228.552367833416" calcext:value-type="float">
            <text:p>229</text:p>
          </table:table-cell>
          <table:table-cell table:style-name="ce124" table:formula="of:=[.T69]-[.T70]" office:value-type="float" office:value="31.8313773709829" calcext:value-type="float">
            <text:p>32</text:p>
          </table:table-cell>
          <table:table-cell table:style-name="ce124" table:formula="of:=[.U69]-[.U70]" office:value-type="float" office:value="0" calcext:value-type="float">
            <text:p>0</text:p>
          </table:table-cell>
          <table:table-cell table:style-name="ce124" table:formula="of:=[.V69]-[.V70]" office:value-type="float" office:value="0" calcext:value-type="float">
            <text:p>0</text:p>
          </table:table-cell>
          <table:table-cell table:style-name="ce36"/>
          <table:table-cell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style-name="ce36"/>
          <table:table-cell/>
        </table:table-row>
        <table:table-row table:style-name="ro1">
          <table:table-cell table:style-name="ce46" table:formula="of:=[MoMo.A74]" office:value-type="date" office:date-value="2020-04-06" calcext:value-type="date">
            <text:p>06/04</text:p>
          </table:table-cell>
          <table:table-cell table:style-name="ce110" table:formula="of:=[MoMo.B74]" office:value-type="string" office:string-value="Inicio" calcext:value-type="string">
            <text:p>Inicio</text:p>
          </table:table-cell>
          <table:table-cell table:style-name="ce46" table:formula="of:=[MoMo.C74]" office:value-type="date" office:date-value="2020-03-10" calcext:value-type="date">
            <text:p>10/03</text:p>
          </table:table-cell>
          <table:table-cell table:style-name="ce46" table:formula="of:=[MoMo.D74]" office:value-type="date" office:date-value="2020-03-23" calcext:value-type="date">
            <text:p>23/03</text:p>
          </table:table-cell>
          <table:table-cell table:style-name="ce46" table:formula="of:=[MoMo.E74]" office:value-type="date" office:date-value="2020-03-20" calcext:value-type="date">
            <text:p>20/03</text:p>
          </table:table-cell>
          <table:table-cell table:style-name="ce46" table:formula="of:=[MoMo.F74]" office:value-type="date" office:date-value="2020-03-16" calcext:value-type="date">
            <text:p>16/03</text:p>
          </table:table-cell>
          <table:table-cell table:style-name="ce46" table:formula="of:=[MoMo.G74]" office:value-type="date" office:date-value="2020-03-27" calcext:value-type="date">
            <text:p>27/03</text:p>
          </table:table-cell>
          <table:table-cell table:style-name="ce46" table:formula="of:=[MoMo.H74]" office:value-type="date" office:date-value="2020-03-24" calcext:value-type="date">
            <text:p>24/03</text:p>
          </table:table-cell>
          <table:table-cell table:style-name="ce46" table:formula="of:=[MoMo.I74]" office:value-type="date" office:date-value="2020-03-18" calcext:value-type="date">
            <text:p>18/03</text:p>
          </table:table-cell>
          <table:table-cell table:style-name="ce46" table:formula="of:=[MoMo.J74]" office:value-type="date" office:date-value="2020-03-14" calcext:value-type="date">
            <text:p>14/03</text:p>
          </table:table-cell>
          <table:table-cell table:style-name="ce46" table:formula="of:=[MoMo.K74]" office:value-type="date" office:date-value="2020-03-22" calcext:value-type="date">
            <text:p>22/03</text:p>
          </table:table-cell>
          <table:table-cell table:style-name="ce46" table:formula="of:=[MoMo.L74]" office:value-type="date" office:date-value="1899-12-30" calcext:value-type="date">
            <text:p>30/12</text:p>
          </table:table-cell>
          <table:table-cell table:style-name="ce46" table:formula="of:=[MoMo.M74]" office:value-type="date" office:date-value="2020-03-22" calcext:value-type="date">
            <text:p>22/03</text:p>
          </table:table-cell>
          <table:table-cell table:style-name="ce46" table:formula="of:=[MoMo.N74]" office:value-type="date" office:date-value="2020-03-23" calcext:value-type="date">
            <text:p>23/03</text:p>
          </table:table-cell>
          <table:table-cell table:style-name="ce46" table:formula="of:=[MoMo.O74]" office:value-type="date" office:date-value="1899-12-30" calcext:value-type="date">
            <text:p>30/12</text:p>
          </table:table-cell>
          <table:table-cell table:style-name="ce46" table:formula="of:=[MoMo.P7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74]" office:value-type="date" office:date-value="1899-12-30" calcext:value-type="date">
            <text:p>30/12</text:p>
          </table:table-cell>
          <table:table-cell table:style-name="ce46" table:formula="of:=[MoMo.S74]" office:value-type="date" office:date-value="2020-03-22" calcext:value-type="date">
            <text:p>22/03</text:p>
          </table:table-cell>
          <table:table-cell table:style-name="ce46" table:formula="of:=[MoMo.T74]" office:value-type="date" office:date-value="2020-03-25" calcext:value-type="date">
            <text:p>25/03</text:p>
          </table:table-cell>
          <table:table-cell table:style-name="ce46" table:formula="of:=[MoMo.U74]" office:value-type="date" office:date-value="2020-03-10" calcext:value-type="date">
            <text:p>10/03</text:p>
          </table:table-cell>
          <table:table-cell table:style-name="ce46" table:formula="of:=[MoMo.V74]" office:value-type="date" office:date-value="2020-03-17" calcext:value-type="date">
            <text:p>17/03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1" table:formula="of:=[MoMo.B75]" office:value-type="string" office:string-value="Fin" calcext:value-type="string">
            <text:p>Fin</text:p>
          </table:table-cell>
          <table:table-cell table:style-name="ce61" table:formula="of:=[MoMo.C75]" office:value-type="date" office:date-value="2020-04-02" calcext:value-type="date">
            <text:p>02/04</text:p>
          </table:table-cell>
          <table:table-cell table:style-name="ce61" table:formula="of:=[MoMo.D75]" office:value-type="date" office:date-value="2020-04-05" calcext:value-type="date">
            <text:p>05/04</text:p>
          </table:table-cell>
          <table:table-cell table:style-name="ce61" table:formula="of:=[MoMo.E75]" office:value-type="date" office:date-value="2020-03-25" calcext:value-type="date">
            <text:p>25/03</text:p>
          </table:table-cell>
          <table:table-cell table:style-name="ce61" table:formula="of:=[MoMo.F75]" office:value-type="date" office:date-value="2020-03-27" calcext:value-type="date">
            <text:p>27/03</text:p>
          </table:table-cell>
          <table:table-cell table:style-name="ce61" table:formula="of:=[MoMo.G75]" office:value-type="date" office:date-value="2020-04-03" calcext:value-type="date">
            <text:p>03/04</text:p>
          </table:table-cell>
          <table:table-cell table:style-name="ce61" table:formula="of:=[MoMo.H75]" office:value-type="date" office:date-value="2020-04-02" calcext:value-type="date">
            <text:p>02/04</text:p>
          </table:table-cell>
          <table:table-cell table:style-name="ce61" table:formula="of:=[MoMo.I75]" office:value-type="date" office:date-value="2020-04-06" calcext:value-type="date">
            <text:p>06/04</text:p>
          </table:table-cell>
          <table:table-cell table:style-name="ce61" table:formula="of:=[MoMo.J75]" office:value-type="date" office:date-value="2020-04-06" calcext:value-type="date">
            <text:p>06/04</text:p>
          </table:table-cell>
          <table:table-cell table:style-name="ce61" table:formula="of:=[MoMo.K75]" office:value-type="date" office:date-value="2020-04-04" calcext:value-type="date">
            <text:p>04/04</text:p>
          </table:table-cell>
          <table:table-cell table:style-name="ce61" table:formula="of:=[MoMo.L75]" office:value-type="date" office:date-value="1899-12-30" calcext:value-type="date">
            <text:p>30/12</text:p>
          </table:table-cell>
          <table:table-cell table:style-name="ce61" table:formula="of:=[MoMo.M75]" office:value-type="date" office:date-value="2020-04-05" calcext:value-type="date">
            <text:p>05/04</text:p>
          </table:table-cell>
          <table:table-cell table:style-name="ce61" table:formula="of:=[MoMo.N75]" office:value-type="date" office:date-value="2020-04-02" calcext:value-type="date">
            <text:p>02/04</text:p>
          </table:table-cell>
          <table:table-cell table:style-name="ce61" table:formula="of:=[MoMo.O75]" office:value-type="date" office:date-value="1899-12-30" calcext:value-type="date">
            <text:p>30/12</text:p>
          </table:table-cell>
          <table:table-cell table:style-name="ce61" table:formula="of:=[MoMo.P75]" office:value-type="date" office:date-value="2020-03-31" calcext:value-type="date">
            <text:p>31/03</text:p>
          </table:table-cell>
          <table:table-cell table:style-name="ce61"/>
          <table:table-cell table:style-name="ce61" table:formula="of:=[MoMo.R75]" office:value-type="date" office:date-value="1899-12-30" calcext:value-type="date">
            <text:p>30/12</text:p>
          </table:table-cell>
          <table:table-cell table:style-name="ce61" table:formula="of:=[MoMo.S75]" office:value-type="date" office:date-value="2020-04-05" calcext:value-type="date">
            <text:p>05/04</text:p>
          </table:table-cell>
          <table:table-cell table:style-name="ce61" table:formula="of:=[MoMo.T75]" office:value-type="date" office:date-value="2020-04-05" calcext:value-type="date">
            <text:p>05/04</text:p>
          </table:table-cell>
          <table:table-cell table:style-name="ce61" table:formula="of:=[MoMo.U75]" office:value-type="date" office:date-value="2020-03-23" calcext:value-type="date">
            <text:p>23/03</text:p>
          </table:table-cell>
          <table:table-cell table:style-name="ce61" table:formula="of:=[MoMo.V75]" office:value-type="date" office:date-value="2020-04-06" calcext:value-type="date">
            <text:p>06/04</text:p>
          </table:table-cell>
          <table:table-cell table:style-name="ce36"/>
          <table:table-cell/>
        </table:table-row>
        <table:table-row table:style-name="ro1">
          <table:table-cell table:style-name="ce36"/>
          <table:table-cell table:style-name="ce110" table:formula="of:=[MoMo.B76]" office:value-type="string" office:string-value="MoMo (parcial)" calcext:value-type="string">
            <text:p>MoMo (parcial)</text:p>
          </table:table-cell>
          <table:table-cell table:style-name="ce122" table:formula="of:=[MoMo.C76]/[.C$5]*1000000" office:value-type="float" office:value="52.4783622171058" calcext:value-type="float">
            <text:p>52</text:p>
          </table:table-cell>
          <table:table-cell table:style-name="ce122" table:formula="of:=[MoMo.D76]/[.D$5]*1000000" office:value-type="float" office:value="299.527480118099" calcext:value-type="float">
            <text:p>300</text:p>
          </table:table-cell>
          <table:table-cell table:style-name="ce122" table:formula="of:=[MoMo.E76]/[.E$5]*1000000" office:value-type="float" office:value="70.0222904291199" calcext:value-type="float">
            <text:p>70</text:p>
          </table:table-cell>
          <table:table-cell table:style-name="ce122" table:formula="of:=[MoMo.F76]/[.F$5]*1000000" office:value-type="float" office:value="54.9203300889001" calcext:value-type="float">
            <text:p>55</text:p>
          </table:table-cell>
          <table:table-cell table:style-name="ce122" table:formula="of:=[MoMo.G76]/[.G$5]*1000000" office:value-type="float" office:value="39.9495226032049" calcext:value-type="float">
            <text:p>40</text:p>
          </table:table-cell>
          <table:table-cell table:style-name="ce122" table:formula="of:=[MoMo.H76]/[.H$5]*1000000" office:value-type="float" office:value="105.130905211563" calcext:value-type="float">
            <text:p>105</text:p>
          </table:table-cell>
          <table:table-cell table:style-name="ce122" table:formula="of:=[MoMo.I76]/[.I$5]*1000000" office:value-type="float" office:value="831.823819382989" calcext:value-type="float">
            <text:p>832</text:p>
          </table:table-cell>
          <table:table-cell table:style-name="ce122" table:formula="of:=[MoMo.J76]/[.J$5]*1000000" office:value-type="float" office:value="1218.66561542367" calcext:value-type="float">
            <text:p>1219</text:p>
          </table:table-cell>
          <table:table-cell table:style-name="ce122" table:formula="of:=[MoMo.K76]/[.K$5]*1000000" office:value-type="float" office:value="230.919077665783" calcext:value-type="float">
            <text:p>231</text:p>
          </table:table-cell>
          <table:table-cell table:style-name="ce122" table:formula="of:=[MoMo.L76]/[.L$5]*1000000" office:value-type="float" office:value="0" calcext:value-type="float">
            <text:p>0</text:p>
          </table:table-cell>
          <table:table-cell table:style-name="ce122" table:formula="of:=[MoMo.M76]/[.M$5]*1000000" office:value-type="float" office:value="177.286997227675" calcext:value-type="float">
            <text:p>177</text:p>
          </table:table-cell>
          <table:table-cell table:style-name="ce122" table:formula="of:=[MoMo.N76]/[.N$5]*1000000" office:value-type="float" office:value="236.74970616006" calcext:value-type="float">
            <text:p>237</text:p>
          </table:table-cell>
          <table:table-cell table:style-name="ce122" table:formula="of:=[MoMo.O76]/[.O$5]*1000000" office:value-type="float" office:value="0" calcext:value-type="float">
            <text:p>0</text:p>
          </table:table-cell>
          <table:table-cell table:style-name="ce122" table:formula="of:=[MoMo.P76]/[.P$5]*1000000" office:value-type="float" office:value="460.620798260404" calcext:value-type="float">
            <text:p>461</text:p>
          </table:table-cell>
          <table:table-cell table:style-name="ce122"/>
          <table:table-cell table:style-name="ce122" table:formula="of:=[MoMo.R76]/[.R$5]*1000000" office:value-type="float" office:value="0" calcext:value-type="float">
            <text:p>0</text:p>
          </table:table-cell>
          <table:table-cell table:style-name="ce122" table:formula="of:=[MoMo.S76]/[.S$5]*1000000" office:value-type="float" office:value="554.393919271598" calcext:value-type="float">
            <text:p>554</text:p>
          </table:table-cell>
          <table:table-cell table:style-name="ce122" table:formula="of:=[MoMo.T76]/[.T$5]*1000000" office:value-type="float" office:value="216.908100085126" calcext:value-type="float">
            <text:p>217</text:p>
          </table:table-cell>
          <table:table-cell table:style-name="ce122" table:formula="of:=[MoMo.U76]/[.U$5]*1000000" office:value-type="float" office:value="101.370079987329" calcext:value-type="float">
            <text:p>101</text:p>
          </table:table-cell>
          <table:table-cell table:style-name="ce122" table:formula="of:=[MoMo.V76]/[.V$5]*1000000" office:value-type="float" office:value="258.609360961137" calcext:value-type="float">
            <text:p>259</text:p>
          </table:table-cell>
          <table:table-cell table:style-name="ce36"/>
          <table:table-cell table:style-name="ce130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112" table:formula="of:=[MoMo.B77]" office:value-type="string" office:string-value="Covid-19 (parcial)" calcext:value-type="string">
            <text:p>Covid-19 (parcial)</text:p>
          </table:table-cell>
          <table:table-cell table:style-name="ce123" table:formula="of:=[MoMo.C77]/[.C$5]*1000000" office:value-type="float" office:value="40.9092687283348" calcext:value-type="float">
            <text:p>41</text:p>
          </table:table-cell>
          <table:table-cell table:style-name="ce123" table:formula="of:=[MoMo.D77]/[.D$5]*1000000" office:value-type="float" office:value="181.855970071703" calcext:value-type="float">
            <text:p>182</text:p>
          </table:table-cell>
          <table:table-cell table:style-name="ce123" table:formula="of:=[MoMo.E77]/[.E$5]*1000000" office:value-type="float" office:value="22.3682316648578" calcext:value-type="float">
            <text:p>22</text:p>
          </table:table-cell>
          <table:table-cell table:style-name="ce123" table:formula="of:=[MoMo.F77]/[.F$5]*1000000" office:value-type="float" office:value="18.6020472881758" calcext:value-type="float">
            <text:p>19</text:p>
          </table:table-cell>
          <table:table-cell table:style-name="ce123" table:formula="of:=[MoMo.G77]/[.G$5]*1000000" office:value-type="float" office:value="21.6197416440874" calcext:value-type="float">
            <text:p>22</text:p>
          </table:table-cell>
          <table:table-cell table:style-name="ce123" table:formula="of:=[MoMo.H77]/[.H$5]*1000000" office:value-type="float" office:value="87.8963305867166" calcext:value-type="float">
            <text:p>88</text:p>
          </table:table-cell>
          <table:table-cell table:style-name="ce123" table:formula="of:=[MoMo.I77]/[.I$5]*1000000" office:value-type="float" office:value="458.250247803803" calcext:value-type="float">
            <text:p>458</text:p>
          </table:table-cell>
          <table:table-cell table:style-name="ce123" table:formula="of:=[MoMo.J77]/[.J$5]*1000000" office:value-type="float" office:value="451.942390173312" calcext:value-type="float">
            <text:p>452</text:p>
          </table:table-cell>
          <table:table-cell table:style-name="ce123" table:formula="of:=[MoMo.K77]/[.K$5]*1000000" office:value-type="float" office:value="304.865813647646" calcext:value-type="float">
            <text:p>305</text:p>
          </table:table-cell>
          <table:table-cell table:style-name="ce123" table:formula="of:=[MoMo.L77]/[.L$5]*1000000" office:value-type="float" office:value="0" calcext:value-type="float">
            <text:p>0</text:p>
          </table:table-cell>
          <table:table-cell table:style-name="ce123" table:formula="of:=[MoMo.M77]/[.M$5]*1000000" office:value-type="float" office:value="109.595598286199" calcext:value-type="float">
            <text:p>110</text:p>
          </table:table-cell>
          <table:table-cell table:style-name="ce123" table:formula="of:=[MoMo.N77]/[.N$5]*1000000" office:value-type="float" office:value="151.92992954366" calcext:value-type="float">
            <text:p>152</text:p>
          </table:table-cell>
          <table:table-cell table:style-name="ce123" table:formula="of:=[MoMo.O77]/[.O$5]*1000000" office:value-type="float" office:value="0" calcext:value-type="float">
            <text:p>0</text:p>
          </table:table-cell>
          <table:table-cell table:style-name="ce123" table:formula="of:=[MoMo.P77]/[.P$5]*1000000" office:value-type="float" office:value="544.535874379131" calcext:value-type="float">
            <text:p>545</text:p>
          </table:table-cell>
          <table:table-cell table:style-name="ce123"/>
          <table:table-cell table:style-name="ce123" table:formula="of:=[MoMo.R77]/[.R$5]*1000000" office:value-type="float" office:value="0" calcext:value-type="float">
            <text:p>0</text:p>
          </table:table-cell>
          <table:table-cell table:style-name="ce123" table:formula="of:=[MoMo.S77]/[.S$5]*1000000" office:value-type="float" office:value="253.260731923515" calcext:value-type="float">
            <text:p>253</text:p>
          </table:table-cell>
          <table:table-cell table:style-name="ce123" table:formula="of:=[MoMo.T77]/[.T$5]*1000000" office:value-type="float" office:value="163.704226479341" calcext:value-type="float">
            <text:p>164</text:p>
          </table:table-cell>
          <table:table-cell table:style-name="ce123" table:formula="of:=[MoMo.U77]/[.U$5]*1000000" office:value-type="float" office:value="66.5241149916845" calcext:value-type="float">
            <text:p>67</text:p>
          </table:table-cell>
          <table:table-cell table:style-name="ce123" table:formula="of:=[MoMo.V77]/[.V$5]*1000000" office:value-type="float" office:value="268.904081032503" calcext:value-type="float">
            <text:p>269</text:p>
          </table:table-cell>
          <table:table-cell table:style-name="ce36"/>
          <table:table-cell table:style-name="ce130"/>
        </table:table-row>
        <table:table-row table:style-name="ro1">
          <table:table-cell/>
          <table:table-cell table:style-name="ce111" table:formula="of:=[MoMo.B78]" office:value-type="string" office:string-value="Covid-19 (total)" calcext:value-type="string">
            <text:p>Covid-19 (total)</text:p>
          </table:table-cell>
          <table:table-cell table:style-name="ce124" table:formula="of:=[MoMo.C78]/[.C$5]*1000000" office:value-type="float" office:value="58.5610814740886" calcext:value-type="float">
            <text:p>59</text:p>
          </table:table-cell>
          <table:table-cell table:style-name="ce124" table:formula="of:=[MoMo.D78]/[.D$5]*1000000" office:value-type="float" office:value="217.004602942705" calcext:value-type="float">
            <text:p>217</text:p>
          </table:table-cell>
          <table:table-cell table:style-name="ce124" table:formula="of:=[MoMo.E78]/[.E$5]*1000000" office:value-type="float" office:value="83.6377357903377" calcext:value-type="float">
            <text:p>84</text:p>
          </table:table-cell>
          <table:table-cell table:style-name="ce124" table:formula="of:=[MoMo.F78]/[.F$5]*1000000" office:value-type="float" office:value="71.7507538258211" calcext:value-type="float">
            <text:p>72</text:p>
          </table:table-cell>
          <table:table-cell table:style-name="ce124" table:formula="of:=[MoMo.G78]/[.G$5]*1000000" office:value-type="float" office:value="39.9495226032049" calcext:value-type="float">
            <text:p>40</text:p>
          </table:table-cell>
          <table:table-cell table:style-name="ce124" table:formula="of:=[MoMo.H78]/[.H$5]*1000000" office:value-type="float" office:value="132.706224611317" calcext:value-type="float">
            <text:p>133</text:p>
          </table:table-cell>
          <table:table-cell table:style-name="ce124" table:formula="of:=[MoMo.I78]/[.I$5]*1000000" office:value-type="float" office:value="469.872536697377" calcext:value-type="float">
            <text:p>470</text:p>
          </table:table-cell>
          <table:table-cell table:style-name="ce124" table:formula="of:=[MoMo.J78]/[.J$5]*1000000" office:value-type="float" office:value="453.422550839819" calcext:value-type="float">
            <text:p>453</text:p>
          </table:table-cell>
          <table:table-cell table:style-name="ce124" table:formula="of:=[MoMo.K78]/[.K$5]*1000000" office:value-type="float" office:value="363.154788807727" calcext:value-type="float">
            <text:p>363</text:p>
          </table:table-cell>
          <table:table-cell table:style-name="ce124" table:formula="of:=[MoMo.L78]/[.L$5]*1000000" office:value-type="float" office:value="35.2344263835385" calcext:value-type="float">
            <text:p>35</text:p>
          </table:table-cell>
          <table:table-cell table:style-name="ce124" table:formula="of:=[MoMo.M78]/[.M$5]*1000000" office:value-type="float" office:value="128.331610493214" calcext:value-type="float">
            <text:p>128</text:p>
          </table:table-cell>
          <table:table-cell table:style-name="ce124" table:formula="of:=[MoMo.N78]/[.N$5]*1000000" office:value-type="float" office:value="212.51548426966" calcext:value-type="float">
            <text:p>213</text:p>
          </table:table-cell>
          <table:table-cell table:style-name="ce124" table:formula="of:=[MoMo.O78]/[.O$5]*1000000" office:value-type="float" office:value="70.3249716941989" calcext:value-type="float">
            <text:p>70</text:p>
          </table:table-cell>
          <table:table-cell table:style-name="ce124" table:formula="of:=[MoMo.P78]/[.P$5]*1000000" office:value-type="float" office:value="780.7750560612" calcext:value-type="float">
            <text:p>781</text:p>
          </table:table-cell>
          <table:table-cell table:style-name="ce124"/>
          <table:table-cell table:style-name="ce124" table:formula="of:=[MoMo.R78]/[.R$5]*1000000" office:value-type="float" office:value="45.9922800605204" calcext:value-type="float">
            <text:p>46</text:p>
          </table:table-cell>
          <table:table-cell table:style-name="ce124" table:formula="of:=[MoMo.S78]/[.S$5]*1000000" office:value-type="float" office:value="288.779005303033" calcext:value-type="float">
            <text:p>289</text:p>
          </table:table-cell>
          <table:table-cell table:style-name="ce124" table:formula="of:=[MoMo.T78]/[.T$5]*1000000" office:value-type="float" office:value="249.194211418552" calcext:value-type="float">
            <text:p>249</text:p>
          </table:table-cell>
          <table:table-cell table:style-name="ce124" table:formula="of:=[MoMo.U78]/[.U$5]*1000000" office:value-type="float" office:value="446.661914944167" calcext:value-type="float">
            <text:p>447</text:p>
          </table:table-cell>
          <table:table-cell table:style-name="ce124" table:formula="of:=[MoMo.V78]/[.V$5]*1000000" office:value-type="float" office:value="0" calcext:value-type="float">
            <text:p>0</text:p>
          </table:table-cell>
          <table:table-cell/>
          <table:table-cell table:style-name="ce130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9"/>
          <table:table-cell table:style-name="ce113" table:formula="of:=[MoMo.B79]" office:value-type="string" office:string-value="Diferencia" calcext:value-type="string">
            <text:p>Diferencia</text:p>
          </table:table-cell>
          <table:table-cell table:style-name="ce124" table:formula="of:=[.C76]-[.C77]" office:value-type="float" office:value="11.5690934887711" calcext:value-type="float">
            <text:p>12</text:p>
          </table:table-cell>
          <table:table-cell table:style-name="ce124" table:formula="of:=[.D76]-[.D77]" office:value-type="float" office:value="117.671510046396" calcext:value-type="float">
            <text:p>118</text:p>
          </table:table-cell>
          <table:table-cell table:style-name="ce124" table:formula="of:=[.E76]-[.E77]" office:value-type="float" office:value="47.6540587642622" calcext:value-type="float">
            <text:p>48</text:p>
          </table:table-cell>
          <table:table-cell table:style-name="ce124" table:formula="of:=[.F76]-[.F77]" office:value-type="float" office:value="36.3182828007242" calcext:value-type="float">
            <text:p>36</text:p>
          </table:table-cell>
          <table:table-cell table:style-name="ce124" table:formula="of:=[.G76]-[.G77]" office:value-type="float" office:value="18.3297809591175" calcext:value-type="float">
            <text:p>18</text:p>
          </table:table-cell>
          <table:table-cell table:style-name="ce124" table:formula="of:=[.H76]-[.H77]" office:value-type="float" office:value="17.2345746248464" calcext:value-type="float">
            <text:p>17</text:p>
          </table:table-cell>
          <table:table-cell table:style-name="ce124" table:formula="of:=[.I76]-[.I77]" office:value-type="float" office:value="373.573571579187" calcext:value-type="float">
            <text:p>374</text:p>
          </table:table-cell>
          <table:table-cell table:style-name="ce124" table:formula="of:=[.J76]-[.J77]" office:value-type="float" office:value="766.723225250357" calcext:value-type="float">
            <text:p>767</text:p>
          </table:table-cell>
          <table:table-cell table:style-name="ce124" table:formula="of:=[.K76]-[.K77]" office:value-type="float" office:value="-73.9467359818633" calcext:value-type="float">
            <text:p>-74</text:p>
          </table:table-cell>
          <table:table-cell table:style-name="ce124" table:formula="of:=[.L76]-[.L77]" office:value-type="float" office:value="0" calcext:value-type="float">
            <text:p>0</text:p>
          </table:table-cell>
          <table:table-cell table:style-name="ce124" table:formula="of:=[.M76]-[.M77]" office:value-type="float" office:value="67.6913989414758" calcext:value-type="float">
            <text:p>68</text:p>
          </table:table-cell>
          <table:table-cell table:style-name="ce124" table:formula="of:=[.N76]-[.N77]" office:value-type="float" office:value="84.8197766163993" calcext:value-type="float">
            <text:p>85</text:p>
          </table:table-cell>
          <table:table-cell table:style-name="ce124" table:formula="of:=[.O76]-[.O77]" office:value-type="float" office:value="0" calcext:value-type="float">
            <text:p>0</text:p>
          </table:table-cell>
          <table:table-cell table:style-name="ce124" table:formula="of:=[.P76]-[.P77]" office:value-type="float" office:value="-83.915076118727" calcext:value-type="float">
            <text:p>-84</text:p>
          </table:table-cell>
          <table:table-cell table:style-name="ce124"/>
          <table:table-cell table:style-name="ce124" table:formula="of:=[.R76]-[.R77]" office:value-type="float" office:value="0" calcext:value-type="float">
            <text:p>0</text:p>
          </table:table-cell>
          <table:table-cell table:style-name="ce124" table:formula="of:=[.S76]-[.S77]" office:value-type="float" office:value="301.133187348082" calcext:value-type="float">
            <text:p>301</text:p>
          </table:table-cell>
          <table:table-cell table:style-name="ce124" table:formula="of:=[.T76]-[.T77]" office:value-type="float" office:value="53.2038736057857" calcext:value-type="float">
            <text:p>53</text:p>
          </table:table-cell>
          <table:table-cell table:style-name="ce124" table:formula="of:=[.U76]-[.U77]" office:value-type="float" office:value="34.8459649956443" calcext:value-type="float">
            <text:p>35</text:p>
          </table:table-cell>
          <table:table-cell table:style-name="ce124" table:formula="of:=[.V76]-[.V77]" office:value-type="float" office:value="-10.2947200713653" calcext:value-type="float">
            <text:p>-10</text:p>
          </table:table-cell>
          <table:table-cell/>
          <table:table-cell table:style-name="ce130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/>
          <table:table-cell table:style-name="ce130"/>
        </table:table-row>
        <table:table-row table:style-name="ro1">
          <table:table-cell table:style-name="ce46" table:formula="of:=[MoMo.A81]" office:value-type="date" office:date-value="2020-04-07" calcext:value-type="date">
            <text:p>07/04</text:p>
          </table:table-cell>
          <table:table-cell table:style-name="ce110" table:formula="of:=[MoMo.B81]" office:value-type="string" office:string-value="Inicio" calcext:value-type="string">
            <text:p>Inicio</text:p>
          </table:table-cell>
          <table:table-cell table:style-name="ce46" table:formula="of:=[MoMo.C81]" office:value-type="date" office:date-value="2020-03-20" calcext:value-type="date">
            <text:p>20/03</text:p>
          </table:table-cell>
          <table:table-cell table:style-name="ce46" table:formula="of:=[MoMo.D81]" office:value-type="date" office:date-value="2020-03-23" calcext:value-type="date">
            <text:p>23/03</text:p>
          </table:table-cell>
          <table:table-cell table:style-name="ce46" table:formula="of:=[MoMo.E81]" office:value-type="date" office:date-value="2020-03-20" calcext:value-type="date">
            <text:p>20/03</text:p>
          </table:table-cell>
          <table:table-cell table:style-name="ce46" table:formula="of:=[MoMo.F81]" office:value-type="date" office:date-value="2020-03-16" calcext:value-type="date">
            <text:p>16/03</text:p>
          </table:table-cell>
          <table:table-cell table:style-name="ce46" table:formula="of:=[MoMo.G81]" office:value-type="date" office:date-value="2020-03-27" calcext:value-type="date">
            <text:p>27/03</text:p>
          </table:table-cell>
          <table:table-cell table:style-name="ce46" table:formula="of:=[MoMo.H81]" office:value-type="date" office:date-value="2020-03-24" calcext:value-type="date">
            <text:p>24/03</text:p>
          </table:table-cell>
          <table:table-cell table:style-name="ce46" table:formula="of:=[MoMo.I81]" office:value-type="date" office:date-value="2020-03-18" calcext:value-type="date">
            <text:p>18/03</text:p>
          </table:table-cell>
          <table:table-cell table:style-name="ce46" table:formula="of:=[MoMo.J81]" office:value-type="date" office:date-value="2020-03-14" calcext:value-type="date">
            <text:p>14/03</text:p>
          </table:table-cell>
          <table:table-cell table:style-name="ce46" table:formula="of:=[MoMo.K81]" office:value-type="date" office:date-value="2020-03-22" calcext:value-type="date">
            <text:p>22/03</text:p>
          </table:table-cell>
          <table:table-cell table:style-name="ce46" table:formula="of:=[MoMo.L81]" office:value-type="date" office:date-value="2020-03-28" calcext:value-type="date">
            <text:p>28/03</text:p>
          </table:table-cell>
          <table:table-cell table:style-name="ce46" table:formula="of:=[MoMo.M81]" office:value-type="date" office:date-value="2020-03-22" calcext:value-type="date">
            <text:p>22/03</text:p>
          </table:table-cell>
          <table:table-cell table:style-name="ce46" table:formula="of:=[MoMo.N81]" office:value-type="date" office:date-value="2020-03-23" calcext:value-type="date">
            <text:p>23/03</text:p>
          </table:table-cell>
          <table:table-cell table:style-name="ce46" table:formula="of:=[MoMo.O81]" office:value-type="date" office:date-value="2020-03-21" calcext:value-type="date">
            <text:p>21/03</text:p>
          </table:table-cell>
          <table:table-cell table:style-name="ce46" table:formula="of:=[MoMo.P8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1]" office:value-type="date" office:date-value="2020-03-27" calcext:value-type="date">
            <text:p>27/03</text:p>
          </table:table-cell>
          <table:table-cell table:style-name="ce46" table:formula="of:=[MoMo.S81]" office:value-type="date" office:date-value="2020-03-22" calcext:value-type="date">
            <text:p>22/03</text:p>
          </table:table-cell>
          <table:table-cell table:style-name="ce46" table:formula="of:=[MoMo.T81]" office:value-type="date" office:date-value="2020-03-25" calcext:value-type="date">
            <text:p>25/03</text:p>
          </table:table-cell>
          <table:table-cell table:style-name="ce46" table:formula="of:=[MoMo.U81]" office:value-type="date" office:date-value="2020-03-20" calcext:value-type="date">
            <text:p>20/03</text:p>
          </table:table-cell>
          <table:table-cell table:style-name="ce46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2]" office:value-type="string" office:string-value="Fin" calcext:value-type="string">
            <text:p>Fin</text:p>
          </table:table-cell>
          <table:table-cell table:style-name="ce61" table:formula="of:=[MoMo.C82]" office:value-type="date" office:date-value="2020-04-02" calcext:value-type="date">
            <text:p>02/04</text:p>
          </table:table-cell>
          <table:table-cell table:style-name="ce61" table:formula="of:=[MoMo.D82]" office:value-type="date" office:date-value="2020-04-06" calcext:value-type="date">
            <text:p>06/04</text:p>
          </table:table-cell>
          <table:table-cell table:style-name="ce61" table:formula="of:=[MoMo.E82]" office:value-type="date" office:date-value="2020-03-25" calcext:value-type="date">
            <text:p>25/03</text:p>
          </table:table-cell>
          <table:table-cell table:style-name="ce61" table:formula="of:=[MoMo.F82]" office:value-type="date" office:date-value="2020-03-27" calcext:value-type="date">
            <text:p>27/03</text:p>
          </table:table-cell>
          <table:table-cell table:style-name="ce61" table:formula="of:=[MoMo.G82]" office:value-type="date" office:date-value="2020-04-01" calcext:value-type="date">
            <text:p>01/04</text:p>
          </table:table-cell>
          <table:table-cell table:style-name="ce61" table:formula="of:=[MoMo.H82]" office:value-type="date" office:date-value="2020-04-02" calcext:value-type="date">
            <text:p>02/04</text:p>
          </table:table-cell>
          <table:table-cell table:style-name="ce61" table:formula="of:=[MoMo.I82]" office:value-type="date" office:date-value="2020-04-07" calcext:value-type="date">
            <text:p>07/04</text:p>
          </table:table-cell>
          <table:table-cell table:style-name="ce61" table:formula="of:=[MoMo.J82]" office:value-type="date" office:date-value="2020-04-07" calcext:value-type="date">
            <text:p>07/04</text:p>
          </table:table-cell>
          <table:table-cell table:style-name="ce61" table:formula="of:=[MoMo.K82]" office:value-type="date" office:date-value="2020-04-06" calcext:value-type="date">
            <text:p>06/04</text:p>
          </table:table-cell>
          <table:table-cell table:style-name="ce61" table:formula="of:=[MoMo.L82]" office:value-type="date" office:date-value="2020-03-31" calcext:value-type="date">
            <text:p>31/03</text:p>
          </table:table-cell>
          <table:table-cell table:style-name="ce61" table:formula="of:=[MoMo.M82]" office:value-type="date" office:date-value="2020-04-06" calcext:value-type="date">
            <text:p>06/04</text:p>
          </table:table-cell>
          <table:table-cell table:style-name="ce61" table:formula="of:=[MoMo.N82]" office:value-type="date" office:date-value="2020-04-07" calcext:value-type="date">
            <text:p>07/04</text:p>
          </table:table-cell>
          <table:table-cell table:style-name="ce61" table:formula="of:=[MoMo.O82]" office:value-type="date" office:date-value="2020-03-31" calcext:value-type="date">
            <text:p>31/03</text:p>
          </table:table-cell>
          <table:table-cell table:style-name="ce61" table:formula="of:=[MoMo.P82]" office:value-type="date" office:date-value="2020-04-01" calcext:value-type="date">
            <text:p>01/04</text:p>
          </table:table-cell>
          <table:table-cell table:style-name="ce61"/>
          <table:table-cell table:style-name="ce61" table:formula="of:=[MoMo.R82]" office:value-type="date" office:date-value="2020-03-31" calcext:value-type="date">
            <text:p>31/03</text:p>
          </table:table-cell>
          <table:table-cell table:style-name="ce61" table:formula="of:=[MoMo.S82]" office:value-type="date" office:date-value="2020-04-06" calcext:value-type="date">
            <text:p>06/04</text:p>
          </table:table-cell>
          <table:table-cell table:style-name="ce61" table:formula="of:=[MoMo.T82]" office:value-type="date" office:date-value="2020-04-06" calcext:value-type="date">
            <text:p>06/04</text:p>
          </table:table-cell>
          <table:table-cell table:style-name="ce61" table:formula="of:=[MoMo.U82]" office:value-type="date" office:date-value="2020-03-23" calcext:value-type="date">
            <text:p>23/03</text:p>
          </table:table-cell>
          <table:table-cell table:style-name="ce61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83]" office:value-type="string" office:string-value="MoMo (parcial)" calcext:value-type="string">
            <text:p>MoMo (parcial)</text:p>
          </table:table-cell>
          <table:table-cell table:style-name="ce122" table:formula="of:=[MoMo.C83]/[.C$5]*1000000" office:value-type="float" office:value="57.2491224186609" calcext:value-type="float">
            <text:p>57</text:p>
          </table:table-cell>
          <table:table-cell table:style-name="ce122" table:formula="of:=[MoMo.D83]/[.D$5]*1000000" office:value-type="float" office:value="325.506904414057" calcext:value-type="float">
            <text:p>326</text:p>
          </table:table-cell>
          <table:table-cell table:style-name="ce122" table:formula="of:=[MoMo.E83]/[.E$5]*1000000" office:value-type="float" office:value="70.0222904291199" calcext:value-type="float">
            <text:p>70</text:p>
          </table:table-cell>
          <table:table-cell table:style-name="ce122" table:formula="of:=[MoMo.F83]/[.F$5]*1000000" office:value-type="float" office:value="54.9203300889001" calcext:value-type="float">
            <text:p>55</text:p>
          </table:table-cell>
          <table:table-cell table:style-name="ce122" table:formula="of:=[MoMo.G83]/[.G$5]*1000000" office:value-type="float" office:value="29.1396517811612" calcext:value-type="float">
            <text:p>29</text:p>
          </table:table-cell>
          <table:table-cell table:style-name="ce122" table:formula="of:=[MoMo.H83]/[.H$5]*1000000" office:value-type="float" office:value="106.854362674048" calcext:value-type="float">
            <text:p>107</text:p>
          </table:table-cell>
          <table:table-cell table:style-name="ce122" table:formula="of:=[MoMo.I83]/[.I$5]*1000000" office:value-type="float" office:value="885.784446388872" calcext:value-type="float">
            <text:p>886</text:p>
          </table:table-cell>
          <table:table-cell table:style-name="ce122" table:formula="of:=[MoMo.J83]/[.J$5]*1000000" office:value-type="float" office:value="1325.23718341214" calcext:value-type="float">
            <text:p>1325</text:p>
          </table:table-cell>
          <table:table-cell table:style-name="ce122" table:formula="of:=[MoMo.K83]/[.K$5]*1000000" office:value-type="float" office:value="276.839737554876" calcext:value-type="float">
            <text:p>277</text:p>
          </table:table-cell>
          <table:table-cell table:style-name="ce122" table:formula="of:=[MoMo.L83]/[.L$5]*1000000" office:value-type="float" office:value="129.192896739641" calcext:value-type="float">
            <text:p>129</text:p>
          </table:table-cell>
          <table:table-cell table:style-name="ce122" table:formula="of:=[MoMo.M83]/[.M$5]*1000000" office:value-type="float" office:value="180.711859674118" calcext:value-type="float">
            <text:p>181</text:p>
          </table:table-cell>
          <table:table-cell table:style-name="ce122" table:formula="of:=[MoMo.N83]/[.N$5]*1000000" office:value-type="float" office:value="300.131517258028" calcext:value-type="float">
            <text:p>300</text:p>
          </table:table-cell>
          <table:table-cell table:style-name="ce122" table:formula="of:=[MoMo.O83]/[.O$5]*1000000" office:value-type="float" office:value="56.2599773553591" calcext:value-type="float">
            <text:p>56</text:p>
          </table:table-cell>
          <table:table-cell table:style-name="ce122" table:formula="of:=[MoMo.P83]/[.P$5]*1000000" office:value-type="float" office:value="595.614616364443" calcext:value-type="float">
            <text:p>596</text:p>
          </table:table-cell>
          <table:table-cell table:style-name="ce122"/>
          <table:table-cell table:style-name="ce122" table:formula="of:=[MoMo.R83]/[.R$5]*1000000" office:value-type="float" office:value="22.9961400302602" calcext:value-type="float">
            <text:p>23</text:p>
          </table:table-cell>
          <table:table-cell table:style-name="ce122" table:formula="of:=[MoMo.S83]/[.S$5]*1000000" office:value-type="float" office:value="602.266374696164" calcext:value-type="float">
            <text:p>602</text:p>
          </table:table-cell>
          <table:table-cell table:style-name="ce122" table:formula="of:=[MoMo.T83]/[.T$5]*1000000" office:value-type="float" office:value="231.914320845732" calcext:value-type="float">
            <text:p>232</text:p>
          </table:table-cell>
          <table:table-cell table:style-name="ce122" table:formula="of:=[MoMo.U83]/[.U$5]*1000000" office:value-type="float" office:value="101.370079987329" calcext:value-type="float">
            <text:p>101</text:p>
          </table:table-cell>
          <table:table-cell table:style-name="ce122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84]" office:value-type="string" office:string-value="Covid-19 (parcial)" calcext:value-type="string">
            <text:p>Covid-19 (parcial)</text:p>
          </table:table-cell>
          <table:table-cell table:style-name="ce123" table:formula="of:=[MoMo.C84]/[.C$5]*1000000" office:value-type="float" office:value="37.3311985771685" calcext:value-type="float">
            <text:p>37</text:p>
          </table:table-cell>
          <table:table-cell table:style-name="ce123" table:formula="of:=[MoMo.D84]/[.D$5]*1000000" office:value-type="float" office:value="192.553380075921" calcext:value-type="float">
            <text:p>193</text:p>
          </table:table-cell>
          <table:table-cell table:style-name="ce123" table:formula="of:=[MoMo.E84]/[.E$5]*1000000" office:value-type="float" office:value="22.3682316648578" calcext:value-type="float">
            <text:p>22</text:p>
          </table:table-cell>
          <table:table-cell table:style-name="ce123" table:formula="of:=[MoMo.F84]/[.F$5]*1000000" office:value-type="float" office:value="18.6020472881758" calcext:value-type="float">
            <text:p>19</text:p>
          </table:table-cell>
          <table:table-cell table:style-name="ce123" table:formula="of:=[MoMo.G84]/[.G$5]*1000000" office:value-type="float" office:value="16.4498034248491" calcext:value-type="float">
            <text:p>16</text:p>
          </table:table-cell>
          <table:table-cell table:style-name="ce123" table:formula="of:=[MoMo.H84]/[.H$5]*1000000" office:value-type="float" office:value="87.8963305867166" calcext:value-type="float">
            <text:p>88</text:p>
          </table:table-cell>
          <table:table-cell table:style-name="ce123" table:formula="of:=[MoMo.I84]/[.I$5]*1000000" office:value-type="float" office:value="476.928926382762" calcext:value-type="float">
            <text:p>477</text:p>
          </table:table-cell>
          <table:table-cell table:style-name="ce123" table:formula="of:=[MoMo.J84]/[.J$5]*1000000" office:value-type="float" office:value="483.025764169948" calcext:value-type="float">
            <text:p>483</text:p>
          </table:table-cell>
          <table:table-cell table:style-name="ce123" table:formula="of:=[MoMo.K84]/[.K$5]*1000000" office:value-type="float" office:value="338.023424799656" calcext:value-type="float">
            <text:p>338</text:p>
          </table:table-cell>
          <table:table-cell table:style-name="ce123" table:formula="of:=[MoMo.L84]/[.L$5]*1000000" office:value-type="float" office:value="0" calcext:value-type="float">
            <text:p>0</text:p>
          </table:table-cell>
          <table:table-cell table:style-name="ce123" table:formula="of:=[MoMo.M84]/[.M$5]*1000000" office:value-type="float" office:value="114.43069821059" calcext:value-type="float">
            <text:p>114</text:p>
          </table:table-cell>
          <table:table-cell table:style-name="ce123" table:formula="of:=[MoMo.N84]/[.N$5]*1000000" office:value-type="float" office:value="223.700509757537" calcext:value-type="float">
            <text:p>224</text:p>
          </table:table-cell>
          <table:table-cell table:style-name="ce123" table:formula="of:=[MoMo.O84]/[.O$5]*1000000" office:value-type="float" office:value="27.7598572477101" calcext:value-type="float">
            <text:p>28</text:p>
          </table:table-cell>
          <table:table-cell table:style-name="ce123" table:formula="of:=[MoMo.P84]/[.P$5]*1000000" office:value-type="float" office:value="584.36513152244" calcext:value-type="float">
            <text:p>584</text:p>
          </table:table-cell>
          <table:table-cell table:style-name="ce123"/>
          <table:table-cell table:style-name="ce123" table:formula="of:=[MoMo.R84]/[.R$5]*1000000" office:value-type="float" office:value="12.8507841345572" calcext:value-type="float">
            <text:p>13</text:p>
          </table:table-cell>
          <table:table-cell table:style-name="ce123" table:formula="of:=[MoMo.S84]/[.S$5]*1000000" office:value-type="float" office:value="267.159186724196" calcext:value-type="float">
            <text:p>267</text:p>
          </table:table-cell>
          <table:table-cell table:style-name="ce123" table:formula="of:=[MoMo.T84]/[.T$5]*1000000" office:value-type="float" office:value="178.710447239947" calcext:value-type="float">
            <text:p>179</text:p>
          </table:table-cell>
          <table:table-cell table:style-name="ce123" table:formula="of:=[MoMo.U84]/[.U$5]*1000000" office:value-type="float" office:value="47.5172249940604" calcext:value-type="float">
            <text:p>48</text:p>
          </table:table-cell>
          <table:table-cell table:style-name="ce123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85]" office:value-type="string" office:string-value="Covid-19 (total)" calcext:value-type="string">
            <text:p>Covid-19 (total)</text:p>
          </table:table-cell>
          <table:table-cell table:style-name="ce124" table:formula="of:=[MoMo.C85]/[.C$5]*1000000" office:value-type="float" office:value="62.974034660527" calcext:value-type="float">
            <text:p>63</text:p>
          </table:table-cell>
          <table:table-cell table:style-name="ce124" table:formula="of:=[MoMo.D85]/[.D$5]*1000000" office:value-type="float" office:value="238.39942295114" calcext:value-type="float">
            <text:p>238</text:p>
          </table:table-cell>
          <table:table-cell table:style-name="ce124" table:formula="of:=[MoMo.E85]/[.E$5]*1000000" office:value-type="float" office:value="93.3630539054932" calcext:value-type="float">
            <text:p>93</text:p>
          </table:table-cell>
          <table:table-cell table:style-name="ce124" table:formula="of:=[MoMo.F85]/[.F$5]*1000000" office:value-type="float" office:value="74.4081891527033" calcext:value-type="float">
            <text:p>74</text:p>
          </table:table-cell>
          <table:table-cell table:style-name="ce124" table:formula="of:=[MoMo.G85]/[.G$5]*1000000" office:value-type="float" office:value="41.8295001374734" calcext:value-type="float">
            <text:p>42</text:p>
          </table:table-cell>
          <table:table-cell table:style-name="ce124" table:formula="of:=[MoMo.H85]/[.H$5]*1000000" office:value-type="float" office:value="146.493884311194" calcext:value-type="float">
            <text:p>146</text:p>
          </table:table-cell>
          <table:table-cell table:style-name="ce124" table:formula="of:=[MoMo.I85]/[.I$5]*1000000" office:value-type="float" office:value="488.551215276337" calcext:value-type="float">
            <text:p>489</text:p>
          </table:table-cell>
          <table:table-cell table:style-name="ce124" table:formula="of:=[MoMo.J85]/[.J$5]*1000000" office:value-type="float" office:value="484.505924836455" calcext:value-type="float">
            <text:p>485</text:p>
          </table:table-cell>
          <table:table-cell table:style-name="ce124" table:formula="of:=[MoMo.K85]/[.K$5]*1000000" office:value-type="float" office:value="382.628306468431" calcext:value-type="float">
            <text:p>383</text:p>
          </table:table-cell>
          <table:table-cell table:style-name="ce124" table:formula="of:=[MoMo.L85]/[.L$5]*1000000" office:value-type="float" office:value="46.9792351780513" calcext:value-type="float">
            <text:p>47</text:p>
          </table:table-cell>
          <table:table-cell table:style-name="ce124" table:formula="of:=[MoMo.M85]/[.M$5]*1000000" office:value-type="float" office:value="135.382797882952" calcext:value-type="float">
            <text:p>135</text:p>
          </table:table-cell>
          <table:table-cell table:style-name="ce124" table:formula="of:=[MoMo.N85]/[.N$5]*1000000" office:value-type="float" office:value="240.478047989352" calcext:value-type="float">
            <text:p>240</text:p>
          </table:table-cell>
          <table:table-cell table:style-name="ce124" table:formula="of:=[MoMo.O85]/[.O$5]*1000000" office:value-type="float" office:value="75.5068117137714" calcext:value-type="float">
            <text:p>76</text:p>
          </table:table-cell>
          <table:table-cell table:style-name="ce124" table:formula="of:=[MoMo.P85]/[.P$5]*1000000" office:value-type="float" office:value="816.499771437832" calcext:value-type="float">
            <text:p>816</text:p>
          </table:table-cell>
          <table:table-cell table:style-name="ce124"/>
          <table:table-cell table:style-name="ce124" table:formula="of:=[MoMo.R85]/[.R$5]*1000000" office:value-type="float" office:value="52.7558506576558" calcext:value-type="float">
            <text:p>53</text:p>
          </table:table-cell>
          <table:table-cell table:style-name="ce124" table:formula="of:=[MoMo.S85]/[.S$5]*1000000" office:value-type="float" office:value="311.9430966375" calcext:value-type="float">
            <text:p>312</text:p>
          </table:table-cell>
          <table:table-cell table:style-name="ce124" table:formula="of:=[MoMo.T85]/[.T$5]*1000000" office:value-type="float" office:value="266.474101991371" calcext:value-type="float">
            <text:p>266</text:p>
          </table:table-cell>
          <table:table-cell table:style-name="ce124" table:formula="of:=[MoMo.U85]/[.U$5]*1000000" office:value-type="float" office:value="506.850399936644" calcext:value-type="float">
            <text:p>507</text:p>
          </table:table-cell>
          <table:table-cell table:style-name="ce124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86]" office:value-type="string" office:string-value="Diferencia" calcext:value-type="string">
            <text:p>Diferencia</text:p>
          </table:table-cell>
          <table:table-cell table:style-name="ce124" table:formula="of:=[.C83]-[.C84]" office:value-type="float" office:value="19.9179238414925" calcext:value-type="float">
            <text:p>20</text:p>
          </table:table-cell>
          <table:table-cell table:style-name="ce124" table:formula="of:=[.D83]-[.D84]" office:value-type="float" office:value="132.953524338136" calcext:value-type="float">
            <text:p>133</text:p>
          </table:table-cell>
          <table:table-cell table:style-name="ce124" table:formula="of:=[.E83]-[.E84]" office:value-type="float" office:value="47.6540587642622" calcext:value-type="float">
            <text:p>48</text:p>
          </table:table-cell>
          <table:table-cell table:style-name="ce124" table:formula="of:=[.F83]-[.F84]" office:value-type="float" office:value="36.3182828007242" calcext:value-type="float">
            <text:p>36</text:p>
          </table:table-cell>
          <table:table-cell table:style-name="ce124" table:formula="of:=[.G83]-[.G84]" office:value-type="float" office:value="12.6898483563121" calcext:value-type="float">
            <text:p>13</text:p>
          </table:table-cell>
          <table:table-cell table:style-name="ce124" table:formula="of:=[.H83]-[.H84]" office:value-type="float" office:value="18.958032087331" calcext:value-type="float">
            <text:p>19</text:p>
          </table:table-cell>
          <table:table-cell table:style-name="ce124" table:formula="of:=[.I83]-[.I84]" office:value-type="float" office:value="408.85552000611" calcext:value-type="float">
            <text:p>409</text:p>
          </table:table-cell>
          <table:table-cell table:style-name="ce124" table:formula="of:=[.J83]-[.J84]" office:value-type="float" office:value="842.211419242187" calcext:value-type="float">
            <text:p>842</text:p>
          </table:table-cell>
          <table:table-cell table:style-name="ce124" table:formula="of:=[.K83]-[.K84]" office:value-type="float" office:value="-61.1836872447801" calcext:value-type="float">
            <text:p>-61</text:p>
          </table:table-cell>
          <table:table-cell table:style-name="ce124" table:formula="of:=[.L83]-[.L84]" office:value-type="float" office:value="129.192896739641" calcext:value-type="float">
            <text:p>129</text:p>
          </table:table-cell>
          <table:table-cell table:style-name="ce124" table:formula="of:=[.M83]-[.M84]" office:value-type="float" office:value="66.2811614635283" calcext:value-type="float">
            <text:p>66</text:p>
          </table:table-cell>
          <table:table-cell table:style-name="ce124" table:formula="of:=[.N83]-[.N84]" office:value-type="float" office:value="76.4310075004917" calcext:value-type="float">
            <text:p>76</text:p>
          </table:table-cell>
          <table:table-cell table:style-name="ce124" table:formula="of:=[.O83]-[.O84]" office:value-type="float" office:value="28.500120107649" calcext:value-type="float">
            <text:p>29</text:p>
          </table:table-cell>
          <table:table-cell table:style-name="ce124" table:formula="of:=[.P83]-[.P84]" office:value-type="float" office:value="11.2494848420032" calcext:value-type="float">
            <text:p>11</text:p>
          </table:table-cell>
          <table:table-cell table:style-name="ce124"/>
          <table:table-cell table:style-name="ce124" table:formula="of:=[.R83]-[.R84]" office:value-type="float" office:value="10.145355895703" calcext:value-type="float">
            <text:p>10</text:p>
          </table:table-cell>
          <table:table-cell table:style-name="ce124" table:formula="of:=[.S83]-[.S84]" office:value-type="float" office:value="335.107187971968" calcext:value-type="float">
            <text:p>335</text:p>
          </table:table-cell>
          <table:table-cell table:style-name="ce124" table:formula="of:=[.T83]-[.T84]" office:value-type="float" office:value="53.2038736057857" calcext:value-type="float">
            <text:p>53</text:p>
          </table:table-cell>
          <table:table-cell table:style-name="ce124" table:formula="of:=[.U83]-[.U84]" office:value-type="float" office:value="53.8528549932684" calcext:value-type="float">
            <text:p>54</text:p>
          </table:table-cell>
          <table:table-cell table:style-name="ce124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88]" office:value-type="date" office:date-value="2020-04-13" calcext:value-type="date">
            <text:p>13/04</text:p>
          </table:table-cell>
          <table:table-cell table:style-name="ce110" table:formula="of:=[MoMo.B88]" office:value-type="string" office:string-value="Inicio" calcext:value-type="string">
            <text:p>Inicio</text:p>
          </table:table-cell>
          <table:table-cell table:style-name="ce46" table:formula="of:=[MoMo.C88]" office:value-type="date" office:date-value="2020-03-20" calcext:value-type="date">
            <text:p>20/03</text:p>
          </table:table-cell>
          <table:table-cell table:style-name="ce46" table:formula="of:=[MoMo.D88]" office:value-type="date" office:date-value="2020-03-23" calcext:value-type="date">
            <text:p>23/03</text:p>
          </table:table-cell>
          <table:table-cell table:style-name="ce46" table:formula="of:=[MoMo.E88]" office:value-type="date" office:date-value="2020-03-20" calcext:value-type="date">
            <text:p>20/03</text:p>
          </table:table-cell>
          <table:table-cell table:style-name="ce46" table:formula="of:=[MoMo.F88]" office:value-type="date" office:date-value="2020-03-16" calcext:value-type="date">
            <text:p>16/03</text:p>
          </table:table-cell>
          <table:table-cell table:style-name="ce46" table:formula="of:=[MoMo.G88]" office:value-type="date" office:date-value="2020-03-27" calcext:value-type="date">
            <text:p>27/03</text:p>
          </table:table-cell>
          <table:table-cell table:style-name="ce46" table:formula="of:=[MoMo.H88]" office:value-type="date" office:date-value="2020-03-24" calcext:value-type="date">
            <text:p>24/03</text:p>
          </table:table-cell>
          <table:table-cell table:style-name="ce46" table:formula="of:=[MoMo.I88]" office:value-type="date" office:date-value="2020-03-14" calcext:value-type="date">
            <text:p>14/03</text:p>
          </table:table-cell>
          <table:table-cell table:style-name="ce46" table:formula="of:=[MoMo.J88]" office:value-type="date" office:date-value="2020-03-18" calcext:value-type="date">
            <text:p>18/03</text:p>
          </table:table-cell>
          <table:table-cell table:style-name="ce46" table:formula="of:=[MoMo.K88]" office:value-type="date" office:date-value="2020-03-22" calcext:value-type="date">
            <text:p>22/03</text:p>
          </table:table-cell>
          <table:table-cell table:style-name="ce46" table:formula="of:=[MoMo.L88]" office:value-type="date" office:date-value="2020-03-28" calcext:value-type="date">
            <text:p>28/03</text:p>
          </table:table-cell>
          <table:table-cell table:style-name="ce46" table:formula="of:=[MoMo.M88]" office:value-type="date" office:date-value="2020-03-22" calcext:value-type="date">
            <text:p>22/03</text:p>
          </table:table-cell>
          <table:table-cell table:style-name="ce46" table:formula="of:=[MoMo.N88]" office:value-type="date" office:date-value="2020-03-23" calcext:value-type="date">
            <text:p>23/03</text:p>
          </table:table-cell>
          <table:table-cell table:style-name="ce46" table:formula="of:=[MoMo.O88]" office:value-type="date" office:date-value="2020-03-21" calcext:value-type="date">
            <text:p>21/03</text:p>
          </table:table-cell>
          <table:table-cell table:style-name="ce46" table:formula="of:=[MoMo.P8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88]" office:value-type="date" office:date-value="2020-03-27" calcext:value-type="date">
            <text:p>27/03</text:p>
          </table:table-cell>
          <table:table-cell table:style-name="ce46" table:formula="of:=[MoMo.S88]" office:value-type="date" office:date-value="2020-03-22" calcext:value-type="date">
            <text:p>22/03</text:p>
          </table:table-cell>
          <table:table-cell table:style-name="ce46" table:formula="of:=[MoMo.T88]" office:value-type="date" office:date-value="2020-03-25" calcext:value-type="date">
            <text:p>25/03</text:p>
          </table:table-cell>
          <table:table-cell table:style-name="ce46" table:formula="of:=[MoMo.U88]" office:value-type="date" office:date-value="2020-03-20" calcext:value-type="date">
            <text:p>20/03</text:p>
          </table:table-cell>
          <table:table-cell table:style-name="ce46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1" table:formula="of:=[MoMo.B89]" office:value-type="string" office:string-value="Fin" calcext:value-type="string">
            <text:p>Fin</text:p>
          </table:table-cell>
          <table:table-cell table:style-name="ce61" table:formula="of:=[MoMo.C89]" office:value-type="date" office:date-value="2020-04-02" calcext:value-type="date">
            <text:p>02/04</text:p>
          </table:table-cell>
          <table:table-cell table:style-name="ce61" table:formula="of:=[MoMo.D89]" office:value-type="date" office:date-value="2020-04-11" calcext:value-type="date">
            <text:p>11/04</text:p>
          </table:table-cell>
          <table:table-cell table:style-name="ce61" table:formula="of:=[MoMo.E89]" office:value-type="date" office:date-value="2020-03-29" calcext:value-type="date">
            <text:p>29/03</text:p>
          </table:table-cell>
          <table:table-cell table:style-name="ce61" table:formula="of:=[MoMo.F89]" office:value-type="date" office:date-value="2020-03-27" calcext:value-type="date">
            <text:p>27/03</text:p>
          </table:table-cell>
          <table:table-cell table:style-name="ce61" table:formula="of:=[MoMo.G89]" office:value-type="date" office:date-value="2020-04-01" calcext:value-type="date">
            <text:p>01/04</text:p>
          </table:table-cell>
          <table:table-cell table:style-name="ce61" table:formula="of:=[MoMo.H89]" office:value-type="date" office:date-value="2020-04-02" calcext:value-type="date">
            <text:p>02/04</text:p>
          </table:table-cell>
          <table:table-cell table:style-name="ce61" table:formula="of:=[MoMo.I89]" office:value-type="date" office:date-value="2020-04-11" calcext:value-type="date">
            <text:p>11/04</text:p>
          </table:table-cell>
          <table:table-cell table:style-name="ce61" table:formula="of:=[MoMo.J89]" office:value-type="date" office:date-value="2020-04-10" calcext:value-type="date">
            <text:p>10/04</text:p>
          </table:table-cell>
          <table:table-cell table:style-name="ce61" table:formula="of:=[MoMo.K89]" office:value-type="date" office:date-value="2020-04-08" calcext:value-type="date">
            <text:p>08/04</text:p>
          </table:table-cell>
          <table:table-cell table:style-name="ce61" table:formula="of:=[MoMo.L89]" office:value-type="date" office:date-value="2020-03-31" calcext:value-type="date">
            <text:p>31/03</text:p>
          </table:table-cell>
          <table:table-cell table:style-name="ce61" table:formula="of:=[MoMo.M89]" office:value-type="date" office:date-value="2020-04-07" calcext:value-type="date">
            <text:p>07/04</text:p>
          </table:table-cell>
          <table:table-cell table:style-name="ce61" table:formula="of:=[MoMo.N89]" office:value-type="date" office:date-value="2020-04-10" calcext:value-type="date">
            <text:p>10/04</text:p>
          </table:table-cell>
          <table:table-cell table:style-name="ce61" table:formula="of:=[MoMo.O89]" office:value-type="date" office:date-value="2020-04-11" calcext:value-type="date">
            <text:p>11/04</text:p>
          </table:table-cell>
          <table:table-cell table:style-name="ce61" table:formula="of:=[MoMo.P89]" office:value-type="date" office:date-value="2020-04-03" calcext:value-type="date">
            <text:p>03/04</text:p>
          </table:table-cell>
          <table:table-cell table:style-name="ce61"/>
          <table:table-cell table:style-name="ce61" table:formula="of:=[MoMo.R89]" office:value-type="date" office:date-value="2020-04-05" calcext:value-type="date">
            <text:p>05/04</text:p>
          </table:table-cell>
          <table:table-cell table:style-name="ce61" table:formula="of:=[MoMo.S89]" office:value-type="date" office:date-value="2020-04-10" calcext:value-type="date">
            <text:p>10/04</text:p>
          </table:table-cell>
          <table:table-cell table:style-name="ce61" table:formula="of:=[MoMo.T89]" office:value-type="date" office:date-value="2020-04-07" calcext:value-type="date">
            <text:p>07/04</text:p>
          </table:table-cell>
          <table:table-cell table:style-name="ce61" table:formula="of:=[MoMo.U89]" office:value-type="date" office:date-value="2020-04-10" calcext:value-type="date">
            <text:p>10/04</text:p>
          </table:table-cell>
          <table:table-cell table:style-name="ce61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0" table:formula="of:=[MoMo.B90]" office:value-type="string" office:string-value="MoMo (parcial)" calcext:value-type="string">
            <text:p>MoMo (parcial)</text:p>
          </table:table-cell>
          <table:table-cell table:style-name="ce122" table:formula="of:=[MoMo.C90]/[.C$5]*1000000" office:value-type="float" office:value="59.8730405295162" calcext:value-type="float">
            <text:p>60</text:p>
          </table:table-cell>
          <table:table-cell table:style-name="ce122" table:formula="of:=[MoMo.D90]/[.D$5]*1000000" office:value-type="float" office:value="472.214241614759" calcext:value-type="float">
            <text:p>472</text:p>
          </table:table-cell>
          <table:table-cell table:style-name="ce122" table:formula="of:=[MoMo.E90]/[.E$5]*1000000" office:value-type="float" office:value="110.868626512773" calcext:value-type="float">
            <text:p>111</text:p>
          </table:table-cell>
          <table:table-cell table:style-name="ce122" table:formula="of:=[MoMo.F90]/[.F$5]*1000000" office:value-type="float" office:value="54.9203300889001" calcext:value-type="float">
            <text:p>55</text:p>
          </table:table-cell>
          <table:table-cell table:style-name="ce122" table:formula="of:=[MoMo.G90]/[.G$5]*1000000" office:value-type="float" office:value="29.6096461647283" calcext:value-type="float">
            <text:p>30</text:p>
          </table:table-cell>
          <table:table-cell table:style-name="ce122" table:formula="of:=[MoMo.H90]/[.H$5]*1000000" office:value-type="float" office:value="106.854362674048" calcext:value-type="float">
            <text:p>107</text:p>
          </table:table-cell>
          <table:table-cell table:style-name="ce122" table:formula="of:=[MoMo.I90]/[.I$5]*1000000" office:value-type="float" office:value="1241.0944211353" calcext:value-type="float">
            <text:p>1241</text:p>
          </table:table-cell>
          <table:table-cell table:style-name="ce122" table:formula="of:=[MoMo.J90]/[.J$5]*1000000" office:value-type="float" office:value="1164.8864445406" calcext:value-type="float">
            <text:p>1165</text:p>
          </table:table-cell>
          <table:table-cell table:style-name="ce122" table:formula="of:=[MoMo.K90]/[.K$5]*1000000" office:value-type="float" office:value="354.733808197693" calcext:value-type="float">
            <text:p>355</text:p>
          </table:table-cell>
          <table:table-cell table:style-name="ce122" table:formula="of:=[MoMo.L90]/[.L$5]*1000000" office:value-type="float" office:value="129.192896739641" calcext:value-type="float">
            <text:p>129</text:p>
          </table:table-cell>
          <table:table-cell table:style-name="ce122" table:formula="of:=[MoMo.M90]/[.M$5]*1000000" office:value-type="float" office:value="189.979134529201" calcext:value-type="float">
            <text:p>190</text:p>
          </table:table-cell>
          <table:table-cell table:style-name="ce122" table:formula="of:=[MoMo.N90]/[.N$5]*1000000" office:value-type="float" office:value="324.365739148428" calcext:value-type="float">
            <text:p>324</text:p>
          </table:table-cell>
          <table:table-cell table:style-name="ce122" table:formula="of:=[MoMo.O90]/[.O$5]*1000000" office:value-type="float" office:value="81.4289145932829" calcext:value-type="float">
            <text:p>81</text:p>
          </table:table-cell>
          <table:table-cell table:style-name="ce122" table:formula="of:=[MoMo.P90]/[.P$5]*1000000" office:value-type="float" office:value="931.578960970216" calcext:value-type="float">
            <text:p>932</text:p>
          </table:table-cell>
          <table:table-cell table:style-name="ce122"/>
          <table:table-cell table:style-name="ce122" table:formula="of:=[MoMo.R90]/[.R$5]*1000000" office:value-type="float" office:value="35.1705671051039" calcext:value-type="float">
            <text:p>35</text:p>
          </table:table-cell>
          <table:table-cell table:style-name="ce122" table:formula="of:=[MoMo.S90]/[.S$5]*1000000" office:value-type="float" office:value="724.263922391028" calcext:value-type="float">
            <text:p>724</text:p>
          </table:table-cell>
          <table:table-cell table:style-name="ce122" table:formula="of:=[MoMo.T90]/[.T$5]*1000000" office:value-type="float" office:value="295.577075587698" calcext:value-type="float">
            <text:p>296</text:p>
          </table:table-cell>
          <table:table-cell table:style-name="ce122" table:formula="of:=[MoMo.U90]/[.U$5]*1000000" office:value-type="float" office:value="430.822839946147" calcext:value-type="float">
            <text:p>431</text:p>
          </table:table-cell>
          <table:table-cell table:style-name="ce122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1]" office:value-type="string" office:string-value="Covid-19 (parcial)" calcext:value-type="string">
            <text:p>Covid-19 (parcial)</text:p>
          </table:table-cell>
          <table:table-cell table:style-name="ce123" table:formula="of:=[MoMo.C91]/[.C$5]*1000000" office:value-type="float" office:value="37.3311985771685" calcext:value-type="float">
            <text:p>37</text:p>
          </table:table-cell>
          <table:table-cell table:style-name="ce123" table:formula="of:=[MoMo.D91]/[.D$5]*1000000" office:value-type="float" office:value="300.291580832686" calcext:value-type="float">
            <text:p>300</text:p>
          </table:table-cell>
          <table:table-cell table:style-name="ce123" table:formula="of:=[MoMo.E91]/[.E$5]*1000000" office:value-type="float" office:value="37.9287406491066" calcext:value-type="float">
            <text:p>38</text:p>
          </table:table-cell>
          <table:table-cell table:style-name="ce123" table:formula="of:=[MoMo.F91]/[.F$5]*1000000" office:value-type="float" office:value="18.6020472881758" calcext:value-type="float">
            <text:p>19</text:p>
          </table:table-cell>
          <table:table-cell table:style-name="ce123" table:formula="of:=[MoMo.G91]/[.G$5]*1000000" office:value-type="float" office:value="16.4498034248491" calcext:value-type="float">
            <text:p>16</text:p>
          </table:table-cell>
          <table:table-cell table:style-name="ce123" table:formula="of:=[MoMo.H91]/[.H$5]*1000000" office:value-type="float" office:value="87.8963305867166" calcext:value-type="float">
            <text:p>88</text:p>
          </table:table-cell>
          <table:table-cell table:style-name="ce123" table:formula="of:=[MoMo.I91]/[.I$5]*1000000" office:value-type="float" office:value="613.075739136065" calcext:value-type="float">
            <text:p>613</text:p>
          </table:table-cell>
          <table:table-cell table:style-name="ce123" table:formula="of:=[MoMo.J91]/[.J$5]*1000000" office:value-type="float" office:value="546.179285940891" calcext:value-type="float">
            <text:p>546</text:p>
          </table:table-cell>
          <table:table-cell table:style-name="ce123" table:formula="of:=[MoMo.K91]/[.K$5]*1000000" office:value-type="float" office:value="374.996792790588" calcext:value-type="float">
            <text:p>375</text:p>
          </table:table-cell>
          <table:table-cell table:style-name="ce123" table:formula="of:=[MoMo.L91]/[.L$5]*1000000" office:value-type="float" office:value="0" calcext:value-type="float">
            <text:p>0</text:p>
          </table:table-cell>
          <table:table-cell table:style-name="ce123" table:formula="of:=[MoMo.M91]/[.M$5]*1000000" office:value-type="float" office:value="121.481885600327" calcext:value-type="float">
            <text:p>121</text:p>
          </table:table-cell>
          <table:table-cell table:style-name="ce123" table:formula="of:=[MoMo.N91]/[.N$5]*1000000" office:value-type="float" office:value="251.663073477229" calcext:value-type="float">
            <text:p>252</text:p>
          </table:table-cell>
          <table:table-cell table:style-name="ce123" table:formula="of:=[MoMo.O91]/[.O$5]*1000000" office:value-type="float" office:value="93.2731203523059" calcext:value-type="float">
            <text:p>93</text:p>
          </table:table-cell>
          <table:table-cell table:style-name="ce123" table:formula="of:=[MoMo.P91]/[.P$5]*1000000" office:value-type="float" office:value="678.31353195971" calcext:value-type="float">
            <text:p>678</text:p>
          </table:table-cell>
          <table:table-cell table:style-name="ce123"/>
          <table:table-cell table:style-name="ce123" table:formula="of:=[MoMo.R91]/[.R$5]*1000000" office:value-type="float" office:value="29.7597106273956" calcext:value-type="float">
            <text:p>30</text:p>
          </table:table-cell>
          <table:table-cell table:style-name="ce123" table:formula="of:=[MoMo.S91]/[.S$5]*1000000" office:value-type="float" office:value="315.031642148763" calcext:value-type="float">
            <text:p>315</text:p>
          </table:table-cell>
          <table:table-cell table:style-name="ce123" table:formula="of:=[MoMo.T91]/[.T$5]*1000000" office:value-type="float" office:value="195.990337812766" calcext:value-type="float">
            <text:p>196</text:p>
          </table:table-cell>
          <table:table-cell table:style-name="ce123" table:formula="of:=[MoMo.U91]/[.U$5]*1000000" office:value-type="float" office:value="598.71703492516" calcext:value-type="float">
            <text:p>599</text:p>
          </table:table-cell>
          <table:table-cell table:style-name="ce123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1" table:formula="of:=[MoMo.B92]" office:value-type="string" office:string-value="Covid-19 (total)" calcext:value-type="string">
            <text:p>Covid-19 (total)</text:p>
          </table:table-cell>
          <table:table-cell table:style-name="ce124" table:formula="of:=[MoMo.C92]/[.C$5]*1000000" office:value-type="float" office:value="97.2042391066847" calcext:value-type="float">
            <text:p>97</text:p>
          </table:table-cell>
          <table:table-cell table:style-name="ce124" table:formula="of:=[MoMo.D92]/[.D$5]*1000000" office:value-type="float" office:value="354.542731568363" calcext:value-type="float">
            <text:p>355</text:p>
          </table:table-cell>
          <table:table-cell table:style-name="ce124" table:formula="of:=[MoMo.E92]/[.E$5]*1000000" office:value-type="float" office:value="144.907239915818" calcext:value-type="float">
            <text:p>145</text:p>
          </table:table-cell>
          <table:table-cell table:style-name="ce124" table:formula="of:=[MoMo.F92]/[.F$5]*1000000" office:value-type="float" office:value="103.639977748408" calcext:value-type="float">
            <text:p>104</text:p>
          </table:table-cell>
          <table:table-cell table:style-name="ce124" table:formula="of:=[MoMo.G92]/[.G$5]*1000000" office:value-type="float" office:value="45.1194608224432" calcext:value-type="float">
            <text:p>45</text:p>
          </table:table-cell>
          <table:table-cell table:style-name="ce124" table:formula="of:=[MoMo.H92]/[.H$5]*1000000" office:value-type="float" office:value="201.644523110703" calcext:value-type="float">
            <text:p>202</text:p>
          </table:table-cell>
          <table:table-cell table:style-name="ce124" table:formula="of:=[MoMo.I92]/[.I$5]*1000000" office:value-type="float" office:value="674.922919319731" calcext:value-type="float">
            <text:p>675</text:p>
          </table:table-cell>
          <table:table-cell table:style-name="ce124" table:formula="of:=[MoMo.J92]/[.J$5]*1000000" office:value-type="float" office:value="623.147640599228" calcext:value-type="float">
            <text:p>623</text:p>
          </table:table-cell>
          <table:table-cell table:style-name="ce124" table:formula="of:=[MoMo.K92]/[.K$5]*1000000" office:value-type="float" office:value="465.522334348456" calcext:value-type="float">
            <text:p>466</text:p>
          </table:table-cell>
          <table:table-cell table:style-name="ce124" table:formula="of:=[MoMo.L92]/[.L$5]*1000000" office:value-type="float" office:value="46.9792351780513" calcext:value-type="float">
            <text:p>47</text:p>
          </table:table-cell>
          <table:table-cell table:style-name="ce124" table:formula="of:=[MoMo.M92]/[.M$5]*1000000" office:value-type="float" office:value="176.481147240276" calcext:value-type="float">
            <text:p>176</text:p>
          </table:table-cell>
          <table:table-cell table:style-name="ce124" table:formula="of:=[MoMo.N92]/[.N$5]*1000000" office:value-type="float" office:value="299.199431800705" calcext:value-type="float">
            <text:p>299</text:p>
          </table:table-cell>
          <table:table-cell table:style-name="ce124" table:formula="of:=[MoMo.O92]/[.O$5]*1000000" office:value-type="float" office:value="105.117326111329" calcext:value-type="float">
            <text:p>105</text:p>
          </table:table-cell>
          <table:table-cell table:style-name="ce124" table:formula="of:=[MoMo.P92]/[.P$5]*1000000" office:value-type="float" office:value="976.424880272797" calcext:value-type="float">
            <text:p>976</text:p>
          </table:table-cell>
          <table:table-cell table:style-name="ce124"/>
          <table:table-cell table:style-name="ce124" table:formula="of:=[MoMo.R92]/[.R$5]*1000000" office:value-type="float" office:value="68.3120630310671" calcext:value-type="float">
            <text:p>68</text:p>
          </table:table-cell>
          <table:table-cell table:style-name="ce124" table:formula="of:=[MoMo.S92]/[.S$5]*1000000" office:value-type="float" office:value="369.081188595855" calcext:value-type="float">
            <text:p>369</text:p>
          </table:table-cell>
          <table:table-cell table:style-name="ce124" table:formula="of:=[MoMo.T92]/[.T$5]*1000000" office:value-type="float" office:value="377.883922789811" calcext:value-type="float">
            <text:p>378</text:p>
          </table:table-cell>
          <table:table-cell table:style-name="ce124" table:formula="of:=[MoMo.U92]/[.U$5]*1000000" office:value-type="float" office:value="706.422744911697" calcext:value-type="float">
            <text:p>706</text:p>
          </table:table-cell>
          <table:table-cell table:style-name="ce124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3" table:formula="of:=[MoMo.B93]" office:value-type="string" office:string-value="Diferencia" calcext:value-type="string">
            <text:p>Diferencia</text:p>
          </table:table-cell>
          <table:table-cell table:style-name="ce124" table:formula="of:=[.C90]-[.C91]" office:value-type="float" office:value="22.5418419523477" calcext:value-type="float">
            <text:p>23</text:p>
          </table:table-cell>
          <table:table-cell table:style-name="ce124" table:formula="of:=[.D90]-[.D91]" office:value-type="float" office:value="171.922660782072" calcext:value-type="float">
            <text:p>172</text:p>
          </table:table-cell>
          <table:table-cell table:style-name="ce124" table:formula="of:=[.E90]-[.E91]" office:value-type="float" office:value="72.9398858636666" calcext:value-type="float">
            <text:p>73</text:p>
          </table:table-cell>
          <table:table-cell table:style-name="ce124" table:formula="of:=[.F90]-[.F91]" office:value-type="float" office:value="36.3182828007242" calcext:value-type="float">
            <text:p>36</text:p>
          </table:table-cell>
          <table:table-cell table:style-name="ce124" table:formula="of:=[.G90]-[.G91]" office:value-type="float" office:value="13.1598427398793" calcext:value-type="float">
            <text:p>13</text:p>
          </table:table-cell>
          <table:table-cell table:style-name="ce124" table:formula="of:=[.H90]-[.H91]" office:value-type="float" office:value="18.958032087331" calcext:value-type="float">
            <text:p>19</text:p>
          </table:table-cell>
          <table:table-cell table:style-name="ce124" table:formula="of:=[.I90]-[.I91]" office:value-type="float" office:value="628.018681999233" calcext:value-type="float">
            <text:p>628</text:p>
          </table:table-cell>
          <table:table-cell table:style-name="ce124" table:formula="of:=[.J90]-[.J91]" office:value-type="float" office:value="618.707158599709" calcext:value-type="float">
            <text:p>619</text:p>
          </table:table-cell>
          <table:table-cell table:style-name="ce124" table:formula="of:=[.K90]-[.K91]" office:value-type="float" office:value="-20.2629845928949" calcext:value-type="float">
            <text:p>-20</text:p>
          </table:table-cell>
          <table:table-cell table:style-name="ce124" table:formula="of:=[.L90]-[.L91]" office:value-type="float" office:value="129.192896739641" calcext:value-type="float">
            <text:p>129</text:p>
          </table:table-cell>
          <table:table-cell table:style-name="ce124" table:formula="of:=[.M90]-[.M91]" office:value-type="float" office:value="68.4972489288743" calcext:value-type="float">
            <text:p>68</text:p>
          </table:table-cell>
          <table:table-cell table:style-name="ce124" table:formula="of:=[.N90]-[.N91]" office:value-type="float" office:value="72.7026656711994" calcext:value-type="float">
            <text:p>73</text:p>
          </table:table-cell>
          <table:table-cell table:style-name="ce124" table:formula="of:=[.O90]-[.O91]" office:value-type="float" office:value="-11.844205759023" calcext:value-type="float">
            <text:p>-12</text:p>
          </table:table-cell>
          <table:table-cell table:style-name="ce124" table:formula="of:=[.P90]-[.P91]" office:value-type="float" office:value="253.265429010506" calcext:value-type="float">
            <text:p>253</text:p>
          </table:table-cell>
          <table:table-cell table:style-name="ce124"/>
          <table:table-cell table:style-name="ce124" table:formula="of:=[.R90]-[.R91]" office:value-type="float" office:value="5.41085647770829" calcext:value-type="float">
            <text:p>5</text:p>
          </table:table-cell>
          <table:table-cell table:style-name="ce124" table:formula="of:=[.S90]-[.S91]" office:value-type="float" office:value="409.232280242266" calcext:value-type="float">
            <text:p>409</text:p>
          </table:table-cell>
          <table:table-cell table:style-name="ce124" table:formula="of:=[.T90]-[.T91]" office:value-type="float" office:value="99.5867377749322" calcext:value-type="float">
            <text:p>100</text:p>
          </table:table-cell>
          <table:table-cell table:style-name="ce124" table:formula="of:=[.U90]-[.U91]" office:value-type="float" office:value="-167.894194979013" calcext:value-type="float">
            <text:p>-168</text:p>
          </table:table-cell>
          <table:table-cell table:style-name="ce124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95]" office:value-type="date" office:date-value="2020-04-14" calcext:value-type="date">
            <text:p>14/04</text:p>
          </table:table-cell>
          <table:table-cell table:style-name="ce110" table:formula="of:=[MoMo.B95]" office:value-type="string" office:string-value="Inicio" calcext:value-type="string">
            <text:p>Inicio</text:p>
          </table:table-cell>
          <table:table-cell table:style-name="ce46" table:formula="of:=[MoMo.C95]" office:value-type="date" office:date-value="2020-03-20" calcext:value-type="date">
            <text:p>20/03</text:p>
          </table:table-cell>
          <table:table-cell table:style-name="ce46" table:formula="of:=[MoMo.D95]" office:value-type="date" office:date-value="2020-03-23" calcext:value-type="date">
            <text:p>23/03</text:p>
          </table:table-cell>
          <table:table-cell table:style-name="ce46" table:formula="of:=[MoMo.E95]" office:value-type="date" office:date-value="2020-03-20" calcext:value-type="date">
            <text:p>20/03</text:p>
          </table:table-cell>
          <table:table-cell table:style-name="ce46" table:formula="of:=[MoMo.F95]" office:value-type="date" office:date-value="2020-03-16" calcext:value-type="date">
            <text:p>16/03</text:p>
          </table:table-cell>
          <table:table-cell table:style-name="ce46" table:formula="of:=[MoMo.G95]" office:value-type="date" office:date-value="2020-03-27" calcext:value-type="date">
            <text:p>27/03</text:p>
          </table:table-cell>
          <table:table-cell table:style-name="ce46" table:formula="of:=[MoMo.H95]" office:value-type="date" office:date-value="2020-03-24" calcext:value-type="date">
            <text:p>24/03</text:p>
          </table:table-cell>
          <table:table-cell table:style-name="ce46" table:formula="of:=[MoMo.I95]" office:value-type="date" office:date-value="2020-03-14" calcext:value-type="date">
            <text:p>14/03</text:p>
          </table:table-cell>
          <table:table-cell table:style-name="ce46" table:formula="of:=[MoMo.J95]" office:value-type="date" office:date-value="2020-03-18" calcext:value-type="date">
            <text:p>18/03</text:p>
          </table:table-cell>
          <table:table-cell table:style-name="ce46" table:formula="of:=[MoMo.K95]" office:value-type="date" office:date-value="2020-03-22" calcext:value-type="date">
            <text:p>22/03</text:p>
          </table:table-cell>
          <table:table-cell table:style-name="ce46" table:formula="of:=[MoMo.L95]" office:value-type="date" office:date-value="2020-03-28" calcext:value-type="date">
            <text:p>28/03</text:p>
          </table:table-cell>
          <table:table-cell table:style-name="ce46" table:formula="of:=[MoMo.M95]" office:value-type="date" office:date-value="2020-03-22" calcext:value-type="date">
            <text:p>22/03</text:p>
          </table:table-cell>
          <table:table-cell table:style-name="ce46" table:formula="of:=[MoMo.N95]" office:value-type="date" office:date-value="2020-03-23" calcext:value-type="date">
            <text:p>23/03</text:p>
          </table:table-cell>
          <table:table-cell table:style-name="ce46" table:formula="of:=[MoMo.O95]" office:value-type="date" office:date-value="2020-03-21" calcext:value-type="date">
            <text:p>21/03</text:p>
          </table:table-cell>
          <table:table-cell table:style-name="ce46" table:formula="of:=[MoMo.P9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95]" office:value-type="date" office:date-value="2020-03-27" calcext:value-type="date">
            <text:p>27/03</text:p>
          </table:table-cell>
          <table:table-cell table:style-name="ce46" table:formula="of:=[MoMo.S95]" office:value-type="date" office:date-value="2020-03-22" calcext:value-type="date">
            <text:p>22/03</text:p>
          </table:table-cell>
          <table:table-cell table:style-name="ce46" table:formula="of:=[MoMo.T95]" office:value-type="date" office:date-value="2020-03-25" calcext:value-type="date">
            <text:p>25/03</text:p>
          </table:table-cell>
          <table:table-cell table:style-name="ce46" table:formula="of:=[MoMo.U95]" office:value-type="date" office:date-value="2020-03-20" calcext:value-type="date">
            <text:p>20/03</text:p>
          </table:table-cell>
          <table:table-cell table:style-name="ce46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96]" office:value-type="string" office:string-value="Fin" calcext:value-type="string">
            <text:p>Fin</text:p>
          </table:table-cell>
          <table:table-cell table:style-name="ce126" table:formula="of:=[MoMo.C96]" office:value-type="date" office:date-value="2020-04-02" calcext:value-type="date">
            <text:p>02/04</text:p>
          </table:table-cell>
          <table:table-cell table:style-name="ce126" table:formula="of:=[MoMo.D96]" office:value-type="date" office:date-value="2020-04-12" calcext:value-type="date">
            <text:p>12/04</text:p>
          </table:table-cell>
          <table:table-cell table:style-name="ce126" table:formula="of:=[MoMo.E96]" office:value-type="date" office:date-value="2020-03-31" calcext:value-type="date">
            <text:p>31/03</text:p>
          </table:table-cell>
          <table:table-cell table:style-name="ce126" table:formula="of:=[MoMo.F96]" office:value-type="date" office:date-value="2020-03-27" calcext:value-type="date">
            <text:p>27/03</text:p>
          </table:table-cell>
          <table:table-cell table:style-name="ce126" table:formula="of:=[MoMo.G96]" office:value-type="date" office:date-value="2020-04-03" calcext:value-type="date">
            <text:p>03/04</text:p>
          </table:table-cell>
          <table:table-cell table:style-name="ce126" table:formula="of:=[MoMo.H96]" office:value-type="date" office:date-value="2020-04-02" calcext:value-type="date">
            <text:p>02/04</text:p>
          </table:table-cell>
          <table:table-cell table:style-name="ce126" table:formula="of:=[MoMo.I96]" office:value-type="date" office:date-value="2020-04-13" calcext:value-type="date">
            <text:p>13/04</text:p>
          </table:table-cell>
          <table:table-cell table:style-name="ce126" table:formula="of:=[MoMo.J96]" office:value-type="date" office:date-value="2020-04-13" calcext:value-type="date">
            <text:p>13/04</text:p>
          </table:table-cell>
          <table:table-cell table:style-name="ce126" table:formula="of:=[MoMo.K96]" office:value-type="date" office:date-value="2020-04-08" calcext:value-type="date">
            <text:p>08/04</text:p>
          </table:table-cell>
          <table:table-cell table:style-name="ce126" table:formula="of:=[MoMo.L96]" office:value-type="date" office:date-value="2020-03-31" calcext:value-type="date">
            <text:p>31/03</text:p>
          </table:table-cell>
          <table:table-cell table:style-name="ce126" table:formula="of:=[MoMo.M96]" office:value-type="date" office:date-value="2020-04-07" calcext:value-type="date">
            <text:p>07/04</text:p>
          </table:table-cell>
          <table:table-cell table:style-name="ce126" table:formula="of:=[MoMo.N96]" office:value-type="date" office:date-value="2020-04-10" calcext:value-type="date">
            <text:p>10/04</text:p>
          </table:table-cell>
          <table:table-cell table:style-name="ce126" table:formula="of:=[MoMo.O96]" office:value-type="date" office:date-value="2020-04-12" calcext:value-type="date">
            <text:p>12/04</text:p>
          </table:table-cell>
          <table:table-cell table:style-name="ce126" table:formula="of:=[MoMo.P96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96]" office:value-type="date" office:date-value="2020-04-05" calcext:value-type="date">
            <text:p>05/04</text:p>
          </table:table-cell>
          <table:table-cell table:style-name="ce126" table:formula="of:=[MoMo.S96]" office:value-type="date" office:date-value="2020-04-10" calcext:value-type="date">
            <text:p>10/04</text:p>
          </table:table-cell>
          <table:table-cell table:style-name="ce126" table:formula="of:=[MoMo.T96]" office:value-type="date" office:date-value="2020-04-07" calcext:value-type="date">
            <text:p>07/04</text:p>
          </table:table-cell>
          <table:table-cell table:style-name="ce126" table:formula="of:=[MoMo.U96]" office:value-type="date" office:date-value="2020-04-10" calcext:value-type="date">
            <text:p>10/04</text:p>
          </table:table-cell>
          <table:table-cell table:style-name="ce126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97]" office:value-type="string" office:string-value="MoMo (parcial)" calcext:value-type="string">
            <text:p>MoMo (parcial)</text:p>
          </table:table-cell>
          <table:table-cell table:style-name="ce127" table:formula="of:=[MoMo.C97]/[.C$5]*1000000" office:value-type="float" office:value="60.5886545597495" calcext:value-type="float">
            <text:p>61</text:p>
          </table:table-cell>
          <table:table-cell table:style-name="ce127" table:formula="of:=[MoMo.D97]/[.D$5]*1000000" office:value-type="float" office:value="458.460428752193" calcext:value-type="float">
            <text:p>458</text:p>
          </table:table-cell>
          <table:table-cell table:style-name="ce127" table:formula="of:=[MoMo.E97]/[.E$5]*1000000" office:value-type="float" office:value="128.374199120053" calcext:value-type="float">
            <text:p>128</text:p>
          </table:table-cell>
          <table:table-cell table:style-name="ce127" table:formula="of:=[MoMo.F97]/[.F$5]*1000000" office:value-type="float" office:value="54.9203300889001" calcext:value-type="float">
            <text:p>55</text:p>
          </table:table-cell>
          <table:table-cell table:style-name="ce127" table:formula="of:=[MoMo.G97]/[.G$5]*1000000" office:value-type="float" office:value="42.2994945210405" calcext:value-type="float">
            <text:p>42</text:p>
          </table:table-cell>
          <table:table-cell table:style-name="ce127" table:formula="of:=[MoMo.H97]/[.H$5]*1000000" office:value-type="float" office:value="106.854362674048" calcext:value-type="float">
            <text:p>107</text:p>
          </table:table-cell>
          <table:table-cell table:style-name="ce127" table:formula="of:=[MoMo.I97]/[.I$5]*1000000" office:value-type="float" office:value="1233.62294970371" calcext:value-type="float">
            <text:p>1234</text:p>
          </table:table-cell>
          <table:table-cell table:style-name="ce127" table:formula="of:=[MoMo.J97]/[.J$5]*1000000" office:value-type="float" office:value="1342.01233763254" calcext:value-type="float">
            <text:p>1342</text:p>
          </table:table-cell>
          <table:table-cell table:style-name="ce127" table:formula="of:=[MoMo.K97]/[.K$5]*1000000" office:value-type="float" office:value="356.575897706138" calcext:value-type="float">
            <text:p>357</text:p>
          </table:table-cell>
          <table:table-cell table:style-name="ce127" table:formula="of:=[MoMo.L97]/[.L$5]*1000000" office:value-type="float" office:value="129.192896739641" calcext:value-type="float">
            <text:p>129</text:p>
          </table:table-cell>
          <table:table-cell table:style-name="ce127" table:formula="of:=[MoMo.M97]/[.M$5]*1000000" office:value-type="float" office:value="188.367434554404" calcext:value-type="float">
            <text:p>188</text:p>
          </table:table-cell>
          <table:table-cell table:style-name="ce127" table:formula="of:=[MoMo.N97]/[.N$5]*1000000" office:value-type="float" office:value="365.377499270643" calcext:value-type="float">
            <text:p>365</text:p>
          </table:table-cell>
          <table:table-cell table:style-name="ce127" table:formula="of:=[MoMo.O97]/[.O$5]*1000000" office:value-type="float" office:value="107.338114691146" calcext:value-type="float">
            <text:p>107</text:p>
          </table:table-cell>
          <table:table-cell table:style-name="ce127" table:formula="of:=[MoMo.P97]/[.P$5]*1000000" office:value-type="float" office:value="980.377401974041" calcext:value-type="float">
            <text:p>980</text:p>
          </table:table-cell>
          <table:table-cell table:style-name="ce127"/>
          <table:table-cell table:style-name="ce127" table:formula="of:=[MoMo.R97]/[.R$5]*1000000" office:value-type="float" office:value="35.1705671051039" calcext:value-type="float">
            <text:p>35</text:p>
          </table:table-cell>
          <table:table-cell table:style-name="ce127" table:formula="of:=[MoMo.S97]/[.S$5]*1000000" office:value-type="float" office:value="696.467012789667" calcext:value-type="float">
            <text:p>696</text:p>
          </table:table-cell>
          <table:table-cell table:style-name="ce127" table:formula="of:=[MoMo.T97]/[.T$5]*1000000" office:value-type="float" office:value="301.943351061895" calcext:value-type="float">
            <text:p>302</text:p>
          </table:table-cell>
          <table:table-cell table:style-name="ce127" table:formula="of:=[MoMo.U97]/[.U$5]*1000000" office:value-type="float" office:value="551.1998099311" calcext:value-type="float">
            <text:p>551</text:p>
          </table:table-cell>
          <table:table-cell table:style-name="ce127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98]" office:value-type="string" office:string-value="Covid-19 (parcial)" calcext:value-type="string">
            <text:p>Covid-19 (parcial)</text:p>
          </table:table-cell>
          <table:table-cell table:style-name="ce123" table:formula="of:=[MoMo.C98]/[.C$5]*1000000" office:value-type="float" office:value="37.3311985771685" calcext:value-type="float">
            <text:p>37</text:p>
          </table:table-cell>
          <table:table-cell table:style-name="ce123" table:formula="of:=[MoMo.D98]/[.D$5]*1000000" office:value-type="float" office:value="319.394098697361" calcext:value-type="float">
            <text:p>319</text:p>
          </table:table-cell>
          <table:table-cell table:style-name="ce123" table:formula="of:=[MoMo.E98]/[.E$5]*1000000" office:value-type="float" office:value="51.5441860103244" calcext:value-type="float">
            <text:p>52</text:p>
          </table:table-cell>
          <table:table-cell table:style-name="ce123" table:formula="of:=[MoMo.F98]/[.F$5]*1000000" office:value-type="float" office:value="18.6020472881758" calcext:value-type="float">
            <text:p>19</text:p>
          </table:table-cell>
          <table:table-cell table:style-name="ce123" table:formula="of:=[MoMo.G98]/[.G$5]*1000000" office:value-type="float" office:value="21.6197416440874" calcext:value-type="float">
            <text:p>22</text:p>
          </table:table-cell>
          <table:table-cell table:style-name="ce123" table:formula="of:=[MoMo.H98]/[.H$5]*1000000" office:value-type="float" office:value="87.8963305867166" calcext:value-type="float">
            <text:p>88</text:p>
          </table:table-cell>
          <table:table-cell table:style-name="ce123" table:formula="of:=[MoMo.I98]/[.I$5]*1000000" office:value-type="float" office:value="672.432428842536" calcext:value-type="float">
            <text:p>672</text:p>
          </table:table-cell>
          <table:table-cell table:style-name="ce123" table:formula="of:=[MoMo.J98]/[.J$5]*1000000" office:value-type="float" office:value="612.293129044847" calcext:value-type="float">
            <text:p>612</text:p>
          </table:table-cell>
          <table:table-cell table:style-name="ce123" table:formula="of:=[MoMo.K98]/[.K$5]*1000000" office:value-type="float" office:value="374.996792790588" calcext:value-type="float">
            <text:p>375</text:p>
          </table:table-cell>
          <table:table-cell table:style-name="ce123" table:formula="of:=[MoMo.L98]/[.L$5]*1000000" office:value-type="float" office:value="0" calcext:value-type="float">
            <text:p>0</text:p>
          </table:table-cell>
          <table:table-cell table:style-name="ce123" table:formula="of:=[MoMo.M98]/[.M$5]*1000000" office:value-type="float" office:value="121.481885600327" calcext:value-type="float">
            <text:p>121</text:p>
          </table:table-cell>
          <table:table-cell table:style-name="ce123" table:formula="of:=[MoMo.N98]/[.N$5]*1000000" office:value-type="float" office:value="251.663073477229" calcext:value-type="float">
            <text:p>252</text:p>
          </table:table-cell>
          <table:table-cell table:style-name="ce123" table:formula="of:=[MoMo.O98]/[.O$5]*1000000" office:value-type="float" office:value="98.084828941909" calcext:value-type="float">
            <text:p>98</text:p>
          </table:table-cell>
          <table:table-cell table:style-name="ce123" table:formula="of:=[MoMo.P98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98]/[.R$5]*1000000" office:value-type="float" office:value="29.7597106273956" calcext:value-type="float">
            <text:p>30</text:p>
          </table:table-cell>
          <table:table-cell table:style-name="ce123" table:formula="of:=[MoMo.S98]/[.S$5]*1000000" office:value-type="float" office:value="315.031642148763" calcext:value-type="float">
            <text:p>315</text:p>
          </table:table-cell>
          <table:table-cell table:style-name="ce123" table:formula="of:=[MoMo.T98]/[.T$5]*1000000" office:value-type="float" office:value="195.990337812766" calcext:value-type="float">
            <text:p>196</text:p>
          </table:table-cell>
          <table:table-cell table:style-name="ce123" table:formula="of:=[MoMo.U98]/[.U$5]*1000000" office:value-type="float" office:value="598.71703492516" calcext:value-type="float">
            <text:p>599</text:p>
          </table:table-cell>
          <table:table-cell table:style-name="ce123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99]" office:value-type="string" office:string-value="Covid-19 (total)" calcext:value-type="string">
            <text:p>Covid-19 (total)</text:p>
          </table:table-cell>
          <table:table-cell table:style-name="ce129" table:formula="of:=[MoMo.C99]/[.C$5]*1000000" office:value-type="float" office:value="99.7088882125011" calcext:value-type="float">
            <text:p>100</text:p>
          </table:table-cell>
          <table:table-cell table:style-name="ce129" table:formula="of:=[MoMo.D99]/[.D$5]*1000000" office:value-type="float" office:value="375.937551576798" calcext:value-type="float">
            <text:p>376</text:p>
          </table:table-cell>
          <table:table-cell table:style-name="ce129" table:formula="of:=[MoMo.E99]/[.E$5]*1000000" office:value-type="float" office:value="151.714962596427" calcext:value-type="float">
            <text:p>152</text:p>
          </table:table-cell>
          <table:table-cell table:style-name="ce129" table:formula="of:=[MoMo.F99]/[.F$5]*1000000" office:value-type="float" office:value="104.525789524036" calcext:value-type="float">
            <text:p>105</text:p>
          </table:table-cell>
          <table:table-cell table:style-name="ce129" table:formula="of:=[MoMo.G99]/[.G$5]*1000000" office:value-type="float" office:value="47.9394271238459" calcext:value-type="float">
            <text:p>48</text:p>
          </table:table-cell>
          <table:table-cell table:style-name="ce129" table:formula="of:=[MoMo.H99]/[.H$5]*1000000" office:value-type="float" office:value="206.814895498157" calcext:value-type="float">
            <text:p>207</text:p>
          </table:table-cell>
          <table:table-cell table:style-name="ce129" table:formula="of:=[MoMo.I99]/[.I$5]*1000000" office:value-type="float" office:value="711.450112985251" calcext:value-type="float">
            <text:p>711</text:p>
          </table:table-cell>
          <table:table-cell table:style-name="ce129" table:formula="of:=[MoMo.J99]/[.J$5]*1000000" office:value-type="float" office:value="640.909568597306" calcext:value-type="float">
            <text:p>641</text:p>
          </table:table-cell>
          <table:table-cell table:style-name="ce129" table:formula="of:=[MoMo.K99]/[.K$5]*1000000" office:value-type="float" office:value="482.364295568525" calcext:value-type="float">
            <text:p>482</text:p>
          </table:table-cell>
          <table:table-cell table:style-name="ce129" table:formula="of:=[MoMo.L99]/[.L$5]*1000000" office:value-type="float" office:value="46.9792351780513" calcext:value-type="float">
            <text:p>47</text:p>
          </table:table-cell>
          <table:table-cell table:style-name="ce129" table:formula="of:=[MoMo.M99]/[.M$5]*1000000" office:value-type="float" office:value="182.726484642615" calcext:value-type="float">
            <text:p>183</text:p>
          </table:table-cell>
          <table:table-cell table:style-name="ce129" table:formula="of:=[MoMo.N99]/[.N$5]*1000000" office:value-type="float" office:value="311.316542745905" calcext:value-type="float">
            <text:p>311</text:p>
          </table:table-cell>
          <table:table-cell table:style-name="ce129" table:formula="of:=[MoMo.O99]/[.O$5]*1000000" office:value-type="float" office:value="107.338114691146" calcext:value-type="float">
            <text:p>107</text:p>
          </table:table-cell>
          <table:table-cell table:style-name="ce129" table:formula="of:=[MoMo.P99]/[.P$5]*1000000" office:value-type="float" office:value="998.467789760506" calcext:value-type="float">
            <text:p>998</text:p>
          </table:table-cell>
          <table:table-cell table:style-name="ce129"/>
          <table:table-cell table:style-name="ce129" table:formula="of:=[MoMo.R99]/[.R$5]*1000000" office:value-type="float" office:value="71.6938483296348" calcext:value-type="float">
            <text:p>72</text:p>
          </table:table-cell>
          <table:table-cell table:style-name="ce129" table:formula="of:=[MoMo.S99]/[.S$5]*1000000" office:value-type="float" office:value="384.523916152166" calcext:value-type="float">
            <text:p>385</text:p>
          </table:table-cell>
          <table:table-cell table:style-name="ce129" table:formula="of:=[MoMo.T99]/[.T$5]*1000000" office:value-type="float" office:value="390.616473738204" calcext:value-type="float">
            <text:p>391</text:p>
          </table:table-cell>
          <table:table-cell table:style-name="ce129" table:formula="of:=[MoMo.U99]/[.U$5]*1000000" office:value-type="float" office:value="741.268709907341" calcext:value-type="float">
            <text:p>741</text:p>
          </table:table-cell>
          <table:table-cell table:style-name="ce129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0]" office:value-type="string" office:string-value="Diferencia" calcext:value-type="string">
            <text:p>Diferencia</text:p>
          </table:table-cell>
          <table:table-cell table:style-name="ce124" table:formula="of:=[.C97]-[.C98]" office:value-type="float" office:value="23.257455982581" calcext:value-type="float">
            <text:p>23</text:p>
          </table:table-cell>
          <table:table-cell table:style-name="ce124" table:formula="of:=[.D97]-[.D98]" office:value-type="float" office:value="139.066330054832" calcext:value-type="float">
            <text:p>139</text:p>
          </table:table-cell>
          <table:table-cell table:style-name="ce124" table:formula="of:=[.E97]-[.E98]" office:value-type="float" office:value="76.8300131097288" calcext:value-type="float">
            <text:p>77</text:p>
          </table:table-cell>
          <table:table-cell table:style-name="ce124" table:formula="of:=[.F97]-[.F98]" office:value-type="float" office:value="36.3182828007242" calcext:value-type="float">
            <text:p>36</text:p>
          </table:table-cell>
          <table:table-cell table:style-name="ce124" table:formula="of:=[.G97]-[.G98]" office:value-type="float" office:value="20.6797528769531" calcext:value-type="float">
            <text:p>21</text:p>
          </table:table-cell>
          <table:table-cell table:style-name="ce124" table:formula="of:=[.H97]-[.H98]" office:value-type="float" office:value="18.958032087331" calcext:value-type="float">
            <text:p>19</text:p>
          </table:table-cell>
          <table:table-cell table:style-name="ce124" table:formula="of:=[.I97]-[.I98]" office:value-type="float" office:value="561.190520861179" calcext:value-type="float">
            <text:p>561</text:p>
          </table:table-cell>
          <table:table-cell table:style-name="ce124" table:formula="of:=[.J97]-[.J98]" office:value-type="float" office:value="729.719208587695" calcext:value-type="float">
            <text:p>730</text:p>
          </table:table-cell>
          <table:table-cell table:style-name="ce124" table:formula="of:=[.K97]-[.K98]" office:value-type="float" office:value="-18.4208950844499" calcext:value-type="float">
            <text:p>-18</text:p>
          </table:table-cell>
          <table:table-cell table:style-name="ce124" table:formula="of:=[.L97]-[.L98]" office:value-type="float" office:value="129.192896739641" calcext:value-type="float">
            <text:p>129</text:p>
          </table:table-cell>
          <table:table-cell table:style-name="ce124" table:formula="of:=[.M97]-[.M98]" office:value-type="float" office:value="66.8855489540772" calcext:value-type="float">
            <text:p>67</text:p>
          </table:table-cell>
          <table:table-cell table:style-name="ce124" table:formula="of:=[.N97]-[.N98]" office:value-type="float" office:value="113.714425793414" calcext:value-type="float">
            <text:p>114</text:p>
          </table:table-cell>
          <table:table-cell table:style-name="ce124" table:formula="of:=[.O97]-[.O98]" office:value-type="float" office:value="9.25328574923668" calcext:value-type="float">
            <text:p>9</text:p>
          </table:table-cell>
          <table:table-cell table:style-name="ce124" table:formula="of:=[.P97]-[.P98]" office:value-type="float" office:value="134.385737842309" calcext:value-type="float">
            <text:p>134</text:p>
          </table:table-cell>
          <table:table-cell table:style-name="ce124"/>
          <table:table-cell table:style-name="ce124" table:formula="of:=[.R97]-[.R98]" office:value-type="float" office:value="5.41085647770829" calcext:value-type="float">
            <text:p>5</text:p>
          </table:table-cell>
          <table:table-cell table:style-name="ce124" table:formula="of:=[.S97]-[.S98]" office:value-type="float" office:value="381.435370640904" calcext:value-type="float">
            <text:p>381</text:p>
          </table:table-cell>
          <table:table-cell table:style-name="ce124" table:formula="of:=[.T97]-[.T98]" office:value-type="float" office:value="105.953013249129" calcext:value-type="float">
            <text:p>106</text:p>
          </table:table-cell>
          <table:table-cell table:style-name="ce124" table:formula="of:=[.U97]-[.U98]" office:value-type="float" office:value="-47.5172249940604" calcext:value-type="float">
            <text:p>-48</text:p>
          </table:table-cell>
          <table:table-cell table:style-name="ce124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2]" office:value-type="date" office:date-value="2020-04-15" calcext:value-type="date">
            <text:p>15/04</text:p>
          </table:table-cell>
          <table:table-cell table:style-name="ce110" table:formula="of:=[MoMo.B102]" office:value-type="string" office:string-value="Inicio" calcext:value-type="string">
            <text:p>Inicio</text:p>
          </table:table-cell>
          <table:table-cell table:style-name="ce46" table:formula="of:=[MoMo.C102]" office:value-type="date" office:date-value="2020-03-20" calcext:value-type="date">
            <text:p>20/03</text:p>
          </table:table-cell>
          <table:table-cell table:style-name="ce46" table:formula="of:=[MoMo.D102]" office:value-type="date" office:date-value="2020-03-23" calcext:value-type="date">
            <text:p>23/03</text:p>
          </table:table-cell>
          <table:table-cell table:style-name="ce46" table:formula="of:=[MoMo.E102]" office:value-type="date" office:date-value="2020-03-20" calcext:value-type="date">
            <text:p>20/03</text:p>
          </table:table-cell>
          <table:table-cell table:style-name="ce46" table:formula="of:=[MoMo.F102]" office:value-type="date" office:date-value="2020-03-16" calcext:value-type="date">
            <text:p>16/03</text:p>
          </table:table-cell>
          <table:table-cell table:style-name="ce46" table:formula="of:=[MoMo.G102]" office:value-type="date" office:date-value="2020-03-27" calcext:value-type="date">
            <text:p>27/03</text:p>
          </table:table-cell>
          <table:table-cell table:style-name="ce46" table:formula="of:=[MoMo.H102]" office:value-type="date" office:date-value="2020-03-24" calcext:value-type="date">
            <text:p>24/03</text:p>
          </table:table-cell>
          <table:table-cell table:style-name="ce46" table:formula="of:=[MoMo.I102]" office:value-type="date" office:date-value="2020-03-14" calcext:value-type="date">
            <text:p>14/03</text:p>
          </table:table-cell>
          <table:table-cell table:style-name="ce46" table:formula="of:=[MoMo.J102]" office:value-type="date" office:date-value="2020-03-18" calcext:value-type="date">
            <text:p>18/03</text:p>
          </table:table-cell>
          <table:table-cell table:style-name="ce46" table:formula="of:=[MoMo.K102]" office:value-type="date" office:date-value="2020-03-22" calcext:value-type="date">
            <text:p>22/03</text:p>
          </table:table-cell>
          <table:table-cell table:style-name="ce46" table:formula="of:=[MoMo.L102]" office:value-type="date" office:date-value="2020-03-28" calcext:value-type="date">
            <text:p>28/03</text:p>
          </table:table-cell>
          <table:table-cell table:style-name="ce46" table:formula="of:=[MoMo.M102]" office:value-type="date" office:date-value="2020-03-22" calcext:value-type="date">
            <text:p>22/03</text:p>
          </table:table-cell>
          <table:table-cell table:style-name="ce46" table:formula="of:=[MoMo.N102]" office:value-type="date" office:date-value="2020-03-23" calcext:value-type="date">
            <text:p>23/03</text:p>
          </table:table-cell>
          <table:table-cell table:style-name="ce46" table:formula="of:=[MoMo.O102]" office:value-type="date" office:date-value="2020-03-21" calcext:value-type="date">
            <text:p>21/03</text:p>
          </table:table-cell>
          <table:table-cell table:style-name="ce46" table:formula="of:=[MoMo.P10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2]" office:value-type="date" office:date-value="2020-03-27" calcext:value-type="date">
            <text:p>27/03</text:p>
          </table:table-cell>
          <table:table-cell table:style-name="ce46" table:formula="of:=[MoMo.S102]" office:value-type="date" office:date-value="2020-03-22" calcext:value-type="date">
            <text:p>22/03</text:p>
          </table:table-cell>
          <table:table-cell table:style-name="ce46" table:formula="of:=[MoMo.T102]" office:value-type="date" office:date-value="2020-03-25" calcext:value-type="date">
            <text:p>25/03</text:p>
          </table:table-cell>
          <table:table-cell table:style-name="ce46" table:formula="of:=[MoMo.U102]" office:value-type="date" office:date-value="2020-03-20" calcext:value-type="date">
            <text:p>20/03</text:p>
          </table:table-cell>
          <table:table-cell table:style-name="ce46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03]" office:value-type="string" office:string-value="Fin" calcext:value-type="string">
            <text:p>Fin</text:p>
          </table:table-cell>
          <table:table-cell table:style-name="ce126" table:formula="of:=[MoMo.C103]" office:value-type="date" office:date-value="2020-04-02" calcext:value-type="date">
            <text:p>02/04</text:p>
          </table:table-cell>
          <table:table-cell table:style-name="ce126" table:formula="of:=[MoMo.D103]" office:value-type="date" office:date-value="2020-04-13" calcext:value-type="date">
            <text:p>13/04</text:p>
          </table:table-cell>
          <table:table-cell table:style-name="ce126" table:formula="of:=[MoMo.E103]" office:value-type="date" office:date-value="2020-03-31" calcext:value-type="date">
            <text:p>31/03</text:p>
          </table:table-cell>
          <table:table-cell table:style-name="ce126" table:formula="of:=[MoMo.F103]" office:value-type="date" office:date-value="2020-03-27" calcext:value-type="date">
            <text:p>27/03</text:p>
          </table:table-cell>
          <table:table-cell table:style-name="ce126" table:formula="of:=[MoMo.G103]" office:value-type="date" office:date-value="2020-04-03" calcext:value-type="date">
            <text:p>03/04</text:p>
          </table:table-cell>
          <table:table-cell table:style-name="ce126" table:formula="of:=[MoMo.H103]" office:value-type="date" office:date-value="2020-04-10" calcext:value-type="date">
            <text:p>10/04</text:p>
          </table:table-cell>
          <table:table-cell table:style-name="ce126" table:formula="of:=[MoMo.I103]" office:value-type="date" office:date-value="2020-04-13" calcext:value-type="date">
            <text:p>13/04</text:p>
          </table:table-cell>
          <table:table-cell table:style-name="ce126" table:formula="of:=[MoMo.J103]" office:value-type="date" office:date-value="2020-04-13" calcext:value-type="date">
            <text:p>13/04</text:p>
          </table:table-cell>
          <table:table-cell table:style-name="ce126" table:formula="of:=[MoMo.K103]" office:value-type="date" office:date-value="2020-04-13" calcext:value-type="date">
            <text:p>13/04</text:p>
          </table:table-cell>
          <table:table-cell table:style-name="ce126" table:formula="of:=[MoMo.L103]" office:value-type="date" office:date-value="2020-03-31" calcext:value-type="date">
            <text:p>31/03</text:p>
          </table:table-cell>
          <table:table-cell table:style-name="ce126" table:formula="of:=[MoMo.M103]" office:value-type="date" office:date-value="2020-04-12" calcext:value-type="date">
            <text:p>12/04</text:p>
          </table:table-cell>
          <table:table-cell table:style-name="ce126" table:formula="of:=[MoMo.N103]" office:value-type="date" office:date-value="2020-04-10" calcext:value-type="date">
            <text:p>10/04</text:p>
          </table:table-cell>
          <table:table-cell table:style-name="ce126" table:formula="of:=[MoMo.O103]" office:value-type="date" office:date-value="2020-04-04" calcext:value-type="date">
            <text:p>04/04</text:p>
          </table:table-cell>
          <table:table-cell table:style-name="ce126" table:formula="of:=[MoMo.P103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03]" office:value-type="date" office:date-value="2020-04-05" calcext:value-type="date">
            <text:p>05/04</text:p>
          </table:table-cell>
          <table:table-cell table:style-name="ce126" table:formula="of:=[MoMo.S103]" office:value-type="date" office:date-value="2020-04-13" calcext:value-type="date">
            <text:p>13/04</text:p>
          </table:table-cell>
          <table:table-cell table:style-name="ce126" table:formula="of:=[MoMo.T103]" office:value-type="date" office:date-value="2020-04-13" calcext:value-type="date">
            <text:p>13/04</text:p>
          </table:table-cell>
          <table:table-cell table:style-name="ce126" table:formula="of:=[MoMo.U103]" office:value-type="date" office:date-value="2020-04-10" calcext:value-type="date">
            <text:p>10/04</text:p>
          </table:table-cell>
          <table:table-cell table:style-name="ce126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04]" office:value-type="string" office:string-value="MoMo (parcial)" calcext:value-type="string">
            <text:p>MoMo (parcial)</text:p>
          </table:table-cell>
          <table:table-cell table:style-name="ce127" table:formula="of:=[MoMo.C104]/[.C$5]*1000000" office:value-type="float" office:value="61.5428066000605" calcext:value-type="float">
            <text:p>62</text:p>
          </table:table-cell>
          <table:table-cell table:style-name="ce127" table:formula="of:=[MoMo.D104]/[.D$5]*1000000" office:value-type="float" office:value="482.911651618977" calcext:value-type="float">
            <text:p>483</text:p>
          </table:table-cell>
          <table:table-cell table:style-name="ce127" table:formula="of:=[MoMo.E104]/[.E$5]*1000000" office:value-type="float" office:value="132.264326366115" calcext:value-type="float">
            <text:p>132</text:p>
          </table:table-cell>
          <table:table-cell table:style-name="ce127" table:formula="of:=[MoMo.F104]/[.F$5]*1000000" office:value-type="float" office:value="54.9203300889001" calcext:value-type="float">
            <text:p>55</text:p>
          </table:table-cell>
          <table:table-cell table:style-name="ce127" table:formula="of:=[MoMo.G104]/[.G$5]*1000000" office:value-type="float" office:value="42.7694889046076" calcext:value-type="float">
            <text:p>43</text:p>
          </table:table-cell>
          <table:table-cell table:style-name="ce127" table:formula="of:=[MoMo.H104]/[.H$5]*1000000" office:value-type="float" office:value="189.58032087331" calcext:value-type="float">
            <text:p>190</text:p>
          </table:table-cell>
          <table:table-cell table:style-name="ce127" table:formula="of:=[MoMo.I104]/[.I$5]*1000000" office:value-type="float" office:value="1375.58090690381" calcext:value-type="float">
            <text:p>1376</text:p>
          </table:table-cell>
          <table:table-cell table:style-name="ce127" table:formula="of:=[MoMo.J104]/[.J$5]*1000000" office:value-type="float" office:value="1370.628777185" calcext:value-type="float">
            <text:p>1371</text:p>
          </table:table-cell>
          <table:table-cell table:style-name="ce127" table:formula="of:=[MoMo.K104]/[.K$5]*1000000" office:value-type="float" office:value="408.417559586661" calcext:value-type="float">
            <text:p>408</text:p>
          </table:table-cell>
          <table:table-cell table:style-name="ce127" table:formula="of:=[MoMo.L104]/[.L$5]*1000000" office:value-type="float" office:value="129.192896739641" calcext:value-type="float">
            <text:p>129</text:p>
          </table:table-cell>
          <table:table-cell table:style-name="ce127" table:formula="of:=[MoMo.M104]/[.M$5]*1000000" office:value-type="float" office:value="218.788271578698" calcext:value-type="float">
            <text:p>219</text:p>
          </table:table-cell>
          <table:table-cell table:style-name="ce127" table:formula="of:=[MoMo.N104]/[.N$5]*1000000" office:value-type="float" office:value="378.426695673166" calcext:value-type="float">
            <text:p>378</text:p>
          </table:table-cell>
          <table:table-cell table:style-name="ce127" table:formula="of:=[MoMo.O104]/[.O$5]*1000000" office:value-type="float" office:value="91.0523317724891" calcext:value-type="float">
            <text:p>91</text:p>
          </table:table-cell>
          <table:table-cell table:style-name="ce127" table:formula="of:=[MoMo.P104]/[.P$5]*1000000" office:value-type="float" office:value="1027.04756206181" calcext:value-type="float">
            <text:p>1027</text:p>
          </table:table-cell>
          <table:table-cell table:style-name="ce127"/>
          <table:table-cell table:style-name="ce127" table:formula="of:=[MoMo.R104]/[.R$5]*1000000" office:value-type="float" office:value="35.1705671051039" calcext:value-type="float">
            <text:p>35</text:p>
          </table:table-cell>
          <table:table-cell table:style-name="ce127" table:formula="of:=[MoMo.S104]/[.S$5]*1000000" office:value-type="float" office:value="799.933287416957" calcext:value-type="float">
            <text:p>800</text:p>
          </table:table-cell>
          <table:table-cell table:style-name="ce127" table:formula="of:=[MoMo.T104]/[.T$5]*1000000" office:value-type="float" office:value="372.881849202942" calcext:value-type="float">
            <text:p>373</text:p>
          </table:table-cell>
          <table:table-cell table:style-name="ce127" table:formula="of:=[MoMo.U104]/[.U$5]*1000000" office:value-type="float" office:value="582.87795992714" calcext:value-type="float">
            <text:p>583</text:p>
          </table:table-cell>
          <table:table-cell table:style-name="ce127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05]" office:value-type="string" office:string-value="Covid-19 (parcial)" calcext:value-type="string">
            <text:p>Covid-19 (parcial)</text:p>
          </table:table-cell>
          <table:table-cell table:style-name="ce123" table:formula="of:=[MoMo.C105]/[.C$5]*1000000" office:value-type="float" office:value="37.3311985771685" calcext:value-type="float">
            <text:p>37</text:p>
          </table:table-cell>
          <table:table-cell table:style-name="ce123" table:formula="of:=[MoMo.D105]/[.D$5]*1000000" office:value-type="float" office:value="330.091508701579" calcext:value-type="float">
            <text:p>330</text:p>
          </table:table-cell>
          <table:table-cell table:style-name="ce123" table:formula="of:=[MoMo.E105]/[.E$5]*1000000" office:value-type="float" office:value="51.5441860103244" calcext:value-type="float">
            <text:p>52</text:p>
          </table:table-cell>
          <table:table-cell table:style-name="ce123" table:formula="of:=[MoMo.F105]/[.F$5]*1000000" office:value-type="float" office:value="18.6020472881758" calcext:value-type="float">
            <text:p>19</text:p>
          </table:table-cell>
          <table:table-cell table:style-name="ce123" table:formula="of:=[MoMo.G105]/[.G$5]*1000000" office:value-type="float" office:value="21.6197416440874" calcext:value-type="float">
            <text:p>22</text:p>
          </table:table-cell>
          <table:table-cell table:style-name="ce123" table:formula="of:=[MoMo.H105]/[.H$5]*1000000" office:value-type="float" office:value="160.281544011071" calcext:value-type="float">
            <text:p>160</text:p>
          </table:table-cell>
          <table:table-cell table:style-name="ce123" table:formula="of:=[MoMo.I105]/[.I$5]*1000000" office:value-type="float" office:value="672.432428842536" calcext:value-type="float">
            <text:p>672</text:p>
          </table:table-cell>
          <table:table-cell table:style-name="ce123" table:formula="of:=[MoMo.J105]/[.J$5]*1000000" office:value-type="float" office:value="612.293129044847" calcext:value-type="float">
            <text:p>612</text:p>
          </table:table-cell>
          <table:table-cell table:style-name="ce123" table:formula="of:=[MoMo.K105]/[.K$5]*1000000" office:value-type="float" office:value="440.390970340385" calcext:value-type="float">
            <text:p>440</text:p>
          </table:table-cell>
          <table:table-cell table:style-name="ce123" table:formula="of:=[MoMo.L105]/[.L$5]*1000000" office:value-type="float" office:value="0" calcext:value-type="float">
            <text:p>0</text:p>
          </table:table-cell>
          <table:table-cell table:style-name="ce123" table:formula="of:=[MoMo.M105]/[.M$5]*1000000" office:value-type="float" office:value="154.924660077366" calcext:value-type="float">
            <text:p>155</text:p>
          </table:table-cell>
          <table:table-cell table:style-name="ce123" table:formula="of:=[MoMo.N105]/[.N$5]*1000000" office:value-type="float" office:value="251.663073477229" calcext:value-type="float">
            <text:p>252</text:p>
          </table:table-cell>
          <table:table-cell table:style-name="ce123" table:formula="of:=[MoMo.O105]/[.O$5]*1000000" office:value-type="float" office:value="55.5197144954202" calcext:value-type="float">
            <text:p>56</text:p>
          </table:table-cell>
          <table:table-cell table:style-name="ce123" table:formula="of:=[MoMo.P105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05]/[.R$5]*1000000" office:value-type="float" office:value="29.7597106273956" calcext:value-type="float">
            <text:p>30</text:p>
          </table:table-cell>
          <table:table-cell table:style-name="ce123" table:formula="of:=[MoMo.S105]/[.S$5]*1000000" office:value-type="float" office:value="347.461370017018" calcext:value-type="float">
            <text:p>347</text:p>
          </table:table-cell>
          <table:table-cell table:style-name="ce123" table:formula="of:=[MoMo.T105]/[.T$5]*1000000" office:value-type="float" office:value="307.400158611206" calcext:value-type="float">
            <text:p>307</text:p>
          </table:table-cell>
          <table:table-cell table:style-name="ce123" table:formula="of:=[MoMo.U105]/[.U$5]*1000000" office:value-type="float" office:value="598.71703492516" calcext:value-type="float">
            <text:p>599</text:p>
          </table:table-cell>
          <table:table-cell table:style-name="ce123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06]" office:value-type="string" office:string-value="Covid-19 (total)" calcext:value-type="string">
            <text:p>Covid-19 (total)</text:p>
          </table:table-cell>
          <table:table-cell table:style-name="ce129" table:formula="of:=[MoMo.C106]/[.C$5]*1000000" office:value-type="float" office:value="103.167689358629" calcext:value-type="float">
            <text:p>103</text:p>
          </table:table-cell>
          <table:table-cell table:style-name="ce129" table:formula="of:=[MoMo.D106]/[.D$5]*1000000" office:value-type="float" office:value="392.747767297712" calcext:value-type="float">
            <text:p>393</text:p>
          </table:table-cell>
          <table:table-cell table:style-name="ce129" table:formula="of:=[MoMo.E106]/[.E$5]*1000000" office:value-type="float" office:value="161.440280711582" calcext:value-type="float">
            <text:p>161</text:p>
          </table:table-cell>
          <table:table-cell table:style-name="ce129" table:formula="of:=[MoMo.F106]/[.F$5]*1000000" office:value-type="float" office:value="110.726471953428" calcext:value-type="float">
            <text:p>111</text:p>
          </table:table-cell>
          <table:table-cell table:style-name="ce129" table:formula="of:=[MoMo.G106]/[.G$5]*1000000" office:value-type="float" office:value="48.8794158909801" calcext:value-type="float">
            <text:p>49</text:p>
          </table:table-cell>
          <table:table-cell table:style-name="ce129" table:formula="of:=[MoMo.H106]/[.H$5]*1000000" office:value-type="float" office:value="227.496385047972" calcext:value-type="float">
            <text:p>227</text:p>
          </table:table-cell>
          <table:table-cell table:style-name="ce129" table:formula="of:=[MoMo.I106]/[.I$5]*1000000" office:value-type="float" office:value="728.468464579414" calcext:value-type="float">
            <text:p>728</text:p>
          </table:table-cell>
          <table:table-cell table:style-name="ce129" table:formula="of:=[MoMo.J106]/[.J$5]*1000000" office:value-type="float" office:value="659.658270373055" calcext:value-type="float">
            <text:p>660</text:p>
          </table:table-cell>
          <table:table-cell table:style-name="ce129" table:formula="of:=[MoMo.K106]/[.K$5]*1000000" office:value-type="float" office:value="494.206299551385" calcext:value-type="float">
            <text:p>494</text:p>
          </table:table-cell>
          <table:table-cell table:style-name="ce129" table:formula="of:=[MoMo.L106]/[.L$5]*1000000" office:value-type="float" office:value="46.9792351780513" calcext:value-type="float">
            <text:p>47</text:p>
          </table:table-cell>
          <table:table-cell table:style-name="ce129" table:formula="of:=[MoMo.M106]/[.M$5]*1000000" office:value-type="float" office:value="190.382059522901" calcext:value-type="float">
            <text:p>190</text:p>
          </table:table-cell>
          <table:table-cell table:style-name="ce129" table:formula="of:=[MoMo.N106]/[.N$5]*1000000" office:value-type="float" office:value="318.77322640449" calcext:value-type="float">
            <text:p>319</text:p>
          </table:table-cell>
          <table:table-cell table:style-name="ce129" table:formula="of:=[MoMo.O106]/[.O$5]*1000000" office:value-type="float" office:value="110.669297560871" calcext:value-type="float">
            <text:p>111</text:p>
          </table:table-cell>
          <table:table-cell table:style-name="ce129" table:formula="of:=[MoMo.P106]/[.P$5]*1000000" office:value-type="float" office:value="1022.18291996797" calcext:value-type="float">
            <text:p>1022</text:p>
          </table:table-cell>
          <table:table-cell table:style-name="ce129"/>
          <table:table-cell table:style-name="ce129" table:formula="of:=[MoMo.R106]/[.R$5]*1000000" office:value-type="float" office:value="73.7229195087754" calcext:value-type="float">
            <text:p>74</text:p>
          </table:table-cell>
          <table:table-cell table:style-name="ce129" table:formula="of:=[MoMo.S106]/[.S$5]*1000000" office:value-type="float" office:value="389.15673441906" calcext:value-type="float">
            <text:p>389</text:p>
          </table:table-cell>
          <table:table-cell table:style-name="ce129" table:formula="of:=[MoMo.T106]/[.T$5]*1000000" office:value-type="float" office:value="410.170034123237" calcext:value-type="float">
            <text:p>410</text:p>
          </table:table-cell>
          <table:table-cell table:style-name="ce129" table:formula="of:=[MoMo.U106]/[.U$5]*1000000" office:value-type="float" office:value="779.28248990259" calcext:value-type="float">
            <text:p>779</text:p>
          </table:table-cell>
          <table:table-cell table:style-name="ce129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07]" office:value-type="string" office:string-value="Diferencia" calcext:value-type="string">
            <text:p>Diferencia</text:p>
          </table:table-cell>
          <table:table-cell table:style-name="ce124" table:formula="of:=[.C104]-[.C105]" office:value-type="float" office:value="24.211608022892" calcext:value-type="float">
            <text:p>24</text:p>
          </table:table-cell>
          <table:table-cell table:style-name="ce124" table:formula="of:=[.D104]-[.D105]" office:value-type="float" office:value="152.820142917398" calcext:value-type="float">
            <text:p>153</text:p>
          </table:table-cell>
          <table:table-cell table:style-name="ce124" table:formula="of:=[.E104]-[.E105]" office:value-type="float" office:value="80.720140355791" calcext:value-type="float">
            <text:p>81</text:p>
          </table:table-cell>
          <table:table-cell table:style-name="ce124" table:formula="of:=[.F104]-[.F105]" office:value-type="float" office:value="36.3182828007242" calcext:value-type="float">
            <text:p>36</text:p>
          </table:table-cell>
          <table:table-cell table:style-name="ce124" table:formula="of:=[.G104]-[.G105]" office:value-type="float" office:value="21.1497472605202" calcext:value-type="float">
            <text:p>21</text:p>
          </table:table-cell>
          <table:table-cell table:style-name="ce124" table:formula="of:=[.H104]-[.H105]" office:value-type="float" office:value="29.2987768622389" calcext:value-type="float">
            <text:p>29</text:p>
          </table:table-cell>
          <table:table-cell table:style-name="ce124" table:formula="of:=[.I104]-[.I105]" office:value-type="float" office:value="703.148478061269" calcext:value-type="float">
            <text:p>703</text:p>
          </table:table-cell>
          <table:table-cell table:style-name="ce124" table:formula="of:=[.J104]-[.J105]" office:value-type="float" office:value="758.335648140154" calcext:value-type="float">
            <text:p>758</text:p>
          </table:table-cell>
          <table:table-cell table:style-name="ce124" table:formula="of:=[.K104]-[.K105]" office:value-type="float" office:value="-31.9734107537238" calcext:value-type="float">
            <text:p>-32</text:p>
          </table:table-cell>
          <table:table-cell table:style-name="ce124" table:formula="of:=[.L104]-[.L105]" office:value-type="float" office:value="129.192896739641" calcext:value-type="float">
            <text:p>129</text:p>
          </table:table-cell>
          <table:table-cell table:style-name="ce124" table:formula="of:=[.M104]-[.M105]" office:value-type="float" office:value="63.8636115013328" calcext:value-type="float">
            <text:p>64</text:p>
          </table:table-cell>
          <table:table-cell table:style-name="ce124" table:formula="of:=[.N104]-[.N105]" office:value-type="float" office:value="126.763622195937" calcext:value-type="float">
            <text:p>127</text:p>
          </table:table-cell>
          <table:table-cell table:style-name="ce124" table:formula="of:=[.O104]-[.O105]" office:value-type="float" office:value="35.5326172770689" calcext:value-type="float">
            <text:p>36</text:p>
          </table:table-cell>
          <table:table-cell table:style-name="ce124" table:formula="of:=[.P104]-[.P105]" office:value-type="float" office:value="181.05589793008" calcext:value-type="float">
            <text:p>181</text:p>
          </table:table-cell>
          <table:table-cell table:style-name="ce124"/>
          <table:table-cell table:style-name="ce124" table:formula="of:=[.R104]-[.R105]" office:value-type="float" office:value="5.41085647770829" calcext:value-type="float">
            <text:p>5</text:p>
          </table:table-cell>
          <table:table-cell table:style-name="ce124" table:formula="of:=[.S104]-[.S105]" office:value-type="float" office:value="452.471917399939" calcext:value-type="float">
            <text:p>452</text:p>
          </table:table-cell>
          <table:table-cell table:style-name="ce124" table:formula="of:=[.T104]-[.T105]" office:value-type="float" office:value="65.4816905917362" calcext:value-type="float">
            <text:p>65</text:p>
          </table:table-cell>
          <table:table-cell table:style-name="ce124" table:formula="of:=[.U104]-[.U105]" office:value-type="float" office:value="-15.83907499802" calcext:value-type="float">
            <text:p>-16</text:p>
          </table:table-cell>
          <table:table-cell table:style-name="ce124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09]" office:value-type="date" office:date-value="2020-04-16" calcext:value-type="date">
            <text:p>16/04</text:p>
          </table:table-cell>
          <table:table-cell table:style-name="ce110" table:formula="of:=[MoMo.B109]" office:value-type="string" office:string-value="Inicio" calcext:value-type="string">
            <text:p>Inicio</text:p>
          </table:table-cell>
          <table:table-cell table:style-name="ce46" table:formula="of:=[MoMo.C109]" office:value-type="date" office:date-value="2020-03-20" calcext:value-type="date">
            <text:p>20/03</text:p>
          </table:table-cell>
          <table:table-cell table:style-name="ce46" table:formula="of:=[MoMo.D109]" office:value-type="date" office:date-value="2020-03-23" calcext:value-type="date">
            <text:p>23/03</text:p>
          </table:table-cell>
          <table:table-cell table:style-name="ce46" table:formula="of:=[MoMo.E109]" office:value-type="date" office:date-value="2020-03-20" calcext:value-type="date">
            <text:p>20/03</text:p>
          </table:table-cell>
          <table:table-cell table:style-name="ce46" table:formula="of:=[MoMo.F109]" office:value-type="date" office:date-value="2020-03-16" calcext:value-type="date">
            <text:p>16/03</text:p>
          </table:table-cell>
          <table:table-cell table:style-name="ce46" table:formula="of:=[MoMo.G109]" office:value-type="date" office:date-value="2020-03-27" calcext:value-type="date">
            <text:p>27/03</text:p>
          </table:table-cell>
          <table:table-cell table:style-name="ce46" table:formula="of:=[MoMo.H109]" office:value-type="date" office:date-value="2020-03-24" calcext:value-type="date">
            <text:p>24/03</text:p>
          </table:table-cell>
          <table:table-cell table:style-name="ce46" table:formula="of:=[MoMo.I109]" office:value-type="date" office:date-value="2020-03-14" calcext:value-type="date">
            <text:p>14/03</text:p>
          </table:table-cell>
          <table:table-cell table:style-name="ce46" table:formula="of:=[MoMo.J109]" office:value-type="date" office:date-value="2020-03-18" calcext:value-type="date">
            <text:p>18/03</text:p>
          </table:table-cell>
          <table:table-cell table:style-name="ce46" table:formula="of:=[MoMo.K109]" office:value-type="date" office:date-value="2020-03-22" calcext:value-type="date">
            <text:p>22/03</text:p>
          </table:table-cell>
          <table:table-cell table:style-name="ce46" table:formula="of:=[MoMo.L109]" office:value-type="date" office:date-value="2020-03-28" calcext:value-type="date">
            <text:p>28/03</text:p>
          </table:table-cell>
          <table:table-cell table:style-name="ce46" table:formula="of:=[MoMo.M109]" office:value-type="date" office:date-value="2020-03-22" calcext:value-type="date">
            <text:p>22/03</text:p>
          </table:table-cell>
          <table:table-cell table:style-name="ce46" table:formula="of:=[MoMo.N109]" office:value-type="date" office:date-value="2020-03-23" calcext:value-type="date">
            <text:p>23/03</text:p>
          </table:table-cell>
          <table:table-cell table:style-name="ce46" table:formula="of:=[MoMo.O109]" office:value-type="date" office:date-value="2020-03-21" calcext:value-type="date">
            <text:p>21/03</text:p>
          </table:table-cell>
          <table:table-cell table:style-name="ce46" table:formula="of:=[MoMo.P10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09]" office:value-type="date" office:date-value="2020-03-27" calcext:value-type="date">
            <text:p>27/03</text:p>
          </table:table-cell>
          <table:table-cell table:style-name="ce46" table:formula="of:=[MoMo.S109]" office:value-type="date" office:date-value="2020-03-22" calcext:value-type="date">
            <text:p>22/03</text:p>
          </table:table-cell>
          <table:table-cell table:style-name="ce46" table:formula="of:=[MoMo.T109]" office:value-type="date" office:date-value="2020-03-25" calcext:value-type="date">
            <text:p>25/03</text:p>
          </table:table-cell>
          <table:table-cell table:style-name="ce46" table:formula="of:=[MoMo.U109]" office:value-type="date" office:date-value="2020-03-20" calcext:value-type="date">
            <text:p>20/03</text:p>
          </table:table-cell>
          <table:table-cell table:style-name="ce46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0]" office:value-type="string" office:string-value="Fin" calcext:value-type="string">
            <text:p>Fin</text:p>
          </table:table-cell>
          <table:table-cell table:style-name="ce126" table:formula="of:=[MoMo.C110]" office:value-type="date" office:date-value="2020-04-04" calcext:value-type="date">
            <text:p>04/04</text:p>
          </table:table-cell>
          <table:table-cell table:style-name="ce126" table:formula="of:=[MoMo.D110]" office:value-type="date" office:date-value="2020-04-14" calcext:value-type="date">
            <text:p>14/04</text:p>
          </table:table-cell>
          <table:table-cell table:style-name="ce126" table:formula="of:=[MoMo.E110]" office:value-type="date" office:date-value="2020-03-31" calcext:value-type="date">
            <text:p>31/03</text:p>
          </table:table-cell>
          <table:table-cell table:style-name="ce126" table:formula="of:=[MoMo.F110]" office:value-type="date" office:date-value="2020-03-27" calcext:value-type="date">
            <text:p>27/03</text:p>
          </table:table-cell>
          <table:table-cell table:style-name="ce126" table:formula="of:=[MoMo.G110]" office:value-type="date" office:date-value="2020-04-03" calcext:value-type="date">
            <text:p>03/04</text:p>
          </table:table-cell>
          <table:table-cell table:style-name="ce126" table:formula="of:=[MoMo.H110]" office:value-type="date" office:date-value="2020-04-10" calcext:value-type="date">
            <text:p>10/04</text:p>
          </table:table-cell>
          <table:table-cell table:style-name="ce126" table:formula="of:=[MoMo.I110]" office:value-type="date" office:date-value="2020-04-15" calcext:value-type="date">
            <text:p>15/04</text:p>
          </table:table-cell>
          <table:table-cell table:style-name="ce126" table:formula="of:=[MoMo.J110]" office:value-type="date" office:date-value="2020-04-15" calcext:value-type="date">
            <text:p>15/04</text:p>
          </table:table-cell>
          <table:table-cell table:style-name="ce126" table:formula="of:=[MoMo.K110]" office:value-type="date" office:date-value="2020-04-13" calcext:value-type="date">
            <text:p>13/04</text:p>
          </table:table-cell>
          <table:table-cell table:style-name="ce126" table:formula="of:=[MoMo.L110]" office:value-type="date" office:date-value="2020-03-31" calcext:value-type="date">
            <text:p>31/03</text:p>
          </table:table-cell>
          <table:table-cell table:style-name="ce126" table:formula="of:=[MoMo.M110]" office:value-type="date" office:date-value="2020-04-14" calcext:value-type="date">
            <text:p>14/04</text:p>
          </table:table-cell>
          <table:table-cell table:style-name="ce126" table:formula="of:=[MoMo.N110]" office:value-type="date" office:date-value="2020-04-13" calcext:value-type="date">
            <text:p>13/04</text:p>
          </table:table-cell>
          <table:table-cell table:style-name="ce126" table:formula="of:=[MoMo.O110]" office:value-type="date" office:date-value="2020-04-07" calcext:value-type="date">
            <text:p>07/04</text:p>
          </table:table-cell>
          <table:table-cell table:style-name="ce126" table:formula="of:=[MoMo.P110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0]" office:value-type="date" office:date-value="2020-04-05" calcext:value-type="date">
            <text:p>05/04</text:p>
          </table:table-cell>
          <table:table-cell table:style-name="ce126" table:formula="of:=[MoMo.S110]" office:value-type="date" office:date-value="2020-04-14" calcext:value-type="date">
            <text:p>14/04</text:p>
          </table:table-cell>
          <table:table-cell table:style-name="ce126" table:formula="of:=[MoMo.T110]" office:value-type="date" office:date-value="2020-04-14" calcext:value-type="date">
            <text:p>14/04</text:p>
          </table:table-cell>
          <table:table-cell table:style-name="ce126" table:formula="of:=[MoMo.U110]" office:value-type="date" office:date-value="2020-04-10" calcext:value-type="date">
            <text:p>10/04</text:p>
          </table:table-cell>
          <table:table-cell table:style-name="ce126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1]" office:value-type="string" office:string-value="MoMo (parcial)" calcext:value-type="string">
            <text:p>MoMo (parcial)</text:p>
          </table:table-cell>
          <table:table-cell table:style-name="ce127" table:formula="of:=[MoMo.C111]/[.C$5]*1000000" office:value-type="float" office:value="71.5614030233261" calcext:value-type="float">
            <text:p>72</text:p>
          </table:table-cell>
          <table:table-cell table:style-name="ce127" table:formula="of:=[MoMo.D111]/[.D$5]*1000000" office:value-type="float" office:value="499.72186733989" calcext:value-type="float">
            <text:p>500</text:p>
          </table:table-cell>
          <table:table-cell table:style-name="ce127" table:formula="of:=[MoMo.E111]/[.E$5]*1000000" office:value-type="float" office:value="132.264326366115" calcext:value-type="float">
            <text:p>132</text:p>
          </table:table-cell>
          <table:table-cell table:style-name="ce127" table:formula="of:=[MoMo.F111]/[.F$5]*1000000" office:value-type="float" office:value="54.9203300889001" calcext:value-type="float">
            <text:p>55</text:p>
          </table:table-cell>
          <table:table-cell table:style-name="ce127" table:formula="of:=[MoMo.G111]/[.G$5]*1000000" office:value-type="float" office:value="38.5395394525035" calcext:value-type="float">
            <text:p>39</text:p>
          </table:table-cell>
          <table:table-cell table:style-name="ce127" table:formula="of:=[MoMo.H111]/[.H$5]*1000000" office:value-type="float" office:value="189.58032087331" calcext:value-type="float">
            <text:p>190</text:p>
          </table:table-cell>
          <table:table-cell table:style-name="ce127" table:formula="of:=[MoMo.I111]/[.I$5]*1000000" office:value-type="float" office:value="1431.20186089448" calcext:value-type="float">
            <text:p>1431</text:p>
          </table:table-cell>
          <table:table-cell table:style-name="ce127" table:formula="of:=[MoMo.J111]/[.J$5]*1000000" office:value-type="float" office:value="1429.83520384526" calcext:value-type="float">
            <text:p>1430</text:p>
          </table:table-cell>
          <table:table-cell table:style-name="ce127" table:formula="of:=[MoMo.K111]/[.K$5]*1000000" office:value-type="float" office:value="453.154019077468" calcext:value-type="float">
            <text:p>453</text:p>
          </table:table-cell>
          <table:table-cell table:style-name="ce127" table:formula="of:=[MoMo.L111]/[.L$5]*1000000" office:value-type="float" office:value="129.192896739641" calcext:value-type="float">
            <text:p>129</text:p>
          </table:table-cell>
          <table:table-cell table:style-name="ce127" table:formula="of:=[MoMo.M111]/[.M$5]*1000000" office:value-type="float" office:value="239.74037125106" calcext:value-type="float">
            <text:p>240</text:p>
          </table:table-cell>
          <table:table-cell table:style-name="ce127" table:formula="of:=[MoMo.N111]/[.N$5]*1000000" office:value-type="float" office:value="428.759310368612" calcext:value-type="float">
            <text:p>429</text:p>
          </table:table-cell>
          <table:table-cell table:style-name="ce127" table:formula="of:=[MoMo.O111]/[.O$5]*1000000" office:value-type="float" office:value="114.740743290535" calcext:value-type="float">
            <text:p>115</text:p>
          </table:table-cell>
          <table:table-cell table:style-name="ce127" table:formula="of:=[MoMo.P111]/[.P$5]*1000000" office:value-type="float" office:value="1096.67275202989" calcext:value-type="float">
            <text:p>1097</text:p>
          </table:table-cell>
          <table:table-cell table:style-name="ce127"/>
          <table:table-cell table:style-name="ce127" table:formula="of:=[MoMo.R111]/[.R$5]*1000000" office:value-type="float" office:value="36.5232812245309" calcext:value-type="float">
            <text:p>37</text:p>
          </table:table-cell>
          <table:table-cell table:style-name="ce127" table:formula="of:=[MoMo.S111]/[.S$5]*1000000" office:value-type="float" office:value="849.350015597155" calcext:value-type="float">
            <text:p>849</text:p>
          </table:table-cell>
          <table:table-cell table:style-name="ce127" table:formula="of:=[MoMo.T111]/[.T$5]*1000000" office:value-type="float" office:value="420.174181296974" calcext:value-type="float">
            <text:p>420</text:p>
          </table:table-cell>
          <table:table-cell table:style-name="ce127" table:formula="of:=[MoMo.U111]/[.U$5]*1000000" office:value-type="float" office:value="582.87795992714" calcext:value-type="float">
            <text:p>583</text:p>
          </table:table-cell>
          <table:table-cell table:style-name="ce127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2]" office:value-type="string" office:string-value="Covid-19 (parcial)" calcext:value-type="string">
            <text:p>Covid-19 (parcial)</text:p>
          </table:table-cell>
          <table:table-cell table:style-name="ce123" table:formula="of:=[MoMo.C112]/[.C$5]*1000000" office:value-type="float" office:value="47.2305259953953" calcext:value-type="float">
            <text:p>47</text:p>
          </table:table-cell>
          <table:table-cell table:style-name="ce123" table:formula="of:=[MoMo.D112]/[.D$5]*1000000" office:value-type="float" office:value="351.486328710015" calcext:value-type="float">
            <text:p>351</text:p>
          </table:table-cell>
          <table:table-cell table:style-name="ce123" table:formula="of:=[MoMo.E112]/[.E$5]*1000000" office:value-type="float" office:value="51.5441860103244" calcext:value-type="float">
            <text:p>52</text:p>
          </table:table-cell>
          <table:table-cell table:style-name="ce123" table:formula="of:=[MoMo.F112]/[.F$5]*1000000" office:value-type="float" office:value="18.6020472881758" calcext:value-type="float">
            <text:p>19</text:p>
          </table:table-cell>
          <table:table-cell table:style-name="ce123" table:formula="of:=[MoMo.G112]/[.G$5]*1000000" office:value-type="float" office:value="21.6197416440874" calcext:value-type="float">
            <text:p>22</text:p>
          </table:table-cell>
          <table:table-cell table:style-name="ce123" table:formula="of:=[MoMo.H112]/[.H$5]*1000000" office:value-type="float" office:value="160.281544011071" calcext:value-type="float">
            <text:p>160</text:p>
          </table:table-cell>
          <table:table-cell table:style-name="ce123" table:formula="of:=[MoMo.I112]/[.I$5]*1000000" office:value-type="float" office:value="725.97797410222" calcext:value-type="float">
            <text:p>726</text:p>
          </table:table-cell>
          <table:table-cell table:style-name="ce123" table:formula="of:=[MoMo.J112]/[.J$5]*1000000" office:value-type="float" office:value="648.803758818674" calcext:value-type="float">
            <text:p>649</text:p>
          </table:table-cell>
          <table:table-cell table:style-name="ce123" table:formula="of:=[MoMo.K112]/[.K$5]*1000000" office:value-type="float" office:value="440.390970340385" calcext:value-type="float">
            <text:p>440</text:p>
          </table:table-cell>
          <table:table-cell table:style-name="ce123" table:formula="of:=[MoMo.L112]/[.L$5]*1000000" office:value-type="float" office:value="0" calcext:value-type="float">
            <text:p>0</text:p>
          </table:table-cell>
          <table:table-cell table:style-name="ce123" table:formula="of:=[MoMo.M112]/[.M$5]*1000000" office:value-type="float" office:value="168.82557235999" calcext:value-type="float">
            <text:p>169</text:p>
          </table:table-cell>
          <table:table-cell table:style-name="ce123" table:formula="of:=[MoMo.N112]/[.N$5]*1000000" office:value-type="float" office:value="282.42189356889" calcext:value-type="float">
            <text:p>282</text:p>
          </table:table-cell>
          <table:table-cell table:style-name="ce123" table:formula="of:=[MoMo.O112]/[.O$5]*1000000" office:value-type="float" office:value="72.1756288440462" calcext:value-type="float">
            <text:p>72</text:p>
          </table:table-cell>
          <table:table-cell table:style-name="ce123" table:formula="of:=[MoMo.P112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2]/[.R$5]*1000000" office:value-type="float" office:value="29.7597106273956" calcext:value-type="float">
            <text:p>30</text:p>
          </table:table-cell>
          <table:table-cell table:style-name="ce123" table:formula="of:=[MoMo.S112]/[.S$5]*1000000" office:value-type="float" office:value="362.90409757333" calcext:value-type="float">
            <text:p>363</text:p>
          </table:table-cell>
          <table:table-cell table:style-name="ce123" table:formula="of:=[MoMo.T112]/[.T$5]*1000000" office:value-type="float" office:value="320.132709559599" calcext:value-type="float">
            <text:p>320</text:p>
          </table:table-cell>
          <table:table-cell table:style-name="ce123" table:formula="of:=[MoMo.U112]/[.U$5]*1000000" office:value-type="float" office:value="598.71703492516" calcext:value-type="float">
            <text:p>599</text:p>
          </table:table-cell>
          <table:table-cell table:style-name="ce123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13]" office:value-type="string" office:string-value="Covid-19 (total)" calcext:value-type="string">
            <text:p>Covid-19 (total)</text:p>
          </table:table-cell>
          <table:table-cell table:style-name="ce129" table:formula="of:=[MoMo.C113]/[.C$5]*1000000" office:value-type="float" office:value="108.773332595456" calcext:value-type="float">
            <text:p>109</text:p>
          </table:table-cell>
          <table:table-cell table:style-name="ce129" table:formula="of:=[MoMo.D113]/[.D$5]*1000000" office:value-type="float" office:value="414.906688020735" calcext:value-type="float">
            <text:p>415</text:p>
          </table:table-cell>
          <table:table-cell table:style-name="ce129" table:formula="of:=[MoMo.E113]/[.E$5]*1000000" office:value-type="float" office:value="163.385344334613" calcext:value-type="float">
            <text:p>163</text:p>
          </table:table-cell>
          <table:table-cell table:style-name="ce129" table:formula="of:=[MoMo.F113]/[.F$5]*1000000" office:value-type="float" office:value="116.041342607192" calcext:value-type="float">
            <text:p>116</text:p>
          </table:table-cell>
          <table:table-cell table:style-name="ce129" table:formula="of:=[MoMo.G113]/[.G$5]*1000000" office:value-type="float" office:value="50.2893990416815" calcext:value-type="float">
            <text:p>50</text:p>
          </table:table-cell>
          <table:table-cell table:style-name="ce129" table:formula="of:=[MoMo.H113]/[.H$5]*1000000" office:value-type="float" office:value="236.113672360396" calcext:value-type="float">
            <text:p>236</text:p>
          </table:table-cell>
          <table:table-cell table:style-name="ce129" table:formula="of:=[MoMo.I113]/[.I$5]*1000000" office:value-type="float" office:value="745.486816173577" calcext:value-type="float">
            <text:p>745</text:p>
          </table:table-cell>
          <table:table-cell table:style-name="ce129" table:formula="of:=[MoMo.J113]/[.J$5]*1000000" office:value-type="float" office:value="676.926811482297" calcext:value-type="float">
            <text:p>677</text:p>
          </table:table-cell>
          <table:table-cell table:style-name="ce129" table:formula="of:=[MoMo.K113]/[.K$5]*1000000" office:value-type="float" office:value="507.232503932532" calcext:value-type="float">
            <text:p>507</text:p>
          </table:table-cell>
          <table:table-cell table:style-name="ce129" table:formula="of:=[MoMo.L113]/[.L$5]*1000000" office:value-type="float" office:value="46.9792351780513" calcext:value-type="float">
            <text:p>47</text:p>
          </table:table-cell>
          <table:table-cell table:style-name="ce129" table:formula="of:=[MoMo.M113]/[.M$5]*1000000" office:value-type="float" office:value="195.821546937841" calcext:value-type="float">
            <text:p>196</text:p>
          </table:table-cell>
          <table:table-cell table:style-name="ce129" table:formula="of:=[MoMo.N113]/[.N$5]*1000000" office:value-type="float" office:value="334.618679178982" calcext:value-type="float">
            <text:p>335</text:p>
          </table:table-cell>
          <table:table-cell table:style-name="ce129" table:formula="of:=[MoMo.O113]/[.O$5]*1000000" office:value-type="float" office:value="114.740743290535" calcext:value-type="float">
            <text:p>115</text:p>
          </table:table-cell>
          <table:table-cell table:style-name="ce129" table:formula="of:=[MoMo.P113]/[.P$5]*1000000" office:value-type="float" office:value="1045.44198997914" calcext:value-type="float">
            <text:p>1045</text:p>
          </table:table-cell>
          <table:table-cell table:style-name="ce129"/>
          <table:table-cell table:style-name="ce129" table:formula="of:=[MoMo.R113]/[.R$5]*1000000" office:value-type="float" office:value="75.0756336282025" calcext:value-type="float">
            <text:p>75</text:p>
          </table:table-cell>
          <table:table-cell table:style-name="ce129" table:formula="of:=[MoMo.S113]/[.S$5]*1000000" office:value-type="float" office:value="403.055189219741" calcext:value-type="float">
            <text:p>403</text:p>
          </table:table-cell>
          <table:table-cell table:style-name="ce129" table:formula="of:=[MoMo.T113]/[.T$5]*1000000" office:value-type="float" office:value="434.725668095138" calcext:value-type="float">
            <text:p>435</text:p>
          </table:table-cell>
          <table:table-cell table:style-name="ce129" table:formula="of:=[MoMo.U113]/[.U$5]*1000000" office:value-type="float" office:value="814.128454898234" calcext:value-type="float">
            <text:p>814</text:p>
          </table:table-cell>
          <table:table-cell table:style-name="ce129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14]" office:value-type="string" office:string-value="Diferencia" calcext:value-type="string">
            <text:p>Diferencia</text:p>
          </table:table-cell>
          <table:table-cell table:style-name="ce124" table:formula="of:=[.C111]-[.C112]" office:value-type="float" office:value="24.3308770279309" calcext:value-type="float">
            <text:p>24</text:p>
          </table:table-cell>
          <table:table-cell table:style-name="ce124" table:formula="of:=[.D111]-[.D112]" office:value-type="float" office:value="148.235538629876" calcext:value-type="float">
            <text:p>148</text:p>
          </table:table-cell>
          <table:table-cell table:style-name="ce124" table:formula="of:=[.E111]-[.E112]" office:value-type="float" office:value="80.720140355791" calcext:value-type="float">
            <text:p>81</text:p>
          </table:table-cell>
          <table:table-cell table:style-name="ce124" table:formula="of:=[.F111]-[.F112]" office:value-type="float" office:value="36.3182828007242" calcext:value-type="float">
            <text:p>36</text:p>
          </table:table-cell>
          <table:table-cell table:style-name="ce124" table:formula="of:=[.G111]-[.G112]" office:value-type="float" office:value="16.9197978084162" calcext:value-type="float">
            <text:p>17</text:p>
          </table:table-cell>
          <table:table-cell table:style-name="ce124" table:formula="of:=[.H111]-[.H112]" office:value-type="float" office:value="29.2987768622389" calcext:value-type="float">
            <text:p>29</text:p>
          </table:table-cell>
          <table:table-cell table:style-name="ce124" table:formula="of:=[.I111]-[.I112]" office:value-type="float" office:value="705.223886792265" calcext:value-type="float">
            <text:p>705</text:p>
          </table:table-cell>
          <table:table-cell table:style-name="ce124" table:formula="of:=[.J111]-[.J112]" office:value-type="float" office:value="781.031445026586" calcext:value-type="float">
            <text:p>781</text:p>
          </table:table-cell>
          <table:table-cell table:style-name="ce124" table:formula="of:=[.K111]-[.K112]" office:value-type="float" office:value="12.7630487370832" calcext:value-type="float">
            <text:p>13</text:p>
          </table:table-cell>
          <table:table-cell table:style-name="ce124" table:formula="of:=[.L111]-[.L112]" office:value-type="float" office:value="129.192896739641" calcext:value-type="float">
            <text:p>129</text:p>
          </table:table-cell>
          <table:table-cell table:style-name="ce124" table:formula="of:=[.M111]-[.M112]" office:value-type="float" office:value="70.9147988910699" calcext:value-type="float">
            <text:p>71</text:p>
          </table:table-cell>
          <table:table-cell table:style-name="ce124" table:formula="of:=[.N111]-[.N112]" office:value-type="float" office:value="146.337416799722" calcext:value-type="float">
            <text:p>146</text:p>
          </table:table-cell>
          <table:table-cell table:style-name="ce124" table:formula="of:=[.O111]-[.O112]" office:value-type="float" office:value="42.5651144464888" calcext:value-type="float">
            <text:p>43</text:p>
          </table:table-cell>
          <table:table-cell table:style-name="ce124" table:formula="of:=[.P111]-[.P112]" office:value-type="float" office:value="250.681087898154" calcext:value-type="float">
            <text:p>251</text:p>
          </table:table-cell>
          <table:table-cell table:style-name="ce124"/>
          <table:table-cell table:style-name="ce124" table:formula="of:=[.R111]-[.R112]" office:value-type="float" office:value="6.76357059713535" calcext:value-type="float">
            <text:p>7</text:p>
          </table:table-cell>
          <table:table-cell table:style-name="ce124" table:formula="of:=[.S111]-[.S112]" office:value-type="float" office:value="486.445918023825" calcext:value-type="float">
            <text:p>486</text:p>
          </table:table-cell>
          <table:table-cell table:style-name="ce124" table:formula="of:=[.T111]-[.T112]" office:value-type="float" office:value="100.041471737375" calcext:value-type="float">
            <text:p>100</text:p>
          </table:table-cell>
          <table:table-cell table:style-name="ce124" table:formula="of:=[.U111]-[.U112]" office:value-type="float" office:value="-15.83907499802" calcext:value-type="float">
            <text:p>-16</text:p>
          </table:table-cell>
          <table:table-cell table:style-name="ce124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16]" office:value-type="date" office:date-value="2020-04-17" calcext:value-type="date">
            <text:p>17/04</text:p>
          </table:table-cell>
          <table:table-cell table:style-name="ce110" table:formula="of:=[MoMo.B116]" office:value-type="string" office:string-value="Inicio" calcext:value-type="string">
            <text:p>Inicio</text:p>
          </table:table-cell>
          <table:table-cell table:style-name="ce46" table:formula="of:=[MoMo.C116]" office:value-type="date" office:date-value="2020-03-20" calcext:value-type="date">
            <text:p>20/03</text:p>
          </table:table-cell>
          <table:table-cell table:style-name="ce46" table:formula="of:=[MoMo.D116]" office:value-type="date" office:date-value="2020-03-23" calcext:value-type="date">
            <text:p>23/03</text:p>
          </table:table-cell>
          <table:table-cell table:style-name="ce46" table:formula="of:=[MoMo.E116]" office:value-type="date" office:date-value="2020-03-20" calcext:value-type="date">
            <text:p>20/03</text:p>
          </table:table-cell>
          <table:table-cell table:style-name="ce46" table:formula="of:=[MoMo.F116]" office:value-type="date" office:date-value="2020-03-16" calcext:value-type="date">
            <text:p>16/03</text:p>
          </table:table-cell>
          <table:table-cell table:style-name="ce46" table:formula="of:=[MoMo.G116]" office:value-type="date" office:date-value="2020-03-27" calcext:value-type="date">
            <text:p>27/03</text:p>
          </table:table-cell>
          <table:table-cell table:style-name="ce46" table:formula="of:=[MoMo.H116]" office:value-type="date" office:date-value="2020-03-24" calcext:value-type="date">
            <text:p>24/03</text:p>
          </table:table-cell>
          <table:table-cell table:style-name="ce46" table:formula="of:=[MoMo.I116]" office:value-type="date" office:date-value="2020-03-14" calcext:value-type="date">
            <text:p>14/03</text:p>
          </table:table-cell>
          <table:table-cell table:style-name="ce46" table:formula="of:=[MoMo.J116]" office:value-type="date" office:date-value="2020-03-18" calcext:value-type="date">
            <text:p>18/03</text:p>
          </table:table-cell>
          <table:table-cell table:style-name="ce46" table:formula="of:=[MoMo.K116]" office:value-type="date" office:date-value="2020-03-22" calcext:value-type="date">
            <text:p>22/03</text:p>
          </table:table-cell>
          <table:table-cell table:style-name="ce46" table:formula="of:=[MoMo.L116]" office:value-type="date" office:date-value="2020-03-28" calcext:value-type="date">
            <text:p>28/03</text:p>
          </table:table-cell>
          <table:table-cell table:style-name="ce46" table:formula="of:=[MoMo.M116]" office:value-type="date" office:date-value="2020-03-22" calcext:value-type="date">
            <text:p>22/03</text:p>
          </table:table-cell>
          <table:table-cell table:style-name="ce46" table:formula="of:=[MoMo.N116]" office:value-type="date" office:date-value="2020-03-23" calcext:value-type="date">
            <text:p>23/03</text:p>
          </table:table-cell>
          <table:table-cell table:style-name="ce46" table:formula="of:=[MoMo.O116]" office:value-type="date" office:date-value="2020-03-21" calcext:value-type="date">
            <text:p>21/03</text:p>
          </table:table-cell>
          <table:table-cell table:style-name="ce46" table:formula="of:=[MoMo.P11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16]" office:value-type="date" office:date-value="2020-03-27" calcext:value-type="date">
            <text:p>27/03</text:p>
          </table:table-cell>
          <table:table-cell table:style-name="ce46" table:formula="of:=[MoMo.S116]" office:value-type="date" office:date-value="2020-03-22" calcext:value-type="date">
            <text:p>22/03</text:p>
          </table:table-cell>
          <table:table-cell table:style-name="ce46" table:formula="of:=[MoMo.T116]" office:value-type="date" office:date-value="2020-03-25" calcext:value-type="date">
            <text:p>25/03</text:p>
          </table:table-cell>
          <table:table-cell table:style-name="ce46" table:formula="of:=[MoMo.U116]" office:value-type="date" office:date-value="2020-03-20" calcext:value-type="date">
            <text:p>20/03</text:p>
          </table:table-cell>
          <table:table-cell table:style-name="ce46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17]" office:value-type="string" office:string-value="Fin" calcext:value-type="string">
            <text:p>Fin</text:p>
          </table:table-cell>
          <table:table-cell table:style-name="ce126" table:formula="of:=[MoMo.C117]" office:value-type="date" office:date-value="2020-04-10" calcext:value-type="date">
            <text:p>10/04</text:p>
          </table:table-cell>
          <table:table-cell table:style-name="ce126" table:formula="of:=[MoMo.D117]" office:value-type="date" office:date-value="2020-04-15" calcext:value-type="date">
            <text:p>15/04</text:p>
          </table:table-cell>
          <table:table-cell table:style-name="ce126" table:formula="of:=[MoMo.E117]" office:value-type="date" office:date-value="2020-03-31" calcext:value-type="date">
            <text:p>31/03</text:p>
          </table:table-cell>
          <table:table-cell table:style-name="ce126" table:formula="of:=[MoMo.F117]" office:value-type="date" office:date-value="2020-03-27" calcext:value-type="date">
            <text:p>27/03</text:p>
          </table:table-cell>
          <table:table-cell table:style-name="ce126" table:formula="of:=[MoMo.G117]" office:value-type="date" office:date-value="2020-04-03" calcext:value-type="date">
            <text:p>03/04</text:p>
          </table:table-cell>
          <table:table-cell table:style-name="ce126" table:formula="of:=[MoMo.H117]" office:value-type="date" office:date-value="2020-04-14" calcext:value-type="date">
            <text:p>14/04</text:p>
          </table:table-cell>
          <table:table-cell table:style-name="ce126" table:formula="of:=[MoMo.I117]" office:value-type="date" office:date-value="2020-04-15" calcext:value-type="date">
            <text:p>15/04</text:p>
          </table:table-cell>
          <table:table-cell table:style-name="ce126" table:formula="of:=[MoMo.J117]" office:value-type="date" office:date-value="2020-04-15" calcext:value-type="date">
            <text:p>15/04</text:p>
          </table:table-cell>
          <table:table-cell table:style-name="ce126" table:formula="of:=[MoMo.K117]" office:value-type="date" office:date-value="2020-04-14" calcext:value-type="date">
            <text:p>14/04</text:p>
          </table:table-cell>
          <table:table-cell table:style-name="ce126" table:formula="of:=[MoMo.L117]" office:value-type="date" office:date-value="2020-03-31" calcext:value-type="date">
            <text:p>31/03</text:p>
          </table:table-cell>
          <table:table-cell table:style-name="ce126" table:formula="of:=[MoMo.M117]" office:value-type="date" office:date-value="2020-04-15" calcext:value-type="date">
            <text:p>15/04</text:p>
          </table:table-cell>
          <table:table-cell table:style-name="ce126" table:formula="of:=[MoMo.N117]" office:value-type="date" office:date-value="2020-04-13" calcext:value-type="date">
            <text:p>13/04</text:p>
          </table:table-cell>
          <table:table-cell table:style-name="ce126" table:formula="of:=[MoMo.O117]" office:value-type="date" office:date-value="2020-04-08" calcext:value-type="date">
            <text:p>08/04</text:p>
          </table:table-cell>
          <table:table-cell table:style-name="ce126" table:formula="of:=[MoMo.P117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17]" office:value-type="date" office:date-value="2020-04-05" calcext:value-type="date">
            <text:p>05/04</text:p>
          </table:table-cell>
          <table:table-cell table:style-name="ce126" table:formula="of:=[MoMo.S117]" office:value-type="date" office:date-value="2020-04-15" calcext:value-type="date">
            <text:p>15/04</text:p>
          </table:table-cell>
          <table:table-cell table:style-name="ce126" table:formula="of:=[MoMo.T117]" office:value-type="date" office:date-value="2020-04-13" calcext:value-type="date">
            <text:p>13/04</text:p>
          </table:table-cell>
          <table:table-cell table:style-name="ce126" table:formula="of:=[MoMo.U117]" office:value-type="date" office:date-value="2020-04-14" calcext:value-type="date">
            <text:p>14/04</text:p>
          </table:table-cell>
          <table:table-cell table:style-name="ce126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18]" office:value-type="string" office:string-value="MoMo (parcial)" calcext:value-type="string">
            <text:p>MoMo (parcial)</text:p>
          </table:table-cell>
          <table:table-cell table:style-name="ce127" table:formula="of:=[MoMo.C118]/[.C$5]*1000000" office:value-type="float" office:value="95.4152040311015" calcext:value-type="float">
            <text:p>95</text:p>
          </table:table-cell>
          <table:table-cell table:style-name="ce127" table:formula="of:=[MoMo.D118]/[.D$5]*1000000" office:value-type="float" office:value="527.229493065022" calcext:value-type="float">
            <text:p>527</text:p>
          </table:table-cell>
          <table:table-cell table:style-name="ce127" table:formula="of:=[MoMo.E118]/[.E$5]*1000000" office:value-type="float" office:value="132.264326366115" calcext:value-type="float">
            <text:p>132</text:p>
          </table:table-cell>
          <table:table-cell table:style-name="ce127" table:formula="of:=[MoMo.F118]/[.F$5]*1000000" office:value-type="float" office:value="54.9203300889001" calcext:value-type="float">
            <text:p>55</text:p>
          </table:table-cell>
          <table:table-cell table:style-name="ce127" table:formula="of:=[MoMo.G118]/[.G$5]*1000000" office:value-type="float" office:value="38.5395394525035" calcext:value-type="float">
            <text:p>39</text:p>
          </table:table-cell>
          <table:table-cell table:style-name="ce127" table:formula="of:=[MoMo.H118]/[.H$5]*1000000" office:value-type="float" office:value="241.28404474785" calcext:value-type="float">
            <text:p>241</text:p>
          </table:table-cell>
          <table:table-cell table:style-name="ce127" table:formula="of:=[MoMo.I118]/[.I$5]*1000000" office:value-type="float" office:value="1471.879872022" calcext:value-type="float">
            <text:p>1472</text:p>
          </table:table-cell>
          <table:table-cell table:style-name="ce127" table:formula="of:=[MoMo.J118]/[.J$5]*1000000" office:value-type="float" office:value="1450.55745317635" calcext:value-type="float">
            <text:p>1451</text:p>
          </table:table-cell>
          <table:table-cell table:style-name="ce127" table:formula="of:=[MoMo.K118]/[.K$5]*1000000" office:value-type="float" office:value="466.048645636583" calcext:value-type="float">
            <text:p>466</text:p>
          </table:table-cell>
          <table:table-cell table:style-name="ce127" table:formula="of:=[MoMo.L118]/[.L$5]*1000000" office:value-type="float" office:value="129.192896739641" calcext:value-type="float">
            <text:p>129</text:p>
          </table:table-cell>
          <table:table-cell table:style-name="ce127" table:formula="of:=[MoMo.M118]/[.M$5]*1000000" office:value-type="float" office:value="252.029583558887" calcext:value-type="float">
            <text:p>252</text:p>
          </table:table-cell>
          <table:table-cell table:style-name="ce127" table:formula="of:=[MoMo.N118]/[.N$5]*1000000" office:value-type="float" office:value="434.35182311255" calcext:value-type="float">
            <text:p>434</text:p>
          </table:table-cell>
          <table:table-cell table:style-name="ce127" table:formula="of:=[MoMo.O118]/[.O$5]*1000000" office:value-type="float" office:value="126.214817619589" calcext:value-type="float">
            <text:p>126</text:p>
          </table:table-cell>
          <table:table-cell table:style-name="ce127" table:formula="of:=[MoMo.P118]/[.P$5]*1000000" office:value-type="float" office:value="1172.68278474612" calcext:value-type="float">
            <text:p>1173</text:p>
          </table:table-cell>
          <table:table-cell table:style-name="ce127"/>
          <table:table-cell table:style-name="ce127" table:formula="of:=[MoMo.R118]/[.R$5]*1000000" office:value-type="float" office:value="44.6395659410934" calcext:value-type="float">
            <text:p>45</text:p>
          </table:table-cell>
          <table:table-cell table:style-name="ce127" table:formula="of:=[MoMo.S118]/[.S$5]*1000000" office:value-type="float" office:value="880.235470709779" calcext:value-type="float">
            <text:p>880</text:p>
          </table:table-cell>
          <table:table-cell table:style-name="ce127" table:formula="of:=[MoMo.T118]/[.T$5]*1000000" office:value-type="float" office:value="450.186622818186" calcext:value-type="float">
            <text:p>450</text:p>
          </table:table-cell>
          <table:table-cell table:style-name="ce127" table:formula="of:=[MoMo.U118]/[.U$5]*1000000" office:value-type="float" office:value="662.073334917241" calcext:value-type="float">
            <text:p>662</text:p>
          </table:table-cell>
          <table:table-cell table:style-name="ce127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19]" office:value-type="string" office:string-value="Covid-19 (parcial)" calcext:value-type="string">
            <text:p>Covid-19 (parcial)</text:p>
          </table:table-cell>
          <table:table-cell table:style-name="ce123" table:formula="of:=[MoMo.C119]/[.C$5]*1000000" office:value-type="float" office:value="78.8368123306977" calcext:value-type="float">
            <text:p>79</text:p>
          </table:table-cell>
          <table:table-cell table:style-name="ce123" table:formula="of:=[MoMo.D119]/[.D$5]*1000000" office:value-type="float" office:value="368.296544430928" calcext:value-type="float">
            <text:p>368</text:p>
          </table:table-cell>
          <table:table-cell table:style-name="ce123" table:formula="of:=[MoMo.E119]/[.E$5]*1000000" office:value-type="float" office:value="51.5441860103244" calcext:value-type="float">
            <text:p>52</text:p>
          </table:table-cell>
          <table:table-cell table:style-name="ce123" table:formula="of:=[MoMo.F119]/[.F$5]*1000000" office:value-type="float" office:value="18.6020472881758" calcext:value-type="float">
            <text:p>19</text:p>
          </table:table-cell>
          <table:table-cell table:style-name="ce123" table:formula="of:=[MoMo.G119]/[.G$5]*1000000" office:value-type="float" office:value="21.6197416440874" calcext:value-type="float">
            <text:p>22</text:p>
          </table:table-cell>
          <table:table-cell table:style-name="ce123" table:formula="of:=[MoMo.H119]/[.H$5]*1000000" office:value-type="float" office:value="191.303778335795" calcext:value-type="float">
            <text:p>191</text:p>
          </table:table-cell>
          <table:table-cell table:style-name="ce123" table:formula="of:=[MoMo.I119]/[.I$5]*1000000" office:value-type="float" office:value="725.97797410222" calcext:value-type="float">
            <text:p>726</text:p>
          </table:table-cell>
          <table:table-cell table:style-name="ce123" table:formula="of:=[MoMo.J119]/[.J$5]*1000000" office:value-type="float" office:value="648.803758818674" calcext:value-type="float">
            <text:p>649</text:p>
          </table:table-cell>
          <table:table-cell table:style-name="ce123" table:formula="of:=[MoMo.K119]/[.K$5]*1000000" office:value-type="float" office:value="457.232931560454" calcext:value-type="float">
            <text:p>457</text:p>
          </table:table-cell>
          <table:table-cell table:style-name="ce123" table:formula="of:=[MoMo.L119]/[.L$5]*1000000" office:value-type="float" office:value="0" calcext:value-type="float">
            <text:p>0</text:p>
          </table:table-cell>
          <table:table-cell table:style-name="ce123" table:formula="of:=[MoMo.M119]/[.M$5]*1000000" office:value-type="float" office:value="176.481147240276" calcext:value-type="float">
            <text:p>176</text:p>
          </table:table-cell>
          <table:table-cell table:style-name="ce123" table:formula="of:=[MoMo.N119]/[.N$5]*1000000" office:value-type="float" office:value="282.42189356889" calcext:value-type="float">
            <text:p>282</text:p>
          </table:table-cell>
          <table:table-cell table:style-name="ce123" table:formula="of:=[MoMo.O119]/[.O$5]*1000000" office:value-type="float" office:value="75.5068117137714" calcext:value-type="float">
            <text:p>76</text:p>
          </table:table-cell>
          <table:table-cell table:style-name="ce123" table:formula="of:=[MoMo.P119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19]/[.R$5]*1000000" office:value-type="float" office:value="29.7597106273956" calcext:value-type="float">
            <text:p>30</text:p>
          </table:table-cell>
          <table:table-cell table:style-name="ce123" table:formula="of:=[MoMo.S119]/[.S$5]*1000000" office:value-type="float" office:value="367.536915840223" calcext:value-type="float">
            <text:p>368</text:p>
          </table:table-cell>
          <table:table-cell table:style-name="ce123" table:formula="of:=[MoMo.T119]/[.T$5]*1000000" office:value-type="float" office:value="307.400158611206" calcext:value-type="float">
            <text:p>307</text:p>
          </table:table-cell>
          <table:table-cell table:style-name="ce123" table:formula="of:=[MoMo.U119]/[.U$5]*1000000" office:value-type="float" office:value="719.094004910113" calcext:value-type="float">
            <text:p>719</text:p>
          </table:table-cell>
          <table:table-cell table:style-name="ce123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0]" office:value-type="string" office:string-value="Covid-19 (total)" calcext:value-type="string">
            <text:p>Covid-19 (total)</text:p>
          </table:table-cell>
          <table:table-cell table:style-name="ce129" table:formula="of:=[MoMo.C120]/[.C$5]*1000000" office:value-type="float" office:value="112.112864736544" calcext:value-type="float">
            <text:p>112</text:p>
          </table:table-cell>
          <table:table-cell table:style-name="ce129" table:formula="of:=[MoMo.D120]/[.D$5]*1000000" office:value-type="float" office:value="429.424601597887" calcext:value-type="float">
            <text:p>429</text:p>
          </table:table-cell>
          <table:table-cell table:style-name="ce129" table:formula="of:=[MoMo.E120]/[.E$5]*1000000" office:value-type="float" office:value="169.220535203707" calcext:value-type="float">
            <text:p>169</text:p>
          </table:table-cell>
          <table:table-cell table:style-name="ce129" table:formula="of:=[MoMo.F120]/[.F$5]*1000000" office:value-type="float" office:value="118.698777934074" calcext:value-type="float">
            <text:p>119</text:p>
          </table:table-cell>
          <table:table-cell table:style-name="ce129" table:formula="of:=[MoMo.G120]/[.G$5]*1000000" office:value-type="float" office:value="52.1693765759499" calcext:value-type="float">
            <text:p>52</text:p>
          </table:table-cell>
          <table:table-cell table:style-name="ce129" table:formula="of:=[MoMo.H120]/[.H$5]*1000000" office:value-type="float" office:value="248.177874597788" calcext:value-type="float">
            <text:p>248</text:p>
          </table:table-cell>
          <table:table-cell table:style-name="ce129" table:formula="of:=[MoMo.I120]/[.I$5]*1000000" office:value-type="float" office:value="768.731393960727" calcext:value-type="float">
            <text:p>769</text:p>
          </table:table-cell>
          <table:table-cell table:style-name="ce129" table:formula="of:=[MoMo.J120]/[.J$5]*1000000" office:value-type="float" office:value="691.235031258526" calcext:value-type="float">
            <text:p>691</text:p>
          </table:table-cell>
          <table:table-cell table:style-name="ce129" table:formula="of:=[MoMo.K120]/[.K$5]*1000000" office:value-type="float" office:value="524.863932084791" calcext:value-type="float">
            <text:p>525</text:p>
          </table:table-cell>
          <table:table-cell table:style-name="ce129" table:formula="of:=[MoMo.L120]/[.L$5]*1000000" office:value-type="float" office:value="46.9792351780513" calcext:value-type="float">
            <text:p>47</text:p>
          </table:table-cell>
          <table:table-cell table:style-name="ce129" table:formula="of:=[MoMo.M120]/[.M$5]*1000000" office:value-type="float" office:value="201.261034352781" calcext:value-type="float">
            <text:p>201</text:p>
          </table:table-cell>
          <table:table-cell table:style-name="ce129" table:formula="of:=[MoMo.N120]/[.N$5]*1000000" office:value-type="float" office:value="346.735790124182" calcext:value-type="float">
            <text:p>347</text:p>
          </table:table-cell>
          <table:table-cell table:style-name="ce129" table:formula="of:=[MoMo.O120]/[.O$5]*1000000" office:value-type="float" office:value="118.44205759023" calcext:value-type="float">
            <text:p>118</text:p>
          </table:table-cell>
          <table:table-cell table:style-name="ce129" table:formula="of:=[MoMo.P120]/[.P$5]*1000000" office:value-type="float" office:value="1065.20459848536" calcext:value-type="float">
            <text:p>1065</text:p>
          </table:table-cell>
          <table:table-cell table:style-name="ce129"/>
          <table:table-cell table:style-name="ce129" table:formula="of:=[MoMo.R120]/[.R$5]*1000000" office:value-type="float" office:value="75.751990687916" calcext:value-type="float">
            <text:p>76</text:p>
          </table:table-cell>
          <table:table-cell table:style-name="ce129" table:formula="of:=[MoMo.S120]/[.S$5]*1000000" office:value-type="float" office:value="521.964191403342" calcext:value-type="float">
            <text:p>522</text:p>
          </table:table-cell>
          <table:table-cell table:style-name="ce129" table:formula="of:=[MoMo.T120]/[.T$5]*1000000" office:value-type="float" office:value="451.096090743072" calcext:value-type="float">
            <text:p>451</text:p>
          </table:table-cell>
          <table:table-cell table:style-name="ce129" table:formula="of:=[MoMo.U120]/[.U$5]*1000000" office:value-type="float" office:value="829.967529896254" calcext:value-type="float">
            <text:p>830</text:p>
          </table:table-cell>
          <table:table-cell table:style-name="ce129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1]" office:value-type="string" office:string-value="Diferencia" calcext:value-type="string">
            <text:p>Diferencia</text:p>
          </table:table-cell>
          <table:table-cell table:style-name="ce124" table:formula="of:=[.C118]-[.C119]" office:value-type="float" office:value="16.5783917004039" calcext:value-type="float">
            <text:p>17</text:p>
          </table:table-cell>
          <table:table-cell table:style-name="ce124" table:formula="of:=[.D118]-[.D119]" office:value-type="float" office:value="158.932948634094" calcext:value-type="float">
            <text:p>159</text:p>
          </table:table-cell>
          <table:table-cell table:style-name="ce124" table:formula="of:=[.E118]-[.E119]" office:value-type="float" office:value="80.720140355791" calcext:value-type="float">
            <text:p>81</text:p>
          </table:table-cell>
          <table:table-cell table:style-name="ce124" table:formula="of:=[.F118]-[.F119]" office:value-type="float" office:value="36.3182828007242" calcext:value-type="float">
            <text:p>36</text:p>
          </table:table-cell>
          <table:table-cell table:style-name="ce124" table:formula="of:=[.G118]-[.G119]" office:value-type="float" office:value="16.9197978084162" calcext:value-type="float">
            <text:p>17</text:p>
          </table:table-cell>
          <table:table-cell table:style-name="ce124" table:formula="of:=[.H118]-[.H119]" office:value-type="float" office:value="49.9802664120546" calcext:value-type="float">
            <text:p>50</text:p>
          </table:table-cell>
          <table:table-cell table:style-name="ce124" table:formula="of:=[.I118]-[.I119]" office:value-type="float" office:value="745.901897919776" calcext:value-type="float">
            <text:p>746</text:p>
          </table:table-cell>
          <table:table-cell table:style-name="ce124" table:formula="of:=[.J118]-[.J119]" office:value-type="float" office:value="801.753694357677" calcext:value-type="float">
            <text:p>802</text:p>
          </table:table-cell>
          <table:table-cell table:style-name="ce124" table:formula="of:=[.K118]-[.K119]" office:value-type="float" office:value="8.81571407612967" calcext:value-type="float">
            <text:p>9</text:p>
          </table:table-cell>
          <table:table-cell table:style-name="ce124" table:formula="of:=[.L118]-[.L119]" office:value-type="float" office:value="129.192896739641" calcext:value-type="float">
            <text:p>129</text:p>
          </table:table-cell>
          <table:table-cell table:style-name="ce124" table:formula="of:=[.M118]-[.M119]" office:value-type="float" office:value="75.5484363186113" calcext:value-type="float">
            <text:p>76</text:p>
          </table:table-cell>
          <table:table-cell table:style-name="ce124" table:formula="of:=[.N118]-[.N119]" office:value-type="float" office:value="151.92992954366" calcext:value-type="float">
            <text:p>152</text:p>
          </table:table-cell>
          <table:table-cell table:style-name="ce124" table:formula="of:=[.O118]-[.O119]" office:value-type="float" office:value="50.7080059058171" calcext:value-type="float">
            <text:p>51</text:p>
          </table:table-cell>
          <table:table-cell table:style-name="ce124" table:formula="of:=[.P118]-[.P119]" office:value-type="float" office:value="326.691120614392" calcext:value-type="float">
            <text:p>327</text:p>
          </table:table-cell>
          <table:table-cell table:style-name="ce124"/>
          <table:table-cell table:style-name="ce124" table:formula="of:=[.R118]-[.R119]" office:value-type="float" office:value="14.8798553136978" calcext:value-type="float">
            <text:p>15</text:p>
          </table:table-cell>
          <table:table-cell table:style-name="ce124" table:formula="of:=[.S118]-[.S119]" office:value-type="float" office:value="512.698554869555" calcext:value-type="float">
            <text:p>513</text:p>
          </table:table-cell>
          <table:table-cell table:style-name="ce124" table:formula="of:=[.T118]-[.T119]" office:value-type="float" office:value="142.78646420698" calcext:value-type="float">
            <text:p>143</text:p>
          </table:table-cell>
          <table:table-cell table:style-name="ce124" table:formula="of:=[.U118]-[.U119]" office:value-type="float" office:value="-57.0206699928723" calcext:value-type="float">
            <text:p>-57</text:p>
          </table:table-cell>
          <table:table-cell table:style-name="ce124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23]" office:value-type="date" office:date-value="2020-04-18" calcext:value-type="date">
            <text:p>18/04</text:p>
          </table:table-cell>
          <table:table-cell table:style-name="ce110" table:formula="of:=[MoMo.B123]" office:value-type="string" office:string-value="Inicio" calcext:value-type="string">
            <text:p>Inicio</text:p>
          </table:table-cell>
          <table:table-cell table:style-name="ce46" table:formula="of:=[MoMo.C123]" office:value-type="date" office:date-value="2020-03-20" calcext:value-type="date">
            <text:p>20/03</text:p>
          </table:table-cell>
          <table:table-cell table:style-name="ce46" table:formula="of:=[MoMo.D123]" office:value-type="date" office:date-value="2020-03-23" calcext:value-type="date">
            <text:p>23/03</text:p>
          </table:table-cell>
          <table:table-cell table:style-name="ce46" table:formula="of:=[MoMo.E123]" office:value-type="date" office:date-value="2020-03-20" calcext:value-type="date">
            <text:p>20/03</text:p>
          </table:table-cell>
          <table:table-cell table:style-name="ce46" table:formula="of:=[MoMo.F123]" office:value-type="date" office:date-value="2020-03-16" calcext:value-type="date">
            <text:p>16/03</text:p>
          </table:table-cell>
          <table:table-cell table:style-name="ce46" table:formula="of:=[MoMo.G123]" office:value-type="date" office:date-value="2020-03-27" calcext:value-type="date">
            <text:p>27/03</text:p>
          </table:table-cell>
          <table:table-cell table:style-name="ce46" table:formula="of:=[MoMo.H123]" office:value-type="date" office:date-value="2020-03-24" calcext:value-type="date">
            <text:p>24/03</text:p>
          </table:table-cell>
          <table:table-cell table:style-name="ce46" table:formula="of:=[MoMo.I123]" office:value-type="date" office:date-value="2020-03-14" calcext:value-type="date">
            <text:p>14/03</text:p>
          </table:table-cell>
          <table:table-cell table:style-name="ce46" table:formula="of:=[MoMo.J123]" office:value-type="date" office:date-value="2020-03-18" calcext:value-type="date">
            <text:p>18/03</text:p>
          </table:table-cell>
          <table:table-cell table:style-name="ce46" table:formula="of:=[MoMo.K123]" office:value-type="date" office:date-value="2020-03-22" calcext:value-type="date">
            <text:p>22/03</text:p>
          </table:table-cell>
          <table:table-cell table:style-name="ce46" table:formula="of:=[MoMo.L123]" office:value-type="date" office:date-value="2020-03-28" calcext:value-type="date">
            <text:p>28/03</text:p>
          </table:table-cell>
          <table:table-cell table:style-name="ce46" table:formula="of:=[MoMo.M123]" office:value-type="date" office:date-value="2020-03-22" calcext:value-type="date">
            <text:p>22/03</text:p>
          </table:table-cell>
          <table:table-cell table:style-name="ce46" table:formula="of:=[MoMo.N123]" office:value-type="date" office:date-value="2020-03-23" calcext:value-type="date">
            <text:p>23/03</text:p>
          </table:table-cell>
          <table:table-cell table:style-name="ce46" table:formula="of:=[MoMo.O123]" office:value-type="date" office:date-value="2020-03-21" calcext:value-type="date">
            <text:p>21/03</text:p>
          </table:table-cell>
          <table:table-cell table:style-name="ce46" table:formula="of:=[MoMo.P12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23]" office:value-type="date" office:date-value="2020-03-27" calcext:value-type="date">
            <text:p>27/03</text:p>
          </table:table-cell>
          <table:table-cell table:style-name="ce46" table:formula="of:=[MoMo.S123]" office:value-type="date" office:date-value="2020-03-22" calcext:value-type="date">
            <text:p>22/03</text:p>
          </table:table-cell>
          <table:table-cell table:style-name="ce46" table:formula="of:=[MoMo.T123]" office:value-type="date" office:date-value="2020-03-25" calcext:value-type="date">
            <text:p>25/03</text:p>
          </table:table-cell>
          <table:table-cell table:style-name="ce46" table:formula="of:=[MoMo.U123]" office:value-type="date" office:date-value="2020-03-20" calcext:value-type="date">
            <text:p>20/03</text:p>
          </table:table-cell>
          <table:table-cell table:style-name="ce46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24]" office:value-type="string" office:string-value="Fin" calcext:value-type="string">
            <text:p>Fin</text:p>
          </table:table-cell>
          <table:table-cell table:style-name="ce126" table:formula="of:=[MoMo.C124]" office:value-type="date" office:date-value="2020-04-10" calcext:value-type="date">
            <text:p>10/04</text:p>
          </table:table-cell>
          <table:table-cell table:style-name="ce126" table:formula="of:=[MoMo.D124]" office:value-type="date" office:date-value="2020-04-16" calcext:value-type="date">
            <text:p>16/04</text:p>
          </table:table-cell>
          <table:table-cell table:style-name="ce126" table:formula="of:=[MoMo.E124]" office:value-type="date" office:date-value="2020-03-31" calcext:value-type="date">
            <text:p>31/03</text:p>
          </table:table-cell>
          <table:table-cell table:style-name="ce126" table:formula="of:=[MoMo.F124]" office:value-type="date" office:date-value="2020-03-27" calcext:value-type="date">
            <text:p>27/03</text:p>
          </table:table-cell>
          <table:table-cell table:style-name="ce126" table:formula="of:=[MoMo.G124]" office:value-type="date" office:date-value="2020-04-03" calcext:value-type="date">
            <text:p>03/04</text:p>
          </table:table-cell>
          <table:table-cell table:style-name="ce126" table:formula="of:=[MoMo.H124]" office:value-type="date" office:date-value="2020-04-16" calcext:value-type="date">
            <text:p>16/04</text:p>
          </table:table-cell>
          <table:table-cell table:style-name="ce126" table:formula="of:=[MoMo.I124]" office:value-type="date" office:date-value="2020-04-17" calcext:value-type="date">
            <text:p>17/04</text:p>
          </table:table-cell>
          <table:table-cell table:style-name="ce126" table:formula="of:=[MoMo.J124]" office:value-type="date" office:date-value="2020-04-17" calcext:value-type="date">
            <text:p>17/04</text:p>
          </table:table-cell>
          <table:table-cell table:style-name="ce126" table:formula="of:=[MoMo.K124]" office:value-type="date" office:date-value="2020-04-16" calcext:value-type="date">
            <text:p>16/04</text:p>
          </table:table-cell>
          <table:table-cell table:style-name="ce126" table:formula="of:=[MoMo.L124]" office:value-type="date" office:date-value="2020-03-31" calcext:value-type="date">
            <text:p>31/03</text:p>
          </table:table-cell>
          <table:table-cell table:style-name="ce126" table:formula="of:=[MoMo.M124]" office:value-type="date" office:date-value="2020-04-16" calcext:value-type="date">
            <text:p>16/04</text:p>
          </table:table-cell>
          <table:table-cell table:style-name="ce126" table:formula="of:=[MoMo.N124]" office:value-type="date" office:date-value="2020-04-13" calcext:value-type="date">
            <text:p>13/04</text:p>
          </table:table-cell>
          <table:table-cell table:style-name="ce126" table:formula="of:=[MoMo.O124]" office:value-type="date" office:date-value="2020-04-10" calcext:value-type="date">
            <text:p>10/04</text:p>
          </table:table-cell>
          <table:table-cell table:style-name="ce126" table:formula="of:=[MoMo.P124]" office:value-type="date" office:date-value="2020-04-08" calcext:value-type="date">
            <text:p>08/04</text:p>
          </table:table-cell>
          <table:table-cell table:style-name="ce126"/>
          <table:table-cell table:style-name="ce126" table:formula="of:=[MoMo.R124]" office:value-type="date" office:date-value="2020-04-05" calcext:value-type="date">
            <text:p>05/04</text:p>
          </table:table-cell>
          <table:table-cell table:style-name="ce126" table:formula="of:=[MoMo.S124]" office:value-type="date" office:date-value="2020-04-15" calcext:value-type="date">
            <text:p>15/04</text:p>
          </table:table-cell>
          <table:table-cell table:style-name="ce126" table:formula="of:=[MoMo.T124]" office:value-type="date" office:date-value="2020-04-16" calcext:value-type="date">
            <text:p>16/04</text:p>
          </table:table-cell>
          <table:table-cell table:style-name="ce126" table:formula="of:=[MoMo.U124]" office:value-type="date" office:date-value="2020-04-14" calcext:value-type="date">
            <text:p>14/04</text:p>
          </table:table-cell>
          <table:table-cell table:style-name="ce126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25]" office:value-type="string" office:string-value="MoMo (parcial)" calcext:value-type="string">
            <text:p>MoMo (parcial)</text:p>
          </table:table-cell>
          <table:table-cell table:style-name="ce127" table:formula="of:=[MoMo.C125]/[.C$5]*1000000" office:value-type="float" office:value="96.1308180613348" calcext:value-type="float">
            <text:p>96</text:p>
          </table:table-cell>
          <table:table-cell table:style-name="ce127" table:formula="of:=[MoMo.D125]/[.D$5]*1000000" office:value-type="float" office:value="528.757694494196" calcext:value-type="float">
            <text:p>529</text:p>
          </table:table-cell>
          <table:table-cell table:style-name="ce127" table:formula="of:=[MoMo.E125]/[.E$5]*1000000" office:value-type="float" office:value="132.264326366115" calcext:value-type="float">
            <text:p>132</text:p>
          </table:table-cell>
          <table:table-cell table:style-name="ce127" table:formula="of:=[MoMo.F125]/[.F$5]*1000000" office:value-type="float" office:value="54.9203300889001" calcext:value-type="float">
            <text:p>55</text:p>
          </table:table-cell>
          <table:table-cell table:style-name="ce127" table:formula="of:=[MoMo.G125]/[.G$5]*1000000" office:value-type="float" office:value="38.5395394525035" calcext:value-type="float">
            <text:p>39</text:p>
          </table:table-cell>
          <table:table-cell table:style-name="ce127" table:formula="of:=[MoMo.H125]/[.H$5]*1000000" office:value-type="float" office:value="275.753193997542" calcext:value-type="float">
            <text:p>276</text:p>
          </table:table-cell>
          <table:table-cell table:style-name="ce127" table:formula="of:=[MoMo.I125]/[.I$5]*1000000" office:value-type="float" office:value="1536.63262442906" calcext:value-type="float">
            <text:p>1537</text:p>
          </table:table-cell>
          <table:table-cell table:style-name="ce127" table:formula="of:=[MoMo.J125]/[.J$5]*1000000" office:value-type="float" office:value="1507.79033228127" calcext:value-type="float">
            <text:p>1508</text:p>
          </table:table-cell>
          <table:table-cell table:style-name="ce127" table:formula="of:=[MoMo.K125]/[.K$5]*1000000" office:value-type="float" office:value="483.416918144779" calcext:value-type="float">
            <text:p>483</text:p>
          </table:table-cell>
          <table:table-cell table:style-name="ce127" table:formula="of:=[MoMo.L125]/[.L$5]*1000000" office:value-type="float" office:value="129.192896739641" calcext:value-type="float">
            <text:p>129</text:p>
          </table:table-cell>
          <table:table-cell table:style-name="ce127" table:formula="of:=[MoMo.M125]/[.M$5]*1000000" office:value-type="float" office:value="258.073458464376" calcext:value-type="float">
            <text:p>258</text:p>
          </table:table-cell>
          <table:table-cell table:style-name="ce127" table:formula="of:=[MoMo.N125]/[.N$5]*1000000" office:value-type="float" office:value="452.993532259012" calcext:value-type="float">
            <text:p>453</text:p>
          </table:table-cell>
          <table:table-cell table:style-name="ce127" table:formula="of:=[MoMo.O125]/[.O$5]*1000000" office:value-type="float" office:value="139.16941766852" calcext:value-type="float">
            <text:p>139</text:p>
          </table:table-cell>
          <table:table-cell table:style-name="ce127" table:formula="of:=[MoMo.P125]/[.P$5]*1000000" office:value-type="float" office:value="1233.64283098455" calcext:value-type="float">
            <text:p>1234</text:p>
          </table:table-cell>
          <table:table-cell table:style-name="ce127"/>
          <table:table-cell table:style-name="ce127" table:formula="of:=[MoMo.R125]/[.R$5]*1000000" office:value-type="float" office:value="44.6395659410934" calcext:value-type="float">
            <text:p>45</text:p>
          </table:table-cell>
          <table:table-cell table:style-name="ce127" table:formula="of:=[MoMo.S125]/[.S$5]*1000000" office:value-type="float" office:value="877.146925198516" calcext:value-type="float">
            <text:p>877</text:p>
          </table:table-cell>
          <table:table-cell table:style-name="ce127" table:formula="of:=[MoMo.T125]/[.T$5]*1000000" office:value-type="float" office:value="519.306185109464" calcext:value-type="float">
            <text:p>519</text:p>
          </table:table-cell>
          <table:table-cell table:style-name="ce127" table:formula="of:=[MoMo.U125]/[.U$5]*1000000" office:value-type="float" office:value="677.912409915261" calcext:value-type="float">
            <text:p>678</text:p>
          </table:table-cell>
          <table:table-cell table:style-name="ce127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26]" office:value-type="string" office:string-value="Covid-19 (parcial)" calcext:value-type="string">
            <text:p>Covid-19 (parcial)</text:p>
          </table:table-cell>
          <table:table-cell table:style-name="ce123" table:formula="of:=[MoMo.C126]/[.C$5]*1000000" office:value-type="float" office:value="78.8368123306977" calcext:value-type="float">
            <text:p>79</text:p>
          </table:table-cell>
          <table:table-cell table:style-name="ce123" table:formula="of:=[MoMo.D126]/[.D$5]*1000000" office:value-type="float" office:value="390.455465153951" calcext:value-type="float">
            <text:p>390</text:p>
          </table:table-cell>
          <table:table-cell table:style-name="ce123" table:formula="of:=[MoMo.E126]/[.E$5]*1000000" office:value-type="float" office:value="51.5441860103244" calcext:value-type="float">
            <text:p>52</text:p>
          </table:table-cell>
          <table:table-cell table:style-name="ce123" table:formula="of:=[MoMo.F126]/[.F$5]*1000000" office:value-type="float" office:value="18.6020472881758" calcext:value-type="float">
            <text:p>19</text:p>
          </table:table-cell>
          <table:table-cell table:style-name="ce123" table:formula="of:=[MoMo.G126]/[.G$5]*1000000" office:value-type="float" office:value="21.6197416440874" calcext:value-type="float">
            <text:p>22</text:p>
          </table:table-cell>
          <table:table-cell table:style-name="ce123" table:formula="of:=[MoMo.H126]/[.H$5]*1000000" office:value-type="float" office:value="220.602555198034" calcext:value-type="float">
            <text:p>221</text:p>
          </table:table-cell>
          <table:table-cell table:style-name="ce123" table:formula="of:=[MoMo.I126]/[.I$5]*1000000" office:value-type="float" office:value="766.240903483532" calcext:value-type="float">
            <text:p>766</text:p>
          </table:table-cell>
          <table:table-cell table:style-name="ce123" table:formula="of:=[MoMo.J126]/[.J$5]*1000000" office:value-type="float" office:value="680.380519704145" calcext:value-type="float">
            <text:p>680</text:p>
          </table:table-cell>
          <table:table-cell table:style-name="ce123" table:formula="of:=[MoMo.K126]/[.K$5]*1000000" office:value-type="float" office:value="482.101139924461" calcext:value-type="float">
            <text:p>482</text:p>
          </table:table-cell>
          <table:table-cell table:style-name="ce123" table:formula="of:=[MoMo.L126]/[.L$5]*1000000" office:value-type="float" office:value="0" calcext:value-type="float">
            <text:p>0</text:p>
          </table:table-cell>
          <table:table-cell table:style-name="ce123" table:formula="of:=[MoMo.M126]/[.M$5]*1000000" office:value-type="float" office:value="181.920634655216" calcext:value-type="float">
            <text:p>182</text:p>
          </table:table-cell>
          <table:table-cell table:style-name="ce123" table:formula="of:=[MoMo.N126]/[.N$5]*1000000" office:value-type="float" office:value="282.42189356889" calcext:value-type="float">
            <text:p>282</text:p>
          </table:table-cell>
          <table:table-cell table:style-name="ce123" table:formula="of:=[MoMo.O126]/[.O$5]*1000000" office:value-type="float" office:value="86.6107546128555" calcext:value-type="float">
            <text:p>87</text:p>
          </table:table-cell>
          <table:table-cell table:style-name="ce123" table:formula="of:=[MoMo.P126]/[.P$5]*1000000" office:value-type="float" office:value="845.991664131732" calcext:value-type="float">
            <text:p>846</text:p>
          </table:table-cell>
          <table:table-cell table:style-name="ce123"/>
          <table:table-cell table:style-name="ce123" table:formula="of:=[MoMo.R126]/[.R$5]*1000000" office:value-type="float" office:value="29.7597106273956" calcext:value-type="float">
            <text:p>30</text:p>
          </table:table-cell>
          <table:table-cell table:style-name="ce123" table:formula="of:=[MoMo.S126]/[.S$5]*1000000" office:value-type="float" office:value="367.536915840223" calcext:value-type="float">
            <text:p>368</text:p>
          </table:table-cell>
          <table:table-cell table:style-name="ce123" table:formula="of:=[MoMo.T126]/[.T$5]*1000000" office:value-type="float" office:value="364.241903916533" calcext:value-type="float">
            <text:p>364</text:p>
          </table:table-cell>
          <table:table-cell table:style-name="ce123" table:formula="of:=[MoMo.U126]/[.U$5]*1000000" office:value-type="float" office:value="719.094004910113" calcext:value-type="float">
            <text:p>719</text:p>
          </table:table-cell>
          <table:table-cell table:style-name="ce123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27]" office:value-type="string" office:string-value="Covid-19 (total)" calcext:value-type="string">
            <text:p>Covid-19 (total)</text:p>
          </table:table-cell>
          <table:table-cell table:style-name="ce129" table:formula="of:=[MoMo.C127]/[.C$5]*1000000" office:value-type="float" office:value="115.333127872594" calcext:value-type="float">
            <text:p>115</text:p>
          </table:table-cell>
          <table:table-cell table:style-name="ce129" table:formula="of:=[MoMo.D127]/[.D$5]*1000000" office:value-type="float" office:value="459.22452946678" calcext:value-type="float">
            <text:p>459</text:p>
          </table:table-cell>
          <table:table-cell table:style-name="ce129" table:formula="of:=[MoMo.E127]/[.E$5]*1000000" office:value-type="float" office:value="181.863448753409" calcext:value-type="float">
            <text:p>182</text:p>
          </table:table-cell>
          <table:table-cell table:style-name="ce129" table:formula="of:=[MoMo.F127]/[.F$5]*1000000" office:value-type="float" office:value="131.100142792858" calcext:value-type="float">
            <text:p>131</text:p>
          </table:table-cell>
          <table:table-cell table:style-name="ce129" table:formula="of:=[MoMo.G127]/[.G$5]*1000000" office:value-type="float" office:value="54.0493541102184" calcext:value-type="float">
            <text:p>54</text:p>
          </table:table-cell>
          <table:table-cell table:style-name="ce129" table:formula="of:=[MoMo.H127]/[.H$5]*1000000" office:value-type="float" office:value="256.795161910211" calcext:value-type="float">
            <text:p>257</text:p>
          </table:table-cell>
          <table:table-cell table:style-name="ce129" table:formula="of:=[MoMo.I127]/[.I$5]*1000000" office:value-type="float" office:value="794.051380478872" calcext:value-type="float">
            <text:p>794</text:p>
          </table:table-cell>
          <table:table-cell table:style-name="ce129" table:formula="of:=[MoMo.J127]/[.J$5]*1000000" office:value-type="float" office:value="705.04986414592" calcext:value-type="float">
            <text:p>705</text:p>
          </table:table-cell>
          <table:table-cell table:style-name="ce129" table:formula="of:=[MoMo.K127]/[.K$5]*1000000" office:value-type="float" office:value="541.574315482828" calcext:value-type="float">
            <text:p>542</text:p>
          </table:table-cell>
          <table:table-cell table:style-name="ce129" table:formula="of:=[MoMo.L127]/[.L$5]*1000000" office:value-type="float" office:value="46.9792351780513" calcext:value-type="float">
            <text:p>47</text:p>
          </table:table-cell>
          <table:table-cell table:style-name="ce129" table:formula="of:=[MoMo.M127]/[.M$5]*1000000" office:value-type="float" office:value="209.923921717315" calcext:value-type="float">
            <text:p>210</text:p>
          </table:table-cell>
          <table:table-cell table:style-name="ce129" table:formula="of:=[MoMo.N127]/[.N$5]*1000000" office:value-type="float" office:value="354.192473782766" calcext:value-type="float">
            <text:p>354</text:p>
          </table:table-cell>
          <table:table-cell table:style-name="ce129" table:formula="of:=[MoMo.O127]/[.O$5]*1000000" office:value-type="float" office:value="123.623897609802" calcext:value-type="float">
            <text:p>124</text:p>
          </table:table-cell>
          <table:table-cell table:style-name="ce129" table:formula="of:=[MoMo.P127]/[.P$5]*1000000" office:value-type="float" office:value="1084.20710666442" calcext:value-type="float">
            <text:p>1084</text:p>
          </table:table-cell>
          <table:table-cell table:style-name="ce129"/>
          <table:table-cell table:style-name="ce129" table:formula="of:=[MoMo.R127]/[.R$5]*1000000" office:value-type="float" office:value="77.7810618670566" calcext:value-type="float">
            <text:p>78</text:p>
          </table:table-cell>
          <table:table-cell table:style-name="ce129" table:formula="of:=[MoMo.S127]/[.S$5]*1000000" office:value-type="float" office:value="546.672555493441" calcext:value-type="float">
            <text:p>547</text:p>
          </table:table-cell>
          <table:table-cell table:style-name="ce129" table:formula="of:=[MoMo.T127]/[.T$5]*1000000" office:value-type="float" office:value="463.828641691465" calcext:value-type="float">
            <text:p>464</text:p>
          </table:table-cell>
          <table:table-cell table:style-name="ce129" table:formula="of:=[MoMo.U127]/[.U$5]*1000000" office:value-type="float" office:value="861.645679892294" calcext:value-type="float">
            <text:p>862</text:p>
          </table:table-cell>
          <table:table-cell table:style-name="ce129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28]" office:value-type="string" office:string-value="Diferencia" calcext:value-type="string">
            <text:p>Diferencia</text:p>
          </table:table-cell>
          <table:table-cell table:style-name="ce124" table:formula="of:=[.C125]-[.C126]" office:value-type="float" office:value="17.2940057306372" calcext:value-type="float">
            <text:p>17</text:p>
          </table:table-cell>
          <table:table-cell table:style-name="ce124" table:formula="of:=[.D125]-[.D126]" office:value-type="float" office:value="138.302229340245" calcext:value-type="float">
            <text:p>138</text:p>
          </table:table-cell>
          <table:table-cell table:style-name="ce124" table:formula="of:=[.E125]-[.E126]" office:value-type="float" office:value="80.720140355791" calcext:value-type="float">
            <text:p>81</text:p>
          </table:table-cell>
          <table:table-cell table:style-name="ce124" table:formula="of:=[.F125]-[.F126]" office:value-type="float" office:value="36.3182828007242" calcext:value-type="float">
            <text:p>36</text:p>
          </table:table-cell>
          <table:table-cell table:style-name="ce124" table:formula="of:=[.G125]-[.G126]" office:value-type="float" office:value="16.9197978084162" calcext:value-type="float">
            <text:p>17</text:p>
          </table:table-cell>
          <table:table-cell table:style-name="ce124" table:formula="of:=[.H125]-[.H126]" office:value-type="float" office:value="55.1506387995085" calcext:value-type="float">
            <text:p>55</text:p>
          </table:table-cell>
          <table:table-cell table:style-name="ce124" table:formula="of:=[.I125]-[.I126]" office:value-type="float" office:value="770.391720945523" calcext:value-type="float">
            <text:p>770</text:p>
          </table:table-cell>
          <table:table-cell table:style-name="ce124" table:formula="of:=[.J125]-[.J126]" office:value-type="float" office:value="827.409812577123" calcext:value-type="float">
            <text:p>827</text:p>
          </table:table-cell>
          <table:table-cell table:style-name="ce124" table:formula="of:=[.K125]-[.K126]" office:value-type="float" office:value="1.31577822031784" calcext:value-type="float">
            <text:p>1</text:p>
          </table:table-cell>
          <table:table-cell table:style-name="ce124" table:formula="of:=[.L125]-[.L126]" office:value-type="float" office:value="129.192896739641" calcext:value-type="float">
            <text:p>129</text:p>
          </table:table-cell>
          <table:table-cell table:style-name="ce124" table:formula="of:=[.M125]-[.M126]" office:value-type="float" office:value="76.1528238091602" calcext:value-type="float">
            <text:p>76</text:p>
          </table:table-cell>
          <table:table-cell table:style-name="ce124" table:formula="of:=[.N125]-[.N126]" office:value-type="float" office:value="170.571638690122" calcext:value-type="float">
            <text:p>171</text:p>
          </table:table-cell>
          <table:table-cell table:style-name="ce124" table:formula="of:=[.O125]-[.O126]" office:value-type="float" office:value="52.5586630556644" calcext:value-type="float">
            <text:p>53</text:p>
          </table:table-cell>
          <table:table-cell table:style-name="ce124" table:formula="of:=[.P125]-[.P126]" office:value-type="float" office:value="387.651166852815" calcext:value-type="float">
            <text:p>388</text:p>
          </table:table-cell>
          <table:table-cell table:style-name="ce124"/>
          <table:table-cell table:style-name="ce124" table:formula="of:=[.R125]-[.R126]" office:value-type="float" office:value="14.8798553136978" calcext:value-type="float">
            <text:p>15</text:p>
          </table:table-cell>
          <table:table-cell table:style-name="ce124" table:formula="of:=[.S125]-[.S126]" office:value-type="float" office:value="509.610009358293" calcext:value-type="float">
            <text:p>510</text:p>
          </table:table-cell>
          <table:table-cell table:style-name="ce124" table:formula="of:=[.T125]-[.T126]" office:value-type="float" office:value="155.064281192931" calcext:value-type="float">
            <text:p>155</text:p>
          </table:table-cell>
          <table:table-cell table:style-name="ce124" table:formula="of:=[.U125]-[.U126]" office:value-type="float" office:value="-41.1815949948523" calcext:value-type="float">
            <text:p>-41</text:p>
          </table:table-cell>
          <table:table-cell table:style-name="ce124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0]" office:value-type="date" office:date-value="2020-04-19" calcext:value-type="date">
            <text:p>19/04</text:p>
          </table:table-cell>
          <table:table-cell table:style-name="ce110" table:formula="of:=[MoMo.B130]" office:value-type="string" office:string-value="Inicio" calcext:value-type="string">
            <text:p>Inicio</text:p>
          </table:table-cell>
          <table:table-cell table:style-name="ce46" table:formula="of:=[MoMo.C130]" office:value-type="date" office:date-value="2020-03-20" calcext:value-type="date">
            <text:p>20/03</text:p>
          </table:table-cell>
          <table:table-cell table:style-name="ce46" table:formula="of:=[MoMo.D130]" office:value-type="date" office:date-value="2020-03-23" calcext:value-type="date">
            <text:p>23/03</text:p>
          </table:table-cell>
          <table:table-cell table:style-name="ce46" table:formula="of:=[MoMo.E130]" office:value-type="date" office:date-value="2020-03-20" calcext:value-type="date">
            <text:p>20/03</text:p>
          </table:table-cell>
          <table:table-cell table:style-name="ce46" table:formula="of:=[MoMo.F130]" office:value-type="date" office:date-value="2020-03-16" calcext:value-type="date">
            <text:p>16/03</text:p>
          </table:table-cell>
          <table:table-cell table:style-name="ce46" table:formula="of:=[MoMo.G130]" office:value-type="date" office:date-value="2020-03-27" calcext:value-type="date">
            <text:p>27/03</text:p>
          </table:table-cell>
          <table:table-cell table:style-name="ce46" table:formula="of:=[MoMo.H130]" office:value-type="date" office:date-value="2020-03-24" calcext:value-type="date">
            <text:p>24/03</text:p>
          </table:table-cell>
          <table:table-cell table:style-name="ce46" table:formula="of:=[MoMo.I130]" office:value-type="date" office:date-value="2020-03-14" calcext:value-type="date">
            <text:p>14/03</text:p>
          </table:table-cell>
          <table:table-cell table:style-name="ce46" table:formula="of:=[MoMo.J130]" office:value-type="date" office:date-value="2020-03-18" calcext:value-type="date">
            <text:p>18/03</text:p>
          </table:table-cell>
          <table:table-cell table:style-name="ce46" table:formula="of:=[MoMo.K130]" office:value-type="date" office:date-value="2020-03-22" calcext:value-type="date">
            <text:p>22/03</text:p>
          </table:table-cell>
          <table:table-cell table:style-name="ce46" table:formula="of:=[MoMo.L130]" office:value-type="date" office:date-value="2020-03-28" calcext:value-type="date">
            <text:p>28/03</text:p>
          </table:table-cell>
          <table:table-cell table:style-name="ce46" table:formula="of:=[MoMo.M130]" office:value-type="date" office:date-value="2020-03-22" calcext:value-type="date">
            <text:p>22/03</text:p>
          </table:table-cell>
          <table:table-cell table:style-name="ce46" table:formula="of:=[MoMo.N130]" office:value-type="date" office:date-value="2020-03-23" calcext:value-type="date">
            <text:p>23/03</text:p>
          </table:table-cell>
          <table:table-cell table:style-name="ce46" table:formula="of:=[MoMo.O130]" office:value-type="date" office:date-value="2020-03-21" calcext:value-type="date">
            <text:p>21/03</text:p>
          </table:table-cell>
          <table:table-cell table:style-name="ce46" table:formula="of:=[MoMo.P13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0]" office:value-type="date" office:date-value="2020-03-27" calcext:value-type="date">
            <text:p>27/03</text:p>
          </table:table-cell>
          <table:table-cell table:style-name="ce46" table:formula="of:=[MoMo.S130]" office:value-type="date" office:date-value="2020-03-22" calcext:value-type="date">
            <text:p>22/03</text:p>
          </table:table-cell>
          <table:table-cell table:style-name="ce46" table:formula="of:=[MoMo.T130]" office:value-type="date" office:date-value="2020-03-25" calcext:value-type="date">
            <text:p>25/03</text:p>
          </table:table-cell>
          <table:table-cell table:style-name="ce46" table:formula="of:=[MoMo.U130]" office:value-type="date" office:date-value="2020-03-20" calcext:value-type="date">
            <text:p>20/03</text:p>
          </table:table-cell>
          <table:table-cell table:style-name="ce46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1]" office:value-type="string" office:string-value="Fin" calcext:value-type="string">
            <text:p>Fin</text:p>
          </table:table-cell>
          <table:table-cell table:style-name="ce126" table:formula="of:=[MoMo.C131]" office:value-type="date" office:date-value="2020-04-10" calcext:value-type="date">
            <text:p>10/04</text:p>
          </table:table-cell>
          <table:table-cell table:style-name="ce126" table:formula="of:=[MoMo.D131]" office:value-type="date" office:date-value="2020-04-17" calcext:value-type="date">
            <text:p>17/04</text:p>
          </table:table-cell>
          <table:table-cell table:style-name="ce126" table:formula="of:=[MoMo.E131]" office:value-type="date" office:date-value="2020-03-31" calcext:value-type="date">
            <text:p>31/03</text:p>
          </table:table-cell>
          <table:table-cell table:style-name="ce126" table:formula="of:=[MoMo.F131]" office:value-type="date" office:date-value="2020-03-27" calcext:value-type="date">
            <text:p>27/03</text:p>
          </table:table-cell>
          <table:table-cell table:style-name="ce126" table:formula="of:=[MoMo.G131]" office:value-type="date" office:date-value="2020-04-03" calcext:value-type="date">
            <text:p>03/04</text:p>
          </table:table-cell>
          <table:table-cell table:style-name="ce126" table:formula="of:=[MoMo.H131]" office:value-type="date" office:date-value="2020-04-16" calcext:value-type="date">
            <text:p>16/04</text:p>
          </table:table-cell>
          <table:table-cell table:style-name="ce126" table:formula="of:=[MoMo.I131]" office:value-type="date" office:date-value="2020-04-17" calcext:value-type="date">
            <text:p>17/04</text:p>
          </table:table-cell>
          <table:table-cell table:style-name="ce126" table:formula="of:=[MoMo.J131]" office:value-type="date" office:date-value="2020-04-17" calcext:value-type="date">
            <text:p>17/04</text:p>
          </table:table-cell>
          <table:table-cell table:style-name="ce126" table:formula="of:=[MoMo.K131]" office:value-type="date" office:date-value="2020-04-16" calcext:value-type="date">
            <text:p>16/04</text:p>
          </table:table-cell>
          <table:table-cell table:style-name="ce126" table:formula="of:=[MoMo.L131]" office:value-type="date" office:date-value="2020-03-31" calcext:value-type="date">
            <text:p>31/03</text:p>
          </table:table-cell>
          <table:table-cell table:style-name="ce126" table:formula="of:=[MoMo.M131]" office:value-type="date" office:date-value="2020-04-16" calcext:value-type="date">
            <text:p>16/04</text:p>
          </table:table-cell>
          <table:table-cell table:style-name="ce126" table:formula="of:=[MoMo.N131]" office:value-type="date" office:date-value="2020-04-13" calcext:value-type="date">
            <text:p>13/04</text:p>
          </table:table-cell>
          <table:table-cell table:style-name="ce126" table:formula="of:=[MoMo.O131]" office:value-type="date" office:date-value="2020-04-10" calcext:value-type="date">
            <text:p>10/04</text:p>
          </table:table-cell>
          <table:table-cell table:style-name="ce126" table:formula="of:=[MoMo.P131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1]" office:value-type="date" office:date-value="2020-04-05" calcext:value-type="date">
            <text:p>05/04</text:p>
          </table:table-cell>
          <table:table-cell table:style-name="ce126" table:formula="of:=[MoMo.S131]" office:value-type="date" office:date-value="2020-04-17" calcext:value-type="date">
            <text:p>17/04</text:p>
          </table:table-cell>
          <table:table-cell table:style-name="ce126" table:formula="of:=[MoMo.T131]" office:value-type="date" office:date-value="2020-04-16" calcext:value-type="date">
            <text:p>16/04</text:p>
          </table:table-cell>
          <table:table-cell table:style-name="ce126" table:formula="of:=[MoMo.U131]" office:value-type="date" office:date-value="2020-04-14" calcext:value-type="date">
            <text:p>14/04</text:p>
          </table:table-cell>
          <table:table-cell table:style-name="ce126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2]" office:value-type="string" office:string-value="MoMo (parcial)" calcext:value-type="string">
            <text:p>MoMo (parcial)</text:p>
          </table:table-cell>
          <table:table-cell table:style-name="ce127" table:formula="of:=[MoMo.C132]/[.C$5]*1000000" office:value-type="float" office:value="95.892280051257" calcext:value-type="float">
            <text:p>96</text:p>
          </table:table-cell>
          <table:table-cell table:style-name="ce127" table:formula="of:=[MoMo.D132]/[.D$5]*1000000" office:value-type="float" office:value="545.56791021511" calcext:value-type="float">
            <text:p>546</text:p>
          </table:table-cell>
          <table:table-cell table:style-name="ce127" table:formula="of:=[MoMo.E132]/[.E$5]*1000000" office:value-type="float" office:value="131.2917945546" calcext:value-type="float">
            <text:p>131</text:p>
          </table:table-cell>
          <table:table-cell table:style-name="ce127" table:formula="of:=[MoMo.F132]/[.F$5]*1000000" office:value-type="float" office:value="54.9203300889001" calcext:value-type="float">
            <text:p>55</text:p>
          </table:table-cell>
          <table:table-cell table:style-name="ce127" table:formula="of:=[MoMo.G132]/[.G$5]*1000000" office:value-type="float" office:value="42.2994945210405" calcext:value-type="float">
            <text:p>42</text:p>
          </table:table-cell>
          <table:table-cell table:style-name="ce127" table:formula="of:=[MoMo.H132]/[.H$5]*1000000" office:value-type="float" office:value="275.753193997542" calcext:value-type="float">
            <text:p>276</text:p>
          </table:table-cell>
          <table:table-cell table:style-name="ce127" table:formula="of:=[MoMo.I132]/[.I$5]*1000000" office:value-type="float" office:value="1529.16115299747" calcext:value-type="float">
            <text:p>1529</text:p>
          </table:table-cell>
          <table:table-cell table:style-name="ce127" table:formula="of:=[MoMo.J132]/[.J$5]*1000000" office:value-type="float" office:value="1509.76387983661" calcext:value-type="float">
            <text:p>1510</text:p>
          </table:table-cell>
          <table:table-cell table:style-name="ce127" table:formula="of:=[MoMo.K132]/[.K$5]*1000000" office:value-type="float" office:value="478.416960907571" calcext:value-type="float">
            <text:p>478</text:p>
          </table:table-cell>
          <table:table-cell table:style-name="ce127" table:formula="of:=[MoMo.L132]/[.L$5]*1000000" office:value-type="float" office:value="129.192896739641" calcext:value-type="float">
            <text:p>129</text:p>
          </table:table-cell>
          <table:table-cell table:style-name="ce127" table:formula="of:=[MoMo.M132]/[.M$5]*1000000" office:value-type="float" office:value="258.274920961226" calcext:value-type="float">
            <text:p>258</text:p>
          </table:table-cell>
          <table:table-cell table:style-name="ce127" table:formula="of:=[MoMo.N132]/[.N$5]*1000000" office:value-type="float" office:value="452.993532259012" calcext:value-type="float">
            <text:p>453</text:p>
          </table:table-cell>
          <table:table-cell table:style-name="ce127" table:formula="of:=[MoMo.O132]/[.O$5]*1000000" office:value-type="float" office:value="142.500600538245" calcext:value-type="float">
            <text:p>143</text:p>
          </table:table-cell>
          <table:table-cell table:style-name="ce127" table:formula="of:=[MoMo.P132]/[.P$5]*1000000" office:value-type="float" office:value="1256.90190099572" calcext:value-type="float">
            <text:p>1257</text:p>
          </table:table-cell>
          <table:table-cell table:style-name="ce127"/>
          <table:table-cell table:style-name="ce127" table:formula="of:=[MoMo.R132]/[.R$5]*1000000" office:value-type="float" office:value="44.6395659410934" calcext:value-type="float">
            <text:p>45</text:p>
          </table:table-cell>
          <table:table-cell table:style-name="ce127" table:formula="of:=[MoMo.S132]/[.S$5]*1000000" office:value-type="float" office:value="898.766743777353" calcext:value-type="float">
            <text:p>899</text:p>
          </table:table-cell>
          <table:table-cell table:style-name="ce127" table:formula="of:=[MoMo.T132]/[.T$5]*1000000" office:value-type="float" office:value="519.306185109464" calcext:value-type="float">
            <text:p>519</text:p>
          </table:table-cell>
          <table:table-cell table:style-name="ce127" table:formula="of:=[MoMo.U132]/[.U$5]*1000000" office:value-type="float" office:value="681.080224914865" calcext:value-type="float">
            <text:p>681</text:p>
          </table:table-cell>
          <table:table-cell table:style-name="ce127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33]" office:value-type="string" office:string-value="Covid-19 (parcial)" calcext:value-type="string">
            <text:p>Covid-19 (parcial)</text:p>
          </table:table-cell>
          <table:table-cell table:style-name="ce123" table:formula="of:=[MoMo.C133]/[.C$5]*1000000" office:value-type="float" office:value="78.8368123306977" calcext:value-type="float">
            <text:p>79</text:p>
          </table:table-cell>
          <table:table-cell table:style-name="ce123" table:formula="of:=[MoMo.D133]/[.D$5]*1000000" office:value-type="float" office:value="404.973378731104" calcext:value-type="float">
            <text:p>405</text:p>
          </table:table-cell>
          <table:table-cell table:style-name="ce123" table:formula="of:=[MoMo.E133]/[.E$5]*1000000" office:value-type="float" office:value="51.5441860103244" calcext:value-type="float">
            <text:p>52</text:p>
          </table:table-cell>
          <table:table-cell table:style-name="ce123" table:formula="of:=[MoMo.F133]/[.F$5]*1000000" office:value-type="float" office:value="18.6020472881758" calcext:value-type="float">
            <text:p>19</text:p>
          </table:table-cell>
          <table:table-cell table:style-name="ce123" table:formula="of:=[MoMo.G133]/[.G$5]*1000000" office:value-type="float" office:value="21.6197416440874" calcext:value-type="float">
            <text:p>22</text:p>
          </table:table-cell>
          <table:table-cell table:style-name="ce123" table:formula="of:=[MoMo.H133]/[.H$5]*1000000" office:value-type="float" office:value="220.602555198034" calcext:value-type="float">
            <text:p>221</text:p>
          </table:table-cell>
          <table:table-cell table:style-name="ce123" table:formula="of:=[MoMo.I133]/[.I$5]*1000000" office:value-type="float" office:value="766.240903483532" calcext:value-type="float">
            <text:p>766</text:p>
          </table:table-cell>
          <table:table-cell table:style-name="ce123" table:formula="of:=[MoMo.J133]/[.J$5]*1000000" office:value-type="float" office:value="680.380519704145" calcext:value-type="float">
            <text:p>680</text:p>
          </table:table-cell>
          <table:table-cell table:style-name="ce123" table:formula="of:=[MoMo.K133]/[.K$5]*1000000" office:value-type="float" office:value="482.101139924461" calcext:value-type="float">
            <text:p>482</text:p>
          </table:table-cell>
          <table:table-cell table:style-name="ce123" table:formula="of:=[MoMo.L133]/[.L$5]*1000000" office:value-type="float" office:value="0" calcext:value-type="float">
            <text:p>0</text:p>
          </table:table-cell>
          <table:table-cell table:style-name="ce123" table:formula="of:=[MoMo.M133]/[.M$5]*1000000" office:value-type="float" office:value="181.920634655216" calcext:value-type="float">
            <text:p>182</text:p>
          </table:table-cell>
          <table:table-cell table:style-name="ce123" table:formula="of:=[MoMo.N133]/[.N$5]*1000000" office:value-type="float" office:value="282.42189356889" calcext:value-type="float">
            <text:p>282</text:p>
          </table:table-cell>
          <table:table-cell table:style-name="ce123" table:formula="of:=[MoMo.O133]/[.O$5]*1000000" office:value-type="float" office:value="86.6107546128555" calcext:value-type="float">
            <text:p>87</text:p>
          </table:table-cell>
          <table:table-cell table:style-name="ce123" table:formula="of:=[MoMo.P133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33]/[.R$5]*1000000" office:value-type="float" office:value="29.7597106273956" calcext:value-type="float">
            <text:p>30</text:p>
          </table:table-cell>
          <table:table-cell table:style-name="ce123" table:formula="of:=[MoMo.S133]/[.S$5]*1000000" office:value-type="float" office:value="500.344372824506" calcext:value-type="float">
            <text:p>500</text:p>
          </table:table-cell>
          <table:table-cell table:style-name="ce123" table:formula="of:=[MoMo.T133]/[.T$5]*1000000" office:value-type="float" office:value="364.241903916533" calcext:value-type="float">
            <text:p>364</text:p>
          </table:table-cell>
          <table:table-cell table:style-name="ce123" table:formula="of:=[MoMo.U133]/[.U$5]*1000000" office:value-type="float" office:value="719.094004910113" calcext:value-type="float">
            <text:p>719</text:p>
          </table:table-cell>
          <table:table-cell table:style-name="ce123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34]" office:value-type="string" office:string-value="Covid-19 (total)" calcext:value-type="string">
            <text:p>Covid-19 (total)</text:p>
          </table:table-cell>
          <table:table-cell table:style-name="ce129" table:formula="of:=[MoMo.C134]/[.C$5]*1000000" office:value-type="float" office:value="118.434122003605" calcext:value-type="float">
            <text:p>118</text:p>
          </table:table-cell>
          <table:table-cell table:style-name="ce129" table:formula="of:=[MoMo.D134]/[.D$5]*1000000" office:value-type="float" office:value="472.978342329346" calcext:value-type="float">
            <text:p>473</text:p>
          </table:table-cell>
          <table:table-cell table:style-name="ce129" table:formula="of:=[MoMo.E134]/[.E$5]*1000000" office:value-type="float" office:value="190.616235057049" calcext:value-type="float">
            <text:p>191</text:p>
          </table:table-cell>
          <table:table-cell table:style-name="ce129" table:formula="of:=[MoMo.F134]/[.F$5]*1000000" office:value-type="float" office:value="137.30082522225" calcext:value-type="float">
            <text:p>137</text:p>
          </table:table-cell>
          <table:table-cell table:style-name="ce129" table:formula="of:=[MoMo.G134]/[.G$5]*1000000" office:value-type="float" office:value="55.9293316444869" calcext:value-type="float">
            <text:p>56</text:p>
          </table:table-cell>
          <table:table-cell table:style-name="ce129" table:formula="of:=[MoMo.H134]/[.H$5]*1000000" office:value-type="float" office:value="263.68899176015" calcext:value-type="float">
            <text:p>264</text:p>
          </table:table-cell>
          <table:table-cell table:style-name="ce129" table:formula="of:=[MoMo.I134]/[.I$5]*1000000" office:value-type="float" office:value="814.805467788826" calcext:value-type="float">
            <text:p>815</text:p>
          </table:table-cell>
          <table:table-cell table:style-name="ce129" table:formula="of:=[MoMo.J134]/[.J$5]*1000000" office:value-type="float" office:value="719.35808392215" calcext:value-type="float">
            <text:p>719</text:p>
          </table:table-cell>
          <table:table-cell table:style-name="ce129" table:formula="of:=[MoMo.K134]/[.K$5]*1000000" office:value-type="float" office:value="548.679517872545" calcext:value-type="float">
            <text:p>549</text:p>
          </table:table-cell>
          <table:table-cell table:style-name="ce129" table:formula="of:=[MoMo.L134]/[.L$5]*1000000" office:value-type="float" office:value="46.9792351780513" calcext:value-type="float">
            <text:p>47</text:p>
          </table:table-cell>
          <table:table-cell table:style-name="ce129" table:formula="of:=[MoMo.M134]/[.M$5]*1000000" office:value-type="float" office:value="214.557559144856" calcext:value-type="float">
            <text:p>215</text:p>
          </table:table-cell>
          <table:table-cell table:style-name="ce129" table:formula="of:=[MoMo.N134]/[.N$5]*1000000" office:value-type="float" office:value="357.920815612059" calcext:value-type="float">
            <text:p>358</text:p>
          </table:table-cell>
          <table:table-cell table:style-name="ce129" table:formula="of:=[MoMo.O134]/[.O$5]*1000000" office:value-type="float" office:value="128.065474769436" calcext:value-type="float">
            <text:p>128</text:p>
          </table:table-cell>
          <table:table-cell table:style-name="ce129" table:formula="of:=[MoMo.P134]/[.P$5]*1000000" office:value-type="float" office:value="1100.4732536657" calcext:value-type="float">
            <text:p>1100</text:p>
          </table:table-cell>
          <table:table-cell table:style-name="ce129"/>
          <table:table-cell table:style-name="ce129" table:formula="of:=[MoMo.R134]/[.R$5]*1000000" office:value-type="float" office:value="78.4574189267701" calcext:value-type="float">
            <text:p>78</text:p>
          </table:table-cell>
          <table:table-cell table:style-name="ce129" table:formula="of:=[MoMo.S134]/[.S$5]*1000000" office:value-type="float" office:value="569.836646827909" calcext:value-type="float">
            <text:p>570</text:p>
          </table:table-cell>
          <table:table-cell table:style-name="ce129" table:formula="of:=[MoMo.T134]/[.T$5]*1000000" office:value-type="float" office:value="482.927468114055" calcext:value-type="float">
            <text:p>483</text:p>
          </table:table-cell>
          <table:table-cell table:style-name="ce129" table:formula="of:=[MoMo.U134]/[.U$5]*1000000" office:value-type="float" office:value="877.484754890314" calcext:value-type="float">
            <text:p>877</text:p>
          </table:table-cell>
          <table:table-cell table:style-name="ce129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35]" office:value-type="string" office:string-value="Diferencia" calcext:value-type="string">
            <text:p>Diferencia</text:p>
          </table:table-cell>
          <table:table-cell table:style-name="ce124" table:formula="of:=[.C132]-[.C133]" office:value-type="float" office:value="17.0554677205594" calcext:value-type="float">
            <text:p>17</text:p>
          </table:table-cell>
          <table:table-cell table:style-name="ce124" table:formula="of:=[.D132]-[.D133]" office:value-type="float" office:value="140.594531484006" calcext:value-type="float">
            <text:p>141</text:p>
          </table:table-cell>
          <table:table-cell table:style-name="ce124" table:formula="of:=[.E132]-[.E133]" office:value-type="float" office:value="79.7476085442755" calcext:value-type="float">
            <text:p>80</text:p>
          </table:table-cell>
          <table:table-cell table:style-name="ce124" table:formula="of:=[.F132]-[.F133]" office:value-type="float" office:value="36.3182828007242" calcext:value-type="float">
            <text:p>36</text:p>
          </table:table-cell>
          <table:table-cell table:style-name="ce124" table:formula="of:=[.G132]-[.G133]" office:value-type="float" office:value="20.6797528769531" calcext:value-type="float">
            <text:p>21</text:p>
          </table:table-cell>
          <table:table-cell table:style-name="ce124" table:formula="of:=[.H132]-[.H133]" office:value-type="float" office:value="55.1506387995085" calcext:value-type="float">
            <text:p>55</text:p>
          </table:table-cell>
          <table:table-cell table:style-name="ce124" table:formula="of:=[.I132]-[.I133]" office:value-type="float" office:value="762.920249513939" calcext:value-type="float">
            <text:p>763</text:p>
          </table:table-cell>
          <table:table-cell table:style-name="ce124" table:formula="of:=[.J132]-[.J133]" office:value-type="float" office:value="829.383360132464" calcext:value-type="float">
            <text:p>829</text:p>
          </table:table-cell>
          <table:table-cell table:style-name="ce124" table:formula="of:=[.K132]-[.K133]" office:value-type="float" office:value="-3.68417901688997" calcext:value-type="float">
            <text:p>-4</text:p>
          </table:table-cell>
          <table:table-cell table:style-name="ce124" table:formula="of:=[.L132]-[.L133]" office:value-type="float" office:value="129.192896739641" calcext:value-type="float">
            <text:p>129</text:p>
          </table:table-cell>
          <table:table-cell table:style-name="ce124" table:formula="of:=[.M132]-[.M133]" office:value-type="float" office:value="76.3542863060098" calcext:value-type="float">
            <text:p>76</text:p>
          </table:table-cell>
          <table:table-cell table:style-name="ce124" table:formula="of:=[.N132]-[.N133]" office:value-type="float" office:value="170.571638690122" calcext:value-type="float">
            <text:p>171</text:p>
          </table:table-cell>
          <table:table-cell table:style-name="ce124" table:formula="of:=[.O132]-[.O133]" office:value-type="float" office:value="55.8898459253897" calcext:value-type="float">
            <text:p>56</text:p>
          </table:table-cell>
          <table:table-cell table:style-name="ce124" table:formula="of:=[.P132]-[.P133]" office:value-type="float" office:value="335.204244278611" calcext:value-type="float">
            <text:p>335</text:p>
          </table:table-cell>
          <table:table-cell table:style-name="ce124"/>
          <table:table-cell table:style-name="ce124" table:formula="of:=[.R132]-[.R133]" office:value-type="float" office:value="14.8798553136978" calcext:value-type="float">
            <text:p>15</text:p>
          </table:table-cell>
          <table:table-cell table:style-name="ce124" table:formula="of:=[.S132]-[.S133]" office:value-type="float" office:value="398.422370952847" calcext:value-type="float">
            <text:p>398</text:p>
          </table:table-cell>
          <table:table-cell table:style-name="ce124" table:formula="of:=[.T132]-[.T133]" office:value-type="float" office:value="155.064281192931" calcext:value-type="float">
            <text:p>155</text:p>
          </table:table-cell>
          <table:table-cell table:style-name="ce124" table:formula="of:=[.U132]-[.U133]" office:value-type="float" office:value="-38.0137799952482" calcext:value-type="float">
            <text:p>-38</text:p>
          </table:table-cell>
          <table:table-cell table:style-name="ce124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37]" office:value-type="date" office:date-value="2020-04-20" calcext:value-type="date">
            <text:p>20/04</text:p>
          </table:table-cell>
          <table:table-cell table:style-name="ce110" table:formula="of:=[MoMo.B137]" office:value-type="string" office:string-value="Inicio" calcext:value-type="string">
            <text:p>Inicio</text:p>
          </table:table-cell>
          <table:table-cell table:style-name="ce46" table:formula="of:=[MoMo.C137]" office:value-type="date" office:date-value="2020-03-20" calcext:value-type="date">
            <text:p>20/03</text:p>
          </table:table-cell>
          <table:table-cell table:style-name="ce46" table:formula="of:=[MoMo.D137]" office:value-type="date" office:date-value="2020-03-23" calcext:value-type="date">
            <text:p>23/03</text:p>
          </table:table-cell>
          <table:table-cell table:style-name="ce46" table:formula="of:=[MoMo.E137]" office:value-type="date" office:date-value="2020-03-20" calcext:value-type="date">
            <text:p>20/03</text:p>
          </table:table-cell>
          <table:table-cell table:style-name="ce46" table:formula="of:=[MoMo.F137]" office:value-type="date" office:date-value="2020-03-16" calcext:value-type="date">
            <text:p>16/03</text:p>
          </table:table-cell>
          <table:table-cell table:style-name="ce46" table:formula="of:=[MoMo.G137]" office:value-type="date" office:date-value="2020-03-27" calcext:value-type="date">
            <text:p>27/03</text:p>
          </table:table-cell>
          <table:table-cell table:style-name="ce46" table:formula="of:=[MoMo.H137]" office:value-type="date" office:date-value="2020-03-24" calcext:value-type="date">
            <text:p>24/03</text:p>
          </table:table-cell>
          <table:table-cell table:style-name="ce46" table:formula="of:=[MoMo.I137]" office:value-type="date" office:date-value="2020-03-14" calcext:value-type="date">
            <text:p>14/03</text:p>
          </table:table-cell>
          <table:table-cell table:style-name="ce46" table:formula="of:=[MoMo.J137]" office:value-type="date" office:date-value="2020-03-18" calcext:value-type="date">
            <text:p>18/03</text:p>
          </table:table-cell>
          <table:table-cell table:style-name="ce46" table:formula="of:=[MoMo.K137]" office:value-type="date" office:date-value="2020-03-22" calcext:value-type="date">
            <text:p>22/03</text:p>
          </table:table-cell>
          <table:table-cell table:style-name="ce46" table:formula="of:=[MoMo.L137]" office:value-type="date" office:date-value="2020-03-28" calcext:value-type="date">
            <text:p>28/03</text:p>
          </table:table-cell>
          <table:table-cell table:style-name="ce46" table:formula="of:=[MoMo.M137]" office:value-type="date" office:date-value="2020-03-22" calcext:value-type="date">
            <text:p>22/03</text:p>
          </table:table-cell>
          <table:table-cell table:style-name="ce46" table:formula="of:=[MoMo.N137]" office:value-type="date" office:date-value="2020-03-23" calcext:value-type="date">
            <text:p>23/03</text:p>
          </table:table-cell>
          <table:table-cell table:style-name="ce46" table:formula="of:=[MoMo.O137]" office:value-type="date" office:date-value="2020-03-21" calcext:value-type="date">
            <text:p>21/03</text:p>
          </table:table-cell>
          <table:table-cell table:style-name="ce46" table:formula="of:=[MoMo.P13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37]" office:value-type="date" office:date-value="2020-03-27" calcext:value-type="date">
            <text:p>27/03</text:p>
          </table:table-cell>
          <table:table-cell table:style-name="ce46" table:formula="of:=[MoMo.S137]" office:value-type="date" office:date-value="2020-03-22" calcext:value-type="date">
            <text:p>22/03</text:p>
          </table:table-cell>
          <table:table-cell table:style-name="ce46" table:formula="of:=[MoMo.T137]" office:value-type="date" office:date-value="2020-03-25" calcext:value-type="date">
            <text:p>25/03</text:p>
          </table:table-cell>
          <table:table-cell table:style-name="ce46" table:formula="of:=[MoMo.U137]" office:value-type="date" office:date-value="2020-03-20" calcext:value-type="date">
            <text:p>20/03</text:p>
          </table:table-cell>
          <table:table-cell table:style-name="ce46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38]" office:value-type="string" office:string-value="Fin" calcext:value-type="string">
            <text:p>Fin</text:p>
          </table:table-cell>
          <table:table-cell table:style-name="ce126" table:formula="of:=[MoMo.C138]" office:value-type="date" office:date-value="2020-04-10" calcext:value-type="date">
            <text:p>10/04</text:p>
          </table:table-cell>
          <table:table-cell table:style-name="ce126" table:formula="of:=[MoMo.D138]" office:value-type="date" office:date-value="2020-04-18" calcext:value-type="date">
            <text:p>18/04</text:p>
          </table:table-cell>
          <table:table-cell table:style-name="ce126" table:formula="of:=[MoMo.E138]" office:value-type="date" office:date-value="2020-03-31" calcext:value-type="date">
            <text:p>31/03</text:p>
          </table:table-cell>
          <table:table-cell table:style-name="ce126" table:formula="of:=[MoMo.F138]" office:value-type="date" office:date-value="2020-03-27" calcext:value-type="date">
            <text:p>27/03</text:p>
          </table:table-cell>
          <table:table-cell table:style-name="ce126" table:formula="of:=[MoMo.G138]" office:value-type="date" office:date-value="2020-04-03" calcext:value-type="date">
            <text:p>03/04</text:p>
          </table:table-cell>
          <table:table-cell table:style-name="ce126" table:formula="of:=[MoMo.H138]" office:value-type="date" office:date-value="2020-04-16" calcext:value-type="date">
            <text:p>16/04</text:p>
          </table:table-cell>
          <table:table-cell table:style-name="ce126" table:formula="of:=[MoMo.I138]" office:value-type="date" office:date-value="2020-04-17" calcext:value-type="date">
            <text:p>17/04</text:p>
          </table:table-cell>
          <table:table-cell table:style-name="ce126" table:formula="of:=[MoMo.J138]" office:value-type="date" office:date-value="2020-04-17" calcext:value-type="date">
            <text:p>17/04</text:p>
          </table:table-cell>
          <table:table-cell table:style-name="ce126" table:formula="of:=[MoMo.K138]" office:value-type="date" office:date-value="2020-04-16" calcext:value-type="date">
            <text:p>16/04</text:p>
          </table:table-cell>
          <table:table-cell table:style-name="ce126" table:formula="of:=[MoMo.L138]" office:value-type="date" office:date-value="2020-03-31" calcext:value-type="date">
            <text:p>31/03</text:p>
          </table:table-cell>
          <table:table-cell table:style-name="ce126" table:formula="of:=[MoMo.M138]" office:value-type="date" office:date-value="2020-04-16" calcext:value-type="date">
            <text:p>16/04</text:p>
          </table:table-cell>
          <table:table-cell table:style-name="ce126" table:formula="of:=[MoMo.N138]" office:value-type="date" office:date-value="2020-04-13" calcext:value-type="date">
            <text:p>13/04</text:p>
          </table:table-cell>
          <table:table-cell table:style-name="ce126" table:formula="of:=[MoMo.O138]" office:value-type="date" office:date-value="2020-04-11" calcext:value-type="date">
            <text:p>11/04</text:p>
          </table:table-cell>
          <table:table-cell table:style-name="ce126" table:formula="of:=[MoMo.P138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38]" office:value-type="date" office:date-value="2020-04-05" calcext:value-type="date">
            <text:p>05/04</text:p>
          </table:table-cell>
          <table:table-cell table:style-name="ce126" table:formula="of:=[MoMo.S138]" office:value-type="date" office:date-value="2020-04-15" calcext:value-type="date">
            <text:p>15/04</text:p>
          </table:table-cell>
          <table:table-cell table:style-name="ce126" table:formula="of:=[MoMo.T138]" office:value-type="date" office:date-value="2020-04-16" calcext:value-type="date">
            <text:p>16/04</text:p>
          </table:table-cell>
          <table:table-cell table:style-name="ce126" table:formula="of:=[MoMo.U138]" office:value-type="date" office:date-value="2020-04-14" calcext:value-type="date">
            <text:p>14/04</text:p>
          </table:table-cell>
          <table:table-cell table:style-name="ce126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39]" office:value-type="string" office:string-value="MoMo (parcial)" calcext:value-type="string">
            <text:p>MoMo (parcial)</text:p>
          </table:table-cell>
          <table:table-cell table:style-name="ce127" table:formula="of:=[MoMo.C139]/[.C$5]*1000000" office:value-type="float" office:value="95.6537420411793" calcext:value-type="float">
            <text:p>96</text:p>
          </table:table-cell>
          <table:table-cell table:style-name="ce127" table:formula="of:=[MoMo.D139]/[.D$5]*1000000" office:value-type="float" office:value="560.849924506849" calcext:value-type="float">
            <text:p>561</text:p>
          </table:table-cell>
          <table:table-cell table:style-name="ce127" table:formula="of:=[MoMo.E139]/[.E$5]*1000000" office:value-type="float" office:value="131.2917945546" calcext:value-type="float">
            <text:p>131</text:p>
          </table:table-cell>
          <table:table-cell table:style-name="ce127" table:formula="of:=[MoMo.F139]/[.F$5]*1000000" office:value-type="float" office:value="54.9203300889001" calcext:value-type="float">
            <text:p>55</text:p>
          </table:table-cell>
          <table:table-cell table:style-name="ce127" table:formula="of:=[MoMo.G139]/[.G$5]*1000000" office:value-type="float" office:value="42.2994945210405" calcext:value-type="float">
            <text:p>42</text:p>
          </table:table-cell>
          <table:table-cell table:style-name="ce127" table:formula="of:=[MoMo.H139]/[.H$5]*1000000" office:value-type="float" office:value="275.753193997542" calcext:value-type="float">
            <text:p>276</text:p>
          </table:table-cell>
          <table:table-cell table:style-name="ce127" table:formula="of:=[MoMo.I139]/[.I$5]*1000000" office:value-type="float" office:value="1535.80246093666" calcext:value-type="float">
            <text:p>1536</text:p>
          </table:table-cell>
          <table:table-cell table:style-name="ce127" table:formula="of:=[MoMo.J139]/[.J$5]*1000000" office:value-type="float" office:value="1511.73742739195" calcext:value-type="float">
            <text:p>1512</text:p>
          </table:table-cell>
          <table:table-cell table:style-name="ce127" table:formula="of:=[MoMo.K139]/[.K$5]*1000000" office:value-type="float" office:value="482.495873390557" calcext:value-type="float">
            <text:p>482</text:p>
          </table:table-cell>
          <table:table-cell table:style-name="ce127" table:formula="of:=[MoMo.L139]/[.L$5]*1000000" office:value-type="float" office:value="129.192896739641" calcext:value-type="float">
            <text:p>129</text:p>
          </table:table-cell>
          <table:table-cell table:style-name="ce127" table:formula="of:=[MoMo.M139]/[.M$5]*1000000" office:value-type="float" office:value="258.073458464376" calcext:value-type="float">
            <text:p>258</text:p>
          </table:table-cell>
          <table:table-cell table:style-name="ce127" table:formula="of:=[MoMo.N139]/[.N$5]*1000000" office:value-type="float" office:value="452.993532259012" calcext:value-type="float">
            <text:p>453</text:p>
          </table:table-cell>
          <table:table-cell table:style-name="ce127" table:formula="of:=[MoMo.O139]/[.O$5]*1000000" office:value-type="float" office:value="146.572046267909" calcext:value-type="float">
            <text:p>147</text:p>
          </table:table-cell>
          <table:table-cell table:style-name="ce127" table:formula="of:=[MoMo.P139]/[.P$5]*1000000" office:value-type="float" office:value="1281.83319172664" calcext:value-type="float">
            <text:p>1282</text:p>
          </table:table-cell>
          <table:table-cell table:style-name="ce127"/>
          <table:table-cell table:style-name="ce127" table:formula="of:=[MoMo.R139]/[.R$5]*1000000" office:value-type="float" office:value="44.6395659410934" calcext:value-type="float">
            <text:p>45</text:p>
          </table:table-cell>
          <table:table-cell table:style-name="ce127" table:formula="of:=[MoMo.S139]/[.S$5]*1000000" office:value-type="float" office:value="877.146925198516" calcext:value-type="float">
            <text:p>877</text:p>
          </table:table-cell>
          <table:table-cell table:style-name="ce127" table:formula="of:=[MoMo.T139]/[.T$5]*1000000" office:value-type="float" office:value="523.85352473389" calcext:value-type="float">
            <text:p>524</text:p>
          </table:table-cell>
          <table:table-cell table:style-name="ce127" table:formula="of:=[MoMo.U139]/[.U$5]*1000000" office:value-type="float" office:value="681.080224914865" calcext:value-type="float">
            <text:p>681</text:p>
          </table:table-cell>
          <table:table-cell table:style-name="ce127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0]" office:value-type="string" office:string-value="Covid-19 (parcial)" calcext:value-type="string">
            <text:p>Covid-19 (parcial)</text:p>
          </table:table-cell>
          <table:table-cell table:style-name="ce123" table:formula="of:=[MoMo.C140]/[.C$5]*1000000" office:value-type="float" office:value="78.8368123306977" calcext:value-type="float">
            <text:p>79</text:p>
          </table:table-cell>
          <table:table-cell table:style-name="ce123" table:formula="of:=[MoMo.D140]/[.D$5]*1000000" office:value-type="float" office:value="434.773306599996" calcext:value-type="float">
            <text:p>435</text:p>
          </table:table-cell>
          <table:table-cell table:style-name="ce123" table:formula="of:=[MoMo.E140]/[.E$5]*1000000" office:value-type="float" office:value="51.5441860103244" calcext:value-type="float">
            <text:p>52</text:p>
          </table:table-cell>
          <table:table-cell table:style-name="ce123" table:formula="of:=[MoMo.F140]/[.F$5]*1000000" office:value-type="float" office:value="18.6020472881758" calcext:value-type="float">
            <text:p>19</text:p>
          </table:table-cell>
          <table:table-cell table:style-name="ce123" table:formula="of:=[MoMo.G140]/[.G$5]*1000000" office:value-type="float" office:value="21.6197416440874" calcext:value-type="float">
            <text:p>22</text:p>
          </table:table-cell>
          <table:table-cell table:style-name="ce123" table:formula="of:=[MoMo.H140]/[.H$5]*1000000" office:value-type="float" office:value="220.602555198034" calcext:value-type="float">
            <text:p>221</text:p>
          </table:table-cell>
          <table:table-cell table:style-name="ce123" table:formula="of:=[MoMo.I140]/[.I$5]*1000000" office:value-type="float" office:value="766.240903483532" calcext:value-type="float">
            <text:p>766</text:p>
          </table:table-cell>
          <table:table-cell table:style-name="ce123" table:formula="of:=[MoMo.J140]/[.J$5]*1000000" office:value-type="float" office:value="680.380519704145" calcext:value-type="float">
            <text:p>680</text:p>
          </table:table-cell>
          <table:table-cell table:style-name="ce123" table:formula="of:=[MoMo.K140]/[.K$5]*1000000" office:value-type="float" office:value="482.101139924461" calcext:value-type="float">
            <text:p>482</text:p>
          </table:table-cell>
          <table:table-cell table:style-name="ce123" table:formula="of:=[MoMo.L140]/[.L$5]*1000000" office:value-type="float" office:value="0" calcext:value-type="float">
            <text:p>0</text:p>
          </table:table-cell>
          <table:table-cell table:style-name="ce123" table:formula="of:=[MoMo.M140]/[.M$5]*1000000" office:value-type="float" office:value="181.920634655216" calcext:value-type="float">
            <text:p>182</text:p>
          </table:table-cell>
          <table:table-cell table:style-name="ce123" table:formula="of:=[MoMo.N140]/[.N$5]*1000000" office:value-type="float" office:value="282.42189356889" calcext:value-type="float">
            <text:p>282</text:p>
          </table:table-cell>
          <table:table-cell table:style-name="ce123" table:formula="of:=[MoMo.O140]/[.O$5]*1000000" office:value-type="float" office:value="93.2731203523059" calcext:value-type="float">
            <text:p>93</text:p>
          </table:table-cell>
          <table:table-cell table:style-name="ce123" table:formula="of:=[MoMo.P140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0]/[.R$5]*1000000" office:value-type="float" office:value="29.7597106273956" calcext:value-type="float">
            <text:p>30</text:p>
          </table:table-cell>
          <table:table-cell table:style-name="ce123" table:formula="of:=[MoMo.S140]/[.S$5]*1000000" office:value-type="float" office:value="367.536915840223" calcext:value-type="float">
            <text:p>368</text:p>
          </table:table-cell>
          <table:table-cell table:style-name="ce123" table:formula="of:=[MoMo.T140]/[.T$5]*1000000" office:value-type="float" office:value="364.241903916533" calcext:value-type="float">
            <text:p>364</text:p>
          </table:table-cell>
          <table:table-cell table:style-name="ce123" table:formula="of:=[MoMo.U140]/[.U$5]*1000000" office:value-type="float" office:value="719.094004910113" calcext:value-type="float">
            <text:p>719</text:p>
          </table:table-cell>
          <table:table-cell table:style-name="ce123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1]" office:value-type="string" office:string-value="Covid-19 (total)" calcext:value-type="string">
            <text:p>Covid-19 (total)</text:p>
          </table:table-cell>
          <table:table-cell table:style-name="ce129" table:formula="of:=[MoMo.C141]/[.C$5]*1000000" office:value-type="float" office:value="120.819502104382" calcext:value-type="float">
            <text:p>121</text:p>
          </table:table-cell>
          <table:table-cell table:style-name="ce129" table:formula="of:=[MoMo.D141]/[.D$5]*1000000" office:value-type="float" office:value="486.732155191912" calcext:value-type="float">
            <text:p>487</text:p>
          </table:table-cell>
          <table:table-cell table:style-name="ce129" table:formula="of:=[MoMo.E141]/[.E$5]*1000000" office:value-type="float" office:value="194.506362303111" calcext:value-type="float">
            <text:p>195</text:p>
          </table:table-cell>
          <table:table-cell table:style-name="ce129" table:formula="of:=[MoMo.F141]/[.F$5]*1000000" office:value-type="float" office:value="139.072448773505" calcext:value-type="float">
            <text:p>139</text:p>
          </table:table-cell>
          <table:table-cell table:style-name="ce129" table:formula="of:=[MoMo.G141]/[.G$5]*1000000" office:value-type="float" office:value="55.9293316444869" calcext:value-type="float">
            <text:p>56</text:p>
          </table:table-cell>
          <table:table-cell table:style-name="ce129" table:formula="of:=[MoMo.H141]/[.H$5]*1000000" office:value-type="float" office:value="272.306279072573" calcext:value-type="float">
            <text:p>272</text:p>
          </table:table-cell>
          <table:table-cell table:style-name="ce129" table:formula="of:=[MoMo.I141]/[.I$5]*1000000" office:value-type="float" office:value="838.880209068374" calcext:value-type="float">
            <text:p>839</text:p>
          </table:table-cell>
          <table:table-cell table:style-name="ce129" table:formula="of:=[MoMo.J141]/[.J$5]*1000000" office:value-type="float" office:value="736.626625031392" calcext:value-type="float">
            <text:p>737</text:p>
          </table:table-cell>
          <table:table-cell table:style-name="ce129" table:formula="of:=[MoMo.K141]/[.K$5]*1000000" office:value-type="float" office:value="558.67943234696" calcext:value-type="float">
            <text:p>559</text:p>
          </table:table-cell>
          <table:table-cell table:style-name="ce129" table:formula="of:=[MoMo.L141]/[.L$5]*1000000" office:value-type="float" office:value="46.9792351780513" calcext:value-type="float">
            <text:p>47</text:p>
          </table:table-cell>
          <table:table-cell table:style-name="ce129" table:formula="of:=[MoMo.M141]/[.M$5]*1000000" office:value-type="float" office:value="217.378034100751" calcext:value-type="float">
            <text:p>217</text:p>
          </table:table-cell>
          <table:table-cell table:style-name="ce129" table:formula="of:=[MoMo.N141]/[.N$5]*1000000" office:value-type="float" office:value="362.581242898674" calcext:value-type="float">
            <text:p>363</text:p>
          </table:table-cell>
          <table:table-cell table:style-name="ce129" table:formula="of:=[MoMo.O141]/[.O$5]*1000000" office:value-type="float" office:value="130.286263349253" calcext:value-type="float">
            <text:p>130</text:p>
          </table:table-cell>
          <table:table-cell table:style-name="ce129" table:formula="of:=[MoMo.P141]/[.P$5]*1000000" office:value-type="float" office:value="1117.49950099414" calcext:value-type="float">
            <text:p>1117</text:p>
          </table:table-cell>
          <table:table-cell table:style-name="ce129"/>
          <table:table-cell table:style-name="ce129" table:formula="of:=[MoMo.R141]/[.R$5]*1000000" office:value-type="float" office:value="79.1337759864837" calcext:value-type="float">
            <text:p>79</text:p>
          </table:table-cell>
          <table:table-cell table:style-name="ce129" table:formula="of:=[MoMo.S141]/[.S$5]*1000000" office:value-type="float" office:value="594.545010918008" calcext:value-type="float">
            <text:p>595</text:p>
          </table:table-cell>
          <table:table-cell table:style-name="ce129" table:formula="of:=[MoMo.T141]/[.T$5]*1000000" office:value-type="float" office:value="491.567413400464" calcext:value-type="float">
            <text:p>492</text:p>
          </table:table-cell>
          <table:table-cell table:style-name="ce129" table:formula="of:=[MoMo.U141]/[.U$5]*1000000" office:value-type="float" office:value="902.827274887147" calcext:value-type="float">
            <text:p>903</text:p>
          </table:table-cell>
          <table:table-cell table:style-name="ce129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2]" office:value-type="string" office:string-value="Diferencia" calcext:value-type="string">
            <text:p>Diferencia</text:p>
          </table:table-cell>
          <table:table-cell table:style-name="ce124" table:formula="of:=[.C139]-[.C140]" office:value-type="float" office:value="16.8169297104816" calcext:value-type="float">
            <text:p>17</text:p>
          </table:table-cell>
          <table:table-cell table:style-name="ce124" table:formula="of:=[.D139]-[.D140]" office:value-type="float" office:value="126.076617906853" calcext:value-type="float">
            <text:p>126</text:p>
          </table:table-cell>
          <table:table-cell table:style-name="ce124" table:formula="of:=[.E139]-[.E140]" office:value-type="float" office:value="79.7476085442755" calcext:value-type="float">
            <text:p>80</text:p>
          </table:table-cell>
          <table:table-cell table:style-name="ce124" table:formula="of:=[.F139]-[.F140]" office:value-type="float" office:value="36.3182828007242" calcext:value-type="float">
            <text:p>36</text:p>
          </table:table-cell>
          <table:table-cell table:style-name="ce124" table:formula="of:=[.G139]-[.G140]" office:value-type="float" office:value="20.6797528769531" calcext:value-type="float">
            <text:p>21</text:p>
          </table:table-cell>
          <table:table-cell table:style-name="ce124" table:formula="of:=[.H139]-[.H140]" office:value-type="float" office:value="55.1506387995085" calcext:value-type="float">
            <text:p>55</text:p>
          </table:table-cell>
          <table:table-cell table:style-name="ce124" table:formula="of:=[.I139]-[.I140]" office:value-type="float" office:value="769.561557453125" calcext:value-type="float">
            <text:p>770</text:p>
          </table:table-cell>
          <table:table-cell table:style-name="ce124" table:formula="of:=[.J139]-[.J140]" office:value-type="float" office:value="831.356907687807" calcext:value-type="float">
            <text:p>831</text:p>
          </table:table-cell>
          <table:table-cell table:style-name="ce124" table:formula="of:=[.K139]-[.K140]" office:value-type="float" office:value="0.394733466095374" calcext:value-type="float">
            <text:p>0</text:p>
          </table:table-cell>
          <table:table-cell table:style-name="ce124" table:formula="of:=[.L139]-[.L140]" office:value-type="float" office:value="129.192896739641" calcext:value-type="float">
            <text:p>129</text:p>
          </table:table-cell>
          <table:table-cell table:style-name="ce124" table:formula="of:=[.M139]-[.M140]" office:value-type="float" office:value="76.1528238091602" calcext:value-type="float">
            <text:p>76</text:p>
          </table:table-cell>
          <table:table-cell table:style-name="ce124" table:formula="of:=[.N139]-[.N140]" office:value-type="float" office:value="170.571638690122" calcext:value-type="float">
            <text:p>171</text:p>
          </table:table-cell>
          <table:table-cell table:style-name="ce124" table:formula="of:=[.O139]-[.O140]" office:value-type="float" office:value="53.2989259156034" calcext:value-type="float">
            <text:p>53</text:p>
          </table:table-cell>
          <table:table-cell table:style-name="ce124" table:formula="of:=[.P139]-[.P140]" office:value-type="float" office:value="360.135535009537" calcext:value-type="float">
            <text:p>360</text:p>
          </table:table-cell>
          <table:table-cell table:style-name="ce124"/>
          <table:table-cell table:style-name="ce124" table:formula="of:=[.R139]-[.R140]" office:value-type="float" office:value="14.8798553136978" calcext:value-type="float">
            <text:p>15</text:p>
          </table:table-cell>
          <table:table-cell table:style-name="ce124" table:formula="of:=[.S139]-[.S140]" office:value-type="float" office:value="509.610009358293" calcext:value-type="float">
            <text:p>510</text:p>
          </table:table-cell>
          <table:table-cell table:style-name="ce124" table:formula="of:=[.T139]-[.T140]" office:value-type="float" office:value="159.611620817357" calcext:value-type="float">
            <text:p>160</text:p>
          </table:table-cell>
          <table:table-cell table:style-name="ce124" table:formula="of:=[.U139]-[.U140]" office:value-type="float" office:value="-38.0137799952482" calcext:value-type="float">
            <text:p>-38</text:p>
          </table:table-cell>
          <table:table-cell table:style-name="ce124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44]" office:value-type="date" office:date-value="2020-04-21" calcext:value-type="date">
            <text:p>21/04</text:p>
          </table:table-cell>
          <table:table-cell table:style-name="ce110" table:formula="of:=[MoMo.B144]" office:value-type="string" office:string-value="Inicio" calcext:value-type="string">
            <text:p>Inicio</text:p>
          </table:table-cell>
          <table:table-cell table:style-name="ce46" table:formula="of:=[MoMo.C144]" office:value-type="date" office:date-value="2020-03-20" calcext:value-type="date">
            <text:p>20/03</text:p>
          </table:table-cell>
          <table:table-cell table:style-name="ce46" table:formula="of:=[MoMo.D144]" office:value-type="date" office:date-value="2020-03-23" calcext:value-type="date">
            <text:p>23/03</text:p>
          </table:table-cell>
          <table:table-cell table:style-name="ce46" table:formula="of:=[MoMo.E144]" office:value-type="date" office:date-value="2020-03-20" calcext:value-type="date">
            <text:p>20/03</text:p>
          </table:table-cell>
          <table:table-cell table:style-name="ce46" table:formula="of:=[MoMo.F144]" office:value-type="date" office:date-value="2020-03-16" calcext:value-type="date">
            <text:p>16/03</text:p>
          </table:table-cell>
          <table:table-cell table:style-name="ce46" table:formula="of:=[MoMo.G144]" office:value-type="date" office:date-value="2020-03-27" calcext:value-type="date">
            <text:p>27/03</text:p>
          </table:table-cell>
          <table:table-cell table:style-name="ce46" table:formula="of:=[MoMo.H144]" office:value-type="date" office:date-value="2020-03-24" calcext:value-type="date">
            <text:p>24/03</text:p>
          </table:table-cell>
          <table:table-cell table:style-name="ce46" table:formula="of:=[MoMo.I144]" office:value-type="date" office:date-value="2020-03-14" calcext:value-type="date">
            <text:p>14/03</text:p>
          </table:table-cell>
          <table:table-cell table:style-name="ce46" table:formula="of:=[MoMo.J144]" office:value-type="date" office:date-value="2020-03-18" calcext:value-type="date">
            <text:p>18/03</text:p>
          </table:table-cell>
          <table:table-cell table:style-name="ce46" table:formula="of:=[MoMo.K144]" office:value-type="date" office:date-value="2020-03-22" calcext:value-type="date">
            <text:p>22/03</text:p>
          </table:table-cell>
          <table:table-cell table:style-name="ce46" table:formula="of:=[MoMo.L144]" office:value-type="date" office:date-value="2020-03-28" calcext:value-type="date">
            <text:p>28/03</text:p>
          </table:table-cell>
          <table:table-cell table:style-name="ce46" table:formula="of:=[MoMo.M144]" office:value-type="date" office:date-value="2020-03-22" calcext:value-type="date">
            <text:p>22/03</text:p>
          </table:table-cell>
          <table:table-cell table:style-name="ce46" table:formula="of:=[MoMo.N144]" office:value-type="date" office:date-value="2020-03-23" calcext:value-type="date">
            <text:p>23/03</text:p>
          </table:table-cell>
          <table:table-cell table:style-name="ce46" table:formula="of:=[MoMo.O144]" office:value-type="date" office:date-value="2020-03-21" calcext:value-type="date">
            <text:p>21/03</text:p>
          </table:table-cell>
          <table:table-cell table:style-name="ce46" table:formula="of:=[MoMo.P14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44]" office:value-type="date" office:date-value="2020-03-27" calcext:value-type="date">
            <text:p>27/03</text:p>
          </table:table-cell>
          <table:table-cell table:style-name="ce46" table:formula="of:=[MoMo.S144]" office:value-type="date" office:date-value="2020-03-22" calcext:value-type="date">
            <text:p>22/03</text:p>
          </table:table-cell>
          <table:table-cell table:style-name="ce46" table:formula="of:=[MoMo.T144]" office:value-type="date" office:date-value="2020-03-25" calcext:value-type="date">
            <text:p>25/03</text:p>
          </table:table-cell>
          <table:table-cell table:style-name="ce46" table:formula="of:=[MoMo.U144]" office:value-type="date" office:date-value="2020-03-20" calcext:value-type="date">
            <text:p>20/03</text:p>
          </table:table-cell>
          <table:table-cell table:style-name="ce46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45]" office:value-type="string" office:string-value="Fin" calcext:value-type="string">
            <text:p>Fin</text:p>
          </table:table-cell>
          <table:table-cell table:style-name="ce126" table:formula="of:=[MoMo.C145]" office:value-type="date" office:date-value="2020-04-10" calcext:value-type="date">
            <text:p>10/04</text:p>
          </table:table-cell>
          <table:table-cell table:style-name="ce126" table:formula="of:=[MoMo.D145]" office:value-type="date" office:date-value="2020-04-18" calcext:value-type="date">
            <text:p>18/04</text:p>
          </table:table-cell>
          <table:table-cell table:style-name="ce126" table:formula="of:=[MoMo.E145]" office:value-type="date" office:date-value="2020-03-31" calcext:value-type="date">
            <text:p>31/03</text:p>
          </table:table-cell>
          <table:table-cell table:style-name="ce126" table:formula="of:=[MoMo.F145]" office:value-type="date" office:date-value="2020-03-27" calcext:value-type="date">
            <text:p>27/03</text:p>
          </table:table-cell>
          <table:table-cell table:style-name="ce126" table:formula="of:=[MoMo.G145]" office:value-type="date" office:date-value="2020-04-03" calcext:value-type="date">
            <text:p>03/04</text:p>
          </table:table-cell>
          <table:table-cell table:style-name="ce126" table:formula="of:=[MoMo.H145]" office:value-type="date" office:date-value="2020-04-16" calcext:value-type="date">
            <text:p>16/04</text:p>
          </table:table-cell>
          <table:table-cell table:style-name="ce126" table:formula="of:=[MoMo.I145]" office:value-type="date" office:date-value="2020-04-19" calcext:value-type="date">
            <text:p>19/04</text:p>
          </table:table-cell>
          <table:table-cell table:style-name="ce126" table:formula="of:=[MoMo.J145]" office:value-type="date" office:date-value="2020-04-20" calcext:value-type="date">
            <text:p>20/04</text:p>
          </table:table-cell>
          <table:table-cell table:style-name="ce126" table:formula="of:=[MoMo.K145]" office:value-type="date" office:date-value="2020-04-18" calcext:value-type="date">
            <text:p>18/04</text:p>
          </table:table-cell>
          <table:table-cell table:style-name="ce126" table:formula="of:=[MoMo.L145]" office:value-type="date" office:date-value="2020-03-31" calcext:value-type="date">
            <text:p>31/03</text:p>
          </table:table-cell>
          <table:table-cell table:style-name="ce126" table:formula="of:=[MoMo.M145]" office:value-type="date" office:date-value="2020-04-15" calcext:value-type="date">
            <text:p>15/04</text:p>
          </table:table-cell>
          <table:table-cell table:style-name="ce126" table:formula="of:=[MoMo.N145]" office:value-type="date" office:date-value="2020-04-15" calcext:value-type="date">
            <text:p>15/04</text:p>
          </table:table-cell>
          <table:table-cell table:style-name="ce126" table:formula="of:=[MoMo.O145]" office:value-type="date" office:date-value="2020-04-11" calcext:value-type="date">
            <text:p>11/04</text:p>
          </table:table-cell>
          <table:table-cell table:style-name="ce126" table:formula="of:=[MoMo.P145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45]" office:value-type="date" office:date-value="2020-04-05" calcext:value-type="date">
            <text:p>05/04</text:p>
          </table:table-cell>
          <table:table-cell table:style-name="ce126" table:formula="of:=[MoMo.S145]" office:value-type="date" office:date-value="2020-04-19" calcext:value-type="date">
            <text:p>19/04</text:p>
          </table:table-cell>
          <table:table-cell table:style-name="ce126" table:formula="of:=[MoMo.T145]" office:value-type="date" office:date-value="2020-04-19" calcext:value-type="date">
            <text:p>19/04</text:p>
          </table:table-cell>
          <table:table-cell table:style-name="ce126" table:formula="of:=[MoMo.U145]" office:value-type="date" office:date-value="2020-04-19" calcext:value-type="date">
            <text:p>19/04</text:p>
          </table:table-cell>
          <table:table-cell table:style-name="ce126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46]" office:value-type="string" office:string-value="MoMo (parcial)" calcext:value-type="string">
            <text:p>MoMo (parcial)</text:p>
          </table:table-cell>
          <table:table-cell table:style-name="ce127" table:formula="of:=[MoMo.C146]/[.C$5]*1000000" office:value-type="float" office:value="95.6537420411793" calcext:value-type="float">
            <text:p>96</text:p>
          </table:table-cell>
          <table:table-cell table:style-name="ce127" table:formula="of:=[MoMo.D146]/[.D$5]*1000000" office:value-type="float" office:value="566.962730223545" calcext:value-type="float">
            <text:p>567</text:p>
          </table:table-cell>
          <table:table-cell table:style-name="ce127" table:formula="of:=[MoMo.E146]/[.E$5]*1000000" office:value-type="float" office:value="131.2917945546" calcext:value-type="float">
            <text:p>131</text:p>
          </table:table-cell>
          <table:table-cell table:style-name="ce127" table:formula="of:=[MoMo.F146]/[.F$5]*1000000" office:value-type="float" office:value="54.9203300889001" calcext:value-type="float">
            <text:p>55</text:p>
          </table:table-cell>
          <table:table-cell table:style-name="ce127" table:formula="of:=[MoMo.G146]/[.G$5]*1000000" office:value-type="float" office:value="38.5395394525035" calcext:value-type="float">
            <text:p>39</text:p>
          </table:table-cell>
          <table:table-cell table:style-name="ce127" table:formula="of:=[MoMo.H146]/[.H$5]*1000000" office:value-type="float" office:value="272.306279072573" calcext:value-type="float">
            <text:p>272</text:p>
          </table:table-cell>
          <table:table-cell table:style-name="ce127" table:formula="of:=[MoMo.I146]/[.I$5]*1000000" office:value-type="float" office:value="1573.98998158697" calcext:value-type="float">
            <text:p>1574</text:p>
          </table:table-cell>
          <table:table-cell table:style-name="ce127" table:formula="of:=[MoMo.J146]/[.J$5]*1000000" office:value-type="float" office:value="1572.91740160755" calcext:value-type="float">
            <text:p>1573</text:p>
          </table:table-cell>
          <table:table-cell table:style-name="ce127" table:formula="of:=[MoMo.K146]/[.K$5]*1000000" office:value-type="float" office:value="515.390328898503" calcext:value-type="float">
            <text:p>515</text:p>
          </table:table-cell>
          <table:table-cell table:style-name="ce127" table:formula="of:=[MoMo.L146]/[.L$5]*1000000" office:value-type="float" office:value="129.192896739641" calcext:value-type="float">
            <text:p>129</text:p>
          </table:table-cell>
          <table:table-cell table:style-name="ce127" table:formula="of:=[MoMo.M146]/[.M$5]*1000000" office:value-type="float" office:value="249.612033596692" calcext:value-type="float">
            <text:p>250</text:p>
          </table:table-cell>
          <table:table-cell table:style-name="ce127" table:formula="of:=[MoMo.N146]/[.N$5]*1000000" office:value-type="float" office:value="473.499412320119" calcext:value-type="float">
            <text:p>473</text:p>
          </table:table-cell>
          <table:table-cell table:style-name="ce127" table:formula="of:=[MoMo.O146]/[.O$5]*1000000" office:value-type="float" office:value="149.533097707665" calcext:value-type="float">
            <text:p>150</text:p>
          </table:table-cell>
          <table:table-cell table:style-name="ce127" table:formula="of:=[MoMo.P146]/[.P$5]*1000000" office:value-type="float" office:value="1346.28969947001" calcext:value-type="float">
            <text:p>1346</text:p>
          </table:table-cell>
          <table:table-cell table:style-name="ce127"/>
          <table:table-cell table:style-name="ce127" table:formula="of:=[MoMo.R146]/[.R$5]*1000000" office:value-type="float" office:value="44.6395659410934" calcext:value-type="float">
            <text:p>45</text:p>
          </table:table-cell>
          <table:table-cell table:style-name="ce127" table:formula="of:=[MoMo.S146]/[.S$5]*1000000" office:value-type="float" office:value="932.740744401239" calcext:value-type="float">
            <text:p>933</text:p>
          </table:table-cell>
          <table:table-cell table:style-name="ce127" table:formula="of:=[MoMo.T146]/[.T$5]*1000000" office:value-type="float" office:value="568.417453053266" calcext:value-type="float">
            <text:p>568</text:p>
          </table:table-cell>
          <table:table-cell table:style-name="ce127" table:formula="of:=[MoMo.U146]/[.U$5]*1000000" office:value-type="float" office:value="731.765264908529" calcext:value-type="float">
            <text:p>732</text:p>
          </table:table-cell>
          <table:table-cell table:style-name="ce127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47]" office:value-type="string" office:string-value="Covid-19 (parcial)" calcext:value-type="string">
            <text:p>Covid-19 (parcial)</text:p>
          </table:table-cell>
          <table:table-cell table:style-name="ce123" table:formula="of:=[MoMo.C147]/[.C$5]*1000000" office:value-type="float" office:value="78.8368123306977" calcext:value-type="float">
            <text:p>79</text:p>
          </table:table-cell>
          <table:table-cell table:style-name="ce123" table:formula="of:=[MoMo.D147]/[.D$5]*1000000" office:value-type="float" office:value="434.773306599996" calcext:value-type="float">
            <text:p>435</text:p>
          </table:table-cell>
          <table:table-cell table:style-name="ce123" table:formula="of:=[MoMo.E147]/[.E$5]*1000000" office:value-type="float" office:value="51.5441860103244" calcext:value-type="float">
            <text:p>52</text:p>
          </table:table-cell>
          <table:table-cell table:style-name="ce123" table:formula="of:=[MoMo.F147]/[.F$5]*1000000" office:value-type="float" office:value="18.6020472881758" calcext:value-type="float">
            <text:p>19</text:p>
          </table:table-cell>
          <table:table-cell table:style-name="ce123" table:formula="of:=[MoMo.G147]/[.G$5]*1000000" office:value-type="float" office:value="21.6197416440874" calcext:value-type="float">
            <text:p>22</text:p>
          </table:table-cell>
          <table:table-cell table:style-name="ce123" table:formula="of:=[MoMo.H147]/[.H$5]*1000000" office:value-type="float" office:value="220.602555198034" calcext:value-type="float">
            <text:p>221</text:p>
          </table:table-cell>
          <table:table-cell table:style-name="ce123" table:formula="of:=[MoMo.I147]/[.I$5]*1000000" office:value-type="float" office:value="812.314977311632" calcext:value-type="float">
            <text:p>812</text:p>
          </table:table-cell>
          <table:table-cell table:style-name="ce123" table:formula="of:=[MoMo.J147]/[.J$5]*1000000" office:value-type="float" office:value="725.772113477011" calcext:value-type="float">
            <text:p>726</text:p>
          </table:table-cell>
          <table:table-cell table:style-name="ce123" table:formula="of:=[MoMo.K147]/[.K$5]*1000000" office:value-type="float" office:value="516.442951474757" calcext:value-type="float">
            <text:p>516</text:p>
          </table:table-cell>
          <table:table-cell table:style-name="ce123" table:formula="of:=[MoMo.L147]/[.L$5]*1000000" office:value-type="float" office:value="0" calcext:value-type="float">
            <text:p>0</text:p>
          </table:table-cell>
          <table:table-cell table:style-name="ce123" table:formula="of:=[MoMo.M147]/[.M$5]*1000000" office:value-type="float" office:value="176.481147240276" calcext:value-type="float">
            <text:p>176</text:p>
          </table:table-cell>
          <table:table-cell table:style-name="ce123" table:formula="of:=[MoMo.N147]/[.N$5]*1000000" office:value-type="float" office:value="301.995688172674" calcext:value-type="float">
            <text:p>302</text:p>
          </table:table-cell>
          <table:table-cell table:style-name="ce123" table:formula="of:=[MoMo.O147]/[.O$5]*1000000" office:value-type="float" office:value="93.2731203523059" calcext:value-type="float">
            <text:p>93</text:p>
          </table:table-cell>
          <table:table-cell table:style-name="ce123" table:formula="of:=[MoMo.P147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47]/[.R$5]*1000000" office:value-type="float" office:value="29.7597106273956" calcext:value-type="float">
            <text:p>30</text:p>
          </table:table-cell>
          <table:table-cell table:style-name="ce123" table:formula="of:=[MoMo.S147]/[.S$5]*1000000" office:value-type="float" office:value="548.216828249073" calcext:value-type="float">
            <text:p>548</text:p>
          </table:table-cell>
          <table:table-cell table:style-name="ce123" table:formula="of:=[MoMo.T147]/[.T$5]*1000000" office:value-type="float" office:value="412.44370393545" calcext:value-type="float">
            <text:p>412</text:p>
          </table:table-cell>
          <table:table-cell table:style-name="ce123" table:formula="of:=[MoMo.U147]/[.U$5]*1000000" office:value-type="float" office:value="855.310049893086" calcext:value-type="float">
            <text:p>855</text:p>
          </table:table-cell>
          <table:table-cell table:style-name="ce123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48]" office:value-type="string" office:string-value="Covid-19 (total)" calcext:value-type="string">
            <text:p>Covid-19 (total)</text:p>
          </table:table-cell>
          <table:table-cell table:style-name="ce129" table:formula="of:=[MoMo.C148]/[.C$5]*1000000" office:value-type="float" office:value="121.296578124538" calcext:value-type="float">
            <text:p>121</text:p>
          </table:table-cell>
          <table:table-cell table:style-name="ce129" table:formula="of:=[MoMo.D148]/[.D$5]*1000000" office:value-type="float" office:value="491.316759479433" calcext:value-type="float">
            <text:p>491</text:p>
          </table:table-cell>
          <table:table-cell table:style-name="ce129" table:formula="of:=[MoMo.E148]/[.E$5]*1000000" office:value-type="float" office:value="196.451425926142" calcext:value-type="float">
            <text:p>196</text:p>
          </table:table-cell>
          <table:table-cell table:style-name="ce129" table:formula="of:=[MoMo.F148]/[.F$5]*1000000" office:value-type="float" office:value="142.615695876015" calcext:value-type="float">
            <text:p>143</text:p>
          </table:table-cell>
          <table:table-cell table:style-name="ce129" table:formula="of:=[MoMo.G148]/[.G$5]*1000000" office:value-type="float" office:value="56.399326028054" calcext:value-type="float">
            <text:p>56</text:p>
          </table:table-cell>
          <table:table-cell table:style-name="ce129" table:formula="of:=[MoMo.H148]/[.H$5]*1000000" office:value-type="float" office:value="284.370481309966" calcext:value-type="float">
            <text:p>284</text:p>
          </table:table-cell>
          <table:table-cell table:style-name="ce129" table:formula="of:=[MoMo.I148]/[.I$5]*1000000" office:value-type="float" office:value="861.294623363125" calcext:value-type="float">
            <text:p>861</text:p>
          </table:table-cell>
          <table:table-cell table:style-name="ce129" table:formula="of:=[MoMo.J148]/[.J$5]*1000000" office:value-type="float" office:value="750.441457918786" calcext:value-type="float">
            <text:p>750</text:p>
          </table:table-cell>
          <table:table-cell table:style-name="ce129" table:formula="of:=[MoMo.K148]/[.K$5]*1000000" office:value-type="float" office:value="577.495060897506" calcext:value-type="float">
            <text:p>577</text:p>
          </table:table-cell>
          <table:table-cell table:style-name="ce129" table:formula="of:=[MoMo.L148]/[.L$5]*1000000" office:value-type="float" office:value="46.9792351780513" calcext:value-type="float">
            <text:p>47</text:p>
          </table:table-cell>
          <table:table-cell table:style-name="ce129" table:formula="of:=[MoMo.M148]/[.M$5]*1000000" office:value-type="float" office:value="219.392659069247" calcext:value-type="float">
            <text:p>219</text:p>
          </table:table-cell>
          <table:table-cell table:style-name="ce129" table:formula="of:=[MoMo.N148]/[.N$5]*1000000" office:value-type="float" office:value="370.037926557258" calcext:value-type="float">
            <text:p>370</text:p>
          </table:table-cell>
          <table:table-cell table:style-name="ce129" table:formula="of:=[MoMo.O148]/[.O$5]*1000000" office:value-type="float" office:value="133.247314789008" calcext:value-type="float">
            <text:p>133</text:p>
          </table:table-cell>
          <table:table-cell table:style-name="ce129" table:formula="of:=[MoMo.P148]/[.P$5]*1000000" office:value-type="float" office:value="1134.06968812628" calcext:value-type="float">
            <text:p>1134</text:p>
          </table:table-cell>
          <table:table-cell table:style-name="ce129"/>
          <table:table-cell table:style-name="ce129" table:formula="of:=[MoMo.R148]/[.R$5]*1000000" office:value-type="float" office:value="81.1628471656243" calcext:value-type="float">
            <text:p>81</text:p>
          </table:table-cell>
          <table:table-cell table:style-name="ce129" table:formula="of:=[MoMo.S148]/[.S$5]*1000000" office:value-type="float" office:value="613.076283985583" calcext:value-type="float">
            <text:p>613</text:p>
          </table:table-cell>
          <table:table-cell table:style-name="ce129" table:formula="of:=[MoMo.T148]/[.T$5]*1000000" office:value-type="float" office:value="501.571560574202" calcext:value-type="float">
            <text:p>502</text:p>
          </table:table-cell>
          <table:table-cell table:style-name="ce129" table:formula="of:=[MoMo.U148]/[.U$5]*1000000" office:value-type="float" office:value="931.337609883583" calcext:value-type="float">
            <text:p>931</text:p>
          </table:table-cell>
          <table:table-cell table:style-name="ce129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49]" office:value-type="string" office:string-value="Diferencia" calcext:value-type="string">
            <text:p>Diferencia</text:p>
          </table:table-cell>
          <table:table-cell table:style-name="ce124" table:formula="of:=[.C146]-[.C147]" office:value-type="float" office:value="16.8169297104816" calcext:value-type="float">
            <text:p>17</text:p>
          </table:table-cell>
          <table:table-cell table:style-name="ce124" table:formula="of:=[.D146]-[.D147]" office:value-type="float" office:value="132.189423623549" calcext:value-type="float">
            <text:p>132</text:p>
          </table:table-cell>
          <table:table-cell table:style-name="ce124" table:formula="of:=[.E146]-[.E147]" office:value-type="float" office:value="79.7476085442755" calcext:value-type="float">
            <text:p>80</text:p>
          </table:table-cell>
          <table:table-cell table:style-name="ce124" table:formula="of:=[.F146]-[.F147]" office:value-type="float" office:value="36.3182828007242" calcext:value-type="float">
            <text:p>36</text:p>
          </table:table-cell>
          <table:table-cell table:style-name="ce124" table:formula="of:=[.G146]-[.G147]" office:value-type="float" office:value="16.9197978084162" calcext:value-type="float">
            <text:p>17</text:p>
          </table:table-cell>
          <table:table-cell table:style-name="ce124" table:formula="of:=[.H146]-[.H147]" office:value-type="float" office:value="51.7037238745392" calcext:value-type="float">
            <text:p>52</text:p>
          </table:table-cell>
          <table:table-cell table:style-name="ce124" table:formula="of:=[.I146]-[.I147]" office:value-type="float" office:value="761.675004275342" calcext:value-type="float">
            <text:p>762</text:p>
          </table:table-cell>
          <table:table-cell table:style-name="ce124" table:formula="of:=[.J146]-[.J147]" office:value-type="float" office:value="847.145288130542" calcext:value-type="float">
            <text:p>847</text:p>
          </table:table-cell>
          <table:table-cell table:style-name="ce124" table:formula="of:=[.K146]-[.K147]" office:value-type="float" office:value="-1.05262257625429" calcext:value-type="float">
            <text:p>-1</text:p>
          </table:table-cell>
          <table:table-cell table:style-name="ce124" table:formula="of:=[.L146]-[.L147]" office:value-type="float" office:value="129.192896739641" calcext:value-type="float">
            <text:p>129</text:p>
          </table:table-cell>
          <table:table-cell table:style-name="ce124" table:formula="of:=[.M146]-[.M147]" office:value-type="float" office:value="73.1308863564158" calcext:value-type="float">
            <text:p>73</text:p>
          </table:table-cell>
          <table:table-cell table:style-name="ce124" table:formula="of:=[.N146]-[.N147]" office:value-type="float" office:value="171.503724147445" calcext:value-type="float">
            <text:p>172</text:p>
          </table:table-cell>
          <table:table-cell table:style-name="ce124" table:formula="of:=[.O146]-[.O147]" office:value-type="float" office:value="56.2599773553591" calcext:value-type="float">
            <text:p>56</text:p>
          </table:table-cell>
          <table:table-cell table:style-name="ce124" table:formula="of:=[.P146]-[.P147]" office:value-type="float" office:value="424.592042752907" calcext:value-type="float">
            <text:p>425</text:p>
          </table:table-cell>
          <table:table-cell table:style-name="ce124"/>
          <table:table-cell table:style-name="ce124" table:formula="of:=[.R146]-[.R147]" office:value-type="float" office:value="14.8798553136978" calcext:value-type="float">
            <text:p>15</text:p>
          </table:table-cell>
          <table:table-cell table:style-name="ce124" table:formula="of:=[.S146]-[.S147]" office:value-type="float" office:value="384.523916152166" calcext:value-type="float">
            <text:p>385</text:p>
          </table:table-cell>
          <table:table-cell table:style-name="ce124" table:formula="of:=[.T146]-[.T147]" office:value-type="float" office:value="155.973749117816" calcext:value-type="float">
            <text:p>156</text:p>
          </table:table-cell>
          <table:table-cell table:style-name="ce124" table:formula="of:=[.U146]-[.U147]" office:value-type="float" office:value="-123.544784984557" calcext:value-type="float">
            <text:p>-124</text:p>
          </table:table-cell>
          <table:table-cell table:style-name="ce124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1]" office:value-type="date" office:date-value="2020-04-22" calcext:value-type="date">
            <text:p>22/04</text:p>
          </table:table-cell>
          <table:table-cell table:style-name="ce110" table:formula="of:=[MoMo.B151]" office:value-type="string" office:string-value="Inicio" calcext:value-type="string">
            <text:p>Inicio</text:p>
          </table:table-cell>
          <table:table-cell table:style-name="ce46" table:formula="of:=[MoMo.C151]" office:value-type="date" office:date-value="2020-03-20" calcext:value-type="date">
            <text:p>20/03</text:p>
          </table:table-cell>
          <table:table-cell table:style-name="ce46" table:formula="of:=[MoMo.D151]" office:value-type="date" office:date-value="2020-03-23" calcext:value-type="date">
            <text:p>23/03</text:p>
          </table:table-cell>
          <table:table-cell table:style-name="ce46" table:formula="of:=[MoMo.E151]" office:value-type="date" office:date-value="2020-03-20" calcext:value-type="date">
            <text:p>20/03</text:p>
          </table:table-cell>
          <table:table-cell table:style-name="ce46" table:formula="of:=[MoMo.F151]" office:value-type="date" office:date-value="2020-03-16" calcext:value-type="date">
            <text:p>16/03</text:p>
          </table:table-cell>
          <table:table-cell table:style-name="ce46" table:formula="of:=[MoMo.G151]" office:value-type="date" office:date-value="2020-03-27" calcext:value-type="date">
            <text:p>27/03</text:p>
          </table:table-cell>
          <table:table-cell table:style-name="ce46" table:formula="of:=[MoMo.H151]" office:value-type="date" office:date-value="2020-03-24" calcext:value-type="date">
            <text:p>24/03</text:p>
          </table:table-cell>
          <table:table-cell table:style-name="ce46" table:formula="of:=[MoMo.I151]" office:value-type="date" office:date-value="2020-03-14" calcext:value-type="date">
            <text:p>14/03</text:p>
          </table:table-cell>
          <table:table-cell table:style-name="ce46" table:formula="of:=[MoMo.J151]" office:value-type="date" office:date-value="2020-03-18" calcext:value-type="date">
            <text:p>18/03</text:p>
          </table:table-cell>
          <table:table-cell table:style-name="ce46" table:formula="of:=[MoMo.K151]" office:value-type="date" office:date-value="2020-03-22" calcext:value-type="date">
            <text:p>22/03</text:p>
          </table:table-cell>
          <table:table-cell table:style-name="ce46" table:formula="of:=[MoMo.L151]" office:value-type="date" office:date-value="2020-03-28" calcext:value-type="date">
            <text:p>28/03</text:p>
          </table:table-cell>
          <table:table-cell table:style-name="ce46" table:formula="of:=[MoMo.M151]" office:value-type="date" office:date-value="2020-03-22" calcext:value-type="date">
            <text:p>22/03</text:p>
          </table:table-cell>
          <table:table-cell table:style-name="ce46" table:formula="of:=[MoMo.N151]" office:value-type="date" office:date-value="2020-03-23" calcext:value-type="date">
            <text:p>23/03</text:p>
          </table:table-cell>
          <table:table-cell table:style-name="ce46" table:formula="of:=[MoMo.O151]" office:value-type="date" office:date-value="2020-03-21" calcext:value-type="date">
            <text:p>21/03</text:p>
          </table:table-cell>
          <table:table-cell table:style-name="ce46" table:formula="of:=[MoMo.P15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1]" office:value-type="date" office:date-value="2020-03-27" calcext:value-type="date">
            <text:p>27/03</text:p>
          </table:table-cell>
          <table:table-cell table:style-name="ce46" table:formula="of:=[MoMo.S151]" office:value-type="date" office:date-value="2020-03-22" calcext:value-type="date">
            <text:p>22/03</text:p>
          </table:table-cell>
          <table:table-cell table:style-name="ce46" table:formula="of:=[MoMo.T151]" office:value-type="date" office:date-value="2020-03-25" calcext:value-type="date">
            <text:p>25/03</text:p>
          </table:table-cell>
          <table:table-cell table:style-name="ce46" table:formula="of:=[MoMo.U151]" office:value-type="date" office:date-value="2020-03-20" calcext:value-type="date">
            <text:p>20/03</text:p>
          </table:table-cell>
          <table:table-cell table:style-name="ce46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2]" office:value-type="string" office:string-value="Fin" calcext:value-type="string">
            <text:p>Fin</text:p>
          </table:table-cell>
          <table:table-cell table:style-name="ce126" table:formula="of:=[MoMo.C152]" office:value-type="date" office:date-value="2020-04-10" calcext:value-type="date">
            <text:p>10/04</text:p>
          </table:table-cell>
          <table:table-cell table:style-name="ce126" table:formula="of:=[MoMo.D152]" office:value-type="date" office:date-value="2020-04-18" calcext:value-type="date">
            <text:p>18/04</text:p>
          </table:table-cell>
          <table:table-cell table:style-name="ce126" table:formula="of:=[MoMo.E152]" office:value-type="date" office:date-value="2020-03-31" calcext:value-type="date">
            <text:p>31/03</text:p>
          </table:table-cell>
          <table:table-cell table:style-name="ce126" table:formula="of:=[MoMo.F152]" office:value-type="date" office:date-value="2020-03-27" calcext:value-type="date">
            <text:p>27/03</text:p>
          </table:table-cell>
          <table:table-cell table:style-name="ce126" table:formula="of:=[MoMo.G152]" office:value-type="date" office:date-value="2020-04-03" calcext:value-type="date">
            <text:p>03/04</text:p>
          </table:table-cell>
          <table:table-cell table:style-name="ce126" table:formula="of:=[MoMo.H152]" office:value-type="date" office:date-value="2020-04-16" calcext:value-type="date">
            <text:p>16/04</text:p>
          </table:table-cell>
          <table:table-cell table:style-name="ce126" table:formula="of:=[MoMo.I152]" office:value-type="date" office:date-value="2020-04-20" calcext:value-type="date">
            <text:p>20/04</text:p>
          </table:table-cell>
          <table:table-cell table:style-name="ce126" table:formula="of:=[MoMo.J152]" office:value-type="date" office:date-value="2020-04-21" calcext:value-type="date">
            <text:p>21/04</text:p>
          </table:table-cell>
          <table:table-cell table:style-name="ce126" table:formula="of:=[MoMo.K152]" office:value-type="date" office:date-value="2020-04-20" calcext:value-type="date">
            <text:p>20/04</text:p>
          </table:table-cell>
          <table:table-cell table:style-name="ce126" table:formula="of:=[MoMo.L152]" office:value-type="date" office:date-value="2020-03-31" calcext:value-type="date">
            <text:p>31/03</text:p>
          </table:table-cell>
          <table:table-cell table:style-name="ce126" table:formula="of:=[MoMo.M152]" office:value-type="date" office:date-value="2020-04-15" calcext:value-type="date">
            <text:p>15/04</text:p>
          </table:table-cell>
          <table:table-cell table:style-name="ce126" table:formula="of:=[MoMo.N152]" office:value-type="date" office:date-value="2020-04-17" calcext:value-type="date">
            <text:p>17/04</text:p>
          </table:table-cell>
          <table:table-cell table:style-name="ce126" table:formula="of:=[MoMo.O152]" office:value-type="date" office:date-value="2020-04-11" calcext:value-type="date">
            <text:p>11/04</text:p>
          </table:table-cell>
          <table:table-cell table:style-name="ce126" table:formula="of:=[MoMo.P152]" office:value-type="date" office:date-value="2020-04-11" calcext:value-type="date">
            <text:p>11/04</text:p>
          </table:table-cell>
          <table:table-cell table:style-name="ce126"/>
          <table:table-cell table:style-name="ce126" table:formula="of:=[MoMo.R152]" office:value-type="date" office:date-value="2020-04-05" calcext:value-type="date">
            <text:p>05/04</text:p>
          </table:table-cell>
          <table:table-cell table:style-name="ce126" table:formula="of:=[MoMo.S152]" office:value-type="date" office:date-value="2020-04-19" calcext:value-type="date">
            <text:p>19/04</text:p>
          </table:table-cell>
          <table:table-cell table:style-name="ce126" table:formula="of:=[MoMo.T152]" office:value-type="date" office:date-value="2020-04-18" calcext:value-type="date">
            <text:p>18/04</text:p>
          </table:table-cell>
          <table:table-cell table:style-name="ce126" table:formula="of:=[MoMo.U152]" office:value-type="date" office:date-value="2020-04-14" calcext:value-type="date">
            <text:p>14/04</text:p>
          </table:table-cell>
          <table:table-cell table:style-name="ce126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53]" office:value-type="string" office:string-value="MoMo (parcial)" calcext:value-type="string">
            <text:p>MoMo (parcial)</text:p>
          </table:table-cell>
          <table:table-cell table:style-name="ce127" table:formula="of:=[MoMo.C153]/[.C$5]*1000000" office:value-type="float" office:value="98.0391221419568" calcext:value-type="float">
            <text:p>98</text:p>
          </table:table-cell>
          <table:table-cell table:style-name="ce127" table:formula="of:=[MoMo.D153]/[.D$5]*1000000" office:value-type="float" office:value="563.906327365197" calcext:value-type="float">
            <text:p>564</text:p>
          </table:table-cell>
          <table:table-cell table:style-name="ce127" table:formula="of:=[MoMo.E153]/[.E$5]*1000000" office:value-type="float" office:value="131.2917945546" calcext:value-type="float">
            <text:p>131</text:p>
          </table:table-cell>
          <table:table-cell table:style-name="ce127" table:formula="of:=[MoMo.F153]/[.F$5]*1000000" office:value-type="float" office:value="54.9203300889001" calcext:value-type="float">
            <text:p>55</text:p>
          </table:table-cell>
          <table:table-cell table:style-name="ce127" table:formula="of:=[MoMo.G153]/[.G$5]*1000000" office:value-type="float" office:value="38.5395394525035" calcext:value-type="float">
            <text:p>39</text:p>
          </table:table-cell>
          <table:table-cell table:style-name="ce127" table:formula="of:=[MoMo.H153]/[.H$5]*1000000" office:value-type="float" office:value="272.306279072573" calcext:value-type="float">
            <text:p>272</text:p>
          </table:table-cell>
          <table:table-cell table:style-name="ce127" table:formula="of:=[MoMo.I153]/[.I$5]*1000000" office:value-type="float" office:value="1606.3663577905" calcext:value-type="float">
            <text:p>1606</text:p>
          </table:table-cell>
          <table:table-cell table:style-name="ce127" table:formula="of:=[MoMo.J153]/[.J$5]*1000000" office:value-type="float" office:value="1591.17271649447" calcext:value-type="float">
            <text:p>1591</text:p>
          </table:table-cell>
          <table:table-cell table:style-name="ce127" table:formula="of:=[MoMo.K153]/[.K$5]*1000000" office:value-type="float" office:value="536.311202601557" calcext:value-type="float">
            <text:p>536</text:p>
          </table:table-cell>
          <table:table-cell table:style-name="ce127" table:formula="of:=[MoMo.L153]/[.L$5]*1000000" office:value-type="float" office:value="129.192896739641" calcext:value-type="float">
            <text:p>129</text:p>
          </table:table-cell>
          <table:table-cell table:style-name="ce127" table:formula="of:=[MoMo.M153]/[.M$5]*1000000" office:value-type="float" office:value="244.776933672301" calcext:value-type="float">
            <text:p>245</text:p>
          </table:table-cell>
          <table:table-cell table:style-name="ce127" table:formula="of:=[MoMo.N153]/[.N$5]*1000000" office:value-type="float" office:value="501.461976039811" calcext:value-type="float">
            <text:p>501</text:p>
          </table:table-cell>
          <table:table-cell table:style-name="ce127" table:formula="of:=[MoMo.O153]/[.O$5]*1000000" office:value-type="float" office:value="147.312309127848" calcext:value-type="float">
            <text:p>147</text:p>
          </table:table-cell>
          <table:table-cell table:style-name="ce127" table:formula="of:=[MoMo.P153]/[.P$5]*1000000" office:value-type="float" office:value="1409.22600655906" calcext:value-type="float">
            <text:p>1409</text:p>
          </table:table-cell>
          <table:table-cell table:style-name="ce127"/>
          <table:table-cell table:style-name="ce127" table:formula="of:=[MoMo.R153]/[.R$5]*1000000" office:value-type="float" office:value="44.6395659410934" calcext:value-type="float">
            <text:p>45</text:p>
          </table:table-cell>
          <table:table-cell table:style-name="ce127" table:formula="of:=[MoMo.S153]/[.S$5]*1000000" office:value-type="float" office:value="942.006380935026" calcext:value-type="float">
            <text:p>942</text:p>
          </table:table-cell>
          <table:table-cell table:style-name="ce127" table:formula="of:=[MoMo.T153]/[.T$5]*1000000" office:value-type="float" office:value="557.503837954643" calcext:value-type="float">
            <text:p>558</text:p>
          </table:table-cell>
          <table:table-cell table:style-name="ce127" table:formula="of:=[MoMo.U153]/[.U$5]*1000000" office:value-type="float" office:value="681.080224914865" calcext:value-type="float">
            <text:p>681</text:p>
          </table:table-cell>
          <table:table-cell table:style-name="ce127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54]" office:value-type="string" office:string-value="Covid-19 (parcial)" calcext:value-type="string">
            <text:p>Covid-19 (parcial)</text:p>
          </table:table-cell>
          <table:table-cell table:style-name="ce123" table:formula="of:=[MoMo.C154]/[.C$5]*1000000" office:value-type="float" office:value="78.8368123306977" calcext:value-type="float">
            <text:p>79</text:p>
          </table:table-cell>
          <table:table-cell table:style-name="ce123" table:formula="of:=[MoMo.D154]/[.D$5]*1000000" office:value-type="float" office:value="434.773306599996" calcext:value-type="float">
            <text:p>435</text:p>
          </table:table-cell>
          <table:table-cell table:style-name="ce123" table:formula="of:=[MoMo.E154]/[.E$5]*1000000" office:value-type="float" office:value="51.5441860103244" calcext:value-type="float">
            <text:p>52</text:p>
          </table:table-cell>
          <table:table-cell table:style-name="ce123" table:formula="of:=[MoMo.F154]/[.F$5]*1000000" office:value-type="float" office:value="18.6020472881758" calcext:value-type="float">
            <text:p>19</text:p>
          </table:table-cell>
          <table:table-cell table:style-name="ce123" table:formula="of:=[MoMo.G154]/[.G$5]*1000000" office:value-type="float" office:value="21.6197416440874" calcext:value-type="float">
            <text:p>22</text:p>
          </table:table-cell>
          <table:table-cell table:style-name="ce123" table:formula="of:=[MoMo.H154]/[.H$5]*1000000" office:value-type="float" office:value="220.602555198034" calcext:value-type="float">
            <text:p>221</text:p>
          </table:table-cell>
          <table:table-cell table:style-name="ce123" table:formula="of:=[MoMo.I154]/[.I$5]*1000000" office:value-type="float" office:value="836.389718591179" calcext:value-type="float">
            <text:p>836</text:p>
          </table:table-cell>
          <table:table-cell table:style-name="ce123" table:formula="of:=[MoMo.J154]/[.J$5]*1000000" office:value-type="float" office:value="739.586946364405" calcext:value-type="float">
            <text:p>740</text:p>
          </table:table-cell>
          <table:table-cell table:style-name="ce123" table:formula="of:=[MoMo.K154]/[.K$5]*1000000" office:value-type="float" office:value="533.548068338889" calcext:value-type="float">
            <text:p>534</text:p>
          </table:table-cell>
          <table:table-cell table:style-name="ce123" table:formula="of:=[MoMo.L154]/[.L$5]*1000000" office:value-type="float" office:value="0" calcext:value-type="float">
            <text:p>0</text:p>
          </table:table-cell>
          <table:table-cell table:style-name="ce123" table:formula="of:=[MoMo.M154]/[.M$5]*1000000" office:value-type="float" office:value="176.481147240276" calcext:value-type="float">
            <text:p>176</text:p>
          </table:table-cell>
          <table:table-cell table:style-name="ce123" table:formula="of:=[MoMo.N154]/[.N$5]*1000000" office:value-type="float" office:value="329.958251892366" calcext:value-type="float">
            <text:p>330</text:p>
          </table:table-cell>
          <table:table-cell table:style-name="ce123" table:formula="of:=[MoMo.O154]/[.O$5]*1000000" office:value-type="float" office:value="93.2731203523059" calcext:value-type="float">
            <text:p>93</text:p>
          </table:table-cell>
          <table:table-cell table:style-name="ce123" table:formula="of:=[MoMo.P154]/[.P$5]*1000000" office:value-type="float" office:value="921.697656717105" calcext:value-type="float">
            <text:p>922</text:p>
          </table:table-cell>
          <table:table-cell table:style-name="ce123"/>
          <table:table-cell table:style-name="ce123" table:formula="of:=[MoMo.R154]/[.R$5]*1000000" office:value-type="float" office:value="29.7597106273956" calcext:value-type="float">
            <text:p>30</text:p>
          </table:table-cell>
          <table:table-cell table:style-name="ce123" table:formula="of:=[MoMo.S154]/[.S$5]*1000000" office:value-type="float" office:value="548.216828249073" calcext:value-type="float">
            <text:p>548</text:p>
          </table:table-cell>
          <table:table-cell table:style-name="ce123" table:formula="of:=[MoMo.T154]/[.T$5]*1000000" office:value-type="float" office:value="393.34487751286" calcext:value-type="float">
            <text:p>393</text:p>
          </table:table-cell>
          <table:table-cell table:style-name="ce123" table:formula="of:=[MoMo.U154]/[.U$5]*1000000" office:value-type="float" office:value="719.094004910113" calcext:value-type="float">
            <text:p>719</text:p>
          </table:table-cell>
          <table:table-cell table:style-name="ce123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55]" office:value-type="string" office:string-value="Covid-19 (total)" calcext:value-type="string">
            <text:p>Covid-19 (total)</text:p>
          </table:table-cell>
          <table:table-cell table:style-name="ce129" table:formula="of:=[MoMo.C155]/[.C$5]*1000000" office:value-type="float" office:value="125.232455290821" calcext:value-type="float">
            <text:p>125</text:p>
          </table:table-cell>
          <table:table-cell table:style-name="ce129" table:formula="of:=[MoMo.D155]/[.D$5]*1000000" office:value-type="float" office:value="501.250068769064" calcext:value-type="float">
            <text:p>501</text:p>
          </table:table-cell>
          <table:table-cell table:style-name="ce129" table:formula="of:=[MoMo.E155]/[.E$5]*1000000" office:value-type="float" office:value="205.204212229782" calcext:value-type="float">
            <text:p>205</text:p>
          </table:table-cell>
          <table:table-cell table:style-name="ce129" table:formula="of:=[MoMo.F155]/[.F$5]*1000000" office:value-type="float" office:value="145.273131202897" calcext:value-type="float">
            <text:p>145</text:p>
          </table:table-cell>
          <table:table-cell table:style-name="ce129" table:formula="of:=[MoMo.G155]/[.G$5]*1000000" office:value-type="float" office:value="56.8693204116211" calcext:value-type="float">
            <text:p>57</text:p>
          </table:table-cell>
          <table:table-cell table:style-name="ce129" table:formula="of:=[MoMo.H155]/[.H$5]*1000000" office:value-type="float" office:value="287.817396234935" calcext:value-type="float">
            <text:p>288</text:p>
          </table:table-cell>
          <table:table-cell table:style-name="ce129" table:formula="of:=[MoMo.I155]/[.I$5]*1000000" office:value-type="float" office:value="888.274936866066" calcext:value-type="float">
            <text:p>888</text:p>
          </table:table-cell>
          <table:table-cell table:style-name="ce129" table:formula="of:=[MoMo.J155]/[.J$5]*1000000" office:value-type="float" office:value="766.723225250357" calcext:value-type="float">
            <text:p>767</text:p>
          </table:table-cell>
          <table:table-cell table:style-name="ce129" table:formula="of:=[MoMo.K155]/[.K$5]*1000000" office:value-type="float" office:value="589.994953990525" calcext:value-type="float">
            <text:p>590</text:p>
          </table:table-cell>
          <table:table-cell table:style-name="ce129" table:formula="of:=[MoMo.L155]/[.L$5]*1000000" office:value-type="float" office:value="46.9792351780513" calcext:value-type="float">
            <text:p>47</text:p>
          </table:table-cell>
          <table:table-cell table:style-name="ce129" table:formula="of:=[MoMo.M155]/[.M$5]*1000000" office:value-type="float" office:value="222.817521515691" calcext:value-type="float">
            <text:p>223</text:p>
          </table:table-cell>
          <table:table-cell table:style-name="ce129" table:formula="of:=[MoMo.N155]/[.N$5]*1000000" office:value-type="float" office:value="376.56252475852" calcext:value-type="float">
            <text:p>377</text:p>
          </table:table-cell>
          <table:table-cell table:style-name="ce129" table:formula="of:=[MoMo.O155]/[.O$5]*1000000" office:value-type="float" office:value="136.208366228764" calcext:value-type="float">
            <text:p>136</text:p>
          </table:table-cell>
          <table:table-cell table:style-name="ce129" table:formula="of:=[MoMo.P155]/[.P$5]*1000000" office:value-type="float" office:value="1151.85603578188" calcext:value-type="float">
            <text:p>1152</text:p>
          </table:table-cell>
          <table:table-cell table:style-name="ce129"/>
          <table:table-cell table:style-name="ce129" table:formula="of:=[MoMo.R155]/[.R$5]*1000000" office:value-type="float" office:value="83.1919183447649" calcext:value-type="float">
            <text:p>83</text:p>
          </table:table-cell>
          <table:table-cell table:style-name="ce129" table:formula="of:=[MoMo.S155]/[.S$5]*1000000" office:value-type="float" office:value="619.253375008107" calcext:value-type="float">
            <text:p>619</text:p>
          </table:table-cell>
          <table:table-cell table:style-name="ce129" table:formula="of:=[MoMo.T155]/[.T$5]*1000000" office:value-type="float" office:value="511.120973785497" calcext:value-type="float">
            <text:p>511</text:p>
          </table:table-cell>
          <table:table-cell table:style-name="ce129" table:formula="of:=[MoMo.U155]/[.U$5]*1000000" office:value-type="float" office:value="944.008869881999" calcext:value-type="float">
            <text:p>944</text:p>
          </table:table-cell>
          <table:table-cell table:style-name="ce129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56]" office:value-type="string" office:string-value="Diferencia" calcext:value-type="string">
            <text:p>Diferencia</text:p>
          </table:table-cell>
          <table:table-cell table:style-name="ce124" table:formula="of:=[.C153]-[.C154]" office:value-type="float" office:value="19.2023098112592" calcext:value-type="float">
            <text:p>19</text:p>
          </table:table-cell>
          <table:table-cell table:style-name="ce124" table:formula="of:=[.D153]-[.D154]" office:value-type="float" office:value="129.133020765201" calcext:value-type="float">
            <text:p>129</text:p>
          </table:table-cell>
          <table:table-cell table:style-name="ce124" table:formula="of:=[.E153]-[.E154]" office:value-type="float" office:value="79.7476085442755" calcext:value-type="float">
            <text:p>80</text:p>
          </table:table-cell>
          <table:table-cell table:style-name="ce124" table:formula="of:=[.F153]-[.F154]" office:value-type="float" office:value="36.3182828007242" calcext:value-type="float">
            <text:p>36</text:p>
          </table:table-cell>
          <table:table-cell table:style-name="ce124" table:formula="of:=[.G153]-[.G154]" office:value-type="float" office:value="16.9197978084162" calcext:value-type="float">
            <text:p>17</text:p>
          </table:table-cell>
          <table:table-cell table:style-name="ce124" table:formula="of:=[.H153]-[.H154]" office:value-type="float" office:value="51.7037238745392" calcext:value-type="float">
            <text:p>52</text:p>
          </table:table-cell>
          <table:table-cell table:style-name="ce124" table:formula="of:=[.I153]-[.I154]" office:value-type="float" office:value="769.976639199324" calcext:value-type="float">
            <text:p>770</text:p>
          </table:table-cell>
          <table:table-cell table:style-name="ce124" table:formula="of:=[.J153]-[.J154]" office:value-type="float" office:value="851.585770130062" calcext:value-type="float">
            <text:p>852</text:p>
          </table:table-cell>
          <table:table-cell table:style-name="ce124" table:formula="of:=[.K153]-[.K154]" office:value-type="float" office:value="2.76313426266745" calcext:value-type="float">
            <text:p>3</text:p>
          </table:table-cell>
          <table:table-cell table:style-name="ce124" table:formula="of:=[.L153]-[.L154]" office:value-type="float" office:value="129.192896739641" calcext:value-type="float">
            <text:p>129</text:p>
          </table:table-cell>
          <table:table-cell table:style-name="ce124" table:formula="of:=[.M153]-[.M154]" office:value-type="float" office:value="68.2957864320247" calcext:value-type="float">
            <text:p>68</text:p>
          </table:table-cell>
          <table:table-cell table:style-name="ce124" table:formula="of:=[.N153]-[.N154]" office:value-type="float" office:value="171.503724147445" calcext:value-type="float">
            <text:p>172</text:p>
          </table:table-cell>
          <table:table-cell table:style-name="ce124" table:formula="of:=[.O153]-[.O154]" office:value-type="float" office:value="54.0391887755423" calcext:value-type="float">
            <text:p>54</text:p>
          </table:table-cell>
          <table:table-cell table:style-name="ce124" table:formula="of:=[.P153]-[.P154]" office:value-type="float" office:value="487.528349841952" calcext:value-type="float">
            <text:p>488</text:p>
          </table:table-cell>
          <table:table-cell table:style-name="ce124"/>
          <table:table-cell table:style-name="ce124" table:formula="of:=[.R153]-[.R154]" office:value-type="float" office:value="14.8798553136978" calcext:value-type="float">
            <text:p>15</text:p>
          </table:table-cell>
          <table:table-cell table:style-name="ce124" table:formula="of:=[.S153]-[.S154]" office:value-type="float" office:value="393.789552685954" calcext:value-type="float">
            <text:p>394</text:p>
          </table:table-cell>
          <table:table-cell table:style-name="ce124" table:formula="of:=[.T153]-[.T154]" office:value-type="float" office:value="164.158960441783" calcext:value-type="float">
            <text:p>164</text:p>
          </table:table-cell>
          <table:table-cell table:style-name="ce124" table:formula="of:=[.U153]-[.U154]" office:value-type="float" office:value="-38.0137799952482" calcext:value-type="float">
            <text:p>-38</text:p>
          </table:table-cell>
          <table:table-cell table:style-name="ce124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58]" office:value-type="date" office:date-value="2020-04-23" calcext:value-type="date">
            <text:p>23/04</text:p>
          </table:table-cell>
          <table:table-cell table:style-name="ce110" table:formula="of:=[MoMo.B158]" office:value-type="string" office:string-value="Inicio" calcext:value-type="string">
            <text:p>Inicio</text:p>
          </table:table-cell>
          <table:table-cell table:style-name="ce46" table:formula="of:=[MoMo.C158]" office:value-type="date" office:date-value="2020-03-20" calcext:value-type="date">
            <text:p>20/03</text:p>
          </table:table-cell>
          <table:table-cell table:style-name="ce46" table:formula="of:=[MoMo.D158]" office:value-type="date" office:date-value="2020-03-23" calcext:value-type="date">
            <text:p>23/03</text:p>
          </table:table-cell>
          <table:table-cell table:style-name="ce46" table:formula="of:=[MoMo.E158]" office:value-type="date" office:date-value="2020-03-20" calcext:value-type="date">
            <text:p>20/03</text:p>
          </table:table-cell>
          <table:table-cell table:style-name="ce46" table:formula="of:=[MoMo.F158]" office:value-type="date" office:date-value="2020-03-16" calcext:value-type="date">
            <text:p>16/03</text:p>
          </table:table-cell>
          <table:table-cell table:style-name="ce46" table:formula="of:=[MoMo.G158]" office:value-type="date" office:date-value="2020-03-27" calcext:value-type="date">
            <text:p>27/03</text:p>
          </table:table-cell>
          <table:table-cell table:style-name="ce46" table:formula="of:=[MoMo.H158]" office:value-type="date" office:date-value="2020-03-24" calcext:value-type="date">
            <text:p>24/03</text:p>
          </table:table-cell>
          <table:table-cell table:style-name="ce46" table:formula="of:=[MoMo.I158]" office:value-type="date" office:date-value="2020-03-14" calcext:value-type="date">
            <text:p>14/03</text:p>
          </table:table-cell>
          <table:table-cell table:style-name="ce46" table:formula="of:=[MoMo.J158]" office:value-type="date" office:date-value="2020-03-18" calcext:value-type="date">
            <text:p>18/03</text:p>
          </table:table-cell>
          <table:table-cell table:style-name="ce46" table:formula="of:=[MoMo.K158]" office:value-type="date" office:date-value="2020-03-22" calcext:value-type="date">
            <text:p>22/03</text:p>
          </table:table-cell>
          <table:table-cell table:style-name="ce46" table:formula="of:=[MoMo.L158]" office:value-type="date" office:date-value="2020-03-28" calcext:value-type="date">
            <text:p>28/03</text:p>
          </table:table-cell>
          <table:table-cell table:style-name="ce46" table:formula="of:=[MoMo.M158]" office:value-type="date" office:date-value="2020-03-22" calcext:value-type="date">
            <text:p>22/03</text:p>
          </table:table-cell>
          <table:table-cell table:style-name="ce46" table:formula="of:=[MoMo.N158]" office:value-type="date" office:date-value="2020-03-23" calcext:value-type="date">
            <text:p>23/03</text:p>
          </table:table-cell>
          <table:table-cell table:style-name="ce46" table:formula="of:=[MoMo.O158]" office:value-type="date" office:date-value="2020-03-21" calcext:value-type="date">
            <text:p>21/03</text:p>
          </table:table-cell>
          <table:table-cell table:style-name="ce46" table:formula="of:=[MoMo.P15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58]" office:value-type="date" office:date-value="2020-03-27" calcext:value-type="date">
            <text:p>27/03</text:p>
          </table:table-cell>
          <table:table-cell table:style-name="ce46" table:formula="of:=[MoMo.S158]" office:value-type="date" office:date-value="2020-03-22" calcext:value-type="date">
            <text:p>22/03</text:p>
          </table:table-cell>
          <table:table-cell table:style-name="ce46" table:formula="of:=[MoMo.T158]" office:value-type="date" office:date-value="2020-03-25" calcext:value-type="date">
            <text:p>25/03</text:p>
          </table:table-cell>
          <table:table-cell table:style-name="ce46" table:formula="of:=[MoMo.U158]" office:value-type="date" office:date-value="2020-03-20" calcext:value-type="date">
            <text:p>20/03</text:p>
          </table:table-cell>
          <table:table-cell table:style-name="ce46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59]" office:value-type="string" office:string-value="Fin" calcext:value-type="string">
            <text:p>Fin</text:p>
          </table:table-cell>
          <table:table-cell table:style-name="ce126" table:formula="of:=[MoMo.C159]" office:value-type="date" office:date-value="2020-04-14" calcext:value-type="date">
            <text:p>14/04</text:p>
          </table:table-cell>
          <table:table-cell table:style-name="ce126" table:formula="of:=[MoMo.D159]" office:value-type="date" office:date-value="2020-04-21" calcext:value-type="date">
            <text:p>21/04</text:p>
          </table:table-cell>
          <table:table-cell table:style-name="ce126" table:formula="of:=[MoMo.E159]" office:value-type="date" office:date-value="2020-04-10" calcext:value-type="date">
            <text:p>10/04</text:p>
          </table:table-cell>
          <table:table-cell table:style-name="ce126" table:formula="of:=[MoMo.F159]" office:value-type="date" office:date-value="2020-03-27" calcext:value-type="date">
            <text:p>27/03</text:p>
          </table:table-cell>
          <table:table-cell table:style-name="ce126" table:formula="of:=[MoMo.G159]" office:value-type="date" office:date-value="2020-04-03" calcext:value-type="date">
            <text:p>03/04</text:p>
          </table:table-cell>
          <table:table-cell table:style-name="ce126" table:formula="of:=[MoMo.H159]" office:value-type="date" office:date-value="2020-04-16" calcext:value-type="date">
            <text:p>16/04</text:p>
          </table:table-cell>
          <table:table-cell table:style-name="ce126" table:formula="of:=[MoMo.I159]" office:value-type="date" office:date-value="2020-04-21" calcext:value-type="date">
            <text:p>21/04</text:p>
          </table:table-cell>
          <table:table-cell table:style-name="ce126" table:formula="of:=[MoMo.J159]" office:value-type="date" office:date-value="2020-04-21" calcext:value-type="date">
            <text:p>21/04</text:p>
          </table:table-cell>
          <table:table-cell table:style-name="ce126" table:formula="of:=[MoMo.K159]" office:value-type="date" office:date-value="2020-04-21" calcext:value-type="date">
            <text:p>21/04</text:p>
          </table:table-cell>
          <table:table-cell table:style-name="ce126" table:formula="of:=[MoMo.L159]" office:value-type="date" office:date-value="2020-03-31" calcext:value-type="date">
            <text:p>31/03</text:p>
          </table:table-cell>
          <table:table-cell table:style-name="ce126" table:formula="of:=[MoMo.M159]" office:value-type="date" office:date-value="2020-04-15" calcext:value-type="date">
            <text:p>15/04</text:p>
          </table:table-cell>
          <table:table-cell table:style-name="ce126" table:formula="of:=[MoMo.N159]" office:value-type="date" office:date-value="2020-04-17" calcext:value-type="date">
            <text:p>17/04</text:p>
          </table:table-cell>
          <table:table-cell table:style-name="ce126" table:formula="of:=[MoMo.O159]" office:value-type="date" office:date-value="2020-04-11" calcext:value-type="date">
            <text:p>11/04</text:p>
          </table:table-cell>
          <table:table-cell table:style-name="ce126" table:formula="of:=[MoMo.P159]" office:value-type="date" office:date-value="2020-04-13" calcext:value-type="date">
            <text:p>13/04</text:p>
          </table:table-cell>
          <table:table-cell table:style-name="ce126"/>
          <table:table-cell table:style-name="ce126" table:formula="of:=[MoMo.R159]" office:value-type="date" office:date-value="2020-04-13" calcext:value-type="date">
            <text:p>13/04</text:p>
          </table:table-cell>
          <table:table-cell table:style-name="ce126" table:formula="of:=[MoMo.S159]" office:value-type="date" office:date-value="2020-04-18" calcext:value-type="date">
            <text:p>18/04</text:p>
          </table:table-cell>
          <table:table-cell table:style-name="ce126" table:formula="of:=[MoMo.T159]" office:value-type="date" office:date-value="2020-04-21" calcext:value-type="date">
            <text:p>21/04</text:p>
          </table:table-cell>
          <table:table-cell table:style-name="ce126" table:formula="of:=[MoMo.U159]" office:value-type="date" office:date-value="2020-04-14" calcext:value-type="date">
            <text:p>14/04</text:p>
          </table:table-cell>
          <table:table-cell table:style-name="ce126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0]" office:value-type="string" office:string-value="MoMo (parcial)" calcext:value-type="string">
            <text:p>MoMo (parcial)</text:p>
          </table:table-cell>
          <table:table-cell table:style-name="ce127" table:formula="of:=[MoMo.C160]/[.C$5]*1000000" office:value-type="float" office:value="107.342104534989" calcext:value-type="float">
            <text:p>107</text:p>
          </table:table-cell>
          <table:table-cell table:style-name="ce127" table:formula="of:=[MoMo.D160]/[.D$5]*1000000" office:value-type="float" office:value="545.56791021511" calcext:value-type="float">
            <text:p>546</text:p>
          </table:table-cell>
          <table:table-cell table:style-name="ce127" table:formula="of:=[MoMo.E160]/[.E$5]*1000000" office:value-type="float" office:value="236.32523019828" calcext:value-type="float">
            <text:p>236</text:p>
          </table:table-cell>
          <table:table-cell table:style-name="ce127" table:formula="of:=[MoMo.F160]/[.F$5]*1000000" office:value-type="float" office:value="54.9203300889001" calcext:value-type="float">
            <text:p>55</text:p>
          </table:table-cell>
          <table:table-cell table:style-name="ce127" table:formula="of:=[MoMo.G160]/[.G$5]*1000000" office:value-type="float" office:value="42.2994945210405" calcext:value-type="float">
            <text:p>42</text:p>
          </table:table-cell>
          <table:table-cell table:style-name="ce127" table:formula="of:=[MoMo.H160]/[.H$5]*1000000" office:value-type="float" office:value="272.306279072573" calcext:value-type="float">
            <text:p>272</text:p>
          </table:table-cell>
          <table:table-cell table:style-name="ce127" table:formula="of:=[MoMo.I160]/[.I$5]*1000000" office:value-type="float" office:value="1639.57289748643" calcext:value-type="float">
            <text:p>1640</text:p>
          </table:table-cell>
          <table:table-cell table:style-name="ce127" table:formula="of:=[MoMo.J160]/[.J$5]*1000000" office:value-type="float" office:value="1609.42803138138" calcext:value-type="float">
            <text:p>1609</text:p>
          </table:table-cell>
          <table:table-cell table:style-name="ce127" table:formula="of:=[MoMo.K160]/[.K$5]*1000000" office:value-type="float" office:value="550.390029558958" calcext:value-type="float">
            <text:p>550</text:p>
          </table:table-cell>
          <table:table-cell table:style-name="ce127" table:formula="of:=[MoMo.L160]/[.L$5]*1000000" office:value-type="float" office:value="129.192896739641" calcext:value-type="float">
            <text:p>129</text:p>
          </table:table-cell>
          <table:table-cell table:style-name="ce127" table:formula="of:=[MoMo.M160]/[.M$5]*1000000" office:value-type="float" office:value="248.403258615594" calcext:value-type="float">
            <text:p>248</text:p>
          </table:table-cell>
          <table:table-cell table:style-name="ce127" table:formula="of:=[MoMo.N160]/[.N$5]*1000000" office:value-type="float" office:value="503.326146954457" calcext:value-type="float">
            <text:p>503</text:p>
          </table:table-cell>
          <table:table-cell table:style-name="ce127" table:formula="of:=[MoMo.O160]/[.O$5]*1000000" office:value-type="float" office:value="145.83178340797" calcext:value-type="float">
            <text:p>146</text:p>
          </table:table-cell>
          <table:table-cell table:style-name="ce127" table:formula="of:=[MoMo.P160]/[.P$5]*1000000" office:value-type="float" office:value="1466.23353109624" calcext:value-type="float">
            <text:p>1466</text:p>
          </table:table-cell>
          <table:table-cell table:style-name="ce127"/>
          <table:table-cell table:style-name="ce127" table:formula="of:=[MoMo.R160]/[.R$5]*1000000" office:value-type="float" office:value="44.6395659410934" calcext:value-type="float">
            <text:p>45</text:p>
          </table:table-cell>
          <table:table-cell table:style-name="ce127" table:formula="of:=[MoMo.S160]/[.S$5]*1000000" office:value-type="float" office:value="929.652198889977" calcext:value-type="float">
            <text:p>930</text:p>
          </table:table-cell>
          <table:table-cell table:style-name="ce127" table:formula="of:=[MoMo.T160]/[.T$5]*1000000" office:value-type="float" office:value="576.14793041479" calcext:value-type="float">
            <text:p>576</text:p>
          </table:table-cell>
          <table:table-cell table:style-name="ce127" table:formula="of:=[MoMo.U160]/[.U$5]*1000000" office:value-type="float" office:value="681.080224914865" calcext:value-type="float">
            <text:p>681</text:p>
          </table:table-cell>
          <table:table-cell table:style-name="ce127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1]" office:value-type="string" office:string-value="Covid-19 (parcial)" calcext:value-type="string">
            <text:p>Covid-19 (parcial)</text:p>
          </table:table-cell>
          <table:table-cell table:style-name="ce123" table:formula="of:=[MoMo.C161]/[.C$5]*1000000" office:value-type="float" office:value="96.1308180613348" calcext:value-type="float">
            <text:p>96</text:p>
          </table:table-cell>
          <table:table-cell table:style-name="ce123" table:formula="of:=[MoMo.D161]/[.D$5]*1000000" office:value-type="float" office:value="466.86553661265" calcext:value-type="float">
            <text:p>467</text:p>
          </table:table-cell>
          <table:table-cell table:style-name="ce123" table:formula="of:=[MoMo.E161]/[.E$5]*1000000" office:value-type="float" office:value="115.731285570351" calcext:value-type="float">
            <text:p>116</text:p>
          </table:table-cell>
          <table:table-cell table:style-name="ce123" table:formula="of:=[MoMo.F161]/[.F$5]*1000000" office:value-type="float" office:value="18.6020472881758" calcext:value-type="float">
            <text:p>19</text:p>
          </table:table-cell>
          <table:table-cell table:style-name="ce123" table:formula="of:=[MoMo.G161]/[.G$5]*1000000" office:value-type="float" office:value="21.6197416440874" calcext:value-type="float">
            <text:p>22</text:p>
          </table:table-cell>
          <table:table-cell table:style-name="ce123" table:formula="of:=[MoMo.H161]/[.H$5]*1000000" office:value-type="float" office:value="220.602555198034" calcext:value-type="float">
            <text:p>221</text:p>
          </table:table-cell>
          <table:table-cell table:style-name="ce123" table:formula="of:=[MoMo.I161]/[.I$5]*1000000" office:value-type="float" office:value="858.804132885931" calcext:value-type="float">
            <text:p>859</text:p>
          </table:table-cell>
          <table:table-cell table:style-name="ce123" table:formula="of:=[MoMo.J161]/[.J$5]*1000000" office:value-type="float" office:value="739.586946364405" calcext:value-type="float">
            <text:p>740</text:p>
          </table:table-cell>
          <table:table-cell table:style-name="ce123" table:formula="of:=[MoMo.K161]/[.K$5]*1000000" office:value-type="float" office:value="552.363696889434" calcext:value-type="float">
            <text:p>552</text:p>
          </table:table-cell>
          <table:table-cell table:style-name="ce123" table:formula="of:=[MoMo.L161]/[.L$5]*1000000" office:value-type="float" office:value="0" calcext:value-type="float">
            <text:p>0</text:p>
          </table:table-cell>
          <table:table-cell table:style-name="ce123" table:formula="of:=[MoMo.M161]/[.M$5]*1000000" office:value-type="float" office:value="176.481147240276" calcext:value-type="float">
            <text:p>176</text:p>
          </table:table-cell>
          <table:table-cell table:style-name="ce123" table:formula="of:=[MoMo.N161]/[.N$5]*1000000" office:value-type="float" office:value="329.958251892366" calcext:value-type="float">
            <text:p>330</text:p>
          </table:table-cell>
          <table:table-cell table:style-name="ce123" table:formula="of:=[MoMo.O161]/[.O$5]*1000000" office:value-type="float" office:value="93.2731203523059" calcext:value-type="float">
            <text:p>93</text:p>
          </table:table-cell>
          <table:table-cell table:style-name="ce123" table:formula="of:=[MoMo.P161]/[.P$5]*1000000" office:value-type="float" office:value="973.232458898715" calcext:value-type="float">
            <text:p>973</text:p>
          </table:table-cell>
          <table:table-cell table:style-name="ce123"/>
          <table:table-cell table:style-name="ce123" table:formula="of:=[MoMo.R161]/[.R$5]*1000000" office:value-type="float" office:value="58.1667071353641" calcext:value-type="float">
            <text:p>58</text:p>
          </table:table-cell>
          <table:table-cell table:style-name="ce123" table:formula="of:=[MoMo.S161]/[.S$5]*1000000" office:value-type="float" office:value="525.052736914605" calcext:value-type="float">
            <text:p>525</text:p>
          </table:table-cell>
          <table:table-cell table:style-name="ce123" table:formula="of:=[MoMo.T161]/[.T$5]*1000000" office:value-type="float" office:value="431.087796395597" calcext:value-type="float">
            <text:p>431</text:p>
          </table:table-cell>
          <table:table-cell table:style-name="ce123" table:formula="of:=[MoMo.U161]/[.U$5]*1000000" office:value-type="float" office:value="719.094004910113" calcext:value-type="float">
            <text:p>719</text:p>
          </table:table-cell>
          <table:table-cell table:style-name="ce123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2]" office:value-type="string" office:string-value="Covid-19 (total)" calcext:value-type="string">
            <text:p>Covid-19 (total)</text:p>
          </table:table-cell>
          <table:table-cell table:style-name="ce129" table:formula="of:=[MoMo.C162]/[.C$5]*1000000" office:value-type="float" office:value="128.691256436948" calcext:value-type="float">
            <text:p>129</text:p>
          </table:table-cell>
          <table:table-cell table:style-name="ce129" table:formula="of:=[MoMo.D162]/[.D$5]*1000000" office:value-type="float" office:value="520.352586633739" calcext:value-type="float">
            <text:p>520</text:p>
          </table:table-cell>
          <table:table-cell table:style-name="ce129" table:formula="of:=[MoMo.E162]/[.E$5]*1000000" office:value-type="float" office:value="216.874593967969" calcext:value-type="float">
            <text:p>217</text:p>
          </table:table-cell>
          <table:table-cell table:style-name="ce129" table:formula="of:=[MoMo.F162]/[.F$5]*1000000" office:value-type="float" office:value="148.816378305407" calcext:value-type="float">
            <text:p>149</text:p>
          </table:table-cell>
          <table:table-cell table:style-name="ce129" table:formula="of:=[MoMo.G162]/[.G$5]*1000000" office:value-type="float" office:value="56.8693204116211" calcext:value-type="float">
            <text:p>57</text:p>
          </table:table-cell>
          <table:table-cell table:style-name="ce129" table:formula="of:=[MoMo.H162]/[.H$5]*1000000" office:value-type="float" office:value="298.158141009843" calcext:value-type="float">
            <text:p>298</text:p>
          </table:table-cell>
          <table:table-cell table:style-name="ce129" table:formula="of:=[MoMo.I162]/[.I$5]*1000000" office:value-type="float" office:value="908.198860683623" calcext:value-type="float">
            <text:p>908</text:p>
          </table:table-cell>
          <table:table-cell table:style-name="ce129" table:formula="of:=[MoMo.J162]/[.J$5]*1000000" office:value-type="float" office:value="780.538058137751" calcext:value-type="float">
            <text:p>781</text:p>
          </table:table-cell>
          <table:table-cell table:style-name="ce129" table:formula="of:=[MoMo.K162]/[.K$5]*1000000" office:value-type="float" office:value="602.626424905576" calcext:value-type="float">
            <text:p>603</text:p>
          </table:table-cell>
          <table:table-cell table:style-name="ce129" table:formula="of:=[MoMo.L162]/[.L$5]*1000000" office:value-type="float" office:value="46.9792351780513" calcext:value-type="float">
            <text:p>47</text:p>
          </table:table-cell>
          <table:table-cell table:style-name="ce129" table:formula="of:=[MoMo.M162]/[.M$5]*1000000" office:value-type="float" office:value="226.443846458984" calcext:value-type="float">
            <text:p>226</text:p>
          </table:table-cell>
          <table:table-cell table:style-name="ce129" table:formula="of:=[MoMo.N162]/[.N$5]*1000000" office:value-type="float" office:value="379.358781130489" calcext:value-type="float">
            <text:p>379</text:p>
          </table:table-cell>
          <table:table-cell table:style-name="ce129" table:formula="of:=[MoMo.O162]/[.O$5]*1000000" office:value-type="float" office:value="138.79928623855" calcext:value-type="float">
            <text:p>139</text:p>
          </table:table-cell>
          <table:table-cell table:style-name="ce129" table:formula="of:=[MoMo.P162]/[.P$5]*1000000" office:value-type="float" office:value="1168.12218278315" calcext:value-type="float">
            <text:p>1168</text:p>
          </table:table-cell>
          <table:table-cell table:style-name="ce129"/>
          <table:table-cell table:style-name="ce129" table:formula="of:=[MoMo.R162]/[.R$5]*1000000" office:value-type="float" office:value="83.8682754044784" calcext:value-type="float">
            <text:p>84</text:p>
          </table:table-cell>
          <table:table-cell table:style-name="ce129" table:formula="of:=[MoMo.S162]/[.S$5]*1000000" office:value-type="float" office:value="631.607557053157" calcext:value-type="float">
            <text:p>632</text:p>
          </table:table-cell>
          <table:table-cell table:style-name="ce129" table:formula="of:=[MoMo.T162]/[.T$5]*1000000" office:value-type="float" office:value="530.674534170529" calcext:value-type="float">
            <text:p>531</text:p>
          </table:table-cell>
          <table:table-cell table:style-name="ce129" table:formula="of:=[MoMo.U162]/[.U$5]*1000000" office:value-type="float" office:value="959.847944880019" calcext:value-type="float">
            <text:p>960</text:p>
          </table:table-cell>
          <table:table-cell table:style-name="ce129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63]" office:value-type="string" office:string-value="Diferencia" calcext:value-type="string">
            <text:p>Diferencia</text:p>
          </table:table-cell>
          <table:table-cell table:style-name="ce124" table:formula="of:=[.C160]-[.C161]" office:value-type="float" office:value="11.2112864736544" calcext:value-type="float">
            <text:p>11</text:p>
          </table:table-cell>
          <table:table-cell table:style-name="ce124" table:formula="of:=[.D160]-[.D161]" office:value-type="float" office:value="78.7023736024598" calcext:value-type="float">
            <text:p>79</text:p>
          </table:table-cell>
          <table:table-cell table:style-name="ce124" table:formula="of:=[.E160]-[.E161]" office:value-type="float" office:value="120.593944627929" calcext:value-type="float">
            <text:p>121</text:p>
          </table:table-cell>
          <table:table-cell table:style-name="ce124" table:formula="of:=[.F160]-[.F161]" office:value-type="float" office:value="36.3182828007242" calcext:value-type="float">
            <text:p>36</text:p>
          </table:table-cell>
          <table:table-cell table:style-name="ce124" table:formula="of:=[.G160]-[.G161]" office:value-type="float" office:value="20.6797528769531" calcext:value-type="float">
            <text:p>21</text:p>
          </table:table-cell>
          <table:table-cell table:style-name="ce124" table:formula="of:=[.H160]-[.H161]" office:value-type="float" office:value="51.7037238745392" calcext:value-type="float">
            <text:p>52</text:p>
          </table:table-cell>
          <table:table-cell table:style-name="ce124" table:formula="of:=[.I160]-[.I161]" office:value-type="float" office:value="780.7687646005" calcext:value-type="float">
            <text:p>781</text:p>
          </table:table-cell>
          <table:table-cell table:style-name="ce124" table:formula="of:=[.J160]-[.J161]" office:value-type="float" office:value="869.841085016975" calcext:value-type="float">
            <text:p>870</text:p>
          </table:table-cell>
          <table:table-cell table:style-name="ce124" table:formula="of:=[.K160]-[.K161]" office:value-type="float" office:value="-1.9736673304767" calcext:value-type="float">
            <text:p>-2</text:p>
          </table:table-cell>
          <table:table-cell table:style-name="ce124" table:formula="of:=[.L160]-[.L161]" office:value-type="float" office:value="129.192896739641" calcext:value-type="float">
            <text:p>129</text:p>
          </table:table-cell>
          <table:table-cell table:style-name="ce124" table:formula="of:=[.M160]-[.M161]" office:value-type="float" office:value="71.922111375318" calcext:value-type="float">
            <text:p>72</text:p>
          </table:table-cell>
          <table:table-cell table:style-name="ce124" table:formula="of:=[.N160]-[.N161]" office:value-type="float" office:value="173.367895062091" calcext:value-type="float">
            <text:p>173</text:p>
          </table:table-cell>
          <table:table-cell table:style-name="ce124" table:formula="of:=[.O160]-[.O161]" office:value-type="float" office:value="52.5586630556644" calcext:value-type="float">
            <text:p>53</text:p>
          </table:table-cell>
          <table:table-cell table:style-name="ce124" table:formula="of:=[.P160]-[.P161]" office:value-type="float" office:value="493.001072197522" calcext:value-type="float">
            <text:p>493</text:p>
          </table:table-cell>
          <table:table-cell table:style-name="ce124"/>
          <table:table-cell table:style-name="ce124" table:formula="of:=[.R160]-[.R161]" office:value-type="float" office:value="-13.5271411942707" calcext:value-type="float">
            <text:p>-14</text:p>
          </table:table-cell>
          <table:table-cell table:style-name="ce124" table:formula="of:=[.S160]-[.S161]" office:value-type="float" office:value="404.599461975372" calcext:value-type="float">
            <text:p>405</text:p>
          </table:table-cell>
          <table:table-cell table:style-name="ce124" table:formula="of:=[.T160]-[.T161]" office:value-type="float" office:value="145.060134019193" calcext:value-type="float">
            <text:p>145</text:p>
          </table:table-cell>
          <table:table-cell table:style-name="ce124" table:formula="of:=[.U160]-[.U161]" office:value-type="float" office:value="-38.0137799952482" calcext:value-type="float">
            <text:p>-38</text:p>
          </table:table-cell>
          <table:table-cell table:style-name="ce124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65]" office:value-type="date" office:date-value="2020-04-24" calcext:value-type="date">
            <text:p>24/04</text:p>
          </table:table-cell>
          <table:table-cell table:style-name="ce110" table:formula="of:=[MoMo.B165]" office:value-type="string" office:string-value="Inicio" calcext:value-type="string">
            <text:p>Inicio</text:p>
          </table:table-cell>
          <table:table-cell table:style-name="ce46" table:formula="of:=[MoMo.C165]" office:value-type="date" office:date-value="2020-03-20" calcext:value-type="date">
            <text:p>20/03</text:p>
          </table:table-cell>
          <table:table-cell table:style-name="ce46" table:formula="of:=[MoMo.D165]" office:value-type="date" office:date-value="2020-03-23" calcext:value-type="date">
            <text:p>23/03</text:p>
          </table:table-cell>
          <table:table-cell table:style-name="ce46" table:formula="of:=[MoMo.E165]" office:value-type="date" office:date-value="2020-03-20" calcext:value-type="date">
            <text:p>20/03</text:p>
          </table:table-cell>
          <table:table-cell table:style-name="ce46" table:formula="of:=[MoMo.F165]" office:value-type="date" office:date-value="2020-03-16" calcext:value-type="date">
            <text:p>16/03</text:p>
          </table:table-cell>
          <table:table-cell table:style-name="ce46" table:formula="of:=[MoMo.G165]" office:value-type="date" office:date-value="2020-03-27" calcext:value-type="date">
            <text:p>27/03</text:p>
          </table:table-cell>
          <table:table-cell table:style-name="ce46" table:formula="of:=[MoMo.H165]" office:value-type="date" office:date-value="2020-03-24" calcext:value-type="date">
            <text:p>24/03</text:p>
          </table:table-cell>
          <table:table-cell table:style-name="ce46" table:formula="of:=[MoMo.I165]" office:value-type="date" office:date-value="2020-03-14" calcext:value-type="date">
            <text:p>14/03</text:p>
          </table:table-cell>
          <table:table-cell table:style-name="ce46" table:formula="of:=[MoMo.J165]" office:value-type="date" office:date-value="2020-03-18" calcext:value-type="date">
            <text:p>18/03</text:p>
          </table:table-cell>
          <table:table-cell table:style-name="ce46" table:formula="of:=[MoMo.K165]" office:value-type="date" office:date-value="2020-03-22" calcext:value-type="date">
            <text:p>22/03</text:p>
          </table:table-cell>
          <table:table-cell table:style-name="ce46" table:formula="of:=[MoMo.L165]" office:value-type="date" office:date-value="2020-03-28" calcext:value-type="date">
            <text:p>28/03</text:p>
          </table:table-cell>
          <table:table-cell table:style-name="ce46" table:formula="of:=[MoMo.M165]" office:value-type="date" office:date-value="2020-03-22" calcext:value-type="date">
            <text:p>22/03</text:p>
          </table:table-cell>
          <table:table-cell table:style-name="ce46" table:formula="of:=[MoMo.N165]" office:value-type="date" office:date-value="2020-03-23" calcext:value-type="date">
            <text:p>23/03</text:p>
          </table:table-cell>
          <table:table-cell table:style-name="ce46" table:formula="of:=[MoMo.O165]" office:value-type="date" office:date-value="2020-03-21" calcext:value-type="date">
            <text:p>21/03</text:p>
          </table:table-cell>
          <table:table-cell table:style-name="ce46" table:formula="of:=[MoMo.P16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65]" office:value-type="date" office:date-value="2020-03-27" calcext:value-type="date">
            <text:p>27/03</text:p>
          </table:table-cell>
          <table:table-cell table:style-name="ce46" table:formula="of:=[MoMo.S165]" office:value-type="date" office:date-value="2020-03-22" calcext:value-type="date">
            <text:p>22/03</text:p>
          </table:table-cell>
          <table:table-cell table:style-name="ce46" table:formula="of:=[MoMo.T165]" office:value-type="date" office:date-value="2020-03-25" calcext:value-type="date">
            <text:p>25/03</text:p>
          </table:table-cell>
          <table:table-cell table:style-name="ce46" table:formula="of:=[MoMo.U165]" office:value-type="date" office:date-value="2020-03-20" calcext:value-type="date">
            <text:p>20/03</text:p>
          </table:table-cell>
          <table:table-cell table:style-name="ce46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66]" office:value-type="string" office:string-value="Fin" calcext:value-type="string">
            <text:p>Fin</text:p>
          </table:table-cell>
          <table:table-cell table:style-name="ce126" table:formula="of:=[MoMo.C166]" office:value-type="date" office:date-value="2020-04-10" calcext:value-type="date">
            <text:p>10/04</text:p>
          </table:table-cell>
          <table:table-cell table:style-name="ce126" table:formula="of:=[MoMo.D166]" office:value-type="date" office:date-value="2020-04-18" calcext:value-type="date">
            <text:p>18/04</text:p>
          </table:table-cell>
          <table:table-cell table:style-name="ce126" table:formula="of:=[MoMo.E166]" office:value-type="date" office:date-value="2020-04-22" calcext:value-type="date">
            <text:p>22/04</text:p>
          </table:table-cell>
          <table:table-cell table:style-name="ce126" table:formula="of:=[MoMo.F166]" office:value-type="date" office:date-value="2020-03-27" calcext:value-type="date">
            <text:p>27/03</text:p>
          </table:table-cell>
          <table:table-cell table:style-name="ce126" table:formula="of:=[MoMo.G166]" office:value-type="date" office:date-value="2020-04-03" calcext:value-type="date">
            <text:p>03/04</text:p>
          </table:table-cell>
          <table:table-cell table:style-name="ce126" table:formula="of:=[MoMo.H166]" office:value-type="date" office:date-value="2020-04-16" calcext:value-type="date">
            <text:p>16/04</text:p>
          </table:table-cell>
          <table:table-cell table:style-name="ce126" table:formula="of:=[MoMo.I166]" office:value-type="date" office:date-value="2020-04-22" calcext:value-type="date">
            <text:p>22/04</text:p>
          </table:table-cell>
          <table:table-cell table:style-name="ce126" table:formula="of:=[MoMo.J166]" office:value-type="date" office:date-value="2020-04-21" calcext:value-type="date">
            <text:p>21/04</text:p>
          </table:table-cell>
          <table:table-cell table:style-name="ce126" table:formula="of:=[MoMo.K166]" office:value-type="date" office:date-value="2020-04-22" calcext:value-type="date">
            <text:p>22/04</text:p>
          </table:table-cell>
          <table:table-cell table:style-name="ce126" table:formula="of:=[MoMo.L166]" office:value-type="date" office:date-value="2020-03-31" calcext:value-type="date">
            <text:p>31/03</text:p>
          </table:table-cell>
          <table:table-cell table:style-name="ce126" table:formula="of:=[MoMo.M166]" office:value-type="date" office:date-value="2020-04-15" calcext:value-type="date">
            <text:p>15/04</text:p>
          </table:table-cell>
          <table:table-cell table:style-name="ce126" table:formula="of:=[MoMo.N166]" office:value-type="date" office:date-value="2020-04-18" calcext:value-type="date">
            <text:p>18/04</text:p>
          </table:table-cell>
          <table:table-cell table:style-name="ce126" table:formula="of:=[MoMo.O166]" office:value-type="date" office:date-value="2020-04-11" calcext:value-type="date">
            <text:p>11/04</text:p>
          </table:table-cell>
          <table:table-cell table:style-name="ce126" table:formula="of:=[MoMo.P166]" office:value-type="date" office:date-value="2020-04-17" calcext:value-type="date">
            <text:p>17/04</text:p>
          </table:table-cell>
          <table:table-cell table:style-name="ce126"/>
          <table:table-cell table:style-name="ce126" table:formula="of:=[MoMo.R166]" office:value-type="date" office:date-value="2020-04-05" calcext:value-type="date">
            <text:p>05/04</text:p>
          </table:table-cell>
          <table:table-cell table:style-name="ce126" table:formula="of:=[MoMo.S166]" office:value-type="date" office:date-value="2020-04-18" calcext:value-type="date">
            <text:p>18/04</text:p>
          </table:table-cell>
          <table:table-cell table:style-name="ce126" table:formula="of:=[MoMo.T166]" office:value-type="date" office:date-value="2020-04-22" calcext:value-type="date">
            <text:p>22/04</text:p>
          </table:table-cell>
          <table:table-cell table:style-name="ce126" table:formula="of:=[MoMo.U166]" office:value-type="date" office:date-value="2020-04-14" calcext:value-type="date">
            <text:p>14/04</text:p>
          </table:table-cell>
          <table:table-cell table:style-name="ce126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67]" office:value-type="string" office:string-value="MoMo (parcial)" calcext:value-type="string">
            <text:p>MoMo (parcial)</text:p>
          </table:table-cell>
          <table:table-cell table:style-name="ce127" table:formula="of:=[MoMo.C167]/[.C$5]*1000000" office:value-type="float" office:value="98.5161981621124" calcext:value-type="float">
            <text:p>99</text:p>
          </table:table-cell>
          <table:table-cell table:style-name="ce127" table:formula="of:=[MoMo.D167]/[.D$5]*1000000" office:value-type="float" office:value="565.434528794371" calcext:value-type="float">
            <text:p>565</text:p>
          </table:table-cell>
          <table:table-cell table:style-name="ce127" table:formula="of:=[MoMo.E167]/[.E$5]*1000000" office:value-type="float" office:value="264.528652732231" calcext:value-type="float">
            <text:p>265</text:p>
          </table:table-cell>
          <table:table-cell table:style-name="ce127" table:formula="of:=[MoMo.F167]/[.F$5]*1000000" office:value-type="float" office:value="54.9203300889001" calcext:value-type="float">
            <text:p>55</text:p>
          </table:table-cell>
          <table:table-cell table:style-name="ce127" table:formula="of:=[MoMo.G167]/[.G$5]*1000000" office:value-type="float" office:value="38.5395394525035" calcext:value-type="float">
            <text:p>39</text:p>
          </table:table-cell>
          <table:table-cell table:style-name="ce127" table:formula="of:=[MoMo.H167]/[.H$5]*1000000" office:value-type="float" office:value="272.306279072573" calcext:value-type="float">
            <text:p>272</text:p>
          </table:table-cell>
          <table:table-cell table:style-name="ce127" table:formula="of:=[MoMo.I167]/[.I$5]*1000000" office:value-type="float" office:value="1679.42074512154" calcext:value-type="float">
            <text:p>1679</text:p>
          </table:table-cell>
          <table:table-cell table:style-name="ce127" table:formula="of:=[MoMo.J167]/[.J$5]*1000000" office:value-type="float" office:value="1609.42803138138" calcext:value-type="float">
            <text:p>1609</text:p>
          </table:table-cell>
          <table:table-cell table:style-name="ce127" table:formula="of:=[MoMo.K167]/[.K$5]*1000000" office:value-type="float" office:value="559.337321457119" calcext:value-type="float">
            <text:p>559</text:p>
          </table:table-cell>
          <table:table-cell table:style-name="ce127" table:formula="of:=[MoMo.L167]/[.L$5]*1000000" office:value-type="float" office:value="129.192896739641" calcext:value-type="float">
            <text:p>129</text:p>
          </table:table-cell>
          <table:table-cell table:style-name="ce127" table:formula="of:=[MoMo.M167]/[.M$5]*1000000" office:value-type="float" office:value="249.813496093541" calcext:value-type="float">
            <text:p>250</text:p>
          </table:table-cell>
          <table:table-cell table:style-name="ce127" table:formula="of:=[MoMo.N167]/[.N$5]*1000000" office:value-type="float" office:value="521.967856100919" calcext:value-type="float">
            <text:p>522</text:p>
          </table:table-cell>
          <table:table-cell table:style-name="ce127" table:formula="of:=[MoMo.O167]/[.O$5]*1000000" office:value-type="float" office:value="144.351257688092" calcext:value-type="float">
            <text:p>144</text:p>
          </table:table-cell>
          <table:table-cell table:style-name="ce127" table:formula="of:=[MoMo.P167]/[.P$5]*1000000" office:value-type="float" office:value="1544.97992499026" calcext:value-type="float">
            <text:p>1545</text:p>
          </table:table-cell>
          <table:table-cell table:style-name="ce127"/>
          <table:table-cell table:style-name="ce127" table:formula="of:=[MoMo.R167]/[.R$5]*1000000" office:value-type="float" office:value="44.6395659410934" calcext:value-type="float">
            <text:p>45</text:p>
          </table:table-cell>
          <table:table-cell table:style-name="ce127" table:formula="of:=[MoMo.S167]/[.S$5]*1000000" office:value-type="float" office:value="929.652198889977" calcext:value-type="float">
            <text:p>930</text:p>
          </table:table-cell>
          <table:table-cell table:style-name="ce127" table:formula="of:=[MoMo.T167]/[.T$5]*1000000" office:value-type="float" office:value="581.604737964102" calcext:value-type="float">
            <text:p>582</text:p>
          </table:table-cell>
          <table:table-cell table:style-name="ce127" table:formula="of:=[MoMo.U167]/[.U$5]*1000000" office:value-type="float" office:value="681.080224914865" calcext:value-type="float">
            <text:p>681</text:p>
          </table:table-cell>
          <table:table-cell table:style-name="ce127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68]" office:value-type="string" office:string-value="Covid-19 (parcial)" calcext:value-type="string">
            <text:p>Covid-19 (parcial)</text:p>
          </table:table-cell>
          <table:table-cell table:style-name="ce123" table:formula="of:=[MoMo.C168]/[.C$5]*1000000" office:value-type="float" office:value="78.8368123306977" calcext:value-type="float">
            <text:p>79</text:p>
          </table:table-cell>
          <table:table-cell table:style-name="ce123" table:formula="of:=[MoMo.D168]/[.D$5]*1000000" office:value-type="float" office:value="434.773306599996" calcext:value-type="float">
            <text:p>435</text:p>
          </table:table-cell>
          <table:table-cell table:style-name="ce123" table:formula="of:=[MoMo.E168]/[.E$5]*1000000" office:value-type="float" office:value="203.259148606751" calcext:value-type="float">
            <text:p>203</text:p>
          </table:table-cell>
          <table:table-cell table:style-name="ce123" table:formula="of:=[MoMo.F168]/[.F$5]*1000000" office:value-type="float" office:value="18.6020472881758" calcext:value-type="float">
            <text:p>19</text:p>
          </table:table-cell>
          <table:table-cell table:style-name="ce123" table:formula="of:=[MoMo.G168]/[.G$5]*1000000" office:value-type="float" office:value="21.6197416440874" calcext:value-type="float">
            <text:p>22</text:p>
          </table:table-cell>
          <table:table-cell table:style-name="ce123" table:formula="of:=[MoMo.H168]/[.H$5]*1000000" office:value-type="float" office:value="220.602555198034" calcext:value-type="float">
            <text:p>221</text:p>
          </table:table-cell>
          <table:table-cell table:style-name="ce123" table:formula="of:=[MoMo.I168]/[.I$5]*1000000" office:value-type="float" office:value="885.784446388872" calcext:value-type="float">
            <text:p>886</text:p>
          </table:table-cell>
          <table:table-cell table:style-name="ce123" table:formula="of:=[MoMo.J168]/[.J$5]*1000000" office:value-type="float" office:value="739.586946364405" calcext:value-type="float">
            <text:p>740</text:p>
          </table:table-cell>
          <table:table-cell table:style-name="ce123" table:formula="of:=[MoMo.K168]/[.K$5]*1000000" office:value-type="float" office:value="564.863589982454" calcext:value-type="float">
            <text:p>565</text:p>
          </table:table-cell>
          <table:table-cell table:style-name="ce123" table:formula="of:=[MoMo.L168]/[.L$5]*1000000" office:value-type="float" office:value="0" calcext:value-type="float">
            <text:p>0</text:p>
          </table:table-cell>
          <table:table-cell table:style-name="ce123" table:formula="of:=[MoMo.M168]/[.M$5]*1000000" office:value-type="float" office:value="176.481147240276" calcext:value-type="float">
            <text:p>176</text:p>
          </table:table-cell>
          <table:table-cell table:style-name="ce123" table:formula="of:=[MoMo.N168]/[.N$5]*1000000" office:value-type="float" office:value="337.414935550951" calcext:value-type="float">
            <text:p>337</text:p>
          </table:table-cell>
          <table:table-cell table:style-name="ce123" table:formula="of:=[MoMo.O168]/[.O$5]*1000000" office:value-type="float" office:value="93.2731203523059" calcext:value-type="float">
            <text:p>93</text:p>
          </table:table-cell>
          <table:table-cell table:style-name="ce123" table:formula="of:=[MoMo.P168]/[.P$5]*1000000" office:value-type="float" office:value="1062.01217711128" calcext:value-type="float">
            <text:p>1062</text:p>
          </table:table-cell>
          <table:table-cell table:style-name="ce123"/>
          <table:table-cell table:style-name="ce123" table:formula="of:=[MoMo.R168]/[.R$5]*1000000" office:value-type="float" office:value="29.7597106273956" calcext:value-type="float">
            <text:p>30</text:p>
          </table:table-cell>
          <table:table-cell table:style-name="ce123" table:formula="of:=[MoMo.S168]/[.S$5]*1000000" office:value-type="float" office:value="525.052736914605" calcext:value-type="float">
            <text:p>525</text:p>
          </table:table-cell>
          <table:table-cell table:style-name="ce123" table:formula="of:=[MoMo.T168]/[.T$5]*1000000" office:value-type="float" office:value="440.637209606892" calcext:value-type="float">
            <text:p>441</text:p>
          </table:table-cell>
          <table:table-cell table:style-name="ce123" table:formula="of:=[MoMo.U168]/[.U$5]*1000000" office:value-type="float" office:value="719.094004910113" calcext:value-type="float">
            <text:p>719</text:p>
          </table:table-cell>
          <table:table-cell table:style-name="ce123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69]" office:value-type="string" office:string-value="Covid-19 (total)" calcext:value-type="string">
            <text:p>Covid-19 (total)</text:p>
          </table:table-cell>
          <table:table-cell table:style-name="ce129" table:formula="of:=[MoMo.C169]/[.C$5]*1000000" office:value-type="float" office:value="132.030788578037" calcext:value-type="float">
            <text:p>132</text:p>
          </table:table-cell>
          <table:table-cell table:style-name="ce129" table:formula="of:=[MoMo.D169]/[.D$5]*1000000" office:value-type="float" office:value="531.049996637957" calcext:value-type="float">
            <text:p>531</text:p>
          </table:table-cell>
          <table:table-cell table:style-name="ce129" table:formula="of:=[MoMo.E169]/[.E$5]*1000000" office:value-type="float" office:value="224.654848460093" calcext:value-type="float">
            <text:p>225</text:p>
          </table:table-cell>
          <table:table-cell table:style-name="ce129" table:formula="of:=[MoMo.F169]/[.F$5]*1000000" office:value-type="float" office:value="152.359625407916" calcext:value-type="float">
            <text:p>152</text:p>
          </table:table-cell>
          <table:table-cell table:style-name="ce129" table:formula="of:=[MoMo.G169]/[.G$5]*1000000" office:value-type="float" office:value="60.1592810965909" calcext:value-type="float">
            <text:p>60</text:p>
          </table:table-cell>
          <table:table-cell table:style-name="ce129" table:formula="of:=[MoMo.H169]/[.H$5]*1000000" office:value-type="float" office:value="306.775428322266" calcext:value-type="float">
            <text:p>307</text:p>
          </table:table-cell>
          <table:table-cell table:style-name="ce129" table:formula="of:=[MoMo.I169]/[.I$5]*1000000" office:value-type="float" office:value="936.009337678963" calcext:value-type="float">
            <text:p>936</text:p>
          </table:table-cell>
          <table:table-cell table:style-name="ce129" table:formula="of:=[MoMo.J169]/[.J$5]*1000000" office:value-type="float" office:value="795.339664802816" calcext:value-type="float">
            <text:p>795</text:p>
          </table:table-cell>
          <table:table-cell table:style-name="ce129" table:formula="of:=[MoMo.K169]/[.K$5]*1000000" office:value-type="float" office:value="609.205316007166" calcext:value-type="float">
            <text:p>609</text:p>
          </table:table-cell>
          <table:table-cell table:style-name="ce129" table:formula="of:=[MoMo.L169]/[.L$5]*1000000" office:value-type="float" office:value="46.9792351780513" calcext:value-type="float">
            <text:p>47</text:p>
          </table:table-cell>
          <table:table-cell table:style-name="ce129" table:formula="of:=[MoMo.M169]/[.M$5]*1000000" office:value-type="float" office:value="231.077483886526" calcext:value-type="float">
            <text:p>231</text:p>
          </table:table-cell>
          <table:table-cell table:style-name="ce129" table:formula="of:=[MoMo.N169]/[.N$5]*1000000" office:value-type="float" office:value="383.087122959781" calcext:value-type="float">
            <text:p>383</text:p>
          </table:table-cell>
          <table:table-cell table:style-name="ce129" table:formula="of:=[MoMo.O169]/[.O$5]*1000000" office:value-type="float" office:value="141.390206248337" calcext:value-type="float">
            <text:p>141</text:p>
          </table:table-cell>
          <table:table-cell table:style-name="ce129" table:formula="of:=[MoMo.P169]/[.P$5]*1000000" office:value-type="float" office:value="1180.43580808318" calcext:value-type="float">
            <text:p>1180</text:p>
          </table:table-cell>
          <table:table-cell table:style-name="ce129"/>
          <table:table-cell table:style-name="ce129" table:formula="of:=[MoMo.R169]/[.R$5]*1000000" office:value-type="float" office:value="84.544632464192" calcext:value-type="float">
            <text:p>85</text:p>
          </table:table-cell>
          <table:table-cell table:style-name="ce129" table:formula="of:=[MoMo.S169]/[.S$5]*1000000" office:value-type="float" office:value="643.961739098206" calcext:value-type="float">
            <text:p>644</text:p>
          </table:table-cell>
          <table:table-cell table:style-name="ce129" table:formula="of:=[MoMo.T169]/[.T$5]*1000000" office:value-type="float" office:value="542.497617194037" calcext:value-type="float">
            <text:p>542</text:p>
          </table:table-cell>
          <table:table-cell table:style-name="ce129" table:formula="of:=[MoMo.U169]/[.U$5]*1000000" office:value-type="float" office:value="972.519204878435" calcext:value-type="float">
            <text:p>973</text:p>
          </table:table-cell>
          <table:table-cell table:style-name="ce129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0]" office:value-type="string" office:string-value="Diferencia" calcext:value-type="string">
            <text:p>Diferencia</text:p>
          </table:table-cell>
          <table:table-cell table:style-name="ce124" table:formula="of:=[.C167]-[.C168]" office:value-type="float" office:value="19.6793858314147" calcext:value-type="float">
            <text:p>20</text:p>
          </table:table-cell>
          <table:table-cell table:style-name="ce124" table:formula="of:=[.D167]-[.D168]" office:value-type="float" office:value="130.661222194375" calcext:value-type="float">
            <text:p>131</text:p>
          </table:table-cell>
          <table:table-cell table:style-name="ce124" table:formula="of:=[.E167]-[.E168]" office:value-type="float" office:value="61.2695041254799" calcext:value-type="float">
            <text:p>61</text:p>
          </table:table-cell>
          <table:table-cell table:style-name="ce124" table:formula="of:=[.F167]-[.F168]" office:value-type="float" office:value="36.3182828007242" calcext:value-type="float">
            <text:p>36</text:p>
          </table:table-cell>
          <table:table-cell table:style-name="ce124" table:formula="of:=[.G167]-[.G168]" office:value-type="float" office:value="16.9197978084162" calcext:value-type="float">
            <text:p>17</text:p>
          </table:table-cell>
          <table:table-cell table:style-name="ce124" table:formula="of:=[.H167]-[.H168]" office:value-type="float" office:value="51.7037238745392" calcext:value-type="float">
            <text:p>52</text:p>
          </table:table-cell>
          <table:table-cell table:style-name="ce124" table:formula="of:=[.I167]-[.I168]" office:value-type="float" office:value="793.636298732672" calcext:value-type="float">
            <text:p>794</text:p>
          </table:table-cell>
          <table:table-cell table:style-name="ce124" table:formula="of:=[.J167]-[.J168]" office:value-type="float" office:value="869.841085016975" calcext:value-type="float">
            <text:p>870</text:p>
          </table:table-cell>
          <table:table-cell table:style-name="ce124" table:formula="of:=[.K167]-[.K168]" office:value-type="float" office:value="-5.52626852533513" calcext:value-type="float">
            <text:p>-6</text:p>
          </table:table-cell>
          <table:table-cell table:style-name="ce124" table:formula="of:=[.L167]-[.L168]" office:value-type="float" office:value="129.192896739641" calcext:value-type="float">
            <text:p>129</text:p>
          </table:table-cell>
          <table:table-cell table:style-name="ce124" table:formula="of:=[.M167]-[.M168]" office:value-type="float" office:value="73.3323488532654" calcext:value-type="float">
            <text:p>73</text:p>
          </table:table-cell>
          <table:table-cell table:style-name="ce124" table:formula="of:=[.N167]-[.N168]" office:value-type="float" office:value="184.552920549968" calcext:value-type="float">
            <text:p>185</text:p>
          </table:table-cell>
          <table:table-cell table:style-name="ce124" table:formula="of:=[.O167]-[.O168]" office:value-type="float" office:value="51.0781373357866" calcext:value-type="float">
            <text:p>51</text:p>
          </table:table-cell>
          <table:table-cell table:style-name="ce124" table:formula="of:=[.P167]-[.P168]" office:value-type="float" office:value="482.967747878978" calcext:value-type="float">
            <text:p>483</text:p>
          </table:table-cell>
          <table:table-cell table:style-name="ce124"/>
          <table:table-cell table:style-name="ce124" table:formula="of:=[.R167]-[.R168]" office:value-type="float" office:value="14.8798553136978" calcext:value-type="float">
            <text:p>15</text:p>
          </table:table-cell>
          <table:table-cell table:style-name="ce124" table:formula="of:=[.S167]-[.S168]" office:value-type="float" office:value="404.599461975372" calcext:value-type="float">
            <text:p>405</text:p>
          </table:table-cell>
          <table:table-cell table:style-name="ce124" table:formula="of:=[.T167]-[.T168]" office:value-type="float" office:value="140.96752835721" calcext:value-type="float">
            <text:p>141</text:p>
          </table:table-cell>
          <table:table-cell table:style-name="ce124" table:formula="of:=[.U167]-[.U168]" office:value-type="float" office:value="-38.0137799952482" calcext:value-type="float">
            <text:p>-38</text:p>
          </table:table-cell>
          <table:table-cell table:style-name="ce124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2]" office:value-type="date" office:date-value="2020-04-25" calcext:value-type="date">
            <text:p>25/04</text:p>
          </table:table-cell>
          <table:table-cell table:style-name="ce110" table:formula="of:=[MoMo.B172]" office:value-type="string" office:string-value="Inicio" calcext:value-type="string">
            <text:p>Inicio</text:p>
          </table:table-cell>
          <table:table-cell table:style-name="ce46" table:formula="of:=[MoMo.C172]" office:value-type="date" office:date-value="2020-03-20" calcext:value-type="date">
            <text:p>20/03</text:p>
          </table:table-cell>
          <table:table-cell table:style-name="ce46" table:formula="of:=[MoMo.D172]" office:value-type="date" office:date-value="2020-03-23" calcext:value-type="date">
            <text:p>23/03</text:p>
          </table:table-cell>
          <table:table-cell table:style-name="ce46" table:formula="of:=[MoMo.E172]" office:value-type="date" office:date-value="2020-03-20" calcext:value-type="date">
            <text:p>20/03</text:p>
          </table:table-cell>
          <table:table-cell table:style-name="ce46" table:formula="of:=[MoMo.F172]" office:value-type="date" office:date-value="2020-03-16" calcext:value-type="date">
            <text:p>16/03</text:p>
          </table:table-cell>
          <table:table-cell table:style-name="ce46" table:formula="of:=[MoMo.G172]" office:value-type="date" office:date-value="2020-03-27" calcext:value-type="date">
            <text:p>27/03</text:p>
          </table:table-cell>
          <table:table-cell table:style-name="ce46" table:formula="of:=[MoMo.H172]" office:value-type="date" office:date-value="2020-03-24" calcext:value-type="date">
            <text:p>24/03</text:p>
          </table:table-cell>
          <table:table-cell table:style-name="ce46" table:formula="of:=[MoMo.I172]" office:value-type="date" office:date-value="2020-03-14" calcext:value-type="date">
            <text:p>14/03</text:p>
          </table:table-cell>
          <table:table-cell table:style-name="ce46" table:formula="of:=[MoMo.J172]" office:value-type="date" office:date-value="2020-03-18" calcext:value-type="date">
            <text:p>18/03</text:p>
          </table:table-cell>
          <table:table-cell table:style-name="ce46" table:formula="of:=[MoMo.K172]" office:value-type="date" office:date-value="2020-03-22" calcext:value-type="date">
            <text:p>22/03</text:p>
          </table:table-cell>
          <table:table-cell table:style-name="ce46" table:formula="of:=[MoMo.L172]" office:value-type="date" office:date-value="2020-03-28" calcext:value-type="date">
            <text:p>28/03</text:p>
          </table:table-cell>
          <table:table-cell table:style-name="ce46" table:formula="of:=[MoMo.M172]" office:value-type="date" office:date-value="2020-03-22" calcext:value-type="date">
            <text:p>22/03</text:p>
          </table:table-cell>
          <table:table-cell table:style-name="ce46" table:formula="of:=[MoMo.N172]" office:value-type="date" office:date-value="2020-03-23" calcext:value-type="date">
            <text:p>23/03</text:p>
          </table:table-cell>
          <table:table-cell table:style-name="ce46" table:formula="of:=[MoMo.O172]" office:value-type="date" office:date-value="2020-03-21" calcext:value-type="date">
            <text:p>21/03</text:p>
          </table:table-cell>
          <table:table-cell table:style-name="ce46" table:formula="of:=[MoMo.P17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2]" office:value-type="date" office:date-value="2020-03-27" calcext:value-type="date">
            <text:p>27/03</text:p>
          </table:table-cell>
          <table:table-cell table:style-name="ce46" table:formula="of:=[MoMo.S172]" office:value-type="date" office:date-value="2020-03-22" calcext:value-type="date">
            <text:p>22/03</text:p>
          </table:table-cell>
          <table:table-cell table:style-name="ce46" table:formula="of:=[MoMo.T172]" office:value-type="date" office:date-value="2020-03-25" calcext:value-type="date">
            <text:p>25/03</text:p>
          </table:table-cell>
          <table:table-cell table:style-name="ce46" table:formula="of:=[MoMo.U172]" office:value-type="date" office:date-value="2020-03-20" calcext:value-type="date">
            <text:p>20/03</text:p>
          </table:table-cell>
          <table:table-cell table:style-name="ce46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73]" office:value-type="string" office:string-value="Fin" calcext:value-type="string">
            <text:p>Fin</text:p>
          </table:table-cell>
          <table:table-cell table:style-name="ce126" table:formula="of:=[MoMo.C173]" office:value-type="date" office:date-value="2020-04-10" calcext:value-type="date">
            <text:p>10/04</text:p>
          </table:table-cell>
          <table:table-cell table:style-name="ce126" table:formula="of:=[MoMo.D173]" office:value-type="date" office:date-value="2020-04-21" calcext:value-type="date">
            <text:p>21/04</text:p>
          </table:table-cell>
          <table:table-cell table:style-name="ce126" table:formula="of:=[MoMo.E173]" office:value-type="date" office:date-value="2020-04-10" calcext:value-type="date">
            <text:p>10/04</text:p>
          </table:table-cell>
          <table:table-cell table:style-name="ce126" table:formula="of:=[MoMo.F173]" office:value-type="date" office:date-value="2020-03-27" calcext:value-type="date">
            <text:p>27/03</text:p>
          </table:table-cell>
          <table:table-cell table:style-name="ce126" table:formula="of:=[MoMo.G173]" office:value-type="date" office:date-value="2020-04-03" calcext:value-type="date">
            <text:p>03/04</text:p>
          </table:table-cell>
          <table:table-cell table:style-name="ce126" table:formula="of:=[MoMo.H173]" office:value-type="date" office:date-value="2020-04-24" calcext:value-type="date">
            <text:p>24/04</text:p>
          </table:table-cell>
          <table:table-cell table:style-name="ce126" table:formula="of:=[MoMo.I173]" office:value-type="date" office:date-value="2020-04-23" calcext:value-type="date">
            <text:p>23/04</text:p>
          </table:table-cell>
          <table:table-cell table:style-name="ce126" table:formula="of:=[MoMo.J173]" office:value-type="date" office:date-value="2020-04-23" calcext:value-type="date">
            <text:p>23/04</text:p>
          </table:table-cell>
          <table:table-cell table:style-name="ce126" table:formula="of:=[MoMo.K173]" office:value-type="date" office:date-value="2020-04-23" calcext:value-type="date">
            <text:p>23/04</text:p>
          </table:table-cell>
          <table:table-cell table:style-name="ce126" table:formula="of:=[MoMo.L173]" office:value-type="date" office:date-value="2020-03-31" calcext:value-type="date">
            <text:p>31/03</text:p>
          </table:table-cell>
          <table:table-cell table:style-name="ce126" table:formula="of:=[MoMo.M173]" office:value-type="date" office:date-value="2020-04-15" calcext:value-type="date">
            <text:p>15/04</text:p>
          </table:table-cell>
          <table:table-cell table:style-name="ce126" table:formula="of:=[MoMo.N173]" office:value-type="date" office:date-value="2020-04-18" calcext:value-type="date">
            <text:p>18/04</text:p>
          </table:table-cell>
          <table:table-cell table:style-name="ce126" table:formula="of:=[MoMo.O173]" office:value-type="date" office:date-value="2020-04-11" calcext:value-type="date">
            <text:p>11/04</text:p>
          </table:table-cell>
          <table:table-cell table:style-name="ce126" table:formula="of:=[MoMo.P173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73]" office:value-type="date" office:date-value="2020-04-05" calcext:value-type="date">
            <text:p>05/04</text:p>
          </table:table-cell>
          <table:table-cell table:style-name="ce126" table:formula="of:=[MoMo.S173]" office:value-type="date" office:date-value="2020-04-18" calcext:value-type="date">
            <text:p>18/04</text:p>
          </table:table-cell>
          <table:table-cell table:style-name="ce126" table:formula="of:=[MoMo.T173]" office:value-type="date" office:date-value="2020-04-22" calcext:value-type="date">
            <text:p>22/04</text:p>
          </table:table-cell>
          <table:table-cell table:style-name="ce126" table:formula="of:=[MoMo.U173]" office:value-type="date" office:date-value="2020-04-14" calcext:value-type="date">
            <text:p>14/04</text:p>
          </table:table-cell>
          <table:table-cell table:style-name="ce126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74]" office:value-type="string" office:string-value="MoMo (parcial)" calcext:value-type="string">
            <text:p>MoMo (parcial)</text:p>
          </table:table-cell>
          <table:table-cell table:style-name="ce127" table:formula="of:=[MoMo.C174]/[.C$5]*1000000" office:value-type="float" office:value="95.6537420411793" calcext:value-type="float">
            <text:p>96</text:p>
          </table:table-cell>
          <table:table-cell table:style-name="ce127" table:formula="of:=[MoMo.D174]/[.D$5]*1000000" office:value-type="float" office:value="589.121650946568" calcext:value-type="float">
            <text:p>589</text:p>
          </table:table-cell>
          <table:table-cell table:style-name="ce127" table:formula="of:=[MoMo.E174]/[.E$5]*1000000" office:value-type="float" office:value="234.380166575249" calcext:value-type="float">
            <text:p>234</text:p>
          </table:table-cell>
          <table:table-cell table:style-name="ce127" table:formula="of:=[MoMo.F174]/[.F$5]*1000000" office:value-type="float" office:value="54.9203300889001" calcext:value-type="float">
            <text:p>55</text:p>
          </table:table-cell>
          <table:table-cell table:style-name="ce127" table:formula="of:=[MoMo.G174]/[.G$5]*1000000" office:value-type="float" office:value="38.5395394525035" calcext:value-type="float">
            <text:p>39</text:p>
          </table:table-cell>
          <table:table-cell table:style-name="ce127" table:formula="of:=[MoMo.H174]/[.H$5]*1000000" office:value-type="float" office:value="318.839630559658" calcext:value-type="float">
            <text:p>319</text:p>
          </table:table-cell>
          <table:table-cell table:style-name="ce127" table:formula="of:=[MoMo.I174]/[.I$5]*1000000" office:value-type="float" office:value="1710.13679434028" calcext:value-type="float">
            <text:p>1710</text:p>
          </table:table-cell>
          <table:table-cell table:style-name="ce127" table:formula="of:=[MoMo.J174]/[.J$5]*1000000" office:value-type="float" office:value="1637.05769715617" calcext:value-type="float">
            <text:p>1637</text:p>
          </table:table-cell>
          <table:table-cell table:style-name="ce127" table:formula="of:=[MoMo.K174]/[.K$5]*1000000" office:value-type="float" office:value="569.205658109503" calcext:value-type="float">
            <text:p>569</text:p>
          </table:table-cell>
          <table:table-cell table:style-name="ce127" table:formula="of:=[MoMo.L174]/[.L$5]*1000000" office:value-type="float" office:value="129.192896739641" calcext:value-type="float">
            <text:p>129</text:p>
          </table:table-cell>
          <table:table-cell table:style-name="ce127" table:formula="of:=[MoMo.M174]/[.M$5]*1000000" office:value-type="float" office:value="251.425196068338" calcext:value-type="float">
            <text:p>251</text:p>
          </table:table-cell>
          <table:table-cell table:style-name="ce127" table:formula="of:=[MoMo.N174]/[.N$5]*1000000" office:value-type="float" office:value="521.967856100919" calcext:value-type="float">
            <text:p>522</text:p>
          </table:table-cell>
          <table:table-cell table:style-name="ce127" table:formula="of:=[MoMo.O174]/[.O$5]*1000000" office:value-type="float" office:value="143.610994828154" calcext:value-type="float">
            <text:p>144</text:p>
          </table:table-cell>
          <table:table-cell table:style-name="ce127" table:formula="of:=[MoMo.P174]/[.P$5]*1000000" office:value-type="float" office:value="1607.46017188301" calcext:value-type="float">
            <text:p>1607</text:p>
          </table:table-cell>
          <table:table-cell table:style-name="ce127"/>
          <table:table-cell table:style-name="ce127" table:formula="of:=[MoMo.R174]/[.R$5]*1000000" office:value-type="float" office:value="44.6395659410934" calcext:value-type="float">
            <text:p>45</text:p>
          </table:table-cell>
          <table:table-cell table:style-name="ce127" table:formula="of:=[MoMo.S174]/[.S$5]*1000000" office:value-type="float" office:value="926.563653378714" calcext:value-type="float">
            <text:p>927</text:p>
          </table:table-cell>
          <table:table-cell table:style-name="ce127" table:formula="of:=[MoMo.T174]/[.T$5]*1000000" office:value-type="float" office:value="583.878407776315" calcext:value-type="float">
            <text:p>584</text:p>
          </table:table-cell>
          <table:table-cell table:style-name="ce127" table:formula="of:=[MoMo.U174]/[.U$5]*1000000" office:value-type="float" office:value="681.080224914865" calcext:value-type="float">
            <text:p>681</text:p>
          </table:table-cell>
          <table:table-cell table:style-name="ce127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75]" office:value-type="string" office:string-value="Covid-19 (parcial)" calcext:value-type="string">
            <text:p>Covid-19 (parcial)</text:p>
          </table:table-cell>
          <table:table-cell table:style-name="ce123" table:formula="of:=[MoMo.C175]/[.C$5]*1000000" office:value-type="float" office:value="78.8368123306977" calcext:value-type="float">
            <text:p>79</text:p>
          </table:table-cell>
          <table:table-cell table:style-name="ce123" table:formula="of:=[MoMo.D175]/[.D$5]*1000000" office:value-type="float" office:value="466.86553661265" calcext:value-type="float">
            <text:p>467</text:p>
          </table:table-cell>
          <table:table-cell table:style-name="ce123" table:formula="of:=[MoMo.E175]/[.E$5]*1000000" office:value-type="float" office:value="115.731285570351" calcext:value-type="float">
            <text:p>116</text:p>
          </table:table-cell>
          <table:table-cell table:style-name="ce123" table:formula="of:=[MoMo.F175]/[.F$5]*1000000" office:value-type="float" office:value="18.6020472881758" calcext:value-type="float">
            <text:p>19</text:p>
          </table:table-cell>
          <table:table-cell table:style-name="ce123" table:formula="of:=[MoMo.G175]/[.G$5]*1000000" office:value-type="float" office:value="21.6197416440874" calcext:value-type="float">
            <text:p>22</text:p>
          </table:table-cell>
          <table:table-cell table:style-name="ce123" table:formula="of:=[MoMo.H175]/[.H$5]*1000000" office:value-type="float" office:value="291.264311159904" calcext:value-type="float">
            <text:p>291</text:p>
          </table:table-cell>
          <table:table-cell table:style-name="ce123" table:formula="of:=[MoMo.I175]/[.I$5]*1000000" office:value-type="float" office:value="905.708370206428" calcext:value-type="float">
            <text:p>906</text:p>
          </table:table-cell>
          <table:table-cell table:style-name="ce123" table:formula="of:=[MoMo.J175]/[.J$5]*1000000" office:value-type="float" office:value="769.68354658337" calcext:value-type="float">
            <text:p>770</text:p>
          </table:table-cell>
          <table:table-cell table:style-name="ce123" table:formula="of:=[MoMo.K175]/[.K$5]*1000000" office:value-type="float" office:value="577.495060897506" calcext:value-type="float">
            <text:p>577</text:p>
          </table:table-cell>
          <table:table-cell table:style-name="ce123" table:formula="of:=[MoMo.L175]/[.L$5]*1000000" office:value-type="float" office:value="0" calcext:value-type="float">
            <text:p>0</text:p>
          </table:table-cell>
          <table:table-cell table:style-name="ce123" table:formula="of:=[MoMo.M175]/[.M$5]*1000000" office:value-type="float" office:value="176.481147240276" calcext:value-type="float">
            <text:p>176</text:p>
          </table:table-cell>
          <table:table-cell table:style-name="ce123" table:formula="of:=[MoMo.N175]/[.N$5]*1000000" office:value-type="float" office:value="337.414935550951" calcext:value-type="float">
            <text:p>337</text:p>
          </table:table-cell>
          <table:table-cell table:style-name="ce123" table:formula="of:=[MoMo.O175]/[.O$5]*1000000" office:value-type="float" office:value="93.2731203523059" calcext:value-type="float">
            <text:p>93</text:p>
          </table:table-cell>
          <table:table-cell table:style-name="ce123" table:formula="of:=[MoMo.P175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75]/[.R$5]*1000000" office:value-type="float" office:value="29.7597106273956" calcext:value-type="float">
            <text:p>30</text:p>
          </table:table-cell>
          <table:table-cell table:style-name="ce123" table:formula="of:=[MoMo.S175]/[.S$5]*1000000" office:value-type="float" office:value="525.052736914605" calcext:value-type="float">
            <text:p>525</text:p>
          </table:table-cell>
          <table:table-cell table:style-name="ce123" table:formula="of:=[MoMo.T175]/[.T$5]*1000000" office:value-type="float" office:value="440.637209606892" calcext:value-type="float">
            <text:p>441</text:p>
          </table:table-cell>
          <table:table-cell table:style-name="ce123" table:formula="of:=[MoMo.U175]/[.U$5]*1000000" office:value-type="float" office:value="719.094004910113" calcext:value-type="float">
            <text:p>719</text:p>
          </table:table-cell>
          <table:table-cell table:style-name="ce123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76]" office:value-type="string" office:string-value="Covid-19 (total)" calcext:value-type="string">
            <text:p>Covid-19 (total)</text:p>
          </table:table-cell>
          <table:table-cell table:style-name="ce129" table:formula="of:=[MoMo.C176]/[.C$5]*1000000" office:value-type="float" office:value="134.89324469897" calcext:value-type="float">
            <text:p>135</text:p>
          </table:table-cell>
          <table:table-cell table:style-name="ce129" table:formula="of:=[MoMo.D176]/[.D$5]*1000000" office:value-type="float" office:value="541.747406642175" calcext:value-type="float">
            <text:p>542</text:p>
          </table:table-cell>
          <table:table-cell table:style-name="ce129" table:formula="of:=[MoMo.E176]/[.E$5]*1000000" office:value-type="float" office:value="232.435102952218" calcext:value-type="float">
            <text:p>232</text:p>
          </table:table-cell>
          <table:table-cell table:style-name="ce129" table:formula="of:=[MoMo.F176]/[.F$5]*1000000" office:value-type="float" office:value="154.131248959171" calcext:value-type="float">
            <text:p>154</text:p>
          </table:table-cell>
          <table:table-cell table:style-name="ce129" table:formula="of:=[MoMo.G176]/[.G$5]*1000000" office:value-type="float" office:value="61.0992698637251" calcext:value-type="float">
            <text:p>61</text:p>
          </table:table-cell>
          <table:table-cell table:style-name="ce129" table:formula="of:=[MoMo.H176]/[.H$5]*1000000" office:value-type="float" office:value="313.669258172204" calcext:value-type="float">
            <text:p>314</text:p>
          </table:table-cell>
          <table:table-cell table:style-name="ce129" table:formula="of:=[MoMo.I176]/[.I$5]*1000000" office:value-type="float" office:value="951.367362288329" calcext:value-type="float">
            <text:p>951</text:p>
          </table:table-cell>
          <table:table-cell table:style-name="ce129" table:formula="of:=[MoMo.J176]/[.J$5]*1000000" office:value-type="float" office:value="808.661110801374" calcext:value-type="float">
            <text:p>809</text:p>
          </table:table-cell>
          <table:table-cell table:style-name="ce129" table:formula="of:=[MoMo.K176]/[.K$5]*1000000" office:value-type="float" office:value="623.020987320503" calcext:value-type="float">
            <text:p>623</text:p>
          </table:table-cell>
          <table:table-cell table:style-name="ce129" table:formula="of:=[MoMo.L176]/[.L$5]*1000000" office:value-type="float" office:value="46.9792351780513" calcext:value-type="float">
            <text:p>47</text:p>
          </table:table-cell>
          <table:table-cell table:style-name="ce129" table:formula="of:=[MoMo.M176]/[.M$5]*1000000" office:value-type="float" office:value="236.114046307767" calcext:value-type="float">
            <text:p>236</text:p>
          </table:table-cell>
          <table:table-cell table:style-name="ce129" table:formula="of:=[MoMo.N176]/[.N$5]*1000000" office:value-type="float" office:value="387.747550246397" calcext:value-type="float">
            <text:p>388</text:p>
          </table:table-cell>
          <table:table-cell table:style-name="ce129" table:formula="of:=[MoMo.O176]/[.O$5]*1000000" office:value-type="float" office:value="143.610994828154" calcext:value-type="float">
            <text:p>144</text:p>
          </table:table-cell>
          <table:table-cell table:style-name="ce129" table:formula="of:=[MoMo.P176]/[.P$5]*1000000" office:value-type="float" office:value="1193.05347351408" calcext:value-type="float">
            <text:p>1193</text:p>
          </table:table-cell>
          <table:table-cell table:style-name="ce129"/>
          <table:table-cell table:style-name="ce129" table:formula="of:=[MoMo.R176]/[.R$5]*1000000" office:value-type="float" office:value="85.2209895239055" calcext:value-type="float">
            <text:p>85</text:p>
          </table:table-cell>
          <table:table-cell table:style-name="ce129" table:formula="of:=[MoMo.S176]/[.S$5]*1000000" office:value-type="float" office:value="662.493012165781" calcext:value-type="float">
            <text:p>662</text:p>
          </table:table-cell>
          <table:table-cell table:style-name="ce129" table:formula="of:=[MoMo.T176]/[.T$5]*1000000" office:value-type="float" office:value="551.137562480447" calcext:value-type="float">
            <text:p>551</text:p>
          </table:table-cell>
          <table:table-cell table:style-name="ce129" table:formula="of:=[MoMo.U176]/[.U$5]*1000000" office:value-type="float" office:value="985.190464876851" calcext:value-type="float">
            <text:p>985</text:p>
          </table:table-cell>
          <table:table-cell table:style-name="ce129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77]" office:value-type="string" office:string-value="Diferencia" calcext:value-type="string">
            <text:p>Diferencia</text:p>
          </table:table-cell>
          <table:table-cell table:style-name="ce124" table:formula="of:=[.C174]-[.C175]" office:value-type="float" office:value="16.8169297104816" calcext:value-type="float">
            <text:p>17</text:p>
          </table:table-cell>
          <table:table-cell table:style-name="ce124" table:formula="of:=[.D174]-[.D175]" office:value-type="float" office:value="122.256114333918" calcext:value-type="float">
            <text:p>122</text:p>
          </table:table-cell>
          <table:table-cell table:style-name="ce124" table:formula="of:=[.E174]-[.E175]" office:value-type="float" office:value="118.648881004898" calcext:value-type="float">
            <text:p>119</text:p>
          </table:table-cell>
          <table:table-cell table:style-name="ce124" table:formula="of:=[.F174]-[.F175]" office:value-type="float" office:value="36.3182828007242" calcext:value-type="float">
            <text:p>36</text:p>
          </table:table-cell>
          <table:table-cell table:style-name="ce124" table:formula="of:=[.G174]-[.G175]" office:value-type="float" office:value="16.9197978084162" calcext:value-type="float">
            <text:p>17</text:p>
          </table:table-cell>
          <table:table-cell table:style-name="ce124" table:formula="of:=[.H174]-[.H175]" office:value-type="float" office:value="27.5753193997542" calcext:value-type="float">
            <text:p>28</text:p>
          </table:table-cell>
          <table:table-cell table:style-name="ce124" table:formula="of:=[.I174]-[.I175]" office:value-type="float" office:value="804.428424133849" calcext:value-type="float">
            <text:p>804</text:p>
          </table:table-cell>
          <table:table-cell table:style-name="ce124" table:formula="of:=[.J174]-[.J175]" office:value-type="float" office:value="867.374150572798" calcext:value-type="float">
            <text:p>867</text:p>
          </table:table-cell>
          <table:table-cell table:style-name="ce124" table:formula="of:=[.K174]-[.K175]" office:value-type="float" office:value="-8.28940278800246" calcext:value-type="float">
            <text:p>-8</text:p>
          </table:table-cell>
          <table:table-cell table:style-name="ce124" table:formula="of:=[.L174]-[.L175]" office:value-type="float" office:value="129.192896739641" calcext:value-type="float">
            <text:p>129</text:p>
          </table:table-cell>
          <table:table-cell table:style-name="ce124" table:formula="of:=[.M174]-[.M175]" office:value-type="float" office:value="74.9440488280625" calcext:value-type="float">
            <text:p>75</text:p>
          </table:table-cell>
          <table:table-cell table:style-name="ce124" table:formula="of:=[.N174]-[.N175]" office:value-type="float" office:value="184.552920549968" calcext:value-type="float">
            <text:p>185</text:p>
          </table:table-cell>
          <table:table-cell table:style-name="ce124" table:formula="of:=[.O174]-[.O175]" office:value-type="float" office:value="50.3378744758476" calcext:value-type="float">
            <text:p>50</text:p>
          </table:table-cell>
          <table:table-cell table:style-name="ce124" table:formula="of:=[.P174]-[.P175]" office:value-type="float" office:value="476.582905130814" calcext:value-type="float">
            <text:p>477</text:p>
          </table:table-cell>
          <table:table-cell table:style-name="ce124"/>
          <table:table-cell table:style-name="ce124" table:formula="of:=[.R174]-[.R175]" office:value-type="float" office:value="14.8798553136978" calcext:value-type="float">
            <text:p>15</text:p>
          </table:table-cell>
          <table:table-cell table:style-name="ce124" table:formula="of:=[.S174]-[.S175]" office:value-type="float" office:value="401.51091646411" calcext:value-type="float">
            <text:p>402</text:p>
          </table:table-cell>
          <table:table-cell table:style-name="ce124" table:formula="of:=[.T174]-[.T175]" office:value-type="float" office:value="143.241198169423" calcext:value-type="float">
            <text:p>143</text:p>
          </table:table-cell>
          <table:table-cell table:style-name="ce124" table:formula="of:=[.U174]-[.U175]" office:value-type="float" office:value="-38.0137799952482" calcext:value-type="float">
            <text:p>-38</text:p>
          </table:table-cell>
          <table:table-cell table:style-name="ce124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79]" office:value-type="date" office:date-value="2020-04-26" calcext:value-type="date">
            <text:p>26/04</text:p>
          </table:table-cell>
          <table:table-cell table:style-name="ce110" table:formula="of:=[MoMo.B179]" office:value-type="string" office:string-value="Inicio" calcext:value-type="string">
            <text:p>Inicio</text:p>
          </table:table-cell>
          <table:table-cell table:style-name="ce46" table:formula="of:=[MoMo.C179]" office:value-type="date" office:date-value="2020-03-20" calcext:value-type="date">
            <text:p>20/03</text:p>
          </table:table-cell>
          <table:table-cell table:style-name="ce46" table:formula="of:=[MoMo.D179]" office:value-type="date" office:date-value="2020-03-23" calcext:value-type="date">
            <text:p>23/03</text:p>
          </table:table-cell>
          <table:table-cell table:style-name="ce46" table:formula="of:=[MoMo.E179]" office:value-type="date" office:date-value="2020-03-20" calcext:value-type="date">
            <text:p>20/03</text:p>
          </table:table-cell>
          <table:table-cell table:style-name="ce46" table:formula="of:=[MoMo.F179]" office:value-type="date" office:date-value="2020-03-16" calcext:value-type="date">
            <text:p>16/03</text:p>
          </table:table-cell>
          <table:table-cell table:style-name="ce46" table:formula="of:=[MoMo.G179]" office:value-type="date" office:date-value="2020-03-27" calcext:value-type="date">
            <text:p>27/03</text:p>
          </table:table-cell>
          <table:table-cell table:style-name="ce46" table:formula="of:=[MoMo.H179]" office:value-type="date" office:date-value="2020-03-24" calcext:value-type="date">
            <text:p>24/03</text:p>
          </table:table-cell>
          <table:table-cell table:style-name="ce46" table:formula="of:=[MoMo.I179]" office:value-type="date" office:date-value="2020-03-14" calcext:value-type="date">
            <text:p>14/03</text:p>
          </table:table-cell>
          <table:table-cell table:style-name="ce46" table:formula="of:=[MoMo.J179]" office:value-type="date" office:date-value="2020-03-18" calcext:value-type="date">
            <text:p>18/03</text:p>
          </table:table-cell>
          <table:table-cell table:style-name="ce46" table:formula="of:=[MoMo.K179]" office:value-type="date" office:date-value="2020-03-22" calcext:value-type="date">
            <text:p>22/03</text:p>
          </table:table-cell>
          <table:table-cell table:style-name="ce46" table:formula="of:=[MoMo.L179]" office:value-type="date" office:date-value="2020-03-28" calcext:value-type="date">
            <text:p>28/03</text:p>
          </table:table-cell>
          <table:table-cell table:style-name="ce46" table:formula="of:=[MoMo.M179]" office:value-type="date" office:date-value="2020-03-22" calcext:value-type="date">
            <text:p>22/03</text:p>
          </table:table-cell>
          <table:table-cell table:style-name="ce46" table:formula="of:=[MoMo.N179]" office:value-type="date" office:date-value="2020-03-23" calcext:value-type="date">
            <text:p>23/03</text:p>
          </table:table-cell>
          <table:table-cell table:style-name="ce46" table:formula="of:=[MoMo.O179]" office:value-type="date" office:date-value="2020-03-21" calcext:value-type="date">
            <text:p>21/03</text:p>
          </table:table-cell>
          <table:table-cell table:style-name="ce46" table:formula="of:=[MoMo.P17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79]" office:value-type="date" office:date-value="2020-03-27" calcext:value-type="date">
            <text:p>27/03</text:p>
          </table:table-cell>
          <table:table-cell table:style-name="ce46" table:formula="of:=[MoMo.S179]" office:value-type="date" office:date-value="2020-03-22" calcext:value-type="date">
            <text:p>22/03</text:p>
          </table:table-cell>
          <table:table-cell table:style-name="ce46" table:formula="of:=[MoMo.T179]" office:value-type="date" office:date-value="2020-03-25" calcext:value-type="date">
            <text:p>25/03</text:p>
          </table:table-cell>
          <table:table-cell table:style-name="ce46" table:formula="of:=[MoMo.U179]" office:value-type="date" office:date-value="2020-03-20" calcext:value-type="date">
            <text:p>20/03</text:p>
          </table:table-cell>
          <table:table-cell table:style-name="ce46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0]" office:value-type="string" office:string-value="Fin" calcext:value-type="string">
            <text:p>Fin</text:p>
          </table:table-cell>
          <table:table-cell table:style-name="ce126" table:formula="of:=[MoMo.C180]" office:value-type="date" office:date-value="2020-04-10" calcext:value-type="date">
            <text:p>10/04</text:p>
          </table:table-cell>
          <table:table-cell table:style-name="ce126" table:formula="of:=[MoMo.D180]" office:value-type="date" office:date-value="2020-04-21" calcext:value-type="date">
            <text:p>21/04</text:p>
          </table:table-cell>
          <table:table-cell table:style-name="ce126" table:formula="of:=[MoMo.E180]" office:value-type="date" office:date-value="2020-04-10" calcext:value-type="date">
            <text:p>10/04</text:p>
          </table:table-cell>
          <table:table-cell table:style-name="ce126" table:formula="of:=[MoMo.F180]" office:value-type="date" office:date-value="2020-03-27" calcext:value-type="date">
            <text:p>27/03</text:p>
          </table:table-cell>
          <table:table-cell table:style-name="ce126" table:formula="of:=[MoMo.G180]" office:value-type="date" office:date-value="2020-04-03" calcext:value-type="date">
            <text:p>03/04</text:p>
          </table:table-cell>
          <table:table-cell table:style-name="ce126" table:formula="of:=[MoMo.H180]" office:value-type="date" office:date-value="2020-04-24" calcext:value-type="date">
            <text:p>24/04</text:p>
          </table:table-cell>
          <table:table-cell table:style-name="ce126" table:formula="of:=[MoMo.I180]" office:value-type="date" office:date-value="2020-04-24" calcext:value-type="date">
            <text:p>24/04</text:p>
          </table:table-cell>
          <table:table-cell table:style-name="ce126" table:formula="of:=[MoMo.J180]" office:value-type="date" office:date-value="2020-04-24" calcext:value-type="date">
            <text:p>24/04</text:p>
          </table:table-cell>
          <table:table-cell table:style-name="ce126" table:formula="of:=[MoMo.K180]" office:value-type="date" office:date-value="2020-04-23" calcext:value-type="date">
            <text:p>23/04</text:p>
          </table:table-cell>
          <table:table-cell table:style-name="ce126" table:formula="of:=[MoMo.L180]" office:value-type="date" office:date-value="2020-03-31" calcext:value-type="date">
            <text:p>31/03</text:p>
          </table:table-cell>
          <table:table-cell table:style-name="ce126" table:formula="of:=[MoMo.M180]" office:value-type="date" office:date-value="2020-04-15" calcext:value-type="date">
            <text:p>15/04</text:p>
          </table:table-cell>
          <table:table-cell table:style-name="ce126" table:formula="of:=[MoMo.N180]" office:value-type="date" office:date-value="2020-04-18" calcext:value-type="date">
            <text:p>18/04</text:p>
          </table:table-cell>
          <table:table-cell table:style-name="ce126" table:formula="of:=[MoMo.O180]" office:value-type="date" office:date-value="2020-04-11" calcext:value-type="date">
            <text:p>11/04</text:p>
          </table:table-cell>
          <table:table-cell table:style-name="ce126" table:formula="of:=[MoMo.P180]" office:value-type="date" office:date-value="2020-04-21" calcext:value-type="date">
            <text:p>21/04</text:p>
          </table:table-cell>
          <table:table-cell table:style-name="ce126"/>
          <table:table-cell table:style-name="ce126" table:formula="of:=[MoMo.R180]" office:value-type="date" office:date-value="2020-04-05" calcext:value-type="date">
            <text:p>05/04</text:p>
          </table:table-cell>
          <table:table-cell table:style-name="ce126" table:formula="of:=[MoMo.S180]" office:value-type="date" office:date-value="2020-04-18" calcext:value-type="date">
            <text:p>18/04</text:p>
          </table:table-cell>
          <table:table-cell table:style-name="ce126" table:formula="of:=[MoMo.T180]" office:value-type="date" office:date-value="2020-04-22" calcext:value-type="date">
            <text:p>22/04</text:p>
          </table:table-cell>
          <table:table-cell table:style-name="ce126" table:formula="of:=[MoMo.U180]" office:value-type="date" office:date-value="2020-04-14" calcext:value-type="date">
            <text:p>14/04</text:p>
          </table:table-cell>
          <table:table-cell table:style-name="ce126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1]" office:value-type="string" office:string-value="MoMo (parcial)" calcext:value-type="string">
            <text:p>MoMo (parcial)</text:p>
          </table:table-cell>
          <table:table-cell table:style-name="ce127" table:formula="of:=[MoMo.C181]/[.C$5]*1000000" office:value-type="float" office:value="95.4152040311015" calcext:value-type="float">
            <text:p>95</text:p>
          </table:table-cell>
          <table:table-cell table:style-name="ce127" table:formula="of:=[MoMo.D181]/[.D$5]*1000000" office:value-type="float" office:value="589.121650946568" calcext:value-type="float">
            <text:p>589</text:p>
          </table:table-cell>
          <table:table-cell table:style-name="ce127" table:formula="of:=[MoMo.E181]/[.E$5]*1000000" office:value-type="float" office:value="234.380166575249" calcext:value-type="float">
            <text:p>234</text:p>
          </table:table-cell>
          <table:table-cell table:style-name="ce127" table:formula="of:=[MoMo.F181]/[.F$5]*1000000" office:value-type="float" office:value="54.9203300889001" calcext:value-type="float">
            <text:p>55</text:p>
          </table:table-cell>
          <table:table-cell table:style-name="ce127" table:formula="of:=[MoMo.G181]/[.G$5]*1000000" office:value-type="float" office:value="38.5395394525035" calcext:value-type="float">
            <text:p>39</text:p>
          </table:table-cell>
          <table:table-cell table:style-name="ce127" table:formula="of:=[MoMo.H181]/[.H$5]*1000000" office:value-type="float" office:value="329.180375334566" calcext:value-type="float">
            <text:p>329</text:p>
          </table:table-cell>
          <table:table-cell table:style-name="ce127" table:formula="of:=[MoMo.I181]/[.I$5]*1000000" office:value-type="float" office:value="1725.07973720345" calcext:value-type="float">
            <text:p>1725</text:p>
          </table:table-cell>
          <table:table-cell table:style-name="ce127" table:formula="of:=[MoMo.J181]/[.J$5]*1000000" office:value-type="float" office:value="1648.89898248822" calcext:value-type="float">
            <text:p>1649</text:p>
          </table:table-cell>
          <table:table-cell table:style-name="ce127" table:formula="of:=[MoMo.K181]/[.K$5]*1000000" office:value-type="float" office:value="568.679346821376" calcext:value-type="float">
            <text:p>569</text:p>
          </table:table-cell>
          <table:table-cell table:style-name="ce127" table:formula="of:=[MoMo.L181]/[.L$5]*1000000" office:value-type="float" office:value="129.192896739641" calcext:value-type="float">
            <text:p>129</text:p>
          </table:table-cell>
          <table:table-cell table:style-name="ce127" table:formula="of:=[MoMo.M181]/[.M$5]*1000000" office:value-type="float" office:value="251.425196068338" calcext:value-type="float">
            <text:p>251</text:p>
          </table:table-cell>
          <table:table-cell table:style-name="ce127" table:formula="of:=[MoMo.N181]/[.N$5]*1000000" office:value-type="float" office:value="521.967856100919" calcext:value-type="float">
            <text:p>522</text:p>
          </table:table-cell>
          <table:table-cell table:style-name="ce127" table:formula="of:=[MoMo.O181]/[.O$5]*1000000" office:value-type="float" office:value="142.130469108276" calcext:value-type="float">
            <text:p>142</text:p>
          </table:table-cell>
          <table:table-cell table:style-name="ce127" table:formula="of:=[MoMo.P181]/[.P$5]*1000000" office:value-type="float" office:value="1622.51015836082" calcext:value-type="float">
            <text:p>1623</text:p>
          </table:table-cell>
          <table:table-cell table:style-name="ce127"/>
          <table:table-cell table:style-name="ce127" table:formula="of:=[MoMo.R181]/[.R$5]*1000000" office:value-type="float" office:value="44.6395659410934" calcext:value-type="float">
            <text:p>45</text:p>
          </table:table-cell>
          <table:table-cell table:style-name="ce127" table:formula="of:=[MoMo.S181]/[.S$5]*1000000" office:value-type="float" office:value="926.563653378714" calcext:value-type="float">
            <text:p>927</text:p>
          </table:table-cell>
          <table:table-cell table:style-name="ce127" table:formula="of:=[MoMo.T181]/[.T$5]*1000000" office:value-type="float" office:value="583.878407776315" calcext:value-type="float">
            <text:p>584</text:p>
          </table:table-cell>
          <table:table-cell table:style-name="ce127" table:formula="of:=[MoMo.U181]/[.U$5]*1000000" office:value-type="float" office:value="681.080224914865" calcext:value-type="float">
            <text:p>681</text:p>
          </table:table-cell>
          <table:table-cell table:style-name="ce127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2]" office:value-type="string" office:string-value="Covid-19 (parcial)" calcext:value-type="string">
            <text:p>Covid-19 (parcial)</text:p>
          </table:table-cell>
          <table:table-cell table:style-name="ce123" table:formula="of:=[MoMo.C182]/[.C$5]*1000000" office:value-type="float" office:value="78.8368123306977" calcext:value-type="float">
            <text:p>79</text:p>
          </table:table-cell>
          <table:table-cell table:style-name="ce123" table:formula="of:=[MoMo.D182]/[.D$5]*1000000" office:value-type="float" office:value="466.86553661265" calcext:value-type="float">
            <text:p>467</text:p>
          </table:table-cell>
          <table:table-cell table:style-name="ce123" table:formula="of:=[MoMo.E182]/[.E$5]*1000000" office:value-type="float" office:value="115.731285570351" calcext:value-type="float">
            <text:p>116</text:p>
          </table:table-cell>
          <table:table-cell table:style-name="ce123" table:formula="of:=[MoMo.F182]/[.F$5]*1000000" office:value-type="float" office:value="18.6020472881758" calcext:value-type="float">
            <text:p>19</text:p>
          </table:table-cell>
          <table:table-cell table:style-name="ce123" table:formula="of:=[MoMo.G182]/[.G$5]*1000000" office:value-type="float" office:value="21.6197416440874" calcext:value-type="float">
            <text:p>22</text:p>
          </table:table-cell>
          <table:table-cell table:style-name="ce123" table:formula="of:=[MoMo.H182]/[.H$5]*1000000" office:value-type="float" office:value="291.264311159904" calcext:value-type="float">
            <text:p>291</text:p>
          </table:table-cell>
          <table:table-cell table:style-name="ce123" table:formula="of:=[MoMo.I182]/[.I$5]*1000000" office:value-type="float" office:value="933.518847201768" calcext:value-type="float">
            <text:p>934</text:p>
          </table:table-cell>
          <table:table-cell table:style-name="ce123" table:formula="of:=[MoMo.J182]/[.J$5]*1000000" office:value-type="float" office:value="784.485153248435" calcext:value-type="float">
            <text:p>784</text:p>
          </table:table-cell>
          <table:table-cell table:style-name="ce123" table:formula="of:=[MoMo.K182]/[.K$5]*1000000" office:value-type="float" office:value="577.495060897506" calcext:value-type="float">
            <text:p>577</text:p>
          </table:table-cell>
          <table:table-cell table:style-name="ce123" table:formula="of:=[MoMo.L182]/[.L$5]*1000000" office:value-type="float" office:value="0" calcext:value-type="float">
            <text:p>0</text:p>
          </table:table-cell>
          <table:table-cell table:style-name="ce123" table:formula="of:=[MoMo.M182]/[.M$5]*1000000" office:value-type="float" office:value="176.481147240276" calcext:value-type="float">
            <text:p>176</text:p>
          </table:table-cell>
          <table:table-cell table:style-name="ce123" table:formula="of:=[MoMo.N182]/[.N$5]*1000000" office:value-type="float" office:value="337.414935550951" calcext:value-type="float">
            <text:p>337</text:p>
          </table:table-cell>
          <table:table-cell table:style-name="ce123" table:formula="of:=[MoMo.O182]/[.O$5]*1000000" office:value-type="float" office:value="93.2731203523059" calcext:value-type="float">
            <text:p>93</text:p>
          </table:table-cell>
          <table:table-cell table:style-name="ce123" table:formula="of:=[MoMo.P182]/[.P$5]*1000000" office:value-type="float" office:value="1130.87726675219" calcext:value-type="float">
            <text:p>1131</text:p>
          </table:table-cell>
          <table:table-cell table:style-name="ce123"/>
          <table:table-cell table:style-name="ce123" table:formula="of:=[MoMo.R182]/[.R$5]*1000000" office:value-type="float" office:value="29.7597106273956" calcext:value-type="float">
            <text:p>30</text:p>
          </table:table-cell>
          <table:table-cell table:style-name="ce123" table:formula="of:=[MoMo.S182]/[.S$5]*1000000" office:value-type="float" office:value="525.052736914605" calcext:value-type="float">
            <text:p>525</text:p>
          </table:table-cell>
          <table:table-cell table:style-name="ce123" table:formula="of:=[MoMo.T182]/[.T$5]*1000000" office:value-type="float" office:value="440.637209606892" calcext:value-type="float">
            <text:p>441</text:p>
          </table:table-cell>
          <table:table-cell table:style-name="ce123" table:formula="of:=[MoMo.U182]/[.U$5]*1000000" office:value-type="float" office:value="719.094004910113" calcext:value-type="float">
            <text:p>719</text:p>
          </table:table-cell>
          <table:table-cell table:style-name="ce123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83]" office:value-type="string" office:string-value="Covid-19 (total)" calcext:value-type="string">
            <text:p>Covid-19 (total)</text:p>
          </table:table-cell>
          <table:table-cell table:style-name="ce129" table:formula="of:=[MoMo.C183]/[.C$5]*1000000" office:value-type="float" office:value="136.563010769514" calcext:value-type="float">
            <text:p>137</text:p>
          </table:table-cell>
          <table:table-cell table:style-name="ce129" table:formula="of:=[MoMo.D183]/[.D$5]*1000000" office:value-type="float" office:value="544.039708785936" calcext:value-type="float">
            <text:p>544</text:p>
          </table:table-cell>
          <table:table-cell table:style-name="ce129" table:formula="of:=[MoMo.E183]/[.E$5]*1000000" office:value-type="float" office:value="242.160421067373" calcext:value-type="float">
            <text:p>242</text:p>
          </table:table-cell>
          <table:table-cell table:style-name="ce129" table:formula="of:=[MoMo.F183]/[.F$5]*1000000" office:value-type="float" office:value="155.017060734799" calcext:value-type="float">
            <text:p>155</text:p>
          </table:table-cell>
          <table:table-cell table:style-name="ce129" table:formula="of:=[MoMo.G183]/[.G$5]*1000000" office:value-type="float" office:value="61.5692642472922" calcext:value-type="float">
            <text:p>62</text:p>
          </table:table-cell>
          <table:table-cell table:style-name="ce129" table:formula="of:=[MoMo.H183]/[.H$5]*1000000" office:value-type="float" office:value="315.392715634689" calcext:value-type="float">
            <text:p>315</text:p>
          </table:table-cell>
          <table:table-cell table:style-name="ce129" table:formula="of:=[MoMo.I183]/[.I$5]*1000000" office:value-type="float" office:value="967.140468643895" calcext:value-type="float">
            <text:p>967</text:p>
          </table:table-cell>
          <table:table-cell table:style-name="ce129" table:formula="of:=[MoMo.J183]/[.J$5]*1000000" office:value-type="float" office:value="821.982556799932" calcext:value-type="float">
            <text:p>822</text:p>
          </table:table-cell>
          <table:table-cell table:style-name="ce129" table:formula="of:=[MoMo.K183]/[.K$5]*1000000" office:value-type="float" office:value="631.968279218665" calcext:value-type="float">
            <text:p>632</text:p>
          </table:table-cell>
          <table:table-cell table:style-name="ce129" table:formula="of:=[MoMo.L183]/[.L$5]*1000000" office:value-type="float" office:value="46.9792351780513" calcext:value-type="float">
            <text:p>47</text:p>
          </table:table-cell>
          <table:table-cell table:style-name="ce129" table:formula="of:=[MoMo.M183]/[.M$5]*1000000" office:value-type="float" office:value="238.934521263661" calcext:value-type="float">
            <text:p>239</text:p>
          </table:table-cell>
          <table:table-cell table:style-name="ce129" table:formula="of:=[MoMo.N183]/[.N$5]*1000000" office:value-type="float" office:value="393.340062990335" calcext:value-type="float">
            <text:p>393</text:p>
          </table:table-cell>
          <table:table-cell table:style-name="ce129" table:formula="of:=[MoMo.O183]/[.O$5]*1000000" office:value-type="float" office:value="145.83178340797" calcext:value-type="float">
            <text:p>146</text:p>
          </table:table-cell>
          <table:table-cell table:style-name="ce129" table:formula="of:=[MoMo.P183]/[.P$5]*1000000" office:value-type="float" office:value="1204.30295835608" calcext:value-type="float">
            <text:p>1204</text:p>
          </table:table-cell>
          <table:table-cell table:style-name="ce129"/>
          <table:table-cell table:style-name="ce129" table:formula="of:=[MoMo.R183]/[.R$5]*1000000" office:value-type="float" office:value="85.897346583619" calcext:value-type="float">
            <text:p>86</text:p>
          </table:table-cell>
          <table:table-cell table:style-name="ce129" table:formula="of:=[MoMo.S183]/[.S$5]*1000000" office:value-type="float" office:value="665.581557677043" calcext:value-type="float">
            <text:p>666</text:p>
          </table:table-cell>
          <table:table-cell table:style-name="ce129" table:formula="of:=[MoMo.T183]/[.T$5]*1000000" office:value-type="float" office:value="559.322773804414" calcext:value-type="float">
            <text:p>559</text:p>
          </table:table-cell>
          <table:table-cell table:style-name="ce129" table:formula="of:=[MoMo.U183]/[.U$5]*1000000" office:value-type="float" office:value="997.861724875267" calcext:value-type="float">
            <text:p>998</text:p>
          </table:table-cell>
          <table:table-cell table:style-name="ce129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84]" office:value-type="string" office:string-value="Diferencia" calcext:value-type="string">
            <text:p>Diferencia</text:p>
          </table:table-cell>
          <table:table-cell table:style-name="ce124" table:formula="of:=[.C181]-[.C182]" office:value-type="float" office:value="16.5783917004039" calcext:value-type="float">
            <text:p>17</text:p>
          </table:table-cell>
          <table:table-cell table:style-name="ce124" table:formula="of:=[.D181]-[.D182]" office:value-type="float" office:value="122.256114333918" calcext:value-type="float">
            <text:p>122</text:p>
          </table:table-cell>
          <table:table-cell table:style-name="ce124" table:formula="of:=[.E181]-[.E182]" office:value-type="float" office:value="118.648881004898" calcext:value-type="float">
            <text:p>119</text:p>
          </table:table-cell>
          <table:table-cell table:style-name="ce124" table:formula="of:=[.F181]-[.F182]" office:value-type="float" office:value="36.3182828007242" calcext:value-type="float">
            <text:p>36</text:p>
          </table:table-cell>
          <table:table-cell table:style-name="ce124" table:formula="of:=[.G181]-[.G182]" office:value-type="float" office:value="16.9197978084162" calcext:value-type="float">
            <text:p>17</text:p>
          </table:table-cell>
          <table:table-cell table:style-name="ce124" table:formula="of:=[.H181]-[.H182]" office:value-type="float" office:value="37.916064174662" calcext:value-type="float">
            <text:p>38</text:p>
          </table:table-cell>
          <table:table-cell table:style-name="ce124" table:formula="of:=[.I181]-[.I182]" office:value-type="float" office:value="791.560890001677" calcext:value-type="float">
            <text:p>792</text:p>
          </table:table-cell>
          <table:table-cell table:style-name="ce124" table:formula="of:=[.J181]-[.J182]" office:value-type="float" office:value="864.413829239785" calcext:value-type="float">
            <text:p>864</text:p>
          </table:table-cell>
          <table:table-cell table:style-name="ce124" table:formula="of:=[.K181]-[.K182]" office:value-type="float" office:value="-8.81571407612967" calcext:value-type="float">
            <text:p>-9</text:p>
          </table:table-cell>
          <table:table-cell table:style-name="ce124" table:formula="of:=[.L181]-[.L182]" office:value-type="float" office:value="129.192896739641" calcext:value-type="float">
            <text:p>129</text:p>
          </table:table-cell>
          <table:table-cell table:style-name="ce124" table:formula="of:=[.M181]-[.M182]" office:value-type="float" office:value="74.9440488280625" calcext:value-type="float">
            <text:p>75</text:p>
          </table:table-cell>
          <table:table-cell table:style-name="ce124" table:formula="of:=[.N181]-[.N182]" office:value-type="float" office:value="184.552920549968" calcext:value-type="float">
            <text:p>185</text:p>
          </table:table-cell>
          <table:table-cell table:style-name="ce124" table:formula="of:=[.O181]-[.O182]" office:value-type="float" office:value="48.8573487559698" calcext:value-type="float">
            <text:p>49</text:p>
          </table:table-cell>
          <table:table-cell table:style-name="ce124" table:formula="of:=[.P181]-[.P182]" office:value-type="float" office:value="491.632891608629" calcext:value-type="float">
            <text:p>492</text:p>
          </table:table-cell>
          <table:table-cell table:style-name="ce124"/>
          <table:table-cell table:style-name="ce124" table:formula="of:=[.R181]-[.R182]" office:value-type="float" office:value="14.8798553136978" calcext:value-type="float">
            <text:p>15</text:p>
          </table:table-cell>
          <table:table-cell table:style-name="ce124" table:formula="of:=[.S181]-[.S182]" office:value-type="float" office:value="401.51091646411" calcext:value-type="float">
            <text:p>402</text:p>
          </table:table-cell>
          <table:table-cell table:style-name="ce124" table:formula="of:=[.T181]-[.T182]" office:value-type="float" office:value="143.241198169423" calcext:value-type="float">
            <text:p>143</text:p>
          </table:table-cell>
          <table:table-cell table:style-name="ce124" table:formula="of:=[.U181]-[.U182]" office:value-type="float" office:value="-38.0137799952482" calcext:value-type="float">
            <text:p>-38</text:p>
          </table:table-cell>
          <table:table-cell table:style-name="ce124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86]" office:value-type="date" office:date-value="2020-04-27" calcext:value-type="date">
            <text:p>27/04</text:p>
          </table:table-cell>
          <table:table-cell table:style-name="ce110" table:formula="of:=[MoMo.B186]" office:value-type="string" office:string-value="Inicio" calcext:value-type="string">
            <text:p>Inicio</text:p>
          </table:table-cell>
          <table:table-cell table:style-name="ce46" table:formula="of:=[MoMo.C186]" office:value-type="date" office:date-value="2020-03-20" calcext:value-type="date">
            <text:p>20/03</text:p>
          </table:table-cell>
          <table:table-cell table:style-name="ce46" table:formula="of:=[MoMo.D186]" office:value-type="date" office:date-value="2020-03-23" calcext:value-type="date">
            <text:p>23/03</text:p>
          </table:table-cell>
          <table:table-cell table:style-name="ce46" table:formula="of:=[MoMo.E186]" office:value-type="date" office:date-value="2020-03-20" calcext:value-type="date">
            <text:p>20/03</text:p>
          </table:table-cell>
          <table:table-cell table:style-name="ce46" table:formula="of:=[MoMo.F186]" office:value-type="date" office:date-value="2020-03-16" calcext:value-type="date">
            <text:p>16/03</text:p>
          </table:table-cell>
          <table:table-cell table:style-name="ce46" table:formula="of:=[MoMo.G186]" office:value-type="date" office:date-value="2020-03-27" calcext:value-type="date">
            <text:p>27/03</text:p>
          </table:table-cell>
          <table:table-cell table:style-name="ce46" table:formula="of:=[MoMo.H186]" office:value-type="date" office:date-value="2020-03-24" calcext:value-type="date">
            <text:p>24/03</text:p>
          </table:table-cell>
          <table:table-cell table:style-name="ce46" table:formula="of:=[MoMo.I186]" office:value-type="date" office:date-value="2020-03-14" calcext:value-type="date">
            <text:p>14/03</text:p>
          </table:table-cell>
          <table:table-cell table:style-name="ce46" table:formula="of:=[MoMo.J186]" office:value-type="date" office:date-value="2020-03-18" calcext:value-type="date">
            <text:p>18/03</text:p>
          </table:table-cell>
          <table:table-cell table:style-name="ce46" table:formula="of:=[MoMo.K186]" office:value-type="date" office:date-value="2020-03-22" calcext:value-type="date">
            <text:p>22/03</text:p>
          </table:table-cell>
          <table:table-cell table:style-name="ce46" table:formula="of:=[MoMo.L186]" office:value-type="date" office:date-value="2020-03-28" calcext:value-type="date">
            <text:p>28/03</text:p>
          </table:table-cell>
          <table:table-cell table:style-name="ce46" table:formula="of:=[MoMo.M186]" office:value-type="date" office:date-value="2020-03-22" calcext:value-type="date">
            <text:p>22/03</text:p>
          </table:table-cell>
          <table:table-cell table:style-name="ce46" table:formula="of:=[MoMo.N186]" office:value-type="date" office:date-value="2020-03-23" calcext:value-type="date">
            <text:p>23/03</text:p>
          </table:table-cell>
          <table:table-cell table:style-name="ce46" table:formula="of:=[MoMo.O186]" office:value-type="date" office:date-value="2020-03-21" calcext:value-type="date">
            <text:p>21/03</text:p>
          </table:table-cell>
          <table:table-cell table:style-name="ce46" table:formula="of:=[MoMo.P18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86]" office:value-type="date" office:date-value="2020-03-27" calcext:value-type="date">
            <text:p>27/03</text:p>
          </table:table-cell>
          <table:table-cell table:style-name="ce46" table:formula="of:=[MoMo.S186]" office:value-type="date" office:date-value="2020-03-22" calcext:value-type="date">
            <text:p>22/03</text:p>
          </table:table-cell>
          <table:table-cell table:style-name="ce46" table:formula="of:=[MoMo.T186]" office:value-type="date" office:date-value="2020-03-25" calcext:value-type="date">
            <text:p>25/03</text:p>
          </table:table-cell>
          <table:table-cell table:style-name="ce46" table:formula="of:=[MoMo.U186]" office:value-type="date" office:date-value="2020-03-20" calcext:value-type="date">
            <text:p>20/03</text:p>
          </table:table-cell>
          <table:table-cell table:style-name="ce46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87]" office:value-type="string" office:string-value="Fin" calcext:value-type="string">
            <text:p>Fin</text:p>
          </table:table-cell>
          <table:table-cell table:style-name="ce126" table:formula="of:=[MoMo.C187]" office:value-type="date" office:date-value="2020-04-10" calcext:value-type="date">
            <text:p>10/04</text:p>
          </table:table-cell>
          <table:table-cell table:style-name="ce126" table:formula="of:=[MoMo.D187]" office:value-type="date" office:date-value="2020-04-25" calcext:value-type="date">
            <text:p>25/04</text:p>
          </table:table-cell>
          <table:table-cell table:style-name="ce126" table:formula="of:=[MoMo.E187]" office:value-type="date" office:date-value="2020-04-10" calcext:value-type="date">
            <text:p>10/04</text:p>
          </table:table-cell>
          <table:table-cell table:style-name="ce126" table:formula="of:=[MoMo.F187]" office:value-type="date" office:date-value="2020-03-27" calcext:value-type="date">
            <text:p>27/03</text:p>
          </table:table-cell>
          <table:table-cell table:style-name="ce126" table:formula="of:=[MoMo.G187]" office:value-type="date" office:date-value="2020-04-03" calcext:value-type="date">
            <text:p>03/04</text:p>
          </table:table-cell>
          <table:table-cell table:style-name="ce126" table:formula="of:=[MoMo.H187]" office:value-type="date" office:date-value="2020-04-25" calcext:value-type="date">
            <text:p>25/04</text:p>
          </table:table-cell>
          <table:table-cell table:style-name="ce126" table:formula="of:=[MoMo.I187]" office:value-type="date" office:date-value="2020-04-24" calcext:value-type="date">
            <text:p>24/04</text:p>
          </table:table-cell>
          <table:table-cell table:style-name="ce126" table:formula="of:=[MoMo.J187]" office:value-type="date" office:date-value="2020-04-24" calcext:value-type="date">
            <text:p>24/04</text:p>
          </table:table-cell>
          <table:table-cell table:style-name="ce126" table:formula="of:=[MoMo.K187]" office:value-type="date" office:date-value="2020-04-24" calcext:value-type="date">
            <text:p>24/04</text:p>
          </table:table-cell>
          <table:table-cell table:style-name="ce126" table:formula="of:=[MoMo.L187]" office:value-type="date" office:date-value="2020-04-25" calcext:value-type="date">
            <text:p>25/04</text:p>
          </table:table-cell>
          <table:table-cell table:style-name="ce126" table:formula="of:=[MoMo.M187]" office:value-type="date" office:date-value="2020-04-15" calcext:value-type="date">
            <text:p>15/04</text:p>
          </table:table-cell>
          <table:table-cell table:style-name="ce126" table:formula="of:=[MoMo.N187]" office:value-type="date" office:date-value="2020-04-18" calcext:value-type="date">
            <text:p>18/04</text:p>
          </table:table-cell>
          <table:table-cell table:style-name="ce126" table:formula="of:=[MoMo.O187]" office:value-type="date" office:date-value="2020-04-11" calcext:value-type="date">
            <text:p>11/04</text:p>
          </table:table-cell>
          <table:table-cell table:style-name="ce126" table:formula="of:=[MoMo.P187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87]" office:value-type="date" office:date-value="2020-04-05" calcext:value-type="date">
            <text:p>05/04</text:p>
          </table:table-cell>
          <table:table-cell table:style-name="ce126" table:formula="of:=[MoMo.S187]" office:value-type="date" office:date-value="2020-04-18" calcext:value-type="date">
            <text:p>18/04</text:p>
          </table:table-cell>
          <table:table-cell table:style-name="ce126" table:formula="of:=[MoMo.T187]" office:value-type="date" office:date-value="2020-04-22" calcext:value-type="date">
            <text:p>22/04</text:p>
          </table:table-cell>
          <table:table-cell table:style-name="ce126" table:formula="of:=[MoMo.U187]" office:value-type="date" office:date-value="2020-04-25" calcext:value-type="date">
            <text:p>25/04</text:p>
          </table:table-cell>
          <table:table-cell table:style-name="ce126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88]" office:value-type="string" office:string-value="MoMo (parcial)" calcext:value-type="string">
            <text:p>MoMo (parcial)</text:p>
          </table:table-cell>
          <table:table-cell table:style-name="ce127" table:formula="of:=[MoMo.C188]/[.C$5]*1000000" office:value-type="float" office:value="98.0391221419568" calcext:value-type="float">
            <text:p>98</text:p>
          </table:table-cell>
          <table:table-cell table:style-name="ce127" table:formula="of:=[MoMo.D188]/[.D$5]*1000000" office:value-type="float" office:value="612.808773098765" calcext:value-type="float">
            <text:p>613</text:p>
          </table:table-cell>
          <table:table-cell table:style-name="ce127" table:formula="of:=[MoMo.E188]/[.E$5]*1000000" office:value-type="float" office:value="234.380166575249" calcext:value-type="float">
            <text:p>234</text:p>
          </table:table-cell>
          <table:table-cell table:style-name="ce127" table:formula="of:=[MoMo.F188]/[.F$5]*1000000" office:value-type="float" office:value="54.9203300889001" calcext:value-type="float">
            <text:p>55</text:p>
          </table:table-cell>
          <table:table-cell table:style-name="ce127" table:formula="of:=[MoMo.G188]/[.G$5]*1000000" office:value-type="float" office:value="42.2994945210405" calcext:value-type="float">
            <text:p>42</text:p>
          </table:table-cell>
          <table:table-cell table:style-name="ce127" table:formula="of:=[MoMo.H188]/[.H$5]*1000000" office:value-type="float" office:value="336.074205184505" calcext:value-type="float">
            <text:p>336</text:p>
          </table:table-cell>
          <table:table-cell table:style-name="ce127" table:formula="of:=[MoMo.I188]/[.I$5]*1000000" office:value-type="float" office:value="1730.06071815783" calcext:value-type="float">
            <text:p>1730</text:p>
          </table:table-cell>
          <table:table-cell table:style-name="ce127" table:formula="of:=[MoMo.J188]/[.J$5]*1000000" office:value-type="float" office:value="1648.89898248822" calcext:value-type="float">
            <text:p>1649</text:p>
          </table:table-cell>
          <table:table-cell table:style-name="ce127" table:formula="of:=[MoMo.K188]/[.K$5]*1000000" office:value-type="float" office:value="572.495103660298" calcext:value-type="float">
            <text:p>572</text:p>
          </table:table-cell>
          <table:table-cell table:style-name="ce127" table:formula="of:=[MoMo.L188]/[.L$5]*1000000" office:value-type="float" office:value="375.83388142441" calcext:value-type="float">
            <text:p>376</text:p>
          </table:table-cell>
          <table:table-cell table:style-name="ce127" table:formula="of:=[MoMo.M188]/[.M$5]*1000000" office:value-type="float" office:value="252.231046055737" calcext:value-type="float">
            <text:p>252</text:p>
          </table:table-cell>
          <table:table-cell table:style-name="ce127" table:formula="of:=[MoMo.N188]/[.N$5]*1000000" office:value-type="float" office:value="523.832027015565" calcext:value-type="float">
            <text:p>524</text:p>
          </table:table-cell>
          <table:table-cell table:style-name="ce127" table:formula="of:=[MoMo.O188]/[.O$5]*1000000" office:value-type="float" office:value="142.130469108276" calcext:value-type="float">
            <text:p>142</text:p>
          </table:table-cell>
          <table:table-cell table:style-name="ce127" table:formula="of:=[MoMo.P188]/[.P$5]*1000000" office:value-type="float" office:value="1631.47934222134" calcext:value-type="float">
            <text:p>1631</text:p>
          </table:table-cell>
          <table:table-cell table:style-name="ce127"/>
          <table:table-cell table:style-name="ce127" table:formula="of:=[MoMo.R188]/[.R$5]*1000000" office:value-type="float" office:value="44.6395659410934" calcext:value-type="float">
            <text:p>45</text:p>
          </table:table-cell>
          <table:table-cell table:style-name="ce127" table:formula="of:=[MoMo.S188]/[.S$5]*1000000" office:value-type="float" office:value="926.563653378714" calcext:value-type="float">
            <text:p>927</text:p>
          </table:table-cell>
          <table:table-cell table:style-name="ce127" table:formula="of:=[MoMo.T188]/[.T$5]*1000000" office:value-type="float" office:value="583.423673813872" calcext:value-type="float">
            <text:p>583</text:p>
          </table:table-cell>
          <table:table-cell table:style-name="ce127" table:formula="of:=[MoMo.U188]/[.U$5]*1000000" office:value-type="float" office:value="779.28248990259" calcext:value-type="float">
            <text:p>779</text:p>
          </table:table-cell>
          <table:table-cell table:style-name="ce127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89]" office:value-type="string" office:string-value="Covid-19 (parcial)" calcext:value-type="string">
            <text:p>Covid-19 (parcial)</text:p>
          </table:table-cell>
          <table:table-cell table:style-name="ce123" table:formula="of:=[MoMo.C189]/[.C$5]*1000000" office:value-type="float" office:value="78.8368123306977" calcext:value-type="float">
            <text:p>79</text:p>
          </table:table-cell>
          <table:table-cell table:style-name="ce123" table:formula="of:=[MoMo.D189]/[.D$5]*1000000" office:value-type="float" office:value="517.296183775391" calcext:value-type="float">
            <text:p>517</text:p>
          </table:table-cell>
          <table:table-cell table:style-name="ce123" table:formula="of:=[MoMo.E189]/[.E$5]*1000000" office:value-type="float" office:value="115.731285570351" calcext:value-type="float">
            <text:p>116</text:p>
          </table:table-cell>
          <table:table-cell table:style-name="ce123" table:formula="of:=[MoMo.F189]/[.F$5]*1000000" office:value-type="float" office:value="18.6020472881758" calcext:value-type="float">
            <text:p>19</text:p>
          </table:table-cell>
          <table:table-cell table:style-name="ce123" table:formula="of:=[MoMo.G189]/[.G$5]*1000000" office:value-type="float" office:value="21.6197416440874" calcext:value-type="float">
            <text:p>22</text:p>
          </table:table-cell>
          <table:table-cell table:style-name="ce123" table:formula="of:=[MoMo.H189]/[.H$5]*1000000" office:value-type="float" office:value="298.158141009843" calcext:value-type="float">
            <text:p>298</text:p>
          </table:table-cell>
          <table:table-cell table:style-name="ce123" table:formula="of:=[MoMo.I189]/[.I$5]*1000000" office:value-type="float" office:value="933.518847201768" calcext:value-type="float">
            <text:p>934</text:p>
          </table:table-cell>
          <table:table-cell table:style-name="ce123" table:formula="of:=[MoMo.J189]/[.J$5]*1000000" office:value-type="float" office:value="784.485153248435" calcext:value-type="float">
            <text:p>784</text:p>
          </table:table-cell>
          <table:table-cell table:style-name="ce123" table:formula="of:=[MoMo.K189]/[.K$5]*1000000" office:value-type="float" office:value="584.073951999095" calcext:value-type="float">
            <text:p>584</text:p>
          </table:table-cell>
          <table:table-cell table:style-name="ce123" table:formula="of:=[MoMo.L189]/[.L$5]*1000000" office:value-type="float" office:value="35.2344263835385" calcext:value-type="float">
            <text:p>35</text:p>
          </table:table-cell>
          <table:table-cell table:style-name="ce123" table:formula="of:=[MoMo.M189]/[.M$5]*1000000" office:value-type="float" office:value="176.481147240276" calcext:value-type="float">
            <text:p>176</text:p>
          </table:table-cell>
          <table:table-cell table:style-name="ce123" table:formula="of:=[MoMo.N189]/[.N$5]*1000000" office:value-type="float" office:value="337.414935550951" calcext:value-type="float">
            <text:p>337</text:p>
          </table:table-cell>
          <table:table-cell table:style-name="ce123" table:formula="of:=[MoMo.O189]/[.O$5]*1000000" office:value-type="float" office:value="93.2731203523059" calcext:value-type="float">
            <text:p>93</text:p>
          </table:table-cell>
          <table:table-cell table:style-name="ce123" table:formula="of:=[MoMo.P189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89]/[.R$5]*1000000" office:value-type="float" office:value="29.7597106273956" calcext:value-type="float">
            <text:p>30</text:p>
          </table:table-cell>
          <table:table-cell table:style-name="ce123" table:formula="of:=[MoMo.S189]/[.S$5]*1000000" office:value-type="float" office:value="525.052736914605" calcext:value-type="float">
            <text:p>525</text:p>
          </table:table-cell>
          <table:table-cell table:style-name="ce123" table:formula="of:=[MoMo.T189]/[.T$5]*1000000" office:value-type="float" office:value="440.637209606892" calcext:value-type="float">
            <text:p>441</text:p>
          </table:table-cell>
          <table:table-cell table:style-name="ce123" table:formula="of:=[MoMo.U189]/[.U$5]*1000000" office:value-type="float" office:value="963.015759879623" calcext:value-type="float">
            <text:p>963</text:p>
          </table:table-cell>
          <table:table-cell table:style-name="ce123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0]" office:value-type="string" office:string-value="Covid-19 (total)" calcext:value-type="string">
            <text:p>Covid-19 (total)</text:p>
          </table:table-cell>
          <table:table-cell table:style-name="ce129" table:formula="of:=[MoMo.C190]/[.C$5]*1000000" office:value-type="float" office:value="137.994238829981" calcext:value-type="float">
            <text:p>138</text:p>
          </table:table-cell>
          <table:table-cell table:style-name="ce129" table:formula="of:=[MoMo.D190]/[.D$5]*1000000" office:value-type="float" office:value="554.737118790154" calcext:value-type="float">
            <text:p>555</text:p>
          </table:table-cell>
          <table:table-cell table:style-name="ce129" table:formula="of:=[MoMo.E190]/[.E$5]*1000000" office:value-type="float" office:value="246.050548313435" calcext:value-type="float">
            <text:p>246</text:p>
          </table:table-cell>
          <table:table-cell table:style-name="ce129" table:formula="of:=[MoMo.F190]/[.F$5]*1000000" office:value-type="float" office:value="158.560307837308" calcext:value-type="float">
            <text:p>159</text:p>
          </table:table-cell>
          <table:table-cell table:style-name="ce129" table:formula="of:=[MoMo.G190]/[.G$5]*1000000" office:value-type="float" office:value="61.5692642472922" calcext:value-type="float">
            <text:p>62</text:p>
          </table:table-cell>
          <table:table-cell table:style-name="ce129" table:formula="of:=[MoMo.H190]/[.H$5]*1000000" office:value-type="float" office:value="320.563088022143" calcext:value-type="float">
            <text:p>321</text:p>
          </table:table-cell>
          <table:table-cell table:style-name="ce129" table:formula="of:=[MoMo.I190]/[.I$5]*1000000" office:value-type="float" office:value="981.668329760863" calcext:value-type="float">
            <text:p>982</text:p>
          </table:table-cell>
          <table:table-cell table:style-name="ce129" table:formula="of:=[MoMo.J190]/[.J$5]*1000000" office:value-type="float" office:value="833.823842131984" calcext:value-type="float">
            <text:p>834</text:p>
          </table:table-cell>
          <table:table-cell table:style-name="ce129" table:formula="of:=[MoMo.K190]/[.K$5]*1000000" office:value-type="float" office:value="649.468129548892" calcext:value-type="float">
            <text:p>649</text:p>
          </table:table-cell>
          <table:table-cell table:style-name="ce129" table:formula="of:=[MoMo.L190]/[.L$5]*1000000" office:value-type="float" office:value="46.9792351780513" calcext:value-type="float">
            <text:p>47</text:p>
          </table:table-cell>
          <table:table-cell table:style-name="ce129" table:formula="of:=[MoMo.M190]/[.M$5]*1000000" office:value-type="float" office:value="239.53890875421" calcext:value-type="float">
            <text:p>240</text:p>
          </table:table-cell>
          <table:table-cell table:style-name="ce129" table:formula="of:=[MoMo.N190]/[.N$5]*1000000" office:value-type="float" office:value="398.932575734274" calcext:value-type="float">
            <text:p>399</text:p>
          </table:table-cell>
          <table:table-cell table:style-name="ce129" table:formula="of:=[MoMo.O190]/[.O$5]*1000000" office:value-type="float" office:value="149.903229137635" calcext:value-type="float">
            <text:p>150</text:p>
          </table:table-cell>
          <table:table-cell table:style-name="ce129" table:formula="of:=[MoMo.P190]/[.P$5]*1000000" office:value-type="float" office:value="1214.03224254376" calcext:value-type="float">
            <text:p>1214</text:p>
          </table:table-cell>
          <table:table-cell table:style-name="ce129"/>
          <table:table-cell table:style-name="ce129" table:formula="of:=[MoMo.R190]/[.R$5]*1000000" office:value-type="float" office:value="86.5737036433326" calcext:value-type="float">
            <text:p>87</text:p>
          </table:table-cell>
          <table:table-cell table:style-name="ce129" table:formula="of:=[MoMo.S190]/[.S$5]*1000000" office:value-type="float" office:value="667.125830432674" calcext:value-type="float">
            <text:p>667</text:p>
          </table:table-cell>
          <table:table-cell table:style-name="ce129" table:formula="of:=[MoMo.T190]/[.T$5]*1000000" office:value-type="float" office:value="564.324847391282" calcext:value-type="float">
            <text:p>564</text:p>
          </table:table-cell>
          <table:table-cell table:style-name="ce129" table:formula="of:=[MoMo.U190]/[.U$5]*1000000" office:value-type="float" office:value="1013.70079987329" calcext:value-type="float">
            <text:p>1014</text:p>
          </table:table-cell>
          <table:table-cell table:style-name="ce129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1]" office:value-type="string" office:string-value="Diferencia" calcext:value-type="string">
            <text:p>Diferencia</text:p>
          </table:table-cell>
          <table:table-cell table:style-name="ce124" table:formula="of:=[.C188]-[.C189]" office:value-type="float" office:value="19.2023098112592" calcext:value-type="float">
            <text:p>19</text:p>
          </table:table-cell>
          <table:table-cell table:style-name="ce124" table:formula="of:=[.D188]-[.D189]" office:value-type="float" office:value="95.5125893233736" calcext:value-type="float">
            <text:p>96</text:p>
          </table:table-cell>
          <table:table-cell table:style-name="ce124" table:formula="of:=[.E188]-[.E189]" office:value-type="float" office:value="118.648881004898" calcext:value-type="float">
            <text:p>119</text:p>
          </table:table-cell>
          <table:table-cell table:style-name="ce124" table:formula="of:=[.F188]-[.F189]" office:value-type="float" office:value="36.3182828007242" calcext:value-type="float">
            <text:p>36</text:p>
          </table:table-cell>
          <table:table-cell table:style-name="ce124" table:formula="of:=[.G188]-[.G189]" office:value-type="float" office:value="20.6797528769531" calcext:value-type="float">
            <text:p>21</text:p>
          </table:table-cell>
          <table:table-cell table:style-name="ce124" table:formula="of:=[.H188]-[.H189]" office:value-type="float" office:value="37.9160641746621" calcext:value-type="float">
            <text:p>38</text:p>
          </table:table-cell>
          <table:table-cell table:style-name="ce124" table:formula="of:=[.I188]-[.I189]" office:value-type="float" office:value="796.541870956066" calcext:value-type="float">
            <text:p>797</text:p>
          </table:table-cell>
          <table:table-cell table:style-name="ce124" table:formula="of:=[.J188]-[.J189]" office:value-type="float" office:value="864.413829239785" calcext:value-type="float">
            <text:p>864</text:p>
          </table:table-cell>
          <table:table-cell table:style-name="ce124" table:formula="of:=[.K188]-[.K189]" office:value-type="float" office:value="-11.5788483387972" calcext:value-type="float">
            <text:p>-12</text:p>
          </table:table-cell>
          <table:table-cell table:style-name="ce124" table:formula="of:=[.L188]-[.L189]" office:value-type="float" office:value="340.599455040872" calcext:value-type="float">
            <text:p>341</text:p>
          </table:table-cell>
          <table:table-cell table:style-name="ce124" table:formula="of:=[.M188]-[.M189]" office:value-type="float" office:value="75.749898815461" calcext:value-type="float">
            <text:p>76</text:p>
          </table:table-cell>
          <table:table-cell table:style-name="ce124" table:formula="of:=[.N188]-[.N189]" office:value-type="float" office:value="186.417091464614" calcext:value-type="float">
            <text:p>186</text:p>
          </table:table-cell>
          <table:table-cell table:style-name="ce124" table:formula="of:=[.O188]-[.O189]" office:value-type="float" office:value="48.8573487559698" calcext:value-type="float">
            <text:p>49</text:p>
          </table:table-cell>
          <table:table-cell table:style-name="ce124" table:formula="of:=[.P188]-[.P189]" office:value-type="float" office:value="482.815727813545" calcext:value-type="float">
            <text:p>483</text:p>
          </table:table-cell>
          <table:table-cell table:style-name="ce124"/>
          <table:table-cell table:style-name="ce124" table:formula="of:=[.R188]-[.R189]" office:value-type="float" office:value="14.8798553136978" calcext:value-type="float">
            <text:p>15</text:p>
          </table:table-cell>
          <table:table-cell table:style-name="ce124" table:formula="of:=[.S188]-[.S189]" office:value-type="float" office:value="401.51091646411" calcext:value-type="float">
            <text:p>402</text:p>
          </table:table-cell>
          <table:table-cell table:style-name="ce124" table:formula="of:=[.T188]-[.T189]" office:value-type="float" office:value="142.78646420698" calcext:value-type="float">
            <text:p>143</text:p>
          </table:table-cell>
          <table:table-cell table:style-name="ce124" table:formula="of:=[.U188]-[.U189]" office:value-type="float" office:value="-183.733269977033" calcext:value-type="float">
            <text:p>-184</text:p>
          </table:table-cell>
          <table:table-cell table:style-name="ce124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193]" office:value-type="date" office:date-value="2020-04-28" calcext:value-type="date">
            <text:p>28/04</text:p>
          </table:table-cell>
          <table:table-cell table:style-name="ce110" table:formula="of:=[MoMo.B193]" office:value-type="string" office:string-value="Inicio" calcext:value-type="string">
            <text:p>Inicio</text:p>
          </table:table-cell>
          <table:table-cell table:style-name="ce46" table:formula="of:=[MoMo.C193]" office:value-type="date" office:date-value="2020-03-20" calcext:value-type="date">
            <text:p>20/03</text:p>
          </table:table-cell>
          <table:table-cell table:style-name="ce46" table:formula="of:=[MoMo.D193]" office:value-type="date" office:date-value="2020-03-23" calcext:value-type="date">
            <text:p>23/03</text:p>
          </table:table-cell>
          <table:table-cell table:style-name="ce46" table:formula="of:=[MoMo.E193]" office:value-type="date" office:date-value="2020-03-20" calcext:value-type="date">
            <text:p>20/03</text:p>
          </table:table-cell>
          <table:table-cell table:style-name="ce46" table:formula="of:=[MoMo.F193]" office:value-type="date" office:date-value="2020-03-16" calcext:value-type="date">
            <text:p>16/03</text:p>
          </table:table-cell>
          <table:table-cell table:style-name="ce46" table:formula="of:=[MoMo.G193]" office:value-type="date" office:date-value="2020-03-27" calcext:value-type="date">
            <text:p>27/03</text:p>
          </table:table-cell>
          <table:table-cell table:style-name="ce46" table:formula="of:=[MoMo.H193]" office:value-type="date" office:date-value="2020-03-24" calcext:value-type="date">
            <text:p>24/03</text:p>
          </table:table-cell>
          <table:table-cell table:style-name="ce46" table:formula="of:=[MoMo.I193]" office:value-type="date" office:date-value="2020-03-14" calcext:value-type="date">
            <text:p>14/03</text:p>
          </table:table-cell>
          <table:table-cell table:style-name="ce46" table:formula="of:=[MoMo.J193]" office:value-type="date" office:date-value="2020-03-18" calcext:value-type="date">
            <text:p>18/03</text:p>
          </table:table-cell>
          <table:table-cell table:style-name="ce46" table:formula="of:=[MoMo.K193]" office:value-type="date" office:date-value="2020-03-23" calcext:value-type="date">
            <text:p>23/03</text:p>
          </table:table-cell>
          <table:table-cell table:style-name="ce46" table:formula="of:=[MoMo.L193]" office:value-type="date" office:date-value="2020-03-28" calcext:value-type="date">
            <text:p>28/03</text:p>
          </table:table-cell>
          <table:table-cell table:style-name="ce46" table:formula="of:=[MoMo.M193]" office:value-type="date" office:date-value="2020-03-22" calcext:value-type="date">
            <text:p>22/03</text:p>
          </table:table-cell>
          <table:table-cell table:style-name="ce46" table:formula="of:=[MoMo.N193]" office:value-type="date" office:date-value="2020-03-23" calcext:value-type="date">
            <text:p>23/03</text:p>
          </table:table-cell>
          <table:table-cell table:style-name="ce46" table:formula="of:=[MoMo.O193]" office:value-type="date" office:date-value="2020-03-21" calcext:value-type="date">
            <text:p>21/03</text:p>
          </table:table-cell>
          <table:table-cell table:style-name="ce46" table:formula="of:=[MoMo.P19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193]" office:value-type="date" office:date-value="2020-03-27" calcext:value-type="date">
            <text:p>27/03</text:p>
          </table:table-cell>
          <table:table-cell table:style-name="ce46" table:formula="of:=[MoMo.S193]" office:value-type="date" office:date-value="2020-03-22" calcext:value-type="date">
            <text:p>22/03</text:p>
          </table:table-cell>
          <table:table-cell table:style-name="ce46" table:formula="of:=[MoMo.T193]" office:value-type="date" office:date-value="2020-03-25" calcext:value-type="date">
            <text:p>25/03</text:p>
          </table:table-cell>
          <table:table-cell table:style-name="ce46" table:formula="of:=[MoMo.U193]" office:value-type="date" office:date-value="2020-03-20" calcext:value-type="date">
            <text:p>20/03</text:p>
          </table:table-cell>
          <table:table-cell table:style-name="ce46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194]" office:value-type="string" office:string-value="Fin" calcext:value-type="string">
            <text:p>Fin</text:p>
          </table:table-cell>
          <table:table-cell table:style-name="ce126" table:formula="of:=[MoMo.C194]" office:value-type="date" office:date-value="2020-04-10" calcext:value-type="date">
            <text:p>10/04</text:p>
          </table:table-cell>
          <table:table-cell table:style-name="ce126" table:formula="of:=[MoMo.D194]" office:value-type="date" office:date-value="2020-04-21" calcext:value-type="date">
            <text:p>21/04</text:p>
          </table:table-cell>
          <table:table-cell table:style-name="ce126" table:formula="of:=[MoMo.E194]" office:value-type="date" office:date-value="2020-04-10" calcext:value-type="date">
            <text:p>10/04</text:p>
          </table:table-cell>
          <table:table-cell table:style-name="ce126" table:formula="of:=[MoMo.F194]" office:value-type="date" office:date-value="2020-03-27" calcext:value-type="date">
            <text:p>27/03</text:p>
          </table:table-cell>
          <table:table-cell table:style-name="ce126" table:formula="of:=[MoMo.G194]" office:value-type="date" office:date-value="2020-04-03" calcext:value-type="date">
            <text:p>03/04</text:p>
          </table:table-cell>
          <table:table-cell table:style-name="ce126" table:formula="of:=[MoMo.H194]" office:value-type="date" office:date-value="2020-04-26" calcext:value-type="date">
            <text:p>26/04</text:p>
          </table:table-cell>
          <table:table-cell table:style-name="ce126" table:formula="of:=[MoMo.I194]" office:value-type="date" office:date-value="2020-04-25" calcext:value-type="date">
            <text:p>25/04</text:p>
          </table:table-cell>
          <table:table-cell table:style-name="ce126" table:formula="of:=[MoMo.J194]" office:value-type="date" office:date-value="2020-04-26" calcext:value-type="date">
            <text:p>26/04</text:p>
          </table:table-cell>
          <table:table-cell table:style-name="ce126" table:formula="of:=[MoMo.K194]" office:value-type="date" office:date-value="2020-04-24" calcext:value-type="date">
            <text:p>24/04</text:p>
          </table:table-cell>
          <table:table-cell table:style-name="ce126" table:formula="of:=[MoMo.L194]" office:value-type="date" office:date-value="2020-04-25" calcext:value-type="date">
            <text:p>25/04</text:p>
          </table:table-cell>
          <table:table-cell table:style-name="ce126" table:formula="of:=[MoMo.M194]" office:value-type="date" office:date-value="2020-04-25" calcext:value-type="date">
            <text:p>25/04</text:p>
          </table:table-cell>
          <table:table-cell table:style-name="ce126" table:formula="of:=[MoMo.N194]" office:value-type="date" office:date-value="2020-04-18" calcext:value-type="date">
            <text:p>18/04</text:p>
          </table:table-cell>
          <table:table-cell table:style-name="ce126" table:formula="of:=[MoMo.O194]" office:value-type="date" office:date-value="2020-04-27" calcext:value-type="date">
            <text:p>27/04</text:p>
          </table:table-cell>
          <table:table-cell table:style-name="ce126" table:formula="of:=[MoMo.P194]" office:value-type="date" office:date-value="2020-04-22" calcext:value-type="date">
            <text:p>22/04</text:p>
          </table:table-cell>
          <table:table-cell table:style-name="ce126"/>
          <table:table-cell table:style-name="ce126" table:formula="of:=[MoMo.R194]" office:value-type="date" office:date-value="2020-04-26" calcext:value-type="date">
            <text:p>26/04</text:p>
          </table:table-cell>
          <table:table-cell table:style-name="ce126" table:formula="of:=[MoMo.S194]" office:value-type="date" office:date-value="2020-04-25" calcext:value-type="date">
            <text:p>25/04</text:p>
          </table:table-cell>
          <table:table-cell table:style-name="ce126" table:formula="of:=[MoMo.T194]" office:value-type="date" office:date-value="2020-04-26" calcext:value-type="date">
            <text:p>26/04</text:p>
          </table:table-cell>
          <table:table-cell table:style-name="ce126" table:formula="of:=[MoMo.U194]" office:value-type="date" office:date-value="2020-04-14" calcext:value-type="date">
            <text:p>14/04</text:p>
          </table:table-cell>
          <table:table-cell table:style-name="ce126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195]" office:value-type="string" office:string-value="MoMo (parcial)" calcext:value-type="string">
            <text:p>MoMo (parcial)</text:p>
          </table:table-cell>
          <table:table-cell table:style-name="ce127" table:formula="of:=[MoMo.C195]/[.C$5]*1000000" office:value-type="float" office:value="97.8005841318791" calcext:value-type="float">
            <text:p>98</text:p>
          </table:table-cell>
          <table:table-cell table:style-name="ce127" table:formula="of:=[MoMo.D195]/[.D$5]*1000000" office:value-type="float" office:value="589.121650946568" calcext:value-type="float">
            <text:p>589</text:p>
          </table:table-cell>
          <table:table-cell table:style-name="ce127" table:formula="of:=[MoMo.E195]/[.E$5]*1000000" office:value-type="float" office:value="234.380166575249" calcext:value-type="float">
            <text:p>234</text:p>
          </table:table-cell>
          <table:table-cell table:style-name="ce127" table:formula="of:=[MoMo.F195]/[.F$5]*1000000" office:value-type="float" office:value="54.9203300889001" calcext:value-type="float">
            <text:p>55</text:p>
          </table:table-cell>
          <table:table-cell table:style-name="ce127" table:formula="of:=[MoMo.G195]/[.G$5]*1000000" office:value-type="float" office:value="42.2994945210405" calcext:value-type="float">
            <text:p>42</text:p>
          </table:table-cell>
          <table:table-cell table:style-name="ce127" table:formula="of:=[MoMo.H195]/[.H$5]*1000000" office:value-type="float" office:value="341.244577571959" calcext:value-type="float">
            <text:p>341</text:p>
          </table:table-cell>
          <table:table-cell table:style-name="ce127" table:formula="of:=[MoMo.I195]/[.I$5]*1000000" office:value-type="float" office:value="1771.56889277774" calcext:value-type="float">
            <text:p>1772</text:p>
          </table:table-cell>
          <table:table-cell table:style-name="ce127" table:formula="of:=[MoMo.J195]/[.J$5]*1000000" office:value-type="float" office:value="1689.35670737273" calcext:value-type="float">
            <text:p>1689</text:p>
          </table:table-cell>
          <table:table-cell table:style-name="ce127" table:formula="of:=[MoMo.K195]/[.K$5]*1000000" office:value-type="float" office:value="585.652885863476" calcext:value-type="float">
            <text:p>586</text:p>
          </table:table-cell>
          <table:table-cell table:style-name="ce127" table:formula="of:=[MoMo.L195]/[.L$5]*1000000" office:value-type="float" office:value="364.089072629898" calcext:value-type="float">
            <text:p>364</text:p>
          </table:table-cell>
          <table:table-cell table:style-name="ce127" table:formula="of:=[MoMo.M195]/[.M$5]*1000000" office:value-type="float" office:value="287.285520507573" calcext:value-type="float">
            <text:p>287</text:p>
          </table:table-cell>
          <table:table-cell table:style-name="ce127" table:formula="of:=[MoMo.N195]/[.N$5]*1000000" office:value-type="float" office:value="523.832027015565" calcext:value-type="float">
            <text:p>524</text:p>
          </table:table-cell>
          <table:table-cell table:style-name="ce127" table:formula="of:=[MoMo.O195]/[.O$5]*1000000" office:value-type="float" office:value="199.130709323574" calcext:value-type="float">
            <text:p>199</text:p>
          </table:table-cell>
          <table:table-cell table:style-name="ce127" table:formula="of:=[MoMo.P195]/[.P$5]*1000000" office:value-type="float" office:value="1706.57725454498" calcext:value-type="float">
            <text:p>1707</text:p>
          </table:table-cell>
          <table:table-cell table:style-name="ce127"/>
          <table:table-cell table:style-name="ce127" table:formula="of:=[MoMo.R195]/[.R$5]*1000000" office:value-type="float" office:value="91.9845601210409" calcext:value-type="float">
            <text:p>92</text:p>
          </table:table-cell>
          <table:table-cell table:style-name="ce127" table:formula="of:=[MoMo.S195]/[.S$5]*1000000" office:value-type="float" office:value="997.600200137749" calcext:value-type="float">
            <text:p>998</text:p>
          </table:table-cell>
          <table:table-cell table:style-name="ce127" table:formula="of:=[MoMo.T195]/[.T$5]*1000000" office:value-type="float" office:value="610.707711560429" calcext:value-type="float">
            <text:p>611</text:p>
          </table:table-cell>
          <table:table-cell table:style-name="ce127" table:formula="of:=[MoMo.U195]/[.U$5]*1000000" office:value-type="float" office:value="681.080224914865" calcext:value-type="float">
            <text:p>681</text:p>
          </table:table-cell>
          <table:table-cell table:style-name="ce127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196]" office:value-type="string" office:string-value="Covid-19 (parcial)" calcext:value-type="string">
            <text:p>Covid-19 (parcial)</text:p>
          </table:table-cell>
          <table:table-cell table:style-name="ce123" table:formula="of:=[MoMo.C196]/[.C$5]*1000000" office:value-type="float" office:value="78.8368123306977" calcext:value-type="float">
            <text:p>79</text:p>
          </table:table-cell>
          <table:table-cell table:style-name="ce123" table:formula="of:=[MoMo.D196]/[.D$5]*1000000" office:value-type="float" office:value="466.86553661265" calcext:value-type="float">
            <text:p>467</text:p>
          </table:table-cell>
          <table:table-cell table:style-name="ce123" table:formula="of:=[MoMo.E196]/[.E$5]*1000000" office:value-type="float" office:value="115.731285570351" calcext:value-type="float">
            <text:p>116</text:p>
          </table:table-cell>
          <table:table-cell table:style-name="ce123" table:formula="of:=[MoMo.F196]/[.F$5]*1000000" office:value-type="float" office:value="18.6020472881758" calcext:value-type="float">
            <text:p>19</text:p>
          </table:table-cell>
          <table:table-cell table:style-name="ce123" table:formula="of:=[MoMo.G196]/[.G$5]*1000000" office:value-type="float" office:value="21.6197416440874" calcext:value-type="float">
            <text:p>22</text:p>
          </table:table-cell>
          <table:table-cell table:style-name="ce123" table:formula="of:=[MoMo.H196]/[.H$5]*1000000" office:value-type="float" office:value="299.881598472327" calcext:value-type="float">
            <text:p>300</text:p>
          </table:table-cell>
          <table:table-cell table:style-name="ce123" table:formula="of:=[MoMo.I196]/[.I$5]*1000000" office:value-type="float" office:value="948.876871811134" calcext:value-type="float">
            <text:p>949</text:p>
          </table:table-cell>
          <table:table-cell table:style-name="ce123" table:formula="of:=[MoMo.J196]/[.J$5]*1000000" office:value-type="float" office:value="811.128045245551" calcext:value-type="float">
            <text:p>811</text:p>
          </table:table-cell>
          <table:table-cell table:style-name="ce123" table:formula="of:=[MoMo.K196]/[.K$5]*1000000" office:value-type="float" office:value="584.073951999095" calcext:value-type="float">
            <text:p>584</text:p>
          </table:table-cell>
          <table:table-cell table:style-name="ce123" table:formula="of:=[MoMo.L196]/[.L$5]*1000000" office:value-type="float" office:value="35.2344263835385" calcext:value-type="float">
            <text:p>35</text:p>
          </table:table-cell>
          <table:table-cell table:style-name="ce123" table:formula="of:=[MoMo.M196]/[.M$5]*1000000" office:value-type="float" office:value="222.213134025142" calcext:value-type="float">
            <text:p>222</text:p>
          </table:table-cell>
          <table:table-cell table:style-name="ce123" table:formula="of:=[MoMo.N196]/[.N$5]*1000000" office:value-type="float" office:value="337.414935550951" calcext:value-type="float">
            <text:p>337</text:p>
          </table:table-cell>
          <table:table-cell table:style-name="ce123" table:formula="of:=[MoMo.O196]/[.O$5]*1000000" office:value-type="float" office:value="146.572046267909" calcext:value-type="float">
            <text:p>147</text:p>
          </table:table-cell>
          <table:table-cell table:style-name="ce123" table:formula="of:=[MoMo.P196]/[.P$5]*1000000" office:value-type="float" office:value="1148.66361440779" calcext:value-type="float">
            <text:p>1149</text:p>
          </table:table-cell>
          <table:table-cell table:style-name="ce123"/>
          <table:table-cell table:style-name="ce123" table:formula="of:=[MoMo.R196]/[.R$5]*1000000" office:value-type="float" office:value="75.751990687916" calcext:value-type="float">
            <text:p>76</text:p>
          </table:table-cell>
          <table:table-cell table:style-name="ce123" table:formula="of:=[MoMo.S196]/[.S$5]*1000000" office:value-type="float" office:value="640.873193586944" calcext:value-type="float">
            <text:p>641</text:p>
          </table:table-cell>
          <table:table-cell table:style-name="ce123" table:formula="of:=[MoMo.T196]/[.T$5]*1000000" office:value-type="float" office:value="488.839009625809" calcext:value-type="float">
            <text:p>489</text:p>
          </table:table-cell>
          <table:table-cell table:style-name="ce123" table:formula="of:=[MoMo.U196]/[.U$5]*1000000" office:value-type="float" office:value="719.094004910113" calcext:value-type="float">
            <text:p>719</text:p>
          </table:table-cell>
          <table:table-cell table:style-name="ce123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197]" office:value-type="string" office:string-value="Covid-19 (total)" calcext:value-type="string">
            <text:p>Covid-19 (total)</text:p>
          </table:table-cell>
          <table:table-cell table:style-name="ce129" table:formula="of:=[MoMo.C197]/[.C$5]*1000000" office:value-type="float" office:value="139.306197885408" calcext:value-type="float">
            <text:p>139</text:p>
          </table:table-cell>
          <table:table-cell table:style-name="ce129" table:formula="of:=[MoMo.D197]/[.D$5]*1000000" office:value-type="float" office:value="561.614025221436" calcext:value-type="float">
            <text:p>562</text:p>
          </table:table-cell>
          <table:table-cell table:style-name="ce129" table:formula="of:=[MoMo.E197]/[.E$5]*1000000" office:value-type="float" office:value="253.83080280556" calcext:value-type="float">
            <text:p>254</text:p>
          </table:table-cell>
          <table:table-cell table:style-name="ce129" table:formula="of:=[MoMo.F197]/[.F$5]*1000000" office:value-type="float" office:value="160.331931388563" calcext:value-type="float">
            <text:p>160</text:p>
          </table:table-cell>
          <table:table-cell table:style-name="ce129" table:formula="of:=[MoMo.G197]/[.G$5]*1000000" office:value-type="float" office:value="62.5092530144265" calcext:value-type="float">
            <text:p>63</text:p>
          </table:table-cell>
          <table:table-cell table:style-name="ce129" table:formula="of:=[MoMo.H197]/[.H$5]*1000000" office:value-type="float" office:value="324.010002947112" calcext:value-type="float">
            <text:p>324</text:p>
          </table:table-cell>
          <table:table-cell table:style-name="ce129" table:formula="of:=[MoMo.I197]/[.I$5]*1000000" office:value-type="float" office:value="994.535863893035" calcext:value-type="float">
            <text:p>995</text:p>
          </table:table-cell>
          <table:table-cell table:style-name="ce129" table:formula="of:=[MoMo.J197]/[.J$5]*1000000" office:value-type="float" office:value="843.691579908694" calcext:value-type="float">
            <text:p>844</text:p>
          </table:table-cell>
          <table:table-cell table:style-name="ce129" table:formula="of:=[MoMo.K197]/[.K$5]*1000000" office:value-type="float" office:value="663.810112150357" calcext:value-type="float">
            <text:p>664</text:p>
          </table:table-cell>
          <table:table-cell table:style-name="ce129" table:formula="of:=[MoMo.L197]/[.L$5]*1000000" office:value-type="float" office:value="46.9792351780513" calcext:value-type="float">
            <text:p>47</text:p>
          </table:table-cell>
          <table:table-cell table:style-name="ce129" table:formula="of:=[MoMo.M197]/[.M$5]*1000000" office:value-type="float" office:value="241.754996219556" calcext:value-type="float">
            <text:p>242</text:p>
          </table:table-cell>
          <table:table-cell table:style-name="ce129" table:formula="of:=[MoMo.N197]/[.N$5]*1000000" office:value-type="float" office:value="403.593003020889" calcext:value-type="float">
            <text:p>404</text:p>
          </table:table-cell>
          <table:table-cell table:style-name="ce129" table:formula="of:=[MoMo.O197]/[.O$5]*1000000" office:value-type="float" office:value="152.494149147421" calcext:value-type="float">
            <text:p>152</text:p>
          </table:table-cell>
          <table:table-cell table:style-name="ce129" table:formula="of:=[MoMo.P197]/[.P$5]*1000000" office:value-type="float" office:value="1223.45748660057" calcext:value-type="float">
            <text:p>1223</text:p>
          </table:table-cell>
          <table:table-cell table:style-name="ce129"/>
          <table:table-cell table:style-name="ce129" table:formula="of:=[MoMo.R197]/[.R$5]*1000000" office:value-type="float" office:value="87.9264177627596" calcext:value-type="float">
            <text:p>88</text:p>
          </table:table-cell>
          <table:table-cell table:style-name="ce129" table:formula="of:=[MoMo.S197]/[.S$5]*1000000" office:value-type="float" office:value="667.125830432674" calcext:value-type="float">
            <text:p>667</text:p>
          </table:table-cell>
          <table:table-cell table:style-name="ce129" table:formula="of:=[MoMo.T197]/[.T$5]*1000000" office:value-type="float" office:value="570.691122865479" calcext:value-type="float">
            <text:p>571</text:p>
          </table:table-cell>
          <table:table-cell table:style-name="ce129" table:formula="of:=[MoMo.U197]/[.U$5]*1000000" office:value-type="float" office:value="1032.70768987091" calcext:value-type="float">
            <text:p>1033</text:p>
          </table:table-cell>
          <table:table-cell table:style-name="ce129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198]" office:value-type="string" office:string-value="Diferencia" calcext:value-type="string">
            <text:p>Diferencia</text:p>
          </table:table-cell>
          <table:table-cell table:style-name="ce124" table:formula="of:=[.C195]-[.C196]" office:value-type="float" office:value="18.9637718011814" calcext:value-type="float">
            <text:p>19</text:p>
          </table:table-cell>
          <table:table-cell table:style-name="ce124" table:formula="of:=[.D195]-[.D196]" office:value-type="float" office:value="122.256114333918" calcext:value-type="float">
            <text:p>122</text:p>
          </table:table-cell>
          <table:table-cell table:style-name="ce124" table:formula="of:=[.E195]-[.E196]" office:value-type="float" office:value="118.648881004898" calcext:value-type="float">
            <text:p>119</text:p>
          </table:table-cell>
          <table:table-cell table:style-name="ce124" table:formula="of:=[.F195]-[.F196]" office:value-type="float" office:value="36.3182828007242" calcext:value-type="float">
            <text:p>36</text:p>
          </table:table-cell>
          <table:table-cell table:style-name="ce124" table:formula="of:=[.G195]-[.G196]" office:value-type="float" office:value="20.6797528769531" calcext:value-type="float">
            <text:p>21</text:p>
          </table:table-cell>
          <table:table-cell table:style-name="ce124" table:formula="of:=[.H195]-[.H196]" office:value-type="float" office:value="41.3629790996313" calcext:value-type="float">
            <text:p>41</text:p>
          </table:table-cell>
          <table:table-cell table:style-name="ce124" table:formula="of:=[.I195]-[.I196]" office:value-type="float" office:value="822.692020966606" calcext:value-type="float">
            <text:p>823</text:p>
          </table:table-cell>
          <table:table-cell table:style-name="ce124" table:formula="of:=[.J195]-[.J196]" office:value-type="float" office:value="878.228662127178" calcext:value-type="float">
            <text:p>878</text:p>
          </table:table-cell>
          <table:table-cell table:style-name="ce124" table:formula="of:=[.K195]-[.K196]" office:value-type="float" office:value="1.57893386438138" calcext:value-type="float">
            <text:p>2</text:p>
          </table:table-cell>
          <table:table-cell table:style-name="ce124" table:formula="of:=[.L195]-[.L196]" office:value-type="float" office:value="328.854646246359" calcext:value-type="float">
            <text:p>329</text:p>
          </table:table-cell>
          <table:table-cell table:style-name="ce124" table:formula="of:=[.M195]-[.M196]" office:value-type="float" office:value="65.0723864824306" calcext:value-type="float">
            <text:p>65</text:p>
          </table:table-cell>
          <table:table-cell table:style-name="ce124" table:formula="of:=[.N195]-[.N196]" office:value-type="float" office:value="186.417091464614" calcext:value-type="float">
            <text:p>186</text:p>
          </table:table-cell>
          <table:table-cell table:style-name="ce124" table:formula="of:=[.O195]-[.O196]" office:value-type="float" office:value="52.5586630556645" calcext:value-type="float">
            <text:p>53</text:p>
          </table:table-cell>
          <table:table-cell table:style-name="ce124" table:formula="of:=[.P195]-[.P196]" office:value-type="float" office:value="557.913640137189" calcext:value-type="float">
            <text:p>558</text:p>
          </table:table-cell>
          <table:table-cell table:style-name="ce124"/>
          <table:table-cell table:style-name="ce124" table:formula="of:=[.R195]-[.R196]" office:value-type="float" office:value="16.2325694331249" calcext:value-type="float">
            <text:p>16</text:p>
          </table:table-cell>
          <table:table-cell table:style-name="ce124" table:formula="of:=[.S195]-[.S196]" office:value-type="float" office:value="356.727006550805" calcext:value-type="float">
            <text:p>357</text:p>
          </table:table-cell>
          <table:table-cell table:style-name="ce124" table:formula="of:=[.T195]-[.T196]" office:value-type="float" office:value="121.86870193462" calcext:value-type="float">
            <text:p>122</text:p>
          </table:table-cell>
          <table:table-cell table:style-name="ce124" table:formula="of:=[.U195]-[.U196]" office:value-type="float" office:value="-38.0137799952482" calcext:value-type="float">
            <text:p>-38</text:p>
          </table:table-cell>
          <table:table-cell table:style-name="ce124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0]" office:value-type="date" office:date-value="2020-04-29" calcext:value-type="date">
            <text:p>29/04</text:p>
          </table:table-cell>
          <table:table-cell table:style-name="ce110" table:formula="of:=[MoMo.B200]" office:value-type="string" office:string-value="Inicio" calcext:value-type="string">
            <text:p>Inicio</text:p>
          </table:table-cell>
          <table:table-cell table:style-name="ce46" table:formula="of:=[MoMo.C200]" office:value-type="date" office:date-value="2020-03-20" calcext:value-type="date">
            <text:p>20/03</text:p>
          </table:table-cell>
          <table:table-cell table:style-name="ce46" table:formula="of:=[MoMo.D200]" office:value-type="date" office:date-value="2020-03-23" calcext:value-type="date">
            <text:p>23/03</text:p>
          </table:table-cell>
          <table:table-cell table:style-name="ce46" table:formula="of:=[MoMo.E200]" office:value-type="date" office:date-value="2020-03-20" calcext:value-type="date">
            <text:p>20/03</text:p>
          </table:table-cell>
          <table:table-cell table:style-name="ce46" table:formula="of:=[MoMo.F200]" office:value-type="date" office:date-value="2020-03-16" calcext:value-type="date">
            <text:p>16/03</text:p>
          </table:table-cell>
          <table:table-cell table:style-name="ce46" table:formula="of:=[MoMo.G200]" office:value-type="date" office:date-value="2020-03-27" calcext:value-type="date">
            <text:p>27/03</text:p>
          </table:table-cell>
          <table:table-cell table:style-name="ce46" table:formula="of:=[MoMo.H200]" office:value-type="date" office:date-value="2020-03-24" calcext:value-type="date">
            <text:p>24/03</text:p>
          </table:table-cell>
          <table:table-cell table:style-name="ce46" table:formula="of:=[MoMo.I200]" office:value-type="date" office:date-value="2020-03-14" calcext:value-type="date">
            <text:p>14/03</text:p>
          </table:table-cell>
          <table:table-cell table:style-name="ce46" table:formula="of:=[MoMo.J200]" office:value-type="date" office:date-value="2020-03-18" calcext:value-type="date">
            <text:p>18/03</text:p>
          </table:table-cell>
          <table:table-cell table:style-name="ce46" table:formula="of:=[MoMo.K200]" office:value-type="date" office:date-value="2020-03-23" calcext:value-type="date">
            <text:p>23/03</text:p>
          </table:table-cell>
          <table:table-cell table:style-name="ce46" table:formula="of:=[MoMo.L200]" office:value-type="date" office:date-value="2020-03-28" calcext:value-type="date">
            <text:p>28/03</text:p>
          </table:table-cell>
          <table:table-cell table:style-name="ce46" table:formula="of:=[MoMo.M200]" office:value-type="date" office:date-value="2020-03-22" calcext:value-type="date">
            <text:p>22/03</text:p>
          </table:table-cell>
          <table:table-cell table:style-name="ce46" table:formula="of:=[MoMo.N200]" office:value-type="date" office:date-value="2020-03-23" calcext:value-type="date">
            <text:p>23/03</text:p>
          </table:table-cell>
          <table:table-cell table:style-name="ce46" table:formula="of:=[MoMo.O200]" office:value-type="date" office:date-value="2020-03-21" calcext:value-type="date">
            <text:p>21/03</text:p>
          </table:table-cell>
          <table:table-cell table:style-name="ce46" table:formula="of:=[MoMo.P20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0]" office:value-type="date" office:date-value="2020-03-27" calcext:value-type="date">
            <text:p>27/03</text:p>
          </table:table-cell>
          <table:table-cell table:style-name="ce46" table:formula="of:=[MoMo.S200]" office:value-type="date" office:date-value="2020-03-22" calcext:value-type="date">
            <text:p>22/03</text:p>
          </table:table-cell>
          <table:table-cell table:style-name="ce46" table:formula="of:=[MoMo.T200]" office:value-type="date" office:date-value="2020-03-25" calcext:value-type="date">
            <text:p>25/03</text:p>
          </table:table-cell>
          <table:table-cell table:style-name="ce46" table:formula="of:=[MoMo.U200]" office:value-type="date" office:date-value="2020-03-20" calcext:value-type="date">
            <text:p>20/03</text:p>
          </table:table-cell>
          <table:table-cell table:style-name="ce46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1]" office:value-type="string" office:string-value="Fin" calcext:value-type="string">
            <text:p>Fin</text:p>
          </table:table-cell>
          <table:table-cell table:style-name="ce126" table:formula="of:=[MoMo.C201]" office:value-type="date" office:date-value="2020-04-14" calcext:value-type="date">
            <text:p>14/04</text:p>
          </table:table-cell>
          <table:table-cell table:style-name="ce126" table:formula="of:=[MoMo.D201]" office:value-type="date" office:date-value="2020-04-21" calcext:value-type="date">
            <text:p>21/04</text:p>
          </table:table-cell>
          <table:table-cell table:style-name="ce126" table:formula="of:=[MoMo.E201]" office:value-type="date" office:date-value="2020-04-27" calcext:value-type="date">
            <text:p>27/04</text:p>
          </table:table-cell>
          <table:table-cell table:style-name="ce126" table:formula="of:=[MoMo.F201]" office:value-type="date" office:date-value="2020-03-27" calcext:value-type="date">
            <text:p>27/03</text:p>
          </table:table-cell>
          <table:table-cell table:style-name="ce126" table:formula="of:=[MoMo.G201]" office:value-type="date" office:date-value="2020-04-03" calcext:value-type="date">
            <text:p>03/04</text:p>
          </table:table-cell>
          <table:table-cell table:style-name="ce126" table:formula="of:=[MoMo.H201]" office:value-type="date" office:date-value="2020-04-24" calcext:value-type="date">
            <text:p>24/04</text:p>
          </table:table-cell>
          <table:table-cell table:style-name="ce126" table:formula="of:=[MoMo.I201]" office:value-type="date" office:date-value="2020-04-25" calcext:value-type="date">
            <text:p>25/04</text:p>
          </table:table-cell>
          <table:table-cell table:style-name="ce126" table:formula="of:=[MoMo.J201]" office:value-type="date" office:date-value="2020-04-27" calcext:value-type="date">
            <text:p>27/04</text:p>
          </table:table-cell>
          <table:table-cell table:style-name="ce126" table:formula="of:=[MoMo.K201]" office:value-type="date" office:date-value="2020-04-27" calcext:value-type="date">
            <text:p>27/04</text:p>
          </table:table-cell>
          <table:table-cell table:style-name="ce126" table:formula="of:=[MoMo.L201]" office:value-type="date" office:date-value="2020-04-28" calcext:value-type="date">
            <text:p>28/04</text:p>
          </table:table-cell>
          <table:table-cell table:style-name="ce126" table:formula="of:=[MoMo.M201]" office:value-type="date" office:date-value="2020-04-27" calcext:value-type="date">
            <text:p>27/04</text:p>
          </table:table-cell>
          <table:table-cell table:style-name="ce126" table:formula="of:=[MoMo.N201]" office:value-type="date" office:date-value="2020-04-18" calcext:value-type="date">
            <text:p>18/04</text:p>
          </table:table-cell>
          <table:table-cell table:style-name="ce126" table:formula="of:=[MoMo.O201]" office:value-type="date" office:date-value="2020-04-27" calcext:value-type="date">
            <text:p>27/04</text:p>
          </table:table-cell>
          <table:table-cell table:style-name="ce126" table:formula="of:=[MoMo.P201]" office:value-type="date" office:date-value="2020-04-26" calcext:value-type="date">
            <text:p>26/04</text:p>
          </table:table-cell>
          <table:table-cell table:style-name="ce126"/>
          <table:table-cell table:style-name="ce126" table:formula="of:=[MoMo.R201]" office:value-type="date" office:date-value="2020-04-05" calcext:value-type="date">
            <text:p>05/04</text:p>
          </table:table-cell>
          <table:table-cell table:style-name="ce126" table:formula="of:=[MoMo.S201]" office:value-type="date" office:date-value="2020-04-25" calcext:value-type="date">
            <text:p>25/04</text:p>
          </table:table-cell>
          <table:table-cell table:style-name="ce126" table:formula="of:=[MoMo.T201]" office:value-type="date" office:date-value="2020-04-22" calcext:value-type="date">
            <text:p>22/04</text:p>
          </table:table-cell>
          <table:table-cell table:style-name="ce126" table:formula="of:=[MoMo.U201]" office:value-type="date" office:date-value="2020-04-14" calcext:value-type="date">
            <text:p>14/04</text:p>
          </table:table-cell>
          <table:table-cell table:style-name="ce126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2]" office:value-type="string" office:string-value="MoMo (parcial)" calcext:value-type="string">
            <text:p>MoMo (parcial)</text:p>
          </table:table-cell>
          <table:table-cell table:style-name="ce127" table:formula="of:=[MoMo.C202]/[.C$5]*1000000" office:value-type="float" office:value="106.387952494678" calcext:value-type="float">
            <text:p>106</text:p>
          </table:table-cell>
          <table:table-cell table:style-name="ce127" table:formula="of:=[MoMo.D202]/[.D$5]*1000000" office:value-type="float" office:value="588.357550231981" calcext:value-type="float">
            <text:p>588</text:p>
          </table:table-cell>
          <table:table-cell table:style-name="ce127" table:formula="of:=[MoMo.E202]/[.E$5]*1000000" office:value-type="float" office:value="303.429925192853" calcext:value-type="float">
            <text:p>303</text:p>
          </table:table-cell>
          <table:table-cell table:style-name="ce127" table:formula="of:=[MoMo.F202]/[.F$5]*1000000" office:value-type="float" office:value="54.9203300889001" calcext:value-type="float">
            <text:p>55</text:p>
          </table:table-cell>
          <table:table-cell table:style-name="ce127" table:formula="of:=[MoMo.G202]/[.G$5]*1000000" office:value-type="float" office:value="42.2994945210405" calcext:value-type="float">
            <text:p>42</text:p>
          </table:table-cell>
          <table:table-cell table:style-name="ce127" table:formula="of:=[MoMo.H202]/[.H$5]*1000000" office:value-type="float" office:value="322.286545484628" calcext:value-type="float">
            <text:p>322</text:p>
          </table:table-cell>
          <table:table-cell table:style-name="ce127" table:formula="of:=[MoMo.I202]/[.I$5]*1000000" office:value-type="float" office:value="1772.39905627014" calcext:value-type="float">
            <text:p>1772</text:p>
          </table:table-cell>
          <table:table-cell table:style-name="ce127" table:formula="of:=[MoMo.J202]/[.J$5]*1000000" office:value-type="float" office:value="1705.14508781547" calcext:value-type="float">
            <text:p>1705</text:p>
          </table:table-cell>
          <table:table-cell table:style-name="ce127" table:formula="of:=[MoMo.K202]/[.K$5]*1000000" office:value-type="float" office:value="585.258152397381" calcext:value-type="float">
            <text:p>585</text:p>
          </table:table-cell>
          <table:table-cell table:style-name="ce127" table:formula="of:=[MoMo.L202]/[.L$5]*1000000" office:value-type="float" office:value="375.83388142441" calcext:value-type="float">
            <text:p>376</text:p>
          </table:table-cell>
          <table:table-cell table:style-name="ce127" table:formula="of:=[MoMo.M202]/[.M$5]*1000000" office:value-type="float" office:value="284.465045551678" calcext:value-type="float">
            <text:p>284</text:p>
          </table:table-cell>
          <table:table-cell table:style-name="ce127" table:formula="of:=[MoMo.N202]/[.N$5]*1000000" office:value-type="float" office:value="521.967856100919" calcext:value-type="float">
            <text:p>522</text:p>
          </table:table-cell>
          <table:table-cell table:style-name="ce127" table:formula="of:=[MoMo.O202]/[.O$5]*1000000" office:value-type="float" office:value="184.325452124795" calcext:value-type="float">
            <text:p>184</text:p>
          </table:table-cell>
          <table:table-cell table:style-name="ce127" table:formula="of:=[MoMo.P202]/[.P$5]*1000000" office:value-type="float" office:value="1732.57268573394" calcext:value-type="float">
            <text:p>1733</text:p>
          </table:table-cell>
          <table:table-cell table:style-name="ce127"/>
          <table:table-cell table:style-name="ce127" table:formula="of:=[MoMo.R202]/[.R$5]*1000000" office:value-type="float" office:value="44.6395659410934" calcext:value-type="float">
            <text:p>45</text:p>
          </table:table-cell>
          <table:table-cell table:style-name="ce127" table:formula="of:=[MoMo.S202]/[.S$5]*1000000" office:value-type="float" office:value="994.511654626487" calcext:value-type="float">
            <text:p>995</text:p>
          </table:table-cell>
          <table:table-cell table:style-name="ce127" table:formula="of:=[MoMo.T202]/[.T$5]*1000000" office:value-type="float" office:value="582.514205888987" calcext:value-type="float">
            <text:p>583</text:p>
          </table:table-cell>
          <table:table-cell table:style-name="ce127" table:formula="of:=[MoMo.U202]/[.U$5]*1000000" office:value-type="float" office:value="681.080224914865" calcext:value-type="float">
            <text:p>681</text:p>
          </table:table-cell>
          <table:table-cell table:style-name="ce127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03]" office:value-type="string" office:string-value="Covid-19 (parcial)" calcext:value-type="string">
            <text:p>Covid-19 (parcial)</text:p>
          </table:table-cell>
          <table:table-cell table:style-name="ce123" table:formula="of:=[MoMo.C203]/[.C$5]*1000000" office:value-type="float" office:value="96.1308180613348" calcext:value-type="float">
            <text:p>96</text:p>
          </table:table-cell>
          <table:table-cell table:style-name="ce123" table:formula="of:=[MoMo.D203]/[.D$5]*1000000" office:value-type="float" office:value="466.86553661265" calcext:value-type="float">
            <text:p>467</text:p>
          </table:table-cell>
          <table:table-cell table:style-name="ce123" table:formula="of:=[MoMo.E203]/[.E$5]*1000000" office:value-type="float" office:value="244.105484690404" calcext:value-type="float">
            <text:p>244</text:p>
          </table:table-cell>
          <table:table-cell table:style-name="ce123" table:formula="of:=[MoMo.F203]/[.F$5]*1000000" office:value-type="float" office:value="18.6020472881758" calcext:value-type="float">
            <text:p>19</text:p>
          </table:table-cell>
          <table:table-cell table:style-name="ce123" table:formula="of:=[MoMo.G203]/[.G$5]*1000000" office:value-type="float" office:value="21.6197416440874" calcext:value-type="float">
            <text:p>22</text:p>
          </table:table-cell>
          <table:table-cell table:style-name="ce123" table:formula="of:=[MoMo.H203]/[.H$5]*1000000" office:value-type="float" office:value="291.264311159904" calcext:value-type="float">
            <text:p>291</text:p>
          </table:table-cell>
          <table:table-cell table:style-name="ce123" table:formula="of:=[MoMo.I203]/[.I$5]*1000000" office:value-type="float" office:value="948.876871811134" calcext:value-type="float">
            <text:p>949</text:p>
          </table:table-cell>
          <table:table-cell table:style-name="ce123" table:formula="of:=[MoMo.J203]/[.J$5]*1000000" office:value-type="float" office:value="822.969330577603" calcext:value-type="float">
            <text:p>823</text:p>
          </table:table-cell>
          <table:table-cell table:style-name="ce123" table:formula="of:=[MoMo.K203]/[.K$5]*1000000" office:value-type="float" office:value="624.336765540821" calcext:value-type="float">
            <text:p>624</text:p>
          </table:table-cell>
          <table:table-cell table:style-name="ce123" table:formula="of:=[MoMo.L203]/[.L$5]*1000000" office:value-type="float" office:value="35.2344263835385" calcext:value-type="float">
            <text:p>35</text:p>
          </table:table-cell>
          <table:table-cell table:style-name="ce123" table:formula="of:=[MoMo.M203]/[.M$5]*1000000" office:value-type="float" office:value="225.637996471586" calcext:value-type="float">
            <text:p>226</text:p>
          </table:table-cell>
          <table:table-cell table:style-name="ce123" table:formula="of:=[MoMo.N203]/[.N$5]*1000000" office:value-type="float" office:value="337.414935550951" calcext:value-type="float">
            <text:p>337</text:p>
          </table:table-cell>
          <table:table-cell table:style-name="ce123" table:formula="of:=[MoMo.O203]/[.O$5]*1000000" office:value-type="float" office:value="146.572046267909" calcext:value-type="float">
            <text:p>147</text:p>
          </table:table-cell>
          <table:table-cell table:style-name="ce123" table:formula="of:=[MoMo.P203]/[.P$5]*1000000" office:value-type="float" office:value="1201.110536982" calcext:value-type="float">
            <text:p>1201</text:p>
          </table:table-cell>
          <table:table-cell table:style-name="ce123"/>
          <table:table-cell table:style-name="ce123" table:formula="of:=[MoMo.R203]/[.R$5]*1000000" office:value-type="float" office:value="29.7597106273956" calcext:value-type="float">
            <text:p>30</text:p>
          </table:table-cell>
          <table:table-cell table:style-name="ce123" table:formula="of:=[MoMo.S203]/[.S$5]*1000000" office:value-type="float" office:value="640.873193586944" calcext:value-type="float">
            <text:p>641</text:p>
          </table:table-cell>
          <table:table-cell table:style-name="ce123" table:formula="of:=[MoMo.T203]/[.T$5]*1000000" office:value-type="float" office:value="440.637209606892" calcext:value-type="float">
            <text:p>441</text:p>
          </table:table-cell>
          <table:table-cell table:style-name="ce123" table:formula="of:=[MoMo.U203]/[.U$5]*1000000" office:value-type="float" office:value="719.094004910113" calcext:value-type="float">
            <text:p>719</text:p>
          </table:table-cell>
          <table:table-cell table:style-name="ce123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04]" office:value-type="string" office:string-value="Covid-19 (total)" calcext:value-type="string">
            <text:p>Covid-19 (total)</text:p>
          </table:table-cell>
          <table:table-cell table:style-name="ce129" table:formula="of:=[MoMo.C204]/[.C$5]*1000000" office:value-type="float" office:value="141.691577986186" calcext:value-type="float">
            <text:p>142</text:p>
          </table:table-cell>
          <table:table-cell table:style-name="ce129" table:formula="of:=[MoMo.D204]/[.D$5]*1000000" office:value-type="float" office:value="562.378125936024" calcext:value-type="float">
            <text:p>562</text:p>
          </table:table-cell>
          <table:table-cell table:style-name="ce129" table:formula="of:=[MoMo.E204]/[.E$5]*1000000" office:value-type="float" office:value="258.693461863138" calcext:value-type="float">
            <text:p>259</text:p>
          </table:table-cell>
          <table:table-cell table:style-name="ce129" table:formula="of:=[MoMo.F204]/[.F$5]*1000000" office:value-type="float" office:value="163.875178491073" calcext:value-type="float">
            <text:p>164</text:p>
          </table:table-cell>
          <table:table-cell table:style-name="ce129" table:formula="of:=[MoMo.G204]/[.G$5]*1000000" office:value-type="float" office:value="62.9792473979936" calcext:value-type="float">
            <text:p>63</text:p>
          </table:table-cell>
          <table:table-cell table:style-name="ce129" table:formula="of:=[MoMo.H204]/[.H$5]*1000000" office:value-type="float" office:value="329.180375334566" calcext:value-type="float">
            <text:p>329</text:p>
          </table:table-cell>
          <table:table-cell table:style-name="ce129" table:formula="of:=[MoMo.I204]/[.I$5]*1000000" office:value-type="float" office:value="1011.139133741" calcext:value-type="float">
            <text:p>1011</text:p>
          </table:table-cell>
          <table:table-cell table:style-name="ce129" table:formula="of:=[MoMo.J204]/[.J$5]*1000000" office:value-type="float" office:value="856.519639018417" calcext:value-type="float">
            <text:p>857</text:p>
          </table:table-cell>
          <table:table-cell table:style-name="ce129" table:formula="of:=[MoMo.K204]/[.K$5]*1000000" office:value-type="float" office:value="676.57316088744" calcext:value-type="float">
            <text:p>677</text:p>
          </table:table-cell>
          <table:table-cell table:style-name="ce129" table:formula="of:=[MoMo.L204]/[.L$5]*1000000" office:value-type="float" office:value="46.9792351780513" calcext:value-type="float">
            <text:p>47</text:p>
          </table:table-cell>
          <table:table-cell table:style-name="ce129" table:formula="of:=[MoMo.M204]/[.M$5]*1000000" office:value-type="float" office:value="245.38132116285" calcext:value-type="float">
            <text:p>245</text:p>
          </table:table-cell>
          <table:table-cell table:style-name="ce129" table:formula="of:=[MoMo.N204]/[.N$5]*1000000" office:value-type="float" office:value="410.11760122215" calcext:value-type="float">
            <text:p>410</text:p>
          </table:table-cell>
          <table:table-cell table:style-name="ce129" table:formula="of:=[MoMo.O204]/[.O$5]*1000000" office:value-type="float" office:value="202.461892193299" calcext:value-type="float">
            <text:p>202</text:p>
          </table:table-cell>
          <table:table-cell table:style-name="ce129" table:formula="of:=[MoMo.P204]/[.P$5]*1000000" office:value-type="float" office:value="1232.12263033022" calcext:value-type="float">
            <text:p>1232</text:p>
          </table:table-cell>
          <table:table-cell table:style-name="ce129"/>
          <table:table-cell table:style-name="ce129" table:formula="of:=[MoMo.R204]/[.R$5]*1000000" office:value-type="float" office:value="87.9264177627596" calcext:value-type="float">
            <text:p>88</text:p>
          </table:table-cell>
          <table:table-cell table:style-name="ce129" table:formula="of:=[MoMo.S204]/[.S$5]*1000000" office:value-type="float" office:value="691.834194522774" calcext:value-type="float">
            <text:p>692</text:p>
          </table:table-cell>
          <table:table-cell table:style-name="ce129" table:formula="of:=[MoMo.T204]/[.T$5]*1000000" office:value-type="float" office:value="579.331068151888" calcext:value-type="float">
            <text:p>579</text:p>
          </table:table-cell>
          <table:table-cell table:style-name="ce129" table:formula="of:=[MoMo.U204]/[.U$5]*1000000" office:value-type="float" office:value="1045.37894986933" calcext:value-type="float">
            <text:p>1045</text:p>
          </table:table-cell>
          <table:table-cell table:style-name="ce129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05]" office:value-type="string" office:string-value="Diferencia" calcext:value-type="string">
            <text:p>Diferencia</text:p>
          </table:table-cell>
          <table:table-cell table:style-name="ce124" table:formula="of:=[.C202]-[.C203]" office:value-type="float" office:value="10.2571344333434" calcext:value-type="float">
            <text:p>10</text:p>
          </table:table-cell>
          <table:table-cell table:style-name="ce124" table:formula="of:=[.D202]-[.D203]" office:value-type="float" office:value="121.492013619331" calcext:value-type="float">
            <text:p>121</text:p>
          </table:table-cell>
          <table:table-cell table:style-name="ce124" table:formula="of:=[.E202]-[.E203]" office:value-type="float" office:value="59.3244405024489" calcext:value-type="float">
            <text:p>59</text:p>
          </table:table-cell>
          <table:table-cell table:style-name="ce124" table:formula="of:=[.F202]-[.F203]" office:value-type="float" office:value="36.3182828007242" calcext:value-type="float">
            <text:p>36</text:p>
          </table:table-cell>
          <table:table-cell table:style-name="ce124" table:formula="of:=[.G202]-[.G203]" office:value-type="float" office:value="20.6797528769531" calcext:value-type="float">
            <text:p>21</text:p>
          </table:table-cell>
          <table:table-cell table:style-name="ce124" table:formula="of:=[.H202]-[.H203]" office:value-type="float" office:value="31.0222343247235" calcext:value-type="float">
            <text:p>31</text:p>
          </table:table-cell>
          <table:table-cell table:style-name="ce124" table:formula="of:=[.I202]-[.I203]" office:value-type="float" office:value="823.522184459006" calcext:value-type="float">
            <text:p>824</text:p>
          </table:table-cell>
          <table:table-cell table:style-name="ce124" table:formula="of:=[.J202]-[.J203]" office:value-type="float" office:value="882.175757237862" calcext:value-type="float">
            <text:p>882</text:p>
          </table:table-cell>
          <table:table-cell table:style-name="ce124" table:formula="of:=[.K202]-[.K203]" office:value-type="float" office:value="-39.0786131434402" calcext:value-type="float">
            <text:p>-39</text:p>
          </table:table-cell>
          <table:table-cell table:style-name="ce124" table:formula="of:=[.L202]-[.L203]" office:value-type="float" office:value="340.599455040872" calcext:value-type="float">
            <text:p>341</text:p>
          </table:table-cell>
          <table:table-cell table:style-name="ce124" table:formula="of:=[.M202]-[.M203]" office:value-type="float" office:value="58.827049080092" calcext:value-type="float">
            <text:p>59</text:p>
          </table:table-cell>
          <table:table-cell table:style-name="ce124" table:formula="of:=[.N202]-[.N203]" office:value-type="float" office:value="184.552920549968" calcext:value-type="float">
            <text:p>185</text:p>
          </table:table-cell>
          <table:table-cell table:style-name="ce124" table:formula="of:=[.O202]-[.O203]" office:value-type="float" office:value="37.7534058568857" calcext:value-type="float">
            <text:p>38</text:p>
          </table:table-cell>
          <table:table-cell table:style-name="ce124" table:formula="of:=[.P202]-[.P203]" office:value-type="float" office:value="531.462148751938" calcext:value-type="float">
            <text:p>531</text:p>
          </table:table-cell>
          <table:table-cell table:style-name="ce124"/>
          <table:table-cell table:style-name="ce124" table:formula="of:=[.R202]-[.R203]" office:value-type="float" office:value="14.8798553136978" calcext:value-type="float">
            <text:p>15</text:p>
          </table:table-cell>
          <table:table-cell table:style-name="ce124" table:formula="of:=[.S202]-[.S203]" office:value-type="float" office:value="353.638461039543" calcext:value-type="float">
            <text:p>354</text:p>
          </table:table-cell>
          <table:table-cell table:style-name="ce124" table:formula="of:=[.T202]-[.T203]" office:value-type="float" office:value="141.876996282095" calcext:value-type="float">
            <text:p>142</text:p>
          </table:table-cell>
          <table:table-cell table:style-name="ce124" table:formula="of:=[.U202]-[.U203]" office:value-type="float" office:value="-38.0137799952482" calcext:value-type="float">
            <text:p>-38</text:p>
          </table:table-cell>
          <table:table-cell table:style-name="ce124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07]" office:value-type="date" office:date-value="2020-04-30" calcext:value-type="date">
            <text:p>30/04</text:p>
          </table:table-cell>
          <table:table-cell table:style-name="ce110" table:formula="of:=[MoMo.B207]" office:value-type="string" office:string-value="Inicio" calcext:value-type="string">
            <text:p>Inicio</text:p>
          </table:table-cell>
          <table:table-cell table:style-name="ce46" table:formula="of:=[MoMo.C207]" office:value-type="date" office:date-value="2020-03-20" calcext:value-type="date">
            <text:p>20/03</text:p>
          </table:table-cell>
          <table:table-cell table:style-name="ce46" table:formula="of:=[MoMo.D207]" office:value-type="date" office:date-value="2020-03-23" calcext:value-type="date">
            <text:p>23/03</text:p>
          </table:table-cell>
          <table:table-cell table:style-name="ce46" table:formula="of:=[MoMo.E207]" office:value-type="date" office:date-value="2020-03-20" calcext:value-type="date">
            <text:p>20/03</text:p>
          </table:table-cell>
          <table:table-cell table:style-name="ce46" table:formula="of:=[MoMo.F207]" office:value-type="date" office:date-value="2020-03-16" calcext:value-type="date">
            <text:p>16/03</text:p>
          </table:table-cell>
          <table:table-cell table:style-name="ce46" table:formula="of:=[MoMo.G207]" office:value-type="date" office:date-value="2020-03-27" calcext:value-type="date">
            <text:p>27/03</text:p>
          </table:table-cell>
          <table:table-cell table:style-name="ce46" table:formula="of:=[MoMo.H207]" office:value-type="date" office:date-value="2020-03-24" calcext:value-type="date">
            <text:p>24/03</text:p>
          </table:table-cell>
          <table:table-cell table:style-name="ce46" table:formula="of:=[MoMo.I207]" office:value-type="date" office:date-value="2020-03-14" calcext:value-type="date">
            <text:p>14/03</text:p>
          </table:table-cell>
          <table:table-cell table:style-name="ce46" table:formula="of:=[MoMo.J207]" office:value-type="date" office:date-value="2020-03-18" calcext:value-type="date">
            <text:p>18/03</text:p>
          </table:table-cell>
          <table:table-cell table:style-name="ce46" table:formula="of:=[MoMo.K207]" office:value-type="date" office:date-value="2020-03-23" calcext:value-type="date">
            <text:p>23/03</text:p>
          </table:table-cell>
          <table:table-cell table:style-name="ce46" table:formula="of:=[MoMo.L207]" office:value-type="date" office:date-value="2020-03-28" calcext:value-type="date">
            <text:p>28/03</text:p>
          </table:table-cell>
          <table:table-cell table:style-name="ce46" table:formula="of:=[MoMo.M207]" office:value-type="date" office:date-value="2020-03-22" calcext:value-type="date">
            <text:p>22/03</text:p>
          </table:table-cell>
          <table:table-cell table:style-name="ce46" table:formula="of:=[MoMo.N207]" office:value-type="date" office:date-value="2020-03-23" calcext:value-type="date">
            <text:p>23/03</text:p>
          </table:table-cell>
          <table:table-cell table:style-name="ce46" table:formula="of:=[MoMo.O207]" office:value-type="date" office:date-value="2020-03-21" calcext:value-type="date">
            <text:p>21/03</text:p>
          </table:table-cell>
          <table:table-cell table:style-name="ce46" table:formula="of:=[MoMo.P20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07]" office:value-type="date" office:date-value="2020-03-27" calcext:value-type="date">
            <text:p>27/03</text:p>
          </table:table-cell>
          <table:table-cell table:style-name="ce46" table:formula="of:=[MoMo.S207]" office:value-type="date" office:date-value="2020-03-22" calcext:value-type="date">
            <text:p>22/03</text:p>
          </table:table-cell>
          <table:table-cell table:style-name="ce46" table:formula="of:=[MoMo.T207]" office:value-type="date" office:date-value="2020-03-25" calcext:value-type="date">
            <text:p>25/03</text:p>
          </table:table-cell>
          <table:table-cell table:style-name="ce46" table:formula="of:=[MoMo.U207]" office:value-type="date" office:date-value="2020-03-20" calcext:value-type="date">
            <text:p>20/03</text:p>
          </table:table-cell>
          <table:table-cell table:style-name="ce46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08]" office:value-type="string" office:string-value="Fin" calcext:value-type="string">
            <text:p>Fin</text:p>
          </table:table-cell>
          <table:table-cell table:style-name="ce126" table:formula="of:=[MoMo.C208]" office:value-type="date" office:date-value="2020-04-14" calcext:value-type="date">
            <text:p>14/04</text:p>
          </table:table-cell>
          <table:table-cell table:style-name="ce126" table:formula="of:=[MoMo.D208]" office:value-type="date" office:date-value="2020-04-21" calcext:value-type="date">
            <text:p>21/04</text:p>
          </table:table-cell>
          <table:table-cell table:style-name="ce126" table:formula="of:=[MoMo.E208]" office:value-type="date" office:date-value="2020-04-10" calcext:value-type="date">
            <text:p>10/04</text:p>
          </table:table-cell>
          <table:table-cell table:style-name="ce126" table:formula="of:=[MoMo.F208]" office:value-type="date" office:date-value="2020-04-28" calcext:value-type="date">
            <text:p>28/04</text:p>
          </table:table-cell>
          <table:table-cell table:style-name="ce126" table:formula="of:=[MoMo.G208]" office:value-type="date" office:date-value="2020-04-03" calcext:value-type="date">
            <text:p>03/04</text:p>
          </table:table-cell>
          <table:table-cell table:style-name="ce126" table:formula="of:=[MoMo.H208]" office:value-type="date" office:date-value="2020-04-24" calcext:value-type="date">
            <text:p>24/04</text:p>
          </table:table-cell>
          <table:table-cell table:style-name="ce126" table:formula="of:=[MoMo.I208]" office:value-type="date" office:date-value="2020-04-28" calcext:value-type="date">
            <text:p>28/04</text:p>
          </table:table-cell>
          <table:table-cell table:style-name="ce126" table:formula="of:=[MoMo.J208]" office:value-type="date" office:date-value="2020-04-27" calcext:value-type="date">
            <text:p>27/04</text:p>
          </table:table-cell>
          <table:table-cell table:style-name="ce126" table:formula="of:=[MoMo.K208]" office:value-type="date" office:date-value="2020-04-27" calcext:value-type="date">
            <text:p>27/04</text:p>
          </table:table-cell>
          <table:table-cell table:style-name="ce126" table:formula="of:=[MoMo.L208]" office:value-type="date" office:date-value="2020-03-31" calcext:value-type="date">
            <text:p>31/03</text:p>
          </table:table-cell>
          <table:table-cell table:style-name="ce126" table:formula="of:=[MoMo.M208]" office:value-type="date" office:date-value="2020-04-15" calcext:value-type="date">
            <text:p>15/04</text:p>
          </table:table-cell>
          <table:table-cell table:style-name="ce126" table:formula="of:=[MoMo.N208]" office:value-type="date" office:date-value="2020-04-18" calcext:value-type="date">
            <text:p>18/04</text:p>
          </table:table-cell>
          <table:table-cell table:style-name="ce126" table:formula="of:=[MoMo.O208]" office:value-type="date" office:date-value="2020-04-27" calcext:value-type="date">
            <text:p>27/04</text:p>
          </table:table-cell>
          <table:table-cell table:style-name="ce126" table:formula="of:=[MoMo.P208]" office:value-type="date" office:date-value="2020-04-28" calcext:value-type="date">
            <text:p>28/04</text:p>
          </table:table-cell>
          <table:table-cell table:style-name="ce126"/>
          <table:table-cell table:style-name="ce126" table:formula="of:=[MoMo.R208]" office:value-type="date" office:date-value="2020-04-05" calcext:value-type="date">
            <text:p>05/04</text:p>
          </table:table-cell>
          <table:table-cell table:style-name="ce126" table:formula="of:=[MoMo.S208]" office:value-type="date" office:date-value="2020-04-25" calcext:value-type="date">
            <text:p>25/04</text:p>
          </table:table-cell>
          <table:table-cell table:style-name="ce126" table:formula="of:=[MoMo.T208]" office:value-type="date" office:date-value="2020-04-22" calcext:value-type="date">
            <text:p>22/04</text:p>
          </table:table-cell>
          <table:table-cell table:style-name="ce126" table:formula="of:=[MoMo.U208]" office:value-type="date" office:date-value="2020-04-14" calcext:value-type="date">
            <text:p>14/04</text:p>
          </table:table-cell>
          <table:table-cell table:style-name="ce126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09]" office:value-type="string" office:string-value="MoMo (parcial)" calcext:value-type="string">
            <text:p>MoMo (parcial)</text:p>
          </table:table-cell>
          <table:table-cell table:style-name="ce127" table:formula="of:=[MoMo.C209]/[.C$5]*1000000" office:value-type="float" office:value="106.387952494678" calcext:value-type="float">
            <text:p>106</text:p>
          </table:table-cell>
          <table:table-cell table:style-name="ce127" table:formula="of:=[MoMo.D209]/[.D$5]*1000000" office:value-type="float" office:value="589.885751661155" calcext:value-type="float">
            <text:p>590</text:p>
          </table:table-cell>
          <table:table-cell table:style-name="ce127" table:formula="of:=[MoMo.E209]/[.E$5]*1000000" office:value-type="float" office:value="234.380166575249" calcext:value-type="float">
            <text:p>234</text:p>
          </table:table-cell>
          <table:table-cell table:style-name="ce127" table:formula="of:=[MoMo.F209]/[.F$5]*1000000" office:value-type="float" office:value="157.674496061681" calcext:value-type="float">
            <text:p>158</text:p>
          </table:table-cell>
          <table:table-cell table:style-name="ce127" table:formula="of:=[MoMo.G209]/[.G$5]*1000000" office:value-type="float" office:value="42.2994945210405" calcext:value-type="float">
            <text:p>42</text:p>
          </table:table-cell>
          <table:table-cell table:style-name="ce127" table:formula="of:=[MoMo.H209]/[.H$5]*1000000" office:value-type="float" office:value="320.563088022143" calcext:value-type="float">
            <text:p>321</text:p>
          </table:table-cell>
          <table:table-cell table:style-name="ce127" table:formula="of:=[MoMo.I209]/[.I$5]*1000000" office:value-type="float" office:value="1793.1531435801" calcext:value-type="float">
            <text:p>1793</text:p>
          </table:table-cell>
          <table:table-cell table:style-name="ce127" table:formula="of:=[MoMo.J209]/[.J$5]*1000000" office:value-type="float" office:value="1702.18476648245" calcext:value-type="float">
            <text:p>1702</text:p>
          </table:table-cell>
          <table:table-cell table:style-name="ce127" table:formula="of:=[MoMo.K209]/[.K$5]*1000000" office:value-type="float" office:value="569.995125041694" calcext:value-type="float">
            <text:p>570</text:p>
          </table:table-cell>
          <table:table-cell table:style-name="ce127" table:formula="of:=[MoMo.L209]/[.L$5]*1000000" office:value-type="float" office:value="129.192896739641" calcext:value-type="float">
            <text:p>129</text:p>
          </table:table-cell>
          <table:table-cell table:style-name="ce127" table:formula="of:=[MoMo.M209]/[.M$5]*1000000" office:value-type="float" office:value="250.82080857779" calcext:value-type="float">
            <text:p>251</text:p>
          </table:table-cell>
          <table:table-cell table:style-name="ce127" table:formula="of:=[MoMo.N209]/[.N$5]*1000000" office:value-type="float" office:value="521.967856100919" calcext:value-type="float">
            <text:p>522</text:p>
          </table:table-cell>
          <table:table-cell table:style-name="ce127" table:formula="of:=[MoMo.O209]/[.O$5]*1000000" office:value-type="float" office:value="182.844926404917" calcext:value-type="float">
            <text:p>183</text:p>
          </table:table-cell>
          <table:table-cell table:style-name="ce127" table:formula="of:=[MoMo.P209]/[.P$5]*1000000" office:value-type="float" office:value="1763.12871888586" calcext:value-type="float">
            <text:p>1763</text:p>
          </table:table-cell>
          <table:table-cell table:style-name="ce127"/>
          <table:table-cell table:style-name="ce127" table:formula="of:=[MoMo.R209]/[.R$5]*1000000" office:value-type="float" office:value="44.6395659410934" calcext:value-type="float">
            <text:p>45</text:p>
          </table:table-cell>
          <table:table-cell table:style-name="ce127" table:formula="of:=[MoMo.S209]/[.S$5]*1000000" office:value-type="float" office:value="989.878836359593" calcext:value-type="float">
            <text:p>990</text:p>
          </table:table-cell>
          <table:table-cell table:style-name="ce127" table:formula="of:=[MoMo.T209]/[.T$5]*1000000" office:value-type="float" office:value="582.968939851429" calcext:value-type="float">
            <text:p>583</text:p>
          </table:table-cell>
          <table:table-cell table:style-name="ce127" table:formula="of:=[MoMo.U209]/[.U$5]*1000000" office:value-type="float" office:value="681.080224914865" calcext:value-type="float">
            <text:p>681</text:p>
          </table:table-cell>
          <table:table-cell table:style-name="ce127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0]" office:value-type="string" office:string-value="Covid-19 (parcial)" calcext:value-type="string">
            <text:p>Covid-19 (parcial)</text:p>
          </table:table-cell>
          <table:table-cell table:style-name="ce123" table:formula="of:=[MoMo.C210]/[.C$5]*1000000" office:value-type="float" office:value="96.1308180613348" calcext:value-type="float">
            <text:p>96</text:p>
          </table:table-cell>
          <table:table-cell table:style-name="ce123" table:formula="of:=[MoMo.D210]/[.D$5]*1000000" office:value-type="float" office:value="466.86553661265" calcext:value-type="float">
            <text:p>467</text:p>
          </table:table-cell>
          <table:table-cell table:style-name="ce123" table:formula="of:=[MoMo.E210]/[.E$5]*1000000" office:value-type="float" office:value="115.731285570351" calcext:value-type="float">
            <text:p>116</text:p>
          </table:table-cell>
          <table:table-cell table:style-name="ce123" table:formula="of:=[MoMo.F210]/[.F$5]*1000000" office:value-type="float" office:value="159.446119612936" calcext:value-type="float">
            <text:p>159</text:p>
          </table:table-cell>
          <table:table-cell table:style-name="ce123" table:formula="of:=[MoMo.G210]/[.G$5]*1000000" office:value-type="float" office:value="21.6197416440874" calcext:value-type="float">
            <text:p>22</text:p>
          </table:table-cell>
          <table:table-cell table:style-name="ce123" table:formula="of:=[MoMo.H210]/[.H$5]*1000000" office:value-type="float" office:value="291.264311159904" calcext:value-type="float">
            <text:p>291</text:p>
          </table:table-cell>
          <table:table-cell table:style-name="ce123" table:formula="of:=[MoMo.I210]/[.I$5]*1000000" office:value-type="float" office:value="992.045373415841" calcext:value-type="float">
            <text:p>992</text:p>
          </table:table-cell>
          <table:table-cell table:style-name="ce123" table:formula="of:=[MoMo.J210]/[.J$5]*1000000" office:value-type="float" office:value="822.969330577603" calcext:value-type="float">
            <text:p>823</text:p>
          </table:table-cell>
          <table:table-cell table:style-name="ce123" table:formula="of:=[MoMo.K210]/[.K$5]*1000000" office:value-type="float" office:value="624.336765540821" calcext:value-type="float">
            <text:p>624</text:p>
          </table:table-cell>
          <table:table-cell table:style-name="ce123" table:formula="of:=[MoMo.L210]/[.L$5]*1000000" office:value-type="float" office:value="0" calcext:value-type="float">
            <text:p>0</text:p>
          </table:table-cell>
          <table:table-cell table:style-name="ce123" table:formula="of:=[MoMo.M210]/[.M$5]*1000000" office:value-type="float" office:value="176.481147240276" calcext:value-type="float">
            <text:p>176</text:p>
          </table:table-cell>
          <table:table-cell table:style-name="ce123" table:formula="of:=[MoMo.N210]/[.N$5]*1000000" office:value-type="float" office:value="337.414935550951" calcext:value-type="float">
            <text:p>337</text:p>
          </table:table-cell>
          <table:table-cell table:style-name="ce123" table:formula="of:=[MoMo.O210]/[.O$5]*1000000" office:value-type="float" office:value="146.572046267909" calcext:value-type="float">
            <text:p>147</text:p>
          </table:table-cell>
          <table:table-cell table:style-name="ce123" table:formula="of:=[MoMo.P210]/[.P$5]*1000000" office:value-type="float" office:value="1220.26506522649" calcext:value-type="float">
            <text:p>1220</text:p>
          </table:table-cell>
          <table:table-cell table:style-name="ce123"/>
          <table:table-cell table:style-name="ce123" table:formula="of:=[MoMo.R210]/[.R$5]*1000000" office:value-type="float" office:value="29.7597106273956" calcext:value-type="float">
            <text:p>30</text:p>
          </table:table-cell>
          <table:table-cell table:style-name="ce123" table:formula="of:=[MoMo.S210]/[.S$5]*1000000" office:value-type="float" office:value="640.873193586944" calcext:value-type="float">
            <text:p>641</text:p>
          </table:table-cell>
          <table:table-cell table:style-name="ce123" table:formula="of:=[MoMo.T210]/[.T$5]*1000000" office:value-type="float" office:value="440.637209606892" calcext:value-type="float">
            <text:p>441</text:p>
          </table:table-cell>
          <table:table-cell table:style-name="ce123" table:formula="of:=[MoMo.U210]/[.U$5]*1000000" office:value-type="float" office:value="719.094004910113" calcext:value-type="float">
            <text:p>719</text:p>
          </table:table-cell>
          <table:table-cell table:style-name="ce123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1]" office:value-type="string" office:string-value="Covid-19 (total)" calcext:value-type="string">
            <text:p>Covid-19 (total)</text:p>
          </table:table-cell>
          <table:table-cell table:style-name="ce129" table:formula="of:=[MoMo.C211]/[.C$5]*1000000" office:value-type="float" office:value="143.957689081924" calcext:value-type="float">
            <text:p>144</text:p>
          </table:table-cell>
          <table:table-cell table:style-name="ce129" table:formula="of:=[MoMo.D211]/[.D$5]*1000000" office:value-type="float" office:value="564.670428079784" calcext:value-type="float">
            <text:p>565</text:p>
          </table:table-cell>
          <table:table-cell table:style-name="ce129" table:formula="of:=[MoMo.E211]/[.E$5]*1000000" office:value-type="float" office:value="265.501184543746" calcext:value-type="float">
            <text:p>266</text:p>
          </table:table-cell>
          <table:table-cell table:style-name="ce129" table:formula="of:=[MoMo.F211]/[.F$5]*1000000" office:value-type="float" office:value="166.532613817955" calcext:value-type="float">
            <text:p>167</text:p>
          </table:table-cell>
          <table:table-cell table:style-name="ce129" table:formula="of:=[MoMo.G211]/[.G$5]*1000000" office:value-type="float" office:value="63.4492417815607" calcext:value-type="float">
            <text:p>63</text:p>
          </table:table-cell>
          <table:table-cell table:style-name="ce129" table:formula="of:=[MoMo.H211]/[.H$5]*1000000" office:value-type="float" office:value="329.180375334566" calcext:value-type="float">
            <text:p>329</text:p>
          </table:table-cell>
          <table:table-cell table:style-name="ce129" table:formula="of:=[MoMo.I211]/[.I$5]*1000000" office:value-type="float" office:value="1022.34634088837" calcext:value-type="float">
            <text:p>1022</text:p>
          </table:table-cell>
          <table:table-cell table:style-name="ce129" table:formula="of:=[MoMo.J211]/[.J$5]*1000000" office:value-type="float" office:value="864.413829239785" calcext:value-type="float">
            <text:p>864</text:p>
          </table:table-cell>
          <table:table-cell table:style-name="ce129" table:formula="of:=[MoMo.K211]/[.K$5]*1000000" office:value-type="float" office:value="685.783608429665" calcext:value-type="float">
            <text:p>686</text:p>
          </table:table-cell>
          <table:table-cell table:style-name="ce129" table:formula="of:=[MoMo.L211]/[.L$5]*1000000" office:value-type="float" office:value="46.9792351780513" calcext:value-type="float">
            <text:p>47</text:p>
          </table:table-cell>
          <table:table-cell table:style-name="ce129" table:formula="of:=[MoMo.M211]/[.M$5]*1000000" office:value-type="float" office:value="249.007646106143" calcext:value-type="float">
            <text:p>249</text:p>
          </table:table-cell>
          <table:table-cell table:style-name="ce129" table:formula="of:=[MoMo.N211]/[.N$5]*1000000" office:value-type="float" office:value="415.710113966089" calcext:value-type="float">
            <text:p>416</text:p>
          </table:table-cell>
          <table:table-cell table:style-name="ce129" table:formula="of:=[MoMo.O211]/[.O$5]*1000000" office:value-type="float" office:value="202.461892193299" calcext:value-type="float">
            <text:p>202</text:p>
          </table:table-cell>
          <table:table-cell table:style-name="ce129" table:formula="of:=[MoMo.P211]/[.P$5]*1000000" office:value-type="float" office:value="1242.91605497593" calcext:value-type="float">
            <text:p>1243</text:p>
          </table:table-cell>
          <table:table-cell table:style-name="ce129"/>
          <table:table-cell table:style-name="ce129" table:formula="of:=[MoMo.R211]/[.R$5]*1000000" office:value-type="float" office:value="87.9264177627596" calcext:value-type="float">
            <text:p>88</text:p>
          </table:table-cell>
          <table:table-cell table:style-name="ce129" table:formula="of:=[MoMo.S211]/[.S$5]*1000000" office:value-type="float" office:value="696.467012789667" calcext:value-type="float">
            <text:p>696</text:p>
          </table:table-cell>
          <table:table-cell table:style-name="ce129" table:formula="of:=[MoMo.T211]/[.T$5]*1000000" office:value-type="float" office:value="589.335215325626" calcext:value-type="float">
            <text:p>589</text:p>
          </table:table-cell>
          <table:table-cell table:style-name="ce129" table:formula="of:=[MoMo.U211]/[.U$5]*1000000" office:value-type="float" office:value="1051.71457986854" calcext:value-type="float">
            <text:p>1052</text:p>
          </table:table-cell>
          <table:table-cell table:style-name="ce129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2]" office:value-type="string" office:string-value="Diferencia" calcext:value-type="string">
            <text:p>Diferencia</text:p>
          </table:table-cell>
          <table:table-cell table:style-name="ce124" table:formula="of:=[.C209]-[.C210]" office:value-type="float" office:value="10.2571344333434" calcext:value-type="float">
            <text:p>10</text:p>
          </table:table-cell>
          <table:table-cell table:style-name="ce124" table:formula="of:=[.D209]-[.D210]" office:value-type="float" office:value="123.020215048505" calcext:value-type="float">
            <text:p>123</text:p>
          </table:table-cell>
          <table:table-cell table:style-name="ce124" table:formula="of:=[.E209]-[.E210]" office:value-type="float" office:value="118.648881004898" calcext:value-type="float">
            <text:p>119</text:p>
          </table:table-cell>
          <table:table-cell table:style-name="ce124" table:formula="of:=[.F209]-[.F210]" office:value-type="float" office:value="-1.77162355125486" calcext:value-type="float">
            <text:p>-2</text:p>
          </table:table-cell>
          <table:table-cell table:style-name="ce124" table:formula="of:=[.G209]-[.G210]" office:value-type="float" office:value="20.6797528769531" calcext:value-type="float">
            <text:p>21</text:p>
          </table:table-cell>
          <table:table-cell table:style-name="ce124" table:formula="of:=[.H209]-[.H210]" office:value-type="float" office:value="29.2987768622388" calcext:value-type="float">
            <text:p>29</text:p>
          </table:table-cell>
          <table:table-cell table:style-name="ce124" table:formula="of:=[.I209]-[.I210]" office:value-type="float" office:value="801.107770164256" calcext:value-type="float">
            <text:p>801</text:p>
          </table:table-cell>
          <table:table-cell table:style-name="ce124" table:formula="of:=[.J209]-[.J210]" office:value-type="float" office:value="879.215435904849" calcext:value-type="float">
            <text:p>879</text:p>
          </table:table-cell>
          <table:table-cell table:style-name="ce124" table:formula="of:=[.K209]-[.K210]" office:value-type="float" office:value="-54.3416404991274" calcext:value-type="float">
            <text:p>-54</text:p>
          </table:table-cell>
          <table:table-cell table:style-name="ce124" table:formula="of:=[.L209]-[.L210]" office:value-type="float" office:value="129.192896739641" calcext:value-type="float">
            <text:p>129</text:p>
          </table:table-cell>
          <table:table-cell table:style-name="ce124" table:formula="of:=[.M209]-[.M210]" office:value-type="float" office:value="74.3396613375136" calcext:value-type="float">
            <text:p>74</text:p>
          </table:table-cell>
          <table:table-cell table:style-name="ce124" table:formula="of:=[.N209]-[.N210]" office:value-type="float" office:value="184.552920549968" calcext:value-type="float">
            <text:p>185</text:p>
          </table:table-cell>
          <table:table-cell table:style-name="ce124" table:formula="of:=[.O209]-[.O210]" office:value-type="float" office:value="36.2728801370079" calcext:value-type="float">
            <text:p>36</text:p>
          </table:table-cell>
          <table:table-cell table:style-name="ce124" table:formula="of:=[.P209]-[.P210]" office:value-type="float" office:value="542.863653659374" calcext:value-type="float">
            <text:p>543</text:p>
          </table:table-cell>
          <table:table-cell table:style-name="ce124"/>
          <table:table-cell table:style-name="ce124" table:formula="of:=[.R209]-[.R210]" office:value-type="float" office:value="14.8798553136978" calcext:value-type="float">
            <text:p>15</text:p>
          </table:table-cell>
          <table:table-cell table:style-name="ce124" table:formula="of:=[.S209]-[.S210]" office:value-type="float" office:value="349.005642772649" calcext:value-type="float">
            <text:p>349</text:p>
          </table:table-cell>
          <table:table-cell table:style-name="ce124" table:formula="of:=[.T209]-[.T210]" office:value-type="float" office:value="142.331730244538" calcext:value-type="float">
            <text:p>142</text:p>
          </table:table-cell>
          <table:table-cell table:style-name="ce124" table:formula="of:=[.U209]-[.U210]" office:value-type="float" office:value="-38.0137799952482" calcext:value-type="float">
            <text:p>-38</text:p>
          </table:table-cell>
          <table:table-cell table:style-name="ce124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14]" office:value-type="date" office:date-value="2020-05-01" calcext:value-type="date">
            <text:p>01/05</text:p>
          </table:table-cell>
          <table:table-cell table:style-name="ce110" table:formula="of:=[MoMo.B214]" office:value-type="string" office:string-value="Inicio" calcext:value-type="string">
            <text:p>Inicio</text:p>
          </table:table-cell>
          <table:table-cell table:style-name="ce46" table:formula="of:=[MoMo.C214]" office:value-type="date" office:date-value="2020-03-20" calcext:value-type="date">
            <text:p>20/03</text:p>
          </table:table-cell>
          <table:table-cell table:style-name="ce46" table:formula="of:=[MoMo.D214]" office:value-type="date" office:date-value="2020-03-23" calcext:value-type="date">
            <text:p>23/03</text:p>
          </table:table-cell>
          <table:table-cell table:style-name="ce46" table:formula="of:=[MoMo.E214]" office:value-type="date" office:date-value="2020-03-20" calcext:value-type="date">
            <text:p>20/03</text:p>
          </table:table-cell>
          <table:table-cell table:style-name="ce46" table:formula="of:=[MoMo.F214]" office:value-type="date" office:date-value="2020-03-16" calcext:value-type="date">
            <text:p>16/03</text:p>
          </table:table-cell>
          <table:table-cell table:style-name="ce46" table:formula="of:=[MoMo.G214]" office:value-type="date" office:date-value="2020-03-27" calcext:value-type="date">
            <text:p>27/03</text:p>
          </table:table-cell>
          <table:table-cell table:style-name="ce46" table:formula="of:=[MoMo.H214]" office:value-type="date" office:date-value="2020-03-24" calcext:value-type="date">
            <text:p>24/03</text:p>
          </table:table-cell>
          <table:table-cell table:style-name="ce46" table:formula="of:=[MoMo.I214]" office:value-type="date" office:date-value="2020-03-14" calcext:value-type="date">
            <text:p>14/03</text:p>
          </table:table-cell>
          <table:table-cell table:style-name="ce46" table:formula="of:=[MoMo.J214]" office:value-type="date" office:date-value="2020-03-18" calcext:value-type="date">
            <text:p>18/03</text:p>
          </table:table-cell>
          <table:table-cell table:style-name="ce46" table:formula="of:=[MoMo.K214]" office:value-type="date" office:date-value="2020-03-23" calcext:value-type="date">
            <text:p>23/03</text:p>
          </table:table-cell>
          <table:table-cell table:style-name="ce46" table:formula="of:=[MoMo.L214]" office:value-type="date" office:date-value="2020-03-28" calcext:value-type="date">
            <text:p>28/03</text:p>
          </table:table-cell>
          <table:table-cell table:style-name="ce46" table:formula="of:=[MoMo.M214]" office:value-type="date" office:date-value="2020-03-22" calcext:value-type="date">
            <text:p>22/03</text:p>
          </table:table-cell>
          <table:table-cell table:style-name="ce46" table:formula="of:=[MoMo.N214]" office:value-type="date" office:date-value="2020-03-23" calcext:value-type="date">
            <text:p>23/03</text:p>
          </table:table-cell>
          <table:table-cell table:style-name="ce46" table:formula="of:=[MoMo.O214]" office:value-type="date" office:date-value="2020-03-21" calcext:value-type="date">
            <text:p>21/03</text:p>
          </table:table-cell>
          <table:table-cell table:style-name="ce46" table:formula="of:=[MoMo.P21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14]" office:value-type="date" office:date-value="2020-03-27" calcext:value-type="date">
            <text:p>27/03</text:p>
          </table:table-cell>
          <table:table-cell table:style-name="ce46" table:formula="of:=[MoMo.S214]" office:value-type="date" office:date-value="2020-03-22" calcext:value-type="date">
            <text:p>22/03</text:p>
          </table:table-cell>
          <table:table-cell table:style-name="ce46" table:formula="of:=[MoMo.T214]" office:value-type="date" office:date-value="2020-03-25" calcext:value-type="date">
            <text:p>25/03</text:p>
          </table:table-cell>
          <table:table-cell table:style-name="ce46" table:formula="of:=[MoMo.U214]" office:value-type="date" office:date-value="2020-03-20" calcext:value-type="date">
            <text:p>20/03</text:p>
          </table:table-cell>
          <table:table-cell table:style-name="ce46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15]" office:value-type="string" office:string-value="Fin" calcext:value-type="string">
            <text:p>Fin</text:p>
          </table:table-cell>
          <table:table-cell table:style-name="ce126" table:formula="of:=[MoMo.C215]" office:value-type="date" office:date-value="2020-04-14" calcext:value-type="date">
            <text:p>14/04</text:p>
          </table:table-cell>
          <table:table-cell table:style-name="ce126" table:formula="of:=[MoMo.D215]" office:value-type="date" office:date-value="2020-04-29" calcext:value-type="date">
            <text:p>29/04</text:p>
          </table:table-cell>
          <table:table-cell table:style-name="ce126" table:formula="of:=[MoMo.E215]" office:value-type="date" office:date-value="2020-04-16" calcext:value-type="date">
            <text:p>16/04</text:p>
          </table:table-cell>
          <table:table-cell table:style-name="ce126" table:formula="of:=[MoMo.F215]" office:value-type="date" office:date-value="2020-03-27" calcext:value-type="date">
            <text:p>27/03</text:p>
          </table:table-cell>
          <table:table-cell table:style-name="ce126" table:formula="of:=[MoMo.G215]" office:value-type="date" office:date-value="2020-04-03" calcext:value-type="date">
            <text:p>03/04</text:p>
          </table:table-cell>
          <table:table-cell table:style-name="ce126" table:formula="of:=[MoMo.H215]" office:value-type="date" office:date-value="2020-04-24" calcext:value-type="date">
            <text:p>24/04</text:p>
          </table:table-cell>
          <table:table-cell table:style-name="ce126" table:formula="of:=[MoMo.I215]" office:value-type="date" office:date-value="2020-04-29" calcext:value-type="date">
            <text:p>29/04</text:p>
          </table:table-cell>
          <table:table-cell table:style-name="ce126" table:formula="of:=[MoMo.J215]" office:value-type="date" office:date-value="2020-04-29" calcext:value-type="date">
            <text:p>29/04</text:p>
          </table:table-cell>
          <table:table-cell table:style-name="ce126" table:formula="of:=[MoMo.K215]" office:value-type="date" office:date-value="2020-04-24" calcext:value-type="date">
            <text:p>24/04</text:p>
          </table:table-cell>
          <table:table-cell table:style-name="ce126" table:formula="of:=[MoMo.L215]" office:value-type="date" office:date-value="2020-03-31" calcext:value-type="date">
            <text:p>31/03</text:p>
          </table:table-cell>
          <table:table-cell table:style-name="ce126" table:formula="of:=[MoMo.M215]" office:value-type="date" office:date-value="2020-04-15" calcext:value-type="date">
            <text:p>15/04</text:p>
          </table:table-cell>
          <table:table-cell table:style-name="ce126" table:formula="of:=[MoMo.N215]" office:value-type="date" office:date-value="2020-04-18" calcext:value-type="date">
            <text:p>18/04</text:p>
          </table:table-cell>
          <table:table-cell table:style-name="ce126" table:formula="of:=[MoMo.O215]" office:value-type="date" office:date-value="2020-04-11" calcext:value-type="date">
            <text:p>11/04</text:p>
          </table:table-cell>
          <table:table-cell table:style-name="ce126" table:formula="of:=[MoMo.P215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15]" office:value-type="date" office:date-value="2020-04-05" calcext:value-type="date">
            <text:p>05/04</text:p>
          </table:table-cell>
          <table:table-cell table:style-name="ce126" table:formula="of:=[MoMo.S215]" office:value-type="date" office:date-value="2020-04-25" calcext:value-type="date">
            <text:p>25/04</text:p>
          </table:table-cell>
          <table:table-cell table:style-name="ce126" table:formula="of:=[MoMo.T215]" office:value-type="date" office:date-value="2020-04-22" calcext:value-type="date">
            <text:p>22/04</text:p>
          </table:table-cell>
          <table:table-cell table:style-name="ce126" table:formula="of:=[MoMo.U215]" office:value-type="date" office:date-value="2020-04-14" calcext:value-type="date">
            <text:p>14/04</text:p>
          </table:table-cell>
          <table:table-cell table:style-name="ce126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16]" office:value-type="string" office:string-value="MoMo (parcial)" calcext:value-type="string">
            <text:p>MoMo (parcial)</text:p>
          </table:table-cell>
          <table:table-cell table:style-name="ce127" table:formula="of:=[MoMo.C216]/[.C$5]*1000000" office:value-type="float" office:value="106.1494144846" calcext:value-type="float">
            <text:p>106</text:p>
          </table:table-cell>
          <table:table-cell table:style-name="ce127" table:formula="of:=[MoMo.D216]/[.D$5]*1000000" office:value-type="float" office:value="637.259995965548" calcext:value-type="float">
            <text:p>637</text:p>
          </table:table-cell>
          <table:table-cell table:style-name="ce127" table:formula="of:=[MoMo.E216]/[.E$5]*1000000" office:value-type="float" office:value="238.270293821311" calcext:value-type="float">
            <text:p>238</text:p>
          </table:table-cell>
          <table:table-cell table:style-name="ce127" table:formula="of:=[MoMo.F216]/[.F$5]*1000000" office:value-type="float" office:value="54.9203300889001" calcext:value-type="float">
            <text:p>55</text:p>
          </table:table-cell>
          <table:table-cell table:style-name="ce127" table:formula="of:=[MoMo.G216]/[.G$5]*1000000" office:value-type="float" office:value="42.2994945210405" calcext:value-type="float">
            <text:p>42</text:p>
          </table:table-cell>
          <table:table-cell table:style-name="ce127" table:formula="of:=[MoMo.H216]/[.H$5]*1000000" office:value-type="float" office:value="322.286545484628" calcext:value-type="float">
            <text:p>322</text:p>
          </table:table-cell>
          <table:table-cell table:style-name="ce127" table:formula="of:=[MoMo.I216]/[.I$5]*1000000" office:value-type="float" office:value="1799.79445151928" calcext:value-type="float">
            <text:p>1800</text:p>
          </table:table-cell>
          <table:table-cell table:style-name="ce127" table:formula="of:=[MoMo.J216]/[.J$5]*1000000" office:value-type="float" office:value="1716.98637314752" calcext:value-type="float">
            <text:p>1717</text:p>
          </table:table-cell>
          <table:table-cell table:style-name="ce127" table:formula="of:=[MoMo.K216]/[.K$5]*1000000" office:value-type="float" office:value="556.179453728356" calcext:value-type="float">
            <text:p>556</text:p>
          </table:table-cell>
          <table:table-cell table:style-name="ce127" table:formula="of:=[MoMo.L216]/[.L$5]*1000000" office:value-type="float" office:value="129.192896739641" calcext:value-type="float">
            <text:p>129</text:p>
          </table:table-cell>
          <table:table-cell table:style-name="ce127" table:formula="of:=[MoMo.M216]/[.M$5]*1000000" office:value-type="float" office:value="250.61934608094" calcext:value-type="float">
            <text:p>251</text:p>
          </table:table-cell>
          <table:table-cell table:style-name="ce127" table:formula="of:=[MoMo.N216]/[.N$5]*1000000" office:value-type="float" office:value="523.832027015565" calcext:value-type="float">
            <text:p>524</text:p>
          </table:table-cell>
          <table:table-cell table:style-name="ce127" table:formula="of:=[MoMo.O216]/[.O$5]*1000000" office:value-type="float" office:value="138.429154808581" calcext:value-type="float">
            <text:p>138</text:p>
          </table:table-cell>
          <table:table-cell table:style-name="ce127" table:formula="of:=[MoMo.P216]/[.P$5]*1000000" office:value-type="float" office:value="1771.94588268095" calcext:value-type="float">
            <text:p>1772</text:p>
          </table:table-cell>
          <table:table-cell table:style-name="ce127"/>
          <table:table-cell table:style-name="ce127" table:formula="of:=[MoMo.R216]/[.R$5]*1000000" office:value-type="float" office:value="44.6395659410934" calcext:value-type="float">
            <text:p>45</text:p>
          </table:table-cell>
          <table:table-cell table:style-name="ce127" table:formula="of:=[MoMo.S216]/[.S$5]*1000000" office:value-type="float" office:value="988.334563603962" calcext:value-type="float">
            <text:p>988</text:p>
          </table:table-cell>
          <table:table-cell table:style-name="ce127" table:formula="of:=[MoMo.T216]/[.T$5]*1000000" office:value-type="float" office:value="582.514205888987" calcext:value-type="float">
            <text:p>583</text:p>
          </table:table-cell>
          <table:table-cell table:style-name="ce127" table:formula="of:=[MoMo.U216]/[.U$5]*1000000" office:value-type="float" office:value="681.080224914865" calcext:value-type="float">
            <text:p>681</text:p>
          </table:table-cell>
          <table:table-cell table:style-name="ce127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17]" office:value-type="string" office:string-value="Covid-19 (parcial)" calcext:value-type="string">
            <text:p>Covid-19 (parcial)</text:p>
          </table:table-cell>
          <table:table-cell table:style-name="ce123" table:formula="of:=[MoMo.C217]/[.C$5]*1000000" office:value-type="float" office:value="96.1308180613348" calcext:value-type="float">
            <text:p>96</text:p>
          </table:table-cell>
          <table:table-cell table:style-name="ce123" table:formula="of:=[MoMo.D217]/[.D$5]*1000000" office:value-type="float" office:value="537.92690306924" calcext:value-type="float">
            <text:p>538</text:p>
          </table:table-cell>
          <table:table-cell table:style-name="ce123" table:formula="of:=[MoMo.E217]/[.E$5]*1000000" office:value-type="float" office:value="161.440280711582" calcext:value-type="float">
            <text:p>161</text:p>
          </table:table-cell>
          <table:table-cell table:style-name="ce123" table:formula="of:=[MoMo.F217]/[.F$5]*1000000" office:value-type="float" office:value="18.6020472881758" calcext:value-type="float">
            <text:p>19</text:p>
          </table:table-cell>
          <table:table-cell table:style-name="ce123" table:formula="of:=[MoMo.G217]/[.G$5]*1000000" office:value-type="float" office:value="21.6197416440874" calcext:value-type="float">
            <text:p>22</text:p>
          </table:table-cell>
          <table:table-cell table:style-name="ce123" table:formula="of:=[MoMo.H217]/[.H$5]*1000000" office:value-type="float" office:value="291.264311159904" calcext:value-type="float">
            <text:p>291</text:p>
          </table:table-cell>
          <table:table-cell table:style-name="ce123" table:formula="of:=[MoMo.I217]/[.I$5]*1000000" office:value-type="float" office:value="1008.6486432638" calcext:value-type="float">
            <text:p>1009</text:p>
          </table:table-cell>
          <table:table-cell table:style-name="ce123" table:formula="of:=[MoMo.J217]/[.J$5]*1000000" office:value-type="float" office:value="845.665127464036" calcext:value-type="float">
            <text:p>846</text:p>
          </table:table-cell>
          <table:table-cell table:style-name="ce123" table:formula="of:=[MoMo.K217]/[.K$5]*1000000" office:value-type="float" office:value="584.073951999095" calcext:value-type="float">
            <text:p>584</text:p>
          </table:table-cell>
          <table:table-cell table:style-name="ce123" table:formula="of:=[MoMo.L217]/[.L$5]*1000000" office:value-type="float" office:value="0" calcext:value-type="float">
            <text:p>0</text:p>
          </table:table-cell>
          <table:table-cell table:style-name="ce123" table:formula="of:=[MoMo.M217]/[.M$5]*1000000" office:value-type="float" office:value="176.481147240276" calcext:value-type="float">
            <text:p>176</text:p>
          </table:table-cell>
          <table:table-cell table:style-name="ce123" table:formula="of:=[MoMo.N217]/[.N$5]*1000000" office:value-type="float" office:value="337.414935550951" calcext:value-type="float">
            <text:p>337</text:p>
          </table:table-cell>
          <table:table-cell table:style-name="ce123" table:formula="of:=[MoMo.O217]/[.O$5]*1000000" office:value-type="float" office:value="93.2731203523059" calcext:value-type="float">
            <text:p>93</text:p>
          </table:table-cell>
          <table:table-cell table:style-name="ce123" table:formula="of:=[MoMo.P217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17]/[.R$5]*1000000" office:value-type="float" office:value="29.7597106273956" calcext:value-type="float">
            <text:p>30</text:p>
          </table:table-cell>
          <table:table-cell table:style-name="ce123" table:formula="of:=[MoMo.S217]/[.S$5]*1000000" office:value-type="float" office:value="640.873193586944" calcext:value-type="float">
            <text:p>641</text:p>
          </table:table-cell>
          <table:table-cell table:style-name="ce123" table:formula="of:=[MoMo.T217]/[.T$5]*1000000" office:value-type="float" office:value="440.637209606892" calcext:value-type="float">
            <text:p>441</text:p>
          </table:table-cell>
          <table:table-cell table:style-name="ce123" table:formula="of:=[MoMo.U217]/[.U$5]*1000000" office:value-type="float" office:value="719.094004910113" calcext:value-type="float">
            <text:p>719</text:p>
          </table:table-cell>
          <table:table-cell table:style-name="ce123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18]" office:value-type="string" office:string-value="Covid-19 (total)" calcext:value-type="string">
            <text:p>Covid-19 (total)</text:p>
          </table:table-cell>
          <table:table-cell table:style-name="ce129" table:formula="of:=[MoMo.C218]/[.C$5]*1000000" office:value-type="float" office:value="147.65502823813" calcext:value-type="float">
            <text:p>148</text:p>
          </table:table-cell>
          <table:table-cell table:style-name="ce129" table:formula="of:=[MoMo.D218]/[.D$5]*1000000" office:value-type="float" office:value="572.311435225654" calcext:value-type="float">
            <text:p>572</text:p>
          </table:table-cell>
          <table:table-cell table:style-name="ce129" table:formula="of:=[MoMo.E218]/[.E$5]*1000000" office:value-type="float" office:value="265.501184543746" calcext:value-type="float">
            <text:p>266</text:p>
          </table:table-cell>
          <table:table-cell table:style-name="ce129" table:formula="of:=[MoMo.F218]/[.F$5]*1000000" office:value-type="float" office:value="170.961672696092" calcext:value-type="float">
            <text:p>171</text:p>
          </table:table-cell>
          <table:table-cell table:style-name="ce129" table:formula="of:=[MoMo.G218]/[.G$5]*1000000" office:value-type="float" office:value="63.9192361651278" calcext:value-type="float">
            <text:p>64</text:p>
          </table:table-cell>
          <table:table-cell table:style-name="ce129" table:formula="of:=[MoMo.H218]/[.H$5]*1000000" office:value-type="float" office:value="330.903832797051" calcext:value-type="float">
            <text:p>331</text:p>
          </table:table-cell>
          <table:table-cell table:style-name="ce129" table:formula="of:=[MoMo.I218]/[.I$5]*1000000" office:value-type="float" office:value="1036.87420200534" calcext:value-type="float">
            <text:p>1037</text:p>
          </table:table-cell>
          <table:table-cell table:style-name="ce129" table:formula="of:=[MoMo.J218]/[.J$5]*1000000" office:value-type="float" office:value="873.294793238824" calcext:value-type="float">
            <text:p>873</text:p>
          </table:table-cell>
          <table:table-cell table:style-name="ce129" table:formula="of:=[MoMo.K218]/[.K$5]*1000000" office:value-type="float" office:value="697.099301124398" calcext:value-type="float">
            <text:p>697</text:p>
          </table:table-cell>
          <table:table-cell table:style-name="ce129" table:formula="of:=[MoMo.L218]/[.L$5]*1000000" office:value-type="float" office:value="46.9792351780513" calcext:value-type="float">
            <text:p>47</text:p>
          </table:table-cell>
          <table:table-cell table:style-name="ce129" table:formula="of:=[MoMo.M218]/[.M$5]*1000000" office:value-type="float" office:value="250.82080857779" calcext:value-type="float">
            <text:p>251</text:p>
          </table:table-cell>
          <table:table-cell table:style-name="ce129" table:formula="of:=[MoMo.N218]/[.N$5]*1000000" office:value-type="float" office:value="420.370541252704" calcext:value-type="float">
            <text:p>420</text:p>
          </table:table-cell>
          <table:table-cell table:style-name="ce129" table:formula="of:=[MoMo.O218]/[.O$5]*1000000" office:value-type="float" office:value="205.422943633055" calcext:value-type="float">
            <text:p>205</text:p>
          </table:table-cell>
          <table:table-cell table:style-name="ce129" table:formula="of:=[MoMo.P218]/[.P$5]*1000000" office:value-type="float" office:value="1249.90897798582" calcext:value-type="float">
            <text:p>1250</text:p>
          </table:table-cell>
          <table:table-cell table:style-name="ce129"/>
          <table:table-cell table:style-name="ce129" table:formula="of:=[MoMo.R218]/[.R$5]*1000000" office:value-type="float" office:value="89.2791318821867" calcext:value-type="float">
            <text:p>89</text:p>
          </table:table-cell>
          <table:table-cell table:style-name="ce129" table:formula="of:=[MoMo.S218]/[.S$5]*1000000" office:value-type="float" office:value="707.276922079085" calcext:value-type="float">
            <text:p>707</text:p>
          </table:table-cell>
          <table:table-cell table:style-name="ce129" table:formula="of:=[MoMo.T218]/[.T$5]*1000000" office:value-type="float" office:value="596.610958724708" calcext:value-type="float">
            <text:p>597</text:p>
          </table:table-cell>
          <table:table-cell table:style-name="ce129" table:formula="of:=[MoMo.U218]/[.U$5]*1000000" office:value-type="float" office:value="1054.88239486814" calcext:value-type="float">
            <text:p>1055</text:p>
          </table:table-cell>
          <table:table-cell table:style-name="ce129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19]" office:value-type="string" office:string-value="Diferencia" calcext:value-type="string">
            <text:p>Diferencia</text:p>
          </table:table-cell>
          <table:table-cell table:style-name="ce124" table:formula="of:=[.C216]-[.C217]" office:value-type="float" office:value="10.0185964232657" calcext:value-type="float">
            <text:p>10</text:p>
          </table:table-cell>
          <table:table-cell table:style-name="ce124" table:formula="of:=[.D216]-[.D217]" office:value-type="float" office:value="99.3330928963085" calcext:value-type="float">
            <text:p>99</text:p>
          </table:table-cell>
          <table:table-cell table:style-name="ce124" table:formula="of:=[.E216]-[.E217]" office:value-type="float" office:value="76.8300131097288" calcext:value-type="float">
            <text:p>77</text:p>
          </table:table-cell>
          <table:table-cell table:style-name="ce124" table:formula="of:=[.F216]-[.F217]" office:value-type="float" office:value="36.3182828007242" calcext:value-type="float">
            <text:p>36</text:p>
          </table:table-cell>
          <table:table-cell table:style-name="ce124" table:formula="of:=[.G216]-[.G217]" office:value-type="float" office:value="20.6797528769531" calcext:value-type="float">
            <text:p>21</text:p>
          </table:table-cell>
          <table:table-cell table:style-name="ce124" table:formula="of:=[.H216]-[.H217]" office:value-type="float" office:value="31.0222343247235" calcext:value-type="float">
            <text:p>31</text:p>
          </table:table-cell>
          <table:table-cell table:style-name="ce124" table:formula="of:=[.I216]-[.I217]" office:value-type="float" office:value="791.145808255476" calcext:value-type="float">
            <text:p>791</text:p>
          </table:table-cell>
          <table:table-cell table:style-name="ce124" table:formula="of:=[.J216]-[.J217]" office:value-type="float" office:value="871.321245683482" calcext:value-type="float">
            <text:p>871</text:p>
          </table:table-cell>
          <table:table-cell table:style-name="ce124" table:formula="of:=[.K216]-[.K217]" office:value-type="float" office:value="-27.8944982707385" calcext:value-type="float">
            <text:p>-28</text:p>
          </table:table-cell>
          <table:table-cell table:style-name="ce124" table:formula="of:=[.L216]-[.L217]" office:value-type="float" office:value="129.192896739641" calcext:value-type="float">
            <text:p>129</text:p>
          </table:table-cell>
          <table:table-cell table:style-name="ce124" table:formula="of:=[.M216]-[.M217]" office:value-type="float" office:value="74.138198840664" calcext:value-type="float">
            <text:p>74</text:p>
          </table:table-cell>
          <table:table-cell table:style-name="ce124" table:formula="of:=[.N216]-[.N217]" office:value-type="float" office:value="186.417091464614" calcext:value-type="float">
            <text:p>186</text:p>
          </table:table-cell>
          <table:table-cell table:style-name="ce124" table:formula="of:=[.O216]-[.O217]" office:value-type="float" office:value="45.1560344562751" calcext:value-type="float">
            <text:p>45</text:p>
          </table:table-cell>
          <table:table-cell table:style-name="ce124" table:formula="of:=[.P216]-[.P217]" office:value-type="float" office:value="543.015673724806" calcext:value-type="float">
            <text:p>543</text:p>
          </table:table-cell>
          <table:table-cell table:style-name="ce124"/>
          <table:table-cell table:style-name="ce124" table:formula="of:=[.R216]-[.R217]" office:value-type="float" office:value="14.8798553136978" calcext:value-type="float">
            <text:p>15</text:p>
          </table:table-cell>
          <table:table-cell table:style-name="ce124" table:formula="of:=[.S216]-[.S217]" office:value-type="float" office:value="347.461370017018" calcext:value-type="float">
            <text:p>347</text:p>
          </table:table-cell>
          <table:table-cell table:style-name="ce124" table:formula="of:=[.T216]-[.T217]" office:value-type="float" office:value="141.876996282095" calcext:value-type="float">
            <text:p>142</text:p>
          </table:table-cell>
          <table:table-cell table:style-name="ce124" table:formula="of:=[.U216]-[.U217]" office:value-type="float" office:value="-38.0137799952482" calcext:value-type="float">
            <text:p>-38</text:p>
          </table:table-cell>
          <table:table-cell table:style-name="ce124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1]" office:value-type="date" office:date-value="2020-05-02" calcext:value-type="date">
            <text:p>02/05</text:p>
          </table:table-cell>
          <table:table-cell table:style-name="ce110" table:formula="of:=[MoMo.B221]" office:value-type="string" office:string-value="Inicio" calcext:value-type="string">
            <text:p>Inicio</text:p>
          </table:table-cell>
          <table:table-cell table:style-name="ce46" table:formula="of:=[MoMo.C221]" office:value-type="date" office:date-value="2020-03-20" calcext:value-type="date">
            <text:p>20/03</text:p>
          </table:table-cell>
          <table:table-cell table:style-name="ce46" table:formula="of:=[MoMo.D221]" office:value-type="date" office:date-value="2020-03-23" calcext:value-type="date">
            <text:p>23/03</text:p>
          </table:table-cell>
          <table:table-cell table:style-name="ce46" table:formula="of:=[MoMo.E221]" office:value-type="date" office:date-value="2020-03-20" calcext:value-type="date">
            <text:p>20/03</text:p>
          </table:table-cell>
          <table:table-cell table:style-name="ce46" table:formula="of:=[MoMo.F221]" office:value-type="date" office:date-value="2020-03-16" calcext:value-type="date">
            <text:p>16/03</text:p>
          </table:table-cell>
          <table:table-cell table:style-name="ce46" table:formula="of:=[MoMo.G221]" office:value-type="date" office:date-value="2020-03-27" calcext:value-type="date">
            <text:p>27/03</text:p>
          </table:table-cell>
          <table:table-cell table:style-name="ce46" table:formula="of:=[MoMo.H221]" office:value-type="date" office:date-value="2020-03-24" calcext:value-type="date">
            <text:p>24/03</text:p>
          </table:table-cell>
          <table:table-cell table:style-name="ce46" table:formula="of:=[MoMo.I221]" office:value-type="date" office:date-value="2020-03-14" calcext:value-type="date">
            <text:p>14/03</text:p>
          </table:table-cell>
          <table:table-cell table:style-name="ce46" table:formula="of:=[MoMo.J221]" office:value-type="date" office:date-value="2020-03-18" calcext:value-type="date">
            <text:p>18/03</text:p>
          </table:table-cell>
          <table:table-cell table:style-name="ce46" table:formula="of:=[MoMo.K221]" office:value-type="date" office:date-value="2020-03-23" calcext:value-type="date">
            <text:p>23/03</text:p>
          </table:table-cell>
          <table:table-cell table:style-name="ce46" table:formula="of:=[MoMo.L221]" office:value-type="date" office:date-value="2020-03-28" calcext:value-type="date">
            <text:p>28/03</text:p>
          </table:table-cell>
          <table:table-cell table:style-name="ce46" table:formula="of:=[MoMo.M221]" office:value-type="date" office:date-value="2020-03-22" calcext:value-type="date">
            <text:p>22/03</text:p>
          </table:table-cell>
          <table:table-cell table:style-name="ce46" table:formula="of:=[MoMo.N221]" office:value-type="date" office:date-value="2020-03-23" calcext:value-type="date">
            <text:p>23/03</text:p>
          </table:table-cell>
          <table:table-cell table:style-name="ce46" table:formula="of:=[MoMo.O221]" office:value-type="date" office:date-value="2020-03-21" calcext:value-type="date">
            <text:p>21/03</text:p>
          </table:table-cell>
          <table:table-cell table:style-name="ce46" table:formula="of:=[MoMo.P22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1]" office:value-type="date" office:date-value="2020-03-27" calcext:value-type="date">
            <text:p>27/03</text:p>
          </table:table-cell>
          <table:table-cell table:style-name="ce46" table:formula="of:=[MoMo.S221]" office:value-type="date" office:date-value="2020-03-22" calcext:value-type="date">
            <text:p>22/03</text:p>
          </table:table-cell>
          <table:table-cell table:style-name="ce46" table:formula="of:=[MoMo.T221]" office:value-type="date" office:date-value="2020-03-25" calcext:value-type="date">
            <text:p>25/03</text:p>
          </table:table-cell>
          <table:table-cell table:style-name="ce46" table:formula="of:=[MoMo.U221]" office:value-type="date" office:date-value="2020-03-20" calcext:value-type="date">
            <text:p>20/03</text:p>
          </table:table-cell>
          <table:table-cell table:style-name="ce46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2]" office:value-type="string" office:string-value="Fin" calcext:value-type="string">
            <text:p>Fin</text:p>
          </table:table-cell>
          <table:table-cell table:style-name="ce126" table:formula="of:=[MoMo.C222]" office:value-type="date" office:date-value="2020-04-14" calcext:value-type="date">
            <text:p>14/04</text:p>
          </table:table-cell>
          <table:table-cell table:style-name="ce126" table:formula="of:=[MoMo.D222]" office:value-type="date" office:date-value="2020-04-29" calcext:value-type="date">
            <text:p>29/04</text:p>
          </table:table-cell>
          <table:table-cell table:style-name="ce126" table:formula="of:=[MoMo.E222]" office:value-type="date" office:date-value="2020-04-16" calcext:value-type="date">
            <text:p>16/04</text:p>
          </table:table-cell>
          <table:table-cell table:style-name="ce126" table:formula="of:=[MoMo.F222]" office:value-type="date" office:date-value="2020-03-27" calcext:value-type="date">
            <text:p>27/03</text:p>
          </table:table-cell>
          <table:table-cell table:style-name="ce126" table:formula="of:=[MoMo.G222]" office:value-type="date" office:date-value="2020-04-03" calcext:value-type="date">
            <text:p>03/04</text:p>
          </table:table-cell>
          <table:table-cell table:style-name="ce126" table:formula="of:=[MoMo.H222]" office:value-type="date" office:date-value="2020-04-24" calcext:value-type="date">
            <text:p>24/04</text:p>
          </table:table-cell>
          <table:table-cell table:style-name="ce126" table:formula="of:=[MoMo.I222]" office:value-type="date" office:date-value="2020-04-29" calcext:value-type="date">
            <text:p>29/04</text:p>
          </table:table-cell>
          <table:table-cell table:style-name="ce126" table:formula="of:=[MoMo.J222]" office:value-type="date" office:date-value="2020-04-27" calcext:value-type="date">
            <text:p>27/04</text:p>
          </table:table-cell>
          <table:table-cell table:style-name="ce126" table:formula="of:=[MoMo.K222]" office:value-type="date" office:date-value="2020-04-24" calcext:value-type="date">
            <text:p>24/04</text:p>
          </table:table-cell>
          <table:table-cell table:style-name="ce126" table:formula="of:=[MoMo.L222]" office:value-type="date" office:date-value="2020-03-31" calcext:value-type="date">
            <text:p>31/03</text:p>
          </table:table-cell>
          <table:table-cell table:style-name="ce126" table:formula="of:=[MoMo.M222]" office:value-type="date" office:date-value="2020-04-15" calcext:value-type="date">
            <text:p>15/04</text:p>
          </table:table-cell>
          <table:table-cell table:style-name="ce126" table:formula="of:=[MoMo.N222]" office:value-type="date" office:date-value="2020-04-18" calcext:value-type="date">
            <text:p>18/04</text:p>
          </table:table-cell>
          <table:table-cell table:style-name="ce126" table:formula="of:=[MoMo.O222]" office:value-type="date" office:date-value="2020-04-11" calcext:value-type="date">
            <text:p>11/04</text:p>
          </table:table-cell>
          <table:table-cell table:style-name="ce126" table:formula="of:=[MoMo.P222]" office:value-type="date" office:date-value="2020-04-29" calcext:value-type="date">
            <text:p>29/04</text:p>
          </table:table-cell>
          <table:table-cell table:style-name="ce126"/>
          <table:table-cell table:style-name="ce126" table:formula="of:=[MoMo.R222]" office:value-type="date" office:date-value="2020-04-05" calcext:value-type="date">
            <text:p>05/04</text:p>
          </table:table-cell>
          <table:table-cell table:style-name="ce126" table:formula="of:=[MoMo.S222]" office:value-type="date" office:date-value="2020-04-18" calcext:value-type="date">
            <text:p>18/04</text:p>
          </table:table-cell>
          <table:table-cell table:style-name="ce126" table:formula="of:=[MoMo.T222]" office:value-type="date" office:date-value="2020-04-22" calcext:value-type="date">
            <text:p>22/04</text:p>
          </table:table-cell>
          <table:table-cell table:style-name="ce126" table:formula="of:=[MoMo.U222]" office:value-type="date" office:date-value="2020-04-14" calcext:value-type="date">
            <text:p>14/04</text:p>
          </table:table-cell>
          <table:table-cell table:style-name="ce126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23]" office:value-type="string" office:string-value="MoMo (parcial)" calcext:value-type="string">
            <text:p>MoMo (parcial)</text:p>
          </table:table-cell>
          <table:table-cell table:style-name="ce127" table:formula="of:=[MoMo.C223]/[.C$5]*1000000" office:value-type="float" office:value="106.1494144846" calcext:value-type="float">
            <text:p>106</text:p>
          </table:table-cell>
          <table:table-cell table:style-name="ce127" table:formula="of:=[MoMo.D223]/[.D$5]*1000000" office:value-type="float" office:value="634.2035931072" calcext:value-type="float">
            <text:p>634</text:p>
          </table:table-cell>
          <table:table-cell table:style-name="ce127" table:formula="of:=[MoMo.E223]/[.E$5]*1000000" office:value-type="float" office:value="285.924352585573" calcext:value-type="float">
            <text:p>286</text:p>
          </table:table-cell>
          <table:table-cell table:style-name="ce127" table:formula="of:=[MoMo.F223]/[.F$5]*1000000" office:value-type="float" office:value="54.9203300889001" calcext:value-type="float">
            <text:p>55</text:p>
          </table:table-cell>
          <table:table-cell table:style-name="ce127" table:formula="of:=[MoMo.G223]/[.G$5]*1000000" office:value-type="float" office:value="42.2994945210405" calcext:value-type="float">
            <text:p>42</text:p>
          </table:table-cell>
          <table:table-cell table:style-name="ce127" table:formula="of:=[MoMo.H223]/[.H$5]*1000000" office:value-type="float" office:value="322.286545484628" calcext:value-type="float">
            <text:p>322</text:p>
          </table:table-cell>
          <table:table-cell table:style-name="ce127" table:formula="of:=[MoMo.I223]/[.I$5]*1000000" office:value-type="float" office:value="1791.4928165953" calcext:value-type="float">
            <text:p>1791</text:p>
          </table:table-cell>
          <table:table-cell table:style-name="ce127" table:formula="of:=[MoMo.J223]/[.J$5]*1000000" office:value-type="float" office:value="1700.21121892711" calcext:value-type="float">
            <text:p>1700</text:p>
          </table:table-cell>
          <table:table-cell table:style-name="ce127" table:formula="of:=[MoMo.K223]/[.K$5]*1000000" office:value-type="float" office:value="555.784720262261" calcext:value-type="float">
            <text:p>556</text:p>
          </table:table-cell>
          <table:table-cell table:style-name="ce127" table:formula="of:=[MoMo.L223]/[.L$5]*1000000" office:value-type="float" office:value="129.192896739641" calcext:value-type="float">
            <text:p>129</text:p>
          </table:table-cell>
          <table:table-cell table:style-name="ce127" table:formula="of:=[MoMo.M223]/[.M$5]*1000000" office:value-type="float" office:value="250.61934608094" calcext:value-type="float">
            <text:p>251</text:p>
          </table:table-cell>
          <table:table-cell table:style-name="ce127" table:formula="of:=[MoMo.N223]/[.N$5]*1000000" office:value-type="float" office:value="523.832027015565" calcext:value-type="float">
            <text:p>524</text:p>
          </table:table-cell>
          <table:table-cell table:style-name="ce127" table:formula="of:=[MoMo.O223]/[.O$5]*1000000" office:value-type="float" office:value="145.83178340797" calcext:value-type="float">
            <text:p>146</text:p>
          </table:table-cell>
          <table:table-cell table:style-name="ce127" table:formula="of:=[MoMo.P223]/[.P$5]*1000000" office:value-type="float" office:value="1769.81760176489" calcext:value-type="float">
            <text:p>1770</text:p>
          </table:table-cell>
          <table:table-cell table:style-name="ce127"/>
          <table:table-cell table:style-name="ce127" table:formula="of:=[MoMo.R223]/[.R$5]*1000000" office:value-type="float" office:value="44.6395659410934" calcext:value-type="float">
            <text:p>45</text:p>
          </table:table-cell>
          <table:table-cell table:style-name="ce127" table:formula="of:=[MoMo.S223]/[.S$5]*1000000" office:value-type="float" office:value="929.652198889977" calcext:value-type="float">
            <text:p>930</text:p>
          </table:table-cell>
          <table:table-cell table:style-name="ce127" table:formula="of:=[MoMo.T223]/[.T$5]*1000000" office:value-type="float" office:value="582.059471926544" calcext:value-type="float">
            <text:p>582</text:p>
          </table:table-cell>
          <table:table-cell table:style-name="ce127" table:formula="of:=[MoMo.U223]/[.U$5]*1000000" office:value-type="float" office:value="681.080224914865" calcext:value-type="float">
            <text:p>681</text:p>
          </table:table-cell>
          <table:table-cell table:style-name="ce127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24]" office:value-type="string" office:string-value="Covid-19 (parcial)" calcext:value-type="string">
            <text:p>Covid-19 (parcial)</text:p>
          </table:table-cell>
          <table:table-cell table:style-name="ce123" table:formula="of:=[MoMo.C224]/[.C$5]*1000000" office:value-type="float" office:value="96.1308180613348" calcext:value-type="float">
            <text:p>96</text:p>
          </table:table-cell>
          <table:table-cell table:style-name="ce123" table:formula="of:=[MoMo.D224]/[.D$5]*1000000" office:value-type="float" office:value="537.92690306924" calcext:value-type="float">
            <text:p>538</text:p>
          </table:table-cell>
          <table:table-cell table:style-name="ce123" table:formula="of:=[MoMo.E224]/[.E$5]*1000000" office:value-type="float" office:value="161.440280711582" calcext:value-type="float">
            <text:p>161</text:p>
          </table:table-cell>
          <table:table-cell table:style-name="ce123" table:formula="of:=[MoMo.F224]/[.F$5]*1000000" office:value-type="float" office:value="18.6020472881758" calcext:value-type="float">
            <text:p>19</text:p>
          </table:table-cell>
          <table:table-cell table:style-name="ce123" table:formula="of:=[MoMo.G224]/[.G$5]*1000000" office:value-type="float" office:value="21.6197416440874" calcext:value-type="float">
            <text:p>22</text:p>
          </table:table-cell>
          <table:table-cell table:style-name="ce123" table:formula="of:=[MoMo.H224]/[.H$5]*1000000" office:value-type="float" office:value="291.264311159904" calcext:value-type="float">
            <text:p>291</text:p>
          </table:table-cell>
          <table:table-cell table:style-name="ce123" table:formula="of:=[MoMo.I224]/[.I$5]*1000000" office:value-type="float" office:value="1008.6486432638" calcext:value-type="float">
            <text:p>1009</text:p>
          </table:table-cell>
          <table:table-cell table:style-name="ce123" table:formula="of:=[MoMo.J224]/[.J$5]*1000000" office:value-type="float" office:value="822.969330577603" calcext:value-type="float">
            <text:p>823</text:p>
          </table:table-cell>
          <table:table-cell table:style-name="ce123" table:formula="of:=[MoMo.K224]/[.K$5]*1000000" office:value-type="float" office:value="584.073951999095" calcext:value-type="float">
            <text:p>584</text:p>
          </table:table-cell>
          <table:table-cell table:style-name="ce123" table:formula="of:=[MoMo.L224]/[.L$5]*1000000" office:value-type="float" office:value="0" calcext:value-type="float">
            <text:p>0</text:p>
          </table:table-cell>
          <table:table-cell table:style-name="ce123" table:formula="of:=[MoMo.M224]/[.M$5]*1000000" office:value-type="float" office:value="176.481147240276" calcext:value-type="float">
            <text:p>176</text:p>
          </table:table-cell>
          <table:table-cell table:style-name="ce123" table:formula="of:=[MoMo.N224]/[.N$5]*1000000" office:value-type="float" office:value="337.414935550951" calcext:value-type="float">
            <text:p>337</text:p>
          </table:table-cell>
          <table:table-cell table:style-name="ce123" table:formula="of:=[MoMo.O224]/[.O$5]*1000000" office:value-type="float" office:value="93.2731203523059" calcext:value-type="float">
            <text:p>93</text:p>
          </table:table-cell>
          <table:table-cell table:style-name="ce123" table:formula="of:=[MoMo.P224]/[.P$5]*1000000" office:value-type="float" office:value="1228.93020895614" calcext:value-type="float">
            <text:p>1229</text:p>
          </table:table-cell>
          <table:table-cell table:style-name="ce123"/>
          <table:table-cell table:style-name="ce123" table:formula="of:=[MoMo.R224]/[.R$5]*1000000" office:value-type="float" office:value="29.7597106273956" calcext:value-type="float">
            <text:p>30</text:p>
          </table:table-cell>
          <table:table-cell table:style-name="ce123" table:formula="of:=[MoMo.S224]/[.S$5]*1000000" office:value-type="float" office:value="525.052736914605" calcext:value-type="float">
            <text:p>525</text:p>
          </table:table-cell>
          <table:table-cell table:style-name="ce123" table:formula="of:=[MoMo.T224]/[.T$5]*1000000" office:value-type="float" office:value="440.637209606892" calcext:value-type="float">
            <text:p>441</text:p>
          </table:table-cell>
          <table:table-cell table:style-name="ce123" table:formula="of:=[MoMo.U224]/[.U$5]*1000000" office:value-type="float" office:value="719.094004910113" calcext:value-type="float">
            <text:p>719</text:p>
          </table:table-cell>
          <table:table-cell table:style-name="ce123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25]" office:value-type="string" office:string-value="Covid-19 (total)" calcext:value-type="string">
            <text:p>Covid-19 (total)</text:p>
          </table:table-cell>
          <table:table-cell table:style-name="ce129" table:formula="of:=[MoMo.C225]/[.C$5]*1000000" office:value-type="float" office:value="149.444063313713" calcext:value-type="float">
            <text:p>149</text:p>
          </table:table-cell>
          <table:table-cell table:style-name="ce129" table:formula="of:=[MoMo.D225]/[.D$5]*1000000" office:value-type="float" office:value="581.480643800698" calcext:value-type="float">
            <text:p>581</text:p>
          </table:table-cell>
          <table:table-cell table:style-name="ce129" table:formula="of:=[MoMo.E225]/[.E$5]*1000000" office:value-type="float" office:value="271.33637541284" calcext:value-type="float">
            <text:p>271</text:p>
          </table:table-cell>
          <table:table-cell table:style-name="ce129" table:formula="of:=[MoMo.F225]/[.F$5]*1000000" office:value-type="float" office:value="174.504919798602" calcext:value-type="float">
            <text:p>175</text:p>
          </table:table-cell>
          <table:table-cell table:style-name="ce129" table:formula="of:=[MoMo.G225]/[.G$5]*1000000" office:value-type="float" office:value="65.7992136993963" calcext:value-type="float">
            <text:p>66</text:p>
          </table:table-cell>
          <table:table-cell table:style-name="ce129" table:formula="of:=[MoMo.H225]/[.H$5]*1000000" office:value-type="float" office:value="332.627290259535" calcext:value-type="float">
            <text:p>333</text:p>
          </table:table-cell>
          <table:table-cell table:style-name="ce129" table:formula="of:=[MoMo.I225]/[.I$5]*1000000" office:value-type="float" office:value="1051.81714486851" calcext:value-type="float">
            <text:p>1052</text:p>
          </table:table-cell>
          <table:table-cell table:style-name="ce129" table:formula="of:=[MoMo.J225]/[.J$5]*1000000" office:value-type="float" office:value="882.175757237862" calcext:value-type="float">
            <text:p>882</text:p>
          </table:table-cell>
          <table:table-cell table:style-name="ce129" table:formula="of:=[MoMo.K225]/[.K$5]*1000000" office:value-type="float" office:value="707.099215598814" calcext:value-type="float">
            <text:p>707</text:p>
          </table:table-cell>
          <table:table-cell table:style-name="ce129" table:formula="of:=[MoMo.L225]/[.L$5]*1000000" office:value-type="float" office:value="46.9792351780513" calcext:value-type="float">
            <text:p>47</text:p>
          </table:table-cell>
          <table:table-cell table:style-name="ce129" table:formula="of:=[MoMo.M225]/[.M$5]*1000000" office:value-type="float" office:value="253.439821036835" calcext:value-type="float">
            <text:p>253</text:p>
          </table:table-cell>
          <table:table-cell table:style-name="ce129" table:formula="of:=[MoMo.N225]/[.N$5]*1000000" office:value-type="float" office:value="426.895139453966" calcext:value-type="float">
            <text:p>427</text:p>
          </table:table-cell>
          <table:table-cell table:style-name="ce129" table:formula="of:=[MoMo.O225]/[.O$5]*1000000" office:value-type="float" office:value="206.163206492994" calcext:value-type="float">
            <text:p>206</text:p>
          </table:table-cell>
          <table:table-cell table:style-name="ce129" table:formula="of:=[MoMo.P225]/[.P$5]*1000000" office:value-type="float" office:value="1260.5503825661" calcext:value-type="float">
            <text:p>1261</text:p>
          </table:table-cell>
          <table:table-cell table:style-name="ce129"/>
          <table:table-cell table:style-name="ce129" table:formula="of:=[MoMo.R225]/[.R$5]*1000000" office:value-type="float" office:value="89.2791318821867" calcext:value-type="float">
            <text:p>89</text:p>
          </table:table-cell>
          <table:table-cell table:style-name="ce129" table:formula="of:=[MoMo.S225]/[.S$5]*1000000" office:value-type="float" office:value="710.365467590348" calcext:value-type="float">
            <text:p>710</text:p>
          </table:table-cell>
          <table:table-cell table:style-name="ce129" table:formula="of:=[MoMo.T225]/[.T$5]*1000000" office:value-type="float" office:value="600.703564386691" calcext:value-type="float">
            <text:p>601</text:p>
          </table:table-cell>
          <table:table-cell table:style-name="ce129" table:formula="of:=[MoMo.U225]/[.U$5]*1000000" office:value-type="float" office:value="1058.05020986774" calcext:value-type="float">
            <text:p>1058</text:p>
          </table:table-cell>
          <table:table-cell table:style-name="ce129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26]" office:value-type="string" office:string-value="Diferencia" calcext:value-type="string">
            <text:p>Diferencia</text:p>
          </table:table-cell>
          <table:table-cell table:style-name="ce124" table:formula="of:=[.C223]-[.C224]" office:value-type="float" office:value="10.0185964232657" calcext:value-type="float">
            <text:p>10</text:p>
          </table:table-cell>
          <table:table-cell table:style-name="ce124" table:formula="of:=[.D223]-[.D224]" office:value-type="float" office:value="96.2766900379605" calcext:value-type="float">
            <text:p>96</text:p>
          </table:table-cell>
          <table:table-cell table:style-name="ce124" table:formula="of:=[.E223]-[.E224]" office:value-type="float" office:value="124.484071873991" calcext:value-type="float">
            <text:p>124</text:p>
          </table:table-cell>
          <table:table-cell table:style-name="ce124" table:formula="of:=[.F223]-[.F224]" office:value-type="float" office:value="36.3182828007242" calcext:value-type="float">
            <text:p>36</text:p>
          </table:table-cell>
          <table:table-cell table:style-name="ce124" table:formula="of:=[.G223]-[.G224]" office:value-type="float" office:value="20.6797528769531" calcext:value-type="float">
            <text:p>21</text:p>
          </table:table-cell>
          <table:table-cell table:style-name="ce124" table:formula="of:=[.H223]-[.H224]" office:value-type="float" office:value="31.0222343247235" calcext:value-type="float">
            <text:p>31</text:p>
          </table:table-cell>
          <table:table-cell table:style-name="ce124" table:formula="of:=[.I223]-[.I224]" office:value-type="float" office:value="782.844173331496" calcext:value-type="float">
            <text:p>783</text:p>
          </table:table-cell>
          <table:table-cell table:style-name="ce124" table:formula="of:=[.J223]-[.J224]" office:value-type="float" office:value="877.241888349507" calcext:value-type="float">
            <text:p>877</text:p>
          </table:table-cell>
          <table:table-cell table:style-name="ce124" table:formula="of:=[.K223]-[.K224]" office:value-type="float" office:value="-28.2892317368339" calcext:value-type="float">
            <text:p>-28</text:p>
          </table:table-cell>
          <table:table-cell table:style-name="ce124" table:formula="of:=[.L223]-[.L224]" office:value-type="float" office:value="129.192896739641" calcext:value-type="float">
            <text:p>129</text:p>
          </table:table-cell>
          <table:table-cell table:style-name="ce124" table:formula="of:=[.M223]-[.M224]" office:value-type="float" office:value="74.138198840664" calcext:value-type="float">
            <text:p>74</text:p>
          </table:table-cell>
          <table:table-cell table:style-name="ce124" table:formula="of:=[.N223]-[.N224]" office:value-type="float" office:value="186.417091464614" calcext:value-type="float">
            <text:p>186</text:p>
          </table:table-cell>
          <table:table-cell table:style-name="ce124" table:formula="of:=[.O223]-[.O224]" office:value-type="float" office:value="52.5586630556644" calcext:value-type="float">
            <text:p>53</text:p>
          </table:table-cell>
          <table:table-cell table:style-name="ce124" table:formula="of:=[.P223]-[.P224]" office:value-type="float" office:value="540.887392808752" calcext:value-type="float">
            <text:p>541</text:p>
          </table:table-cell>
          <table:table-cell table:style-name="ce124"/>
          <table:table-cell table:style-name="ce124" table:formula="of:=[.R223]-[.R224]" office:value-type="float" office:value="14.8798553136978" calcext:value-type="float">
            <text:p>15</text:p>
          </table:table-cell>
          <table:table-cell table:style-name="ce124" table:formula="of:=[.S223]-[.S224]" office:value-type="float" office:value="404.599461975372" calcext:value-type="float">
            <text:p>405</text:p>
          </table:table-cell>
          <table:table-cell table:style-name="ce124" table:formula="of:=[.T223]-[.T224]" office:value-type="float" office:value="141.422262319653" calcext:value-type="float">
            <text:p>141</text:p>
          </table:table-cell>
          <table:table-cell table:style-name="ce124" table:formula="of:=[.U223]-[.U224]" office:value-type="float" office:value="-38.0137799952482" calcext:value-type="float">
            <text:p>-38</text:p>
          </table:table-cell>
          <table:table-cell table:style-name="ce124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28]" office:value-type="date" office:date-value="2020-05-03" calcext:value-type="date">
            <text:p>03/05</text:p>
          </table:table-cell>
          <table:table-cell table:style-name="ce110" table:formula="of:=[MoMo.B228]" office:value-type="string" office:string-value="Inicio" calcext:value-type="string">
            <text:p>Inicio</text:p>
          </table:table-cell>
          <table:table-cell table:style-name="ce46" table:formula="of:=[MoMo.C228]" office:value-type="date" office:date-value="2020-03-20" calcext:value-type="date">
            <text:p>20/03</text:p>
          </table:table-cell>
          <table:table-cell table:style-name="ce46" table:formula="of:=[MoMo.D228]" office:value-type="date" office:date-value="2020-03-23" calcext:value-type="date">
            <text:p>23/03</text:p>
          </table:table-cell>
          <table:table-cell table:style-name="ce46" table:formula="of:=[MoMo.E228]" office:value-type="date" office:date-value="2020-03-20" calcext:value-type="date">
            <text:p>20/03</text:p>
          </table:table-cell>
          <table:table-cell table:style-name="ce46" table:formula="of:=[MoMo.F228]" office:value-type="date" office:date-value="2020-03-16" calcext:value-type="date">
            <text:p>16/03</text:p>
          </table:table-cell>
          <table:table-cell table:style-name="ce46" table:formula="of:=[MoMo.G228]" office:value-type="date" office:date-value="2020-03-27" calcext:value-type="date">
            <text:p>27/03</text:p>
          </table:table-cell>
          <table:table-cell table:style-name="ce46" table:formula="of:=[MoMo.H228]" office:value-type="date" office:date-value="2020-03-24" calcext:value-type="date">
            <text:p>24/03</text:p>
          </table:table-cell>
          <table:table-cell table:style-name="ce46" table:formula="of:=[MoMo.I228]" office:value-type="date" office:date-value="2020-03-14" calcext:value-type="date">
            <text:p>14/03</text:p>
          </table:table-cell>
          <table:table-cell table:style-name="ce46" table:formula="of:=[MoMo.J228]" office:value-type="date" office:date-value="2020-03-18" calcext:value-type="date">
            <text:p>18/03</text:p>
          </table:table-cell>
          <table:table-cell table:style-name="ce46" table:formula="of:=[MoMo.K228]" office:value-type="date" office:date-value="2020-03-23" calcext:value-type="date">
            <text:p>23/03</text:p>
          </table:table-cell>
          <table:table-cell table:style-name="ce46" table:formula="of:=[MoMo.L228]" office:value-type="date" office:date-value="2020-03-28" calcext:value-type="date">
            <text:p>28/03</text:p>
          </table:table-cell>
          <table:table-cell table:style-name="ce46" table:formula="of:=[MoMo.M228]" office:value-type="date" office:date-value="2020-03-22" calcext:value-type="date">
            <text:p>22/03</text:p>
          </table:table-cell>
          <table:table-cell table:style-name="ce46" table:formula="of:=[MoMo.N228]" office:value-type="date" office:date-value="2020-03-23" calcext:value-type="date">
            <text:p>23/03</text:p>
          </table:table-cell>
          <table:table-cell table:style-name="ce46" table:formula="of:=[MoMo.O228]" office:value-type="date" office:date-value="2020-03-21" calcext:value-type="date">
            <text:p>21/03</text:p>
          </table:table-cell>
          <table:table-cell table:style-name="ce46" table:formula="of:=[MoMo.P228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28]" office:value-type="date" office:date-value="2020-03-27" calcext:value-type="date">
            <text:p>27/03</text:p>
          </table:table-cell>
          <table:table-cell table:style-name="ce46" table:formula="of:=[MoMo.S228]" office:value-type="date" office:date-value="2020-03-22" calcext:value-type="date">
            <text:p>22/03</text:p>
          </table:table-cell>
          <table:table-cell table:style-name="ce46" table:formula="of:=[MoMo.T228]" office:value-type="date" office:date-value="2020-03-25" calcext:value-type="date">
            <text:p>25/03</text:p>
          </table:table-cell>
          <table:table-cell table:style-name="ce46" table:formula="of:=[MoMo.U228]" office:value-type="date" office:date-value="2020-03-20" calcext:value-type="date">
            <text:p>20/03</text:p>
          </table:table-cell>
          <table:table-cell table:style-name="ce46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29]" office:value-type="string" office:string-value="Fin" calcext:value-type="string">
            <text:p>Fin</text:p>
          </table:table-cell>
          <table:table-cell table:style-name="ce126" table:formula="of:=[MoMo.C229]" office:value-type="date" office:date-value="2020-04-14" calcext:value-type="date">
            <text:p>14/04</text:p>
          </table:table-cell>
          <table:table-cell table:style-name="ce126" table:formula="of:=[MoMo.D229]" office:value-type="date" office:date-value="2020-04-29" calcext:value-type="date">
            <text:p>29/04</text:p>
          </table:table-cell>
          <table:table-cell table:style-name="ce126" table:formula="of:=[MoMo.E229]" office:value-type="date" office:date-value="2020-04-16" calcext:value-type="date">
            <text:p>16/04</text:p>
          </table:table-cell>
          <table:table-cell table:style-name="ce126" table:formula="of:=[MoMo.F229]" office:value-type="date" office:date-value="2020-03-27" calcext:value-type="date">
            <text:p>27/03</text:p>
          </table:table-cell>
          <table:table-cell table:style-name="ce126" table:formula="of:=[MoMo.G229]" office:value-type="date" office:date-value="2020-04-03" calcext:value-type="date">
            <text:p>03/04</text:p>
          </table:table-cell>
          <table:table-cell table:style-name="ce126" table:formula="of:=[MoMo.H229]" office:value-type="date" office:date-value="2020-04-24" calcext:value-type="date">
            <text:p>24/04</text:p>
          </table:table-cell>
          <table:table-cell table:style-name="ce126" table:formula="of:=[MoMo.I229]" office:value-type="date" office:date-value="2020-04-29" calcext:value-type="date">
            <text:p>29/04</text:p>
          </table:table-cell>
          <table:table-cell table:style-name="ce126" table:formula="of:=[MoMo.J229]" office:value-type="date" office:date-value="2020-04-27" calcext:value-type="date">
            <text:p>27/04</text:p>
          </table:table-cell>
          <table:table-cell table:style-name="ce126" table:formula="of:=[MoMo.K229]" office:value-type="date" office:date-value="2020-04-24" calcext:value-type="date">
            <text:p>24/04</text:p>
          </table:table-cell>
          <table:table-cell table:style-name="ce126" table:formula="of:=[MoMo.L229]" office:value-type="date" office:date-value="2020-03-31" calcext:value-type="date">
            <text:p>31/03</text:p>
          </table:table-cell>
          <table:table-cell table:style-name="ce126" table:formula="of:=[MoMo.M229]" office:value-type="date" office:date-value="2020-04-15" calcext:value-type="date">
            <text:p>15/04</text:p>
          </table:table-cell>
          <table:table-cell table:style-name="ce126" table:formula="of:=[MoMo.N229]" office:value-type="date" office:date-value="2020-04-18" calcext:value-type="date">
            <text:p>18/04</text:p>
          </table:table-cell>
          <table:table-cell table:style-name="ce126" table:formula="of:=[MoMo.O229]" office:value-type="date" office:date-value="2020-04-11" calcext:value-type="date">
            <text:p>11/04</text:p>
          </table:table-cell>
          <table:table-cell table:style-name="ce126" table:formula="of:=[MoMo.P229]" office:value-type="date" office:date-value="2020-05-01" calcext:value-type="date">
            <text:p>01/05</text:p>
          </table:table-cell>
          <table:table-cell table:style-name="ce126"/>
          <table:table-cell table:style-name="ce126" table:formula="of:=[MoMo.R229]" office:value-type="date" office:date-value="2020-04-05" calcext:value-type="date">
            <text:p>05/04</text:p>
          </table:table-cell>
          <table:table-cell table:style-name="ce126" table:formula="of:=[MoMo.S229]" office:value-type="date" office:date-value="2020-04-18" calcext:value-type="date">
            <text:p>18/04</text:p>
          </table:table-cell>
          <table:table-cell table:style-name="ce126" table:formula="of:=[MoMo.T229]" office:value-type="date" office:date-value="2020-04-22" calcext:value-type="date">
            <text:p>22/04</text:p>
          </table:table-cell>
          <table:table-cell table:style-name="ce126" table:formula="of:=[MoMo.U229]" office:value-type="date" office:date-value="2020-04-14" calcext:value-type="date">
            <text:p>14/04</text:p>
          </table:table-cell>
          <table:table-cell table:style-name="ce126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0]" office:value-type="string" office:string-value="MoMo (parcial)" calcext:value-type="string">
            <text:p>MoMo (parcial)</text:p>
          </table:table-cell>
          <table:table-cell table:style-name="ce127" table:formula="of:=[MoMo.C230]/[.C$5]*1000000" office:value-type="float" office:value="109.011870605534" calcext:value-type="float">
            <text:p>109</text:p>
          </table:table-cell>
          <table:table-cell table:style-name="ce127" table:formula="of:=[MoMo.D230]/[.D$5]*1000000" office:value-type="float" office:value="633.439492392613" calcext:value-type="float">
            <text:p>633</text:p>
          </table:table-cell>
          <table:table-cell table:style-name="ce127" table:formula="of:=[MoMo.E230]/[.E$5]*1000000" office:value-type="float" office:value="285.924352585573" calcext:value-type="float">
            <text:p>286</text:p>
          </table:table-cell>
          <table:table-cell table:style-name="ce127" table:formula="of:=[MoMo.F230]/[.F$5]*1000000" office:value-type="float" office:value="54.9203300889001" calcext:value-type="float">
            <text:p>55</text:p>
          </table:table-cell>
          <table:table-cell table:style-name="ce127" table:formula="of:=[MoMo.G230]/[.G$5]*1000000" office:value-type="float" office:value="42.2994945210405" calcext:value-type="float">
            <text:p>42</text:p>
          </table:table-cell>
          <table:table-cell table:style-name="ce127" table:formula="of:=[MoMo.H230]/[.H$5]*1000000" office:value-type="float" office:value="322.286545484628" calcext:value-type="float">
            <text:p>322</text:p>
          </table:table-cell>
          <table:table-cell table:style-name="ce127" table:formula="of:=[MoMo.I230]/[.I$5]*1000000" office:value-type="float" office:value="1790.6626531029" calcext:value-type="float">
            <text:p>1791</text:p>
          </table:table-cell>
          <table:table-cell table:style-name="ce127" table:formula="of:=[MoMo.J230]/[.J$5]*1000000" office:value-type="float" office:value="1700.21121892711" calcext:value-type="float">
            <text:p>1700</text:p>
          </table:table-cell>
          <table:table-cell table:style-name="ce127" table:formula="of:=[MoMo.K230]/[.K$5]*1000000" office:value-type="float" office:value="556.837342838515" calcext:value-type="float">
            <text:p>557</text:p>
          </table:table-cell>
          <table:table-cell table:style-name="ce127" table:formula="of:=[MoMo.L230]/[.L$5]*1000000" office:value-type="float" office:value="129.192896739641" calcext:value-type="float">
            <text:p>129</text:p>
          </table:table-cell>
          <table:table-cell table:style-name="ce127" table:formula="of:=[MoMo.M230]/[.M$5]*1000000" office:value-type="float" office:value="250.61934608094" calcext:value-type="float">
            <text:p>251</text:p>
          </table:table-cell>
          <table:table-cell table:style-name="ce127" table:formula="of:=[MoMo.N230]/[.N$5]*1000000" office:value-type="float" office:value="523.832027015565" calcext:value-type="float">
            <text:p>524</text:p>
          </table:table-cell>
          <table:table-cell table:style-name="ce127" table:formula="of:=[MoMo.O230]/[.O$5]*1000000" office:value-type="float" office:value="145.83178340797" calcext:value-type="float">
            <text:p>146</text:p>
          </table:table-cell>
          <table:table-cell table:style-name="ce127" table:formula="of:=[MoMo.P230]/[.P$5]*1000000" office:value-type="float" office:value="1780.6110264106" calcext:value-type="float">
            <text:p>1781</text:p>
          </table:table-cell>
          <table:table-cell table:style-name="ce127"/>
          <table:table-cell table:style-name="ce127" table:formula="of:=[MoMo.R230]/[.R$5]*1000000" office:value-type="float" office:value="44.6395659410934" calcext:value-type="float">
            <text:p>45</text:p>
          </table:table-cell>
          <table:table-cell table:style-name="ce127" table:formula="of:=[MoMo.S230]/[.S$5]*1000000" office:value-type="float" office:value="929.652198889977" calcext:value-type="float">
            <text:p>930</text:p>
          </table:table-cell>
          <table:table-cell table:style-name="ce127" table:formula="of:=[MoMo.T230]/[.T$5]*1000000" office:value-type="float" office:value="582.059471926544" calcext:value-type="float">
            <text:p>582</text:p>
          </table:table-cell>
          <table:table-cell table:style-name="ce127" table:formula="of:=[MoMo.U230]/[.U$5]*1000000" office:value-type="float" office:value="681.080224914865" calcext:value-type="float">
            <text:p>681</text:p>
          </table:table-cell>
          <table:table-cell table:style-name="ce127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1]" office:value-type="string" office:string-value="Covid-19 (parcial)" calcext:value-type="string">
            <text:p>Covid-19 (parcial)</text:p>
          </table:table-cell>
          <table:table-cell table:style-name="ce123" table:formula="of:=[MoMo.C231]/[.C$5]*1000000" office:value-type="float" office:value="96.1308180613348" calcext:value-type="float">
            <text:p>96</text:p>
          </table:table-cell>
          <table:table-cell table:style-name="ce123" table:formula="of:=[MoMo.D231]/[.D$5]*1000000" office:value-type="float" office:value="537.92690306924" calcext:value-type="float">
            <text:p>538</text:p>
          </table:table-cell>
          <table:table-cell table:style-name="ce123" table:formula="of:=[MoMo.E231]/[.E$5]*1000000" office:value-type="float" office:value="161.440280711582" calcext:value-type="float">
            <text:p>161</text:p>
          </table:table-cell>
          <table:table-cell table:style-name="ce123" table:formula="of:=[MoMo.F231]/[.F$5]*1000000" office:value-type="float" office:value="18.6020472881758" calcext:value-type="float">
            <text:p>19</text:p>
          </table:table-cell>
          <table:table-cell table:style-name="ce123" table:formula="of:=[MoMo.G231]/[.G$5]*1000000" office:value-type="float" office:value="21.6197416440874" calcext:value-type="float">
            <text:p>22</text:p>
          </table:table-cell>
          <table:table-cell table:style-name="ce123" table:formula="of:=[MoMo.H231]/[.H$5]*1000000" office:value-type="float" office:value="291.264311159904" calcext:value-type="float">
            <text:p>291</text:p>
          </table:table-cell>
          <table:table-cell table:style-name="ce123" table:formula="of:=[MoMo.I231]/[.I$5]*1000000" office:value-type="float" office:value="1008.6486432638" calcext:value-type="float">
            <text:p>1009</text:p>
          </table:table-cell>
          <table:table-cell table:style-name="ce123" table:formula="of:=[MoMo.J231]/[.J$5]*1000000" office:value-type="float" office:value="822.969330577603" calcext:value-type="float">
            <text:p>823</text:p>
          </table:table-cell>
          <table:table-cell table:style-name="ce123" table:formula="of:=[MoMo.K231]/[.K$5]*1000000" office:value-type="float" office:value="584.073951999095" calcext:value-type="float">
            <text:p>584</text:p>
          </table:table-cell>
          <table:table-cell table:style-name="ce123" table:formula="of:=[MoMo.L231]/[.L$5]*1000000" office:value-type="float" office:value="0" calcext:value-type="float">
            <text:p>0</text:p>
          </table:table-cell>
          <table:table-cell table:style-name="ce123" table:formula="of:=[MoMo.M231]/[.M$5]*1000000" office:value-type="float" office:value="176.481147240276" calcext:value-type="float">
            <text:p>176</text:p>
          </table:table-cell>
          <table:table-cell table:style-name="ce123" table:formula="of:=[MoMo.N231]/[.N$5]*1000000" office:value-type="float" office:value="337.414935550951" calcext:value-type="float">
            <text:p>337</text:p>
          </table:table-cell>
          <table:table-cell table:style-name="ce123" table:formula="of:=[MoMo.O231]/[.O$5]*1000000" office:value-type="float" office:value="93.2731203523059" calcext:value-type="float">
            <text:p>93</text:p>
          </table:table-cell>
          <table:table-cell table:style-name="ce123" table:formula="of:=[MoMo.P231]/[.P$5]*1000000" office:value-type="float" office:value="1246.71655661174" calcext:value-type="float">
            <text:p>1247</text:p>
          </table:table-cell>
          <table:table-cell table:style-name="ce123"/>
          <table:table-cell table:style-name="ce123" table:formula="of:=[MoMo.R231]/[.R$5]*1000000" office:value-type="float" office:value="29.7597106273956" calcext:value-type="float">
            <text:p>30</text:p>
          </table:table-cell>
          <table:table-cell table:style-name="ce123" table:formula="of:=[MoMo.S231]/[.S$5]*1000000" office:value-type="float" office:value="525.052736914605" calcext:value-type="float">
            <text:p>525</text:p>
          </table:table-cell>
          <table:table-cell table:style-name="ce123" table:formula="of:=[MoMo.T231]/[.T$5]*1000000" office:value-type="float" office:value="440.637209606892" calcext:value-type="float">
            <text:p>441</text:p>
          </table:table-cell>
          <table:table-cell table:style-name="ce123" table:formula="of:=[MoMo.U231]/[.U$5]*1000000" office:value-type="float" office:value="719.094004910113" calcext:value-type="float">
            <text:p>719</text:p>
          </table:table-cell>
          <table:table-cell table:style-name="ce123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2]" office:value-type="string" office:string-value="Covid-19 (total)" calcext:value-type="string">
            <text:p>Covid-19 (total)</text:p>
          </table:table-cell>
          <table:table-cell table:style-name="ce129" table:formula="of:=[MoMo.C232]/[.C$5]*1000000" office:value-type="float" office:value="149.801870328829" calcext:value-type="float">
            <text:p>150</text:p>
          </table:table-cell>
          <table:table-cell table:style-name="ce129" table:formula="of:=[MoMo.D232]/[.D$5]*1000000" office:value-type="float" office:value="581.480643800698" calcext:value-type="float">
            <text:p>581</text:p>
          </table:table-cell>
          <table:table-cell table:style-name="ce129" table:formula="of:=[MoMo.E232]/[.E$5]*1000000" office:value-type="float" office:value="272.308907224355" calcext:value-type="float">
            <text:p>272</text:p>
          </table:table-cell>
          <table:table-cell table:style-name="ce129" table:formula="of:=[MoMo.F232]/[.F$5]*1000000" office:value-type="float" office:value="174.504919798602" calcext:value-type="float">
            <text:p>175</text:p>
          </table:table-cell>
          <table:table-cell table:style-name="ce129" table:formula="of:=[MoMo.G232]/[.G$5]*1000000" office:value-type="float" office:value="65.7992136993963" calcext:value-type="float">
            <text:p>66</text:p>
          </table:table-cell>
          <table:table-cell table:style-name="ce129" table:formula="of:=[MoMo.H232]/[.H$5]*1000000" office:value-type="float" office:value="336.074205184505" calcext:value-type="float">
            <text:p>336</text:p>
          </table:table-cell>
          <table:table-cell table:style-name="ce129" table:formula="of:=[MoMo.I232]/[.I$5]*1000000" office:value-type="float" office:value="1064.68467900068" calcext:value-type="float">
            <text:p>1065</text:p>
          </table:table-cell>
          <table:table-cell table:style-name="ce129" table:formula="of:=[MoMo.J232]/[.J$5]*1000000" office:value-type="float" office:value="888.096399903888" calcext:value-type="float">
            <text:p>888</text:p>
          </table:table-cell>
          <table:table-cell table:style-name="ce129" table:formula="of:=[MoMo.K232]/[.K$5]*1000000" office:value-type="float" office:value="713.41495105634" calcext:value-type="float">
            <text:p>713</text:p>
          </table:table-cell>
          <table:table-cell table:style-name="ce129" table:formula="of:=[MoMo.L232]/[.L$5]*1000000" office:value-type="float" office:value="46.9792351780513" calcext:value-type="float">
            <text:p>47</text:p>
          </table:table-cell>
          <table:table-cell table:style-name="ce129" table:formula="of:=[MoMo.M232]/[.M$5]*1000000" office:value-type="float" office:value="254.648596017933" calcext:value-type="float">
            <text:p>255</text:p>
          </table:table-cell>
          <table:table-cell table:style-name="ce129" table:formula="of:=[MoMo.N232]/[.N$5]*1000000" office:value-type="float" office:value="428.759310368612" calcext:value-type="float">
            <text:p>429</text:p>
          </table:table-cell>
          <table:table-cell table:style-name="ce129" table:formula="of:=[MoMo.O232]/[.O$5]*1000000" office:value-type="float" office:value="208.38399507281" calcext:value-type="float">
            <text:p>208</text:p>
          </table:table-cell>
          <table:table-cell table:style-name="ce129" table:formula="of:=[MoMo.P232]/[.P$5]*1000000" office:value-type="float" office:value="1266.63118518339" calcext:value-type="float">
            <text:p>1267</text:p>
          </table:table-cell>
          <table:table-cell table:style-name="ce129"/>
          <table:table-cell table:style-name="ce129" table:formula="of:=[MoMo.R232]/[.R$5]*1000000" office:value-type="float" office:value="90.6318460016138" calcext:value-type="float">
            <text:p>91</text:p>
          </table:table-cell>
          <table:table-cell table:style-name="ce129" table:formula="of:=[MoMo.S232]/[.S$5]*1000000" office:value-type="float" office:value="713.45401310161" calcext:value-type="float">
            <text:p>713</text:p>
          </table:table-cell>
          <table:table-cell table:style-name="ce129" table:formula="of:=[MoMo.T232]/[.T$5]*1000000" office:value-type="float" office:value="604.341436086232" calcext:value-type="float">
            <text:p>604</text:p>
          </table:table-cell>
          <table:table-cell table:style-name="ce129" table:formula="of:=[MoMo.U232]/[.U$5]*1000000" office:value-type="float" office:value="1061.21802486735" calcext:value-type="float">
            <text:p>1061</text:p>
          </table:table-cell>
          <table:table-cell table:style-name="ce129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33]" office:value-type="string" office:string-value="Diferencia" calcext:value-type="string">
            <text:p>Diferencia</text:p>
          </table:table-cell>
          <table:table-cell table:style-name="ce124" table:formula="of:=[.C230]-[.C231]" office:value-type="float" office:value="12.8810525441987" calcext:value-type="float">
            <text:p>13</text:p>
          </table:table-cell>
          <table:table-cell table:style-name="ce124" table:formula="of:=[.D230]-[.D231]" office:value-type="float" office:value="95.5125893233735" calcext:value-type="float">
            <text:p>96</text:p>
          </table:table-cell>
          <table:table-cell table:style-name="ce124" table:formula="of:=[.E230]-[.E231]" office:value-type="float" office:value="124.484071873991" calcext:value-type="float">
            <text:p>124</text:p>
          </table:table-cell>
          <table:table-cell table:style-name="ce124" table:formula="of:=[.F230]-[.F231]" office:value-type="float" office:value="36.3182828007242" calcext:value-type="float">
            <text:p>36</text:p>
          </table:table-cell>
          <table:table-cell table:style-name="ce124" table:formula="of:=[.G230]-[.G231]" office:value-type="float" office:value="20.6797528769531" calcext:value-type="float">
            <text:p>21</text:p>
          </table:table-cell>
          <table:table-cell table:style-name="ce124" table:formula="of:=[.H230]-[.H231]" office:value-type="float" office:value="31.0222343247235" calcext:value-type="float">
            <text:p>31</text:p>
          </table:table-cell>
          <table:table-cell table:style-name="ce124" table:formula="of:=[.I230]-[.I231]" office:value-type="float" office:value="782.014009839098" calcext:value-type="float">
            <text:p>782</text:p>
          </table:table-cell>
          <table:table-cell table:style-name="ce124" table:formula="of:=[.J230]-[.J231]" office:value-type="float" office:value="877.241888349507" calcext:value-type="float">
            <text:p>877</text:p>
          </table:table-cell>
          <table:table-cell table:style-name="ce124" table:formula="of:=[.K230]-[.K231]" office:value-type="float" office:value="-27.2366091605796" calcext:value-type="float">
            <text:p>-27</text:p>
          </table:table-cell>
          <table:table-cell table:style-name="ce124" table:formula="of:=[.L230]-[.L231]" office:value-type="float" office:value="129.192896739641" calcext:value-type="float">
            <text:p>129</text:p>
          </table:table-cell>
          <table:table-cell table:style-name="ce124" table:formula="of:=[.M230]-[.M231]" office:value-type="float" office:value="74.138198840664" calcext:value-type="float">
            <text:p>74</text:p>
          </table:table-cell>
          <table:table-cell table:style-name="ce124" table:formula="of:=[.N230]-[.N231]" office:value-type="float" office:value="186.417091464614" calcext:value-type="float">
            <text:p>186</text:p>
          </table:table-cell>
          <table:table-cell table:style-name="ce124" table:formula="of:=[.O230]-[.O231]" office:value-type="float" office:value="52.5586630556644" calcext:value-type="float">
            <text:p>53</text:p>
          </table:table-cell>
          <table:table-cell table:style-name="ce124" table:formula="of:=[.P230]-[.P231]" office:value-type="float" office:value="533.894469798858" calcext:value-type="float">
            <text:p>534</text:p>
          </table:table-cell>
          <table:table-cell table:style-name="ce124"/>
          <table:table-cell table:style-name="ce124" table:formula="of:=[.R230]-[.R231]" office:value-type="float" office:value="14.8798553136978" calcext:value-type="float">
            <text:p>15</text:p>
          </table:table-cell>
          <table:table-cell table:style-name="ce124" table:formula="of:=[.S230]-[.S231]" office:value-type="float" office:value="404.599461975372" calcext:value-type="float">
            <text:p>405</text:p>
          </table:table-cell>
          <table:table-cell table:style-name="ce124" table:formula="of:=[.T230]-[.T231]" office:value-type="float" office:value="141.422262319653" calcext:value-type="float">
            <text:p>141</text:p>
          </table:table-cell>
          <table:table-cell table:style-name="ce124" table:formula="of:=[.U230]-[.U231]" office:value-type="float" office:value="-38.0137799952482" calcext:value-type="float">
            <text:p>-38</text:p>
          </table:table-cell>
          <table:table-cell table:style-name="ce124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35]" office:value-type="date" office:date-value="2020-05-04" calcext:value-type="date">
            <text:p>04/05</text:p>
          </table:table-cell>
          <table:table-cell table:style-name="ce110" table:formula="of:=[MoMo.B235]" office:value-type="string" office:string-value="Inicio" calcext:value-type="string">
            <text:p>Inicio</text:p>
          </table:table-cell>
          <table:table-cell table:style-name="ce46" table:formula="of:=[MoMo.C235]" office:value-type="date" office:date-value="2020-03-20" calcext:value-type="date">
            <text:p>20/03</text:p>
          </table:table-cell>
          <table:table-cell table:style-name="ce46" table:formula="of:=[MoMo.D235]" office:value-type="date" office:date-value="2020-03-23" calcext:value-type="date">
            <text:p>23/03</text:p>
          </table:table-cell>
          <table:table-cell table:style-name="ce46" table:formula="of:=[MoMo.E235]" office:value-type="date" office:date-value="2020-03-20" calcext:value-type="date">
            <text:p>20/03</text:p>
          </table:table-cell>
          <table:table-cell table:style-name="ce46" table:formula="of:=[MoMo.F235]" office:value-type="date" office:date-value="2020-03-16" calcext:value-type="date">
            <text:p>16/03</text:p>
          </table:table-cell>
          <table:table-cell table:style-name="ce46" table:formula="of:=[MoMo.G235]" office:value-type="date" office:date-value="2020-03-27" calcext:value-type="date">
            <text:p>27/03</text:p>
          </table:table-cell>
          <table:table-cell table:style-name="ce46" table:formula="of:=[MoMo.H235]" office:value-type="date" office:date-value="2020-03-24" calcext:value-type="date">
            <text:p>24/03</text:p>
          </table:table-cell>
          <table:table-cell table:style-name="ce46" table:formula="of:=[MoMo.I235]" office:value-type="date" office:date-value="2020-03-14" calcext:value-type="date">
            <text:p>14/03</text:p>
          </table:table-cell>
          <table:table-cell table:style-name="ce46" table:formula="of:=[MoMo.J235]" office:value-type="date" office:date-value="2020-03-18" calcext:value-type="date">
            <text:p>18/03</text:p>
          </table:table-cell>
          <table:table-cell table:style-name="ce46" table:formula="of:=[MoMo.K235]" office:value-type="date" office:date-value="2020-03-23" calcext:value-type="date">
            <text:p>23/03</text:p>
          </table:table-cell>
          <table:table-cell table:style-name="ce46" table:formula="of:=[MoMo.L235]" office:value-type="date" office:date-value="2020-03-28" calcext:value-type="date">
            <text:p>28/03</text:p>
          </table:table-cell>
          <table:table-cell table:style-name="ce46" table:formula="of:=[MoMo.M235]" office:value-type="date" office:date-value="2020-03-22" calcext:value-type="date">
            <text:p>22/03</text:p>
          </table:table-cell>
          <table:table-cell table:style-name="ce46" table:formula="of:=[MoMo.N235]" office:value-type="date" office:date-value="2020-03-23" calcext:value-type="date">
            <text:p>23/03</text:p>
          </table:table-cell>
          <table:table-cell table:style-name="ce46" table:formula="of:=[MoMo.O235]" office:value-type="date" office:date-value="2020-03-21" calcext:value-type="date">
            <text:p>21/03</text:p>
          </table:table-cell>
          <table:table-cell table:style-name="ce46" table:formula="of:=[MoMo.P235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35]" office:value-type="date" office:date-value="2020-03-27" calcext:value-type="date">
            <text:p>27/03</text:p>
          </table:table-cell>
          <table:table-cell table:style-name="ce46" table:formula="of:=[MoMo.S235]" office:value-type="date" office:date-value="2020-03-22" calcext:value-type="date">
            <text:p>22/03</text:p>
          </table:table-cell>
          <table:table-cell table:style-name="ce46" table:formula="of:=[MoMo.T235]" office:value-type="date" office:date-value="2020-03-25" calcext:value-type="date">
            <text:p>25/03</text:p>
          </table:table-cell>
          <table:table-cell table:style-name="ce46" table:formula="of:=[MoMo.U235]" office:value-type="date" office:date-value="2020-03-20" calcext:value-type="date">
            <text:p>20/03</text:p>
          </table:table-cell>
          <table:table-cell table:style-name="ce46" table:formula="of:=[MoMo.V23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36]" office:value-type="string" office:string-value="Fin" calcext:value-type="string">
            <text:p>Fin</text:p>
          </table:table-cell>
          <table:table-cell table:style-name="ce126" table:formula="of:=[MoMo.C236]" office:value-type="date" office:date-value="2020-04-14" calcext:value-type="date">
            <text:p>14/04</text:p>
          </table:table-cell>
          <table:table-cell table:style-name="ce126" table:formula="of:=[MoMo.D236]" office:value-type="date" office:date-value="2020-04-29" calcext:value-type="date">
            <text:p>29/04</text:p>
          </table:table-cell>
          <table:table-cell table:style-name="ce126" table:formula="of:=[MoMo.E236]" office:value-type="date" office:date-value="2020-04-16" calcext:value-type="date">
            <text:p>16/04</text:p>
          </table:table-cell>
          <table:table-cell table:style-name="ce126" table:formula="of:=[MoMo.F236]" office:value-type="date" office:date-value="2020-03-27" calcext:value-type="date">
            <text:p>27/03</text:p>
          </table:table-cell>
          <table:table-cell table:style-name="ce126" table:formula="of:=[MoMo.G236]" office:value-type="date" office:date-value="2020-04-03" calcext:value-type="date">
            <text:p>03/04</text:p>
          </table:table-cell>
          <table:table-cell table:style-name="ce126" table:formula="of:=[MoMo.H236]" office:value-type="date" office:date-value="2020-05-02" calcext:value-type="date">
            <text:p>02/05</text:p>
          </table:table-cell>
          <table:table-cell table:style-name="ce126" table:formula="of:=[MoMo.I236]" office:value-type="date" office:date-value="2020-04-29" calcext:value-type="date">
            <text:p>29/04</text:p>
          </table:table-cell>
          <table:table-cell table:style-name="ce126" table:formula="of:=[MoMo.J236]" office:value-type="date" office:date-value="2020-04-27" calcext:value-type="date">
            <text:p>27/04</text:p>
          </table:table-cell>
          <table:table-cell table:style-name="ce126" table:formula="of:=[MoMo.K236]" office:value-type="date" office:date-value="2020-04-24" calcext:value-type="date">
            <text:p>24/04</text:p>
          </table:table-cell>
          <table:table-cell table:style-name="ce126" table:formula="of:=[MoMo.L236]" office:value-type="date" office:date-value="2020-03-31" calcext:value-type="date">
            <text:p>31/03</text:p>
          </table:table-cell>
          <table:table-cell table:style-name="ce126" table:formula="of:=[MoMo.M236]" office:value-type="date" office:date-value="2020-04-15" calcext:value-type="date">
            <text:p>15/04</text:p>
          </table:table-cell>
          <table:table-cell table:style-name="ce126" table:formula="of:=[MoMo.N236]" office:value-type="date" office:date-value="2020-04-18" calcext:value-type="date">
            <text:p>18/04</text:p>
          </table:table-cell>
          <table:table-cell table:style-name="ce126" table:formula="of:=[MoMo.O236]" office:value-type="date" office:date-value="2020-04-11" calcext:value-type="date">
            <text:p>11/04</text:p>
          </table:table-cell>
          <table:table-cell table:style-name="ce126" table:formula="of:=[MoMo.P236]" office:value-type="date" office:date-value="2020-05-02" calcext:value-type="date">
            <text:p>02/05</text:p>
          </table:table-cell>
          <table:table-cell table:style-name="ce126"/>
          <table:table-cell table:style-name="ce126" table:formula="of:=[MoMo.R236]" office:value-type="date" office:date-value="2020-05-02" calcext:value-type="date">
            <text:p>02/05</text:p>
          </table:table-cell>
          <table:table-cell table:style-name="ce126" table:formula="of:=[MoMo.S236]" office:value-type="date" office:date-value="2020-04-18" calcext:value-type="date">
            <text:p>18/04</text:p>
          </table:table-cell>
          <table:table-cell table:style-name="ce126" table:formula="of:=[MoMo.T236]" office:value-type="date" office:date-value="2020-04-22" calcext:value-type="date">
            <text:p>22/04</text:p>
          </table:table-cell>
          <table:table-cell table:style-name="ce126" table:formula="of:=[MoMo.U236]" office:value-type="date" office:date-value="2020-04-14" calcext:value-type="date">
            <text:p>14/04</text:p>
          </table:table-cell>
          <table:table-cell table:style-name="ce126" table:formula="of:=[MoMo.V23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37]" office:value-type="string" office:string-value="MoMo (parcial)" calcext:value-type="string">
            <text:p>MoMo (parcial)</text:p>
          </table:table-cell>
          <table:table-cell table:style-name="ce127" table:formula="of:=[MoMo.C237]/[.C$5]*1000000" office:value-type="float" office:value="109.011870605534" calcext:value-type="float">
            <text:p>109</text:p>
          </table:table-cell>
          <table:table-cell table:style-name="ce127" table:formula="of:=[MoMo.D237]/[.D$5]*1000000" office:value-type="float" office:value="633.439492392613" calcext:value-type="float">
            <text:p>633</text:p>
          </table:table-cell>
          <table:table-cell table:style-name="ce127" table:formula="of:=[MoMo.E237]/[.E$5]*1000000" office:value-type="float" office:value="285.924352585573" calcext:value-type="float">
            <text:p>286</text:p>
          </table:table-cell>
          <table:table-cell table:style-name="ce127" table:formula="of:=[MoMo.F237]/[.F$5]*1000000" office:value-type="float" office:value="54.9203300889001" calcext:value-type="float">
            <text:p>55</text:p>
          </table:table-cell>
          <table:table-cell table:style-name="ce127" table:formula="of:=[MoMo.G237]/[.G$5]*1000000" office:value-type="float" office:value="42.2994945210405" calcext:value-type="float">
            <text:p>42</text:p>
          </table:table-cell>
          <table:table-cell table:style-name="ce127" table:formula="of:=[MoMo.H237]/[.H$5]*1000000" office:value-type="float" office:value="372.266811896682" calcext:value-type="float">
            <text:p>372</text:p>
          </table:table-cell>
          <table:table-cell table:style-name="ce127" table:formula="of:=[MoMo.I237]/[.I$5]*1000000" office:value-type="float" office:value="1791.4928165953" calcext:value-type="float">
            <text:p>1791</text:p>
          </table:table-cell>
          <table:table-cell table:style-name="ce127" table:formula="of:=[MoMo.J237]/[.J$5]*1000000" office:value-type="float" office:value="1700.21121892711" calcext:value-type="float">
            <text:p>1700</text:p>
          </table:table-cell>
          <table:table-cell table:style-name="ce127" table:formula="of:=[MoMo.K237]/[.K$5]*1000000" office:value-type="float" office:value="552.100541245371" calcext:value-type="float">
            <text:p>552</text:p>
          </table:table-cell>
          <table:table-cell table:style-name="ce127" table:formula="of:=[MoMo.L237]/[.L$5]*1000000" office:value-type="float" office:value="129.192896739641" calcext:value-type="float">
            <text:p>129</text:p>
          </table:table-cell>
          <table:table-cell table:style-name="ce127" table:formula="of:=[MoMo.M237]/[.M$5]*1000000" office:value-type="float" office:value="250.61934608094" calcext:value-type="float">
            <text:p>251</text:p>
          </table:table-cell>
          <table:table-cell table:style-name="ce127" table:formula="of:=[MoMo.N237]/[.N$5]*1000000" office:value-type="float" office:value="523.832027015565" calcext:value-type="float">
            <text:p>524</text:p>
          </table:table-cell>
          <table:table-cell table:style-name="ce127" table:formula="of:=[MoMo.O237]/[.O$5]*1000000" office:value-type="float" office:value="145.091520548031" calcext:value-type="float">
            <text:p>145</text:p>
          </table:table-cell>
          <table:table-cell table:style-name="ce127" table:formula="of:=[MoMo.P237]/[.P$5]*1000000" office:value-type="float" office:value="1795.35697275755" calcext:value-type="float">
            <text:p>1795</text:p>
          </table:table-cell>
          <table:table-cell table:style-name="ce127"/>
          <table:table-cell table:style-name="ce127" table:formula="of:=[MoMo.R237]/[.R$5]*1000000" office:value-type="float" office:value="81.8392042253378" calcext:value-type="float">
            <text:p>82</text:p>
          </table:table-cell>
          <table:table-cell table:style-name="ce127" table:formula="of:=[MoMo.S237]/[.S$5]*1000000" office:value-type="float" office:value="929.652198889977" calcext:value-type="float">
            <text:p>930</text:p>
          </table:table-cell>
          <table:table-cell table:style-name="ce127" table:formula="of:=[MoMo.T237]/[.T$5]*1000000" office:value-type="float" office:value="582.059471926544" calcext:value-type="float">
            <text:p>582</text:p>
          </table:table-cell>
          <table:table-cell table:style-name="ce127" table:formula="of:=[MoMo.U237]/[.U$5]*1000000" office:value-type="float" office:value="681.080224914865" calcext:value-type="float">
            <text:p>681</text:p>
          </table:table-cell>
          <table:table-cell table:style-name="ce127" table:formula="of:=[MoMo.V23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38]" office:value-type="string" office:string-value="Covid-19 (parcial)" calcext:value-type="string">
            <text:p>Covid-19 (parcial)</text:p>
          </table:table-cell>
          <table:table-cell table:style-name="ce123" table:formula="of:=[MoMo.C238]/[.C$5]*1000000" office:value-type="float" office:value="96.1308180613348" calcext:value-type="float">
            <text:p>96</text:p>
          </table:table-cell>
          <table:table-cell table:style-name="ce123" table:formula="of:=[MoMo.D238]/[.D$5]*1000000" office:value-type="float" office:value="537.92690306924" calcext:value-type="float">
            <text:p>538</text:p>
          </table:table-cell>
          <table:table-cell table:style-name="ce123" table:formula="of:=[MoMo.E238]/[.E$5]*1000000" office:value-type="float" office:value="161.440280711582" calcext:value-type="float">
            <text:p>161</text:p>
          </table:table-cell>
          <table:table-cell table:style-name="ce123" table:formula="of:=[MoMo.F238]/[.F$5]*1000000" office:value-type="float" office:value="18.6020472881758" calcext:value-type="float">
            <text:p>19</text:p>
          </table:table-cell>
          <table:table-cell table:style-name="ce123" table:formula="of:=[MoMo.G238]/[.G$5]*1000000" office:value-type="float" office:value="21.6197416440874" calcext:value-type="float">
            <text:p>22</text:p>
          </table:table-cell>
          <table:table-cell table:style-name="ce123" table:formula="of:=[MoMo.H238]/[.H$5]*1000000" office:value-type="float" office:value="317.116173097174" calcext:value-type="float">
            <text:p>317</text:p>
          </table:table-cell>
          <table:table-cell table:style-name="ce123" table:formula="of:=[MoMo.I238]/[.I$5]*1000000" office:value-type="float" office:value="1008.6486432638" calcext:value-type="float">
            <text:p>1009</text:p>
          </table:table-cell>
          <table:table-cell table:style-name="ce123" table:formula="of:=[MoMo.J238]/[.J$5]*1000000" office:value-type="float" office:value="822.969330577603" calcext:value-type="float">
            <text:p>823</text:p>
          </table:table-cell>
          <table:table-cell table:style-name="ce123" table:formula="of:=[MoMo.K238]/[.K$5]*1000000" office:value-type="float" office:value="584.073951999095" calcext:value-type="float">
            <text:p>584</text:p>
          </table:table-cell>
          <table:table-cell table:style-name="ce123" table:formula="of:=[MoMo.L238]/[.L$5]*1000000" office:value-type="float" office:value="0" calcext:value-type="float">
            <text:p>0</text:p>
          </table:table-cell>
          <table:table-cell table:style-name="ce123" table:formula="of:=[MoMo.M238]/[.M$5]*1000000" office:value-type="float" office:value="176.481147240276" calcext:value-type="float">
            <text:p>176</text:p>
          </table:table-cell>
          <table:table-cell table:style-name="ce123" table:formula="of:=[MoMo.N238]/[.N$5]*1000000" office:value-type="float" office:value="337.414935550951" calcext:value-type="float">
            <text:p>337</text:p>
          </table:table-cell>
          <table:table-cell table:style-name="ce123" table:formula="of:=[MoMo.O238]/[.O$5]*1000000" office:value-type="float" office:value="93.2731203523059" calcext:value-type="float">
            <text:p>93</text:p>
          </table:table-cell>
          <table:table-cell table:style-name="ce123" table:formula="of:=[MoMo.P238]/[.P$5]*1000000" office:value-type="float" office:value="1257.35796119201" calcext:value-type="float">
            <text:p>1257</text:p>
          </table:table-cell>
          <table:table-cell table:style-name="ce123"/>
          <table:table-cell table:style-name="ce123" table:formula="of:=[MoMo.R238]/[.R$5]*1000000" office:value-type="float" office:value="79.1337759864837" calcext:value-type="float">
            <text:p>79</text:p>
          </table:table-cell>
          <table:table-cell table:style-name="ce123" table:formula="of:=[MoMo.S238]/[.S$5]*1000000" office:value-type="float" office:value="525.052736914605" calcext:value-type="float">
            <text:p>525</text:p>
          </table:table-cell>
          <table:table-cell table:style-name="ce123" table:formula="of:=[MoMo.T238]/[.T$5]*1000000" office:value-type="float" office:value="440.637209606892" calcext:value-type="float">
            <text:p>441</text:p>
          </table:table-cell>
          <table:table-cell table:style-name="ce123" table:formula="of:=[MoMo.U238]/[.U$5]*1000000" office:value-type="float" office:value="719.094004910113" calcext:value-type="float">
            <text:p>719</text:p>
          </table:table-cell>
          <table:table-cell table:style-name="ce123" table:formula="of:=[MoMo.V23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39]" office:value-type="string" office:string-value="Covid-19 (total)" calcext:value-type="string">
            <text:p>Covid-19 (total)</text:p>
          </table:table-cell>
          <table:table-cell table:style-name="ce129" table:formula="of:=[MoMo.C239]/[.C$5]*1000000" office:value-type="float" office:value="150.636753364102" calcext:value-type="float">
            <text:p>151</text:p>
          </table:table-cell>
          <table:table-cell table:style-name="ce129" table:formula="of:=[MoMo.D239]/[.D$5]*1000000" office:value-type="float" office:value="582.244744515285" calcext:value-type="float">
            <text:p>582</text:p>
          </table:table-cell>
          <table:table-cell table:style-name="ce129" table:formula="of:=[MoMo.E239]/[.E$5]*1000000" office:value-type="float" office:value="276.199034470418" calcext:value-type="float">
            <text:p>276</text:p>
          </table:table-cell>
          <table:table-cell table:style-name="ce129" table:formula="of:=[MoMo.F239]/[.F$5]*1000000" office:value-type="float" office:value="174.504919798602" calcext:value-type="float">
            <text:p>175</text:p>
          </table:table-cell>
          <table:table-cell table:style-name="ce129" table:formula="of:=[MoMo.G239]/[.G$5]*1000000" office:value-type="float" office:value="66.2692080829634" calcext:value-type="float">
            <text:p>66</text:p>
          </table:table-cell>
          <table:table-cell table:style-name="ce129" table:formula="of:=[MoMo.H239]/[.H$5]*1000000" office:value-type="float" office:value="339.521120109474" calcext:value-type="float">
            <text:p>340</text:p>
          </table:table-cell>
          <table:table-cell table:style-name="ce129" table:formula="of:=[MoMo.I239]/[.I$5]*1000000" office:value-type="float" office:value="1075.06172265566" calcext:value-type="float">
            <text:p>1075</text:p>
          </table:table-cell>
          <table:table-cell table:style-name="ce129" table:formula="of:=[MoMo.J239]/[.J$5]*1000000" office:value-type="float" office:value="896.977363902927" calcext:value-type="float">
            <text:p>897</text:p>
          </table:table-cell>
          <table:table-cell table:style-name="ce129" table:formula="of:=[MoMo.K239]/[.K$5]*1000000" office:value-type="float" office:value="718.020174827452" calcext:value-type="float">
            <text:p>718</text:p>
          </table:table-cell>
          <table:table-cell table:style-name="ce129" table:formula="of:=[MoMo.L239]/[.L$5]*1000000" office:value-type="float" office:value="46.9792351780513" calcext:value-type="float">
            <text:p>47</text:p>
          </table:table-cell>
          <table:table-cell table:style-name="ce129" table:formula="of:=[MoMo.M239]/[.M$5]*1000000" office:value-type="float" office:value="255.655908502181" calcext:value-type="float">
            <text:p>256</text:p>
          </table:table-cell>
          <table:table-cell table:style-name="ce129" table:formula="of:=[MoMo.N239]/[.N$5]*1000000" office:value-type="float" office:value="428.759310368612" calcext:value-type="float">
            <text:p>429</text:p>
          </table:table-cell>
          <table:table-cell table:style-name="ce129" table:formula="of:=[MoMo.O239]/[.O$5]*1000000" office:value-type="float" office:value="210.604783652627" calcext:value-type="float">
            <text:p>211</text:p>
          </table:table-cell>
          <table:table-cell table:style-name="ce129" table:formula="of:=[MoMo.P239]/[.P$5]*1000000" office:value-type="float" office:value="1273.32006806242" calcext:value-type="float">
            <text:p>1273</text:p>
          </table:table-cell>
          <table:table-cell table:style-name="ce129"/>
          <table:table-cell table:style-name="ce129" table:formula="of:=[MoMo.R239]/[.R$5]*1000000" office:value-type="float" office:value="90.6318460016138" calcext:value-type="float">
            <text:p>91</text:p>
          </table:table-cell>
          <table:table-cell table:style-name="ce129" table:formula="of:=[MoMo.S239]/[.S$5]*1000000" office:value-type="float" office:value="719.631104124135" calcext:value-type="float">
            <text:p>720</text:p>
          </table:table-cell>
          <table:table-cell table:style-name="ce129" table:formula="of:=[MoMo.T239]/[.T$5]*1000000" office:value-type="float" office:value="609.798243635543" calcext:value-type="float">
            <text:p>610</text:p>
          </table:table-cell>
          <table:table-cell table:style-name="ce129" table:formula="of:=[MoMo.U239]/[.U$5]*1000000" office:value-type="float" office:value="1061.21802486735" calcext:value-type="float">
            <text:p>1061</text:p>
          </table:table-cell>
          <table:table-cell table:style-name="ce129" table:formula="of:=[MoMo.V2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0]" office:value-type="string" office:string-value="Diferencia" calcext:value-type="string">
            <text:p>Diferencia</text:p>
          </table:table-cell>
          <table:table-cell table:style-name="ce124" table:formula="of:=[.C237]-[.C238]" office:value-type="float" office:value="12.8810525441987" calcext:value-type="float">
            <text:p>13</text:p>
          </table:table-cell>
          <table:table-cell table:style-name="ce124" table:formula="of:=[.D237]-[.D238]" office:value-type="float" office:value="95.5125893233735" calcext:value-type="float">
            <text:p>96</text:p>
          </table:table-cell>
          <table:table-cell table:style-name="ce124" table:formula="of:=[.E237]-[.E238]" office:value-type="float" office:value="124.484071873991" calcext:value-type="float">
            <text:p>124</text:p>
          </table:table-cell>
          <table:table-cell table:style-name="ce124" table:formula="of:=[.F237]-[.F238]" office:value-type="float" office:value="36.3182828007242" calcext:value-type="float">
            <text:p>36</text:p>
          </table:table-cell>
          <table:table-cell table:style-name="ce124" table:formula="of:=[.G237]-[.G238]" office:value-type="float" office:value="20.6797528769531" calcext:value-type="float">
            <text:p>21</text:p>
          </table:table-cell>
          <table:table-cell table:style-name="ce124" table:formula="of:=[.H237]-[.H238]" office:value-type="float" office:value="55.1506387995085" calcext:value-type="float">
            <text:p>55</text:p>
          </table:table-cell>
          <table:table-cell table:style-name="ce124" table:formula="of:=[.I237]-[.I238]" office:value-type="float" office:value="782.844173331496" calcext:value-type="float">
            <text:p>783</text:p>
          </table:table-cell>
          <table:table-cell table:style-name="ce124" table:formula="of:=[.J237]-[.J238]" office:value-type="float" office:value="877.241888349507" calcext:value-type="float">
            <text:p>877</text:p>
          </table:table-cell>
          <table:table-cell table:style-name="ce124" table:formula="of:=[.K237]-[.K238]" office:value-type="float" office:value="-31.9734107537239" calcext:value-type="float">
            <text:p>-32</text:p>
          </table:table-cell>
          <table:table-cell table:style-name="ce124" table:formula="of:=[.L237]-[.L238]" office:value-type="float" office:value="129.192896739641" calcext:value-type="float">
            <text:p>129</text:p>
          </table:table-cell>
          <table:table-cell table:style-name="ce124" table:formula="of:=[.M237]-[.M238]" office:value-type="float" office:value="74.138198840664" calcext:value-type="float">
            <text:p>74</text:p>
          </table:table-cell>
          <table:table-cell table:style-name="ce124" table:formula="of:=[.N237]-[.N238]" office:value-type="float" office:value="186.417091464614" calcext:value-type="float">
            <text:p>186</text:p>
          </table:table-cell>
          <table:table-cell table:style-name="ce124" table:formula="of:=[.O237]-[.O238]" office:value-type="float" office:value="51.8184001957255" calcext:value-type="float">
            <text:p>52</text:p>
          </table:table-cell>
          <table:table-cell table:style-name="ce124" table:formula="of:=[.P237]-[.P238]" office:value-type="float" office:value="537.999011565534" calcext:value-type="float">
            <text:p>538</text:p>
          </table:table-cell>
          <table:table-cell table:style-name="ce124"/>
          <table:table-cell table:style-name="ce124" table:formula="of:=[.R237]-[.R238]" office:value-type="float" office:value="2.70542823885414" calcext:value-type="float">
            <text:p>3</text:p>
          </table:table-cell>
          <table:table-cell table:style-name="ce124" table:formula="of:=[.S237]-[.S238]" office:value-type="float" office:value="404.599461975372" calcext:value-type="float">
            <text:p>405</text:p>
          </table:table-cell>
          <table:table-cell table:style-name="ce124" table:formula="of:=[.T237]-[.T238]" office:value-type="float" office:value="141.422262319653" calcext:value-type="float">
            <text:p>141</text:p>
          </table:table-cell>
          <table:table-cell table:style-name="ce124" table:formula="of:=[.U237]-[.U238]" office:value-type="float" office:value="-38.0137799952482" calcext:value-type="float">
            <text:p>-38</text:p>
          </table:table-cell>
          <table:table-cell table:style-name="ce124" table:formula="of:=[.V237]-[.V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2]" office:value-type="date" office:date-value="2020-05-05" calcext:value-type="date">
            <text:p>05/05</text:p>
          </table:table-cell>
          <table:table-cell table:style-name="ce110" table:formula="of:=[MoMo.B242]" office:value-type="string" office:string-value="Inicio" calcext:value-type="string">
            <text:p>Inicio</text:p>
          </table:table-cell>
          <table:table-cell table:style-name="ce46" table:formula="of:=[MoMo.C242]" office:value-type="date" office:date-value="2020-03-20" calcext:value-type="date">
            <text:p>20/03</text:p>
          </table:table-cell>
          <table:table-cell table:style-name="ce46" table:formula="of:=[MoMo.D242]" office:value-type="date" office:date-value="2020-03-23" calcext:value-type="date">
            <text:p>23/03</text:p>
          </table:table-cell>
          <table:table-cell table:style-name="ce46" table:formula="of:=[MoMo.E242]" office:value-type="date" office:date-value="2020-03-20" calcext:value-type="date">
            <text:p>20/03</text:p>
          </table:table-cell>
          <table:table-cell table:style-name="ce46" table:formula="of:=[MoMo.F242]" office:value-type="date" office:date-value="2020-03-16" calcext:value-type="date">
            <text:p>16/03</text:p>
          </table:table-cell>
          <table:table-cell table:style-name="ce46" table:formula="of:=[MoMo.G242]" office:value-type="date" office:date-value="2020-03-27" calcext:value-type="date">
            <text:p>27/03</text:p>
          </table:table-cell>
          <table:table-cell table:style-name="ce46" table:formula="of:=[MoMo.H242]" office:value-type="date" office:date-value="2020-03-24" calcext:value-type="date">
            <text:p>24/03</text:p>
          </table:table-cell>
          <table:table-cell table:style-name="ce46" table:formula="of:=[MoMo.I242]" office:value-type="date" office:date-value="2020-03-14" calcext:value-type="date">
            <text:p>14/03</text:p>
          </table:table-cell>
          <table:table-cell table:style-name="ce46" table:formula="of:=[MoMo.J242]" office:value-type="date" office:date-value="2020-03-18" calcext:value-type="date">
            <text:p>18/03</text:p>
          </table:table-cell>
          <table:table-cell table:style-name="ce46" table:formula="of:=[MoMo.K242]" office:value-type="date" office:date-value="2020-03-23" calcext:value-type="date">
            <text:p>23/03</text:p>
          </table:table-cell>
          <table:table-cell table:style-name="ce46" table:formula="of:=[MoMo.L242]" office:value-type="date" office:date-value="2020-03-28" calcext:value-type="date">
            <text:p>28/03</text:p>
          </table:table-cell>
          <table:table-cell table:style-name="ce46" table:formula="of:=[MoMo.M242]" office:value-type="date" office:date-value="2020-03-22" calcext:value-type="date">
            <text:p>22/03</text:p>
          </table:table-cell>
          <table:table-cell table:style-name="ce46" table:formula="of:=[MoMo.N242]" office:value-type="date" office:date-value="2020-03-23" calcext:value-type="date">
            <text:p>23/03</text:p>
          </table:table-cell>
          <table:table-cell table:style-name="ce46" table:formula="of:=[MoMo.O242]" office:value-type="date" office:date-value="2020-03-21" calcext:value-type="date">
            <text:p>21/03</text:p>
          </table:table-cell>
          <table:table-cell table:style-name="ce46" table:formula="of:=[MoMo.P242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2]" office:value-type="date" office:date-value="2020-03-27" calcext:value-type="date">
            <text:p>27/03</text:p>
          </table:table-cell>
          <table:table-cell table:style-name="ce46" table:formula="of:=[MoMo.S242]" office:value-type="date" office:date-value="2020-03-22" calcext:value-type="date">
            <text:p>22/03</text:p>
          </table:table-cell>
          <table:table-cell table:style-name="ce46" table:formula="of:=[MoMo.T242]" office:value-type="date" office:date-value="2020-03-25" calcext:value-type="date">
            <text:p>25/03</text:p>
          </table:table-cell>
          <table:table-cell table:style-name="ce46" table:formula="of:=[MoMo.U242]" office:value-type="date" office:date-value="2020-03-20" calcext:value-type="date">
            <text:p>20/03</text:p>
          </table:table-cell>
          <table:table-cell table:style-name="ce46" table:formula="of:=[MoMo.V24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43]" office:value-type="string" office:string-value="Fin" calcext:value-type="string">
            <text:p>Fin</text:p>
          </table:table-cell>
          <table:table-cell table:style-name="ce126" table:formula="of:=[MoMo.C243]" office:value-type="date" office:date-value="2020-04-14" calcext:value-type="date">
            <text:p>14/04</text:p>
          </table:table-cell>
          <table:table-cell table:style-name="ce126" table:formula="of:=[MoMo.D243]" office:value-type="date" office:date-value="2020-04-29" calcext:value-type="date">
            <text:p>29/04</text:p>
          </table:table-cell>
          <table:table-cell table:style-name="ce126" table:formula="of:=[MoMo.E243]" office:value-type="date" office:date-value="2020-04-16" calcext:value-type="date">
            <text:p>16/04</text:p>
          </table:table-cell>
          <table:table-cell table:style-name="ce126" table:formula="of:=[MoMo.F243]" office:value-type="date" office:date-value="2020-03-27" calcext:value-type="date">
            <text:p>27/03</text:p>
          </table:table-cell>
          <table:table-cell table:style-name="ce126" table:formula="of:=[MoMo.G243]" office:value-type="date" office:date-value="2020-04-03" calcext:value-type="date">
            <text:p>03/04</text:p>
          </table:table-cell>
          <table:table-cell table:style-name="ce126" table:formula="of:=[MoMo.H243]" office:value-type="date" office:date-value="2020-04-24" calcext:value-type="date">
            <text:p>24/04</text:p>
          </table:table-cell>
          <table:table-cell table:style-name="ce126" table:formula="of:=[MoMo.I243]" office:value-type="date" office:date-value="2020-04-29" calcext:value-type="date">
            <text:p>29/04</text:p>
          </table:table-cell>
          <table:table-cell table:style-name="ce126" table:formula="of:=[MoMo.J243]" office:value-type="date" office:date-value="2020-05-03" calcext:value-type="date">
            <text:p>03/05</text:p>
          </table:table-cell>
          <table:table-cell table:style-name="ce126" table:formula="of:=[MoMo.K243]" office:value-type="date" office:date-value="2020-05-01" calcext:value-type="date">
            <text:p>01/05</text:p>
          </table:table-cell>
          <table:table-cell table:style-name="ce126" table:formula="of:=[MoMo.L243]" office:value-type="date" office:date-value="2020-03-31" calcext:value-type="date">
            <text:p>31/03</text:p>
          </table:table-cell>
          <table:table-cell table:style-name="ce126" table:formula="of:=[MoMo.M243]" office:value-type="date" office:date-value="2020-05-03" calcext:value-type="date">
            <text:p>03/05</text:p>
          </table:table-cell>
          <table:table-cell table:style-name="ce126" table:formula="of:=[MoMo.N243]" office:value-type="date" office:date-value="2020-04-18" calcext:value-type="date">
            <text:p>18/04</text:p>
          </table:table-cell>
          <table:table-cell table:style-name="ce126" table:formula="of:=[MoMo.O243]" office:value-type="date" office:date-value="2020-04-11" calcext:value-type="date">
            <text:p>11/04</text:p>
          </table:table-cell>
          <table:table-cell table:style-name="ce126" table:formula="of:=[MoMo.P243]" office:value-type="date" office:date-value="2020-05-03" calcext:value-type="date">
            <text:p>03/05</text:p>
          </table:table-cell>
          <table:table-cell table:style-name="ce126"/>
          <table:table-cell table:style-name="ce126" table:formula="of:=[MoMo.R243]" office:value-type="date" office:date-value="2020-05-02" calcext:value-type="date">
            <text:p>02/05</text:p>
          </table:table-cell>
          <table:table-cell table:style-name="ce126" table:formula="of:=[MoMo.S243]" office:value-type="date" office:date-value="2020-04-18" calcext:value-type="date">
            <text:p>18/04</text:p>
          </table:table-cell>
          <table:table-cell table:style-name="ce126" table:formula="of:=[MoMo.T243]" office:value-type="date" office:date-value="2020-04-22" calcext:value-type="date">
            <text:p>22/04</text:p>
          </table:table-cell>
          <table:table-cell table:style-name="ce126" table:formula="of:=[MoMo.U243]" office:value-type="date" office:date-value="2020-04-14" calcext:value-type="date">
            <text:p>14/04</text:p>
          </table:table-cell>
          <table:table-cell table:style-name="ce126" table:formula="of:=[MoMo.V24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44]" office:value-type="string" office:string-value="MoMo (parcial)" calcext:value-type="string">
            <text:p>MoMo (parcial)</text:p>
          </table:table-cell>
          <table:table-cell table:style-name="ce127" table:formula="of:=[MoMo.C244]/[.C$5]*1000000" office:value-type="float" office:value="108.773332595456" calcext:value-type="float">
            <text:p>109</text:p>
          </table:table-cell>
          <table:table-cell table:style-name="ce127" table:formula="of:=[MoMo.D244]/[.D$5]*1000000" office:value-type="float" office:value="636.495895250961" calcext:value-type="float">
            <text:p>636</text:p>
          </table:table-cell>
          <table:table-cell table:style-name="ce127" table:formula="of:=[MoMo.E244]/[.E$5]*1000000" office:value-type="float" office:value="285.924352585573" calcext:value-type="float">
            <text:p>286</text:p>
          </table:table-cell>
          <table:table-cell table:style-name="ce127" table:formula="of:=[MoMo.F244]/[.F$5]*1000000" office:value-type="float" office:value="54.9203300889001" calcext:value-type="float">
            <text:p>55</text:p>
          </table:table-cell>
          <table:table-cell table:style-name="ce127" table:formula="of:=[MoMo.G244]/[.G$5]*1000000" office:value-type="float" office:value="42.2994945210405" calcext:value-type="float">
            <text:p>42</text:p>
          </table:table-cell>
          <table:table-cell table:style-name="ce127" table:formula="of:=[MoMo.H244]/[.H$5]*1000000" office:value-type="float" office:value="324.010002947112" calcext:value-type="float">
            <text:p>324</text:p>
          </table:table-cell>
          <table:table-cell table:style-name="ce127" table:formula="of:=[MoMo.I244]/[.I$5]*1000000" office:value-type="float" office:value="1800.62461501168" calcext:value-type="float">
            <text:p>1801</text:p>
          </table:table-cell>
          <table:table-cell table:style-name="ce127" table:formula="of:=[MoMo.J244]/[.J$5]*1000000" office:value-type="float" office:value="1746.58958647765" calcext:value-type="float">
            <text:p>1747</text:p>
          </table:table-cell>
          <table:table-cell table:style-name="ce127" table:formula="of:=[MoMo.K244]/[.K$5]*1000000" office:value-type="float" office:value="566.04779038074" calcext:value-type="float">
            <text:p>566</text:p>
          </table:table-cell>
          <table:table-cell table:style-name="ce127" table:formula="of:=[MoMo.L244]/[.L$5]*1000000" office:value-type="float" office:value="129.192896739641" calcext:value-type="float">
            <text:p>129</text:p>
          </table:table-cell>
          <table:table-cell table:style-name="ce127" table:formula="of:=[MoMo.M244]/[.M$5]*1000000" office:value-type="float" office:value="298.768882828002" calcext:value-type="float">
            <text:p>299</text:p>
          </table:table-cell>
          <table:table-cell table:style-name="ce127" table:formula="of:=[MoMo.N244]/[.N$5]*1000000" office:value-type="float" office:value="523.832027015565" calcext:value-type="float">
            <text:p>524</text:p>
          </table:table-cell>
          <table:table-cell table:style-name="ce127" table:formula="of:=[MoMo.O244]/[.O$5]*1000000" office:value-type="float" office:value="145.091520548031" calcext:value-type="float">
            <text:p>145</text:p>
          </table:table-cell>
          <table:table-cell table:style-name="ce127" table:formula="of:=[MoMo.P244]/[.P$5]*1000000" office:value-type="float" office:value="1792.92465171063" calcext:value-type="float">
            <text:p>1793</text:p>
          </table:table-cell>
          <table:table-cell table:style-name="ce127"/>
          <table:table-cell table:style-name="ce127" table:formula="of:=[MoMo.R244]/[.R$5]*1000000" office:value-type="float" office:value="89.2791318821867" calcext:value-type="float">
            <text:p>89</text:p>
          </table:table-cell>
          <table:table-cell table:style-name="ce127" table:formula="of:=[MoMo.S244]/[.S$5]*1000000" office:value-type="float" office:value="929.652198889977" calcext:value-type="float">
            <text:p>930</text:p>
          </table:table-cell>
          <table:table-cell table:style-name="ce127" table:formula="of:=[MoMo.T244]/[.T$5]*1000000" office:value-type="float" office:value="582.059471926544" calcext:value-type="float">
            <text:p>582</text:p>
          </table:table-cell>
          <table:table-cell table:style-name="ce127" table:formula="of:=[MoMo.U244]/[.U$5]*1000000" office:value-type="float" office:value="681.080224914865" calcext:value-type="float">
            <text:p>681</text:p>
          </table:table-cell>
          <table:table-cell table:style-name="ce127" table:formula="of:=[MoMo.V24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45]" office:value-type="string" office:string-value="Covid-19 (parcial)" calcext:value-type="string">
            <text:p>Covid-19 (parcial)</text:p>
          </table:table-cell>
          <table:table-cell table:style-name="ce123" table:formula="of:=[MoMo.C245]/[.C$5]*1000000" office:value-type="float" office:value="96.1308180613348" calcext:value-type="float">
            <text:p>96</text:p>
          </table:table-cell>
          <table:table-cell table:style-name="ce123" table:formula="of:=[MoMo.D245]/[.D$5]*1000000" office:value-type="float" office:value="537.92690306924" calcext:value-type="float">
            <text:p>538</text:p>
          </table:table-cell>
          <table:table-cell table:style-name="ce123" table:formula="of:=[MoMo.E245]/[.E$5]*1000000" office:value-type="float" office:value="161.440280711582" calcext:value-type="float">
            <text:p>161</text:p>
          </table:table-cell>
          <table:table-cell table:style-name="ce123" table:formula="of:=[MoMo.F245]/[.F$5]*1000000" office:value-type="float" office:value="18.6020472881758" calcext:value-type="float">
            <text:p>19</text:p>
          </table:table-cell>
          <table:table-cell table:style-name="ce123" table:formula="of:=[MoMo.G245]/[.G$5]*1000000" office:value-type="float" office:value="21.6197416440874" calcext:value-type="float">
            <text:p>22</text:p>
          </table:table-cell>
          <table:table-cell table:style-name="ce123" table:formula="of:=[MoMo.H245]/[.H$5]*1000000" office:value-type="float" office:value="291.264311159904" calcext:value-type="float">
            <text:p>291</text:p>
          </table:table-cell>
          <table:table-cell table:style-name="ce123" table:formula="of:=[MoMo.I245]/[.I$5]*1000000" office:value-type="float" office:value="1008.6486432638" calcext:value-type="float">
            <text:p>1009</text:p>
          </table:table-cell>
          <table:table-cell table:style-name="ce123" table:formula="of:=[MoMo.J245]/[.J$5]*1000000" office:value-type="float" office:value="877.241888349507" calcext:value-type="float">
            <text:p>877</text:p>
          </table:table-cell>
          <table:table-cell table:style-name="ce123" table:formula="of:=[MoMo.K245]/[.K$5]*1000000" office:value-type="float" office:value="671.967937116327" calcext:value-type="float">
            <text:p>672</text:p>
          </table:table-cell>
          <table:table-cell table:style-name="ce123" table:formula="of:=[MoMo.L245]/[.L$5]*1000000" office:value-type="float" office:value="0" calcext:value-type="float">
            <text:p>0</text:p>
          </table:table-cell>
          <table:table-cell table:style-name="ce123" table:formula="of:=[MoMo.M245]/[.M$5]*1000000" office:value-type="float" office:value="240.747683735308" calcext:value-type="float">
            <text:p>241</text:p>
          </table:table-cell>
          <table:table-cell table:style-name="ce123" table:formula="of:=[MoMo.N245]/[.N$5]*1000000" office:value-type="float" office:value="337.414935550951" calcext:value-type="float">
            <text:p>337</text:p>
          </table:table-cell>
          <table:table-cell table:style-name="ce123" table:formula="of:=[MoMo.O245]/[.O$5]*1000000" office:value-type="float" office:value="93.2731203523059" calcext:value-type="float">
            <text:p>93</text:p>
          </table:table-cell>
          <table:table-cell table:style-name="ce123" table:formula="of:=[MoMo.P245]/[.P$5]*1000000" office:value-type="float" office:value="1263.43876380931" calcext:value-type="float">
            <text:p>1263</text:p>
          </table:table-cell>
          <table:table-cell table:style-name="ce123"/>
          <table:table-cell table:style-name="ce123" table:formula="of:=[MoMo.R245]/[.R$5]*1000000" office:value-type="float" office:value="79.1337759864837" calcext:value-type="float">
            <text:p>79</text:p>
          </table:table-cell>
          <table:table-cell table:style-name="ce123" table:formula="of:=[MoMo.S245]/[.S$5]*1000000" office:value-type="float" office:value="525.052736914605" calcext:value-type="float">
            <text:p>525</text:p>
          </table:table-cell>
          <table:table-cell table:style-name="ce123" table:formula="of:=[MoMo.T245]/[.T$5]*1000000" office:value-type="float" office:value="440.637209606892" calcext:value-type="float">
            <text:p>441</text:p>
          </table:table-cell>
          <table:table-cell table:style-name="ce123" table:formula="of:=[MoMo.U245]/[.U$5]*1000000" office:value-type="float" office:value="719.094004910113" calcext:value-type="float">
            <text:p>719</text:p>
          </table:table-cell>
          <table:table-cell table:style-name="ce123" table:formula="of:=[MoMo.V24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46]" office:value-type="string" office:string-value="Covid-19 (total)" calcext:value-type="string">
            <text:p>Covid-19 (total)</text:p>
          </table:table-cell>
          <table:table-cell table:style-name="ce129" table:formula="of:=[MoMo.C246]/[.C$5]*1000000" office:value-type="float" office:value="151.113829384257" calcext:value-type="float">
            <text:p>151</text:p>
          </table:table-cell>
          <table:table-cell table:style-name="ce129" table:formula="of:=[MoMo.D246]/[.D$5]*1000000" office:value-type="float" office:value="588.357550231981" calcext:value-type="float">
            <text:p>588</text:p>
          </table:table-cell>
          <table:table-cell table:style-name="ce129" table:formula="of:=[MoMo.E246]/[.E$5]*1000000" office:value-type="float" office:value="276.199034470418" calcext:value-type="float">
            <text:p>276</text:p>
          </table:table-cell>
          <table:table-cell table:style-name="ce129" table:formula="of:=[MoMo.F246]/[.F$5]*1000000" office:value-type="float" office:value="175.390731574229" calcext:value-type="float">
            <text:p>175</text:p>
          </table:table-cell>
          <table:table-cell table:style-name="ce129" table:formula="of:=[MoMo.G246]/[.G$5]*1000000" office:value-type="float" office:value="66.7392024665305" calcext:value-type="float">
            <text:p>67</text:p>
          </table:table-cell>
          <table:table-cell table:style-name="ce129" table:formula="of:=[MoMo.H246]/[.H$5]*1000000" office:value-type="float" office:value="341.244577571959" calcext:value-type="float">
            <text:p>341</text:p>
          </table:table-cell>
          <table:table-cell table:style-name="ce129" table:formula="of:=[MoMo.I246]/[.I$5]*1000000" office:value-type="float" office:value="1085.85384805684" calcext:value-type="float">
            <text:p>1086</text:p>
          </table:table-cell>
          <table:table-cell table:style-name="ce129" table:formula="of:=[MoMo.J246]/[.J$5]*1000000" office:value-type="float" office:value="903.884780346624" calcext:value-type="float">
            <text:p>904</text:p>
          </table:table-cell>
          <table:table-cell table:style-name="ce129" table:formula="of:=[MoMo.K246]/[.K$5]*1000000" office:value-type="float" office:value="724.599065929041" calcext:value-type="float">
            <text:p>725</text:p>
          </table:table-cell>
          <table:table-cell table:style-name="ce129" table:formula="of:=[MoMo.L246]/[.L$5]*1000000" office:value-type="float" office:value="46.9792351780513" calcext:value-type="float">
            <text:p>47</text:p>
          </table:table-cell>
          <table:table-cell table:style-name="ce129" table:formula="of:=[MoMo.M246]/[.M$5]*1000000" office:value-type="float" office:value="257.670533470677" calcext:value-type="float">
            <text:p>258</text:p>
          </table:table-cell>
          <table:table-cell table:style-name="ce129" table:formula="of:=[MoMo.N246]/[.N$5]*1000000" office:value-type="float" office:value="430.623481283258" calcext:value-type="float">
            <text:p>431</text:p>
          </table:table-cell>
          <table:table-cell table:style-name="ce129" table:formula="of:=[MoMo.O246]/[.O$5]*1000000" office:value-type="float" office:value="212.085309372505" calcext:value-type="float">
            <text:p>212</text:p>
          </table:table-cell>
          <table:table-cell table:style-name="ce129" table:formula="of:=[MoMo.P246]/[.P$5]*1000000" office:value-type="float" office:value="1280.00895094145" calcext:value-type="float">
            <text:p>1280</text:p>
          </table:table-cell>
          <table:table-cell table:style-name="ce129"/>
          <table:table-cell table:style-name="ce129" table:formula="of:=[MoMo.R246]/[.R$5]*1000000" office:value-type="float" office:value="91.9845601210409" calcext:value-type="float">
            <text:p>92</text:p>
          </table:table-cell>
          <table:table-cell table:style-name="ce129" table:formula="of:=[MoMo.S246]/[.S$5]*1000000" office:value-type="float" office:value="727.352467902291" calcext:value-type="float">
            <text:p>727</text:p>
          </table:table-cell>
          <table:table-cell table:style-name="ce129" table:formula="of:=[MoMo.T246]/[.T$5]*1000000" office:value-type="float" office:value="615.255051184855" calcext:value-type="float">
            <text:p>615</text:p>
          </table:table-cell>
          <table:table-cell table:style-name="ce129" table:formula="of:=[MoMo.U246]/[.U$5]*1000000" office:value-type="float" office:value="1064.38583986695" calcext:value-type="float">
            <text:p>1064</text:p>
          </table:table-cell>
          <table:table-cell table:style-name="ce129" table:formula="of:=[MoMo.V2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47]" office:value-type="string" office:string-value="Diferencia" calcext:value-type="string">
            <text:p>Diferencia</text:p>
          </table:table-cell>
          <table:table-cell table:style-name="ce124" table:formula="of:=[.C244]-[.C245]" office:value-type="float" office:value="12.6425145341209" calcext:value-type="float">
            <text:p>13</text:p>
          </table:table-cell>
          <table:table-cell table:style-name="ce124" table:formula="of:=[.D244]-[.D245]" office:value-type="float" office:value="98.5689921817215" calcext:value-type="float">
            <text:p>99</text:p>
          </table:table-cell>
          <table:table-cell table:style-name="ce124" table:formula="of:=[.E244]-[.E245]" office:value-type="float" office:value="124.484071873991" calcext:value-type="float">
            <text:p>124</text:p>
          </table:table-cell>
          <table:table-cell table:style-name="ce124" table:formula="of:=[.F244]-[.F245]" office:value-type="float" office:value="36.3182828007242" calcext:value-type="float">
            <text:p>36</text:p>
          </table:table-cell>
          <table:table-cell table:style-name="ce124" table:formula="of:=[.G244]-[.G245]" office:value-type="float" office:value="20.6797528769531" calcext:value-type="float">
            <text:p>21</text:p>
          </table:table-cell>
          <table:table-cell table:style-name="ce124" table:formula="of:=[.H244]-[.H245]" office:value-type="float" office:value="32.7456917872081" calcext:value-type="float">
            <text:p>33</text:p>
          </table:table-cell>
          <table:table-cell table:style-name="ce124" table:formula="of:=[.I244]-[.I245]" office:value-type="float" office:value="791.975971747876" calcext:value-type="float">
            <text:p>792</text:p>
          </table:table-cell>
          <table:table-cell table:style-name="ce124" table:formula="of:=[.J244]-[.J245]" office:value-type="float" office:value="869.347698128139" calcext:value-type="float">
            <text:p>869</text:p>
          </table:table-cell>
          <table:table-cell table:style-name="ce124" table:formula="of:=[.K244]-[.K245]" office:value-type="float" office:value="-105.920146735587" calcext:value-type="float">
            <text:p>-106</text:p>
          </table:table-cell>
          <table:table-cell table:style-name="ce124" table:formula="of:=[.L244]-[.L245]" office:value-type="float" office:value="129.192896739641" calcext:value-type="float">
            <text:p>129</text:p>
          </table:table-cell>
          <table:table-cell table:style-name="ce124" table:formula="of:=[.M244]-[.M245]" office:value-type="float" office:value="58.0211990926935" calcext:value-type="float">
            <text:p>58</text:p>
          </table:table-cell>
          <table:table-cell table:style-name="ce124" table:formula="of:=[.N244]-[.N245]" office:value-type="float" office:value="186.417091464614" calcext:value-type="float">
            <text:p>186</text:p>
          </table:table-cell>
          <table:table-cell table:style-name="ce124" table:formula="of:=[.O244]-[.O245]" office:value-type="float" office:value="51.8184001957255" calcext:value-type="float">
            <text:p>52</text:p>
          </table:table-cell>
          <table:table-cell table:style-name="ce124" table:formula="of:=[.P244]-[.P245]" office:value-type="float" office:value="529.485887901316" calcext:value-type="float">
            <text:p>529</text:p>
          </table:table-cell>
          <table:table-cell table:style-name="ce124"/>
          <table:table-cell table:style-name="ce124" table:formula="of:=[.R244]-[.R245]" office:value-type="float" office:value="10.145355895703" calcext:value-type="float">
            <text:p>10</text:p>
          </table:table-cell>
          <table:table-cell table:style-name="ce124" table:formula="of:=[.S244]-[.S245]" office:value-type="float" office:value="404.599461975372" calcext:value-type="float">
            <text:p>405</text:p>
          </table:table-cell>
          <table:table-cell table:style-name="ce124" table:formula="of:=[.T244]-[.T245]" office:value-type="float" office:value="141.422262319653" calcext:value-type="float">
            <text:p>141</text:p>
          </table:table-cell>
          <table:table-cell table:style-name="ce124" table:formula="of:=[.U244]-[.U245]" office:value-type="float" office:value="-38.0137799952482" calcext:value-type="float">
            <text:p>-38</text:p>
          </table:table-cell>
          <table:table-cell table:style-name="ce124" table:formula="of:=[.V244]-[.V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49]" office:value-type="date" office:date-value="2020-05-06" calcext:value-type="date">
            <text:p>06/05</text:p>
          </table:table-cell>
          <table:table-cell table:style-name="ce110" table:formula="of:=[MoMo.B249]" office:value-type="string" office:string-value="Inicio" calcext:value-type="string">
            <text:p>Inicio</text:p>
          </table:table-cell>
          <table:table-cell table:style-name="ce46" table:formula="of:=[MoMo.C249]" office:value-type="date" office:date-value="2020-03-20" calcext:value-type="date">
            <text:p>20/03</text:p>
          </table:table-cell>
          <table:table-cell table:style-name="ce46" table:formula="of:=[MoMo.D249]" office:value-type="date" office:date-value="2020-03-23" calcext:value-type="date">
            <text:p>23/03</text:p>
          </table:table-cell>
          <table:table-cell table:style-name="ce46" table:formula="of:=[MoMo.E249]" office:value-type="date" office:date-value="2020-03-20" calcext:value-type="date">
            <text:p>20/03</text:p>
          </table:table-cell>
          <table:table-cell table:style-name="ce46" table:formula="of:=[MoMo.F249]" office:value-type="date" office:date-value="2020-03-16" calcext:value-type="date">
            <text:p>16/03</text:p>
          </table:table-cell>
          <table:table-cell table:style-name="ce46" table:formula="of:=[MoMo.G249]" office:value-type="date" office:date-value="2020-03-27" calcext:value-type="date">
            <text:p>27/03</text:p>
          </table:table-cell>
          <table:table-cell table:style-name="ce46" table:formula="of:=[MoMo.H249]" office:value-type="date" office:date-value="2020-03-24" calcext:value-type="date">
            <text:p>24/03</text:p>
          </table:table-cell>
          <table:table-cell table:style-name="ce46" table:formula="of:=[MoMo.I249]" office:value-type="date" office:date-value="2020-03-14" calcext:value-type="date">
            <text:p>14/03</text:p>
          </table:table-cell>
          <table:table-cell table:style-name="ce46" table:formula="of:=[MoMo.J249]" office:value-type="date" office:date-value="2020-03-18" calcext:value-type="date">
            <text:p>18/03</text:p>
          </table:table-cell>
          <table:table-cell table:style-name="ce46" table:formula="of:=[MoMo.K249]" office:value-type="date" office:date-value="2020-03-23" calcext:value-type="date">
            <text:p>23/03</text:p>
          </table:table-cell>
          <table:table-cell table:style-name="ce46" table:formula="of:=[MoMo.L249]" office:value-type="date" office:date-value="2020-03-28" calcext:value-type="date">
            <text:p>28/03</text:p>
          </table:table-cell>
          <table:table-cell table:style-name="ce46" table:formula="of:=[MoMo.M249]" office:value-type="date" office:date-value="2020-03-22" calcext:value-type="date">
            <text:p>22/03</text:p>
          </table:table-cell>
          <table:table-cell table:style-name="ce46" table:formula="of:=[MoMo.N249]" office:value-type="date" office:date-value="2020-03-23" calcext:value-type="date">
            <text:p>23/03</text:p>
          </table:table-cell>
          <table:table-cell table:style-name="ce46" table:formula="of:=[MoMo.O249]" office:value-type="date" office:date-value="2020-03-21" calcext:value-type="date">
            <text:p>21/03</text:p>
          </table:table-cell>
          <table:table-cell table:style-name="ce46" table:formula="of:=[MoMo.P249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49]" office:value-type="date" office:date-value="2020-03-27" calcext:value-type="date">
            <text:p>27/03</text:p>
          </table:table-cell>
          <table:table-cell table:style-name="ce46" table:formula="of:=[MoMo.S249]" office:value-type="date" office:date-value="2020-03-22" calcext:value-type="date">
            <text:p>22/03</text:p>
          </table:table-cell>
          <table:table-cell table:style-name="ce46" table:formula="of:=[MoMo.T249]" office:value-type="date" office:date-value="2020-03-25" calcext:value-type="date">
            <text:p>25/03</text:p>
          </table:table-cell>
          <table:table-cell table:style-name="ce46" table:formula="of:=[MoMo.U249]" office:value-type="date" office:date-value="2020-03-20" calcext:value-type="date">
            <text:p>20/03</text:p>
          </table:table-cell>
          <table:table-cell table:style-name="ce46" table:formula="of:=[MoMo.V24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0]" office:value-type="string" office:string-value="Fin" calcext:value-type="string">
            <text:p>Fin</text:p>
          </table:table-cell>
          <table:table-cell table:style-name="ce126" table:formula="of:=[MoMo.C250]" office:value-type="date" office:date-value="2020-04-14" calcext:value-type="date">
            <text:p>14/04</text:p>
          </table:table-cell>
          <table:table-cell table:style-name="ce126" table:formula="of:=[MoMo.D250]" office:value-type="date" office:date-value="2020-04-29" calcext:value-type="date">
            <text:p>29/04</text:p>
          </table:table-cell>
          <table:table-cell table:style-name="ce126" table:formula="of:=[MoMo.E250]" office:value-type="date" office:date-value="2020-04-22" calcext:value-type="date">
            <text:p>22/04</text:p>
          </table:table-cell>
          <table:table-cell table:style-name="ce126" table:formula="of:=[MoMo.F250]" office:value-type="date" office:date-value="2020-03-27" calcext:value-type="date">
            <text:p>27/03</text:p>
          </table:table-cell>
          <table:table-cell table:style-name="ce126" table:formula="of:=[MoMo.G250]" office:value-type="date" office:date-value="2020-04-03" calcext:value-type="date">
            <text:p>03/04</text:p>
          </table:table-cell>
          <table:table-cell table:style-name="ce126" table:formula="of:=[MoMo.H250]" office:value-type="date" office:date-value="2020-04-24" calcext:value-type="date">
            <text:p>24/04</text:p>
          </table:table-cell>
          <table:table-cell table:style-name="ce126" table:formula="of:=[MoMo.I250]" office:value-type="date" office:date-value="2020-04-29" calcext:value-type="date">
            <text:p>29/04</text:p>
          </table:table-cell>
          <table:table-cell table:style-name="ce126" table:formula="of:=[MoMo.J250]" office:value-type="date" office:date-value="2020-05-02" calcext:value-type="date">
            <text:p>02/05</text:p>
          </table:table-cell>
          <table:table-cell table:style-name="ce126" table:formula="of:=[MoMo.K250]" office:value-type="date" office:date-value="2020-04-24" calcext:value-type="date">
            <text:p>24/04</text:p>
          </table:table-cell>
          <table:table-cell table:style-name="ce126" table:formula="of:=[MoMo.L250]" office:value-type="date" office:date-value="2020-03-31" calcext:value-type="date">
            <text:p>31/03</text:p>
          </table:table-cell>
          <table:table-cell table:style-name="ce126" table:formula="of:=[MoMo.M250]" office:value-type="date" office:date-value="2020-05-02" calcext:value-type="date">
            <text:p>02/05</text:p>
          </table:table-cell>
          <table:table-cell table:style-name="ce126" table:formula="of:=[MoMo.N250]" office:value-type="date" office:date-value="2020-04-18" calcext:value-type="date">
            <text:p>18/04</text:p>
          </table:table-cell>
          <table:table-cell table:style-name="ce126" table:formula="of:=[MoMo.O250]" office:value-type="date" office:date-value="2020-04-11" calcext:value-type="date">
            <text:p>11/04</text:p>
          </table:table-cell>
          <table:table-cell table:style-name="ce126" table:formula="of:=[MoMo.P250]" office:value-type="date" office:date-value="2020-05-04" calcext:value-type="date">
            <text:p>04/05</text:p>
          </table:table-cell>
          <table:table-cell table:style-name="ce126"/>
          <table:table-cell table:style-name="ce126" table:formula="of:=[MoMo.R250]" office:value-type="date" office:date-value="2020-05-02" calcext:value-type="date">
            <text:p>02/05</text:p>
          </table:table-cell>
          <table:table-cell table:style-name="ce126" table:formula="of:=[MoMo.S250]" office:value-type="date" office:date-value="2020-04-18" calcext:value-type="date">
            <text:p>18/04</text:p>
          </table:table-cell>
          <table:table-cell table:style-name="ce126" table:formula="of:=[MoMo.T250]" office:value-type="date" office:date-value="2020-04-22" calcext:value-type="date">
            <text:p>22/04</text:p>
          </table:table-cell>
          <table:table-cell table:style-name="ce126" table:formula="of:=[MoMo.U250]" office:value-type="date" office:date-value="2020-04-14" calcext:value-type="date">
            <text:p>14/04</text:p>
          </table:table-cell>
          <table:table-cell table:style-name="ce126" table:formula="of:=[MoMo.V25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1]" office:value-type="string" office:string-value="MoMo (parcial)" calcext:value-type="string">
            <text:p>MoMo (parcial)</text:p>
          </table:table-cell>
          <table:table-cell table:style-name="ce127" table:formula="of:=[MoMo.C251]/[.C$5]*1000000" office:value-type="float" office:value="108.534794585378" calcext:value-type="float">
            <text:p>109</text:p>
          </table:table-cell>
          <table:table-cell table:style-name="ce127" table:formula="of:=[MoMo.D251]/[.D$5]*1000000" office:value-type="float" office:value="635.731794536374" calcext:value-type="float">
            <text:p>636</text:p>
          </table:table-cell>
          <table:table-cell table:style-name="ce127" table:formula="of:=[MoMo.E251]/[.E$5]*1000000" office:value-type="float" office:value="326.770688669226" calcext:value-type="float">
            <text:p>327</text:p>
          </table:table-cell>
          <table:table-cell table:style-name="ce127" table:formula="of:=[MoMo.F251]/[.F$5]*1000000" office:value-type="float" office:value="54.9203300889001" calcext:value-type="float">
            <text:p>55</text:p>
          </table:table-cell>
          <table:table-cell table:style-name="ce127" table:formula="of:=[MoMo.G251]/[.G$5]*1000000" office:value-type="float" office:value="42.2994945210405" calcext:value-type="float">
            <text:p>42</text:p>
          </table:table-cell>
          <table:table-cell table:style-name="ce127" table:formula="of:=[MoMo.H251]/[.H$5]*1000000" office:value-type="float" office:value="324.010002947112" calcext:value-type="float">
            <text:p>324</text:p>
          </table:table-cell>
          <table:table-cell table:style-name="ce127" table:formula="of:=[MoMo.I251]/[.I$5]*1000000" office:value-type="float" office:value="1800.62461501168" calcext:value-type="float">
            <text:p>1801</text:p>
          </table:table-cell>
          <table:table-cell table:style-name="ce127" table:formula="of:=[MoMo.J251]/[.J$5]*1000000" office:value-type="float" office:value="1729.81443225724" calcext:value-type="float">
            <text:p>1730</text:p>
          </table:table-cell>
          <table:table-cell table:style-name="ce127" table:formula="of:=[MoMo.K251]/[.K$5]*1000000" office:value-type="float" office:value="551.574229957244" calcext:value-type="float">
            <text:p>552</text:p>
          </table:table-cell>
          <table:table-cell table:style-name="ce127" table:formula="of:=[MoMo.L251]/[.L$5]*1000000" office:value-type="float" office:value="129.192896739641" calcext:value-type="float">
            <text:p>129</text:p>
          </table:table-cell>
          <table:table-cell table:style-name="ce127" table:formula="of:=[MoMo.M251]/[.M$5]*1000000" office:value-type="float" office:value="292.523545425663" calcext:value-type="float">
            <text:p>293</text:p>
          </table:table-cell>
          <table:table-cell table:style-name="ce127" table:formula="of:=[MoMo.N251]/[.N$5]*1000000" office:value-type="float" office:value="523.832027015565" calcext:value-type="float">
            <text:p>524</text:p>
          </table:table-cell>
          <table:table-cell table:style-name="ce127" table:formula="of:=[MoMo.O251]/[.O$5]*1000000" office:value-type="float" office:value="144.351257688092" calcext:value-type="float">
            <text:p>144</text:p>
          </table:table-cell>
          <table:table-cell table:style-name="ce127" table:formula="of:=[MoMo.P251]/[.P$5]*1000000" office:value-type="float" office:value="1794.74889249582" calcext:value-type="float">
            <text:p>1795</text:p>
          </table:table-cell>
          <table:table-cell table:style-name="ce127"/>
          <table:table-cell table:style-name="ce127" table:formula="of:=[MoMo.R251]/[.R$5]*1000000" office:value-type="float" office:value="87.2500607030461" calcext:value-type="float">
            <text:p>87</text:p>
          </table:table-cell>
          <table:table-cell table:style-name="ce127" table:formula="of:=[MoMo.S251]/[.S$5]*1000000" office:value-type="float" office:value="929.652198889977" calcext:value-type="float">
            <text:p>930</text:p>
          </table:table-cell>
          <table:table-cell table:style-name="ce127" table:formula="of:=[MoMo.T251]/[.T$5]*1000000" office:value-type="float" office:value="582.514205888987" calcext:value-type="float">
            <text:p>583</text:p>
          </table:table-cell>
          <table:table-cell table:style-name="ce127" table:formula="of:=[MoMo.U251]/[.U$5]*1000000" office:value-type="float" office:value="681.080224914865" calcext:value-type="float">
            <text:p>681</text:p>
          </table:table-cell>
          <table:table-cell table:style-name="ce127" table:formula="of:=[MoMo.V25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2]" office:value-type="string" office:string-value="Covid-19 (parcial)" calcext:value-type="string">
            <text:p>Covid-19 (parcial)</text:p>
          </table:table-cell>
          <table:table-cell table:style-name="ce123" table:formula="of:=[MoMo.C252]/[.C$5]*1000000" office:value-type="float" office:value="96.1308180613348" calcext:value-type="float">
            <text:p>96</text:p>
          </table:table-cell>
          <table:table-cell table:style-name="ce123" table:formula="of:=[MoMo.D252]/[.D$5]*1000000" office:value-type="float" office:value="537.92690306924" calcext:value-type="float">
            <text:p>538</text:p>
          </table:table-cell>
          <table:table-cell table:style-name="ce123" table:formula="of:=[MoMo.E252]/[.E$5]*1000000" office:value-type="float" office:value="203.259148606751" calcext:value-type="float">
            <text:p>203</text:p>
          </table:table-cell>
          <table:table-cell table:style-name="ce123" table:formula="of:=[MoMo.F252]/[.F$5]*1000000" office:value-type="float" office:value="18.6020472881758" calcext:value-type="float">
            <text:p>19</text:p>
          </table:table-cell>
          <table:table-cell table:style-name="ce123" table:formula="of:=[MoMo.G252]/[.G$5]*1000000" office:value-type="float" office:value="21.6197416440874" calcext:value-type="float">
            <text:p>22</text:p>
          </table:table-cell>
          <table:table-cell table:style-name="ce123" table:formula="of:=[MoMo.H252]/[.H$5]*1000000" office:value-type="float" office:value="291.264311159904" calcext:value-type="float">
            <text:p>291</text:p>
          </table:table-cell>
          <table:table-cell table:style-name="ce123" table:formula="of:=[MoMo.I252]/[.I$5]*1000000" office:value-type="float" office:value="1008.6486432638" calcext:value-type="float">
            <text:p>1009</text:p>
          </table:table-cell>
          <table:table-cell table:style-name="ce123" table:formula="of:=[MoMo.J252]/[.J$5]*1000000" office:value-type="float" office:value="871.321245683482" calcext:value-type="float">
            <text:p>871</text:p>
          </table:table-cell>
          <table:table-cell table:style-name="ce123" table:formula="of:=[MoMo.K252]/[.K$5]*1000000" office:value-type="float" office:value="584.073951999095" calcext:value-type="float">
            <text:p>584</text:p>
          </table:table-cell>
          <table:table-cell table:style-name="ce123" table:formula="of:=[MoMo.L252]/[.L$5]*1000000" office:value-type="float" office:value="0" calcext:value-type="float">
            <text:p>0</text:p>
          </table:table-cell>
          <table:table-cell table:style-name="ce123" table:formula="of:=[MoMo.M252]/[.M$5]*1000000" office:value-type="float" office:value="239.53890875421" calcext:value-type="float">
            <text:p>240</text:p>
          </table:table-cell>
          <table:table-cell table:style-name="ce123" table:formula="of:=[MoMo.N252]/[.N$5]*1000000" office:value-type="float" office:value="337.414935550951" calcext:value-type="float">
            <text:p>337</text:p>
          </table:table-cell>
          <table:table-cell table:style-name="ce123" table:formula="of:=[MoMo.O252]/[.O$5]*1000000" office:value-type="float" office:value="93.2731203523059" calcext:value-type="float">
            <text:p>93</text:p>
          </table:table-cell>
          <table:table-cell table:style-name="ce123" table:formula="of:=[MoMo.P252]/[.P$5]*1000000" office:value-type="float" office:value="1270.12764668834" calcext:value-type="float">
            <text:p>1270</text:p>
          </table:table-cell>
          <table:table-cell table:style-name="ce123"/>
          <table:table-cell table:style-name="ce123" table:formula="of:=[MoMo.R252]/[.R$5]*1000000" office:value-type="float" office:value="79.1337759864837" calcext:value-type="float">
            <text:p>79</text:p>
          </table:table-cell>
          <table:table-cell table:style-name="ce123" table:formula="of:=[MoMo.S252]/[.S$5]*1000000" office:value-type="float" office:value="525.052736914605" calcext:value-type="float">
            <text:p>525</text:p>
          </table:table-cell>
          <table:table-cell table:style-name="ce123" table:formula="of:=[MoMo.T252]/[.T$5]*1000000" office:value-type="float" office:value="440.637209606892" calcext:value-type="float">
            <text:p>441</text:p>
          </table:table-cell>
          <table:table-cell table:style-name="ce123" table:formula="of:=[MoMo.U252]/[.U$5]*1000000" office:value-type="float" office:value="719.094004910113" calcext:value-type="float">
            <text:p>719</text:p>
          </table:table-cell>
          <table:table-cell table:style-name="ce123" table:formula="of:=[MoMo.V25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53]" office:value-type="string" office:string-value="Covid-19 (total)" calcext:value-type="string">
            <text:p>Covid-19 (total)</text:p>
          </table:table-cell>
          <table:table-cell table:style-name="ce129" table:formula="of:=[MoMo.C253]/[.C$5]*1000000" office:value-type="float" office:value="152.783595454801" calcext:value-type="float">
            <text:p>153</text:p>
          </table:table-cell>
          <table:table-cell table:style-name="ce129" table:formula="of:=[MoMo.D253]/[.D$5]*1000000" office:value-type="float" office:value="602.111363094547" calcext:value-type="float">
            <text:p>602</text:p>
          </table:table-cell>
          <table:table-cell table:style-name="ce129" table:formula="of:=[MoMo.E253]/[.E$5]*1000000" office:value-type="float" office:value="279.116629904964" calcext:value-type="float">
            <text:p>279</text:p>
          </table:table-cell>
          <table:table-cell table:style-name="ce129" table:formula="of:=[MoMo.F253]/[.F$5]*1000000" office:value-type="float" office:value="176.276543349857" calcext:value-type="float">
            <text:p>176</text:p>
          </table:table-cell>
          <table:table-cell table:style-name="ce129" table:formula="of:=[MoMo.G253]/[.G$5]*1000000" office:value-type="float" office:value="67.2091968500976" calcext:value-type="float">
            <text:p>67</text:p>
          </table:table-cell>
          <table:table-cell table:style-name="ce129" table:formula="of:=[MoMo.H253]/[.H$5]*1000000" office:value-type="float" office:value="342.968035034443" calcext:value-type="float">
            <text:p>343</text:p>
          </table:table-cell>
          <table:table-cell table:style-name="ce129" table:formula="of:=[MoMo.I253]/[.I$5]*1000000" office:value-type="float" office:value="1098.72138218901" calcext:value-type="float">
            <text:p>1099</text:p>
          </table:table-cell>
          <table:table-cell table:style-name="ce129" table:formula="of:=[MoMo.J253]/[.J$5]*1000000" office:value-type="float" office:value="911.285583679156" calcext:value-type="float">
            <text:p>911</text:p>
          </table:table-cell>
          <table:table-cell table:style-name="ce129" table:formula="of:=[MoMo.K253]/[.K$5]*1000000" office:value-type="float" office:value="734.467402581425" calcext:value-type="float">
            <text:p>734</text:p>
          </table:table-cell>
          <table:table-cell table:style-name="ce129" table:formula="of:=[MoMo.L253]/[.L$5]*1000000" office:value-type="float" office:value="46.9792351780513" calcext:value-type="float">
            <text:p>47</text:p>
          </table:table-cell>
          <table:table-cell table:style-name="ce129" table:formula="of:=[MoMo.M253]/[.M$5]*1000000" office:value-type="float" office:value="260.088083432873" calcext:value-type="float">
            <text:p>260</text:p>
          </table:table-cell>
          <table:table-cell table:style-name="ce129" table:formula="of:=[MoMo.N253]/[.N$5]*1000000" office:value-type="float" office:value="431.555566740581" calcext:value-type="float">
            <text:p>432</text:p>
          </table:table-cell>
          <table:table-cell table:style-name="ce129" table:formula="of:=[MoMo.O253]/[.O$5]*1000000" office:value-type="float" office:value="215.41649224223" calcext:value-type="float">
            <text:p>215</text:p>
          </table:table-cell>
          <table:table-cell table:style-name="ce129" table:formula="of:=[MoMo.P253]/[.P$5]*1000000" office:value-type="float" office:value="1287.00187395135" calcext:value-type="float">
            <text:p>1287</text:p>
          </table:table-cell>
          <table:table-cell table:style-name="ce129"/>
          <table:table-cell table:style-name="ce129" table:formula="of:=[MoMo.R253]/[.R$5]*1000000" office:value-type="float" office:value="91.9845601210409" calcext:value-type="float">
            <text:p>92</text:p>
          </table:table-cell>
          <table:table-cell table:style-name="ce129" table:formula="of:=[MoMo.S253]/[.S$5]*1000000" office:value-type="float" office:value="735.073831680447" calcext:value-type="float">
            <text:p>735</text:p>
          </table:table-cell>
          <table:table-cell table:style-name="ce129" table:formula="of:=[MoMo.T253]/[.T$5]*1000000" office:value-type="float" office:value="620.257124771724" calcext:value-type="float">
            <text:p>620</text:p>
          </table:table-cell>
          <table:table-cell table:style-name="ce129" table:formula="of:=[MoMo.U253]/[.U$5]*1000000" office:value-type="float" office:value="1067.55365486656" calcext:value-type="float">
            <text:p>1068</text:p>
          </table:table-cell>
          <table:table-cell table:style-name="ce129" table:formula="of:=[MoMo.V2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54]" office:value-type="string" office:string-value="Diferencia" calcext:value-type="string">
            <text:p>Diferencia</text:p>
          </table:table-cell>
          <table:table-cell table:style-name="ce124" table:formula="of:=[.C251]-[.C252]" office:value-type="float" office:value="12.4039765240432" calcext:value-type="float">
            <text:p>12</text:p>
          </table:table-cell>
          <table:table-cell table:style-name="ce124" table:formula="of:=[.D251]-[.D252]" office:value-type="float" office:value="97.8048914671344" calcext:value-type="float">
            <text:p>98</text:p>
          </table:table-cell>
          <table:table-cell table:style-name="ce124" table:formula="of:=[.E251]-[.E252]" office:value-type="float" office:value="123.511540062475" calcext:value-type="float">
            <text:p>124</text:p>
          </table:table-cell>
          <table:table-cell table:style-name="ce124" table:formula="of:=[.F251]-[.F252]" office:value-type="float" office:value="36.3182828007242" calcext:value-type="float">
            <text:p>36</text:p>
          </table:table-cell>
          <table:table-cell table:style-name="ce124" table:formula="of:=[.G251]-[.G252]" office:value-type="float" office:value="20.6797528769531" calcext:value-type="float">
            <text:p>21</text:p>
          </table:table-cell>
          <table:table-cell table:style-name="ce124" table:formula="of:=[.H251]-[.H252]" office:value-type="float" office:value="32.7456917872081" calcext:value-type="float">
            <text:p>33</text:p>
          </table:table-cell>
          <table:table-cell table:style-name="ce124" table:formula="of:=[.I251]-[.I252]" office:value-type="float" office:value="791.975971747876" calcext:value-type="float">
            <text:p>792</text:p>
          </table:table-cell>
          <table:table-cell table:style-name="ce124" table:formula="of:=[.J251]-[.J252]" office:value-type="float" office:value="858.493186573759" calcext:value-type="float">
            <text:p>858</text:p>
          </table:table-cell>
          <table:table-cell table:style-name="ce124" table:formula="of:=[.K251]-[.K252]" office:value-type="float" office:value="-32.499722041851" calcext:value-type="float">
            <text:p>-32</text:p>
          </table:table-cell>
          <table:table-cell table:style-name="ce124" table:formula="of:=[.L251]-[.L252]" office:value-type="float" office:value="129.192896739641" calcext:value-type="float">
            <text:p>129</text:p>
          </table:table-cell>
          <table:table-cell table:style-name="ce124" table:formula="of:=[.M251]-[.M252]" office:value-type="float" office:value="52.9846366714528" calcext:value-type="float">
            <text:p>53</text:p>
          </table:table-cell>
          <table:table-cell table:style-name="ce124" table:formula="of:=[.N251]-[.N252]" office:value-type="float" office:value="186.417091464614" calcext:value-type="float">
            <text:p>186</text:p>
          </table:table-cell>
          <table:table-cell table:style-name="ce124" table:formula="of:=[.O251]-[.O252]" office:value-type="float" office:value="51.0781373357866" calcext:value-type="float">
            <text:p>51</text:p>
          </table:table-cell>
          <table:table-cell table:style-name="ce124" table:formula="of:=[.P251]-[.P252]" office:value-type="float" office:value="524.621245807476" calcext:value-type="float">
            <text:p>525</text:p>
          </table:table-cell>
          <table:table-cell table:style-name="ce124"/>
          <table:table-cell table:style-name="ce124" table:formula="of:=[.R251]-[.R252]" office:value-type="float" office:value="8.11628471656243" calcext:value-type="float">
            <text:p>8</text:p>
          </table:table-cell>
          <table:table-cell table:style-name="ce124" table:formula="of:=[.S251]-[.S252]" office:value-type="float" office:value="404.599461975372" calcext:value-type="float">
            <text:p>405</text:p>
          </table:table-cell>
          <table:table-cell table:style-name="ce124" table:formula="of:=[.T251]-[.T252]" office:value-type="float" office:value="141.876996282095" calcext:value-type="float">
            <text:p>142</text:p>
          </table:table-cell>
          <table:table-cell table:style-name="ce124" table:formula="of:=[.U251]-[.U252]" office:value-type="float" office:value="-38.0137799952482" calcext:value-type="float">
            <text:p>-38</text:p>
          </table:table-cell>
          <table:table-cell table:style-name="ce124" table:formula="of:=[.V251]-[.V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56]" office:value-type="date" office:date-value="2020-05-07" calcext:value-type="date">
            <text:p>07/05</text:p>
          </table:table-cell>
          <table:table-cell table:style-name="ce110" table:formula="of:=[MoMo.B256]" office:value-type="string" office:string-value="Inicio" calcext:value-type="string">
            <text:p>Inicio</text:p>
          </table:table-cell>
          <table:table-cell table:style-name="ce46" table:formula="of:=[MoMo.C256]" office:value-type="date" office:date-value="2020-03-20" calcext:value-type="date">
            <text:p>20/03</text:p>
          </table:table-cell>
          <table:table-cell table:style-name="ce46" table:formula="of:=[MoMo.D256]" office:value-type="date" office:date-value="2020-03-23" calcext:value-type="date">
            <text:p>23/03</text:p>
          </table:table-cell>
          <table:table-cell table:style-name="ce46" table:formula="of:=[MoMo.E256]" office:value-type="date" office:date-value="2020-03-20" calcext:value-type="date">
            <text:p>20/03</text:p>
          </table:table-cell>
          <table:table-cell table:style-name="ce46" table:formula="of:=[MoMo.F256]" office:value-type="date" office:date-value="2020-03-16" calcext:value-type="date">
            <text:p>16/03</text:p>
          </table:table-cell>
          <table:table-cell table:style-name="ce46" table:formula="of:=[MoMo.G256]" office:value-type="date" office:date-value="2020-03-27" calcext:value-type="date">
            <text:p>27/03</text:p>
          </table:table-cell>
          <table:table-cell table:style-name="ce46" table:formula="of:=[MoMo.H256]" office:value-type="date" office:date-value="2020-03-24" calcext:value-type="date">
            <text:p>24/03</text:p>
          </table:table-cell>
          <table:table-cell table:style-name="ce46" table:formula="of:=[MoMo.I256]" office:value-type="date" office:date-value="2020-03-14" calcext:value-type="date">
            <text:p>14/03</text:p>
          </table:table-cell>
          <table:table-cell table:style-name="ce46" table:formula="of:=[MoMo.J256]" office:value-type="date" office:date-value="2020-03-18" calcext:value-type="date">
            <text:p>18/03</text:p>
          </table:table-cell>
          <table:table-cell table:style-name="ce46" table:formula="of:=[MoMo.K256]" office:value-type="date" office:date-value="2020-03-23" calcext:value-type="date">
            <text:p>23/03</text:p>
          </table:table-cell>
          <table:table-cell table:style-name="ce46" table:formula="of:=[MoMo.L256]" office:value-type="date" office:date-value="2020-03-28" calcext:value-type="date">
            <text:p>28/03</text:p>
          </table:table-cell>
          <table:table-cell table:style-name="ce46" table:formula="of:=[MoMo.M256]" office:value-type="date" office:date-value="2020-03-22" calcext:value-type="date">
            <text:p>22/03</text:p>
          </table:table-cell>
          <table:table-cell table:style-name="ce46" table:formula="of:=[MoMo.N256]" office:value-type="date" office:date-value="2020-03-23" calcext:value-type="date">
            <text:p>23/03</text:p>
          </table:table-cell>
          <table:table-cell table:style-name="ce46" table:formula="of:=[MoMo.O256]" office:value-type="date" office:date-value="2020-03-21" calcext:value-type="date">
            <text:p>21/03</text:p>
          </table:table-cell>
          <table:table-cell table:style-name="ce46" table:formula="of:=[MoMo.P256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56]" office:value-type="date" office:date-value="2020-03-27" calcext:value-type="date">
            <text:p>27/03</text:p>
          </table:table-cell>
          <table:table-cell table:style-name="ce46" table:formula="of:=[MoMo.S256]" office:value-type="date" office:date-value="2020-03-22" calcext:value-type="date">
            <text:p>22/03</text:p>
          </table:table-cell>
          <table:table-cell table:style-name="ce46" table:formula="of:=[MoMo.T256]" office:value-type="date" office:date-value="2020-03-25" calcext:value-type="date">
            <text:p>25/03</text:p>
          </table:table-cell>
          <table:table-cell table:style-name="ce46" table:formula="of:=[MoMo.U256]" office:value-type="date" office:date-value="2020-03-20" calcext:value-type="date">
            <text:p>20/03</text:p>
          </table:table-cell>
          <table:table-cell table:style-name="ce46" table:formula="of:=[MoMo.V25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57]" office:value-type="string" office:string-value="Fin" calcext:value-type="string">
            <text:p>Fin</text:p>
          </table:table-cell>
          <table:table-cell table:style-name="ce126" table:formula="of:=[MoMo.C257]" office:value-type="date" office:date-value="2020-04-14" calcext:value-type="date">
            <text:p>14/04</text:p>
          </table:table-cell>
          <table:table-cell table:style-name="ce126" table:formula="of:=[MoMo.D257]" office:value-type="date" office:date-value="2020-04-29" calcext:value-type="date">
            <text:p>29/04</text:p>
          </table:table-cell>
          <table:table-cell table:style-name="ce126" table:formula="of:=[MoMo.E257]" office:value-type="date" office:date-value="2020-04-22" calcext:value-type="date">
            <text:p>22/04</text:p>
          </table:table-cell>
          <table:table-cell table:style-name="ce126" table:formula="of:=[MoMo.F257]" office:value-type="date" office:date-value="2020-03-27" calcext:value-type="date">
            <text:p>27/03</text:p>
          </table:table-cell>
          <table:table-cell table:style-name="ce126" table:formula="of:=[MoMo.G257]" office:value-type="date" office:date-value="2020-05-01" calcext:value-type="date">
            <text:p>01/05</text:p>
          </table:table-cell>
          <table:table-cell table:style-name="ce126" table:formula="of:=[MoMo.H257]" office:value-type="date" office:date-value="2020-04-24" calcext:value-type="date">
            <text:p>24/04</text:p>
          </table:table-cell>
          <table:table-cell table:style-name="ce126" table:formula="of:=[MoMo.I257]" office:value-type="date" office:date-value="2020-04-29" calcext:value-type="date">
            <text:p>29/04</text:p>
          </table:table-cell>
          <table:table-cell table:style-name="ce126" table:formula="of:=[MoMo.J257]" office:value-type="date" office:date-value="2020-05-05" calcext:value-type="date">
            <text:p>05/05</text:p>
          </table:table-cell>
          <table:table-cell table:style-name="ce126" table:formula="of:=[MoMo.K257]" office:value-type="date" office:date-value="2020-04-24" calcext:value-type="date">
            <text:p>24/04</text:p>
          </table:table-cell>
          <table:table-cell table:style-name="ce126" table:formula="of:=[MoMo.L257]" office:value-type="date" office:date-value="2020-03-31" calcext:value-type="date">
            <text:p>31/03</text:p>
          </table:table-cell>
          <table:table-cell table:style-name="ce126" table:formula="of:=[MoMo.M257]" office:value-type="date" office:date-value="2020-05-02" calcext:value-type="date">
            <text:p>02/05</text:p>
          </table:table-cell>
          <table:table-cell table:style-name="ce126" table:formula="of:=[MoMo.N257]" office:value-type="date" office:date-value="2020-04-18" calcext:value-type="date">
            <text:p>18/04</text:p>
          </table:table-cell>
          <table:table-cell table:style-name="ce126" table:formula="of:=[MoMo.O257]" office:value-type="date" office:date-value="2020-04-11" calcext:value-type="date">
            <text:p>11/04</text:p>
          </table:table-cell>
          <table:table-cell table:style-name="ce126" table:formula="of:=[MoMo.P257]" office:value-type="date" office:date-value="2020-05-05" calcext:value-type="date">
            <text:p>05/05</text:p>
          </table:table-cell>
          <table:table-cell table:style-name="ce126"/>
          <table:table-cell table:style-name="ce126" table:formula="of:=[MoMo.R257]" office:value-type="date" office:date-value="2020-05-05" calcext:value-type="date">
            <text:p>05/05</text:p>
          </table:table-cell>
          <table:table-cell table:style-name="ce126" table:formula="of:=[MoMo.S257]" office:value-type="date" office:date-value="2020-04-18" calcext:value-type="date">
            <text:p>18/04</text:p>
          </table:table-cell>
          <table:table-cell table:style-name="ce126" table:formula="of:=[MoMo.T257]" office:value-type="date" office:date-value="2020-04-22" calcext:value-type="date">
            <text:p>22/04</text:p>
          </table:table-cell>
          <table:table-cell table:style-name="ce126" table:formula="of:=[MoMo.U257]" office:value-type="date" office:date-value="2020-04-14" calcext:value-type="date">
            <text:p>14/04</text:p>
          </table:table-cell>
          <table:table-cell table:style-name="ce126" table:formula="of:=[MoMo.V25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58]" office:value-type="string" office:string-value="MoMo (parcial)" calcext:value-type="string">
            <text:p>MoMo (parcial)</text:p>
          </table:table-cell>
          <table:table-cell table:style-name="ce127" table:formula="of:=[MoMo.C258]/[.C$5]*1000000" office:value-type="float" office:value="108.534794585378" calcext:value-type="float">
            <text:p>109</text:p>
          </table:table-cell>
          <table:table-cell table:style-name="ce127" table:formula="of:=[MoMo.D258]/[.D$5]*1000000" office:value-type="float" office:value="634.967693821787" calcext:value-type="float">
            <text:p>635</text:p>
          </table:table-cell>
          <table:table-cell table:style-name="ce127" table:formula="of:=[MoMo.E258]/[.E$5]*1000000" office:value-type="float" office:value="324.825625046195" calcext:value-type="float">
            <text:p>325</text:p>
          </table:table-cell>
          <table:table-cell table:style-name="ce127" table:formula="of:=[MoMo.F258]/[.F$5]*1000000" office:value-type="float" office:value="54.9203300889001" calcext:value-type="float">
            <text:p>55</text:p>
          </table:table-cell>
          <table:table-cell table:style-name="ce127" table:formula="of:=[MoMo.G258]/[.G$5]*1000000" office:value-type="float" office:value="37.5995506853693" calcext:value-type="float">
            <text:p>38</text:p>
          </table:table-cell>
          <table:table-cell table:style-name="ce127" table:formula="of:=[MoMo.H258]/[.H$5]*1000000" office:value-type="float" office:value="324.010002947112" calcext:value-type="float">
            <text:p>324</text:p>
          </table:table-cell>
          <table:table-cell table:style-name="ce127" table:formula="of:=[MoMo.I258]/[.I$5]*1000000" office:value-type="float" office:value="1810.58657692046" calcext:value-type="float">
            <text:p>1811</text:p>
          </table:table-cell>
          <table:table-cell table:style-name="ce127" table:formula="of:=[MoMo.J258]/[.J$5]*1000000" office:value-type="float" office:value="1751.523455366" calcext:value-type="float">
            <text:p>1752</text:p>
          </table:table-cell>
          <table:table-cell table:style-name="ce127" table:formula="of:=[MoMo.K258]/[.K$5]*1000000" office:value-type="float" office:value="549.468984804735" calcext:value-type="float">
            <text:p>549</text:p>
          </table:table-cell>
          <table:table-cell table:style-name="ce127" table:formula="of:=[MoMo.L258]/[.L$5]*1000000" office:value-type="float" office:value="129.192896739641" calcext:value-type="float">
            <text:p>129</text:p>
          </table:table-cell>
          <table:table-cell table:style-name="ce127" table:formula="of:=[MoMo.M258]/[.M$5]*1000000" office:value-type="float" office:value="290.508920457167" calcext:value-type="float">
            <text:p>291</text:p>
          </table:table-cell>
          <table:table-cell table:style-name="ce127" table:formula="of:=[MoMo.N258]/[.N$5]*1000000" office:value-type="float" office:value="523.832027015565" calcext:value-type="float">
            <text:p>524</text:p>
          </table:table-cell>
          <table:table-cell table:style-name="ce127" table:formula="of:=[MoMo.O258]/[.O$5]*1000000" office:value-type="float" office:value="143.610994828154" calcext:value-type="float">
            <text:p>144</text:p>
          </table:table-cell>
          <table:table-cell table:style-name="ce127" table:formula="of:=[MoMo.P258]/[.P$5]*1000000" office:value-type="float" office:value="1798.24535400077" calcext:value-type="float">
            <text:p>1798</text:p>
          </table:table-cell>
          <table:table-cell table:style-name="ce127"/>
          <table:table-cell table:style-name="ce127" table:formula="of:=[MoMo.R258]/[.R$5]*1000000" office:value-type="float" office:value="107.540772494452" calcext:value-type="float">
            <text:p>108</text:p>
          </table:table-cell>
          <table:table-cell table:style-name="ce127" table:formula="of:=[MoMo.S258]/[.S$5]*1000000" office:value-type="float" office:value="929.652198889977" calcext:value-type="float">
            <text:p>930</text:p>
          </table:table-cell>
          <table:table-cell table:style-name="ce127" table:formula="of:=[MoMo.T258]/[.T$5]*1000000" office:value-type="float" office:value="582.514205888987" calcext:value-type="float">
            <text:p>583</text:p>
          </table:table-cell>
          <table:table-cell table:style-name="ce127" table:formula="of:=[MoMo.U258]/[.U$5]*1000000" office:value-type="float" office:value="681.080224914865" calcext:value-type="float">
            <text:p>681</text:p>
          </table:table-cell>
          <table:table-cell table:style-name="ce127" table:formula="of:=[MoMo.V25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59]" office:value-type="string" office:string-value="Covid-19 (parcial)" calcext:value-type="string">
            <text:p>Covid-19 (parcial)</text:p>
          </table:table-cell>
          <table:table-cell table:style-name="ce123" table:formula="of:=[MoMo.C259]/[.C$5]*1000000" office:value-type="float" office:value="96.1308180613348" calcext:value-type="float">
            <text:p>96</text:p>
          </table:table-cell>
          <table:table-cell table:style-name="ce123" table:formula="of:=[MoMo.D259]/[.D$5]*1000000" office:value-type="float" office:value="537.92690306924" calcext:value-type="float">
            <text:p>538</text:p>
          </table:table-cell>
          <table:table-cell table:style-name="ce123" table:formula="of:=[MoMo.E259]/[.E$5]*1000000" office:value-type="float" office:value="203.259148606751" calcext:value-type="float">
            <text:p>203</text:p>
          </table:table-cell>
          <table:table-cell table:style-name="ce123" table:formula="of:=[MoMo.F259]/[.F$5]*1000000" office:value-type="float" office:value="18.6020472881758" calcext:value-type="float">
            <text:p>19</text:p>
          </table:table-cell>
          <table:table-cell table:style-name="ce123" table:formula="of:=[MoMo.G259]/[.G$5]*1000000" office:value-type="float" office:value="51.2293878088157" calcext:value-type="float">
            <text:p>51</text:p>
          </table:table-cell>
          <table:table-cell table:style-name="ce123" table:formula="of:=[MoMo.H259]/[.H$5]*1000000" office:value-type="float" office:value="291.264311159904" calcext:value-type="float">
            <text:p>291</text:p>
          </table:table-cell>
          <table:table-cell table:style-name="ce123" table:formula="of:=[MoMo.I259]/[.I$5]*1000000" office:value-type="float" office:value="1008.6486432638" calcext:value-type="float">
            <text:p>1009</text:p>
          </table:table-cell>
          <table:table-cell table:style-name="ce123" table:formula="of:=[MoMo.J259]/[.J$5]*1000000" office:value-type="float" office:value="893.030268792243" calcext:value-type="float">
            <text:p>893</text:p>
          </table:table-cell>
          <table:table-cell table:style-name="ce123" table:formula="of:=[MoMo.K259]/[.K$5]*1000000" office:value-type="float" office:value="584.073951999095" calcext:value-type="float">
            <text:p>584</text:p>
          </table:table-cell>
          <table:table-cell table:style-name="ce123" table:formula="of:=[MoMo.L259]/[.L$5]*1000000" office:value-type="float" office:value="0" calcext:value-type="float">
            <text:p>0</text:p>
          </table:table-cell>
          <table:table-cell table:style-name="ce123" table:formula="of:=[MoMo.M259]/[.M$5]*1000000" office:value-type="float" office:value="239.53890875421" calcext:value-type="float">
            <text:p>240</text:p>
          </table:table-cell>
          <table:table-cell table:style-name="ce123" table:formula="of:=[MoMo.N259]/[.N$5]*1000000" office:value-type="float" office:value="337.414935550951" calcext:value-type="float">
            <text:p>337</text:p>
          </table:table-cell>
          <table:table-cell table:style-name="ce123" table:formula="of:=[MoMo.O259]/[.O$5]*1000000" office:value-type="float" office:value="93.2731203523059" calcext:value-type="float">
            <text:p>93</text:p>
          </table:table-cell>
          <table:table-cell table:style-name="ce123" table:formula="of:=[MoMo.P259]/[.P$5]*1000000" office:value-type="float" office:value="1276.81652956737" calcext:value-type="float">
            <text:p>1277</text:p>
          </table:table-cell>
          <table:table-cell table:style-name="ce123"/>
          <table:table-cell table:style-name="ce123" table:formula="of:=[MoMo.R259]/[.R$5]*1000000" office:value-type="float" office:value="81.8392042253378" calcext:value-type="float">
            <text:p>82</text:p>
          </table:table-cell>
          <table:table-cell table:style-name="ce123" table:formula="of:=[MoMo.S259]/[.S$5]*1000000" office:value-type="float" office:value="525.052736914605" calcext:value-type="float">
            <text:p>525</text:p>
          </table:table-cell>
          <table:table-cell table:style-name="ce123" table:formula="of:=[MoMo.T259]/[.T$5]*1000000" office:value-type="float" office:value="440.637209606892" calcext:value-type="float">
            <text:p>441</text:p>
          </table:table-cell>
          <table:table-cell table:style-name="ce123" table:formula="of:=[MoMo.U259]/[.U$5]*1000000" office:value-type="float" office:value="719.094004910113" calcext:value-type="float">
            <text:p>719</text:p>
          </table:table-cell>
          <table:table-cell table:style-name="ce123" table:formula="of:=[MoMo.V25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0]" office:value-type="string" office:string-value="Covid-19 (total)" calcext:value-type="string">
            <text:p>Covid-19 (total)</text:p>
          </table:table-cell>
          <table:table-cell table:style-name="ce129" table:formula="of:=[MoMo.C260]/[.C$5]*1000000" office:value-type="float" office:value="154.334092520307" calcext:value-type="float">
            <text:p>154</text:p>
          </table:table-cell>
          <table:table-cell table:style-name="ce129" table:formula="of:=[MoMo.D260]/[.D$5]*1000000" office:value-type="float" office:value="611.280571669591" calcext:value-type="float">
            <text:p>611</text:p>
          </table:table-cell>
          <table:table-cell table:style-name="ce129" table:formula="of:=[MoMo.E260]/[.E$5]*1000000" office:value-type="float" office:value="283.979288962542" calcext:value-type="float">
            <text:p>284</text:p>
          </table:table-cell>
          <table:table-cell table:style-name="ce129" table:formula="of:=[MoMo.F260]/[.F$5]*1000000" office:value-type="float" office:value="178.048166901112" calcext:value-type="float">
            <text:p>178</text:p>
          </table:table-cell>
          <table:table-cell table:style-name="ce129" table:formula="of:=[MoMo.G260]/[.G$5]*1000000" office:value-type="float" office:value="67.6791912336648" calcext:value-type="float">
            <text:p>68</text:p>
          </table:table-cell>
          <table:table-cell table:style-name="ce129" table:formula="of:=[MoMo.H260]/[.H$5]*1000000" office:value-type="float" office:value="344.691492496928" calcext:value-type="float">
            <text:p>345</text:p>
          </table:table-cell>
          <table:table-cell table:style-name="ce129" table:formula="of:=[MoMo.I260]/[.I$5]*1000000" office:value-type="float" office:value="1111.17383457498" calcext:value-type="float">
            <text:p>1111</text:p>
          </table:table-cell>
          <table:table-cell table:style-name="ce129" table:formula="of:=[MoMo.J260]/[.J$5]*1000000" office:value-type="float" office:value="919.67316078936" calcext:value-type="float">
            <text:p>920</text:p>
          </table:table-cell>
          <table:table-cell table:style-name="ce129" table:formula="of:=[MoMo.K260]/[.K$5]*1000000" office:value-type="float" office:value="740.914715860983" calcext:value-type="float">
            <text:p>741</text:p>
          </table:table-cell>
          <table:table-cell table:style-name="ce129" table:formula="of:=[MoMo.L260]/[.L$5]*1000000" office:value-type="float" office:value="46.9792351780513" calcext:value-type="float">
            <text:p>47</text:p>
          </table:table-cell>
          <table:table-cell table:style-name="ce129" table:formula="of:=[MoMo.M260]/[.M$5]*1000000" office:value-type="float" office:value="262.505633395068" calcext:value-type="float">
            <text:p>263</text:p>
          </table:table-cell>
          <table:table-cell table:style-name="ce129" table:formula="of:=[MoMo.N260]/[.N$5]*1000000" office:value-type="float" office:value="435.283908569873" calcext:value-type="float">
            <text:p>435</text:p>
          </table:table-cell>
          <table:table-cell table:style-name="ce129" table:formula="of:=[MoMo.O260]/[.O$5]*1000000" office:value-type="float" office:value="216.897017962108" calcext:value-type="float">
            <text:p>217</text:p>
          </table:table-cell>
          <table:table-cell table:style-name="ce129" table:formula="of:=[MoMo.P260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0]/[.R$5]*1000000" office:value-type="float" office:value="92.6609171807544" calcext:value-type="float">
            <text:p>93</text:p>
          </table:table-cell>
          <table:table-cell table:style-name="ce129" table:formula="of:=[MoMo.S260]/[.S$5]*1000000" office:value-type="float" office:value="741.250922702972" calcext:value-type="float">
            <text:p>741</text:p>
          </table:table-cell>
          <table:table-cell table:style-name="ce129" table:formula="of:=[MoMo.T260]/[.T$5]*1000000" office:value-type="float" office:value="628.897070058133" calcext:value-type="float">
            <text:p>629</text:p>
          </table:table-cell>
          <table:table-cell table:style-name="ce129" table:formula="of:=[MoMo.U260]/[.U$5]*1000000" office:value-type="float" office:value="1070.72146986616" calcext:value-type="float">
            <text:p>1071</text:p>
          </table:table-cell>
          <table:table-cell table:style-name="ce129" table:formula="of:=[MoMo.V2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1]" office:value-type="string" office:string-value="Diferencia" calcext:value-type="string">
            <text:p>Diferencia</text:p>
          </table:table-cell>
          <table:table-cell table:style-name="ce124" table:formula="of:=[.C258]-[.C259]" office:value-type="float" office:value="12.4039765240432" calcext:value-type="float">
            <text:p>12</text:p>
          </table:table-cell>
          <table:table-cell table:style-name="ce124" table:formula="of:=[.D258]-[.D259]" office:value-type="float" office:value="97.0407907525475" calcext:value-type="float">
            <text:p>97</text:p>
          </table:table-cell>
          <table:table-cell table:style-name="ce124" table:formula="of:=[.E258]-[.E259]" office:value-type="float" office:value="121.566476439444" calcext:value-type="float">
            <text:p>122</text:p>
          </table:table-cell>
          <table:table-cell table:style-name="ce124" table:formula="of:=[.F258]-[.F259]" office:value-type="float" office:value="36.3182828007242" calcext:value-type="float">
            <text:p>36</text:p>
          </table:table-cell>
          <table:table-cell table:style-name="ce124" table:formula="of:=[.G258]-[.G259]" office:value-type="float" office:value="-13.6298371234464" calcext:value-type="float">
            <text:p>-14</text:p>
          </table:table-cell>
          <table:table-cell table:style-name="ce124" table:formula="of:=[.H258]-[.H259]" office:value-type="float" office:value="32.7456917872081" calcext:value-type="float">
            <text:p>33</text:p>
          </table:table-cell>
          <table:table-cell table:style-name="ce124" table:formula="of:=[.I258]-[.I259]" office:value-type="float" office:value="801.937933656654" calcext:value-type="float">
            <text:p>802</text:p>
          </table:table-cell>
          <table:table-cell table:style-name="ce124" table:formula="of:=[.J258]-[.J259]" office:value-type="float" office:value="858.493186573758" calcext:value-type="float">
            <text:p>858</text:p>
          </table:table-cell>
          <table:table-cell table:style-name="ce124" table:formula="of:=[.K258]-[.K259]" office:value-type="float" office:value="-34.6049671943596" calcext:value-type="float">
            <text:p>-35</text:p>
          </table:table-cell>
          <table:table-cell table:style-name="ce124" table:formula="of:=[.L258]-[.L259]" office:value-type="float" office:value="129.192896739641" calcext:value-type="float">
            <text:p>129</text:p>
          </table:table-cell>
          <table:table-cell table:style-name="ce124" table:formula="of:=[.M258]-[.M259]" office:value-type="float" office:value="50.9700117029564" calcext:value-type="float">
            <text:p>51</text:p>
          </table:table-cell>
          <table:table-cell table:style-name="ce124" table:formula="of:=[.N258]-[.N259]" office:value-type="float" office:value="186.417091464614" calcext:value-type="float">
            <text:p>186</text:p>
          </table:table-cell>
          <table:table-cell table:style-name="ce124" table:formula="of:=[.O258]-[.O259]" office:value-type="float" office:value="50.3378744758476" calcext:value-type="float">
            <text:p>50</text:p>
          </table:table-cell>
          <table:table-cell table:style-name="ce124" table:formula="of:=[.P258]-[.P259]" office:value-type="float" office:value="521.428824433395" calcext:value-type="float">
            <text:p>521</text:p>
          </table:table-cell>
          <table:table-cell table:style-name="ce124"/>
          <table:table-cell table:style-name="ce124" table:formula="of:=[.R258]-[.R259]" office:value-type="float" office:value="25.7015682691144" calcext:value-type="float">
            <text:p>26</text:p>
          </table:table-cell>
          <table:table-cell table:style-name="ce124" table:formula="of:=[.S258]-[.S259]" office:value-type="float" office:value="404.599461975372" calcext:value-type="float">
            <text:p>405</text:p>
          </table:table-cell>
          <table:table-cell table:style-name="ce124" table:formula="of:=[.T258]-[.T259]" office:value-type="float" office:value="141.876996282095" calcext:value-type="float">
            <text:p>142</text:p>
          </table:table-cell>
          <table:table-cell table:style-name="ce124" table:formula="of:=[.U258]-[.U259]" office:value-type="float" office:value="-38.0137799952482" calcext:value-type="float">
            <text:p>-38</text:p>
          </table:table-cell>
          <table:table-cell table:style-name="ce124" table:formula="of:=[.V258]-[.V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63]" office:value-type="date" office:date-value="2020-05-08" calcext:value-type="date">
            <text:p>08/05</text:p>
          </table:table-cell>
          <table:table-cell table:style-name="ce110" table:formula="of:=[MoMo.B263]" office:value-type="string" office:string-value="Inicio" calcext:value-type="string">
            <text:p>Inicio</text:p>
          </table:table-cell>
          <table:table-cell table:style-name="ce46" table:formula="of:=[MoMo.C263]" office:value-type="date" office:date-value="2020-03-20" calcext:value-type="date">
            <text:p>20/03</text:p>
          </table:table-cell>
          <table:table-cell table:style-name="ce46" table:formula="of:=[MoMo.D263]" office:value-type="date" office:date-value="2020-03-23" calcext:value-type="date">
            <text:p>23/03</text:p>
          </table:table-cell>
          <table:table-cell table:style-name="ce46" table:formula="of:=[MoMo.E263]" office:value-type="date" office:date-value="2020-03-20" calcext:value-type="date">
            <text:p>20/03</text:p>
          </table:table-cell>
          <table:table-cell table:style-name="ce46" table:formula="of:=[MoMo.F263]" office:value-type="date" office:date-value="2020-03-16" calcext:value-type="date">
            <text:p>16/03</text:p>
          </table:table-cell>
          <table:table-cell table:style-name="ce46" table:formula="of:=[MoMo.G263]" office:value-type="date" office:date-value="2020-03-27" calcext:value-type="date">
            <text:p>27/03</text:p>
          </table:table-cell>
          <table:table-cell table:style-name="ce46" table:formula="of:=[MoMo.H263]" office:value-type="date" office:date-value="2020-03-24" calcext:value-type="date">
            <text:p>24/03</text:p>
          </table:table-cell>
          <table:table-cell table:style-name="ce46" table:formula="of:=[MoMo.I263]" office:value-type="date" office:date-value="2020-03-14" calcext:value-type="date">
            <text:p>14/03</text:p>
          </table:table-cell>
          <table:table-cell table:style-name="ce46" table:formula="of:=[MoMo.J263]" office:value-type="date" office:date-value="2020-03-18" calcext:value-type="date">
            <text:p>18/03</text:p>
          </table:table-cell>
          <table:table-cell table:style-name="ce46" table:formula="of:=[MoMo.K263]" office:value-type="date" office:date-value="2020-03-23" calcext:value-type="date">
            <text:p>23/03</text:p>
          </table:table-cell>
          <table:table-cell table:style-name="ce46" table:formula="of:=[MoMo.L263]" office:value-type="date" office:date-value="2020-03-28" calcext:value-type="date">
            <text:p>28/03</text:p>
          </table:table-cell>
          <table:table-cell table:style-name="ce46" table:formula="of:=[MoMo.M263]" office:value-type="date" office:date-value="2020-03-22" calcext:value-type="date">
            <text:p>22/03</text:p>
          </table:table-cell>
          <table:table-cell table:style-name="ce46" table:formula="of:=[MoMo.N263]" office:value-type="date" office:date-value="2020-03-23" calcext:value-type="date">
            <text:p>23/03</text:p>
          </table:table-cell>
          <table:table-cell table:style-name="ce46" table:formula="of:=[MoMo.O263]" office:value-type="date" office:date-value="2020-03-21" calcext:value-type="date">
            <text:p>21/03</text:p>
          </table:table-cell>
          <table:table-cell table:style-name="ce46" table:formula="of:=[MoMo.P263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63]" office:value-type="date" office:date-value="2020-03-27" calcext:value-type="date">
            <text:p>27/03</text:p>
          </table:table-cell>
          <table:table-cell table:style-name="ce46" table:formula="of:=[MoMo.S263]" office:value-type="date" office:date-value="2020-03-22" calcext:value-type="date">
            <text:p>22/03</text:p>
          </table:table-cell>
          <table:table-cell table:style-name="ce46" table:formula="of:=[MoMo.T263]" office:value-type="date" office:date-value="2020-03-25" calcext:value-type="date">
            <text:p>25/03</text:p>
          </table:table-cell>
          <table:table-cell table:style-name="ce46" table:formula="of:=[MoMo.U263]" office:value-type="date" office:date-value="2020-03-20" calcext:value-type="date">
            <text:p>20/03</text:p>
          </table:table-cell>
          <table:table-cell table:style-name="ce46" table:formula="of:=[MoMo.V26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64]" office:value-type="string" office:string-value="Fin" calcext:value-type="string">
            <text:p>Fin</text:p>
          </table:table-cell>
          <table:table-cell table:style-name="ce126" table:formula="of:=[MoMo.C264]" office:value-type="date" office:date-value="2020-04-14" calcext:value-type="date">
            <text:p>14/04</text:p>
          </table:table-cell>
          <table:table-cell table:style-name="ce126" table:formula="of:=[MoMo.D264]" office:value-type="date" office:date-value="2020-04-29" calcext:value-type="date">
            <text:p>29/04</text:p>
          </table:table-cell>
          <table:table-cell table:style-name="ce126" table:formula="of:=[MoMo.E264]" office:value-type="date" office:date-value="2020-04-27" calcext:value-type="date">
            <text:p>27/04</text:p>
          </table:table-cell>
          <table:table-cell table:style-name="ce126" table:formula="of:=[MoMo.F264]" office:value-type="date" office:date-value="2020-03-27" calcext:value-type="date">
            <text:p>27/03</text:p>
          </table:table-cell>
          <table:table-cell table:style-name="ce126" table:formula="of:=[MoMo.G264]" office:value-type="date" office:date-value="2020-05-01" calcext:value-type="date">
            <text:p>01/05</text:p>
          </table:table-cell>
          <table:table-cell table:style-name="ce126" table:formula="of:=[MoMo.H264]" office:value-type="date" office:date-value="2020-04-24" calcext:value-type="date">
            <text:p>24/04</text:p>
          </table:table-cell>
          <table:table-cell table:style-name="ce126" table:formula="of:=[MoMo.I264]" office:value-type="date" office:date-value="2020-04-29" calcext:value-type="date">
            <text:p>29/04</text:p>
          </table:table-cell>
          <table:table-cell table:style-name="ce126" table:formula="of:=[MoMo.J264]" office:value-type="date" office:date-value="2020-05-06" calcext:value-type="date">
            <text:p>06/05</text:p>
          </table:table-cell>
          <table:table-cell table:style-name="ce126" table:formula="of:=[MoMo.K264]" office:value-type="date" office:date-value="2020-04-24" calcext:value-type="date">
            <text:p>24/04</text:p>
          </table:table-cell>
          <table:table-cell table:style-name="ce126" table:formula="of:=[MoMo.L264]" office:value-type="date" office:date-value="2020-03-31" calcext:value-type="date">
            <text:p>31/03</text:p>
          </table:table-cell>
          <table:table-cell table:style-name="ce126" table:formula="of:=[MoMo.M264]" office:value-type="date" office:date-value="2020-05-06" calcext:value-type="date">
            <text:p>06/05</text:p>
          </table:table-cell>
          <table:table-cell table:style-name="ce126" table:formula="of:=[MoMo.N264]" office:value-type="date" office:date-value="2020-04-18" calcext:value-type="date">
            <text:p>18/04</text:p>
          </table:table-cell>
          <table:table-cell table:style-name="ce126" table:formula="of:=[MoMo.O264]" office:value-type="date" office:date-value="2020-04-11" calcext:value-type="date">
            <text:p>11/04</text:p>
          </table:table-cell>
          <table:table-cell table:style-name="ce126" table:formula="of:=[MoMo.P264]" office:value-type="date" office:date-value="2020-05-06" calcext:value-type="date">
            <text:p>06/05</text:p>
          </table:table-cell>
          <table:table-cell table:style-name="ce126"/>
          <table:table-cell table:style-name="ce126" table:formula="of:=[MoMo.R264]" office:value-type="date" office:date-value="2020-05-05" calcext:value-type="date">
            <text:p>05/05</text:p>
          </table:table-cell>
          <table:table-cell table:style-name="ce126" table:formula="of:=[MoMo.S264]" office:value-type="date" office:date-value="2020-04-18" calcext:value-type="date">
            <text:p>18/04</text:p>
          </table:table-cell>
          <table:table-cell table:style-name="ce126" table:formula="of:=[MoMo.T264]" office:value-type="date" office:date-value="2020-04-22" calcext:value-type="date">
            <text:p>22/04</text:p>
          </table:table-cell>
          <table:table-cell table:style-name="ce126" table:formula="of:=[MoMo.U264]" office:value-type="date" office:date-value="2020-05-05" calcext:value-type="date">
            <text:p>05/05</text:p>
          </table:table-cell>
          <table:table-cell table:style-name="ce126" table:formula="of:=[MoMo.V26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65]" office:value-type="string" office:string-value="MoMo (parcial)" calcext:value-type="string">
            <text:p>MoMo (parcial)</text:p>
          </table:table-cell>
          <table:table-cell table:style-name="ce127" table:formula="of:=[MoMo.C265]/[.C$5]*1000000" office:value-type="float" office:value="105.433800454367" calcext:value-type="float">
            <text:p>105</text:p>
          </table:table-cell>
          <table:table-cell table:style-name="ce127" table:formula="of:=[MoMo.D265]/[.D$5]*1000000" office:value-type="float" office:value="634.967693821787" calcext:value-type="float">
            <text:p>635</text:p>
          </table:table-cell>
          <table:table-cell table:style-name="ce127" table:formula="of:=[MoMo.E265]/[.E$5]*1000000" office:value-type="float" office:value="317.045370554071" calcext:value-type="float">
            <text:p>317</text:p>
          </table:table-cell>
          <table:table-cell table:style-name="ce127" table:formula="of:=[MoMo.F265]/[.F$5]*1000000" office:value-type="float" office:value="54.9203300889001" calcext:value-type="float">
            <text:p>55</text:p>
          </table:table-cell>
          <table:table-cell table:style-name="ce127" table:formula="of:=[MoMo.G265]/[.G$5]*1000000" office:value-type="float" office:value="37.1295563018022" calcext:value-type="float">
            <text:p>37</text:p>
          </table:table-cell>
          <table:table-cell table:style-name="ce127" table:formula="of:=[MoMo.H265]/[.H$5]*1000000" office:value-type="float" office:value="324.010002947112" calcext:value-type="float">
            <text:p>324</text:p>
          </table:table-cell>
          <table:table-cell table:style-name="ce127" table:formula="of:=[MoMo.I265]/[.I$5]*1000000" office:value-type="float" office:value="1810.58657692046" calcext:value-type="float">
            <text:p>1811</text:p>
          </table:table-cell>
          <table:table-cell table:style-name="ce127" table:formula="of:=[MoMo.J265]/[.J$5]*1000000" office:value-type="float" office:value="1756.95071114319" calcext:value-type="float">
            <text:p>1757</text:p>
          </table:table-cell>
          <table:table-cell table:style-name="ce127" table:formula="of:=[MoMo.K265]/[.K$5]*1000000" office:value-type="float" office:value="548.547940050513" calcext:value-type="float">
            <text:p>549</text:p>
          </table:table-cell>
          <table:table-cell table:style-name="ce127" table:formula="of:=[MoMo.L265]/[.L$5]*1000000" office:value-type="float" office:value="129.192896739641" calcext:value-type="float">
            <text:p>129</text:p>
          </table:table-cell>
          <table:table-cell table:style-name="ce127" table:formula="of:=[MoMo.M265]/[.M$5]*1000000" office:value-type="float" office:value="305.01422023034" calcext:value-type="float">
            <text:p>305</text:p>
          </table:table-cell>
          <table:table-cell table:style-name="ce127" table:formula="of:=[MoMo.N265]/[.N$5]*1000000" office:value-type="float" office:value="523.832027015565" calcext:value-type="float">
            <text:p>524</text:p>
          </table:table-cell>
          <table:table-cell table:style-name="ce127" table:formula="of:=[MoMo.O265]/[.O$5]*1000000" office:value-type="float" office:value="143.610994828154" calcext:value-type="float">
            <text:p>144</text:p>
          </table:table-cell>
          <table:table-cell table:style-name="ce127" table:formula="of:=[MoMo.P265]/[.P$5]*1000000" office:value-type="float" office:value="1799.61353458966" calcext:value-type="float">
            <text:p>1800</text:p>
          </table:table-cell>
          <table:table-cell table:style-name="ce127"/>
          <table:table-cell table:style-name="ce127" table:formula="of:=[MoMo.R265]/[.R$5]*1000000" office:value-type="float" office:value="112.275271912447" calcext:value-type="float">
            <text:p>112</text:p>
          </table:table-cell>
          <table:table-cell table:style-name="ce127" table:formula="of:=[MoMo.S265]/[.S$5]*1000000" office:value-type="float" office:value="929.652198889977" calcext:value-type="float">
            <text:p>930</text:p>
          </table:table-cell>
          <table:table-cell table:style-name="ce127" table:formula="of:=[MoMo.T265]/[.T$5]*1000000" office:value-type="float" office:value="582.514205888987" calcext:value-type="float">
            <text:p>583</text:p>
          </table:table-cell>
          <table:table-cell table:style-name="ce127" table:formula="of:=[MoMo.U265]/[.U$5]*1000000" office:value-type="float" office:value="804.625009899422" calcext:value-type="float">
            <text:p>805</text:p>
          </table:table-cell>
          <table:table-cell table:style-name="ce127" table:formula="of:=[MoMo.V26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66]" office:value-type="string" office:string-value="Covid-19 (parcial)" calcext:value-type="string">
            <text:p>Covid-19 (parcial)</text:p>
          </table:table-cell>
          <table:table-cell table:style-name="ce123" table:formula="of:=[MoMo.C266]/[.C$5]*1000000" office:value-type="float" office:value="96.1308180613348" calcext:value-type="float">
            <text:p>96</text:p>
          </table:table-cell>
          <table:table-cell table:style-name="ce123" table:formula="of:=[MoMo.D266]/[.D$5]*1000000" office:value-type="float" office:value="537.92690306924" calcext:value-type="float">
            <text:p>538</text:p>
          </table:table-cell>
          <table:table-cell table:style-name="ce123" table:formula="of:=[MoMo.E266]/[.E$5]*1000000" office:value-type="float" office:value="244.105484690404" calcext:value-type="float">
            <text:p>244</text:p>
          </table:table-cell>
          <table:table-cell table:style-name="ce123" table:formula="of:=[MoMo.F266]/[.F$5]*1000000" office:value-type="float" office:value="18.6020472881758" calcext:value-type="float">
            <text:p>19</text:p>
          </table:table-cell>
          <table:table-cell table:style-name="ce123" table:formula="of:=[MoMo.G266]/[.G$5]*1000000" office:value-type="float" office:value="51.2293878088157" calcext:value-type="float">
            <text:p>51</text:p>
          </table:table-cell>
          <table:table-cell table:style-name="ce123" table:formula="of:=[MoMo.H266]/[.H$5]*1000000" office:value-type="float" office:value="291.264311159904" calcext:value-type="float">
            <text:p>291</text:p>
          </table:table-cell>
          <table:table-cell table:style-name="ce123" table:formula="of:=[MoMo.I266]/[.I$5]*1000000" office:value-type="float" office:value="1008.6486432638" calcext:value-type="float">
            <text:p>1009</text:p>
          </table:table-cell>
          <table:table-cell table:style-name="ce123" table:formula="of:=[MoMo.J266]/[.J$5]*1000000" office:value-type="float" office:value="900.431072124776" calcext:value-type="float">
            <text:p>900</text:p>
          </table:table-cell>
          <table:table-cell table:style-name="ce123" table:formula="of:=[MoMo.K266]/[.K$5]*1000000" office:value-type="float" office:value="584.073951999095" calcext:value-type="float">
            <text:p>584</text:p>
          </table:table-cell>
          <table:table-cell table:style-name="ce123" table:formula="of:=[MoMo.L266]/[.L$5]*1000000" office:value-type="float" office:value="0" calcext:value-type="float">
            <text:p>0</text:p>
          </table:table-cell>
          <table:table-cell table:style-name="ce123" table:formula="of:=[MoMo.M266]/[.M$5]*1000000" office:value-type="float" office:value="246.187171150248" calcext:value-type="float">
            <text:p>246</text:p>
          </table:table-cell>
          <table:table-cell table:style-name="ce123" table:formula="of:=[MoMo.N266]/[.N$5]*1000000" office:value-type="float" office:value="337.414935550951" calcext:value-type="float">
            <text:p>337</text:p>
          </table:table-cell>
          <table:table-cell table:style-name="ce123" table:formula="of:=[MoMo.O266]/[.O$5]*1000000" office:value-type="float" office:value="93.2731203523059" calcext:value-type="float">
            <text:p>93</text:p>
          </table:table-cell>
          <table:table-cell table:style-name="ce123" table:formula="of:=[MoMo.P266]/[.P$5]*1000000" office:value-type="float" office:value="1283.80945257726" calcext:value-type="float">
            <text:p>1284</text:p>
          </table:table-cell>
          <table:table-cell table:style-name="ce123"/>
          <table:table-cell table:style-name="ce123" table:formula="of:=[MoMo.R266]/[.R$5]*1000000" office:value-type="float" office:value="81.8392042253378" calcext:value-type="float">
            <text:p>82</text:p>
          </table:table-cell>
          <table:table-cell table:style-name="ce123" table:formula="of:=[MoMo.S266]/[.S$5]*1000000" office:value-type="float" office:value="525.052736914605" calcext:value-type="float">
            <text:p>525</text:p>
          </table:table-cell>
          <table:table-cell table:style-name="ce123" table:formula="of:=[MoMo.T266]/[.T$5]*1000000" office:value-type="float" office:value="440.637209606892" calcext:value-type="float">
            <text:p>441</text:p>
          </table:table-cell>
          <table:table-cell table:style-name="ce123" table:formula="of:=[MoMo.U266]/[.U$5]*1000000" office:value-type="float" office:value="719.094004910113" calcext:value-type="float">
            <text:p>719</text:p>
          </table:table-cell>
          <table:table-cell table:style-name="ce123" table:formula="of:=[MoMo.V26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67]" office:value-type="string" office:string-value="Covid-19 (total)" calcext:value-type="string">
            <text:p>Covid-19 (total)</text:p>
          </table:table-cell>
          <table:table-cell table:style-name="ce129" table:formula="of:=[MoMo.C267]/[.C$5]*1000000" office:value-type="float" office:value="155.168975555579" calcext:value-type="float">
            <text:p>155</text:p>
          </table:table-cell>
          <table:table-cell table:style-name="ce129" table:formula="of:=[MoMo.D267]/[.D$5]*1000000" office:value-type="float" office:value="611.280571669591" calcext:value-type="float">
            <text:p>611</text:p>
          </table:table-cell>
          <table:table-cell table:style-name="ce129" table:formula="of:=[MoMo.E267]/[.E$5]*1000000" office:value-type="float" office:value="283.979288962542" calcext:value-type="float">
            <text:p>284</text:p>
          </table:table-cell>
          <table:table-cell table:style-name="ce129" table:formula="of:=[MoMo.F267]/[.F$5]*1000000" office:value-type="float" office:value="178.048166901112" calcext:value-type="float">
            <text:p>178</text:p>
          </table:table-cell>
          <table:table-cell table:style-name="ce129" table:formula="of:=[MoMo.G267]/[.G$5]*1000000" office:value-type="float" office:value="67.6791912336648" calcext:value-type="float">
            <text:p>68</text:p>
          </table:table-cell>
          <table:table-cell table:style-name="ce129" table:formula="of:=[MoMo.H267]/[.H$5]*1000000" office:value-type="float" office:value="344.691492496928" calcext:value-type="float">
            <text:p>345</text:p>
          </table:table-cell>
          <table:table-cell table:style-name="ce129" table:formula="of:=[MoMo.I267]/[.I$5]*1000000" office:value-type="float" office:value="1111.17383457498" calcext:value-type="float">
            <text:p>1111</text:p>
          </table:table-cell>
          <table:table-cell table:style-name="ce129" table:formula="of:=[MoMo.J267]/[.J$5]*1000000" office:value-type="float" office:value="919.67316078936" calcext:value-type="float">
            <text:p>920</text:p>
          </table:table-cell>
          <table:table-cell table:style-name="ce129" table:formula="of:=[MoMo.K267]/[.K$5]*1000000" office:value-type="float" office:value="740.914715860983" calcext:value-type="float">
            <text:p>741</text:p>
          </table:table-cell>
          <table:table-cell table:style-name="ce129" table:formula="of:=[MoMo.L267]/[.L$5]*1000000" office:value-type="float" office:value="46.9792351780513" calcext:value-type="float">
            <text:p>47</text:p>
          </table:table-cell>
          <table:table-cell table:style-name="ce129" table:formula="of:=[MoMo.M267]/[.M$5]*1000000" office:value-type="float" office:value="262.505633395068" calcext:value-type="float">
            <text:p>263</text:p>
          </table:table-cell>
          <table:table-cell table:style-name="ce129" table:formula="of:=[MoMo.N267]/[.N$5]*1000000" office:value-type="float" office:value="435.283908569873" calcext:value-type="float">
            <text:p>435</text:p>
          </table:table-cell>
          <table:table-cell table:style-name="ce129" table:formula="of:=[MoMo.O267]/[.O$5]*1000000" office:value-type="float" office:value="216.897017962108" calcext:value-type="float">
            <text:p>217</text:p>
          </table:table-cell>
          <table:table-cell table:style-name="ce129" table:formula="of:=[MoMo.P267]/[.P$5]*1000000" office:value-type="float" office:value="1292.77863643778" calcext:value-type="float">
            <text:p>1293</text:p>
          </table:table-cell>
          <table:table-cell table:style-name="ce129"/>
          <table:table-cell table:style-name="ce129" table:formula="of:=[MoMo.R267]/[.R$5]*1000000" office:value-type="float" office:value="92.6609171807544" calcext:value-type="float">
            <text:p>93</text:p>
          </table:table-cell>
          <table:table-cell table:style-name="ce129" table:formula="of:=[MoMo.S267]/[.S$5]*1000000" office:value-type="float" office:value="741.250922702972" calcext:value-type="float">
            <text:p>741</text:p>
          </table:table-cell>
          <table:table-cell table:style-name="ce129" table:formula="of:=[MoMo.T267]/[.T$5]*1000000" office:value-type="float" office:value="628.897070058133" calcext:value-type="float">
            <text:p>629</text:p>
          </table:table-cell>
          <table:table-cell table:style-name="ce129" table:formula="of:=[MoMo.U267]/[.U$5]*1000000" office:value-type="float" office:value="1070.72146986616" calcext:value-type="float">
            <text:p>1071</text:p>
          </table:table-cell>
          <table:table-cell table:style-name="ce129" table:formula="of:=[MoMo.V2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68]" office:value-type="string" office:string-value="Diferencia" calcext:value-type="string">
            <text:p>Diferencia</text:p>
          </table:table-cell>
          <table:table-cell table:style-name="ce124" table:formula="of:=[.C265]-[.C266]" office:value-type="float" office:value="9.30298239303239" calcext:value-type="float">
            <text:p>9</text:p>
          </table:table-cell>
          <table:table-cell table:style-name="ce124" table:formula="of:=[.D265]-[.D266]" office:value-type="float" office:value="97.0407907525475" calcext:value-type="float">
            <text:p>97</text:p>
          </table:table-cell>
          <table:table-cell table:style-name="ce124" table:formula="of:=[.E265]-[.E266]" office:value-type="float" office:value="72.9398858636666" calcext:value-type="float">
            <text:p>73</text:p>
          </table:table-cell>
          <table:table-cell table:style-name="ce124" table:formula="of:=[.F265]-[.F266]" office:value-type="float" office:value="36.3182828007242" calcext:value-type="float">
            <text:p>36</text:p>
          </table:table-cell>
          <table:table-cell table:style-name="ce124" table:formula="of:=[.G265]-[.G266]" office:value-type="float" office:value="-14.0998315070135" calcext:value-type="float">
            <text:p>-14</text:p>
          </table:table-cell>
          <table:table-cell table:style-name="ce124" table:formula="of:=[.H265]-[.H266]" office:value-type="float" office:value="32.7456917872081" calcext:value-type="float">
            <text:p>33</text:p>
          </table:table-cell>
          <table:table-cell table:style-name="ce124" table:formula="of:=[.I265]-[.I266]" office:value-type="float" office:value="801.937933656654" calcext:value-type="float">
            <text:p>802</text:p>
          </table:table-cell>
          <table:table-cell table:style-name="ce124" table:formula="of:=[.J265]-[.J266]" office:value-type="float" office:value="856.519639018417" calcext:value-type="float">
            <text:p>857</text:p>
          </table:table-cell>
          <table:table-cell table:style-name="ce124" table:formula="of:=[.K265]-[.K266]" office:value-type="float" office:value="-35.5260119485821" calcext:value-type="float">
            <text:p>-36</text:p>
          </table:table-cell>
          <table:table-cell table:style-name="ce124" table:formula="of:=[.L265]-[.L266]" office:value-type="float" office:value="129.192896739641" calcext:value-type="float">
            <text:p>129</text:p>
          </table:table-cell>
          <table:table-cell table:style-name="ce124" table:formula="of:=[.M265]-[.M266]" office:value-type="float" office:value="58.8270490800921" calcext:value-type="float">
            <text:p>59</text:p>
          </table:table-cell>
          <table:table-cell table:style-name="ce124" table:formula="of:=[.N265]-[.N266]" office:value-type="float" office:value="186.417091464614" calcext:value-type="float">
            <text:p>186</text:p>
          </table:table-cell>
          <table:table-cell table:style-name="ce124" table:formula="of:=[.O265]-[.O266]" office:value-type="float" office:value="50.3378744758476" calcext:value-type="float">
            <text:p>50</text:p>
          </table:table-cell>
          <table:table-cell table:style-name="ce124" table:formula="of:=[.P265]-[.P266]" office:value-type="float" office:value="515.804082012393" calcext:value-type="float">
            <text:p>516</text:p>
          </table:table-cell>
          <table:table-cell table:style-name="ce124"/>
          <table:table-cell table:style-name="ce124" table:formula="of:=[.R265]-[.R266]" office:value-type="float" office:value="30.4360676871091" calcext:value-type="float">
            <text:p>30</text:p>
          </table:table-cell>
          <table:table-cell table:style-name="ce124" table:formula="of:=[.S265]-[.S266]" office:value-type="float" office:value="404.599461975372" calcext:value-type="float">
            <text:p>405</text:p>
          </table:table-cell>
          <table:table-cell table:style-name="ce124" table:formula="of:=[.T265]-[.T266]" office:value-type="float" office:value="141.876996282095" calcext:value-type="float">
            <text:p>142</text:p>
          </table:table-cell>
          <table:table-cell table:style-name="ce124" table:formula="of:=[.U265]-[.U266]" office:value-type="float" office:value="85.5310049893087" calcext:value-type="float">
            <text:p>86</text:p>
          </table:table-cell>
          <table:table-cell table:style-name="ce124" table:formula="of:=[.V265]-[.V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70]" office:value-type="date" office:date-value="2020-05-09" calcext:value-type="date">
            <text:p>09/05</text:p>
          </table:table-cell>
          <table:table-cell table:style-name="ce110" table:formula="of:=[MoMo.B270]" office:value-type="string" office:string-value="Inicio" calcext:value-type="string">
            <text:p>Inicio</text:p>
          </table:table-cell>
          <table:table-cell table:style-name="ce46" table:formula="of:=[MoMo.C270]" office:value-type="date" office:date-value="2020-03-20" calcext:value-type="date">
            <text:p>20/03</text:p>
          </table:table-cell>
          <table:table-cell table:style-name="ce46" table:formula="of:=[MoMo.D270]" office:value-type="date" office:date-value="2020-03-23" calcext:value-type="date">
            <text:p>23/03</text:p>
          </table:table-cell>
          <table:table-cell table:style-name="ce46" table:formula="of:=[MoMo.E270]" office:value-type="date" office:date-value="2020-03-20" calcext:value-type="date">
            <text:p>20/03</text:p>
          </table:table-cell>
          <table:table-cell table:style-name="ce46" table:formula="of:=[MoMo.F270]" office:value-type="date" office:date-value="2020-03-16" calcext:value-type="date">
            <text:p>16/03</text:p>
          </table:table-cell>
          <table:table-cell table:style-name="ce46" table:formula="of:=[MoMo.G270]" office:value-type="date" office:date-value="2020-03-27" calcext:value-type="date">
            <text:p>27/03</text:p>
          </table:table-cell>
          <table:table-cell table:style-name="ce46" table:formula="of:=[MoMo.H270]" office:value-type="date" office:date-value="2020-03-24" calcext:value-type="date">
            <text:p>24/03</text:p>
          </table:table-cell>
          <table:table-cell table:style-name="ce46" table:formula="of:=[MoMo.I270]" office:value-type="date" office:date-value="2020-03-14" calcext:value-type="date">
            <text:p>14/03</text:p>
          </table:table-cell>
          <table:table-cell table:style-name="ce46" table:formula="of:=[MoMo.J270]" office:value-type="date" office:date-value="2020-03-18" calcext:value-type="date">
            <text:p>18/03</text:p>
          </table:table-cell>
          <table:table-cell table:style-name="ce46" table:formula="of:=[MoMo.K270]" office:value-type="date" office:date-value="2020-03-23" calcext:value-type="date">
            <text:p>23/03</text:p>
          </table:table-cell>
          <table:table-cell table:style-name="ce46" table:formula="of:=[MoMo.L270]" office:value-type="date" office:date-value="2020-03-28" calcext:value-type="date">
            <text:p>28/03</text:p>
          </table:table-cell>
          <table:table-cell table:style-name="ce46" table:formula="of:=[MoMo.M270]" office:value-type="date" office:date-value="2020-03-22" calcext:value-type="date">
            <text:p>22/03</text:p>
          </table:table-cell>
          <table:table-cell table:style-name="ce46" table:formula="of:=[MoMo.N270]" office:value-type="date" office:date-value="2020-03-23" calcext:value-type="date">
            <text:p>23/03</text:p>
          </table:table-cell>
          <table:table-cell table:style-name="ce46" table:formula="of:=[MoMo.O270]" office:value-type="date" office:date-value="2020-03-21" calcext:value-type="date">
            <text:p>21/03</text:p>
          </table:table-cell>
          <table:table-cell table:style-name="ce46" table:formula="of:=[MoMo.P270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70]" office:value-type="date" office:date-value="2020-03-27" calcext:value-type="date">
            <text:p>27/03</text:p>
          </table:table-cell>
          <table:table-cell table:style-name="ce46" table:formula="of:=[MoMo.S270]" office:value-type="date" office:date-value="2020-03-22" calcext:value-type="date">
            <text:p>22/03</text:p>
          </table:table-cell>
          <table:table-cell table:style-name="ce46" table:formula="of:=[MoMo.T270]" office:value-type="date" office:date-value="2020-03-25" calcext:value-type="date">
            <text:p>25/03</text:p>
          </table:table-cell>
          <table:table-cell table:style-name="ce46" table:formula="of:=[MoMo.U270]" office:value-type="date" office:date-value="2020-03-20" calcext:value-type="date">
            <text:p>20/03</text:p>
          </table:table-cell>
          <table:table-cell table:style-name="ce46" table:formula="of:=[MoMo.V27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71]" office:value-type="string" office:string-value="Fin" calcext:value-type="string">
            <text:p>Fin</text:p>
          </table:table-cell>
          <table:table-cell table:style-name="ce126" table:formula="of:=[MoMo.C271]" office:value-type="date" office:date-value="2020-04-14" calcext:value-type="date">
            <text:p>14/04</text:p>
          </table:table-cell>
          <table:table-cell table:style-name="ce126" table:formula="of:=[MoMo.D271]" office:value-type="date" office:date-value="2020-04-29" calcext:value-type="date">
            <text:p>29/04</text:p>
          </table:table-cell>
          <table:table-cell table:style-name="ce126" table:formula="of:=[MoMo.E271]" office:value-type="date" office:date-value="2020-04-27" calcext:value-type="date">
            <text:p>27/04</text:p>
          </table:table-cell>
          <table:table-cell table:style-name="ce126" table:formula="of:=[MoMo.F271]" office:value-type="date" office:date-value="2020-03-27" calcext:value-type="date">
            <text:p>27/03</text:p>
          </table:table-cell>
          <table:table-cell table:style-name="ce126" table:formula="of:=[MoMo.G271]" office:value-type="date" office:date-value="2020-05-01" calcext:value-type="date">
            <text:p>01/05</text:p>
          </table:table-cell>
          <table:table-cell table:style-name="ce126" table:formula="of:=[MoMo.H271]" office:value-type="date" office:date-value="2020-04-24" calcext:value-type="date">
            <text:p>24/04</text:p>
          </table:table-cell>
          <table:table-cell table:style-name="ce126" table:formula="of:=[MoMo.I271]" office:value-type="date" office:date-value="2020-04-29" calcext:value-type="date">
            <text:p>29/04</text:p>
          </table:table-cell>
          <table:table-cell table:style-name="ce126" table:formula="of:=[MoMo.J271]" office:value-type="date" office:date-value="2020-05-08" calcext:value-type="date">
            <text:p>08/05</text:p>
          </table:table-cell>
          <table:table-cell table:style-name="ce126" table:formula="of:=[MoMo.K271]" office:value-type="date" office:date-value="2020-04-24" calcext:value-type="date">
            <text:p>24/04</text:p>
          </table:table-cell>
          <table:table-cell table:style-name="ce126" table:formula="of:=[MoMo.L271]" office:value-type="date" office:date-value="2020-03-31" calcext:value-type="date">
            <text:p>31/03</text:p>
          </table:table-cell>
          <table:table-cell table:style-name="ce126" table:formula="of:=[MoMo.M271]" office:value-type="date" office:date-value="2020-05-02" calcext:value-type="date">
            <text:p>02/05</text:p>
          </table:table-cell>
          <table:table-cell table:style-name="ce126" table:formula="of:=[MoMo.N271]" office:value-type="date" office:date-value="2020-04-18" calcext:value-type="date">
            <text:p>18/04</text:p>
          </table:table-cell>
          <table:table-cell table:style-name="ce126" table:formula="of:=[MoMo.O271]" office:value-type="date" office:date-value="2020-04-11" calcext:value-type="date">
            <text:p>11/04</text:p>
          </table:table-cell>
          <table:table-cell table:style-name="ce126" table:formula="of:=[MoMo.P271]" office:value-type="date" office:date-value="2020-05-07" calcext:value-type="date">
            <text:p>07/05</text:p>
          </table:table-cell>
          <table:table-cell table:style-name="ce126"/>
          <table:table-cell table:style-name="ce126" table:formula="of:=[MoMo.R271]" office:value-type="date" office:date-value="2020-05-05" calcext:value-type="date">
            <text:p>05/05</text:p>
          </table:table-cell>
          <table:table-cell table:style-name="ce126" table:formula="of:=[MoMo.S271]" office:value-type="date" office:date-value="2020-04-18" calcext:value-type="date">
            <text:p>18/04</text:p>
          </table:table-cell>
          <table:table-cell table:style-name="ce126" table:formula="of:=[MoMo.T271]" office:value-type="date" office:date-value="2020-04-22" calcext:value-type="date">
            <text:p>22/04</text:p>
          </table:table-cell>
          <table:table-cell table:style-name="ce126" table:formula="of:=[MoMo.U271]" office:value-type="date" office:date-value="2020-05-05" calcext:value-type="date">
            <text:p>05/05</text:p>
          </table:table-cell>
          <table:table-cell table:style-name="ce126" table:formula="of:=[MoMo.V27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72]" office:value-type="string" office:string-value="MoMo (parcial)" calcext:value-type="string">
            <text:p>MoMo (parcial)</text:p>
          </table:table-cell>
          <table:table-cell table:style-name="ce127" table:formula="of:=[MoMo.C272]/[.C$5]*1000000" office:value-type="float" office:value="108.2962565753" calcext:value-type="float">
            <text:p>108</text:p>
          </table:table-cell>
          <table:table-cell table:style-name="ce127" table:formula="of:=[MoMo.D272]/[.D$5]*1000000" office:value-type="float" office:value="634.967693821787" calcext:value-type="float">
            <text:p>635</text:p>
          </table:table-cell>
          <table:table-cell table:style-name="ce127" table:formula="of:=[MoMo.E272]/[.E$5]*1000000" office:value-type="float" office:value="315.10030693104" calcext:value-type="float">
            <text:p>315</text:p>
          </table:table-cell>
          <table:table-cell table:style-name="ce127" table:formula="of:=[MoMo.F272]/[.F$5]*1000000" office:value-type="float" office:value="54.9203300889001" calcext:value-type="float">
            <text:p>55</text:p>
          </table:table-cell>
          <table:table-cell table:style-name="ce127" table:formula="of:=[MoMo.G272]/[.G$5]*1000000" office:value-type="float" office:value="37.1295563018022" calcext:value-type="float">
            <text:p>37</text:p>
          </table:table-cell>
          <table:table-cell table:style-name="ce127" table:formula="of:=[MoMo.H272]/[.H$5]*1000000" office:value-type="float" office:value="324.010002947112" calcext:value-type="float">
            <text:p>324</text:p>
          </table:table-cell>
          <table:table-cell table:style-name="ce127" table:formula="of:=[MoMo.I272]/[.I$5]*1000000" office:value-type="float" office:value="1809.75641342806" calcext:value-type="float">
            <text:p>1810</text:p>
          </table:table-cell>
          <table:table-cell table:style-name="ce127" table:formula="of:=[MoMo.J272]/[.J$5]*1000000" office:value-type="float" office:value="1767.31183580874" calcext:value-type="float">
            <text:p>1767</text:p>
          </table:table-cell>
          <table:table-cell table:style-name="ce127" table:formula="of:=[MoMo.K272]/[.K$5]*1000000" office:value-type="float" office:value="547.62689529629" calcext:value-type="float">
            <text:p>548</text:p>
          </table:table-cell>
          <table:table-cell table:style-name="ce127" table:formula="of:=[MoMo.L272]/[.L$5]*1000000" office:value-type="float" office:value="129.192896739641" calcext:value-type="float">
            <text:p>129</text:p>
          </table:table-cell>
          <table:table-cell table:style-name="ce127" table:formula="of:=[MoMo.M272]/[.M$5]*1000000" office:value-type="float" office:value="289.703070469768" calcext:value-type="float">
            <text:p>290</text:p>
          </table:table-cell>
          <table:table-cell table:style-name="ce127" table:formula="of:=[MoMo.N272]/[.N$5]*1000000" office:value-type="float" office:value="523.832027015565" calcext:value-type="float">
            <text:p>524</text:p>
          </table:table-cell>
          <table:table-cell table:style-name="ce127" table:formula="of:=[MoMo.O272]/[.O$5]*1000000" office:value-type="float" office:value="142.870731968215" calcext:value-type="float">
            <text:p>143</text:p>
          </table:table-cell>
          <table:table-cell table:style-name="ce127" table:formula="of:=[MoMo.P272]/[.P$5]*1000000" office:value-type="float" office:value="1803.41403622547" calcext:value-type="float">
            <text:p>1803</text:p>
          </table:table-cell>
          <table:table-cell table:style-name="ce127"/>
          <table:table-cell table:style-name="ce127" table:formula="of:=[MoMo.R272]/[.R$5]*1000000" office:value-type="float" office:value="108.893486613879" calcext:value-type="float">
            <text:p>109</text:p>
          </table:table-cell>
          <table:table-cell table:style-name="ce127" table:formula="of:=[MoMo.S272]/[.S$5]*1000000" office:value-type="float" office:value="929.652198889977" calcext:value-type="float">
            <text:p>930</text:p>
          </table:table-cell>
          <table:table-cell table:style-name="ce127" table:formula="of:=[MoMo.T272]/[.T$5]*1000000" office:value-type="float" office:value="582.514205888987" calcext:value-type="float">
            <text:p>583</text:p>
          </table:table-cell>
          <table:table-cell table:style-name="ce127" table:formula="of:=[MoMo.U272]/[.U$5]*1000000" office:value-type="float" office:value="804.625009899422" calcext:value-type="float">
            <text:p>805</text:p>
          </table:table-cell>
          <table:table-cell table:style-name="ce127" table:formula="of:=[MoMo.V27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73]" office:value-type="string" office:string-value="Covid-19 (parcial)" calcext:value-type="string">
            <text:p>Covid-19 (parcial)</text:p>
          </table:table-cell>
          <table:table-cell table:style-name="ce123" table:formula="of:=[MoMo.C273]/[.C$5]*1000000" office:value-type="float" office:value="96.1308180613348" calcext:value-type="float">
            <text:p>96</text:p>
          </table:table-cell>
          <table:table-cell table:style-name="ce123" table:formula="of:=[MoMo.D273]/[.D$5]*1000000" office:value-type="float" office:value="537.92690306924" calcext:value-type="float">
            <text:p>538</text:p>
          </table:table-cell>
          <table:table-cell table:style-name="ce123" table:formula="of:=[MoMo.E273]/[.E$5]*1000000" office:value-type="float" office:value="244.105484690404" calcext:value-type="float">
            <text:p>244</text:p>
          </table:table-cell>
          <table:table-cell table:style-name="ce123" table:formula="of:=[MoMo.F273]/[.F$5]*1000000" office:value-type="float" office:value="18.6020472881758" calcext:value-type="float">
            <text:p>19</text:p>
          </table:table-cell>
          <table:table-cell table:style-name="ce123" table:formula="of:=[MoMo.G273]/[.G$5]*1000000" office:value-type="float" office:value="51.2293878088157" calcext:value-type="float">
            <text:p>51</text:p>
          </table:table-cell>
          <table:table-cell table:style-name="ce123" table:formula="of:=[MoMo.H273]/[.H$5]*1000000" office:value-type="float" office:value="291.264311159904" calcext:value-type="float">
            <text:p>291</text:p>
          </table:table-cell>
          <table:table-cell table:style-name="ce123" table:formula="of:=[MoMo.I273]/[.I$5]*1000000" office:value-type="float" office:value="1008.6486432638" calcext:value-type="float">
            <text:p>1009</text:p>
          </table:table-cell>
          <table:table-cell table:style-name="ce123" table:formula="of:=[MoMo.J273]/[.J$5]*1000000" office:value-type="float" office:value="914.739291901005" calcext:value-type="float">
            <text:p>915</text:p>
          </table:table-cell>
          <table:table-cell table:style-name="ce123" table:formula="of:=[MoMo.K273]/[.K$5]*1000000" office:value-type="float" office:value="584.073951999095" calcext:value-type="float">
            <text:p>584</text:p>
          </table:table-cell>
          <table:table-cell table:style-name="ce123" table:formula="of:=[MoMo.L273]/[.L$5]*1000000" office:value-type="float" office:value="0" calcext:value-type="float">
            <text:p>0</text:p>
          </table:table-cell>
          <table:table-cell table:style-name="ce123" table:formula="of:=[MoMo.M273]/[.M$5]*1000000" office:value-type="float" office:value="239.53890875421" calcext:value-type="float">
            <text:p>240</text:p>
          </table:table-cell>
          <table:table-cell table:style-name="ce123" table:formula="of:=[MoMo.N273]/[.N$5]*1000000" office:value-type="float" office:value="337.414935550951" calcext:value-type="float">
            <text:p>337</text:p>
          </table:table-cell>
          <table:table-cell table:style-name="ce123" table:formula="of:=[MoMo.O273]/[.O$5]*1000000" office:value-type="float" office:value="93.2731203523059" calcext:value-type="float">
            <text:p>93</text:p>
          </table:table-cell>
          <table:table-cell table:style-name="ce123" table:formula="of:=[MoMo.P273]/[.P$5]*1000000" office:value-type="float" office:value="1289.5862150637" calcext:value-type="float">
            <text:p>1290</text:p>
          </table:table-cell>
          <table:table-cell table:style-name="ce123"/>
          <table:table-cell table:style-name="ce123" table:formula="of:=[MoMo.R273]/[.R$5]*1000000" office:value-type="float" office:value="81.8392042253378" calcext:value-type="float">
            <text:p>82</text:p>
          </table:table-cell>
          <table:table-cell table:style-name="ce123" table:formula="of:=[MoMo.S273]/[.S$5]*1000000" office:value-type="float" office:value="525.052736914605" calcext:value-type="float">
            <text:p>525</text:p>
          </table:table-cell>
          <table:table-cell table:style-name="ce123" table:formula="of:=[MoMo.T273]/[.T$5]*1000000" office:value-type="float" office:value="440.637209606892" calcext:value-type="float">
            <text:p>441</text:p>
          </table:table-cell>
          <table:table-cell table:style-name="ce123" table:formula="of:=[MoMo.U273]/[.U$5]*1000000" office:value-type="float" office:value="719.094004910113" calcext:value-type="float">
            <text:p>719</text:p>
          </table:table-cell>
          <table:table-cell table:style-name="ce123" table:formula="of:=[MoMo.V27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74]" office:value-type="string" office:string-value="Covid-19 (total)" calcext:value-type="string">
            <text:p>Covid-19 (total)</text:p>
          </table:table-cell>
          <table:table-cell table:style-name="ce129" table:formula="of:=[MoMo.C274]/[.C$5]*1000000" office:value-type="float" office:value="157.077279636201" calcext:value-type="float">
            <text:p>157</text:p>
          </table:table-cell>
          <table:table-cell table:style-name="ce129" table:formula="of:=[MoMo.D274]/[.D$5]*1000000" office:value-type="float" office:value="628.854888105091" calcext:value-type="float">
            <text:p>629</text:p>
          </table:table-cell>
          <table:table-cell table:style-name="ce129" table:formula="of:=[MoMo.E274]/[.E$5]*1000000" office:value-type="float" office:value="284.951820774058" calcext:value-type="float">
            <text:p>285</text:p>
          </table:table-cell>
          <table:table-cell table:style-name="ce129" table:formula="of:=[MoMo.F274]/[.F$5]*1000000" office:value-type="float" office:value="183.363037554876" calcext:value-type="float">
            <text:p>183</text:p>
          </table:table-cell>
          <table:table-cell table:style-name="ce129" table:formula="of:=[MoMo.G274]/[.G$5]*1000000" office:value-type="float" office:value="69.5591687679332" calcext:value-type="float">
            <text:p>70</text:p>
          </table:table-cell>
          <table:table-cell table:style-name="ce129" table:formula="of:=[MoMo.H274]/[.H$5]*1000000" office:value-type="float" office:value="346.414949959413" calcext:value-type="float">
            <text:p>346</text:p>
          </table:table-cell>
          <table:table-cell table:style-name="ce129" table:formula="of:=[MoMo.I274]/[.I$5]*1000000" office:value-type="float" office:value="1136.49382109313" calcext:value-type="float">
            <text:p>1136</text:p>
          </table:table-cell>
          <table:table-cell table:style-name="ce129" table:formula="of:=[MoMo.J274]/[.J$5]*1000000" office:value-type="float" office:value="930.034285454905" calcext:value-type="float">
            <text:p>930</text:p>
          </table:table-cell>
          <table:table-cell table:style-name="ce129" table:formula="of:=[MoMo.K274]/[.K$5]*1000000" office:value-type="float" office:value="755.783009750575" calcext:value-type="float">
            <text:p>756</text:p>
          </table:table-cell>
          <table:table-cell table:style-name="ce129" table:formula="of:=[MoMo.L274]/[.L$5]*1000000" office:value-type="float" office:value="46.9792351780513" calcext:value-type="float">
            <text:p>47</text:p>
          </table:table-cell>
          <table:table-cell table:style-name="ce129" table:formula="of:=[MoMo.M274]/[.M$5]*1000000" office:value-type="float" office:value="264.923183357264" calcext:value-type="float">
            <text:p>265</text:p>
          </table:table-cell>
          <table:table-cell table:style-name="ce129" table:formula="of:=[MoMo.N274]/[.N$5]*1000000" office:value-type="float" office:value="444.604763143104" calcext:value-type="float">
            <text:p>445</text:p>
          </table:table-cell>
          <table:table-cell table:style-name="ce129" table:formula="of:=[MoMo.O274]/[.O$5]*1000000" office:value-type="float" office:value="218.747675111955" calcext:value-type="float">
            <text:p>219</text:p>
          </table:table-cell>
          <table:table-cell table:style-name="ce129" table:formula="of:=[MoMo.P274]/[.P$5]*1000000" office:value-type="float" office:value="1307.06852258843" calcext:value-type="float">
            <text:p>1307</text:p>
          </table:table-cell>
          <table:table-cell table:style-name="ce129"/>
          <table:table-cell table:style-name="ce129" table:formula="of:=[MoMo.R274]/[.R$5]*1000000" office:value-type="float" office:value="93.3372742404679" calcext:value-type="float">
            <text:p>93</text:p>
          </table:table-cell>
          <table:table-cell table:style-name="ce129" table:formula="of:=[MoMo.S274]/[.S$5]*1000000" office:value-type="float" office:value="752.06083199239" calcext:value-type="float">
            <text:p>752</text:p>
          </table:table-cell>
          <table:table-cell table:style-name="ce129" table:formula="of:=[MoMo.T274]/[.T$5]*1000000" office:value-type="float" office:value="637.991749306985" calcext:value-type="float">
            <text:p>638</text:p>
          </table:table-cell>
          <table:table-cell table:style-name="ce129" table:formula="of:=[MoMo.U274]/[.U$5]*1000000" office:value-type="float" office:value="1089.72835986378" calcext:value-type="float">
            <text:p>1090</text:p>
          </table:table-cell>
          <table:table-cell table:style-name="ce129" table:formula="of:=[MoMo.V2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75]" office:value-type="string" office:string-value="Diferencia" calcext:value-type="string">
            <text:p>Diferencia</text:p>
          </table:table-cell>
          <table:table-cell table:style-name="ce124" table:formula="of:=[.C272]-[.C273]" office:value-type="float" office:value="12.1654385139654" calcext:value-type="float">
            <text:p>12</text:p>
          </table:table-cell>
          <table:table-cell table:style-name="ce124" table:formula="of:=[.D272]-[.D273]" office:value-type="float" office:value="97.0407907525475" calcext:value-type="float">
            <text:p>97</text:p>
          </table:table-cell>
          <table:table-cell table:style-name="ce124" table:formula="of:=[.E272]-[.E273]" office:value-type="float" office:value="70.9948222406355" calcext:value-type="float">
            <text:p>71</text:p>
          </table:table-cell>
          <table:table-cell table:style-name="ce124" table:formula="of:=[.F272]-[.F273]" office:value-type="float" office:value="36.3182828007242" calcext:value-type="float">
            <text:p>36</text:p>
          </table:table-cell>
          <table:table-cell table:style-name="ce124" table:formula="of:=[.G272]-[.G273]" office:value-type="float" office:value="-14.0998315070135" calcext:value-type="float">
            <text:p>-14</text:p>
          </table:table-cell>
          <table:table-cell table:style-name="ce124" table:formula="of:=[.H272]-[.H273]" office:value-type="float" office:value="32.7456917872081" calcext:value-type="float">
            <text:p>33</text:p>
          </table:table-cell>
          <table:table-cell table:style-name="ce124" table:formula="of:=[.I272]-[.I273]" office:value-type="float" office:value="801.107770164256" calcext:value-type="float">
            <text:p>801</text:p>
          </table:table-cell>
          <table:table-cell table:style-name="ce124" table:formula="of:=[.J272]-[.J273]" office:value-type="float" office:value="852.572543907733" calcext:value-type="float">
            <text:p>853</text:p>
          </table:table-cell>
          <table:table-cell table:style-name="ce124" table:formula="of:=[.K272]-[.K273]" office:value-type="float" office:value="-36.4470567028046" calcext:value-type="float">
            <text:p>-36</text:p>
          </table:table-cell>
          <table:table-cell table:style-name="ce124" table:formula="of:=[.L272]-[.L273]" office:value-type="float" office:value="129.192896739641" calcext:value-type="float">
            <text:p>129</text:p>
          </table:table-cell>
          <table:table-cell table:style-name="ce124" table:formula="of:=[.M272]-[.M273]" office:value-type="float" office:value="50.164161715558" calcext:value-type="float">
            <text:p>50</text:p>
          </table:table-cell>
          <table:table-cell table:style-name="ce124" table:formula="of:=[.N272]-[.N273]" office:value-type="float" office:value="186.417091464614" calcext:value-type="float">
            <text:p>186</text:p>
          </table:table-cell>
          <table:table-cell table:style-name="ce124" table:formula="of:=[.O272]-[.O273]" office:value-type="float" office:value="49.5976116159087" calcext:value-type="float">
            <text:p>50</text:p>
          </table:table-cell>
          <table:table-cell table:style-name="ce124" table:formula="of:=[.P272]-[.P273]" office:value-type="float" office:value="513.827821161771" calcext:value-type="float">
            <text:p>514</text:p>
          </table:table-cell>
          <table:table-cell table:style-name="ce124"/>
          <table:table-cell table:style-name="ce124" table:formula="of:=[.R272]-[.R273]" office:value-type="float" office:value="27.0542823885414" calcext:value-type="float">
            <text:p>27</text:p>
          </table:table-cell>
          <table:table-cell table:style-name="ce124" table:formula="of:=[.S272]-[.S273]" office:value-type="float" office:value="404.599461975372" calcext:value-type="float">
            <text:p>405</text:p>
          </table:table-cell>
          <table:table-cell table:style-name="ce124" table:formula="of:=[.T272]-[.T273]" office:value-type="float" office:value="141.876996282095" calcext:value-type="float">
            <text:p>142</text:p>
          </table:table-cell>
          <table:table-cell table:style-name="ce124" table:formula="of:=[.U272]-[.U273]" office:value-type="float" office:value="85.5310049893087" calcext:value-type="float">
            <text:p>86</text:p>
          </table:table-cell>
          <table:table-cell table:style-name="ce124" table:formula="of:=[.V272]-[.V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77]" office:value-type="date" office:date-value="2020-05-10" calcext:value-type="date">
            <text:p>10/05</text:p>
          </table:table-cell>
          <table:table-cell table:style-name="ce110" table:formula="of:=[MoMo.B277]" office:value-type="string" office:string-value="Inicio" calcext:value-type="string">
            <text:p>Inicio</text:p>
          </table:table-cell>
          <table:table-cell table:style-name="ce46" table:formula="of:=[MoMo.C277]" office:value-type="date" office:date-value="2020-03-20" calcext:value-type="date">
            <text:p>20/03</text:p>
          </table:table-cell>
          <table:table-cell table:style-name="ce46" table:formula="of:=[MoMo.D277]" office:value-type="date" office:date-value="2020-03-23" calcext:value-type="date">
            <text:p>23/03</text:p>
          </table:table-cell>
          <table:table-cell table:style-name="ce46" table:formula="of:=[MoMo.E277]" office:value-type="date" office:date-value="2020-03-20" calcext:value-type="date">
            <text:p>20/03</text:p>
          </table:table-cell>
          <table:table-cell table:style-name="ce46" table:formula="of:=[MoMo.F277]" office:value-type="date" office:date-value="2020-03-16" calcext:value-type="date">
            <text:p>16/03</text:p>
          </table:table-cell>
          <table:table-cell table:style-name="ce46" table:formula="of:=[MoMo.G277]" office:value-type="date" office:date-value="2020-03-27" calcext:value-type="date">
            <text:p>27/03</text:p>
          </table:table-cell>
          <table:table-cell table:style-name="ce46" table:formula="of:=[MoMo.H277]" office:value-type="date" office:date-value="2020-03-24" calcext:value-type="date">
            <text:p>24/03</text:p>
          </table:table-cell>
          <table:table-cell table:style-name="ce46" table:formula="of:=[MoMo.I277]" office:value-type="date" office:date-value="2020-03-14" calcext:value-type="date">
            <text:p>14/03</text:p>
          </table:table-cell>
          <table:table-cell table:style-name="ce46" table:formula="of:=[MoMo.J277]" office:value-type="date" office:date-value="2020-03-18" calcext:value-type="date">
            <text:p>18/03</text:p>
          </table:table-cell>
          <table:table-cell table:style-name="ce46" table:formula="of:=[MoMo.K277]" office:value-type="date" office:date-value="2020-03-23" calcext:value-type="date">
            <text:p>23/03</text:p>
          </table:table-cell>
          <table:table-cell table:style-name="ce46" table:formula="of:=[MoMo.L277]" office:value-type="date" office:date-value="2020-03-28" calcext:value-type="date">
            <text:p>28/03</text:p>
          </table:table-cell>
          <table:table-cell table:style-name="ce46" table:formula="of:=[MoMo.M277]" office:value-type="date" office:date-value="2020-03-22" calcext:value-type="date">
            <text:p>22/03</text:p>
          </table:table-cell>
          <table:table-cell table:style-name="ce46" table:formula="of:=[MoMo.N277]" office:value-type="date" office:date-value="2020-03-23" calcext:value-type="date">
            <text:p>23/03</text:p>
          </table:table-cell>
          <table:table-cell table:style-name="ce46" table:formula="of:=[MoMo.O277]" office:value-type="date" office:date-value="2020-03-21" calcext:value-type="date">
            <text:p>21/03</text:p>
          </table:table-cell>
          <table:table-cell table:style-name="ce46" table:formula="of:=[MoMo.P277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77]" office:value-type="date" office:date-value="2020-03-27" calcext:value-type="date">
            <text:p>27/03</text:p>
          </table:table-cell>
          <table:table-cell table:style-name="ce46" table:formula="of:=[MoMo.S277]" office:value-type="date" office:date-value="2020-03-22" calcext:value-type="date">
            <text:p>22/03</text:p>
          </table:table-cell>
          <table:table-cell table:style-name="ce46" table:formula="of:=[MoMo.T277]" office:value-type="date" office:date-value="2020-03-25" calcext:value-type="date">
            <text:p>25/03</text:p>
          </table:table-cell>
          <table:table-cell table:style-name="ce46" table:formula="of:=[MoMo.U277]" office:value-type="date" office:date-value="2020-03-20" calcext:value-type="date">
            <text:p>20/03</text:p>
          </table:table-cell>
          <table:table-cell table:style-name="ce46" table:formula="of:=[MoMo.V27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78]" office:value-type="string" office:string-value="Fin" calcext:value-type="string">
            <text:p>Fin</text:p>
          </table:table-cell>
          <table:table-cell table:style-name="ce126" table:formula="of:=[MoMo.C278]" office:value-type="date" office:date-value="2020-04-14" calcext:value-type="date">
            <text:p>14/04</text:p>
          </table:table-cell>
          <table:table-cell table:style-name="ce126" table:formula="of:=[MoMo.D278]" office:value-type="date" office:date-value="2020-04-29" calcext:value-type="date">
            <text:p>29/04</text:p>
          </table:table-cell>
          <table:table-cell table:style-name="ce126" table:formula="of:=[MoMo.E278]" office:value-type="date" office:date-value="2020-04-27" calcext:value-type="date">
            <text:p>27/04</text:p>
          </table:table-cell>
          <table:table-cell table:style-name="ce126" table:formula="of:=[MoMo.F278]" office:value-type="date" office:date-value="2020-03-27" calcext:value-type="date">
            <text:p>27/03</text:p>
          </table:table-cell>
          <table:table-cell table:style-name="ce126" table:formula="of:=[MoMo.G278]" office:value-type="date" office:date-value="2020-05-01" calcext:value-type="date">
            <text:p>01/05</text:p>
          </table:table-cell>
          <table:table-cell table:style-name="ce126" table:formula="of:=[MoMo.H278]" office:value-type="date" office:date-value="2020-04-24" calcext:value-type="date">
            <text:p>24/04</text:p>
          </table:table-cell>
          <table:table-cell table:style-name="ce126" table:formula="of:=[MoMo.I278]" office:value-type="date" office:date-value="2020-04-29" calcext:value-type="date">
            <text:p>29/04</text:p>
          </table:table-cell>
          <table:table-cell table:style-name="ce126" table:formula="of:=[MoMo.J278]" office:value-type="date" office:date-value="2020-05-08" calcext:value-type="date">
            <text:p>08/05</text:p>
          </table:table-cell>
          <table:table-cell table:style-name="ce126" table:formula="of:=[MoMo.K278]" office:value-type="date" office:date-value="2020-04-24" calcext:value-type="date">
            <text:p>24/04</text:p>
          </table:table-cell>
          <table:table-cell table:style-name="ce126" table:formula="of:=[MoMo.L278]" office:value-type="date" office:date-value="2020-03-31" calcext:value-type="date">
            <text:p>31/03</text:p>
          </table:table-cell>
          <table:table-cell table:style-name="ce126" table:formula="of:=[MoMo.M278]" office:value-type="date" office:date-value="2020-05-02" calcext:value-type="date">
            <text:p>02/05</text:p>
          </table:table-cell>
          <table:table-cell table:style-name="ce126" table:formula="of:=[MoMo.N278]" office:value-type="date" office:date-value="2020-04-18" calcext:value-type="date">
            <text:p>18/04</text:p>
          </table:table-cell>
          <table:table-cell table:style-name="ce126" table:formula="of:=[MoMo.O278]" office:value-type="date" office:date-value="2020-04-10" calcext:value-type="date">
            <text:p>10/04</text:p>
          </table:table-cell>
          <table:table-cell table:style-name="ce126" table:formula="of:=[MoMo.P278]" office:value-type="date" office:date-value="2020-05-08" calcext:value-type="date">
            <text:p>08/05</text:p>
          </table:table-cell>
          <table:table-cell table:style-name="ce126"/>
          <table:table-cell table:style-name="ce126" table:formula="of:=[MoMo.R278]" office:value-type="date" office:date-value="2020-05-05" calcext:value-type="date">
            <text:p>05/05</text:p>
          </table:table-cell>
          <table:table-cell table:style-name="ce126" table:formula="of:=[MoMo.S278]" office:value-type="date" office:date-value="2020-04-18" calcext:value-type="date">
            <text:p>18/04</text:p>
          </table:table-cell>
          <table:table-cell table:style-name="ce126" table:formula="of:=[MoMo.T278]" office:value-type="date" office:date-value="2020-04-22" calcext:value-type="date">
            <text:p>22/04</text:p>
          </table:table-cell>
          <table:table-cell table:style-name="ce126" table:formula="of:=[MoMo.U278]" office:value-type="date" office:date-value="2020-05-05" calcext:value-type="date">
            <text:p>05/05</text:p>
          </table:table-cell>
          <table:table-cell table:style-name="ce126" table:formula="of:=[MoMo.V27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79]" office:value-type="string" office:string-value="MoMo (parcial)" calcext:value-type="string">
            <text:p>MoMo (parcial)</text:p>
          </table:table-cell>
          <table:table-cell table:style-name="ce127" table:formula="of:=[MoMo.C279]/[.C$5]*1000000" office:value-type="float" office:value="105.195262444289" calcext:value-type="float">
            <text:p>105</text:p>
          </table:table-cell>
          <table:table-cell table:style-name="ce127" table:formula="of:=[MoMo.D279]/[.D$5]*1000000" office:value-type="float" office:value="634.967693821787" calcext:value-type="float">
            <text:p>635</text:p>
          </table:table-cell>
          <table:table-cell table:style-name="ce127" table:formula="of:=[MoMo.E279]/[.E$5]*1000000" office:value-type="float" office:value="315.10030693104" calcext:value-type="float">
            <text:p>315</text:p>
          </table:table-cell>
          <table:table-cell table:style-name="ce127" table:formula="of:=[MoMo.F279]/[.F$5]*1000000" office:value-type="float" office:value="54.9203300889001" calcext:value-type="float">
            <text:p>55</text:p>
          </table:table-cell>
          <table:table-cell table:style-name="ce127" table:formula="of:=[MoMo.G279]/[.G$5]*1000000" office:value-type="float" office:value="36.189567534668" calcext:value-type="float">
            <text:p>36</text:p>
          </table:table-cell>
          <table:table-cell table:style-name="ce127" table:formula="of:=[MoMo.H279]/[.H$5]*1000000" office:value-type="float" office:value="324.010002947112" calcext:value-type="float">
            <text:p>324</text:p>
          </table:table-cell>
          <table:table-cell table:style-name="ce127" table:formula="of:=[MoMo.I279]/[.I$5]*1000000" office:value-type="float" office:value="1809.75641342806" calcext:value-type="float">
            <text:p>1810</text:p>
          </table:table-cell>
          <table:table-cell table:style-name="ce127" table:formula="of:=[MoMo.J279]/[.J$5]*1000000" office:value-type="float" office:value="1771.25893091942" calcext:value-type="float">
            <text:p>1771</text:p>
          </table:table-cell>
          <table:table-cell table:style-name="ce127" table:formula="of:=[MoMo.K279]/[.K$5]*1000000" office:value-type="float" office:value="547.232161830195" calcext:value-type="float">
            <text:p>547</text:p>
          </table:table-cell>
          <table:table-cell table:style-name="ce127" table:formula="of:=[MoMo.L279]/[.L$5]*1000000" office:value-type="float" office:value="129.192896739641" calcext:value-type="float">
            <text:p>129</text:p>
          </table:table-cell>
          <table:table-cell table:style-name="ce127" table:formula="of:=[MoMo.M279]/[.M$5]*1000000" office:value-type="float" office:value="289.703070469768" calcext:value-type="float">
            <text:p>290</text:p>
          </table:table-cell>
          <table:table-cell table:style-name="ce127" table:formula="of:=[MoMo.N279]/[.N$5]*1000000" office:value-type="float" office:value="523.832027015565" calcext:value-type="float">
            <text:p>524</text:p>
          </table:table-cell>
          <table:table-cell table:style-name="ce127" table:formula="of:=[MoMo.O279]/[.O$5]*1000000" office:value-type="float" office:value="133.987577648947" calcext:value-type="float">
            <text:p>134</text:p>
          </table:table-cell>
          <table:table-cell table:style-name="ce127" table:formula="of:=[MoMo.P279]/[.P$5]*1000000" office:value-type="float" office:value="1812.99130034772" calcext:value-type="float">
            <text:p>1813</text:p>
          </table:table-cell>
          <table:table-cell table:style-name="ce127"/>
          <table:table-cell table:style-name="ce127" table:formula="of:=[MoMo.R279]/[.R$5]*1000000" office:value-type="float" office:value="108.217129554166" calcext:value-type="float">
            <text:p>108</text:p>
          </table:table-cell>
          <table:table-cell table:style-name="ce127" table:formula="of:=[MoMo.S279]/[.S$5]*1000000" office:value-type="float" office:value="929.652198889977" calcext:value-type="float">
            <text:p>930</text:p>
          </table:table-cell>
          <table:table-cell table:style-name="ce127" table:formula="of:=[MoMo.T279]/[.T$5]*1000000" office:value-type="float" office:value="582.514205888987" calcext:value-type="float">
            <text:p>583</text:p>
          </table:table-cell>
          <table:table-cell table:style-name="ce127" table:formula="of:=[MoMo.U279]/[.U$5]*1000000" office:value-type="float" office:value="804.625009899422" calcext:value-type="float">
            <text:p>805</text:p>
          </table:table-cell>
          <table:table-cell table:style-name="ce127" table:formula="of:=[MoMo.V27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80]" office:value-type="string" office:string-value="Covid-19 (parcial)" calcext:value-type="string">
            <text:p>Covid-19 (parcial)</text:p>
          </table:table-cell>
          <table:table-cell table:style-name="ce123" table:formula="of:=[MoMo.C280]/[.C$5]*1000000" office:value-type="float" office:value="96.1308180613348" calcext:value-type="float">
            <text:p>96</text:p>
          </table:table-cell>
          <table:table-cell table:style-name="ce123" table:formula="of:=[MoMo.D280]/[.D$5]*1000000" office:value-type="float" office:value="537.92690306924" calcext:value-type="float">
            <text:p>538</text:p>
          </table:table-cell>
          <table:table-cell table:style-name="ce123" table:formula="of:=[MoMo.E280]/[.E$5]*1000000" office:value-type="float" office:value="244.105484690404" calcext:value-type="float">
            <text:p>244</text:p>
          </table:table-cell>
          <table:table-cell table:style-name="ce123" table:formula="of:=[MoMo.F280]/[.F$5]*1000000" office:value-type="float" office:value="18.6020472881758" calcext:value-type="float">
            <text:p>19</text:p>
          </table:table-cell>
          <table:table-cell table:style-name="ce123" table:formula="of:=[MoMo.G280]/[.G$5]*1000000" office:value-type="float" office:value="51.2293878088157" calcext:value-type="float">
            <text:p>51</text:p>
          </table:table-cell>
          <table:table-cell table:style-name="ce123" table:formula="of:=[MoMo.H280]/[.H$5]*1000000" office:value-type="float" office:value="291.264311159904" calcext:value-type="float">
            <text:p>291</text:p>
          </table:table-cell>
          <table:table-cell table:style-name="ce123" table:formula="of:=[MoMo.I280]/[.I$5]*1000000" office:value-type="float" office:value="1008.6486432638" calcext:value-type="float">
            <text:p>1009</text:p>
          </table:table-cell>
          <table:table-cell table:style-name="ce123" table:formula="of:=[MoMo.J280]/[.J$5]*1000000" office:value-type="float" office:value="914.739291901005" calcext:value-type="float">
            <text:p>915</text:p>
          </table:table-cell>
          <table:table-cell table:style-name="ce123" table:formula="of:=[MoMo.K280]/[.K$5]*1000000" office:value-type="float" office:value="584.073951999095" calcext:value-type="float">
            <text:p>584</text:p>
          </table:table-cell>
          <table:table-cell table:style-name="ce123" table:formula="of:=[MoMo.L280]/[.L$5]*1000000" office:value-type="float" office:value="0" calcext:value-type="float">
            <text:p>0</text:p>
          </table:table-cell>
          <table:table-cell table:style-name="ce123" table:formula="of:=[MoMo.M280]/[.M$5]*1000000" office:value-type="float" office:value="239.53890875421" calcext:value-type="float">
            <text:p>240</text:p>
          </table:table-cell>
          <table:table-cell table:style-name="ce123" table:formula="of:=[MoMo.N280]/[.N$5]*1000000" office:value-type="float" office:value="337.414935550951" calcext:value-type="float">
            <text:p>337</text:p>
          </table:table-cell>
          <table:table-cell table:style-name="ce123" table:formula="of:=[MoMo.O280]/[.O$5]*1000000" office:value-type="float" office:value="86.6107546128555" calcext:value-type="float">
            <text:p>87</text:p>
          </table:table-cell>
          <table:table-cell table:style-name="ce123" table:formula="of:=[MoMo.P280]/[.P$5]*1000000" office:value-type="float" office:value="1296.88317820446" calcext:value-type="float">
            <text:p>1297</text:p>
          </table:table-cell>
          <table:table-cell table:style-name="ce123"/>
          <table:table-cell table:style-name="ce123" table:formula="of:=[MoMo.R280]/[.R$5]*1000000" office:value-type="float" office:value="81.8392042253378" calcext:value-type="float">
            <text:p>82</text:p>
          </table:table-cell>
          <table:table-cell table:style-name="ce123" table:formula="of:=[MoMo.S280]/[.S$5]*1000000" office:value-type="float" office:value="525.052736914605" calcext:value-type="float">
            <text:p>525</text:p>
          </table:table-cell>
          <table:table-cell table:style-name="ce123" table:formula="of:=[MoMo.T280]/[.T$5]*1000000" office:value-type="float" office:value="440.637209606892" calcext:value-type="float">
            <text:p>441</text:p>
          </table:table-cell>
          <table:table-cell table:style-name="ce123" table:formula="of:=[MoMo.U280]/[.U$5]*1000000" office:value-type="float" office:value="719.094004910113" calcext:value-type="float">
            <text:p>719</text:p>
          </table:table-cell>
          <table:table-cell table:style-name="ce123" table:formula="of:=[MoMo.V28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81]" office:value-type="string" office:string-value="Covid-19 (total)" calcext:value-type="string">
            <text:p>Covid-19 (total)</text:p>
          </table:table-cell>
          <table:table-cell table:style-name="ce129" table:formula="of:=[MoMo.C281]/[.C$5]*1000000" office:value-type="float" office:value="157.435086651318" calcext:value-type="float">
            <text:p>157</text:p>
          </table:table-cell>
          <table:table-cell table:style-name="ce129" table:formula="of:=[MoMo.D281]/[.D$5]*1000000" office:value-type="float" office:value="629.618988819678" calcext:value-type="float">
            <text:p>630</text:p>
          </table:table-cell>
          <table:table-cell table:style-name="ce129" table:formula="of:=[MoMo.E281]/[.E$5]*1000000" office:value-type="float" office:value="286.896884397089" calcext:value-type="float">
            <text:p>287</text:p>
          </table:table-cell>
          <table:table-cell table:style-name="ce129" table:formula="of:=[MoMo.F281]/[.F$5]*1000000" office:value-type="float" office:value="185.134661106131" calcext:value-type="float">
            <text:p>185</text:p>
          </table:table-cell>
          <table:table-cell table:style-name="ce129" table:formula="of:=[MoMo.G281]/[.G$5]*1000000" office:value-type="float" office:value="69.5591687679332" calcext:value-type="float">
            <text:p>70</text:p>
          </table:table-cell>
          <table:table-cell table:style-name="ce129" table:formula="of:=[MoMo.H281]/[.H$5]*1000000" office:value-type="float" office:value="346.414949959413" calcext:value-type="float">
            <text:p>346</text:p>
          </table:table-cell>
          <table:table-cell table:style-name="ce129" table:formula="of:=[MoMo.I281]/[.I$5]*1000000" office:value-type="float" office:value="1145.21053776331" calcext:value-type="float">
            <text:p>1145</text:p>
          </table:table-cell>
          <table:table-cell table:style-name="ce129" table:formula="of:=[MoMo.J281]/[.J$5]*1000000" office:value-type="float" office:value="935.954928120931" calcext:value-type="float">
            <text:p>936</text:p>
          </table:table-cell>
          <table:table-cell table:style-name="ce129" table:formula="of:=[MoMo.K281]/[.K$5]*1000000" office:value-type="float" office:value="759.072455301369" calcext:value-type="float">
            <text:p>759</text:p>
          </table:table-cell>
          <table:table-cell table:style-name="ce129" table:formula="of:=[MoMo.L281]/[.L$5]*1000000" office:value-type="float" office:value="46.9792351780513" calcext:value-type="float">
            <text:p>47</text:p>
          </table:table-cell>
          <table:table-cell table:style-name="ce129" table:formula="of:=[MoMo.M281]/[.M$5]*1000000" office:value-type="float" office:value="266.534883332061" calcext:value-type="float">
            <text:p>267</text:p>
          </table:table-cell>
          <table:table-cell table:style-name="ce129" table:formula="of:=[MoMo.N281]/[.N$5]*1000000" office:value-type="float" office:value="447.401019515073" calcext:value-type="float">
            <text:p>447</text:p>
          </table:table-cell>
          <table:table-cell table:style-name="ce129" table:formula="of:=[MoMo.O281]/[.O$5]*1000000" office:value-type="float" office:value="219.117806541925" calcext:value-type="float">
            <text:p>219</text:p>
          </table:table-cell>
          <table:table-cell table:style-name="ce129" table:formula="of:=[MoMo.P281]/[.P$5]*1000000" office:value-type="float" office:value="1314.06144559833" calcext:value-type="float">
            <text:p>1314</text:p>
          </table:table-cell>
          <table:table-cell table:style-name="ce129"/>
          <table:table-cell table:style-name="ce129" table:formula="of:=[MoMo.R281]/[.R$5]*1000000" office:value-type="float" office:value="94.0136313001815" calcext:value-type="float">
            <text:p>94</text:p>
          </table:table-cell>
          <table:table-cell table:style-name="ce129" table:formula="of:=[MoMo.S281]/[.S$5]*1000000" office:value-type="float" office:value="753.605104748021" calcext:value-type="float">
            <text:p>754</text:p>
          </table:table-cell>
          <table:table-cell table:style-name="ce129" table:formula="of:=[MoMo.T281]/[.T$5]*1000000" office:value-type="float" office:value="644.812758743625" calcext:value-type="float">
            <text:p>645</text:p>
          </table:table-cell>
          <table:table-cell table:style-name="ce129" table:formula="of:=[MoMo.U281]/[.U$5]*1000000" office:value-type="float" office:value="1096.06398986299" calcext:value-type="float">
            <text:p>1096</text:p>
          </table:table-cell>
          <table:table-cell table:style-name="ce129" table:formula="of:=[MoMo.V2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82]" office:value-type="string" office:string-value="Diferencia" calcext:value-type="string">
            <text:p>Diferencia</text:p>
          </table:table-cell>
          <table:table-cell table:style-name="ce124" table:formula="of:=[.C279]-[.C280]" office:value-type="float" office:value="9.06444438295463" calcext:value-type="float">
            <text:p>9</text:p>
          </table:table-cell>
          <table:table-cell table:style-name="ce124" table:formula="of:=[.D279]-[.D280]" office:value-type="float" office:value="97.0407907525475" calcext:value-type="float">
            <text:p>97</text:p>
          </table:table-cell>
          <table:table-cell table:style-name="ce124" table:formula="of:=[.E279]-[.E280]" office:value-type="float" office:value="70.9948222406355" calcext:value-type="float">
            <text:p>71</text:p>
          </table:table-cell>
          <table:table-cell table:style-name="ce124" table:formula="of:=[.F279]-[.F280]" office:value-type="float" office:value="36.3182828007242" calcext:value-type="float">
            <text:p>36</text:p>
          </table:table-cell>
          <table:table-cell table:style-name="ce124" table:formula="of:=[.G279]-[.G280]" office:value-type="float" office:value="-15.0398202741477" calcext:value-type="float">
            <text:p>-15</text:p>
          </table:table-cell>
          <table:table-cell table:style-name="ce124" table:formula="of:=[.H279]-[.H280]" office:value-type="float" office:value="32.7456917872081" calcext:value-type="float">
            <text:p>33</text:p>
          </table:table-cell>
          <table:table-cell table:style-name="ce124" table:formula="of:=[.I279]-[.I280]" office:value-type="float" office:value="801.107770164256" calcext:value-type="float">
            <text:p>801</text:p>
          </table:table-cell>
          <table:table-cell table:style-name="ce124" table:formula="of:=[.J279]-[.J280]" office:value-type="float" office:value="856.519639018417" calcext:value-type="float">
            <text:p>857</text:p>
          </table:table-cell>
          <table:table-cell table:style-name="ce124" table:formula="of:=[.K279]-[.K280]" office:value-type="float" office:value="-36.8417901688999" calcext:value-type="float">
            <text:p>-37</text:p>
          </table:table-cell>
          <table:table-cell table:style-name="ce124" table:formula="of:=[.L279]-[.L280]" office:value-type="float" office:value="129.192896739641" calcext:value-type="float">
            <text:p>129</text:p>
          </table:table-cell>
          <table:table-cell table:style-name="ce124" table:formula="of:=[.M279]-[.M280]" office:value-type="float" office:value="50.164161715558" calcext:value-type="float">
            <text:p>50</text:p>
          </table:table-cell>
          <table:table-cell table:style-name="ce124" table:formula="of:=[.N279]-[.N280]" office:value-type="float" office:value="186.417091464614" calcext:value-type="float">
            <text:p>186</text:p>
          </table:table-cell>
          <table:table-cell table:style-name="ce124" table:formula="of:=[.O279]-[.O280]" office:value-type="float" office:value="47.3768230360919" calcext:value-type="float">
            <text:p>47</text:p>
          </table:table-cell>
          <table:table-cell table:style-name="ce124" table:formula="of:=[.P279]-[.P280]" office:value-type="float" office:value="516.108122143258" calcext:value-type="float">
            <text:p>516</text:p>
          </table:table-cell>
          <table:table-cell table:style-name="ce124"/>
          <table:table-cell table:style-name="ce124" table:formula="of:=[.R279]-[.R280]" office:value-type="float" office:value="26.3779253288279" calcext:value-type="float">
            <text:p>26</text:p>
          </table:table-cell>
          <table:table-cell table:style-name="ce124" table:formula="of:=[.S279]-[.S280]" office:value-type="float" office:value="404.599461975372" calcext:value-type="float">
            <text:p>405</text:p>
          </table:table-cell>
          <table:table-cell table:style-name="ce124" table:formula="of:=[.T279]-[.T280]" office:value-type="float" office:value="141.876996282095" calcext:value-type="float">
            <text:p>142</text:p>
          </table:table-cell>
          <table:table-cell table:style-name="ce124" table:formula="of:=[.U279]-[.U280]" office:value-type="float" office:value="85.5310049893087" calcext:value-type="float">
            <text:p>86</text:p>
          </table:table-cell>
          <table:table-cell table:style-name="ce124" table:formula="of:=[.V279]-[.V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84]" office:value-type="date" office:date-value="2020-05-11" calcext:value-type="date">
            <text:p>11/05</text:p>
          </table:table-cell>
          <table:table-cell table:style-name="ce110" table:formula="of:=[MoMo.B284]" office:value-type="string" office:string-value="Inicio" calcext:value-type="string">
            <text:p>Inicio</text:p>
          </table:table-cell>
          <table:table-cell table:style-name="ce46" table:formula="of:=[MoMo.C284]" office:value-type="date" office:date-value="2020-03-20" calcext:value-type="date">
            <text:p>20/03</text:p>
          </table:table-cell>
          <table:table-cell table:style-name="ce46" table:formula="of:=[MoMo.D284]" office:value-type="date" office:date-value="2020-03-23" calcext:value-type="date">
            <text:p>23/03</text:p>
          </table:table-cell>
          <table:table-cell table:style-name="ce46" table:formula="of:=[MoMo.E284]" office:value-type="date" office:date-value="2020-03-20" calcext:value-type="date">
            <text:p>20/03</text:p>
          </table:table-cell>
          <table:table-cell table:style-name="ce46" table:formula="of:=[MoMo.F284]" office:value-type="date" office:date-value="2020-03-16" calcext:value-type="date">
            <text:p>16/03</text:p>
          </table:table-cell>
          <table:table-cell table:style-name="ce46" table:formula="of:=[MoMo.G284]" office:value-type="date" office:date-value="2020-03-27" calcext:value-type="date">
            <text:p>27/03</text:p>
          </table:table-cell>
          <table:table-cell table:style-name="ce46" table:formula="of:=[MoMo.H284]" office:value-type="date" office:date-value="2020-03-24" calcext:value-type="date">
            <text:p>24/03</text:p>
          </table:table-cell>
          <table:table-cell table:style-name="ce46" table:formula="of:=[MoMo.I284]" office:value-type="date" office:date-value="2020-03-14" calcext:value-type="date">
            <text:p>14/03</text:p>
          </table:table-cell>
          <table:table-cell table:style-name="ce46" table:formula="of:=[MoMo.J284]" office:value-type="date" office:date-value="2020-03-18" calcext:value-type="date">
            <text:p>18/03</text:p>
          </table:table-cell>
          <table:table-cell table:style-name="ce46" table:formula="of:=[MoMo.K284]" office:value-type="date" office:date-value="2020-03-23" calcext:value-type="date">
            <text:p>23/03</text:p>
          </table:table-cell>
          <table:table-cell table:style-name="ce46" table:formula="of:=[MoMo.L284]" office:value-type="date" office:date-value="2020-03-28" calcext:value-type="date">
            <text:p>28/03</text:p>
          </table:table-cell>
          <table:table-cell table:style-name="ce46" table:formula="of:=[MoMo.M284]" office:value-type="date" office:date-value="2020-03-22" calcext:value-type="date">
            <text:p>22/03</text:p>
          </table:table-cell>
          <table:table-cell table:style-name="ce46" table:formula="of:=[MoMo.N284]" office:value-type="date" office:date-value="2020-03-23" calcext:value-type="date">
            <text:p>23/03</text:p>
          </table:table-cell>
          <table:table-cell table:style-name="ce46" table:formula="of:=[MoMo.O284]" office:value-type="date" office:date-value="2020-03-21" calcext:value-type="date">
            <text:p>21/03</text:p>
          </table:table-cell>
          <table:table-cell table:style-name="ce46" table:formula="of:=[MoMo.P284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84]" office:value-type="date" office:date-value="2020-03-27" calcext:value-type="date">
            <text:p>27/03</text:p>
          </table:table-cell>
          <table:table-cell table:style-name="ce46" table:formula="of:=[MoMo.S284]" office:value-type="date" office:date-value="2020-03-22" calcext:value-type="date">
            <text:p>22/03</text:p>
          </table:table-cell>
          <table:table-cell table:style-name="ce46" table:formula="of:=[MoMo.T284]" office:value-type="date" office:date-value="2020-03-25" calcext:value-type="date">
            <text:p>25/03</text:p>
          </table:table-cell>
          <table:table-cell table:style-name="ce46" table:formula="of:=[MoMo.U284]" office:value-type="date" office:date-value="2020-03-20" calcext:value-type="date">
            <text:p>20/03</text:p>
          </table:table-cell>
          <table:table-cell table:style-name="ce46" table:formula="of:=[MoMo.V28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85]" office:value-type="string" office:string-value="Fin" calcext:value-type="string">
            <text:p>Fin</text:p>
          </table:table-cell>
          <table:table-cell table:style-name="ce126" table:formula="of:=[MoMo.C285]" office:value-type="date" office:date-value="2020-04-14" calcext:value-type="date">
            <text:p>14/04</text:p>
          </table:table-cell>
          <table:table-cell table:style-name="ce126" table:formula="of:=[MoMo.D285]" office:value-type="date" office:date-value="2020-04-29" calcext:value-type="date">
            <text:p>29/04</text:p>
          </table:table-cell>
          <table:table-cell table:style-name="ce126" table:formula="of:=[MoMo.E285]" office:value-type="date" office:date-value="2020-04-27" calcext:value-type="date">
            <text:p>27/04</text:p>
          </table:table-cell>
          <table:table-cell table:style-name="ce126" table:formula="of:=[MoMo.F285]" office:value-type="date" office:date-value="2020-05-09" calcext:value-type="date">
            <text:p>09/05</text:p>
          </table:table-cell>
          <table:table-cell table:style-name="ce126" table:formula="of:=[MoMo.G285]" office:value-type="date" office:date-value="2020-05-01" calcext:value-type="date">
            <text:p>01/05</text:p>
          </table:table-cell>
          <table:table-cell table:style-name="ce126" table:formula="of:=[MoMo.H285]" office:value-type="date" office:date-value="2020-04-24" calcext:value-type="date">
            <text:p>24/04</text:p>
          </table:table-cell>
          <table:table-cell table:style-name="ce126" table:formula="of:=[MoMo.I285]" office:value-type="date" office:date-value="2020-04-29" calcext:value-type="date">
            <text:p>29/04</text:p>
          </table:table-cell>
          <table:table-cell table:style-name="ce126" table:formula="of:=[MoMo.J285]" office:value-type="date" office:date-value="2020-05-08" calcext:value-type="date">
            <text:p>08/05</text:p>
          </table:table-cell>
          <table:table-cell table:style-name="ce126" table:formula="of:=[MoMo.K285]" office:value-type="date" office:date-value="2020-04-24" calcext:value-type="date">
            <text:p>24/04</text:p>
          </table:table-cell>
          <table:table-cell table:style-name="ce126" table:formula="of:=[MoMo.L285]" office:value-type="date" office:date-value="2020-03-31" calcext:value-type="date">
            <text:p>31/03</text:p>
          </table:table-cell>
          <table:table-cell table:style-name="ce126" table:formula="of:=[MoMo.M285]" office:value-type="date" office:date-value="2020-05-02" calcext:value-type="date">
            <text:p>02/05</text:p>
          </table:table-cell>
          <table:table-cell table:style-name="ce126" table:formula="of:=[MoMo.N285]" office:value-type="date" office:date-value="2020-04-18" calcext:value-type="date">
            <text:p>18/04</text:p>
          </table:table-cell>
          <table:table-cell table:style-name="ce126" table:formula="of:=[MoMo.O285]" office:value-type="date" office:date-value="2020-04-10" calcext:value-type="date">
            <text:p>10/04</text:p>
          </table:table-cell>
          <table:table-cell table:style-name="ce126" table:formula="of:=[MoMo.P285]" office:value-type="date" office:date-value="2020-05-09" calcext:value-type="date">
            <text:p>09/05</text:p>
          </table:table-cell>
          <table:table-cell table:style-name="ce126"/>
          <table:table-cell table:style-name="ce126" table:formula="of:=[MoMo.R285]" office:value-type="date" office:date-value="2020-05-05" calcext:value-type="date">
            <text:p>05/05</text:p>
          </table:table-cell>
          <table:table-cell table:style-name="ce126" table:formula="of:=[MoMo.S285]" office:value-type="date" office:date-value="2020-04-18" calcext:value-type="date">
            <text:p>18/04</text:p>
          </table:table-cell>
          <table:table-cell table:style-name="ce126" table:formula="of:=[MoMo.T285]" office:value-type="date" office:date-value="2020-04-22" calcext:value-type="date">
            <text:p>22/04</text:p>
          </table:table-cell>
          <table:table-cell table:style-name="ce126" table:formula="of:=[MoMo.U285]" office:value-type="date" office:date-value="2020-05-05" calcext:value-type="date">
            <text:p>05/05</text:p>
          </table:table-cell>
          <table:table-cell table:style-name="ce126" table:formula="of:=[MoMo.V28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86]" office:value-type="string" office:string-value="MoMo (parcial)" calcext:value-type="string">
            <text:p>MoMo (parcial)</text:p>
          </table:table-cell>
          <table:table-cell table:style-name="ce127" table:formula="of:=[MoMo.C286]/[.C$5]*1000000" office:value-type="float" office:value="108.057718565223" calcext:value-type="float">
            <text:p>108</text:p>
          </table:table-cell>
          <table:table-cell table:style-name="ce127" table:formula="of:=[MoMo.D286]/[.D$5]*1000000" office:value-type="float" office:value="634.967693821787" calcext:value-type="float">
            <text:p>635</text:p>
          </table:table-cell>
          <table:table-cell table:style-name="ce127" table:formula="of:=[MoMo.E286]/[.E$5]*1000000" office:value-type="float" office:value="373.452215621973" calcext:value-type="float">
            <text:p>373</text:p>
          </table:table-cell>
          <table:table-cell table:style-name="ce127" table:formula="of:=[MoMo.F286]/[.F$5]*1000000" office:value-type="float" office:value="152.359625407916" calcext:value-type="float">
            <text:p>152</text:p>
          </table:table-cell>
          <table:table-cell table:style-name="ce127" table:formula="of:=[MoMo.G286]/[.G$5]*1000000" office:value-type="float" office:value="36.189567534668" calcext:value-type="float">
            <text:p>36</text:p>
          </table:table-cell>
          <table:table-cell table:style-name="ce127" table:formula="of:=[MoMo.H286]/[.H$5]*1000000" office:value-type="float" office:value="324.010002947112" calcext:value-type="float">
            <text:p>324</text:p>
          </table:table-cell>
          <table:table-cell table:style-name="ce127" table:formula="of:=[MoMo.I286]/[.I$5]*1000000" office:value-type="float" office:value="1809.75641342806" calcext:value-type="float">
            <text:p>1810</text:p>
          </table:table-cell>
          <table:table-cell table:style-name="ce127" table:formula="of:=[MoMo.J286]/[.J$5]*1000000" office:value-type="float" office:value="1770.76554403059" calcext:value-type="float">
            <text:p>1771</text:p>
          </table:table-cell>
          <table:table-cell table:style-name="ce127" table:formula="of:=[MoMo.K286]/[.K$5]*1000000" office:value-type="float" office:value="542.363782415019" calcext:value-type="float">
            <text:p>542</text:p>
          </table:table-cell>
          <table:table-cell table:style-name="ce127" table:formula="of:=[MoMo.L286]/[.L$5]*1000000" office:value-type="float" office:value="129.192896739641" calcext:value-type="float">
            <text:p>129</text:p>
          </table:table-cell>
          <table:table-cell table:style-name="ce127" table:formula="of:=[MoMo.M286]/[.M$5]*1000000" office:value-type="float" office:value="289.703070469768" calcext:value-type="float">
            <text:p>290</text:p>
          </table:table-cell>
          <table:table-cell table:style-name="ce127" table:formula="of:=[MoMo.N286]/[.N$5]*1000000" office:value-type="float" office:value="523.832027015565" calcext:value-type="float">
            <text:p>524</text:p>
          </table:table-cell>
          <table:table-cell table:style-name="ce127" table:formula="of:=[MoMo.O286]/[.O$5]*1000000" office:value-type="float" office:value="133.987577648947" calcext:value-type="float">
            <text:p>134</text:p>
          </table:table-cell>
          <table:table-cell table:style-name="ce127" table:formula="of:=[MoMo.P286]/[.P$5]*1000000" office:value-type="float" office:value="1826.36906610577" calcext:value-type="float">
            <text:p>1826</text:p>
          </table:table-cell>
          <table:table-cell table:style-name="ce127"/>
          <table:table-cell table:style-name="ce127" table:formula="of:=[MoMo.R286]/[.R$5]*1000000" office:value-type="float" office:value="108.217129554166" calcext:value-type="float">
            <text:p>108</text:p>
          </table:table-cell>
          <table:table-cell table:style-name="ce127" table:formula="of:=[MoMo.S286]/[.S$5]*1000000" office:value-type="float" office:value="929.652198889977" calcext:value-type="float">
            <text:p>930</text:p>
          </table:table-cell>
          <table:table-cell table:style-name="ce127" table:formula="of:=[MoMo.T286]/[.T$5]*1000000" office:value-type="float" office:value="582.514205888987" calcext:value-type="float">
            <text:p>583</text:p>
          </table:table-cell>
          <table:table-cell table:style-name="ce127" table:formula="of:=[MoMo.U286]/[.U$5]*1000000" office:value-type="float" office:value="804.625009899422" calcext:value-type="float">
            <text:p>805</text:p>
          </table:table-cell>
          <table:table-cell table:style-name="ce127" table:formula="of:=[MoMo.V28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87]" office:value-type="string" office:string-value="Covid-19 (parcial)" calcext:value-type="string">
            <text:p>Covid-19 (parcial)</text:p>
          </table:table-cell>
          <table:table-cell table:style-name="ce123" table:formula="of:=[MoMo.C287]/[.C$5]*1000000" office:value-type="float" office:value="96.1308180613348" calcext:value-type="float">
            <text:p>96</text:p>
          </table:table-cell>
          <table:table-cell table:style-name="ce123" table:formula="of:=[MoMo.D287]/[.D$5]*1000000" office:value-type="float" office:value="537.92690306924" calcext:value-type="float">
            <text:p>538</text:p>
          </table:table-cell>
          <table:table-cell table:style-name="ce123" table:formula="of:=[MoMo.E287]/[.E$5]*1000000" office:value-type="float" office:value="244.105484690404" calcext:value-type="float">
            <text:p>244</text:p>
          </table:table-cell>
          <table:table-cell table:style-name="ce123" table:formula="of:=[MoMo.F287]/[.F$5]*1000000" office:value-type="float" office:value="182.477225779249" calcext:value-type="float">
            <text:p>182</text:p>
          </table:table-cell>
          <table:table-cell table:style-name="ce123" table:formula="of:=[MoMo.G287]/[.G$5]*1000000" office:value-type="float" office:value="51.2293878088157" calcext:value-type="float">
            <text:p>51</text:p>
          </table:table-cell>
          <table:table-cell table:style-name="ce123" table:formula="of:=[MoMo.H287]/[.H$5]*1000000" office:value-type="float" office:value="291.264311159904" calcext:value-type="float">
            <text:p>291</text:p>
          </table:table-cell>
          <table:table-cell table:style-name="ce123" table:formula="of:=[MoMo.I287]/[.I$5]*1000000" office:value-type="float" office:value="1008.6486432638" calcext:value-type="float">
            <text:p>1009</text:p>
          </table:table-cell>
          <table:table-cell table:style-name="ce123" table:formula="of:=[MoMo.J287]/[.J$5]*1000000" office:value-type="float" office:value="914.739291901005" calcext:value-type="float">
            <text:p>915</text:p>
          </table:table-cell>
          <table:table-cell table:style-name="ce123" table:formula="of:=[MoMo.K287]/[.K$5]*1000000" office:value-type="float" office:value="584.073951999095" calcext:value-type="float">
            <text:p>584</text:p>
          </table:table-cell>
          <table:table-cell table:style-name="ce123" table:formula="of:=[MoMo.L287]/[.L$5]*1000000" office:value-type="float" office:value="0" calcext:value-type="float">
            <text:p>0</text:p>
          </table:table-cell>
          <table:table-cell table:style-name="ce123" table:formula="of:=[MoMo.M287]/[.M$5]*1000000" office:value-type="float" office:value="239.53890875421" calcext:value-type="float">
            <text:p>240</text:p>
          </table:table-cell>
          <table:table-cell table:style-name="ce123" table:formula="of:=[MoMo.N287]/[.N$5]*1000000" office:value-type="float" office:value="337.414935550951" calcext:value-type="float">
            <text:p>337</text:p>
          </table:table-cell>
          <table:table-cell table:style-name="ce123" table:formula="of:=[MoMo.O287]/[.O$5]*1000000" office:value-type="float" office:value="86.6107546128555" calcext:value-type="float">
            <text:p>87</text:p>
          </table:table-cell>
          <table:table-cell table:style-name="ce123" table:formula="of:=[MoMo.P287]/[.P$5]*1000000" office:value-type="float" office:value="1303.87610121435" calcext:value-type="float">
            <text:p>1304</text:p>
          </table:table-cell>
          <table:table-cell table:style-name="ce123"/>
          <table:table-cell table:style-name="ce123" table:formula="of:=[MoMo.R287]/[.R$5]*1000000" office:value-type="float" office:value="81.8392042253378" calcext:value-type="float">
            <text:p>82</text:p>
          </table:table-cell>
          <table:table-cell table:style-name="ce123" table:formula="of:=[MoMo.S287]/[.S$5]*1000000" office:value-type="float" office:value="525.052736914605" calcext:value-type="float">
            <text:p>525</text:p>
          </table:table-cell>
          <table:table-cell table:style-name="ce123" table:formula="of:=[MoMo.T287]/[.T$5]*1000000" office:value-type="float" office:value="440.637209606892" calcext:value-type="float">
            <text:p>441</text:p>
          </table:table-cell>
          <table:table-cell table:style-name="ce123" table:formula="of:=[MoMo.U287]/[.U$5]*1000000" office:value-type="float" office:value="719.094004910113" calcext:value-type="float">
            <text:p>719</text:p>
          </table:table-cell>
          <table:table-cell table:style-name="ce123" table:formula="of:=[MoMo.V28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88]" office:value-type="string" office:string-value="Covid-19 (total)" calcext:value-type="string">
            <text:p>Covid-19 (total)</text:p>
          </table:table-cell>
          <table:table-cell table:style-name="ce129" table:formula="of:=[MoMo.C288]/[.C$5]*1000000" office:value-type="float" office:value="157.673624661395" calcext:value-type="float">
            <text:p>158</text:p>
          </table:table-cell>
          <table:table-cell table:style-name="ce129" table:formula="of:=[MoMo.D288]/[.D$5]*1000000" office:value-type="float" office:value="630.383089534265" calcext:value-type="float">
            <text:p>630</text:p>
          </table:table-cell>
          <table:table-cell table:style-name="ce129" table:formula="of:=[MoMo.E288]/[.E$5]*1000000" office:value-type="float" office:value="290.787011643151" calcext:value-type="float">
            <text:p>291</text:p>
          </table:table-cell>
          <table:table-cell table:style-name="ce129" table:formula="of:=[MoMo.F288]/[.F$5]*1000000" office:value-type="float" office:value="185.134661106131" calcext:value-type="float">
            <text:p>185</text:p>
          </table:table-cell>
          <table:table-cell table:style-name="ce129" table:formula="of:=[MoMo.G288]/[.G$5]*1000000" office:value-type="float" office:value="70.0291631515003" calcext:value-type="float">
            <text:p>70</text:p>
          </table:table-cell>
          <table:table-cell table:style-name="ce129" table:formula="of:=[MoMo.H288]/[.H$5]*1000000" office:value-type="float" office:value="346.414949959413" calcext:value-type="float">
            <text:p>346</text:p>
          </table:table-cell>
          <table:table-cell table:style-name="ce129" table:formula="of:=[MoMo.I288]/[.I$5]*1000000" office:value-type="float" office:value="1156.41774491068" calcext:value-type="float">
            <text:p>1156</text:p>
          </table:table-cell>
          <table:table-cell table:style-name="ce129" table:formula="of:=[MoMo.J288]/[.J$5]*1000000" office:value-type="float" office:value="939.902023231615" calcext:value-type="float">
            <text:p>940</text:p>
          </table:table-cell>
          <table:table-cell table:style-name="ce129" table:formula="of:=[MoMo.K288]/[.K$5]*1000000" office:value-type="float" office:value="762.0987452081" calcext:value-type="float">
            <text:p>762</text:p>
          </table:table-cell>
          <table:table-cell table:style-name="ce129" table:formula="of:=[MoMo.L288]/[.L$5]*1000000" office:value-type="float" office:value="46.9792351780513" calcext:value-type="float">
            <text:p>47</text:p>
          </table:table-cell>
          <table:table-cell table:style-name="ce129" table:formula="of:=[MoMo.M288]/[.M$5]*1000000" office:value-type="float" office:value="267.945120810008" calcext:value-type="float">
            <text:p>268</text:p>
          </table:table-cell>
          <table:table-cell table:style-name="ce129" table:formula="of:=[MoMo.N288]/[.N$5]*1000000" office:value-type="float" office:value="450.197275887042" calcext:value-type="float">
            <text:p>450</text:p>
          </table:table-cell>
          <table:table-cell table:style-name="ce129" table:formula="of:=[MoMo.O288]/[.O$5]*1000000" office:value-type="float" office:value="219.487937971894" calcext:value-type="float">
            <text:p>219</text:p>
          </table:table-cell>
          <table:table-cell table:style-name="ce129" table:formula="of:=[MoMo.P288]/[.P$5]*1000000" office:value-type="float" office:value="1319.99022815019" calcext:value-type="float">
            <text:p>1320</text:p>
          </table:table-cell>
          <table:table-cell table:style-name="ce129"/>
          <table:table-cell table:style-name="ce129" table:formula="of:=[MoMo.R288]/[.R$5]*1000000" office:value-type="float" office:value="94.0136313001815" calcext:value-type="float">
            <text:p>94</text:p>
          </table:table-cell>
          <table:table-cell table:style-name="ce129" table:formula="of:=[MoMo.S288]/[.S$5]*1000000" office:value-type="float" office:value="756.693650259283" calcext:value-type="float">
            <text:p>757</text:p>
          </table:table-cell>
          <table:table-cell table:style-name="ce129" table:formula="of:=[MoMo.T288]/[.T$5]*1000000" office:value-type="float" office:value="647.086428555838" calcext:value-type="float">
            <text:p>647</text:p>
          </table:table-cell>
          <table:table-cell table:style-name="ce129" table:formula="of:=[MoMo.U288]/[.U$5]*1000000" office:value-type="float" office:value="1096.06398986299" calcext:value-type="float">
            <text:p>1096</text:p>
          </table:table-cell>
          <table:table-cell table:style-name="ce129" table:formula="of:=[MoMo.V2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89]" office:value-type="string" office:string-value="Diferencia" calcext:value-type="string">
            <text:p>Diferencia</text:p>
          </table:table-cell>
          <table:table-cell table:style-name="ce124" table:formula="of:=[.C286]-[.C287]" office:value-type="float" office:value="11.9269005038877" calcext:value-type="float">
            <text:p>12</text:p>
          </table:table-cell>
          <table:table-cell table:style-name="ce124" table:formula="of:=[.D286]-[.D287]" office:value-type="float" office:value="97.0407907525475" calcext:value-type="float">
            <text:p>97</text:p>
          </table:table-cell>
          <table:table-cell table:style-name="ce124" table:formula="of:=[.E286]-[.E287]" office:value-type="float" office:value="129.346730931569" calcext:value-type="float">
            <text:p>129</text:p>
          </table:table-cell>
          <table:table-cell table:style-name="ce124" table:formula="of:=[.F286]-[.F287]" office:value-type="float" office:value="-30.1176003713326" calcext:value-type="float">
            <text:p>-30</text:p>
          </table:table-cell>
          <table:table-cell table:style-name="ce124" table:formula="of:=[.G286]-[.G287]" office:value-type="float" office:value="-15.0398202741477" calcext:value-type="float">
            <text:p>-15</text:p>
          </table:table-cell>
          <table:table-cell table:style-name="ce124" table:formula="of:=[.H286]-[.H287]" office:value-type="float" office:value="32.7456917872081" calcext:value-type="float">
            <text:p>33</text:p>
          </table:table-cell>
          <table:table-cell table:style-name="ce124" table:formula="of:=[.I286]-[.I287]" office:value-type="float" office:value="801.107770164256" calcext:value-type="float">
            <text:p>801</text:p>
          </table:table-cell>
          <table:table-cell table:style-name="ce124" table:formula="of:=[.J286]-[.J287]" office:value-type="float" office:value="856.026252129581" calcext:value-type="float">
            <text:p>856</text:p>
          </table:table-cell>
          <table:table-cell table:style-name="ce124" table:formula="of:=[.K286]-[.K287]" office:value-type="float" office:value="-41.710169584076" calcext:value-type="float">
            <text:p>-42</text:p>
          </table:table-cell>
          <table:table-cell table:style-name="ce124" table:formula="of:=[.L286]-[.L287]" office:value-type="float" office:value="129.192896739641" calcext:value-type="float">
            <text:p>129</text:p>
          </table:table-cell>
          <table:table-cell table:style-name="ce124" table:formula="of:=[.M286]-[.M287]" office:value-type="float" office:value="50.164161715558" calcext:value-type="float">
            <text:p>50</text:p>
          </table:table-cell>
          <table:table-cell table:style-name="ce124" table:formula="of:=[.N286]-[.N287]" office:value-type="float" office:value="186.417091464614" calcext:value-type="float">
            <text:p>186</text:p>
          </table:table-cell>
          <table:table-cell table:style-name="ce124" table:formula="of:=[.O286]-[.O287]" office:value-type="float" office:value="47.3768230360919" calcext:value-type="float">
            <text:p>47</text:p>
          </table:table-cell>
          <table:table-cell table:style-name="ce124" table:formula="of:=[.P286]-[.P287]" office:value-type="float" office:value="522.492964891422" calcext:value-type="float">
            <text:p>522</text:p>
          </table:table-cell>
          <table:table-cell table:style-name="ce124"/>
          <table:table-cell table:style-name="ce124" table:formula="of:=[.R286]-[.R287]" office:value-type="float" office:value="26.3779253288279" calcext:value-type="float">
            <text:p>26</text:p>
          </table:table-cell>
          <table:table-cell table:style-name="ce124" table:formula="of:=[.S286]-[.S287]" office:value-type="float" office:value="404.599461975372" calcext:value-type="float">
            <text:p>405</text:p>
          </table:table-cell>
          <table:table-cell table:style-name="ce124" table:formula="of:=[.T286]-[.T287]" office:value-type="float" office:value="141.876996282095" calcext:value-type="float">
            <text:p>142</text:p>
          </table:table-cell>
          <table:table-cell table:style-name="ce124" table:formula="of:=[.U286]-[.U287]" office:value-type="float" office:value="85.5310049893087" calcext:value-type="float">
            <text:p>86</text:p>
          </table:table-cell>
          <table:table-cell table:style-name="ce124" table:formula="of:=[.V286]-[.V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9"/>
          <table:table-cell table:style-name="ce114"/>
          <table:table-cell table:style-name="ce125" table:number-columns-repeated="20"/>
          <table:table-cell table:number-columns-repeated="2"/>
        </table:table-row>
        <table:table-row table:style-name="ro1">
          <table:table-cell table:style-name="ce46" table:formula="of:=[MoMo.A291]" office:value-type="date" office:date-value="2020-05-12" calcext:value-type="date">
            <text:p>12/05</text:p>
          </table:table-cell>
          <table:table-cell table:style-name="ce110" table:formula="of:=[MoMo.B291]" office:value-type="string" office:string-value="Inicio" calcext:value-type="string">
            <text:p>Inicio</text:p>
          </table:table-cell>
          <table:table-cell table:style-name="ce46" table:formula="of:=[MoMo.C291]" office:value-type="date" office:date-value="2020-03-20" calcext:value-type="date">
            <text:p>20/03</text:p>
          </table:table-cell>
          <table:table-cell table:style-name="ce46" table:formula="of:=[MoMo.D291]" office:value-type="date" office:date-value="2020-03-23" calcext:value-type="date">
            <text:p>23/03</text:p>
          </table:table-cell>
          <table:table-cell table:style-name="ce46" table:formula="of:=[MoMo.E291]" office:value-type="date" office:date-value="2020-03-20" calcext:value-type="date">
            <text:p>20/03</text:p>
          </table:table-cell>
          <table:table-cell table:style-name="ce46" table:formula="of:=[MoMo.F291]" office:value-type="date" office:date-value="2020-03-16" calcext:value-type="date">
            <text:p>16/03</text:p>
          </table:table-cell>
          <table:table-cell table:style-name="ce46" table:formula="of:=[MoMo.G291]" office:value-type="date" office:date-value="2020-03-27" calcext:value-type="date">
            <text:p>27/03</text:p>
          </table:table-cell>
          <table:table-cell table:style-name="ce46" table:formula="of:=[MoMo.H291]" office:value-type="date" office:date-value="2020-03-24" calcext:value-type="date">
            <text:p>24/03</text:p>
          </table:table-cell>
          <table:table-cell table:style-name="ce46" table:formula="of:=[MoMo.I291]" office:value-type="date" office:date-value="2020-03-14" calcext:value-type="date">
            <text:p>14/03</text:p>
          </table:table-cell>
          <table:table-cell table:style-name="ce46" table:formula="of:=[MoMo.J291]" office:value-type="date" office:date-value="2020-03-18" calcext:value-type="date">
            <text:p>18/03</text:p>
          </table:table-cell>
          <table:table-cell table:style-name="ce46" table:formula="of:=[MoMo.K291]" office:value-type="date" office:date-value="2020-03-23" calcext:value-type="date">
            <text:p>23/03</text:p>
          </table:table-cell>
          <table:table-cell table:style-name="ce46" table:formula="of:=[MoMo.L291]" office:value-type="date" office:date-value="2020-03-28" calcext:value-type="date">
            <text:p>28/03</text:p>
          </table:table-cell>
          <table:table-cell table:style-name="ce46" table:formula="of:=[MoMo.M291]" office:value-type="date" office:date-value="2020-03-22" calcext:value-type="date">
            <text:p>22/03</text:p>
          </table:table-cell>
          <table:table-cell table:style-name="ce46" table:formula="of:=[MoMo.N291]" office:value-type="date" office:date-value="2020-03-23" calcext:value-type="date">
            <text:p>23/03</text:p>
          </table:table-cell>
          <table:table-cell table:style-name="ce46" table:formula="of:=[MoMo.O291]" office:value-type="date" office:date-value="2020-03-21" calcext:value-type="date">
            <text:p>21/03</text:p>
          </table:table-cell>
          <table:table-cell table:style-name="ce46" table:formula="of:=[MoMo.P291]" office:value-type="date" office:date-value="2020-03-10" calcext:value-type="date">
            <text:p>10/03</text:p>
          </table:table-cell>
          <table:table-cell table:style-name="ce46"/>
          <table:table-cell table:style-name="ce46" table:formula="of:=[MoMo.R291]" office:value-type="date" office:date-value="2020-03-27" calcext:value-type="date">
            <text:p>27/03</text:p>
          </table:table-cell>
          <table:table-cell table:style-name="ce46" table:formula="of:=[MoMo.S291]" office:value-type="date" office:date-value="2020-03-22" calcext:value-type="date">
            <text:p>22/03</text:p>
          </table:table-cell>
          <table:table-cell table:style-name="ce46" table:formula="of:=[MoMo.T291]" office:value-type="date" office:date-value="2020-03-25" calcext:value-type="date">
            <text:p>25/03</text:p>
          </table:table-cell>
          <table:table-cell table:style-name="ce46" table:formula="of:=[MoMo.U291]" office:value-type="date" office:date-value="2020-03-20" calcext:value-type="date">
            <text:p>20/03</text:p>
          </table:table-cell>
          <table:table-cell table:style-name="ce46" table:formula="of:=[MoMo.V29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5" table:formula="of:=[MoMo.B292]" office:value-type="string" office:string-value="Fin" calcext:value-type="string">
            <text:p>Fin</text:p>
          </table:table-cell>
          <table:table-cell table:style-name="ce126" table:formula="of:=[MoMo.C292]" office:value-type="date" office:date-value="2020-04-14" calcext:value-type="date">
            <text:p>14/04</text:p>
          </table:table-cell>
          <table:table-cell table:style-name="ce126" table:formula="of:=[MoMo.D292]" office:value-type="date" office:date-value="2020-04-29" calcext:value-type="date">
            <text:p>29/04</text:p>
          </table:table-cell>
          <table:table-cell table:style-name="ce126" table:formula="of:=[MoMo.E292]" office:value-type="date" office:date-value="2020-04-22" calcext:value-type="date">
            <text:p>22/04</text:p>
          </table:table-cell>
          <table:table-cell table:style-name="ce126" table:formula="of:=[MoMo.F292]" office:value-type="date" office:date-value="2020-05-09" calcext:value-type="date">
            <text:p>09/05</text:p>
          </table:table-cell>
          <table:table-cell table:style-name="ce126" table:formula="of:=[MoMo.G292]" office:value-type="date" office:date-value="2020-05-01" calcext:value-type="date">
            <text:p>01/05</text:p>
          </table:table-cell>
          <table:table-cell table:style-name="ce126" table:formula="of:=[MoMo.H292]" office:value-type="date" office:date-value="2020-04-24" calcext:value-type="date">
            <text:p>24/04</text:p>
          </table:table-cell>
          <table:table-cell table:style-name="ce126" table:formula="of:=[MoMo.I292]" office:value-type="date" office:date-value="2020-04-30" calcext:value-type="date">
            <text:p>30/04</text:p>
          </table:table-cell>
          <table:table-cell table:style-name="ce126" table:formula="of:=[MoMo.J292]" office:value-type="date" office:date-value="2020-05-09" calcext:value-type="date">
            <text:p>09/05</text:p>
          </table:table-cell>
          <table:table-cell table:style-name="ce126" table:formula="of:=[MoMo.K292]" office:value-type="date" office:date-value="2020-04-24" calcext:value-type="date">
            <text:p>24/04</text:p>
          </table:table-cell>
          <table:table-cell table:style-name="ce126" table:formula="of:=[MoMo.L292]" office:value-type="date" office:date-value="2020-03-31" calcext:value-type="date">
            <text:p>31/03</text:p>
          </table:table-cell>
          <table:table-cell table:style-name="ce126" table:formula="of:=[MoMo.M292]" office:value-type="date" office:date-value="2020-05-09" calcext:value-type="date">
            <text:p>09/05</text:p>
          </table:table-cell>
          <table:table-cell table:style-name="ce126" table:formula="of:=[MoMo.N292]" office:value-type="date" office:date-value="2020-04-18" calcext:value-type="date">
            <text:p>18/04</text:p>
          </table:table-cell>
          <table:table-cell table:style-name="ce126" table:formula="of:=[MoMo.O292]" office:value-type="date" office:date-value="2020-04-10" calcext:value-type="date">
            <text:p>10/04</text:p>
          </table:table-cell>
          <table:table-cell table:style-name="ce126" table:formula="of:=[MoMo.P292]" office:value-type="date" office:date-value="2020-05-09" calcext:value-type="date">
            <text:p>09/05</text:p>
          </table:table-cell>
          <table:table-cell table:style-name="ce126"/>
          <table:table-cell table:style-name="ce126" table:formula="of:=[MoMo.R292]" office:value-type="date" office:date-value="2020-05-05" calcext:value-type="date">
            <text:p>05/05</text:p>
          </table:table-cell>
          <table:table-cell table:style-name="ce126" table:formula="of:=[MoMo.S292]" office:value-type="date" office:date-value="2020-04-18" calcext:value-type="date">
            <text:p>18/04</text:p>
          </table:table-cell>
          <table:table-cell table:style-name="ce126" table:formula="of:=[MoMo.T292]" office:value-type="date" office:date-value="2020-04-22" calcext:value-type="date">
            <text:p>22/04</text:p>
          </table:table-cell>
          <table:table-cell table:style-name="ce126" table:formula="of:=[MoMo.U292]" office:value-type="date" office:date-value="2020-05-05" calcext:value-type="date">
            <text:p>05/05</text:p>
          </table:table-cell>
          <table:table-cell table:style-name="ce126" table:formula="of:=[MoMo.V29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116" table:formula="of:=[MoMo.B293]" office:value-type="string" office:string-value="MoMo (parcial)" calcext:value-type="string">
            <text:p>MoMo (parcial)</text:p>
          </table:table-cell>
          <table:table-cell table:style-name="ce127" table:formula="of:=[MoMo.C293]/[.C$5]*1000000" office:value-type="float" office:value="107.819180555145" calcext:value-type="float">
            <text:p>108</text:p>
          </table:table-cell>
          <table:table-cell table:style-name="ce127" table:formula="of:=[MoMo.D293]/[.D$5]*1000000" office:value-type="float" office:value="634.967693821787" calcext:value-type="float">
            <text:p>635</text:p>
          </table:table-cell>
          <table:table-cell table:style-name="ce127" table:formula="of:=[MoMo.E293]/[.E$5]*1000000" office:value-type="float" office:value="270.363843601324" calcext:value-type="float">
            <text:p>270</text:p>
          </table:table-cell>
          <table:table-cell table:style-name="ce127" table:formula="of:=[MoMo.F293]/[.F$5]*1000000" office:value-type="float" office:value="146.158942978524" calcext:value-type="float">
            <text:p>146</text:p>
          </table:table-cell>
          <table:table-cell table:style-name="ce127" table:formula="of:=[MoMo.G293]/[.G$5]*1000000" office:value-type="float" office:value="36.189567534668" calcext:value-type="float">
            <text:p>36</text:p>
          </table:table-cell>
          <table:table-cell table:style-name="ce127" table:formula="of:=[MoMo.H293]/[.H$5]*1000000" office:value-type="float" office:value="324.010002947112" calcext:value-type="float">
            <text:p>324</text:p>
          </table:table-cell>
          <table:table-cell table:style-name="ce127" table:formula="of:=[MoMo.I293]/[.I$5]*1000000" office:value-type="float" office:value="1819.71837533684" calcext:value-type="float">
            <text:p>1820</text:p>
          </table:table-cell>
          <table:table-cell table:style-name="ce127" table:formula="of:=[MoMo.J293]/[.J$5]*1000000" office:value-type="float" office:value="1753.00361603251" calcext:value-type="float">
            <text:p>1753</text:p>
          </table:table-cell>
          <table:table-cell table:style-name="ce127" table:formula="of:=[MoMo.K293]/[.K$5]*1000000" office:value-type="float" office:value="541.837471126892" calcext:value-type="float">
            <text:p>542</text:p>
          </table:table-cell>
          <table:table-cell table:style-name="ce127" table:formula="of:=[MoMo.L293]/[.L$5]*1000000" office:value-type="float" office:value="129.192896739641" calcext:value-type="float">
            <text:p>129</text:p>
          </table:table-cell>
          <table:table-cell table:style-name="ce127" table:formula="of:=[MoMo.M293]/[.M$5]*1000000" office:value-type="float" office:value="315.691732563371" calcext:value-type="float">
            <text:p>316</text:p>
          </table:table-cell>
          <table:table-cell table:style-name="ce127" table:formula="of:=[MoMo.N293]/[.N$5]*1000000" office:value-type="float" office:value="523.832027015565" calcext:value-type="float">
            <text:p>524</text:p>
          </table:table-cell>
          <table:table-cell table:style-name="ce127" table:formula="of:=[MoMo.O293]/[.O$5]*1000000" office:value-type="float" office:value="133.987577648947" calcext:value-type="float">
            <text:p>134</text:p>
          </table:table-cell>
          <table:table-cell table:style-name="ce127" table:formula="of:=[MoMo.P293]/[.P$5]*1000000" office:value-type="float" office:value="1811.62311975882" calcext:value-type="float">
            <text:p>1812</text:p>
          </table:table-cell>
          <table:table-cell table:style-name="ce127"/>
          <table:table-cell table:style-name="ce127" table:formula="of:=[MoMo.R293]/[.R$5]*1000000" office:value-type="float" office:value="108.217129554166" calcext:value-type="float">
            <text:p>108</text:p>
          </table:table-cell>
          <table:table-cell table:style-name="ce127" table:formula="of:=[MoMo.S293]/[.S$5]*1000000" office:value-type="float" office:value="929.652198889977" calcext:value-type="float">
            <text:p>930</text:p>
          </table:table-cell>
          <table:table-cell table:style-name="ce127" table:formula="of:=[MoMo.T293]/[.T$5]*1000000" office:value-type="float" office:value="582.514205888987" calcext:value-type="float">
            <text:p>583</text:p>
          </table:table-cell>
          <table:table-cell table:style-name="ce127" table:formula="of:=[MoMo.U293]/[.U$5]*1000000" office:value-type="float" office:value="804.625009899422" calcext:value-type="float">
            <text:p>805</text:p>
          </table:table-cell>
          <table:table-cell table:style-name="ce127" table:formula="of:=[MoMo.V29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2" table:formula="of:=[MoMo.B294]" office:value-type="string" office:string-value="Covid-19 (parcial)" calcext:value-type="string">
            <text:p>Covid-19 (parcial)</text:p>
          </table:table-cell>
          <table:table-cell table:style-name="ce123" table:formula="of:=[MoMo.C294]/[.C$5]*1000000" office:value-type="float" office:value="96.1308180613348" calcext:value-type="float">
            <text:p>96</text:p>
          </table:table-cell>
          <table:table-cell table:style-name="ce123" table:formula="of:=[MoMo.D294]/[.D$5]*1000000" office:value-type="float" office:value="537.92690306924" calcext:value-type="float">
            <text:p>538</text:p>
          </table:table-cell>
          <table:table-cell table:style-name="ce123" table:formula="of:=[MoMo.E294]/[.E$5]*1000000" office:value-type="float" office:value="269.391311789809" calcext:value-type="float">
            <text:p>269</text:p>
          </table:table-cell>
          <table:table-cell table:style-name="ce123" table:formula="of:=[MoMo.F294]/[.F$5]*1000000" office:value-type="float" office:value="178.048166901112" calcext:value-type="float">
            <text:p>178</text:p>
          </table:table-cell>
          <table:table-cell table:style-name="ce123" table:formula="of:=[MoMo.G294]/[.G$5]*1000000" office:value-type="float" office:value="51.2293878088157" calcext:value-type="float">
            <text:p>51</text:p>
          </table:table-cell>
          <table:table-cell table:style-name="ce123" table:formula="of:=[MoMo.H294]/[.H$5]*1000000" office:value-type="float" office:value="291.264311159904" calcext:value-type="float">
            <text:p>291</text:p>
          </table:table-cell>
          <table:table-cell table:style-name="ce123" table:formula="of:=[MoMo.I294]/[.I$5]*1000000" office:value-type="float" office:value="1019.85585041118" calcext:value-type="float">
            <text:p>1020</text:p>
          </table:table-cell>
          <table:table-cell table:style-name="ce123" table:formula="of:=[MoMo.J294]/[.J$5]*1000000" office:value-type="float" office:value="919.179773900524" calcext:value-type="float">
            <text:p>919</text:p>
          </table:table-cell>
          <table:table-cell table:style-name="ce123" table:formula="of:=[MoMo.K294]/[.K$5]*1000000" office:value-type="float" office:value="584.073951999095" calcext:value-type="float">
            <text:p>584</text:p>
          </table:table-cell>
          <table:table-cell table:style-name="ce123" table:formula="of:=[MoMo.L294]/[.L$5]*1000000" office:value-type="float" office:value="0" calcext:value-type="float">
            <text:p>0</text:p>
          </table:table-cell>
          <table:table-cell table:style-name="ce123" table:formula="of:=[MoMo.M294]/[.M$5]*1000000" office:value-type="float" office:value="251.022271074639" calcext:value-type="float">
            <text:p>251</text:p>
          </table:table-cell>
          <table:table-cell table:style-name="ce123" table:formula="of:=[MoMo.N294]/[.N$5]*1000000" office:value-type="float" office:value="337.414935550951" calcext:value-type="float">
            <text:p>337</text:p>
          </table:table-cell>
          <table:table-cell table:style-name="ce123" table:formula="of:=[MoMo.O294]/[.O$5]*1000000" office:value-type="float" office:value="86.6107546128555" calcext:value-type="float">
            <text:p>87</text:p>
          </table:table-cell>
          <table:table-cell table:style-name="ce123" table:formula="of:=[MoMo.P294]/[.P$5]*1000000" office:value-type="float" office:value="1303.87610121435" calcext:value-type="float">
            <text:p>1304</text:p>
          </table:table-cell>
          <table:table-cell table:style-name="ce123"/>
          <table:table-cell table:style-name="ce123" table:formula="of:=[MoMo.R294]/[.R$5]*1000000" office:value-type="float" office:value="81.8392042253378" calcext:value-type="float">
            <text:p>82</text:p>
          </table:table-cell>
          <table:table-cell table:style-name="ce123" table:formula="of:=[MoMo.S294]/[.S$5]*1000000" office:value-type="float" office:value="525.052736914605" calcext:value-type="float">
            <text:p>525</text:p>
          </table:table-cell>
          <table:table-cell table:style-name="ce123" table:formula="of:=[MoMo.T294]/[.T$5]*1000000" office:value-type="float" office:value="440.637209606892" calcext:value-type="float">
            <text:p>441</text:p>
          </table:table-cell>
          <table:table-cell table:style-name="ce123" table:formula="of:=[MoMo.U294]/[.U$5]*1000000" office:value-type="float" office:value="719.094004910113" calcext:value-type="float">
            <text:p>719</text:p>
          </table:table-cell>
          <table:table-cell table:style-name="ce123" table:formula="of:=[MoMo.V29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115" table:formula="of:=[MoMo.B295]" office:value-type="string" office:string-value="Covid-19 (total)" calcext:value-type="string">
            <text:p>Covid-19 (total)</text:p>
          </table:table-cell>
          <table:table-cell table:style-name="ce129" table:formula="of:=[MoMo.C295]/[.C$5]*1000000" office:value-type="float" office:value="158.150700681551" calcext:value-type="float">
            <text:p>158</text:p>
          </table:table-cell>
          <table:table-cell table:style-name="ce129" table:formula="of:=[MoMo.D295]/[.D$5]*1000000" office:value-type="float" office:value="632.675391678026" calcext:value-type="float">
            <text:p>633</text:p>
          </table:table-cell>
          <table:table-cell table:style-name="ce129" table:formula="of:=[MoMo.E295]/[.E$5]*1000000" office:value-type="float" office:value="295.649670700729" calcext:value-type="float">
            <text:p>296</text:p>
          </table:table-cell>
          <table:table-cell table:style-name="ce129" table:formula="of:=[MoMo.F295]/[.F$5]*1000000" office:value-type="float" office:value="186.020472881758" calcext:value-type="float">
            <text:p>186</text:p>
          </table:table-cell>
          <table:table-cell table:style-name="ce129" table:formula="of:=[MoMo.G295]/[.G$5]*1000000" office:value-type="float" office:value="70.9691519186346" calcext:value-type="float">
            <text:p>71</text:p>
          </table:table-cell>
          <table:table-cell table:style-name="ce129" table:formula="of:=[MoMo.H295]/[.H$5]*1000000" office:value-type="float" office:value="349.861864884382" calcext:value-type="float">
            <text:p>350</text:p>
          </table:table-cell>
          <table:table-cell table:style-name="ce129" table:formula="of:=[MoMo.I295]/[.I$5]*1000000" office:value-type="float" office:value="1166.79478856566" calcext:value-type="float">
            <text:p>1167</text:p>
          </table:table-cell>
          <table:table-cell table:style-name="ce129" table:formula="of:=[MoMo.J295]/[.J$5]*1000000" office:value-type="float" office:value="944.342505231135" calcext:value-type="float">
            <text:p>944</text:p>
          </table:table-cell>
          <table:table-cell table:style-name="ce129" table:formula="of:=[MoMo.K295]/[.K$5]*1000000" office:value-type="float" office:value="770.782881462198" calcext:value-type="float">
            <text:p>771</text:p>
          </table:table-cell>
          <table:table-cell table:style-name="ce129" table:formula="of:=[MoMo.L295]/[.L$5]*1000000" office:value-type="float" office:value="46.9792351780513" calcext:value-type="float">
            <text:p>47</text:p>
          </table:table-cell>
          <table:table-cell table:style-name="ce129" table:formula="of:=[MoMo.M295]/[.M$5]*1000000" office:value-type="float" office:value="269.153895791106" calcext:value-type="float">
            <text:p>269</text:p>
          </table:table-cell>
          <table:table-cell table:style-name="ce129" table:formula="of:=[MoMo.N295]/[.N$5]*1000000" office:value-type="float" office:value="453.925617716335" calcext:value-type="float">
            <text:p>454</text:p>
          </table:table-cell>
          <table:table-cell table:style-name="ce129" table:formula="of:=[MoMo.O295]/[.O$5]*1000000" office:value-type="float" office:value="220.228200831833" calcext:value-type="float">
            <text:p>220</text:p>
          </table:table-cell>
          <table:table-cell table:style-name="ce129" table:formula="of:=[MoMo.P295]/[.P$5]*1000000" office:value-type="float" office:value="1325.6149705712" calcext:value-type="float">
            <text:p>1326</text:p>
          </table:table-cell>
          <table:table-cell table:style-name="ce129"/>
          <table:table-cell table:style-name="ce129" table:formula="of:=[MoMo.R295]/[.R$5]*1000000" office:value-type="float" office:value="94.0136313001815" calcext:value-type="float">
            <text:p>94</text:p>
          </table:table-cell>
          <table:table-cell table:style-name="ce129" table:formula="of:=[MoMo.S295]/[.S$5]*1000000" office:value-type="float" office:value="761.326468526177" calcext:value-type="float">
            <text:p>761</text:p>
          </table:table-cell>
          <table:table-cell table:style-name="ce129" table:formula="of:=[MoMo.T295]/[.T$5]*1000000" office:value-type="float" office:value="649.814832330493" calcext:value-type="float">
            <text:p>650</text:p>
          </table:table-cell>
          <table:table-cell table:style-name="ce129" table:formula="of:=[MoMo.U295]/[.U$5]*1000000" office:value-type="float" office:value="1099.2318048626" calcext:value-type="float">
            <text:p>1099</text:p>
          </table:table-cell>
          <table:table-cell table:style-name="ce129" table:formula="of:=[MoMo.V2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117" table:formula="of:=[MoMo.B296]" office:value-type="string" office:string-value="Diferencia" calcext:value-type="string">
            <text:p>Diferencia</text:p>
          </table:table-cell>
          <table:table-cell table:style-name="ce124" table:formula="of:=[.C293]-[.C294]" office:value-type="float" office:value="11.6883624938099" calcext:value-type="float">
            <text:p>12</text:p>
          </table:table-cell>
          <table:table-cell table:style-name="ce124" table:formula="of:=[.D293]-[.D294]" office:value-type="float" office:value="97.0407907525475" calcext:value-type="float">
            <text:p>97</text:p>
          </table:table-cell>
          <table:table-cell table:style-name="ce124" table:formula="of:=[.E293]-[.E294]" office:value-type="float" office:value="0.972531811515523" calcext:value-type="float">
            <text:p>1</text:p>
          </table:table-cell>
          <table:table-cell table:style-name="ce124" table:formula="of:=[.F293]-[.F294]" office:value-type="float" office:value="-31.8892239225871" calcext:value-type="float">
            <text:p>-32</text:p>
          </table:table-cell>
          <table:table-cell table:style-name="ce124" table:formula="of:=[.G293]-[.G294]" office:value-type="float" office:value="-15.0398202741477" calcext:value-type="float">
            <text:p>-15</text:p>
          </table:table-cell>
          <table:table-cell table:style-name="ce124" table:formula="of:=[.H293]-[.H294]" office:value-type="float" office:value="32.7456917872081" calcext:value-type="float">
            <text:p>33</text:p>
          </table:table-cell>
          <table:table-cell table:style-name="ce124" table:formula="of:=[.I293]-[.I294]" office:value-type="float" office:value="799.862524925659" calcext:value-type="float">
            <text:p>800</text:p>
          </table:table-cell>
          <table:table-cell table:style-name="ce124" table:formula="of:=[.J293]-[.J294]" office:value-type="float" office:value="833.823842131984" calcext:value-type="float">
            <text:p>834</text:p>
          </table:table-cell>
          <table:table-cell table:style-name="ce124" table:formula="of:=[.K293]-[.K294]" office:value-type="float" office:value="-42.2364808722031" calcext:value-type="float">
            <text:p>-42</text:p>
          </table:table-cell>
          <table:table-cell table:style-name="ce124" table:formula="of:=[.L293]-[.L294]" office:value-type="float" office:value="129.192896739641" calcext:value-type="float">
            <text:p>129</text:p>
          </table:table-cell>
          <table:table-cell table:style-name="ce124" table:formula="of:=[.M293]-[.M294]" office:value-type="float" office:value="64.6694614887313" calcext:value-type="float">
            <text:p>65</text:p>
          </table:table-cell>
          <table:table-cell table:style-name="ce124" table:formula="of:=[.N293]-[.N294]" office:value-type="float" office:value="186.417091464614" calcext:value-type="float">
            <text:p>186</text:p>
          </table:table-cell>
          <table:table-cell table:style-name="ce124" table:formula="of:=[.O293]-[.O294]" office:value-type="float" office:value="47.3768230360919" calcext:value-type="float">
            <text:p>47</text:p>
          </table:table-cell>
          <table:table-cell table:style-name="ce124" table:formula="of:=[.P293]-[.P294]" office:value-type="float" office:value="507.747018544472" calcext:value-type="float">
            <text:p>508</text:p>
          </table:table-cell>
          <table:table-cell table:style-name="ce124"/>
          <table:table-cell table:style-name="ce124" table:formula="of:=[.R293]-[.R294]" office:value-type="float" office:value="26.3779253288279" calcext:value-type="float">
            <text:p>26</text:p>
          </table:table-cell>
          <table:table-cell table:style-name="ce124" table:formula="of:=[.S293]-[.S294]" office:value-type="float" office:value="404.599461975372" calcext:value-type="float">
            <text:p>405</text:p>
          </table:table-cell>
          <table:table-cell table:style-name="ce124" table:formula="of:=[.T293]-[.T294]" office:value-type="float" office:value="141.876996282095" calcext:value-type="float">
            <text:p>142</text:p>
          </table:table-cell>
          <table:table-cell table:style-name="ce124" table:formula="of:=[.U293]-[.U294]" office:value-type="float" office:value="85.5310049893087" calcext:value-type="float">
            <text:p>86</text:p>
          </table:table-cell>
          <table:table-cell table:style-name="ce124" table:formula="of:=[.V293]-[.V29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27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6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0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0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6"/>
          <table:table-cell/>
          <table:table-cell table:style-name="ce84"/>
          <table:table-cell/>
        </table:table-row>
        <table:table-row table:style-name="ro1">
          <table:table-cell/>
          <table:table-cell table:style-name="ce40" office:value-type="string" calcext:value-type="string">
            <text:p>Muertes acumuladas</text:p>
          </table:table-cell>
          <table:table-cell table:style-name="ce36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6" table:number-columns-repeated="21"/>
          <table:table-cell table:number-columns-repeated="3"/>
        </table:table-row>
        <table:table-row table:style-name="ro1">
          <table:table-cell/>
          <table:table-cell table:style-name="ce49"/>
          <table:table-cell table:style-name="ce98" office:value-type="string" calcext:value-type="string">
            <text:p>Andalucía</text:p>
          </table:table-cell>
          <table:table-cell table:style-name="ce98" office:value-type="string" calcext:value-type="string">
            <text:p>Aragón</text:p>
          </table:table-cell>
          <table:table-cell table:style-name="ce98" office:value-type="string" calcext:value-type="string">
            <text:p>Asturias </text:p>
          </table:table-cell>
          <table:table-cell table:style-name="ce98" office:value-type="string" calcext:value-type="string">
            <text:p>Baleares</text:p>
          </table:table-cell>
          <table:table-cell table:style-name="ce98" office:value-type="string" calcext:value-type="string">
            <text:p>Canarias</text:p>
          </table:table-cell>
          <table:table-cell table:style-name="ce98" office:value-type="string" calcext:value-type="string">
            <text:p>Cantabria</text:p>
          </table:table-cell>
          <table:table-cell table:style-name="ce98" office:value-type="string" calcext:value-type="string">
            <text:p>Castilla–La Mancha</text:p>
          </table:table-cell>
          <table:table-cell table:style-name="ce98" office:value-type="string" calcext:value-type="string">
            <text:p>Castilla y León</text:p>
          </table:table-cell>
          <table:table-cell table:style-name="ce98" office:value-type="string" calcext:value-type="string">
            <text:p>Cataluña</text:p>
          </table:table-cell>
          <table:table-cell table:style-name="ce98" office:value-type="string" calcext:value-type="string">
            <text:p>Ceuta</text:p>
          </table:table-cell>
          <table:table-cell table:style-name="ce98" office:value-type="string" calcext:value-type="string">
            <text:p>Comunidad Valenciana</text:p>
          </table:table-cell>
          <table:table-cell table:style-name="ce98" office:value-type="string" calcext:value-type="string">
            <text:p>Extremadura</text:p>
          </table:table-cell>
          <table:table-cell table:style-name="ce98" office:value-type="string" calcext:value-type="string">
            <text:p>Galicia</text:p>
          </table:table-cell>
          <table:table-cell table:style-name="ce98" office:value-type="string" calcext:value-type="string">
            <text:p>Madrid</text:p>
          </table:table-cell>
          <table:table-cell table:style-name="ce98" office:value-type="string" calcext:value-type="string">
            <text:p>Melilla</text:p>
          </table:table-cell>
          <table:table-cell table:style-name="ce98" office:value-type="string" calcext:value-type="string">
            <text:p>Murcia</text:p>
          </table:table-cell>
          <table:table-cell table:style-name="ce98" office:value-type="string" calcext:value-type="string">
            <text:p>Navarra</text:p>
          </table:table-cell>
          <table:table-cell table:style-name="ce98" office:value-type="string" calcext:value-type="string">
            <text:p>País Vasco</text:p>
          </table:table-cell>
          <table:table-cell table:style-name="ce98" office:value-type="string" calcext:value-type="string">
            <text:p>La Rioja</text:p>
          </table:table-cell>
          <table:table-cell table:style-name="ce98" office:value-type="string" calcext:value-type="string">
            <text:p>España</text:p>
          </table:table-cell>
          <table:table-cell table:style-name="ce36"/>
          <table:table-cell table:style-name="ce49" office:value-type="string" calcext:value-type="string">
            <text:p>Comprobación</text:p>
          </table:table-cell>
          <table:table-cell table:style-name="ce49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63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119" table:number-columns-repeated="9"/>
          <table:table-cell table:style-name="ce63"/>
          <table:table-cell table:style-name="ce119" table:number-columns-repeated="10"/>
          <table:table-cell table:style-name="ce63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63"/>
          <table:table-cell table:style-name="ce225" office:value-type="date" office:date-value="2020-03-01" calcext:value-type="date">
            <text:p>01/03</text:p>
          </table:table-cell>
          <table:table-cell table:style-name="ce98" table:number-columns-repeated="20"/>
          <table:table-cell table:style-name="ce36"/>
          <table:table-cell table:style-name="ce49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63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6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6" table:number-columns-repeated="10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3" calcext:value-type="float">
            <text:p>3</text:p>
          </table:table-cell>
          <table:table-cell table:style-name="ce36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8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" calcext:value-type="float">
            <text:p>2</text:p>
          </table:table-cell>
          <table:table-cell table:style-name="ce36" table:number-columns-repeated="3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style-name="ce36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6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6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63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21" calcext:value-type="float">
            <text:p>2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6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table:number-columns-repeated="6"/>
          <table:table-cell table:style-name="ce133" office:value-type="float" office:value="3" calcext:value-type="float">
            <text:p>3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31" calcext:value-type="float">
            <text:p>31</text:p>
          </table:table-cell>
          <table:table-cell table:style-name="ce36" table:number-columns-repeated="3"/>
          <table:table-cell table:style-name="ce133" office:value-type="float" office:value="6" calcext:value-type="float">
            <text:p>6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6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6"/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56" calcext:value-type="float">
            <text:p>56</text:p>
          </table:table-cell>
          <table:table-cell table:style-name="ce36" table:number-columns-repeated="3"/>
          <table:table-cell table:style-name="ce133" office:value-type="float" office:value="11" calcext:value-type="float">
            <text:p>11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6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6"/>
          <table:table-cell table:style-name="ce133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81" calcext:value-type="float">
            <text:p>81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6"/>
          <table:table-cell table:style-name="ce1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86" calcext:value-type="float">
            <text:p>86</text:p>
          </table:table-cell>
          <table:table-cell table:style-name="ce36" table:number-columns-repeated="3"/>
          <table:table-cell table:style-name="ce133" office:value-type="float" office:value="14" calcext:value-type="float">
            <text:p>14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6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98"/>
          <table:table-cell table:style-name="ce223" office:value-type="date" office:date-value="2020-03-15" calcext:value-type="date">
            <text:p>15/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36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6"/>
          <table:table-cell table:style-name="ce133" office:value-type="float" office:value="5" calcext:value-type="float">
            <text:p>5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6" table:number-columns-repeated="3"/>
          <table:table-cell table:style-name="ce1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6"/>
          <table:table-cell table:style-name="ce49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63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6"/>
          <table:table-cell table:style-name="ce133" office:value-type="float" office:value="13" calcext:value-type="float">
            <text:p>13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6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6"/>
          <table:table-cell table:style-name="ce133" office:value-type="float" office:value="22" calcext:value-type="float">
            <text:p>2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6" table:number-columns-repeated="2"/>
          <table:table-cell table:style-name="ce36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6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6"/>
          <table:table-cell table:style-name="ce133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6"/>
          <table:table-cell table:style-name="ce133" office:value-type="float" office:value="33" calcext:value-type="float">
            <text:p>33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6" table:number-columns-repeated="2"/>
          <table:table-cell table:style-name="ce36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6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6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6"/>
          <table:table-cell table:style-name="ce133" office:value-type="float" office:value="50" calcext:value-type="float">
            <text:p>5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6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6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98"/>
          <table:table-cell table:style-name="ce136" office:value-type="float" office:value="69" calcext:value-type="float">
            <text:p>69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98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63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6"/>
          <table:table-cell table:style-name="ce133" office:value-type="float" office:value="94" calcext:value-type="float">
            <text:p>94</text:p>
          </table:table-cell>
          <table:table-cell table:number-columns-repeated="2" table:style-name="ce36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6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6"/>
          <table:table-cell table:style-name="ce133" office:value-type="float" office:value="115" calcext:value-type="float">
            <text:p>11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6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6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6"/>
          <table:table-cell table:style-name="ce133" office:value-type="float" office:value="143" calcext:value-type="float">
            <text:p>143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6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6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6"/>
          <table:table-cell table:style-name="ce133" office:value-type="float" office:value="167" calcext:value-type="float">
            <text:p>167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6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6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63" office:value-type="float" office:value="144" calcext:value-type="float">
            <text:p>144</text:p>
          </table:table-cell>
          <table:table-cell table:style-name="ce63" office:value-type="float" office:value="58" calcext:value-type="float">
            <text:p>58</text:p>
          </table:table-cell>
          <table:table-cell table:style-name="ce63" office:value-type="float" office:value="29" calcext:value-type="float">
            <text:p>29</text:p>
          </table:table-cell>
          <table:table-cell table:style-name="ce63" office:value-type="float" office:value="22" calcext:value-type="float">
            <text:p>22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63"/>
          <table:table-cell table:style-name="ce67" office:value-type="float" office:value="198" calcext:value-type="float">
            <text:p>198</text:p>
          </table:table-cell>
          <table:table-cell table:style-name="ce63" office:value-type="float" office:value="69" calcext:value-type="float">
            <text:p>69</text:p>
          </table:table-cell>
          <table:table-cell table:style-name="ce63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63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6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6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6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6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6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6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6" office:value-type="float" office:value="605" calcext:value-type="float">
            <text:p>605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6" office:value-type="float" office:value="271" calcext:value-type="float">
            <text:p>271</text:p>
          </table:table-cell>
          <table:table-cell table:style-name="ce36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6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6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6" office:value-type="float" office:value="652" calcext:value-type="float">
            <text:p>652</text:p>
          </table:table-cell>
          <table:table-cell table:style-name="ce36" office:value-type="float" office:value="385" calcext:value-type="float">
            <text:p>385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6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6" office:value-type="float" office:value="691" calcext:value-type="float">
            <text:p>691</text:p>
          </table:table-cell>
          <table:table-cell table:style-name="ce36" office:value-type="float" office:value="409" calcext:value-type="float">
            <text:p>409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6" office:value-type="float" office:value="288" calcext:value-type="float">
            <text:p>288</text:p>
          </table:table-cell>
          <table:table-cell table:style-name="ce36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6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6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425" calcext:value-type="float">
            <text:p>42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6" office:value-type="float" office:value="303" calcext:value-type="float">
            <text:p>303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6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6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98"/>
          <table:table-cell table:style-name="ce225" office:value-type="date" office:date-value="2020-04-12" calcext:value-type="date">
            <text:p>12/04</text:p>
          </table:table-cell>
          <table:table-cell table:style-name="ce98" office:value-type="float" office:value="799" calcext:value-type="float">
            <text:p>799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95" calcext:value-type="float">
            <text:p>95</text:p>
          </table:table-cell>
          <table:table-cell table:style-name="ce98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98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98" office:value-type="float" office:value="312" calcext:value-type="float">
            <text:p>312</text:p>
          </table:table-cell>
          <table:table-cell table:style-name="ce98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98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63"/>
          <table:table-cell table:style-name="ce49" table:formula="of:=SUM([.C63:.U63])" office:value-type="float" office:value="16972" calcext:value-type="float">
            <text:p>16972</text:p>
          </table:table-cell>
          <table:table-cell table:style-name="ce49"/>
          <table:table-cell/>
        </table:table-row>
        <table:table-row table:style-name="ro1">
          <table:table-cell table:style-name="ce63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63" office:value-type="float" office:value="815" calcext:value-type="float">
            <text:p>815</text:p>
          </table:table-cell>
          <table:table-cell table:style-name="ce63" office:value-type="float" office:value="464" calcext:value-type="float">
            <text:p>464</text:p>
          </table:table-cell>
          <table:table-cell table:style-name="ce63" office:value-type="float" office:value="149" calcext:value-type="float">
            <text:p>149</text:p>
          </table:table-cell>
          <table:table-cell table:style-name="ce63" office:value-type="float" office:value="117" calcext:value-type="float">
            <text:p>117</text:p>
          </table:table-cell>
          <table:table-cell table:style-name="ce63" office:value-type="float" office:value="96" calcext:value-type="float">
            <text:p>96</text:p>
          </table:table-cell>
          <table:table-cell table:style-name="ce63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63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63" office:value-type="float" office:value="321" calcext:value-type="float">
            <text:p>321</text:p>
          </table:table-cell>
          <table:table-cell table:style-name="ce63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01" calcext:value-type="float">
            <text:p>101</text:p>
          </table:table-cell>
          <table:table-cell table:style-name="ce63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63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63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6" office:value-type="float" office:value="836" calcext:value-type="float">
            <text:p>836</text:p>
          </table:table-cell>
          <table:table-cell table:style-name="ce36" office:value-type="float" office:value="492" calcext:value-type="float">
            <text:p>492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6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6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514" calcext:value-type="float">
            <text:p>514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6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6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6" office:value-type="float" office:value="912" calcext:value-type="float">
            <text:p>912</text:p>
          </table:table-cell>
          <table:table-cell table:style-name="ce36" office:value-type="float" office:value="543" calcext:value-type="float">
            <text:p>54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6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6" office:value-type="float" office:value="359" calcext:value-type="float">
            <text:p>359</text:p>
          </table:table-cell>
          <table:table-cell table:style-name="ce36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6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6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6" office:value-type="float" office:value="940" calcext:value-type="float">
            <text:p>940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6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999" calcext:value-type="float">
            <text:p>999</text:p>
          </table:table-cell>
          <table:table-cell table:style-name="ce36" office:value-type="float" office:value="372" calcext:value-type="float">
            <text:p>372</text:p>
          </table:table-cell>
          <table:table-cell table:style-name="ce36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6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6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6" office:value-type="float" office:value="967" calcext:value-type="float">
            <text:p>967</text:p>
          </table:table-cell>
          <table:table-cell table:style-name="ce36" office:value-type="float" office:value="601" calcext:value-type="float">
            <text:p>601</text:p>
          </table:table-cell>
          <table:table-cell table:style-name="ce36" office:value-type="float" office:value="187" calcext:value-type="float">
            <text:p>18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6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42" calcext:value-type="float">
            <text:p>1042</text:p>
          </table:table-cell>
          <table:table-cell table:style-name="ce36" office:value-type="float" office:value="380" calcext:value-type="float">
            <text:p>380</text:p>
          </table:table-cell>
          <table:table-cell table:style-name="ce36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6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6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19" calcext:value-type="date">
            <text:p>19/04</text:p>
          </table:table-cell>
          <table:table-cell table:style-name="ce98" office:value-type="float" office:value="993" calcext:value-type="float">
            <text:p>993</text:p>
          </table:table-cell>
          <table:table-cell table:style-name="ce98" office:value-type="float" office:value="619" calcext:value-type="float">
            <text:p>619</text:p>
          </table:table-cell>
          <table:table-cell table:style-name="ce98" office:value-type="float" office:value="196" calcext:value-type="float">
            <text:p>196</text:p>
          </table:table-cell>
          <table:table-cell table:style-name="ce98" office:value-type="float" office:value="155" calcext:value-type="float">
            <text:p>155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98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065" calcext:value-type="float">
            <text:p>1065</text:p>
          </table:table-cell>
          <table:table-cell table:style-name="ce98" office:value-type="float" office:value="384" calcext:value-type="float">
            <text:p>384</text:p>
          </table:table-cell>
          <table:table-cell table:style-name="ce98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98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98"/>
          <table:table-cell table:style-name="ce49" table:formula="of:=SUM([.C70:.U70])" office:value-type="float" office:value="20690" calcext:value-type="float">
            <text:p>20690</text:p>
          </table:table-cell>
          <table:table-cell table:style-name="ce49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6" office:value-type="float" office:value="1013" calcext:value-type="float">
            <text:p>1013</text:p>
          </table:table-cell>
          <table:table-cell table:style-name="ce36" office:value-type="float" office:value="637" calcext:value-type="float">
            <text:p>637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6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6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6"/>
          <table:table-cell table:formula="of:=SUM([.C71:.U71])" office:value-type="float" office:value="21089" calcext:value-type="float">
            <text:p>21089</text:p>
          </table:table-cell>
          <table:table-cell table:style-name="ce253" table:formula="of:=IF([.X71]=[.V71];&quot;&quot;; &quot;NO COINCIDE&quot;)">
            <text:p/>
          </table:table-cell>
          <table:table-cell table:style-name="ce253"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6" office:value-type="float" office:value="1017" calcext:value-type="float">
            <text:p>1017</text:p>
          </table:table-cell>
          <table:table-cell table:style-name="ce36" office:value-type="float" office:value="643" calcext:value-type="float">
            <text:p>643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61" calcext:value-type="float">
            <text:p>161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6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089" calcext:value-type="float">
            <text:p>1089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6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6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6" office:value-type="float" office:value="1050" calcext:value-type="float">
            <text:p>1050</text:p>
          </table:table-cell>
          <table:table-cell table:style-name="ce36" office:value-type="float" office:value="656" calcext:value-type="float">
            <text:p>656</text:p>
          </table:table-cell>
          <table:table-cell table:style-name="ce36" office:value-type="float" office:value="211" calcext:value-type="float">
            <text:p>211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6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06" calcext:value-type="float">
            <text:p>1106</text:p>
          </table:table-cell>
          <table:table-cell table:style-name="ce36" office:value-type="float" office:value="404" calcext:value-type="float">
            <text:p>404</text:p>
          </table:table-cell>
          <table:table-cell table:style-name="ce36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6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6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6" office:value-type="float" office:value="1079" calcext:value-type="float">
            <text:p>1079</text:p>
          </table:table-cell>
          <table:table-cell table:style-name="ce36" office:value-type="float" office:value="681" calcext:value-type="float">
            <text:p>681</text:p>
          </table:table-cell>
          <table:table-cell table:style-name="ce36" office:value-type="float" office:value="223" calcext:value-type="float">
            <text:p>223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6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24" calcext:value-type="float">
            <text:p>112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6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6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6" office:value-type="float" office:value="1107" calcext:value-type="float">
            <text:p>1107</text:p>
          </table:table-cell>
          <table:table-cell table:style-name="ce36" office:value-type="float" office:value="695" calcext:value-type="float">
            <text:p>695</text:p>
          </table:table-cell>
          <table:table-cell table:style-name="ce36" office:value-type="float" office:value="231" calcext:value-type="float">
            <text:p>231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6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47" calcext:value-type="float">
            <text:p>1147</text:p>
          </table:table-cell>
          <table:table-cell table:style-name="ce36" office:value-type="float" office:value="411" calcext:value-type="float">
            <text:p>411</text:p>
          </table:table-cell>
          <table:table-cell table:style-name="ce36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6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6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6" office:value-type="float" office:value="1131" calcext:value-type="float">
            <text:p>1131</text:p>
          </table:table-cell>
          <table:table-cell table:style-name="ce36" office:value-type="float" office:value="709" calcext:value-type="float">
            <text:p>709</text:p>
          </table:table-cell>
          <table:table-cell table:style-name="ce36" office:value-type="float" office:value="239" calcext:value-type="float">
            <text:p>239</text:p>
          </table:table-cell>
          <table:table-cell table:style-name="ce36" office:value-type="float" office:value="174" calcext:value-type="float">
            <text:p>174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6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72" calcext:value-type="float">
            <text:p>1172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6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6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4-26" calcext:value-type="date">
            <text:p>26/04</text:p>
          </table:table-cell>
          <table:table-cell table:style-name="ce98" office:value-type="float" office:value="1145" calcext:value-type="float">
            <text:p>1145</text:p>
          </table:table-cell>
          <table:table-cell table:style-name="ce98" office:value-type="float" office:value="712" calcext:value-type="float">
            <text:p>712</text:p>
          </table:table-cell>
          <table:table-cell table:style-name="ce98" office:value-type="float" office:value="249" calcext:value-type="float">
            <text:p>249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131" calcext:value-type="float">
            <text:p>131</text:p>
          </table:table-cell>
          <table:table-cell table:style-name="ce98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98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86" calcext:value-type="float">
            <text:p>1186</text:p>
          </table:table-cell>
          <table:table-cell table:style-name="ce98" office:value-type="float" office:value="422" calcext:value-type="float">
            <text:p>422</text:p>
          </table:table-cell>
          <table:table-cell table:style-name="ce98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98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98"/>
          <table:table-cell table:style-name="ce49" table:formula="of:=SUM([.C77:.U77])" office:value-type="float" office:value="23427" calcext:value-type="float">
            <text:p>23427</text:p>
          </table:table-cell>
          <table:table-cell table:style-name="ce49" table:formula="of:=IF([.X77]=[.V77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6" office:value-type="float" office:value="1157" calcext:value-type="float">
            <text:p>1157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179" calcext:value-type="float">
            <text:p>179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float" office:value="2365" calcext:value-type="float">
            <text:p>2365</text:p>
          </table:table-cell>
          <table:table-cell table:style-name="ce36" office:value-type="float" office:value="1690" calcext:value-type="float">
            <text:p>1690</text:p>
          </table:table-cell>
          <table:table-cell table:style-name="ce36" table:formula="of:=4699+237" office:value-type="float" office:value="4936" calcext:value-type="float">
            <text:p>493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189" calcext:value-type="float">
            <text:p>1189</text:p>
          </table:table-cell>
          <table:table-cell table:style-name="ce36" office:value-type="float" office:value="428" calcext:value-type="float">
            <text:p>428</text:p>
          </table:table-cell>
          <table:table-cell table:style-name="ce36" office:value-type="float" office:value="405" calcext:value-type="float">
            <text:p>405</text:p>
          </table:table-cell>
          <table:table-cell table:style-name="ce36" office:value-type="float" office:value="7986" calcext:value-type="float">
            <text:p>798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41" calcext:value-type="float">
            <text:p>1241</text:p>
          </table:table-cell>
          <table:table-cell table:style-name="ce36" office:value-type="float" office:value="320" calcext:value-type="float">
            <text:p>320</text:p>
          </table:table-cell>
          <table:table-cell table:style-name="ce36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6" office:value-type="float" office:value="1168" calcext:value-type="float">
            <text:p>1168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261" calcext:value-type="float">
            <text:p>261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396" calcext:value-type="float">
            <text:p>2396</text:p>
          </table:table-cell>
          <table:table-cell table:style-name="ce36" office:value-type="float" office:value="1710" calcext:value-type="float">
            <text:p>1710</text:p>
          </table:table-cell>
          <table:table-cell table:style-name="ce36" table:formula="of:=4808+237" office:value-type="float" office:value="5045" calcext:value-type="float">
            <text:p>504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00" calcext:value-type="float">
            <text:p>1200</text:p>
          </table:table-cell>
          <table:table-cell table:style-name="ce36" office:value-type="float" office:value="433" calcext:value-type="float">
            <text:p>433</text:p>
          </table:table-cell>
          <table:table-cell table:style-name="ce36" office:value-type="float" office:value="412" calcext:value-type="float">
            <text:p>412</text:p>
          </table:table-cell>
          <table:table-cell table:style-name="ce36" office:value-type="float" office:value="8048" calcext:value-type="float">
            <text:p>804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32" calcext:value-type="float">
            <text:p>432</text:p>
          </table:table-cell>
          <table:table-cell table:style-name="ce36" office:value-type="float" office:value="1255" calcext:value-type="float">
            <text:p>1255</text:p>
          </table:table-cell>
          <table:table-cell table:style-name="ce36" office:value-type="float" office:value="326" calcext:value-type="float">
            <text:p>326</text:p>
          </table:table-cell>
          <table:table-cell table:style-name="ce36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6" office:value-type="float" office:value="1188" calcext:value-type="float">
            <text:p>1188</text:p>
          </table:table-cell>
          <table:table-cell table:style-name="ce36" office:value-type="float" office:value="736" calcext:value-type="float">
            <text:p>736</text:p>
          </table:table-cell>
          <table:table-cell table:style-name="ce36" office:value-type="float" office:value="266" calcext:value-type="float">
            <text:p>266</text:p>
          </table:table-cell>
          <table:table-cell table:style-name="ce36" office:value-type="float" office:value="185" calcext:value-type="float">
            <text:p>185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float" office:value="2436" calcext:value-type="float">
            <text:p>2436</text:p>
          </table:table-cell>
          <table:table-cell table:style-name="ce36" office:value-type="float" office:value="1736" calcext:value-type="float">
            <text:p>1736</text:p>
          </table:table-cell>
          <table:table-cell table:style-name="ce36" table:formula="of:=4905+237" office:value-type="float" office:value="5142" calcext:value-type="float">
            <text:p>514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18" calcext:value-type="float">
            <text:p>1218</text:p>
          </table:table-cell>
          <table:table-cell table:style-name="ce36" office:value-type="float" office:value="440" calcext:value-type="float">
            <text:p>440</text:p>
          </table:table-cell>
          <table:table-cell table:style-name="ce36" office:value-type="float" office:value="547" calcext:value-type="float">
            <text:p>547</text:p>
          </table:table-cell>
          <table:table-cell table:style-name="ce36" office:value-type="float" office:value="8105" calcext:value-type="float">
            <text:p>810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1274" calcext:value-type="float">
            <text:p>1274</text:p>
          </table:table-cell>
          <table:table-cell table:style-name="ce36" office:value-type="float" office:value="330" calcext:value-type="float">
            <text:p>330</text:p>
          </table:table-cell>
          <table:table-cell table:style-name="ce36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6" office:value-type="float" office:value="1207" calcext:value-type="float">
            <text:p>1207</text:p>
          </table:table-cell>
          <table:table-cell table:style-name="ce36" office:value-type="float" office:value="739" calcext:value-type="float">
            <text:p>73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6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36" calcext:value-type="float">
            <text:p>1236</text:p>
          </table:table-cell>
          <table:table-cell table:style-name="ce36" office:value-type="float" office:value="446" calcext:value-type="float">
            <text:p>446</text:p>
          </table:table-cell>
          <table:table-cell table:style-name="ce36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6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6" office:value-type="float" office:value="1238" calcext:value-type="float">
            <text:p>1238</text:p>
          </table:table-cell>
          <table:table-cell table:style-name="ce36" office:value-type="float" office:value="749" calcext:value-type="float">
            <text:p>74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6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45" calcext:value-type="float">
            <text:p>1245</text:p>
          </table:table-cell>
          <table:table-cell table:style-name="ce36" office:value-type="float" office:value="451" calcext:value-type="float">
            <text:p>451</text:p>
          </table:table-cell>
          <table:table-cell table:style-name="ce36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6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6"/>
          <table:table-cell table:formula="of:=SUM([.C82:.U82])" office:value-type="float" office:value="25061" calcext:value-type="float">
            <text:p>25061</text:p>
          </table:table-cell>
          <table:table-cell table:formula="of:=IF([.X82]=[.V8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6" office:value-type="float" office:value="1253" calcext:value-type="float">
            <text:p>1253</text:p>
          </table:table-cell>
          <table:table-cell table:style-name="ce36" office:value-type="float" office:value="761" calcext:value-type="float">
            <text:p>761</text:p>
          </table:table-cell>
          <table:table-cell table:style-name="ce36" office:value-type="float" office:value="279" calcext:value-type="float">
            <text:p>279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float" office:value="193" calcext:value-type="float">
            <text:p>193</text:p>
          </table:table-cell>
          <table:table-cell table:style-name="ce36" office:value-type="float" office:value="2534" calcext:value-type="float">
            <text:p>2534</text:p>
          </table:table-cell>
          <table:table-cell table:style-name="ce36" office:value-type="float" office:value="1788" calcext:value-type="float">
            <text:p>1788</text:p>
          </table:table-cell>
          <table:table-cell table:style-name="ce36" table:formula="of:=5137+237" office:value-type="float" office:value="5374" calcext:value-type="float">
            <text:p>537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58" calcext:value-type="float">
            <text:p>1258</text:p>
          </table:table-cell>
          <table:table-cell table:style-name="ce36" office:value-type="float" office:value="458" calcext:value-type="float">
            <text:p>458</text:p>
          </table:table-cell>
          <table:table-cell table:style-name="ce36" office:value-type="float" office:value="557" calcext:value-type="float">
            <text:p>557</text:p>
          </table:table-cell>
          <table:table-cell table:style-name="ce36" office:value-type="float" office:value="8292" calcext:value-type="float">
            <text:p>829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334" calcext:value-type="float">
            <text:p>334</text:p>
          </table:table-cell>
          <table:table-cell table:style-name="ce36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 table:formula="of:=IF([.X83]=[.V8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03" calcext:value-type="date">
            <text:p>03/05</text:p>
          </table:table-cell>
          <table:table-cell table:style-name="ce98" office:value-type="float" office:value="1256" calcext:value-type="float">
            <text:p>1256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280" calcext:value-type="float">
            <text:p>280</text:p>
          </table:table-cell>
          <table:table-cell table:style-name="ce98" office:value-type="float" office:value="197" calcext:value-type="float">
            <text:p>197</text:p>
          </table:table-cell>
          <table:table-cell table:style-name="ce98" office:value-type="float" office:value="140" calcext:value-type="float">
            <text:p>140</text:p>
          </table:table-cell>
          <table:table-cell table:style-name="ce98" office:value-type="float" office:value="195" calcext:value-type="float">
            <text:p>195</text:p>
          </table:table-cell>
          <table:table-cell table:style-name="ce98" office:value-type="float" office:value="2565" calcext:value-type="float">
            <text:p>2565</text:p>
          </table:table-cell>
          <table:table-cell table:style-name="ce98" office:value-type="float" office:value="1800" calcext:value-type="float">
            <text:p>1800</text:p>
          </table:table-cell>
          <table:table-cell table:style-name="ce98" table:formula="of:=5185+237" office:value-type="float" office:value="5422" calcext:value-type="float">
            <text:p>542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264" calcext:value-type="float">
            <text:p>1264</text:p>
          </table:table-cell>
          <table:table-cell table:style-name="ce98" office:value-type="float" office:value="460" calcext:value-type="float">
            <text:p>460</text:p>
          </table:table-cell>
          <table:table-cell table:style-name="ce98" office:value-type="float" office:value="563" calcext:value-type="float">
            <text:p>563</text:p>
          </table:table-cell>
          <table:table-cell table:style-name="ce98" office:value-type="float" office:value="8332" calcext:value-type="float">
            <text:p>833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4" calcext:value-type="float">
            <text:p>134</text:p>
          </table:table-cell>
          <table:table-cell table:style-name="ce98" office:value-type="float" office:value="462" calcext:value-type="float">
            <text:p>462</text:p>
          </table:table-cell>
          <table:table-cell table:style-name="ce98" office:value-type="float" office:value="1329" calcext:value-type="float">
            <text:p>1329</text:p>
          </table:table-cell>
          <table:table-cell table:style-name="ce98" office:value-type="float" office:value="335" calcext:value-type="float">
            <text:p>335</text:p>
          </table:table-cell>
          <table:table-cell table:style-name="ce98" table:formula="of:=25264+237" office:value-type="float" office:value="25501" calcext:value-type="float">
            <text:p>25501</text:p>
          </table:table-cell>
          <table:table-cell table:style-name="ce49"/>
          <table:table-cell table:style-name="ce49" table:formula="of:=SUM([.C84:.U84])" office:value-type="float" office:value="25501" calcext:value-type="float">
            <text:p>25501</text:p>
          </table:table-cell>
          <table:table-cell table:style-name="ce49" table:formula="of:=IF([.X84]=[.V84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04" calcext:value-type="date">
            <text:p>04/05</text:p>
          </table:table-cell>
          <table:table-cell table:style-name="ce36" office:value-type="float" office:value="1263" calcext:value-type="float">
            <text:p>1263</text:p>
          </table:table-cell>
          <table:table-cell table:style-name="ce36" office:value-type="float" office:value="762" calcext:value-type="float">
            <text:p>762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float" office:value="197" calcext:value-type="float">
            <text:p>197</text:p>
          </table:table-cell>
          <table:table-cell table:style-name="ce36" office:value-type="float" office:value="2590" calcext:value-type="float">
            <text:p>2590</text:p>
          </table:table-cell>
          <table:table-cell table:style-name="ce36" office:value-type="float" office:value="1818" calcext:value-type="float">
            <text:p>1818</text:p>
          </table:table-cell>
          <table:table-cell table:style-name="ce36" table:formula="of:=5220+237" office:value-type="float" office:value="5457" calcext:value-type="float">
            <text:p>545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69" calcext:value-type="float">
            <text:p>1269</text:p>
          </table:table-cell>
          <table:table-cell table:style-name="ce36" office:value-type="float" office:value="460" calcext:value-type="float">
            <text:p>460</text:p>
          </table:table-cell>
          <table:table-cell table:style-name="ce36" office:value-type="float" office:value="569" calcext:value-type="float">
            <text:p>569</text:p>
          </table:table-cell>
          <table:table-cell table:style-name="ce36" office:value-type="float" office:value="8376" calcext:value-type="float">
            <text:p>837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float" office:value="466" calcext:value-type="float">
            <text:p>466</text:p>
          </table:table-cell>
          <table:table-cell table:style-name="ce36" office:value-type="float" office:value="1341" calcext:value-type="float">
            <text:p>1341</text:p>
          </table:table-cell>
          <table:table-cell table:style-name="ce36" office:value-type="float" office:value="335" calcext:value-type="float">
            <text:p>335</text:p>
          </table:table-cell>
          <table:table-cell table:style-name="ce36" table:formula="of:=25428+237" office:value-type="float" office:value="25665" calcext:value-type="float">
            <text:p>25665</text:p>
          </table:table-cell>
          <table:table-cell/>
          <table:table-cell table:formula="of:=SUM([.C85:.U85])" office:value-type="float" office:value="25665" calcext:value-type="float">
            <text:p>25665</text:p>
          </table:table-cell>
          <table:table-cell table:formula="of:=IF([.X85]=[.V8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5" calcext:value-type="date">
            <text:p>05/05</text:p>
          </table:table-cell>
          <table:table-cell table:style-name="ce36" office:value-type="float" office:value="1267" calcext:value-type="float">
            <text:p>1267</text:p>
          </table:table-cell>
          <table:table-cell table:style-name="ce36" office:value-type="float" office:value="770" calcext:value-type="float">
            <text:p>770</text:p>
          </table:table-cell>
          <table:table-cell table:style-name="ce36" office:value-type="float" office:value="284" calcext:value-type="float">
            <text:p>284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98" calcext:value-type="float">
            <text:p>198</text:p>
          </table:table-cell>
          <table:table-cell table:style-name="ce36" office:value-type="float" office:value="2616" calcext:value-type="float">
            <text:p>2616</text:p>
          </table:table-cell>
          <table:table-cell table:style-name="ce36" office:value-type="float" office:value="1832" calcext:value-type="float">
            <text:p>1832</text:p>
          </table:table-cell>
          <table:table-cell table:style-name="ce36" table:formula="of:=5270+237" office:value-type="float" office:value="5507" calcext:value-type="float">
            <text:p>550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79" calcext:value-type="float">
            <text:p>1279</text:p>
          </table:table-cell>
          <table:table-cell table:style-name="ce36" office:value-type="float" office:value="462" calcext:value-type="float">
            <text:p>462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8420" calcext:value-type="float">
            <text:p>84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1" calcext:value-type="float">
            <text:p>471</text:p>
          </table:table-cell>
          <table:table-cell table:style-name="ce36" office:value-type="float" office:value="1353" calcext:value-type="float">
            <text:p>1353</text:p>
          </table:table-cell>
          <table:table-cell table:style-name="ce36" office:value-type="float" office:value="336" calcext:value-type="float">
            <text:p>336</text:p>
          </table:table-cell>
          <table:table-cell table:style-name="ce36" table:formula="of:=25613+237" office:value-type="float" office:value="25850" calcext:value-type="float">
            <text:p>25850</text:p>
          </table:table-cell>
          <table:table-cell/>
          <table:table-cell table:formula="of:=SUM([.C86:.U86])" office:value-type="float" office:value="25850" calcext:value-type="float">
            <text:p>25850</text:p>
          </table:table-cell>
          <table:table-cell table:formula="of:=IF([.X86]=[.V8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6" calcext:value-type="date">
            <text:p>06/05</text:p>
          </table:table-cell>
          <table:table-cell table:style-name="ce36" office:value-type="float" office:value="1281" calcext:value-type="float">
            <text:p>1281</text:p>
          </table:table-cell>
          <table:table-cell table:style-name="ce36" office:value-type="float" office:value="788" calcext:value-type="float">
            <text:p>788</text:p>
          </table:table-cell>
          <table:table-cell table:style-name="ce36" office:value-type="float" office:value="287" calcext:value-type="float">
            <text:p>287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1847" calcext:value-type="float">
            <text:p>1847</text:p>
          </table:table-cell>
          <table:table-cell table:style-name="ce36" table:formula="of:=5345+237" office:value-type="float" office:value="5582" calcext:value-type="float">
            <text:p>558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291" calcext:value-type="float">
            <text:p>1291</text:p>
          </table:table-cell>
          <table:table-cell table:style-name="ce36" office:value-type="float" office:value="463" calcext:value-type="float">
            <text:p>463</text:p>
          </table:table-cell>
          <table:table-cell table:style-name="ce36" office:value-type="float" office:value="582" calcext:value-type="float">
            <text:p>582</text:p>
          </table:table-cell>
          <table:table-cell table:style-name="ce36" office:value-type="float" office:value="8466" calcext:value-type="float">
            <text:p>846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1364" calcext:value-type="float">
            <text:p>1364</text:p>
          </table:table-cell>
          <table:table-cell table:style-name="ce36" office:value-type="float" office:value="337" calcext:value-type="float">
            <text:p>337</text:p>
          </table:table-cell>
          <table:table-cell table:style-name="ce36" table:formula="of:=25857+237" office:value-type="float" office:value="26094" calcext:value-type="float">
            <text:p>26094</text:p>
          </table:table-cell>
          <table:table-cell/>
          <table:table-cell table:formula="of:=SUM([.C87:.U87])" office:value-type="float" office:value="26094" calcext:value-type="float">
            <text:p>26094</text:p>
          </table:table-cell>
          <table:table-cell table:formula="of:=IF([.X87]=[.V8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7" calcext:value-type="date">
            <text:p>07/05</text:p>
          </table:table-cell>
          <table:table-cell table:style-name="ce36" office:value-type="float" office:value="1294" calcext:value-type="float">
            <text:p>1294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677" calcext:value-type="float">
            <text:p>2677</text:p>
          </table:table-cell>
          <table:table-cell table:style-name="ce36" office:value-type="float" office:value="1864" calcext:value-type="float">
            <text:p>1864</text:p>
          </table:table-cell>
          <table:table-cell table:style-name="ce36" table:formula="of:=5394+237" office:value-type="float" office:value="5631" calcext:value-type="float">
            <text:p>563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3" calcext:value-type="float">
            <text:p>1303</text:p>
          </table:table-cell>
          <table:table-cell table:style-name="ce36" office:value-type="float" office:value="467" calcext:value-type="float">
            <text:p>467</text:p>
          </table:table-cell>
          <table:table-cell table:style-name="ce36" office:value-type="float" office:value="586" calcext:value-type="float">
            <text:p>586</text:p>
          </table:table-cell>
          <table:table-cell table:style-name="ce36" office:value-type="float" office:value="8504" calcext:value-type="float">
            <text:p>850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0" calcext:value-type="float">
            <text:p>480</text:p>
          </table:table-cell>
          <table:table-cell table:style-name="ce36" office:value-type="float" office:value="1383" calcext:value-type="float">
            <text:p>1383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table:formula="of:=26070+237" office:value-type="float" office:value="26307" calcext:value-type="float">
            <text:p>26307</text:p>
          </table:table-cell>
          <table:table-cell/>
          <table:table-cell table:formula="of:=SUM([.C88:.U88])" office:value-type="float" office:value="26307" calcext:value-type="float">
            <text:p>26307</text:p>
          </table:table-cell>
          <table:table-cell table:formula="of:=IF([.X88]=[.V8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8" calcext:value-type="date">
            <text:p>08/05</text:p>
          </table:table-cell>
          <table:table-cell table:style-name="ce36" office:value-type="float" office:value="1301" calcext:value-type="float">
            <text:p>1301</text:p>
          </table:table-cell>
          <table:table-cell table:style-name="ce36" office:value-type="float" office:value="815" calcext:value-type="float">
            <text:p>815</text:p>
          </table:table-cell>
          <table:table-cell table:style-name="ce36" office:value-type="float" office:value="292" calcext:value-type="float">
            <text:p>292</text:p>
          </table:table-cell>
          <table:table-cell table:style-name="ce36" office:value-type="float" office:value="202" calcext:value-type="float">
            <text:p>202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13" calcext:value-type="float">
            <text:p>2713</text:p>
          </table:table-cell>
          <table:table-cell table:style-name="ce36" office:value-type="float" office:value="1876" calcext:value-type="float">
            <text:p>1876</text:p>
          </table:table-cell>
          <table:table-cell table:style-name="ce36" table:formula="of:=5471+237" office:value-type="float" office:value="5708" calcext:value-type="float">
            <text:p>570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09" calcext:value-type="float">
            <text:p>1309</text:p>
          </table:table-cell>
          <table:table-cell table:style-name="ce36" office:value-type="float" office:value="472" calcext:value-type="float">
            <text:p>472</text:p>
          </table:table-cell>
          <table:table-cell table:style-name="ce36" office:value-type="float" office:value="588" calcext:value-type="float">
            <text:p>588</text:p>
          </table:table-cell>
          <table:table-cell table:style-name="ce36" office:value-type="float" office:value="8552" calcext:value-type="float">
            <text:p>85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1390" calcext:value-type="float">
            <text:p>1390</text:p>
          </table:table-cell>
          <table:table-cell table:style-name="ce36" office:value-type="float" office:value="342" calcext:value-type="float">
            <text:p>342</text:p>
          </table:table-cell>
          <table:table-cell table:style-name="ce36" table:formula="of:=26299+237" office:value-type="float" office:value="26536" calcext:value-type="float">
            <text:p>26536</text:p>
          </table:table-cell>
          <table:table-cell/>
          <table:table-cell table:formula="of:=SUM([.C89:.U89])" office:value-type="float" office:value="26536" calcext:value-type="float">
            <text:p>26536</text:p>
          </table:table-cell>
          <table:table-cell table:formula="of:=IF([.X89]=[.V8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9" calcext:value-type="date">
            <text:p>09/05</text:p>
          </table:table-cell>
          <table:table-cell table:style-name="ce36" office:value-type="float" office:value="1317" calcext:value-type="float">
            <text:p>1317</text:p>
          </table:table-cell>
          <table:table-cell table:style-name="ce36" office:value-type="float" office:value="823" calcext:value-type="float">
            <text:p>823</text:p>
          </table:table-cell>
          <table:table-cell table:style-name="ce36" office:value-type="float" office:value="293" calcext:value-type="float">
            <text:p>293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38" calcext:value-type="float">
            <text:p>2738</text:p>
          </table:table-cell>
          <table:table-cell table:style-name="ce36" office:value-type="float" office:value="1885" calcext:value-type="float">
            <text:p>1885</text:p>
          </table:table-cell>
          <table:table-cell table:style-name="ce36" table:formula="of:=5507+237" office:value-type="float" office:value="5744" calcext:value-type="float">
            <text:p>574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15" calcext:value-type="float">
            <text:p>1315</text:p>
          </table:table-cell>
          <table:table-cell table:style-name="ce36" office:value-type="float" office:value="477" calcext:value-type="float">
            <text:p>477</text:p>
          </table:table-cell>
          <table:table-cell table:style-name="ce36" office:value-type="float" office:value="591" calcext:value-type="float">
            <text:p>591</text:p>
          </table:table-cell>
          <table:table-cell table:style-name="ce36" office:value-type="float" office:value="8598" calcext:value-type="float">
            <text:p>859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1403" calcext:value-type="float">
            <text:p>1403</text:p>
          </table:table-cell>
          <table:table-cell table:style-name="ce36" office:value-type="float" office:value="344" calcext:value-type="float">
            <text:p>344</text:p>
          </table:table-cell>
          <table:table-cell table:style-name="ce36" table:formula="of:=26478+237" office:value-type="float" office:value="26715" calcext:value-type="float">
            <text:p>26715</text:p>
          </table:table-cell>
          <table:table-cell/>
          <table:table-cell table:formula="of:=SUM([.C90:.U90])" office:value-type="float" office:value="26715" calcext:value-type="float">
            <text:p>26715</text:p>
          </table:table-cell>
          <table:table-cell table:formula="of:=IF([.X90]=[.V9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98"/>
          <table:table-cell table:style-name="ce225" office:value-type="date" office:date-value="2020-05-10" calcext:value-type="date">
            <text:p>10/05</text:p>
          </table:table-cell>
          <table:table-cell table:style-name="ce98" office:value-type="float" office:value="1320" calcext:value-type="float">
            <text:p>1320</text:p>
          </table:table-cell>
          <table:table-cell table:style-name="ce98" office:value-type="float" office:value="824" calcext:value-type="float">
            <text:p>824</text:p>
          </table:table-cell>
          <table:table-cell table:style-name="ce98" office:value-type="float" office:value="295" calcext:value-type="float">
            <text:p>295</text:p>
          </table:table-cell>
          <table:table-cell table:style-name="ce98" office:value-type="float" office:value="209" calcext:value-type="float">
            <text:p>209</text:p>
          </table:table-cell>
          <table:table-cell table:style-name="ce98" office:value-type="float" office:value="148" calcext:value-type="float">
            <text:p>148</text:p>
          </table:table-cell>
          <table:table-cell table:style-name="ce98" office:value-type="float" office:value="201" calcext:value-type="float">
            <text:p>201</text:p>
          </table:table-cell>
          <table:table-cell table:style-name="ce98" office:value-type="float" office:value="2759" calcext:value-type="float">
            <text:p>2759</text:p>
          </table:table-cell>
          <table:table-cell table:style-name="ce98" office:value-type="float" office:value="1897" calcext:value-type="float">
            <text:p>1897</text:p>
          </table:table-cell>
          <table:table-cell table:style-name="ce98" table:formula="of:=5532+237" office:value-type="float" office:value="5769" calcext:value-type="float">
            <text:p>576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23" calcext:value-type="float">
            <text:p>1323</text:p>
          </table:table-cell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592" calcext:value-type="float">
            <text:p>592</text:p>
          </table:table-cell>
          <table:table-cell table:style-name="ce98" office:value-type="float" office:value="8644" calcext:value-type="float">
            <text:p>864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39" calcext:value-type="float">
            <text:p>139</text:p>
          </table:table-cell>
          <table:table-cell table:style-name="ce98" office:value-type="float" office:value="488" calcext:value-type="float">
            <text:p>488</text:p>
          </table:table-cell>
          <table:table-cell table:style-name="ce98" office:value-type="float" office:value="1418" calcext:value-type="float">
            <text:p>1418</text:p>
          </table:table-cell>
          <table:table-cell table:style-name="ce98" office:value-type="float" office:value="346" calcext:value-type="float">
            <text:p>346</text:p>
          </table:table-cell>
          <table:table-cell table:style-name="ce98" table:formula="of:=26621+237" office:value-type="float" office:value="26858" calcext:value-type="float">
            <text:p>26858</text:p>
          </table:table-cell>
          <table:table-cell table:style-name="ce49"/>
          <table:table-cell table:style-name="ce49" table:formula="of:=SUM([.C91:.U91])" office:value-type="float" office:value="26858" calcext:value-type="float">
            <text:p>26858</text:p>
          </table:table-cell>
          <table:table-cell table:style-name="ce49" table:formula="of:=IF([.X91]=[.V91];&quot;&quot;; &quot;NO COINCIDE&quot;)">
            <text:p/>
          </table:table-cell>
          <table:table-cell table:style-name="ce49"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5-11" calcext:value-type="date">
            <text:p>11/05</text:p>
          </table:table-cell>
          <table:table-cell table:style-name="ce36" office:value-type="float" office:value="1322" calcext:value-type="float">
            <text:p>1322</text:p>
          </table:table-cell>
          <table:table-cell table:style-name="ce36" office:value-type="float" office:value="825" calcext:value-type="float">
            <text:p>825</text:p>
          </table:table-cell>
          <table:table-cell table:style-name="ce36" office:value-type="float" office:value="299" calcext:value-type="float">
            <text:p>299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201" calcext:value-type="float">
            <text:p>201</text:p>
          </table:table-cell>
          <table:table-cell table:style-name="ce36" office:value-type="float" office:value="2786" calcext:value-type="float">
            <text:p>2786</text:p>
          </table:table-cell>
          <table:table-cell table:style-name="ce36" office:value-type="float" office:value="1905" calcext:value-type="float">
            <text:p>1905</text:p>
          </table:table-cell>
          <table:table-cell table:style-name="ce36" table:formula="of:=5555+237" office:value-type="float" office:value="5792" calcext:value-type="float">
            <text:p>579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30" calcext:value-type="float">
            <text:p>1330</text:p>
          </table:table-cell>
          <table:table-cell table:style-name="ce36" office:value-type="float" office:value="483" calcext:value-type="float">
            <text:p>483</text:p>
          </table:table-cell>
          <table:table-cell table:style-name="ce36" office:value-type="float" office:value="593" calcext:value-type="float">
            <text:p>593</text:p>
          </table:table-cell>
          <table:table-cell table:style-name="ce36" office:value-type="float" office:value="8683" calcext:value-type="float">
            <text:p>868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1423" calcext:value-type="float">
            <text:p>1423</text:p>
          </table:table-cell>
          <table:table-cell table:style-name="ce36" office:value-type="float" office:value="346" calcext:value-type="float">
            <text:p>346</text:p>
          </table:table-cell>
          <table:table-cell table:style-name="ce36" table:formula="of:=26744+237" office:value-type="float" office:value="26981" calcext:value-type="float">
            <text:p>26981</text:p>
          </table:table-cell>
          <table:table-cell/>
          <table:table-cell table:formula="of:=SUM([.C92:.U92])" office:value-type="float" office:value="26981" calcext:value-type="float">
            <text:p>26981</text:p>
          </table:table-cell>
          <table:table-cell table:formula="of:=IF([.X92]=[.V9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12" calcext:value-type="date">
            <text:p>12/05</text:p>
          </table:table-cell>
          <table:table-cell table:style-name="ce36" office:value-type="float" office:value="1326" calcext:value-type="float">
            <text:p>1326</text:p>
          </table:table-cell>
          <table:table-cell table:style-name="ce36" office:value-type="float" office:value="828" calcext:value-type="float">
            <text:p>828</text:p>
          </table:table-cell>
          <table:table-cell table:style-name="ce36" office:value-type="float" office:value="304" calcext:value-type="float">
            <text:p>304</text:p>
          </table:table-cell>
          <table:table-cell table:style-name="ce36" office:value-type="float" office:value="210" calcext:value-type="float">
            <text:p>210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2811" calcext:value-type="float">
            <text:p>2811</text:p>
          </table:table-cell>
          <table:table-cell table:style-name="ce36" office:value-type="float" office:value="1914" calcext:value-type="float">
            <text:p>1914</text:p>
          </table:table-cell>
          <table:table-cell table:style-name="ce36" table:formula="of:=5621+237" office:value-type="float" office:value="5858" calcext:value-type="float">
            <text:p>585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36" calcext:value-type="float">
            <text:p>1336</text:p>
          </table:table-cell>
          <table:table-cell table:style-name="ce36" office:value-type="float" office:value="487" calcext:value-type="float">
            <text:p>487</text:p>
          </table:table-cell>
          <table:table-cell table:style-name="ce36" office:value-type="float" office:value="595" calcext:value-type="float">
            <text:p>595</text:p>
          </table:table-cell>
          <table:table-cell table:style-name="ce36" office:value-type="float" office:value="8720" calcext:value-type="float">
            <text:p>872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float" office:value="493" calcext:value-type="float">
            <text:p>493</text:p>
          </table:table-cell>
          <table:table-cell table:style-name="ce36" office:value-type="float" office:value="1429" calcext:value-type="float">
            <text:p>1429</text:p>
          </table:table-cell>
          <table:table-cell table:style-name="ce36" office:value-type="float" office:value="347" calcext:value-type="float">
            <text:p>347</text:p>
          </table:table-cell>
          <table:table-cell table:style-name="ce36" table:formula="of:=26920+237" office:value-type="float" office:value="27157" calcext:value-type="float">
            <text:p>27157</text:p>
          </table:table-cell>
          <table:table-cell/>
          <table:table-cell table:formula="of:=SUM([.C93:.U93])" office:value-type="float" office:value="27157" calcext:value-type="float">
            <text:p>27157</text:p>
          </table:table-cell>
          <table:table-cell table:formula="of:=IF([.X93]=[.V9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2">
          <table:table-cell/>
          <table:table-cell table:style-name="ce223"/>
          <table:table-cell table:number-columns-repeated="24"/>
        </table:table-row>
        <table:table-row table:style-name="ro1" table:number-rows-repeated="104848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office:forms form:automatic-focus="false" form:apply-design-mode="false"/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21:51:43.1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13T00:32:26.358000000</dc:date>
    <meta:editing-duration>P8DT20H20M24S</meta:editing-duration>
    <meta:editing-cycles>875</meta:editing-cycles>
    <meta:generator>LibreOffice/6.4.3.2$Windows_X86_64 LibreOffice_project/747b5d0ebf89f41c860ec2a39efd7cb15b54f2d8</meta:generator>
    <meta:document-statistic meta:table-count="8" meta:cell-count="11428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